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/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#cc66ff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#6666ff"/>
    </style:style>
    <style:style style:name="ce15" style:family="table-cell" style:parent-style-name="Default" style:data-style-name="N100"/>
  </office:automatic-styles>
  <office:body>
    <office:spreadsheet>
      <table:calculation-settings table:automatic-find-labels="false"/>
      <table:table table:name="Outliers_ETFHolding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IC</text:p>
          </table:table-cell>
          <table:table-cell office:value-type="string" calcext:value-type="string">
            <text:p>YearMonth</text:p>
          </table:table-cell>
          <table:table-cell office:value-type="string" calcext:value-type="string">
            <text:p>TotalAdjNbSharesHeld</text:p>
          </table:table-cell>
          <table:table-cell office:value-type="string" calcext:value-type="string">
            <text:p>ETFHolding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atility</text:p>
          </table:table-cell>
          <table:table-cell office:value-type="string" calcext:value-type="string">
            <text:p>Date.1</text:p>
          </table:table-cell>
          <table:table-cell office:value-type="string" calcext:value-type="string">
            <text:p>AmihudRatio</text:p>
          </table:table-cell>
          <table:table-cell office:value-type="string" calcext:value-type="string">
            <text:p>Date.2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PctBidAskSpread</text:p>
          </table:table-cell>
          <table:table-cell office:value-type="string" calcext:value-type="string">
            <text:p>RetPast12to1M</text:p>
          </table:table-cell>
          <table:table-cell office:value-type="string" calcext:value-type="string">
            <text:p>Date.3</text:p>
          </table:table-cell>
          <table:table-cell office:value-type="string" calcext:value-type="string">
            <text:p>GrossProfit</text:p>
          </table:table-cell>
          <table:table-cell office:value-type="string" calcext:value-type="string">
            <text:p>TotalAssetsReported</text:p>
          </table:table-cell>
          <table:table-cell office:value-type="string" calcext:value-type="string">
            <text:p>GrossProfitability</text:p>
          </table:table-cell>
          <table:table-cell office:value-type="string" calcext:value-type="string">
            <text:p>Date.4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mpanyMarketCap</text:p>
          </table:table-cell>
          <table:table-cell office:value-type="string" calcext:value-type="string">
            <text:p>PriceToBVPerShare</text:p>
          </table:table-cell>
        </table:table-row>
        <table:table-row table:style-name="ro1">
          <table:table-cell table:style-name="ce2" office:value-type="string" calcext:value-type="string">
            <text:p>SDRL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23855674" calcext:value-type="float">
            <text:p>23855674</text:p>
          </table:table-cell>
          <table:table-cell office:value-type="float" office:value="12.7503629114154" calcext:value-type="float">
            <text:p>12.7503629114154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586510016204171" calcext:value-type="float">
            <text:p>0.05865100162041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43373764058578" calcext:value-type="float">
            <text:p>4.3373764058578E-0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20.846164" calcext:value-type="float">
            <text:p>120.846164</text:p>
          </table:table-cell>
          <table:table-cell office:value-type="float" office:value="120.872942" calcext:value-type="float">
            <text:p>120.872942</text:p>
          </table:table-cell>
          <table:table-cell office:value-type="float" office:value="0.000221562957460279" calcext:value-type="float">
            <text:p>0.00022156295746</text:p>
          </table:table-cell>
          <table:table-cell office:value-type="float" office:value="-0.776763754045307" calcext:value-type="float">
            <text:p>-0.77676375404530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20.605168" calcext:value-type="float">
            <text:p>120.605168</text:p>
          </table:table-cell>
          <table:table-cell office:value-type="float" office:value="238889996.717968" calcext:value-type="float">
            <text:p>238889996.717968</text:p>
          </table:table-cell>
          <table:table-cell office:value-type="float" office:value="0.024954597" calcext:value-type="float">
            <text:p>0.024954597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23429635" calcext:value-type="float">
            <text:p>23429635</text:p>
          </table:table-cell>
          <table:table-cell office:value-type="float" office:value="12.522653903302" calcext:value-type="float">
            <text:p>12.522653903302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136905886911095" calcext:value-type="float">
            <text:p>0.136905886911095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329874667378962" calcext:value-type="float">
            <text:p>3.29874667378962E-08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6.302049" calcext:value-type="float">
            <text:p>176.302049</text:p>
          </table:table-cell>
          <table:table-cell office:value-type="float" office:value="176.328826" calcext:value-type="float">
            <text:p>176.328826</text:p>
          </table:table-cell>
          <table:table-cell office:value-type="float" office:value="0.000151869855411733" calcext:value-type="float">
            <text:p>0.000151869855412</text:p>
          </table:table-cell>
          <table:table-cell office:value-type="float" office:value="-0.654811715481172" calcext:value-type="float">
            <text:p>-0.654811715481172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6.462713" calcext:value-type="float">
            <text:p>176.462713</text:p>
          </table:table-cell>
          <table:table-cell office:value-type="float" office:value="345932528.642677" calcext:value-type="float">
            <text:p>345932528.642677</text:p>
          </table:table-cell>
          <table:table-cell office:value-type="float" office:value="0.036333689" calcext:value-type="float">
            <text:p>0.036333689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23302778" calcext:value-type="float">
            <text:p>23302778</text:p>
          </table:table-cell>
          <table:table-cell office:value-type="float" office:value="12.4548514682145" calcext:value-type="float">
            <text:p>12.4548514682145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814579891413247" calcext:value-type="float">
            <text:p>0.081457989141325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222062386042263" calcext:value-type="float">
            <text:p>2.22062386042263E-0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439.148481" calcext:value-type="float">
            <text:p>439.148481</text:p>
          </table:table-cell>
          <table:table-cell office:value-type="float" office:value="441.826216" calcext:value-type="float">
            <text:p>441.826216</text:p>
          </table:table-cell>
          <table:table-cell office:value-type="float" office:value="0.00607902816986364" calcext:value-type="float">
            <text:p>0.006079028169864</text:p>
          </table:table-cell>
          <table:table-cell office:value-type="float" office:value="-0.46969696969697" calcext:value-type="float">
            <text:p>-0.4696969696969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441.826216" calcext:value-type="float">
            <text:p>441.826216</text:p>
          </table:table-cell>
          <table:table-cell office:value-type="float" office:value="792916988.307019" calcext:value-type="float">
            <text:p>792916988.307019</text:p>
          </table:table-cell>
          <table:table-cell office:value-type="float" office:value="0.085850821" calcext:value-type="float">
            <text:p>0.085850821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22004207" calcext:value-type="float">
            <text:p>22004207</text:p>
          </table:table-cell>
          <table:table-cell office:value-type="float" office:value="11.7607922051545" calcext:value-type="float">
            <text:p>11.7607922051545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67186862542603" calcext:value-type="float">
            <text:p>0.067186862542603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139827266924245" calcext:value-type="float">
            <text:p>1.39827266924245E-0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465.925827" calcext:value-type="float">
            <text:p>465.925827</text:p>
          </table:table-cell>
          <table:table-cell office:value-type="float" office:value="468.603562" calcext:value-type="float">
            <text:p>468.603562</text:p>
          </table:table-cell>
          <table:table-cell office:value-type="float" office:value="0.00573065979843688" calcext:value-type="float">
            <text:p>0.005730659798437</text:p>
          </table:table-cell>
          <table:table-cell office:value-type="float" office:value="-0.165178571428572" calcext:value-type="float">
            <text:p>-0.165178571428572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468.603562" calcext:value-type="float">
            <text:p>468.603562</text:p>
          </table:table-cell>
          <table:table-cell office:value-type="float" office:value="865565362.12197" calcext:value-type="float">
            <text:p>865565362.12197</text:p>
          </table:table-cell>
          <table:table-cell office:value-type="float" office:value="0.093716616" calcext:value-type="float">
            <text:p>0.093716616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2016966" calcext:value-type="float">
            <text:p>12016966</text:p>
          </table:table-cell>
          <table:table-cell office:value-type="float" office:value="6.42281905739238" calcext:value-type="float">
            <text:p>6.4228190573923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819509894641649" calcext:value-type="float">
            <text:p>0.08195098946416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17458557278122" calcext:value-type="float">
            <text:p>1.7458557278122E-0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97.737314" calcext:value-type="float">
            <text:p>97.737314</text:p>
          </table:table-cell>
          <table:table-cell office:value-type="float" office:value="98.031865" calcext:value-type="float">
            <text:p>98.031865</text:p>
          </table:table-cell>
          <table:table-cell office:value-type="float" office:value="0.00300916621814099" calcext:value-type="float">
            <text:p>0.003009166218141</text:p>
          </table:table-cell>
          <table:table-cell office:value-type="float" office:value="-0.878585858585859" calcext:value-type="float">
            <text:p>-0.87858585858585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98.728076" calcext:value-type="float">
            <text:p>98.728076</text:p>
          </table:table-cell>
          <table:table-cell office:value-type="float" office:value="190571831.637325" calcext:value-type="float">
            <text:p>190571831.637325</text:p>
          </table:table-cell>
          <table:table-cell office:value-type="float" office:value="0.019907252" calcext:value-type="float">
            <text:p>0.019907252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1559675" calcext:value-type="float">
            <text:p>11559675</text:p>
          </table:table-cell>
          <table:table-cell office:value-type="float" office:value="6.1784065035436" calcext:value-type="float">
            <text:p>6.178406503543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667754854979239" calcext:value-type="float">
            <text:p>0.06677548549792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674770768196229" calcext:value-type="float">
            <text:p>6.74770768196229E-0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95.8629" calcext:value-type="float">
            <text:p>95.8629</text:p>
          </table:table-cell>
          <table:table-cell office:value-type="float" office:value="96.398447" calcext:value-type="float">
            <text:p>96.398447</text:p>
          </table:table-cell>
          <table:table-cell office:value-type="float" office:value="0.00557103139405337" calcext:value-type="float">
            <text:p>0.005571031394053</text:p>
          </table:table-cell>
          <table:table-cell office:value-type="float" office:value="-0.860987654320988" calcext:value-type="float">
            <text:p>-0.86098765432098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96.559111" calcext:value-type="float">
            <text:p>96.559111</text:p>
          </table:table-cell>
          <table:table-cell office:value-type="float" office:value="184964111.582428" calcext:value-type="float">
            <text:p>184964111.582428</text:p>
          </table:table-cell>
          <table:table-cell office:value-type="float" office:value="0.019321466" calcext:value-type="float">
            <text:p>0.019321466</text:p>
          </table:table-cell>
        </table:table-row>
        <table:table-row table:style-name="ro1">
          <table:table-cell table:style-name="ce3" office:value-type="string" calcext:value-type="string">
            <text:p>SDRL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0939374" calcext:value-type="float">
            <text:p>10939374</text:p>
          </table:table-cell>
          <table:table-cell office:value-type="float" office:value="5.84686848603406" calcext:value-type="float">
            <text:p>5.8468684860340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806511396851473" calcext:value-type="float">
            <text:p>0.08065113968514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321940384437776" calcext:value-type="float">
            <text:p>3.21940384437776E-0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50.207525" calcext:value-type="float">
            <text:p>50.207525</text:p>
          </table:table-cell>
          <table:table-cell office:value-type="float" office:value="50.609185" calcext:value-type="float">
            <text:p>50.609185</text:p>
          </table:table-cell>
          <table:table-cell office:value-type="float" office:value="0.00796812353825075" calcext:value-type="float">
            <text:p>0.007968123538251</text:p>
          </table:table-cell>
          <table:table-cell office:value-type="float" office:value="-0.84701244813278" calcext:value-type="float">
            <text:p>-0.8470124481327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093000000" calcext:value-type="float">
            <text:p>2093000000</text:p>
          </table:table-cell>
          <table:table-cell office:value-type="float" office:value="21666000000" calcext:value-type="float">
            <text:p>21666000000</text:p>
          </table:table-cell>
          <table:table-cell office:value-type="float" office:value="0.0966029723991508" calcext:value-type="float">
            <text:p>0.09660297239915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50.635962" calcext:value-type="float">
            <text:p>50.635962</text:p>
          </table:table-cell>
          <table:table-cell office:value-type="float" office:value="90360260.4706306" calcext:value-type="float">
            <text:p>90360260.4706306</text:p>
          </table:table-cell>
          <table:table-cell office:value-type="float" office:value="0.009571062" calcext:value-type="float">
            <text:p>0.009571062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854909" calcext:value-type="float">
            <text:p>854909</text:p>
          </table:table-cell>
          <table:table-cell office:value-type="float" office:value="1.93628601195869" calcext:value-type="float">
            <text:p>1.9362860119586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40752169469215" calcext:value-type="float">
            <text:p>0.024075216946922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719072333219221" calcext:value-type="float">
            <text:p>7.19072333219221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8" calcext:value-type="float">
            <text:p>28</text:p>
          </table:table-cell>
          <table:table-cell office:value-type="float" office:value="28.02" calcext:value-type="float">
            <text:p>28.02</text:p>
          </table:table-cell>
          <table:table-cell office:value-type="float" office:value="0.000714030703320228" calcext:value-type="float">
            <text:p>0.00071403070332</text:p>
          </table:table-cell>
          <table:table-cell office:value-type="float" office:value="-0.85406227986251" calcext:value-type="float">
            <text:p>-0.8540622798625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8.03" calcext:value-type="float">
            <text:p>28.03</text:p>
          </table:table-cell>
          <table:table-cell office:value-type="float" office:value="573312978.47" calcext:value-type="float">
            <text:p>573312978.47</text:p>
          </table:table-cell>
          <table:table-cell office:value-type="float" office:value="0.827207071" calcext:value-type="float">
            <text:p>0.827207071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810179" calcext:value-type="float">
            <text:p>810179</text:p>
          </table:table-cell>
          <table:table-cell office:value-type="float" office:value="1.83497689798877" calcext:value-type="float">
            <text:p>1.8349768979887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31284559371032" calcext:value-type="float">
            <text:p>0.03312845593710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893815371879619" calcext:value-type="float">
            <text:p>8.93815371879619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7.77" calcext:value-type="float">
            <text:p>27.77</text:p>
          </table:table-cell>
          <table:table-cell office:value-type="float" office:value="27.78" calcext:value-type="float">
            <text:p>27.78</text:p>
          </table:table-cell>
          <table:table-cell office:value-type="float" office:value="0.000360036003600416" calcext:value-type="float">
            <text:p>0.0003600360036</text:p>
          </table:table-cell>
          <table:table-cell office:value-type="float" office:value="-0.69683092880142" calcext:value-type="float">
            <text:p>-0.6968309288014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7.77" calcext:value-type="float">
            <text:p>27.77</text:p>
          </table:table-cell>
          <table:table-cell office:value-type="float" office:value="567995055.73" calcext:value-type="float">
            <text:p>567995055.73</text:p>
          </table:table-cell>
          <table:table-cell office:value-type="float" office:value="0.819534084" calcext:value-type="float">
            <text:p>0.819534084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807092" calcext:value-type="float">
            <text:p>807092</text:p>
          </table:table-cell>
          <table:table-cell office:value-type="float" office:value="1.82798514223591" calcext:value-type="float">
            <text:p>1.8279851422359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1077847350935" calcext:value-type="float">
            <text:p>0.02107784735093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105553904916169" calcext:value-type="float">
            <text:p>1.05553904916169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8" calcext:value-type="float">
            <text:p>28</text:p>
          </table:table-cell>
          <table:table-cell office:value-type="float" office:value="28.01" calcext:value-type="float">
            <text:p>28.01</text:p>
          </table:table-cell>
          <table:table-cell office:value-type="float" office:value="0.00035707909301916" calcext:value-type="float">
            <text:p>0.000357079093019</text:p>
          </table:table-cell>
          <table:table-cell office:value-type="float" office:value="-0.894338021500554" calcext:value-type="float">
            <text:p>-0.89433802150055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8.01" calcext:value-type="float">
            <text:p>28.01</text:p>
          </table:table-cell>
          <table:table-cell office:value-type="float" office:value="572903907.49" calcext:value-type="float">
            <text:p>572903907.49</text:p>
          </table:table-cell>
          <table:table-cell office:value-type="float" office:value="0.826616841" calcext:value-type="float">
            <text:p>0.826616841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783129" calcext:value-type="float">
            <text:p>783129</text:p>
          </table:table-cell>
          <table:table-cell office:value-type="float" office:value="1.77371127015764" calcext:value-type="float">
            <text:p>1.7737112701576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38185486845452" calcext:value-type="float">
            <text:p>0.02381854868454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149424419162033" calcext:value-type="float">
            <text:p>1.49424419162033E-0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3.83" calcext:value-type="float">
            <text:p>33.83</text:p>
          </table:table-cell>
          <table:table-cell office:value-type="float" office:value="33.84" calcext:value-type="float">
            <text:p>33.84</text:p>
          </table:table-cell>
          <table:table-cell office:value-type="float" office:value="0.000295551943254178" calcext:value-type="float">
            <text:p>0.000295551943254</text:p>
          </table:table-cell>
          <table:table-cell office:value-type="float" office:value="-0.684548257252433" calcext:value-type="float">
            <text:p>-0.68454825725243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3.83" calcext:value-type="float">
            <text:p>33.83</text:p>
          </table:table-cell>
          <table:table-cell office:value-type="float" office:value="691136446.53" calcext:value-type="float">
            <text:p>691136446.53</text:p>
          </table:table-cell>
          <table:table-cell office:value-type="float" office:value="1.006884232" calcext:value-type="float">
            <text:p>1.006884232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669165" calcext:value-type="float">
            <text:p>669165</text:p>
          </table:table-cell>
          <table:table-cell office:value-type="float" office:value="1.5155938575829" calcext:value-type="float">
            <text:p>1.515593857582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325584240981672" calcext:value-type="float">
            <text:p>0.03255842409816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24827003460631" calcext:value-type="float">
            <text:p>2.4827003460631E-0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5.99" calcext:value-type="float">
            <text:p>25.99</text:p>
          </table:table-cell>
          <table:table-cell office:value-type="float" office:value="26" calcext:value-type="float">
            <text:p>26</text:p>
          </table:table-cell>
          <table:table-cell office:value-type="float" office:value="0.000384689363339164" calcext:value-type="float">
            <text:p>0.000384689363339</text:p>
          </table:table-cell>
          <table:table-cell office:value-type="float" office:value="-0.744859539114061" calcext:value-type="float">
            <text:p>-0.74485953911406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5.99" calcext:value-type="float">
            <text:p>25.99</text:p>
          </table:table-cell>
          <table:table-cell office:value-type="float" office:value="530967669.09" calcext:value-type="float">
            <text:p>530967669.09</text:p>
          </table:table-cell>
          <table:table-cell office:value-type="float" office:value="0.773541862" calcext:value-type="float">
            <text:p>0.773541862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665389" calcext:value-type="float">
            <text:p>665389</text:p>
          </table:table-cell>
          <table:table-cell office:value-type="float" office:value="1.50704158362022" calcext:value-type="float">
            <text:p>1.5070415836202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305447243828997" calcext:value-type="float">
            <text:p>0.030544724382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107454199885653" calcext:value-type="float">
            <text:p>1.07454199885653E-0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9.04" calcext:value-type="float">
            <text:p>29.04</text:p>
          </table:table-cell>
          <table:table-cell office:value-type="float" office:value="29.05" calcext:value-type="float">
            <text:p>29.05</text:p>
          </table:table-cell>
          <table:table-cell office:value-type="float" office:value="0.000344293337923965" calcext:value-type="float">
            <text:p>0.000344293337924</text:p>
          </table:table-cell>
          <table:table-cell office:value-type="float" office:value="-0.646157893715099" calcext:value-type="float">
            <text:p>-0.64615789371509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9.04" calcext:value-type="float">
            <text:p>29.04</text:p>
          </table:table-cell>
          <table:table-cell office:value-type="float" office:value="593278226.64" calcext:value-type="float">
            <text:p>593278226.64</text:p>
          </table:table-cell>
          <table:table-cell office:value-type="float" office:value="-0.176112406" calcext:value-type="float">
            <text:p>-0.176112406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653750" calcext:value-type="float">
            <text:p>653750</text:p>
          </table:table-cell>
          <table:table-cell office:value-type="float" office:value="1.48068037687987" calcext:value-type="float">
            <text:p>1.48068037687987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287524973427038" calcext:value-type="float">
            <text:p>0.02875249734270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275934337830147" calcext:value-type="float">
            <text:p>2.75934337830147E-0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31.65" calcext:value-type="float">
            <text:p>31.65</text:p>
          </table:table-cell>
          <table:table-cell office:value-type="float" office:value="31.67" calcext:value-type="float">
            <text:p>31.67</text:p>
          </table:table-cell>
          <table:table-cell office:value-type="float" office:value="0.000631711939355752" calcext:value-type="float">
            <text:p>0.000631711939356</text:p>
          </table:table-cell>
          <table:table-cell office:value-type="float" office:value="-0.842660235291208" calcext:value-type="float">
            <text:p>-0.84266023529120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31.71" calcext:value-type="float">
            <text:p>31.71</text:p>
          </table:table-cell>
          <table:table-cell office:value-type="float" office:value="647825501.61" calcext:value-type="float">
            <text:p>647825501.61</text:p>
          </table:table-cell>
          <table:table-cell office:value-type="float" office:value="-0.192304559" calcext:value-type="float">
            <text:p>-0.192304559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7-01</text:p>
          </table:table-cell>
          <table:table-cell office:value-type="float" office:value="4298" calcext:value-type="float">
            <text:p>4298</text:p>
          </table:table-cell>
          <table:table-cell office:value-type="float" office:value="1.12513089005236" calcext:value-type="float">
            <text:p>1.12513089005236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390039527595178" calcext:value-type="float">
            <text:p>0.039003952759518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000000777488695711032" calcext:value-type="float">
            <text:p>7.77488695711032E-08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23280" calcext:value-type="float">
            <text:p>23280</text:p>
          </table:table-cell>
          <table:table-cell office:value-type="float" office:value="23340" calcext:value-type="float">
            <text:p>23340</text:p>
          </table:table-cell>
          <table:table-cell office:value-type="float" office:value="0.00257400257400257" calcext:value-type="float">
            <text:p>0.002574002574003</text:p>
          </table:table-cell>
          <table:table-cell office:value-type="float" office:value="-0.699334543254688" calcext:value-type="float">
            <text:p>-0.699334543254688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23280" calcext:value-type="float">
            <text:p>23280</text:p>
          </table:table-cell>
          <table:table-cell office:value-type="float" office:value="152592841.76" calcext:value-type="float">
            <text:p>152592841.76</text:p>
          </table:table-cell>
          <table:table-cell office:value-type="float" office:value="1.344793286" calcext:value-type="float">
            <text:p>1.344793286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8-01</text:p>
          </table:table-cell>
          <table:table-cell office:value-type="float" office:value="4138" calcext:value-type="float">
            <text:p>4138</text:p>
          </table:table-cell>
          <table:table-cell office:value-type="float" office:value="1.08324607329843" calcext:value-type="float">
            <text:p>1.08324607329843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399006776710666" calcext:value-type="float">
            <text:p>0.039900677671067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00000107921167562569" calcext:value-type="float">
            <text:p>1.07921167562569E-07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21240" calcext:value-type="float">
            <text:p>21240</text:p>
          </table:table-cell>
          <table:table-cell office:value-type="float" office:value="21300" calcext:value-type="float">
            <text:p>21300</text:p>
          </table:table-cell>
          <table:table-cell office:value-type="float" office:value="0.00282087447108604" calcext:value-type="float">
            <text:p>0.002820874471086</text:p>
          </table:table-cell>
          <table:table-cell office:value-type="float" office:value="-0.636363636363636" calcext:value-type="float">
            <text:p>-0.636363636363636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21240" calcext:value-type="float">
            <text:p>21240</text:p>
          </table:table-cell>
          <table:table-cell office:value-type="float" office:value="139221304.08" calcext:value-type="float">
            <text:p>139221304.08</text:p>
          </table:table-cell>
          <table:table-cell office:value-type="float" office:value="1.516250378" calcext:value-type="float">
            <text:p>1.516250378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9-01</text:p>
          </table:table-cell>
          <table:table-cell office:value-type="float" office:value="4120" calcext:value-type="float">
            <text:p>4120</text:p>
          </table:table-cell>
          <table:table-cell office:value-type="float" office:value="1.07853403141361" calcext:value-type="float">
            <text:p>1.07853403141361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940119871794529" calcext:value-type="float">
            <text:p>0.094011987179453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0000100630551498056" calcext:value-type="float">
            <text:p>1.00630551498056E-07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12540" calcext:value-type="float">
            <text:p>12540</text:p>
          </table:table-cell>
          <table:table-cell office:value-type="float" office:value="12600" calcext:value-type="float">
            <text:p>12600</text:p>
          </table:table-cell>
          <table:table-cell office:value-type="float" office:value="0.00477326968973747" calcext:value-type="float">
            <text:p>0.004773269689737</text:p>
          </table:table-cell>
          <table:table-cell office:value-type="float" office:value="-0.364452423698384" calcext:value-type="float">
            <text:p>-0.364452423698384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12600" calcext:value-type="float">
            <text:p>12600</text:p>
          </table:table-cell>
          <table:table-cell office:value-type="float" office:value="84162031.28" calcext:value-type="float">
            <text:p>84162031.28</text:p>
          </table:table-cell>
          <table:table-cell office:value-type="float" office:value="0.916603336" calcext:value-type="float">
            <text:p>0.916603336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10-01</text:p>
          </table:table-cell>
          <table:table-cell office:value-type="float" office:value="3992" calcext:value-type="float">
            <text:p>3992</text:p>
          </table:table-cell>
          <table:table-cell office:value-type="float" office:value="1.04502617801047" calcext:value-type="float">
            <text:p>1.04502617801047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299351011972247" calcext:value-type="float">
            <text:p>0.029935101197225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0000015610892052073" calcext:value-type="float">
            <text:p>1.5610892052073E-07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12060" calcext:value-type="float">
            <text:p>12060</text:p>
          </table:table-cell>
          <table:table-cell office:value-type="float" office:value="12120" calcext:value-type="float">
            <text:p>12120</text:p>
          </table:table-cell>
          <table:table-cell office:value-type="float" office:value="0.00496277915632754" calcext:value-type="float">
            <text:p>0.004962779156328</text:p>
          </table:table-cell>
          <table:table-cell office:value-type="float" office:value="-0.713324360699865" calcext:value-type="float">
            <text:p>-0.713324360699865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12120" calcext:value-type="float">
            <text:p>12120</text:p>
          </table:table-cell>
          <table:table-cell office:value-type="float" office:value="79604265.04" calcext:value-type="float">
            <text:p>79604265.04</text:p>
          </table:table-cell>
          <table:table-cell office:value-type="float" office:value="0.865205018" calcext:value-type="float">
            <text:p>0.865205018</text:p>
          </table:table-cell>
        </table:table-row>
        <table:table-row table:style-name="ro1">
          <table:table-cell table:style-name="ce4" office:value-type="string" calcext:value-type="string">
            <text:p>BCEI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457849" calcext:value-type="float">
            <text:p>457849</text:p>
          </table:table-cell>
          <table:table-cell office:value-type="float" office:value="1.03698360210183" calcext:value-type="float">
            <text:p>1.03698360210183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905416334784658" calcext:value-type="float">
            <text:p>0.090541633478466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479658253440905" calcext:value-type="float">
            <text:p>4.79658253440905E-07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9.11" calcext:value-type="float">
            <text:p>39.11</text:p>
          </table:table-cell>
          <table:table-cell office:value-type="float" office:value="39.33" calcext:value-type="float">
            <text:p>39.33</text:p>
          </table:table-cell>
          <table:table-cell office:value-type="float" office:value="0.00560938296787351" calcext:value-type="float">
            <text:p>0.005609382967874</text:p>
          </table:table-cell>
          <table:table-cell office:value-type="float" office:value="-0.701030927835051" calcext:value-type="float">
            <text:p>-0.70103092783505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38798000" calcext:value-type="float">
            <text:p>138798000</text:p>
          </table:table-cell>
          <table:table-cell office:value-type="float" office:value="1134478000" calcext:value-type="float">
            <text:p>1134478000</text:p>
          </table:table-cell>
          <table:table-cell office:value-type="float" office:value="0.122345254822041" calcext:value-type="float">
            <text:p>0.12234525482204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9.2" calcext:value-type="float">
            <text:p>39.2</text:p>
          </table:table-cell>
          <table:table-cell office:value-type="float" office:value="25088856.015" calcext:value-type="float">
            <text:p>25088856.015</text:p>
          </table:table-cell>
          <table:table-cell office:value-type="float" office:value="1.315715068" calcext:value-type="float">
            <text:p>1.315715068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2-01</text:p>
          </table:table-cell>
          <table:table-cell office:value-type="float" office:value="3913" calcext:value-type="float">
            <text:p>3913</text:p>
          </table:table-cell>
          <table:table-cell office:value-type="float" office:value="1.02434554973822" calcext:value-type="float">
            <text:p>1.02434554973822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515292889825091" calcext:value-type="float">
            <text:p>0.051529288982509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0000006810485594486" calcext:value-type="float">
            <text:p>6.810485594486E-0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11820" calcext:value-type="float">
            <text:p>11820</text:p>
          </table:table-cell>
          <table:table-cell office:value-type="float" office:value="11880" calcext:value-type="float">
            <text:p>11880</text:p>
          </table:table-cell>
          <table:table-cell office:value-type="float" office:value="0.00506329113924051" calcext:value-type="float">
            <text:p>0.005063291139241</text:p>
          </table:table-cell>
          <table:table-cell office:value-type="float" office:value="-0.77022977022977" calcext:value-type="float">
            <text:p>-0.77022977022977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11880" calcext:value-type="float">
            <text:p>11880</text:p>
          </table:table-cell>
          <table:table-cell office:value-type="float" office:value="81299524.6799999" calcext:value-type="float">
            <text:p>81299524.6799999</text:p>
          </table:table-cell>
          <table:table-cell office:value-type="float" office:value="0.710263807" calcext:value-type="float">
            <text:p>0.710263807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11-01</text:p>
          </table:table-cell>
          <table:table-cell office:value-type="float" office:value="3909" calcext:value-type="float">
            <text:p>3909</text:p>
          </table:table-cell>
          <table:table-cell office:value-type="float" office:value="1.02329842931937" calcext:value-type="float">
            <text:p>1.02329842931937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474191486585614" calcext:value-type="float">
            <text:p>0.047419148658562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00000325909048738945" calcext:value-type="float">
            <text:p>3.25909048738945E-07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9540" calcext:value-type="float">
            <text:p>9540</text:p>
          </table:table-cell>
          <table:table-cell office:value-type="float" office:value="9660" calcext:value-type="float">
            <text:p>9660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671544715447154" calcext:value-type="float">
            <text:p>-0.671544715447154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9600" calcext:value-type="float">
            <text:p>9600</text:p>
          </table:table-cell>
          <table:table-cell office:value-type="float" office:value="63052883.2" calcext:value-type="float">
            <text:p>63052883.2</text:p>
          </table:table-cell>
          <table:table-cell office:value-type="float" office:value="0.573950551" calcext:value-type="float">
            <text:p>0.573950551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3841" calcext:value-type="float">
            <text:p>3841</text:p>
          </table:table-cell>
          <table:table-cell office:value-type="float" office:value="1.00549738219895" calcext:value-type="float">
            <text:p>1.00549738219895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80499839676219" calcext:value-type="float">
            <text:p>0.08049983967621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164135154785611" calcext:value-type="float">
            <text:p>1.64135154785611E-07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13800" calcext:value-type="float">
            <text:p>13800</text:p>
          </table:table-cell>
          <table:table-cell office:value-type="float" office:value="13860" calcext:value-type="float">
            <text:p>13860</text:p>
          </table:table-cell>
          <table:table-cell office:value-type="float" office:value="0.00433839479392625" calcext:value-type="float">
            <text:p>0.004338394793926</text:p>
          </table:table-cell>
          <table:table-cell office:value-type="float" office:value="-0.82258064516129" calcext:value-type="float">
            <text:p>-0.8225806451612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13800" calcext:value-type="float">
            <text:p>13800</text:p>
          </table:table-cell>
          <table:table-cell office:value-type="float" office:value="90638519.6" calcext:value-type="float">
            <text:p>90638519.6</text:p>
          </table:table-cell>
          <table:table-cell office:value-type="float" office:value="0.825053917" calcext:value-type="float">
            <text:p>0.825053917</text:p>
          </table:table-cell>
        </table:table-row>
        <table:table-row table:style-name="ro1">
          <table:table-cell office:value-type="string" calcext:value-type="string">
            <text:p>EGLE.OQ</text:p>
          </table:table-cell>
          <table:table-cell table:style-name="ce15" office:value-type="string" calcext:value-type="string">
            <text:p>2015-03-01</text:p>
          </table:table-cell>
          <table:table-cell office:value-type="float" office:value="8951" calcext:value-type="float">
            <text:p>8951</text:p>
          </table:table-cell>
          <table:table-cell office:value-type="float" office:value="0.979321663019694" calcext:value-type="float">
            <text:p>0.979321663019694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327257417994474" calcext:value-type="float">
            <text:p>0.032725741799447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00000205595076541248" calcext:value-type="float">
            <text:p>2.05595076541248E-07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147.8" calcext:value-type="float">
            <text:p>147.8</text:p>
          </table:table-cell>
          <table:table-cell office:value-type="float" office:value="148.2" calcext:value-type="float">
            <text:p>148.2</text:p>
          </table:table-cell>
          <table:table-cell office:value-type="float" office:value="0.00270270270270255" calcext:value-type="float">
            <text:p>0.002702702702703</text:p>
          </table:table-cell>
          <table:table-cell office:value-type="float" office:value="-0.970335839607304" calcext:value-type="float">
            <text:p>-0.970335839607304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91591290" calcext:value-type="float">
            <text:p>91591290</text:p>
          </table:table-cell>
          <table:table-cell office:value-type="float" office:value="1723414300" calcext:value-type="float">
            <text:p>1723414300</text:p>
          </table:table-cell>
          <table:table-cell office:value-type="float" office:value="0.0531452535817998" calcext:value-type="float">
            <text:p>0.0531452535818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147.8" calcext:value-type="float">
            <text:p>147.8</text:p>
          </table:table-cell>
          <table:table-cell office:value-type="float" office:value="278154811.28" calcext:value-type="float">
            <text:p>278154811.28</text:p>
          </table:table-cell>
          <table:table-cell office:value-type="float" office:value="0.003525353" calcext:value-type="float">
            <text:p>0.003525353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3655" calcext:value-type="float">
            <text:p>3655</text:p>
          </table:table-cell>
          <table:table-cell office:value-type="float" office:value="0.956806282722513" calcext:value-type="float">
            <text:p>0.956806282722513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377069270313524" calcext:value-type="float">
            <text:p>0.037706927031352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296300269031088" calcext:value-type="float">
            <text:p>2.96300269031088E-07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9240" calcext:value-type="float">
            <text:p>9240</text:p>
          </table:table-cell>
          <table:table-cell office:value-type="float" office:value="9300" calcext:value-type="float">
            <text:p>9300</text:p>
          </table:table-cell>
          <table:table-cell office:value-type="float" office:value="0.00647249190938511" calcext:value-type="float">
            <text:p>0.006472491909385</text:p>
          </table:table-cell>
          <table:table-cell office:value-type="float" office:value="-0.745627980922099" calcext:value-type="float">
            <text:p>-0.74562798092209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9240" calcext:value-type="float">
            <text:p>9240</text:p>
          </table:table-cell>
          <table:table-cell office:value-type="float" office:value="60688400.08" calcext:value-type="float">
            <text:p>60688400.08</text:p>
          </table:table-cell>
          <table:table-cell office:value-type="float" office:value="0.552427405" calcext:value-type="float">
            <text:p>0.552427405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11-01</text:p>
          </table:table-cell>
          <table:table-cell office:value-type="float" office:value="79528" calcext:value-type="float">
            <text:p>79528</text:p>
          </table:table-cell>
          <table:table-cell office:value-type="float" office:value="0.823697566027965" calcext:value-type="float">
            <text:p>0.823697566027965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0.0336251110501089" calcext:value-type="float">
            <text:p>0.033625111050109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0.0000000135297702704736" calcext:value-type="float">
            <text:p>1.35297702704736E-08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0.00966183574879227" calcext:value-type="float">
            <text:p>0.009661835748792</text:p>
          </table:table-cell>
          <table:table-cell office:value-type="float" office:value="4.9375" calcext:value-type="float">
            <text:p>4.9375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309" calcext:value-type="float">
            <text:p>309</text:p>
          </table:table-cell>
          <table:table-cell office:value-type="float" office:value="591658870.64" calcext:value-type="float">
            <text:p>591658870.64</text:p>
          </table:table-cell>
          <table:table-cell office:value-type="float" office:value="-50.585252287" calcext:value-type="float">
            <text:p>-50.585252287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09-01</text:p>
          </table:table-cell>
          <table:table-cell office:value-type="float" office:value="78976" calcext:value-type="float">
            <text:p>78976</text:p>
          </table:table-cell>
          <table:table-cell office:value-type="float" office:value="0.817980321077162" calcext:value-type="float">
            <text:p>0.817980321077162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0.042765477774028" calcext:value-type="float">
            <text:p>0.042765477774028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0.00000000666902462443573" calcext:value-type="float">
            <text:p>6.66902462443573E-09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0.00816326530612245" calcext:value-type="float">
            <text:p>0.008163265306122</text:p>
          </table:table-cell>
          <table:table-cell office:value-type="float" office:value="1.29166666666667" calcext:value-type="float">
            <text:p>1.29166666666667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369" calcext:value-type="float">
            <text:p>369</text:p>
          </table:table-cell>
          <table:table-cell office:value-type="float" office:value="688702064.939999" calcext:value-type="float">
            <text:p>688702064.939999</text:p>
          </table:table-cell>
          <table:table-cell office:value-type="float" office:value="-10.741047755" calcext:value-type="float">
            <text:p>-10.741047755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48100" calcext:value-type="float">
            <text:p>748100</text:p>
          </table:table-cell>
          <table:table-cell office:value-type="float" office:value="0.79416135881104" calcext:value-type="float">
            <text:p>0.794161358811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110664870894541" calcext:value-type="float">
            <text:p>0.1106648708945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228019582823041" calcext:value-type="float">
            <text:p>2.28019582823041E-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1" calcext:value-type="float">
            <text:p>2.31</text:p>
          </table:table-cell>
          <table:table-cell office:value-type="float" office:value="2.34" calcext:value-type="float">
            <text:p>2.34</text:p>
          </table:table-cell>
          <table:table-cell office:value-type="float" office:value="0.0129032258064515" calcext:value-type="float">
            <text:p>0.012903225806452</text:p>
          </table:table-cell>
          <table:table-cell office:value-type="float" office:value="-0.575856443719413" calcext:value-type="float">
            <text:p>-0.57585644371941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1" calcext:value-type="float">
            <text:p>2.31</text:p>
          </table:table-cell>
          <table:table-cell office:value-type="float" office:value="60224573.64" calcext:value-type="float">
            <text:p>60224573.64</text:p>
          </table:table-cell>
          <table:table-cell office:value-type="float" office:value="157.620738560424" calcext:value-type="float">
            <text:p>157.620738560424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09-04-01</text:p>
          </table:table-cell>
          <table:table-cell office:value-type="float" office:value="42376687" calcext:value-type="float">
            <text:p>42376687</text:p>
          </table:table-cell>
          <table:table-cell office:value-type="float" office:value="0.769463929693316" calcext:value-type="float">
            <text:p>0.769463929693316</text:p>
          </table:table-cell>
          <table:table-cell table:style-name="ce15" office:value-type="string" calcext:value-type="string">
            <text:p>2009-04-30</text:p>
          </table:table-cell>
          <table:table-cell office:value-type="float" office:value="0.0846716987310483" calcext:value-type="float">
            <text:p>0.084671698731048</text:p>
          </table:table-cell>
          <table:table-cell table:style-name="ce15" office:value-type="string" calcext:value-type="string">
            <text:p>2009-04-30</text:p>
          </table:table-cell>
          <table:table-cell office:value-type="float" office:value="0.0000000180085400474552" calcext:value-type="float">
            <text:p>1.80085400474552E-08</text:p>
          </table:table-cell>
          <table:table-cell table:style-name="ce15" office:value-type="string" calcext:value-type="string">
            <text:p>2009-04-30</text:p>
          </table:table-cell>
          <table:table-cell office:value-type="float" office:value="13.6" calcext:value-type="float">
            <text:p>13.6</text:p>
          </table:table-cell>
          <table:table-cell office:value-type="float" office:value="13.8" calcext:value-type="float">
            <text:p>13.8</text:p>
          </table:table-cell>
          <table:table-cell office:value-type="float" office:value="0.0145985401459855" calcext:value-type="float">
            <text:p>0.014598540145986</text:p>
          </table:table-cell>
          <table:table-cell office:value-type="float" office:value="-0.693811074918567" calcext:value-type="float">
            <text:p>-0.693811074918567</text:p>
          </table:table-cell>
          <table:table-cell table:style-name="ce15" office:value-type="string" calcext:value-type="string">
            <text:p>2009-04-30</text:p>
          </table:table-cell>
          <table:table-cell office:value-type="float" office:value="50633000" calcext:value-type="float">
            <text:p>50633000</text:p>
          </table:table-cell>
          <table:table-cell office:value-type="float" office:value="2928121000" calcext:value-type="float">
            <text:p>2928121000</text:p>
          </table:table-cell>
          <table:table-cell office:value-type="float" office:value="0.0172919766635327" calcext:value-type="float">
            <text:p>0.017291976663533</text:p>
          </table:table-cell>
          <table:table-cell table:style-name="ce15" office:value-type="string" calcext:value-type="string">
            <text:p>2009-04-30</text:p>
          </table:table-cell>
          <table:table-cell office:value-type="float" office:value="13.8" calcext:value-type="float">
            <text:p>13.8</text:p>
          </table:table-cell>
          <table:table-cell office:value-type="float" office:value="945376522.379999" calcext:value-type="float">
            <text:p>945376522.379999</text:p>
          </table:table-cell>
          <table:table-cell office:value-type="float" office:value="0.437928107" calcext:value-type="float">
            <text:p>0.437928107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09-05-01</text:p>
          </table:table-cell>
          <table:table-cell office:value-type="float" office:value="42309194" calcext:value-type="float">
            <text:p>42309194</text:p>
          </table:table-cell>
          <table:table-cell office:value-type="float" office:value="0.768238410836526" calcext:value-type="float">
            <text:p>0.768238410836526</text:p>
          </table:table-cell>
          <table:table-cell table:style-name="ce15" office:value-type="string" calcext:value-type="string">
            <text:p>2009-05-31</text:p>
          </table:table-cell>
          <table:table-cell office:value-type="float" office:value="0.0594612747076464" calcext:value-type="float">
            <text:p>0.059461274707646</text:p>
          </table:table-cell>
          <table:table-cell table:style-name="ce15" office:value-type="string" calcext:value-type="string">
            <text:p>2009-05-31</text:p>
          </table:table-cell>
          <table:table-cell office:value-type="float" office:value="0.00000000967323244857688" calcext:value-type="float">
            <text:p>9.67323244857688E-09</text:p>
          </table:table-cell>
          <table:table-cell table:style-name="ce15" office:value-type="string" calcext:value-type="string">
            <text:p>2009-05-25</text:p>
          </table:table-cell>
          <table:table-cell office:value-type="float" office:value="14.15" calcext:value-type="float">
            <text:p>14.15</text:p>
          </table:table-cell>
          <table:table-cell office:value-type="float" office:value="14.2" calcext:value-type="float">
            <text:p>14.2</text:p>
          </table:table-cell>
          <table:table-cell office:value-type="float" office:value="0.00352733686067012" calcext:value-type="float">
            <text:p>0.00352733686067</text:p>
          </table:table-cell>
          <table:table-cell office:value-type="float" office:value="-0.559105431309904" calcext:value-type="float">
            <text:p>-0.559105431309904</text:p>
          </table:table-cell>
          <table:table-cell table:style-name="ce15" office:value-type="string" calcext:value-type="string">
            <text:p>2009-05-25</text:p>
          </table:table-cell>
          <table:table-cell office:value-type="float" office:value="50633000" calcext:value-type="float">
            <text:p>50633000</text:p>
          </table:table-cell>
          <table:table-cell office:value-type="float" office:value="2928121000" calcext:value-type="float">
            <text:p>2928121000</text:p>
          </table:table-cell>
          <table:table-cell office:value-type="float" office:value="0.0172919766635327" calcext:value-type="float">
            <text:p>0.017291976663533</text:p>
          </table:table-cell>
          <table:table-cell table:style-name="ce15" office:value-type="string" calcext:value-type="string">
            <text:p>2009-05-25</text:p>
          </table:table-cell>
          <table:table-cell office:value-type="float" office:value="14.2" calcext:value-type="float">
            <text:p>14.2</text:p>
          </table:table-cell>
          <table:table-cell office:value-type="float" office:value="1013693576.56" calcext:value-type="float">
            <text:p>1013693576.56</text:p>
          </table:table-cell>
          <table:table-cell office:value-type="float" office:value="0.543647809" calcext:value-type="float">
            <text:p>0.543647809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09-03-01</text:p>
          </table:table-cell>
          <table:table-cell office:value-type="float" office:value="42272917" calcext:value-type="float">
            <text:p>42272917</text:p>
          </table:table-cell>
          <table:table-cell office:value-type="float" office:value="0.767579703302889" calcext:value-type="float">
            <text:p>0.767579703302889</text:p>
          </table:table-cell>
          <table:table-cell table:style-name="ce15" office:value-type="string" calcext:value-type="string">
            <text:p>2009-03-31</text:p>
          </table:table-cell>
          <table:table-cell office:value-type="float" office:value="0.0912360117800855" calcext:value-type="float">
            <text:p>0.091236011780086</text:p>
          </table:table-cell>
          <table:table-cell table:style-name="ce15" office:value-type="string" calcext:value-type="string">
            <text:p>2009-03-31</text:p>
          </table:table-cell>
          <table:table-cell office:value-type="float" office:value="0.0000000339576556274217" calcext:value-type="float">
            <text:p>3.39576556274217E-08</text:p>
          </table:table-cell>
          <table:table-cell table:style-name="ce15" office:value-type="string" calcext:value-type="string">
            <text:p>2009-03-31</text:p>
          </table:table-cell>
          <table:table-cell office:value-type="float" office:value="9.4" calcext:value-type="float">
            <text:p>9.4</text:p>
          </table:table-cell>
          <table:table-cell office:value-type="float" office:value="9.7" calcext:value-type="float">
            <text:p>9.7</text:p>
          </table:table-cell>
          <table:table-cell office:value-type="float" office:value="0.0314136125654449" calcext:value-type="float">
            <text:p>0.031413612565445</text:p>
          </table:table-cell>
          <table:table-cell office:value-type="float" office:value="-0.811881188118812" calcext:value-type="float">
            <text:p>-0.811881188118812</text:p>
          </table:table-cell>
          <table:table-cell table:style-name="ce15" office:value-type="string" calcext:value-type="string">
            <text:p>2009-03-31</text:p>
          </table:table-cell>
          <table:table-cell office:value-type="float" office:value="50633000" calcext:value-type="float">
            <text:p>50633000</text:p>
          </table:table-cell>
          <table:table-cell office:value-type="float" office:value="2928121000" calcext:value-type="float">
            <text:p>2928121000</text:p>
          </table:table-cell>
          <table:table-cell office:value-type="float" office:value="0.0172919766635327" calcext:value-type="float">
            <text:p>0.017291976663533</text:p>
          </table:table-cell>
          <table:table-cell table:style-name="ce15" office:value-type="string" calcext:value-type="string">
            <text:p>2009-03-31</text:p>
          </table:table-cell>
          <table:table-cell office:value-type="float" office:value="9.4" calcext:value-type="float">
            <text:p>9.4</text:p>
          </table:table-cell>
          <table:table-cell office:value-type="float" office:value="573933083.399999" calcext:value-type="float">
            <text:p>573933083.399999</text:p>
          </table:table-cell>
          <table:table-cell office:value-type="float" office:value="0.298298856" calcext:value-type="float">
            <text:p>0.298298856</text:p>
          </table:table-cell>
        </table:table-row>
        <table:table-row table:style-name="ro1">
          <table:table-cell office:value-type="string" calcext:value-type="string">
            <text:p>ICHR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19836" calcext:value-type="float">
            <text:p>1119836</text:p>
          </table:table-cell>
          <table:table-cell office:value-type="float" office:value="0.744918512605601" calcext:value-type="float">
            <text:p>0.74491851260560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556235031518234" calcext:value-type="float">
            <text:p>0.05562350315182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334100989071987" calcext:value-type="float">
            <text:p>3.34100989071987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1.91" calcext:value-type="float">
            <text:p>31.91</text:p>
          </table:table-cell>
          <table:table-cell office:value-type="float" office:value="31.92" calcext:value-type="float">
            <text:p>31.92</text:p>
          </table:table-cell>
          <table:table-cell office:value-type="float" office:value="0.000313332288892419" calcext:value-type="float">
            <text:p>0.000313332288892</text:p>
          </table:table-cell>
          <table:table-cell office:value-type="float" office:value="0.593264248704663" calcext:value-type="float">
            <text:p>0.59326424870466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5395000" calcext:value-type="float">
            <text:p>65395000</text:p>
          </table:table-cell>
          <table:table-cell office:value-type="float" office:value="282491000" calcext:value-type="float">
            <text:p>282491000</text:p>
          </table:table-cell>
          <table:table-cell office:value-type="float" office:value="0.231494100697013" calcext:value-type="float">
            <text:p>0.23149410069701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1.92" calcext:value-type="float">
            <text:p>31.92</text:p>
          </table:table-cell>
          <table:table-cell office:value-type="float" office:value="826477811.04" calcext:value-type="float">
            <text:p>826477811.04</text:p>
          </table:table-cell>
          <table:table-cell office:value-type="float" office:value="4.206321521" calcext:value-type="float">
            <text:p>4.206321521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97675" calcext:value-type="float">
            <text:p>697675</text:p>
          </table:table-cell>
          <table:table-cell office:value-type="float" office:value="0.740631634819533" calcext:value-type="float">
            <text:p>0.74063163481953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955641512774822" calcext:value-type="float">
            <text:p>0.09556415127748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418018988148923" calcext:value-type="float">
            <text:p>4.18018988148923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64" calcext:value-type="float">
            <text:p>6.64</text:p>
          </table:table-cell>
          <table:table-cell office:value-type="float" office:value="6.67" calcext:value-type="float">
            <text:p>6.67</text:p>
          </table:table-cell>
          <table:table-cell office:value-type="float" office:value="0.00450788880540951" calcext:value-type="float">
            <text:p>0.00450788880541</text:p>
          </table:table-cell>
          <table:table-cell office:value-type="float" office:value="0.0171428571428572" calcext:value-type="float">
            <text:p>0.01714285714285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66" calcext:value-type="float">
            <text:p>6.66</text:p>
          </table:table-cell>
          <table:table-cell office:value-type="float" office:value="176128194.71" calcext:value-type="float">
            <text:p>176128194.71</text:p>
          </table:table-cell>
          <table:table-cell office:value-type="float" office:value="50.734841212" calcext:value-type="float">
            <text:p>50.734841212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88799" calcext:value-type="float">
            <text:p>688799</text:p>
          </table:table-cell>
          <table:table-cell office:value-type="float" office:value="0.731209129511677" calcext:value-type="float">
            <text:p>0.73120912951167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49145251474007" calcext:value-type="float">
            <text:p>0.04491452514740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795559847159322" calcext:value-type="float">
            <text:p>7.95559847159322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21" calcext:value-type="float">
            <text:p>4.21</text:p>
          </table:table-cell>
          <table:table-cell office:value-type="float" office:value="4.24" calcext:value-type="float">
            <text:p>4.24</text:p>
          </table:table-cell>
          <table:table-cell office:value-type="float" office:value="0.00710059171597639" calcext:value-type="float">
            <text:p>0.007100591715976</text:p>
          </table:table-cell>
          <table:table-cell office:value-type="float" office:value="0.208635639709786" calcext:value-type="float">
            <text:p>0.2086356397097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21" calcext:value-type="float">
            <text:p>4.21</text:p>
          </table:table-cell>
          <table:table-cell office:value-type="float" office:value="146278032.96" calcext:value-type="float">
            <text:p>146278032.96</text:p>
          </table:table-cell>
          <table:table-cell office:value-type="float" office:value="31.272866984" calcext:value-type="float">
            <text:p>31.272866984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688771" calcext:value-type="float">
            <text:p>688771</text:p>
          </table:table-cell>
          <table:table-cell office:value-type="float" office:value="0.73117940552017" calcext:value-type="float">
            <text:p>0.7311794055201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561510791852053" calcext:value-type="float">
            <text:p>0.0561510791852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260374268840258" calcext:value-type="float">
            <text:p>2.60374268840258E-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0.011472275334608" calcext:value-type="float">
            <text:p>0.011472275334608</text:p>
          </table:table-cell>
          <table:table-cell office:value-type="float" office:value="-0.371641791044776" calcext:value-type="float">
            <text:p>-0.37164179104477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6" calcext:value-type="float">
            <text:p>2.6</text:p>
          </table:table-cell>
          <table:table-cell office:value-type="float" office:value="67785234.4" calcext:value-type="float">
            <text:p>67785234.4</text:p>
          </table:table-cell>
          <table:table-cell office:value-type="float" office:value="177.408623488" calcext:value-type="float">
            <text:p>177.408623488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76445" calcext:value-type="float">
            <text:p>676445</text:p>
          </table:table-cell>
          <table:table-cell office:value-type="float" office:value="0.718094479830149" calcext:value-type="float">
            <text:p>0.71809447983014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104057030335671" calcext:value-type="float">
            <text:p>0.1040570303356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758766188638103" calcext:value-type="float">
            <text:p>7.58766188638103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7.11" calcext:value-type="float">
            <text:p>7.11</text:p>
          </table:table-cell>
          <table:table-cell office:value-type="float" office:value="7.12" calcext:value-type="float">
            <text:p>7.12</text:p>
          </table:table-cell>
          <table:table-cell office:value-type="float" office:value="0.00140548137737172" calcext:value-type="float">
            <text:p>0.001405481377372</text:p>
          </table:table-cell>
          <table:table-cell office:value-type="float" office:value="-0.339240506329114" calcext:value-type="float">
            <text:p>-0.33924050632911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7.12" calcext:value-type="float">
            <text:p>7.12</text:p>
          </table:table-cell>
          <table:table-cell office:value-type="float" office:value="183606551.44" calcext:value-type="float">
            <text:p>183606551.44</text:p>
          </table:table-cell>
          <table:table-cell office:value-type="float" office:value="52.889029199" calcext:value-type="float">
            <text:p>52.889029199</text:p>
          </table:table-cell>
        </table:table-row>
        <table:table-row table:style-name="ro1">
          <table:table-cell table:style-name="ce7" office:value-type="string" calcext:value-type="string">
            <text:p>INNT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668156" calcext:value-type="float">
            <text:p>668156</text:p>
          </table:table-cell>
          <table:table-cell office:value-type="float" office:value="0.709295116772824" calcext:value-type="float">
            <text:p>0.70929511677282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175415070528069" calcext:value-type="float">
            <text:p>0.17541507052806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563062209303915" calcext:value-type="float">
            <text:p>5.63062209303915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.2" calcext:value-type="float">
            <text:p>5.2</text:p>
          </table:table-cell>
          <table:table-cell office:value-type="float" office:value="5.21" calcext:value-type="float">
            <text:p>5.21</text:p>
          </table:table-cell>
          <table:table-cell office:value-type="float" office:value="0.0019212295869356" calcext:value-type="float">
            <text:p>0.001921229586936</text:p>
          </table:table-cell>
          <table:table-cell office:value-type="float" office:value="2.74126984126984" calcext:value-type="float">
            <text:p>2.7412698412698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-64000" calcext:value-type="float">
            <text:p>-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-0.0945347119645495" calcext:value-type="float">
            <text:p>-0.0945347119645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.22" calcext:value-type="float">
            <text:p>5.22</text:p>
          </table:table-cell>
          <table:table-cell office:value-type="float" office:value="134131042.44" calcext:value-type="float">
            <text:p>134131042.44</text:p>
          </table:table-cell>
          <table:table-cell office:value-type="float" office:value="17.092225799" calcext:value-type="float">
            <text:p>17.092225799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3-01</text:p>
          </table:table-cell>
          <table:table-cell office:value-type="float" office:value="3682" calcext:value-type="float">
            <text:p>3682</text:p>
          </table:table-cell>
          <table:table-cell office:value-type="float" office:value="0.676838235294118" calcext:value-type="float">
            <text:p>0.676838235294118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390642699696188" calcext:value-type="float">
            <text:p>0.039064269969619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000000861631640003727" calcext:value-type="float">
            <text:p>8.61631640003727E-08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13320" calcext:value-type="float">
            <text:p>13320</text:p>
          </table:table-cell>
          <table:table-cell office:value-type="float" office:value="13380" calcext:value-type="float">
            <text:p>13380</text:p>
          </table:table-cell>
          <table:table-cell office:value-type="float" office:value="0.00449438202247191" calcext:value-type="float">
            <text:p>0.004494382022472</text:p>
          </table:table-cell>
          <table:table-cell office:value-type="float" office:value="-0.784548422198041" calcext:value-type="float">
            <text:p>-0.784548422198041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13320" calcext:value-type="float">
            <text:p>13320</text:p>
          </table:table-cell>
          <table:table-cell office:value-type="float" office:value="91975219.84" calcext:value-type="float">
            <text:p>91975219.84</text:p>
          </table:table-cell>
          <table:table-cell office:value-type="float" office:value="0.906706463" calcext:value-type="float">
            <text:p>0.906706463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4-01</text:p>
          </table:table-cell>
          <table:table-cell office:value-type="float" office:value="3558" calcext:value-type="float">
            <text:p>3558</text:p>
          </table:table-cell>
          <table:table-cell office:value-type="float" office:value="0.654044117647059" calcext:value-type="float">
            <text:p>0.65404411764705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353540379769368" calcext:value-type="float">
            <text:p>0.035354037976937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000000465437458469517" calcext:value-type="float">
            <text:p>4.65437458469517E-08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11040" calcext:value-type="float">
            <text:p>11040</text:p>
          </table:table-cell>
          <table:table-cell office:value-type="float" office:value="11100" calcext:value-type="float">
            <text:p>11100</text:p>
          </table:table-cell>
          <table:table-cell office:value-type="float" office:value="0.00542005420054201" calcext:value-type="float">
            <text:p>0.005420054200542</text:p>
          </table:table-cell>
          <table:table-cell office:value-type="float" office:value="-0.768833849329205" calcext:value-type="float">
            <text:p>-0.768833849329205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11070" calcext:value-type="float">
            <text:p>11070</text:p>
          </table:table-cell>
          <table:table-cell office:value-type="float" office:value="81327854.61" calcext:value-type="float">
            <text:p>81327854.61</text:p>
          </table:table-cell>
          <table:table-cell office:value-type="float" office:value="0.746818493" calcext:value-type="float">
            <text:p>0.746818493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5-01</text:p>
          </table:table-cell>
          <table:table-cell office:value-type="float" office:value="3548" calcext:value-type="float">
            <text:p>3548</text:p>
          </table:table-cell>
          <table:table-cell office:value-type="float" office:value="0.652205882352941" calcext:value-type="float">
            <text:p>0.652205882352941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419962464532324" calcext:value-type="float">
            <text:p>0.041996246453232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00000162372948952765" calcext:value-type="float">
            <text:p>1.62372948952765E-07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10680" calcext:value-type="float">
            <text:p>10680</text:p>
          </table:table-cell>
          <table:table-cell office:value-type="float" office:value="10740" calcext:value-type="float">
            <text:p>10740</text:p>
          </table:table-cell>
          <table:table-cell office:value-type="float" office:value="0.00560224089635854" calcext:value-type="float">
            <text:p>0.005602240896359</text:p>
          </table:table-cell>
          <table:table-cell office:value-type="float" office:value="-0.696046128500824" calcext:value-type="float">
            <text:p>-0.696046128500824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10740" calcext:value-type="float">
            <text:p>10740</text:p>
          </table:table-cell>
          <table:table-cell office:value-type="float" office:value="78903447.02" calcext:value-type="float">
            <text:p>78903447.02</text:p>
          </table:table-cell>
          <table:table-cell office:value-type="float" office:value="0.897694308" calcext:value-type="float">
            <text:p>0.897694308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4-01</text:p>
          </table:table-cell>
          <table:table-cell office:value-type="float" office:value="2351" calcext:value-type="float">
            <text:p>2351</text:p>
          </table:table-cell>
          <table:table-cell office:value-type="float" office:value="0.61544502617801" calcext:value-type="float">
            <text:p>0.61544502617801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0.0278237117201764" calcext:value-type="float">
            <text:p>0.027823711720177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0.0000000576489867109925" calcext:value-type="float">
            <text:p>5.76489867109925E-08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57900" calcext:value-type="float">
            <text:p>57900</text:p>
          </table:table-cell>
          <table:table-cell office:value-type="float" office:value="58020" calcext:value-type="float">
            <text:p>58020</text:p>
          </table:table-cell>
          <table:table-cell office:value-type="float" office:value="0.0020703933747412" calcext:value-type="float">
            <text:p>0.002070393374741</text:p>
          </table:table-cell>
          <table:table-cell office:value-type="float" office:value="-0.525064599483204" calcext:value-type="float">
            <text:p>-0.525064599483204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58140" calcext:value-type="float">
            <text:p>58140</text:p>
          </table:table-cell>
          <table:table-cell office:value-type="float" office:value="259293973.559999" calcext:value-type="float">
            <text:p>259293973.559999</text:p>
          </table:table-cell>
          <table:table-cell office:value-type="float" office:value="2.776474163" calcext:value-type="float">
            <text:p>2.776474163</text:p>
          </table:table-cell>
        </table:table-row>
        <table:table-row table:style-name="ro1">
          <table:table-cell office:value-type="string" calcext:value-type="string">
            <text:p>AI.N</text:p>
          </table:table-cell>
          <table:table-cell table:style-name="ce15" office:value-type="string" calcext:value-type="string">
            <text:p>2010-01-01</text:p>
          </table:table-cell>
          <table:table-cell office:value-type="float" office:value="4589627" calcext:value-type="float">
            <text:p>4589627</text:p>
          </table:table-cell>
          <table:table-cell office:value-type="float" office:value="0.607254167769251" calcext:value-type="float">
            <text:p>0.607254167769251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203617657665711" calcext:value-type="float">
            <text:p>0.020361765766571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00000198054909305979" calcext:value-type="float">
            <text:p>1.98054909305979E-07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8" calcext:value-type="float">
            <text:p>15.08</text:p>
          </table:table-cell>
          <table:table-cell office:value-type="float" office:value="0.00398671096345518" calcext:value-type="float">
            <text:p>0.003986710963455</text:p>
          </table:table-cell>
          <table:table-cell office:value-type="float" office:value="3.23055555555556" calcext:value-type="float">
            <text:p>3.23055555555556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-298088000" calcext:value-type="float">
            <text:p>-298088000</text:p>
          </table:table-cell>
          <table:table-cell office:value-type="float" office:value="1560291000" calcext:value-type="float">
            <text:p>1560291000</text:p>
          </table:table-cell>
          <table:table-cell office:value-type="float" office:value="-0.191046413777943" calcext:value-type="float">
            <text:p>-0.191046413777943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15.02" calcext:value-type="float">
            <text:p>15.02</text:p>
          </table:table-cell>
          <table:table-cell office:value-type="float" office:value="119575178.6" calcext:value-type="float">
            <text:p>119575178.6</text:p>
          </table:table-cell>
          <table:table-cell office:value-type="float" office:value="0.873089079" calcext:value-type="float">
            <text:p>0.873089079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5-01</text:p>
          </table:table-cell>
          <table:table-cell office:value-type="float" office:value="2302" calcext:value-type="float">
            <text:p>2302</text:p>
          </table:table-cell>
          <table:table-cell office:value-type="float" office:value="0.60261780104712" calcext:value-type="float">
            <text:p>0.60261780104712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539925176614834" calcext:value-type="float">
            <text:p>0.053992517661483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00000153470374930632" calcext:value-type="float">
            <text:p>1.53470374930632E-07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36360" calcext:value-type="float">
            <text:p>36360</text:p>
          </table:table-cell>
          <table:table-cell office:value-type="float" office:value="36420" calcext:value-type="float">
            <text:p>36420</text:p>
          </table:table-cell>
          <table:table-cell office:value-type="float" office:value="0.00164880461665293" calcext:value-type="float">
            <text:p>0.001648804616653</text:p>
          </table:table-cell>
          <table:table-cell office:value-type="float" office:value="-0.497406639004149" calcext:value-type="float">
            <text:p>-0.497406639004149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36420" calcext:value-type="float">
            <text:p>36420</text:p>
          </table:table-cell>
          <table:table-cell office:value-type="float" office:value="162426668.68" calcext:value-type="float">
            <text:p>162426668.68</text:p>
          </table:table-cell>
          <table:table-cell office:value-type="float" office:value="2.10383898" calcext:value-type="float">
            <text:p>2.10383898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02-01</text:p>
          </table:table-cell>
          <table:table-cell office:value-type="float" office:value="427570" calcext:value-type="float">
            <text:p>427570</text:p>
          </table:table-cell>
          <table:table-cell office:value-type="float" office:value="0.584255691290208" calcext:value-type="float">
            <text:p>0.584255691290208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0665077065072791" calcext:value-type="float">
            <text:p>0.006650770650728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00000000879667597624706" calcext:value-type="float">
            <text:p>8.79667597624706E-10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56.48" calcext:value-type="float">
            <text:p>56.48</text:p>
          </table:table-cell>
          <table:table-cell office:value-type="float" office:value="56.56" calcext:value-type="float">
            <text:p>56.56</text:p>
          </table:table-cell>
          <table:table-cell office:value-type="float" office:value="0.00141542816702062" calcext:value-type="float">
            <text:p>0.001415428167021</text:p>
          </table:table-cell>
          <table:table-cell office:value-type="float" office:value="-0.0230352303523035" calcext:value-type="float">
            <text:p>-0.023035230352304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56.48" calcext:value-type="float">
            <text:p>56.48</text:p>
          </table:table-cell>
          <table:table-cell office:value-type="float" office:value="982895896.92" calcext:value-type="float">
            <text:p>982895896.92</text:p>
          </table:table-cell>
          <table:table-cell office:value-type="float" office:value="1.041288158" calcext:value-type="float">
            <text:p>1.041288158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01-01</text:p>
          </table:table-cell>
          <table:table-cell office:value-type="float" office:value="427570" calcext:value-type="float">
            <text:p>427570</text:p>
          </table:table-cell>
          <table:table-cell office:value-type="float" office:value="0.584255691290208" calcext:value-type="float">
            <text:p>0.584255691290208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0625762956638618" calcext:value-type="float">
            <text:p>0.006257629566386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0000000202322803728363" calcext:value-type="float">
            <text:p>2.02322803728363E-09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57.52" calcext:value-type="float">
            <text:p>57.52</text:p>
          </table:table-cell>
          <table:table-cell office:value-type="float" office:value="57.6" calcext:value-type="float">
            <text:p>57.6</text:p>
          </table:table-cell>
          <table:table-cell office:value-type="float" office:value="0.00138985406532311" calcext:value-type="float">
            <text:p>0.001389854065323</text:p>
          </table:table-cell>
          <table:table-cell office:value-type="float" office:value="-0.0984654731457801" calcext:value-type="float">
            <text:p>-0.09846547314578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57.68" calcext:value-type="float">
            <text:p>57.68</text:p>
          </table:table-cell>
          <table:table-cell office:value-type="float" office:value="788199954.22" calcext:value-type="float">
            <text:p>788199954.22</text:p>
          </table:table-cell>
          <table:table-cell office:value-type="float" office:value="1.063411844" calcext:value-type="float">
            <text:p>1.063411844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2-01</text:p>
          </table:table-cell>
          <table:table-cell office:value-type="float" office:value="3106" calcext:value-type="float">
            <text:p>3106</text:p>
          </table:table-cell>
          <table:table-cell office:value-type="float" office:value="0.570955882352941" calcext:value-type="float">
            <text:p>0.570955882352941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341814388584793" calcext:value-type="float">
            <text:p>0.034181438858479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00000197386874201514" calcext:value-type="float">
            <text:p>1.97386874201514E-07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8100" calcext:value-type="float">
            <text:p>8100</text:p>
          </table:table-cell>
          <table:table-cell office:value-type="float" office:value="8160" calcext:value-type="float">
            <text:p>8160</text:p>
          </table:table-cell>
          <table:table-cell office:value-type="float" office:value="0.00738007380073801" calcext:value-type="float">
            <text:p>0.007380073800738</text:p>
          </table:table-cell>
          <table:table-cell office:value-type="float" office:value="-0.30050505050505" calcext:value-type="float">
            <text:p>-0.30050505050505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8160" calcext:value-type="float">
            <text:p>8160</text:p>
          </table:table-cell>
          <table:table-cell office:value-type="float" office:value="89341047.92" calcext:value-type="float">
            <text:p>89341047.92</text:p>
          </table:table-cell>
          <table:table-cell office:value-type="float" office:value="0.990343252" calcext:value-type="float">
            <text:p>0.990343252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232549" calcext:value-type="float">
            <text:p>3232549</text:p>
          </table:table-cell>
          <table:table-cell office:value-type="float" office:value="0.569411484939228" calcext:value-type="float">
            <text:p>0.56941148493922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84486159648414" calcext:value-type="float">
            <text:p>0.0484486159648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43348613957607" calcext:value-type="float">
            <text:p>2.4334861395760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7.96" calcext:value-type="float">
            <text:p>37.96</text:p>
          </table:table-cell>
          <table:table-cell office:value-type="float" office:value="0.000263469898564036" calcext:value-type="float">
            <text:p>0.000263469898564</text:p>
          </table:table-cell>
          <table:table-cell office:value-type="float" office:value="14.6016949152542" calcext:value-type="float">
            <text:p>14.601694915254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.97" calcext:value-type="float">
            <text:p>37.97</text:p>
          </table:table-cell>
          <table:table-cell office:value-type="float" office:value="2178311675.50999" calcext:value-type="float">
            <text:p>2178311675.50999</text:p>
          </table:table-cell>
          <table:table-cell office:value-type="float" office:value="18.869704147099" calcext:value-type="float">
            <text:p>18.869704147099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1-01</text:p>
          </table:table-cell>
          <table:table-cell office:value-type="float" office:value="3055" calcext:value-type="float">
            <text:p>3055</text:p>
          </table:table-cell>
          <table:table-cell office:value-type="float" office:value="0.561580882352941" calcext:value-type="float">
            <text:p>0.561580882352941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316253136814649" calcext:value-type="float">
            <text:p>0.031625313681465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00000102443112266857" calcext:value-type="float">
            <text:p>1.02443112266857E-07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8280" calcext:value-type="float">
            <text:p>8280</text:p>
          </table:table-cell>
          <table:table-cell office:value-type="float" office:value="8340" calcext:value-type="float">
            <text:p>8340</text:p>
          </table:table-cell>
          <table:table-cell office:value-type="float" office:value="0.0072202166064982" calcext:value-type="float">
            <text:p>0.007220216606498</text:p>
          </table:table-cell>
          <table:table-cell office:value-type="float" office:value="-0.378260869565217" calcext:value-type="float">
            <text:p>-0.378260869565217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8310" calcext:value-type="float">
            <text:p>8310</text:p>
          </table:table-cell>
          <table:table-cell office:value-type="float" office:value="90983346.595" calcext:value-type="float">
            <text:p>90983346.595</text:p>
          </table:table-cell>
          <table:table-cell office:value-type="float" office:value="1.008548091" calcext:value-type="float">
            <text:p>1.008548091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141470" calcext:value-type="float">
            <text:p>3141470</text:p>
          </table:table-cell>
          <table:table-cell office:value-type="float" office:value="0.553367976043685" calcext:value-type="float">
            <text:p>0.55336797604368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638627575337287" calcext:value-type="float">
            <text:p>0.06386275753372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8066889877623" calcext:value-type="float">
            <text:p>2.806688987762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6.81" calcext:value-type="float">
            <text:p>36.81</text:p>
          </table:table-cell>
          <table:table-cell office:value-type="float" office:value="36.82" calcext:value-type="float">
            <text:p>36.82</text:p>
          </table:table-cell>
          <table:table-cell office:value-type="float" office:value="0.000271628412331876" calcext:value-type="float">
            <text:p>0.000271628412332</text:p>
          </table:table-cell>
          <table:table-cell office:value-type="float" office:value="13.0861423220974" calcext:value-type="float">
            <text:p>13.086142322097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6.82" calcext:value-type="float">
            <text:p>36.82</text:p>
          </table:table-cell>
          <table:table-cell office:value-type="float" office:value="2112337000.06" calcext:value-type="float">
            <text:p>2112337000.06</text:p>
          </table:table-cell>
          <table:table-cell office:value-type="float" office:value="18.298196121" calcext:value-type="float">
            <text:p>18.298196121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3-01</text:p>
          </table:table-cell>
          <table:table-cell office:value-type="float" office:value="3917" calcext:value-type="float">
            <text:p>3917</text:p>
          </table:table-cell>
          <table:table-cell office:value-type="float" office:value="0.521571238348868" calcext:value-type="float">
            <text:p>0.521571238348868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0.0285793800563159" calcext:value-type="float">
            <text:p>0.028579380056316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0.00000013232917322847" calcext:value-type="float">
            <text:p>1.3232917322847E-07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7020" calcext:value-type="float">
            <text:p>7020</text:p>
          </table:table-cell>
          <table:table-cell office:value-type="float" office:value="7140" calcext:value-type="float">
            <text:p>7140</text:p>
          </table:table-cell>
          <table:table-cell office:value-type="float" office:value="0.0169491525423729" calcext:value-type="float">
            <text:p>0.016949152542373</text:p>
          </table:table-cell>
          <table:table-cell office:value-type="float" office:value="-0.392857142857143" calcext:value-type="float">
            <text:p>-0.392857142857143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-9689000" calcext:value-type="float">
            <text:p>-9689000</text:p>
          </table:table-cell>
          <table:table-cell office:value-type="float" office:value="116355000" calcext:value-type="float">
            <text:p>116355000</text:p>
          </table:table-cell>
          <table:table-cell office:value-type="float" office:value="-0.0832710240213141" calcext:value-type="float">
            <text:p>-0.083271024021314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7020" calcext:value-type="float">
            <text:p>7020</text:p>
          </table:table-cell>
          <table:table-cell office:value-type="float" office:value="80195414.13" calcext:value-type="float">
            <text:p>80195414.13</text:p>
          </table:table-cell>
          <table:table-cell office:value-type="float" office:value="0.851986474" calcext:value-type="float">
            <text:p>0.851986474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942587" calcext:value-type="float">
            <text:p>2942587</text:p>
          </table:table-cell>
          <table:table-cell office:value-type="float" office:value="0.518334859961247" calcext:value-type="float">
            <text:p>0.51833485996124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513575766417982" calcext:value-type="float">
            <text:p>0.05135757664179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8025396191186" calcext:value-type="float">
            <text:p>1.802539619118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7.58" calcext:value-type="float">
            <text:p>37.58</text:p>
          </table:table-cell>
          <table:table-cell office:value-type="float" office:value="37.6" calcext:value-type="float">
            <text:p>37.6</text:p>
          </table:table-cell>
          <table:table-cell office:value-type="float" office:value="0.000532056397978269" calcext:value-type="float">
            <text:p>0.000532056397978</text:p>
          </table:table-cell>
          <table:table-cell office:value-type="float" office:value="16.3441295546559" calcext:value-type="float">
            <text:p>16.34412955465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7.61" calcext:value-type="float">
            <text:p>37.61</text:p>
          </table:table-cell>
          <table:table-cell office:value-type="float" office:value="2157658733.63" calcext:value-type="float">
            <text:p>2157658733.63</text:p>
          </table:table-cell>
          <table:table-cell office:value-type="float" office:value="76.920802148" calcext:value-type="float">
            <text:p>76.920802148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4-01</text:p>
          </table:table-cell>
          <table:table-cell office:value-type="float" office:value="3828" calcext:value-type="float">
            <text:p>3828</text:p>
          </table:table-cell>
          <table:table-cell office:value-type="float" office:value="0.509720372836218" calcext:value-type="float">
            <text:p>0.509720372836218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0.0999225924242339" calcext:value-type="float">
            <text:p>0.099922592424234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0.00000028466271778786" calcext:value-type="float">
            <text:p>2.8466271778786E-07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6180" calcext:value-type="float">
            <text:p>6180</text:p>
          </table:table-cell>
          <table:table-cell office:value-type="float" office:value="6240" calcext:value-type="float">
            <text:p>6240</text:p>
          </table:table-cell>
          <table:table-cell office:value-type="float" office:value="0.00966183574879227" calcext:value-type="float">
            <text:p>0.009661835748792</text:p>
          </table:table-cell>
          <table:table-cell office:value-type="float" office:value="-0.365853658536585" calcext:value-type="float">
            <text:p>-0.365853658536585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-9689000" calcext:value-type="float">
            <text:p>-9689000</text:p>
          </table:table-cell>
          <table:table-cell office:value-type="float" office:value="116355000" calcext:value-type="float">
            <text:p>116355000</text:p>
          </table:table-cell>
          <table:table-cell office:value-type="float" office:value="-0.0832710240213141" calcext:value-type="float">
            <text:p>-0.083271024021314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6180" calcext:value-type="float">
            <text:p>6180</text:p>
          </table:table-cell>
          <table:table-cell office:value-type="float" office:value="70923965.57" calcext:value-type="float">
            <text:p>70923965.57</text:p>
          </table:table-cell>
          <table:table-cell office:value-type="float" office:value="0.993501937" calcext:value-type="float">
            <text:p>0.993501937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6-01</text:p>
          </table:table-cell>
          <table:table-cell office:value-type="float" office:value="3734" calcext:value-type="float">
            <text:p>3734</text:p>
          </table:table-cell>
          <table:table-cell office:value-type="float" office:value="0.497203728362184" calcext:value-type="float">
            <text:p>0.497203728362184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0.0299155177837576" calcext:value-type="float">
            <text:p>0.029915517783758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0.000000322320319196997" calcext:value-type="float">
            <text:p>3.22320319196997E-07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5220" calcext:value-type="float">
            <text:p>5220</text:p>
          </table:table-cell>
          <table:table-cell office:value-type="float" office:value="5340" calcext:value-type="float">
            <text:p>5340</text:p>
          </table:table-cell>
          <table:table-cell office:value-type="float" office:value="0.0227272727272727" calcext:value-type="float">
            <text:p>0.022727272727273</text:p>
          </table:table-cell>
          <table:table-cell office:value-type="float" office:value="-0.545763546798029" calcext:value-type="float">
            <text:p>-0.545763546798029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-9689000" calcext:value-type="float">
            <text:p>-9689000</text:p>
          </table:table-cell>
          <table:table-cell office:value-type="float" office:value="116355000" calcext:value-type="float">
            <text:p>116355000</text:p>
          </table:table-cell>
          <table:table-cell office:value-type="float" office:value="-0.0832710240213141" calcext:value-type="float">
            <text:p>-0.083271024021314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5160" calcext:value-type="float">
            <text:p>5160</text:p>
          </table:table-cell>
          <table:table-cell office:value-type="float" office:value="59218068.3399999" calcext:value-type="float">
            <text:p>59218068.3399999</text:p>
          </table:table-cell>
          <table:table-cell office:value-type="float" office:value="0.985112752" calcext:value-type="float">
            <text:p>0.985112752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4-07-01</text:p>
          </table:table-cell>
          <table:table-cell office:value-type="float" office:value="3722" calcext:value-type="float">
            <text:p>3722</text:p>
          </table:table-cell>
          <table:table-cell office:value-type="float" office:value="0.49560585885486" calcext:value-type="float">
            <text:p>0.49560585885486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872188112703362" calcext:value-type="float">
            <text:p>0.087218811270336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00000843979886233634" calcext:value-type="float">
            <text:p>8.43979886233634E-07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3064.8" calcext:value-type="float">
            <text:p>3064.8</text:p>
          </table:table-cell>
          <table:table-cell office:value-type="float" office:value="3072" calcext:value-type="float">
            <text:p>3072</text:p>
          </table:table-cell>
          <table:table-cell office:value-type="float" office:value="0.00234649980445829" calcext:value-type="float">
            <text:p>0.002346499804458</text:p>
          </table:table-cell>
          <table:table-cell office:value-type="float" office:value="-0.532608695652174" calcext:value-type="float">
            <text:p>-0.532608695652174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-9689000" calcext:value-type="float">
            <text:p>-9689000</text:p>
          </table:table-cell>
          <table:table-cell office:value-type="float" office:value="116355000" calcext:value-type="float">
            <text:p>116355000</text:p>
          </table:table-cell>
          <table:table-cell office:value-type="float" office:value="-0.0832710240213141" calcext:value-type="float">
            <text:p>-0.083271024021314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3063" calcext:value-type="float">
            <text:p>3063</text:p>
          </table:table-cell>
          <table:table-cell office:value-type="float" office:value="35473671.9869999" calcext:value-type="float">
            <text:p>35473671.9869999</text:p>
          </table:table-cell>
          <table:table-cell office:value-type="float" office:value="0.584767511" calcext:value-type="float">
            <text:p>0.584767511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775606" calcext:value-type="float">
            <text:p>2775606</text:p>
          </table:table-cell>
          <table:table-cell office:value-type="float" office:value="0.488921261229523" calcext:value-type="float">
            <text:p>0.48892126122952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589286505278191" calcext:value-type="float">
            <text:p>0.05892865052781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0720683525909169" calcext:value-type="float">
            <text:p>7.20683525909169E-10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" calcext:value-type="float">
            <text:p>38.57</text:p>
          </table:table-cell>
          <table:table-cell office:value-type="float" office:value="0.000259302476338597" calcext:value-type="float">
            <text:p>0.000259302476339</text:p>
          </table:table-cell>
          <table:table-cell office:value-type="float" office:value="5.25890410958904" calcext:value-type="float">
            <text:p>5.2589041095890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.57" calcext:value-type="float">
            <text:p>38.57</text:p>
          </table:table-cell>
          <table:table-cell office:value-type="float" office:value="2428797049.56" calcext:value-type="float">
            <text:p>2428797049.56</text:p>
          </table:table-cell>
          <table:table-cell office:value-type="float" office:value="87.617313588" calcext:value-type="float">
            <text:p>87.617313588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3-02-01</text:p>
          </table:table-cell>
          <table:table-cell office:value-type="float" office:value="1474093" calcext:value-type="float">
            <text:p>1474093</text:p>
          </table:table-cell>
          <table:table-cell office:value-type="float" office:value="0.436454049380742" calcext:value-type="float">
            <text:p>0.436454049380742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13180848936354" calcext:value-type="float">
            <text:p>0.013180848936354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000000521871036215937" calcext:value-type="float">
            <text:p>5.21871036215937E-0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8.32" calcext:value-type="float">
            <text:p>8.32</text:p>
          </table:table-cell>
          <table:table-cell office:value-type="float" office:value="8.33" calcext:value-type="float">
            <text:p>8.33</text:p>
          </table:table-cell>
          <table:table-cell office:value-type="float" office:value="0.00120120120120118" calcext:value-type="float">
            <text:p>0.001201201201201</text:p>
          </table:table-cell>
          <table:table-cell office:value-type="float" office:value="-0.495575221238938" calcext:value-type="float">
            <text:p>-0.49557522123893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8.33" calcext:value-type="float">
            <text:p>8.33</text:p>
          </table:table-cell>
          <table:table-cell office:value-type="float" office:value="160936433" calcext:value-type="float">
            <text:p>160936433</text:p>
          </table:table-cell>
          <table:table-cell office:value-type="float" office:value="0.619321548" calcext:value-type="float">
            <text:p>0.619321548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10-01-01</text:p>
          </table:table-cell>
          <table:table-cell office:value-type="float" office:value="41731" calcext:value-type="float">
            <text:p>41731</text:p>
          </table:table-cell>
          <table:table-cell office:value-type="float" office:value="0.432221646815122" calcext:value-type="float">
            <text:p>0.432221646815122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497317511931287" calcext:value-type="float">
            <text:p>0.049731751193129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0000000957048683733651" calcext:value-type="float">
            <text:p>9.57048683733651E-09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0.00896860986547085" calcext:value-type="float">
            <text:p>0.008968609865471</text:p>
          </table:table-cell>
          <table:table-cell office:value-type="float" office:value="12.491124260355" calcext:value-type="float">
            <text:p>12.491124260355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336" calcext:value-type="float">
            <text:p>336</text:p>
          </table:table-cell>
          <table:table-cell office:value-type="float" office:value="655211438.25" calcext:value-type="float">
            <text:p>655211438.25</text:p>
          </table:table-cell>
          <table:table-cell office:value-type="float" office:value="-54.514203921" calcext:value-type="float">
            <text:p>-54.514203921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12-01</text:p>
          </table:table-cell>
          <table:table-cell office:value-type="float" office:value="41731" calcext:value-type="float">
            <text:p>41731</text:p>
          </table:table-cell>
          <table:table-cell office:value-type="float" office:value="0.432221646815122" calcext:value-type="float">
            <text:p>0.432221646815122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424047373677252" calcext:value-type="float">
            <text:p>0.042404737367725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000000154418532406333" calcext:value-type="float">
            <text:p>1.54418532406333E-08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0.00888888888888889" calcext:value-type="float">
            <text:p>0.008888888888889</text:p>
          </table:table-cell>
          <table:table-cell office:value-type="float" office:value="6.10835058661146" calcext:value-type="float">
            <text:p>6.10835058661146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342" calcext:value-type="float">
            <text:p>342</text:p>
          </table:table-cell>
          <table:table-cell office:value-type="float" office:value="669181098.959999" calcext:value-type="float">
            <text:p>669181098.959999</text:p>
          </table:table-cell>
          <table:table-cell office:value-type="float" office:value="-55.987560784" calcext:value-type="float">
            <text:p>-55.987560784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12-01</text:p>
          </table:table-cell>
          <table:table-cell office:value-type="float" office:value="2313" calcext:value-type="float">
            <text:p>2313</text:p>
          </table:table-cell>
          <table:table-cell office:value-type="float" office:value="0.425183823529412" calcext:value-type="float">
            <text:p>0.425183823529412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687586827726545" calcext:value-type="float">
            <text:p>0.068758682772655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000000919975359346925" calcext:value-type="float">
            <text:p>9.19975359346925E-08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8460" calcext:value-type="float">
            <text:p>8460</text:p>
          </table:table-cell>
          <table:table-cell office:value-type="float" office:value="8520" calcext:value-type="float">
            <text:p>8520</text:p>
          </table:table-cell>
          <table:table-cell office:value-type="float" office:value="0.00706713780918728" calcext:value-type="float">
            <text:p>0.007067137809187</text:p>
          </table:table-cell>
          <table:table-cell office:value-type="float" office:value="0.155844155844156" calcext:value-type="float">
            <text:p>0.155844155844156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8580" calcext:value-type="float">
            <text:p>8580</text:p>
          </table:table-cell>
          <table:table-cell office:value-type="float" office:value="93939484.21" calcext:value-type="float">
            <text:p>93939484.21</text:p>
          </table:table-cell>
          <table:table-cell office:value-type="float" office:value="1.041316801" calcext:value-type="float">
            <text:p>1.041316801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362300" calcext:value-type="float">
            <text:p>2362300</text:p>
          </table:table-cell>
          <table:table-cell office:value-type="float" office:value="0.416117667782279" calcext:value-type="float">
            <text:p>0.41611766778227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85735897716649" calcext:value-type="float">
            <text:p>0.03857358977166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29444494240312" calcext:value-type="float">
            <text:p>1.2944449424031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5.68" calcext:value-type="float">
            <text:p>45.68</text:p>
          </table:table-cell>
          <table:table-cell office:value-type="float" office:value="45.69" calcext:value-type="float">
            <text:p>45.69</text:p>
          </table:table-cell>
          <table:table-cell office:value-type="float" office:value="0.000218890226551341" calcext:value-type="float">
            <text:p>0.000218890226551</text:p>
          </table:table-cell>
          <table:table-cell office:value-type="float" office:value="2.28095238095238" calcext:value-type="float">
            <text:p>2.2809523809523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5.69" calcext:value-type="float">
            <text:p>45.69</text:p>
          </table:table-cell>
          <table:table-cell office:value-type="float" office:value="2590376685.21" calcext:value-type="float">
            <text:p>2590376685.21</text:p>
          </table:table-cell>
          <table:table-cell office:value-type="float" office:value="93.446196495" calcext:value-type="float">
            <text:p>93.446196495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2-02-01</text:p>
          </table:table-cell>
          <table:table-cell office:value-type="float" office:value="1569" calcext:value-type="float">
            <text:p>1569</text:p>
          </table:table-cell>
          <table:table-cell office:value-type="float" office:value="0.410732984293194" calcext:value-type="float">
            <text:p>0.410732984293194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604746714776337" calcext:value-type="float">
            <text:p>0.060474671477634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00000103440498703063" calcext:value-type="float">
            <text:p>1.03440498703063E-07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53340" calcext:value-type="float">
            <text:p>53340</text:p>
          </table:table-cell>
          <table:table-cell office:value-type="float" office:value="53520" calcext:value-type="float">
            <text:p>53520</text:p>
          </table:table-cell>
          <table:table-cell office:value-type="float" office:value="0.00336889387984279" calcext:value-type="float">
            <text:p>0.003368893879843</text:p>
          </table:table-cell>
          <table:table-cell office:value-type="float" office:value="-0.559614408929477" calcext:value-type="float">
            <text:p>-0.559614408929477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133030000" calcext:value-type="float">
            <text:p>133030000</text:p>
          </table:table-cell>
          <table:table-cell office:value-type="float" office:value="0.0297752386679696" calcext:value-type="float">
            <text:p>0.02977523866797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53520" calcext:value-type="float">
            <text:p>53520</text:p>
          </table:table-cell>
          <table:table-cell office:value-type="float" office:value="236029890" calcext:value-type="float">
            <text:p>236029890</text:p>
          </table:table-cell>
          <table:table-cell office:value-type="float" office:value="2.555846186" calcext:value-type="float">
            <text:p>2.555846186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1356811" calcext:value-type="float">
            <text:p>1356811</text:p>
          </table:table-cell>
          <table:table-cell office:value-type="float" office:value="0.401728829316966" calcext:value-type="float">
            <text:p>0.401728829316966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149761594464392" calcext:value-type="float">
            <text:p>0.01497615944643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0287536022875826" calcext:value-type="float">
            <text:p>2.87536022875826E-08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8.54" calcext:value-type="float">
            <text:p>8.54</text:p>
          </table:table-cell>
          <table:table-cell office:value-type="float" office:value="8.55" calcext:value-type="float">
            <text:p>8.55</text:p>
          </table:table-cell>
          <table:table-cell office:value-type="float" office:value="0.00117027501462862" calcext:value-type="float">
            <text:p>0.001170275014629</text:p>
          </table:table-cell>
          <table:table-cell office:value-type="float" office:value="-0.520750426378624" calcext:value-type="float">
            <text:p>-0.52075042637862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8.55" calcext:value-type="float">
            <text:p>8.55</text:p>
          </table:table-cell>
          <table:table-cell office:value-type="float" office:value="165186855" calcext:value-type="float">
            <text:p>165186855</text:p>
          </table:table-cell>
          <table:table-cell office:value-type="float" office:value="0.63567818" calcext:value-type="float">
            <text:p>0.63567818</text:p>
          </table:table-cell>
        </table:table-row>
        <table:table-row table:style-name="ro1">
          <table:table-cell table:style-name="ce8" office:value-type="string" calcext:value-type="string">
            <text:p>YRCW.OQ</text:p>
          </table:table-cell>
          <table:table-cell table:style-name="ce15" office:value-type="string" calcext:value-type="string">
            <text:p>2010-04-01</text:p>
          </table:table-cell>
          <table:table-cell office:value-type="float" office:value="3206" calcext:value-type="float">
            <text:p>3206</text:p>
          </table:table-cell>
          <table:table-cell office:value-type="float" office:value="0.40075" calcext:value-type="float">
            <text:p>0.40075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0.0719303142731819" calcext:value-type="float">
            <text:p>0.071930314273182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0.00000000519746532244667" calcext:value-type="float">
            <text:p>5.19746532244667E-09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4185.75" calcext:value-type="float">
            <text:p>4185.75</text:p>
          </table:table-cell>
          <table:table-cell office:value-type="float" office:value="4187.25" calcext:value-type="float">
            <text:p>4187.25</text:p>
          </table:table-cell>
          <table:table-cell office:value-type="float" office:value="0.000358294518093873" calcext:value-type="float">
            <text:p>0.000358294518094</text:p>
          </table:table-cell>
          <table:table-cell office:value-type="float" office:value="-0.820528052805281" calcext:value-type="float">
            <text:p>-0.820528052805281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-306563000" calcext:value-type="float">
            <text:p>-306563000</text:p>
          </table:table-cell>
          <table:table-cell office:value-type="float" office:value="3032074000" calcext:value-type="float">
            <text:p>3032074000</text:p>
          </table:table-cell>
          <table:table-cell office:value-type="float" office:value="-0.101106701221672" calcext:value-type="float">
            <text:p>-0.101106701221672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4175.25" calcext:value-type="float">
            <text:p>4175.25</text:p>
          </table:table-cell>
          <table:table-cell office:value-type="float" office:value="590281494.32" calcext:value-type="float">
            <text:p>590281494.32</text:p>
          </table:table-cell>
          <table:table-cell office:value-type="float" office:value="0.321299121" calcext:value-type="float">
            <text:p>0.321299121</text:p>
          </table:table-cell>
        </table:table-row>
        <table:table-row table:style-name="ro1">
          <table:table-cell table:style-name="ce8" office:value-type="string" calcext:value-type="string">
            <text:p>YRCW.OQ</text:p>
          </table:table-cell>
          <table:table-cell table:style-name="ce15" office:value-type="string" calcext:value-type="string">
            <text:p>2010-03-01</text:p>
          </table:table-cell>
          <table:table-cell office:value-type="float" office:value="3205" calcext:value-type="float">
            <text:p>3205</text:p>
          </table:table-cell>
          <table:table-cell office:value-type="float" office:value="0.400625" calcext:value-type="float">
            <text:p>0.400625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0.057688584269571" calcext:value-type="float">
            <text:p>0.057688584269571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0.0000000111516687521553" calcext:value-type="float">
            <text:p>1.11516687521553E-08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4057.5" calcext:value-type="float">
            <text:p>4057.5</text:p>
          </table:table-cell>
          <table:table-cell office:value-type="float" office:value="4110" calcext:value-type="float">
            <text:p>4110</text:p>
          </table:table-cell>
          <table:table-cell office:value-type="float" office:value="0.0128558310376492" calcext:value-type="float">
            <text:p>0.012855831037649</text:p>
          </table:table-cell>
          <table:table-cell office:value-type="float" office:value="-0.897305122494432" calcext:value-type="float">
            <text:p>-0.897305122494432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-306563000" calcext:value-type="float">
            <text:p>-306563000</text:p>
          </table:table-cell>
          <table:table-cell office:value-type="float" office:value="3032074000" calcext:value-type="float">
            <text:p>3032074000</text:p>
          </table:table-cell>
          <table:table-cell office:value-type="float" office:value="-0.101106701221672" calcext:value-type="float">
            <text:p>-0.101106701221672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4078.5" calcext:value-type="float">
            <text:p>4078.5</text:p>
          </table:table-cell>
          <table:table-cell office:value-type="float" office:value="573198317.42" calcext:value-type="float">
            <text:p>573198317.42</text:p>
          </table:table-cell>
          <table:table-cell office:value-type="float" office:value="0.312004396" calcext:value-type="float">
            <text:p>0.312004396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1336795" calcext:value-type="float">
            <text:p>1336795</text:p>
          </table:table-cell>
          <table:table-cell office:value-type="float" office:value="0.395802429658054" calcext:value-type="float">
            <text:p>0.395802429658054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170055573190503" calcext:value-type="float">
            <text:p>0.01700555731905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0341541051380422" calcext:value-type="float">
            <text:p>3.41541051380422E-08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8.42" calcext:value-type="float">
            <text:p>8.42</text:p>
          </table:table-cell>
          <table:table-cell office:value-type="float" office:value="8.43" calcext:value-type="float">
            <text:p>8.43</text:p>
          </table:table-cell>
          <table:table-cell office:value-type="float" office:value="0.00118694362017802" calcext:value-type="float">
            <text:p>0.001186943620178</text:p>
          </table:table-cell>
          <table:table-cell office:value-type="float" office:value="-0.426523297491039" calcext:value-type="float">
            <text:p>-0.42652329749103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8.43" calcext:value-type="float">
            <text:p>8.43</text:p>
          </table:table-cell>
          <table:table-cell office:value-type="float" office:value="162868443" calcext:value-type="float">
            <text:p>162868443</text:p>
          </table:table-cell>
          <table:table-cell office:value-type="float" office:value="0.626756381" calcext:value-type="float">
            <text:p>0.626756381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11-01</text:p>
          </table:table-cell>
          <table:table-cell office:value-type="float" office:value="1331019" calcext:value-type="float">
            <text:p>1331019</text:p>
          </table:table-cell>
          <table:table-cell office:value-type="float" office:value="0.394092253577424" calcext:value-type="float">
            <text:p>0.394092253577424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262086200389836" calcext:value-type="float">
            <text:p>0.026208620038984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000000478441846845491" calcext:value-type="float">
            <text:p>4.78441846845491E-08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7.99" calcext:value-type="float">
            <text:p>7.99</text:p>
          </table:table-cell>
          <table:table-cell office:value-type="float" office:value="8" calcext:value-type="float">
            <text:p>8</text:p>
          </table:table-cell>
          <table:table-cell office:value-type="float" office:value="0.00125078173858659" calcext:value-type="float">
            <text:p>0.001250781738587</text:p>
          </table:table-cell>
          <table:table-cell office:value-type="float" office:value="-0.447517730496454" calcext:value-type="float">
            <text:p>-0.447517730496454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8" calcext:value-type="float">
            <text:p>8</text:p>
          </table:table-cell>
          <table:table-cell office:value-type="float" office:value="154560800" calcext:value-type="float">
            <text:p>154560800</text:p>
          </table:table-cell>
          <table:table-cell office:value-type="float" office:value="0.594786601" calcext:value-type="float">
            <text:p>0.594786601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11609122" calcext:value-type="float">
            <text:p>11609122</text:p>
          </table:table-cell>
          <table:table-cell office:value-type="float" office:value="0.392173569353422" calcext:value-type="float">
            <text:p>0.392173569353422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928193137615871" calcext:value-type="float">
            <text:p>0.092819313761587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00511548376528498" calcext:value-type="float">
            <text:p>5.11548376528498E-0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0.460503" calcext:value-type="float">
            <text:p>10.460503</text:p>
          </table:table-cell>
          <table:table-cell office:value-type="float" office:value="10.477146" calcext:value-type="float">
            <text:p>10.477146</text:p>
          </table:table-cell>
          <table:table-cell office:value-type="float" office:value="0.00158976779102582" calcext:value-type="float">
            <text:p>0.001589767791026</text:p>
          </table:table-cell>
          <table:table-cell office:value-type="float" office:value="-0.776554404145078" calcext:value-type="float">
            <text:p>-0.77655440414507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0.468824" calcext:value-type="float">
            <text:p>10.468824</text:p>
          </table:table-cell>
          <table:table-cell office:value-type="float" office:value="1766197732.08" calcext:value-type="float">
            <text:p>1766197732.08</text:p>
          </table:table-cell>
          <table:table-cell office:value-type="float" office:value="1.205524818" calcext:value-type="float">
            <text:p>1.205524818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07-01</text:p>
          </table:table-cell>
          <table:table-cell office:value-type="float" office:value="1321293" calcext:value-type="float">
            <text:p>1321293</text:p>
          </table:table-cell>
          <table:table-cell office:value-type="float" office:value="0.391212549186808" calcext:value-type="float">
            <text:p>0.391212549186808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316362139468107" calcext:value-type="float">
            <text:p>0.031636213946811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000000302301317825435" calcext:value-type="float">
            <text:p>3.02301317825435E-08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3" calcext:value-type="float">
            <text:p>10.23</text:p>
          </table:table-cell>
          <table:table-cell office:value-type="float" office:value="0.000977995110024429" calcext:value-type="float">
            <text:p>0.000977995110024</text:p>
          </table:table-cell>
          <table:table-cell office:value-type="float" office:value="-0.425216316440049" calcext:value-type="float">
            <text:p>-0.425216316440049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10.22" calcext:value-type="float">
            <text:p>10.22</text:p>
          </table:table-cell>
          <table:table-cell office:value-type="float" office:value="126436618" calcext:value-type="float">
            <text:p>126436618</text:p>
          </table:table-cell>
          <table:table-cell office:value-type="float" office:value="0.755526086" calcext:value-type="float">
            <text:p>0.755526086</text:p>
          </table:table-cell>
        </table:table-row>
        <table:table-row table:style-name="ro1">
          <table:table-cell office:value-type="string" calcext:value-type="string">
            <text:p>TNDM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201007" calcext:value-type="float">
            <text:p>2201007</text:p>
          </table:table-cell>
          <table:table-cell office:value-type="float" office:value="0.387706006693676" calcext:value-type="float">
            <text:p>0.38770600669367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409512727770552" calcext:value-type="float">
            <text:p>0.04095127277705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51421110842475" calcext:value-type="float">
            <text:p>2.5142111084247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7.55" calcext:value-type="float">
            <text:p>27.55</text:p>
          </table:table-cell>
          <table:table-cell office:value-type="float" office:value="27.56" calcext:value-type="float">
            <text:p>27.56</text:p>
          </table:table-cell>
          <table:table-cell office:value-type="float" office:value="0.000362910542551189" calcext:value-type="float">
            <text:p>0.000362910542551</text:p>
          </table:table-cell>
          <table:table-cell office:value-type="float" office:value="3.56846473029046" calcext:value-type="float">
            <text:p>3.5684647302904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4094000" calcext:value-type="float">
            <text:p>44094000</text:p>
          </table:table-cell>
          <table:table-cell office:value-type="float" office:value="95346000" calcext:value-type="float">
            <text:p>95346000</text:p>
          </table:table-cell>
          <table:table-cell office:value-type="float" office:value="0.462463029387704" calcext:value-type="float">
            <text:p>0.46246302938770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7.56" calcext:value-type="float">
            <text:p>27.56</text:p>
          </table:table-cell>
          <table:table-cell office:value-type="float" office:value="1465920782.04" calcext:value-type="float">
            <text:p>1465920782.04</text:p>
          </table:table-cell>
          <table:table-cell office:value-type="float" office:value="56.366320319" calcext:value-type="float">
            <text:p>56.366320319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6-02-01</text:p>
          </table:table-cell>
          <table:table-cell office:value-type="float" office:value="11462649" calcext:value-type="float">
            <text:p>11462649</text:p>
          </table:table-cell>
          <table:table-cell office:value-type="float" office:value="0.387225491520843" calcext:value-type="float">
            <text:p>0.387225491520843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476843664915714" calcext:value-type="float">
            <text:p>0.047684366491571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0000000928159540355442" calcext:value-type="float">
            <text:p>9.28159540355442E-09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8.022215" calcext:value-type="float">
            <text:p>8.022215</text:p>
          </table:table-cell>
          <table:table-cell office:value-type="float" office:value="8.030537" calcext:value-type="float">
            <text:p>8.030537</text:p>
          </table:table-cell>
          <table:table-cell office:value-type="float" office:value="0.00103683156632579" calcext:value-type="float">
            <text:p>0.001036831566326</text:p>
          </table:table-cell>
          <table:table-cell office:value-type="float" office:value="-0.714655917074575" calcext:value-type="float">
            <text:p>-0.714655917074575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8.022215" calcext:value-type="float">
            <text:p>8.022215</text:p>
          </table:table-cell>
          <table:table-cell office:value-type="float" office:value="1215840410.16" calcext:value-type="float">
            <text:p>1215840410.16</text:p>
          </table:table-cell>
          <table:table-cell office:value-type="float" office:value="0.829876385" calcext:value-type="float">
            <text:p>0.829876385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11457399" calcext:value-type="float">
            <text:p>11457399</text:p>
          </table:table-cell>
          <table:table-cell office:value-type="float" office:value="0.387048138639281" calcext:value-type="float">
            <text:p>0.387048138639281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616415271608373" calcext:value-type="float">
            <text:p>0.061641527160837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00945637464150921" calcext:value-type="float">
            <text:p>9.45637464150921E-0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7.947319" calcext:value-type="float">
            <text:p>7.947319</text:p>
          </table:table-cell>
          <table:table-cell office:value-type="float" office:value="7.955641" calcext:value-type="float">
            <text:p>7.955641</text:p>
          </table:table-cell>
          <table:table-cell office:value-type="float" office:value="0.0010465976145321" calcext:value-type="float">
            <text:p>0.001046597614532</text:p>
          </table:table-cell>
          <table:table-cell office:value-type="float" office:value="-0.61339889366933" calcext:value-type="float">
            <text:p>-0.61339889366933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7.955641" calcext:value-type="float">
            <text:p>7.955641</text:p>
          </table:table-cell>
          <table:table-cell office:value-type="float" office:value="1391337005.16" calcext:value-type="float">
            <text:p>1391337005.16</text:p>
          </table:table-cell>
          <table:table-cell office:value-type="float" office:value="0.949662238" calcext:value-type="float">
            <text:p>0.949662238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10-01</text:p>
          </table:table-cell>
          <table:table-cell office:value-type="float" office:value="282942" calcext:value-type="float">
            <text:p>282942</text:p>
          </table:table-cell>
          <table:table-cell office:value-type="float" office:value="0.386627859309666" calcext:value-type="float">
            <text:p>0.386627859309666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397586274720212" calcext:value-type="float">
            <text:p>0.039758627472021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0000000935464176072004" calcext:value-type="float">
            <text:p>9.35464176072004E-09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57.2" calcext:value-type="float">
            <text:p>57.2</text:p>
          </table:table-cell>
          <table:table-cell office:value-type="float" office:value="57.28" calcext:value-type="float">
            <text:p>57.28</text:p>
          </table:table-cell>
          <table:table-cell office:value-type="float" office:value="0.00139762403913344" calcext:value-type="float">
            <text:p>0.001397624039133</text:p>
          </table:table-cell>
          <table:table-cell office:value-type="float" office:value="-0.0735694822888283" calcext:value-type="float">
            <text:p>-0.073569482288828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57.2" calcext:value-type="float">
            <text:p>57.2</text:p>
          </table:table-cell>
          <table:table-cell office:value-type="float" office:value="547438570.25" calcext:value-type="float">
            <text:p>547438570.25</text:p>
          </table:table-cell>
          <table:table-cell office:value-type="float" office:value="1.001227121" calcext:value-type="float">
            <text:p>1.001227121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09-01</text:p>
          </table:table-cell>
          <table:table-cell office:value-type="float" office:value="1305498" calcext:value-type="float">
            <text:p>1305498</text:p>
          </table:table-cell>
          <table:table-cell office:value-type="float" office:value="0.386535916362441" calcext:value-type="float">
            <text:p>0.386535916362441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195326851989565" calcext:value-type="float">
            <text:p>0.019532685198957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00000363891604412037" calcext:value-type="float">
            <text:p>3.63891604412037E-08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8.69" calcext:value-type="float">
            <text:p>8.69</text:p>
          </table:table-cell>
          <table:table-cell office:value-type="float" office:value="8.72" calcext:value-type="float">
            <text:p>8.72</text:p>
          </table:table-cell>
          <table:table-cell office:value-type="float" office:value="0.00344629523262506" calcext:value-type="float">
            <text:p>0.003446295232625</text:p>
          </table:table-cell>
          <table:table-cell office:value-type="float" office:value="-0.363569321533923" calcext:value-type="float">
            <text:p>-0.363569321533923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8.72" calcext:value-type="float">
            <text:p>8.72</text:p>
          </table:table-cell>
          <table:table-cell office:value-type="float" office:value="166732463" calcext:value-type="float">
            <text:p>166732463</text:p>
          </table:table-cell>
          <table:table-cell office:value-type="float" office:value="0.624793644" calcext:value-type="float">
            <text:p>0.624793644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08-01</text:p>
          </table:table-cell>
          <table:table-cell office:value-type="float" office:value="1301925" calcext:value-type="float">
            <text:p>1301925</text:p>
          </table:table-cell>
          <table:table-cell office:value-type="float" office:value="0.385478011387357" calcext:value-type="float">
            <text:p>0.385478011387357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255720514264365" calcext:value-type="float">
            <text:p>0.025572051426437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000000334538687681291" calcext:value-type="float">
            <text:p>3.34538687681291E-08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8.63" calcext:value-type="float">
            <text:p>8.63</text:p>
          </table:table-cell>
          <table:table-cell office:value-type="float" office:value="8.65" calcext:value-type="float">
            <text:p>8.65</text:p>
          </table:table-cell>
          <table:table-cell office:value-type="float" office:value="0.00231481481481477" calcext:value-type="float">
            <text:p>0.002314814814815</text:p>
          </table:table-cell>
          <table:table-cell office:value-type="float" office:value="-0.353982300884956" calcext:value-type="float">
            <text:p>-0.353982300884956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8.63" calcext:value-type="float">
            <text:p>8.63</text:p>
          </table:table-cell>
          <table:table-cell office:value-type="float" office:value="166732463" calcext:value-type="float">
            <text:p>166732463</text:p>
          </table:table-cell>
          <table:table-cell office:value-type="float" office:value="0.624793644" calcext:value-type="float">
            <text:p>0.624793644</text:p>
          </table:table-cell>
        </table:table-row>
        <table:table-row table:style-name="ro1">
          <table:table-cell office:value-type="string" calcext:value-type="string">
            <text:p>GSVC.OQ</text:p>
          </table:table-cell>
          <table:table-cell table:style-name="ce15" office:value-type="string" calcext:value-type="string">
            <text:p>2012-10-01</text:p>
          </table:table-cell>
          <table:table-cell office:value-type="float" office:value="1278187" calcext:value-type="float">
            <text:p>1278187</text:p>
          </table:table-cell>
          <table:table-cell office:value-type="float" office:value="0.378449590369008" calcext:value-type="float">
            <text:p>0.378449590369008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152330011120683" calcext:value-type="float">
            <text:p>0.015233001112068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00000043906124900689" calcext:value-type="float">
            <text:p>4.3906124900689E-08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7.77" calcext:value-type="float">
            <text:p>7.77</text:p>
          </table:table-cell>
          <table:table-cell office:value-type="float" office:value="7.79" calcext:value-type="float">
            <text:p>7.79</text:p>
          </table:table-cell>
          <table:table-cell office:value-type="float" office:value="0.00257069408740366" calcext:value-type="float">
            <text:p>0.002570694087404</text:p>
          </table:table-cell>
          <table:table-cell office:value-type="float" office:value="-0.435947712418301" calcext:value-type="float">
            <text:p>-0.435947712418301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-456540" calcext:value-type="float">
            <text:p>-456540</text:p>
          </table:table-cell>
          <table:table-cell office:value-type="float" office:value="91798240" calcext:value-type="float">
            <text:p>91798240</text:p>
          </table:table-cell>
          <table:table-cell office:value-type="float" office:value="-0.00497329796301105" calcext:value-type="float">
            <text:p>-0.004973297963011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7.79" calcext:value-type="float">
            <text:p>7.79</text:p>
          </table:table-cell>
          <table:table-cell office:value-type="float" office:value="150503579" calcext:value-type="float">
            <text:p>150503579</text:p>
          </table:table-cell>
          <table:table-cell office:value-type="float" office:value="0.56397943" calcext:value-type="float">
            <text:p>0.56397943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10-01</text:p>
          </table:table-cell>
          <table:table-cell office:value-type="float" office:value="2008" calcext:value-type="float">
            <text:p>2008</text:p>
          </table:table-cell>
          <table:table-cell office:value-type="float" office:value="0.369117647058824" calcext:value-type="float">
            <text:p>0.369117647058824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203084467863798" calcext:value-type="float">
            <text:p>0.02030844678638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00000242447962534303" calcext:value-type="float">
            <text:p>2.42447962534303E-07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10200" calcext:value-type="float">
            <text:p>10200</text:p>
          </table:table-cell>
          <table:table-cell office:value-type="float" office:value="10260" calcext:value-type="float">
            <text:p>10260</text:p>
          </table:table-cell>
          <table:table-cell office:value-type="float" office:value="0.00586510263929619" calcext:value-type="float">
            <text:p>0.005865102639296</text:p>
          </table:table-cell>
          <table:table-cell office:value-type="float" office:value="-0.0495049504950495" calcext:value-type="float">
            <text:p>-0.04950495049505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10200" calcext:value-type="float">
            <text:p>10200</text:p>
          </table:table-cell>
          <table:table-cell office:value-type="float" office:value="80214323.2" calcext:value-type="float">
            <text:p>80214323.2</text:p>
          </table:table-cell>
          <table:table-cell office:value-type="float" office:value="1.001544431" calcext:value-type="float">
            <text:p>1.001544431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9-01</text:p>
          </table:table-cell>
          <table:table-cell office:value-type="float" office:value="2008" calcext:value-type="float">
            <text:p>2008</text:p>
          </table:table-cell>
          <table:table-cell office:value-type="float" office:value="0.369117647058824" calcext:value-type="float">
            <text:p>0.369117647058824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217000493272955" calcext:value-type="float">
            <text:p>0.021700049327296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0000024497148425807" calcext:value-type="float">
            <text:p>2.4497148425807E-0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11340" calcext:value-type="float">
            <text:p>11340</text:p>
          </table:table-cell>
          <table:table-cell office:value-type="float" office:value="11400" calcext:value-type="float">
            <text:p>11400</text:p>
          </table:table-cell>
          <table:table-cell office:value-type="float" office:value="0.00527704485488127" calcext:value-type="float">
            <text:p>0.005277044854881</text:p>
          </table:table-cell>
          <table:table-cell office:value-type="float" office:value="-0.136150234741784" calcext:value-type="float">
            <text:p>-0.136150234741784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11520" calcext:value-type="float">
            <text:p>11520</text:p>
          </table:table-cell>
          <table:table-cell office:value-type="float" office:value="90119907.84" calcext:value-type="float">
            <text:p>90119907.84</text:p>
          </table:table-cell>
          <table:table-cell office:value-type="float" office:value="1.131156063" calcext:value-type="float">
            <text:p>1.131156063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11-01</text:p>
          </table:table-cell>
          <table:table-cell office:value-type="float" office:value="257048" calcext:value-type="float">
            <text:p>257048</text:p>
          </table:table-cell>
          <table:table-cell office:value-type="float" office:value="0.351244841627723" calcext:value-type="float">
            <text:p>0.351244841627723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120100513804052" calcext:value-type="float">
            <text:p>0.012010051380405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0000000673609636130275" calcext:value-type="float">
            <text:p>6.73609636130275E-09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56.96" calcext:value-type="float">
            <text:p>56.96</text:p>
          </table:table-cell>
          <table:table-cell office:value-type="float" office:value="57.04" calcext:value-type="float">
            <text:p>57.04</text:p>
          </table:table-cell>
          <table:table-cell office:value-type="float" office:value="0.00140350877192979" calcext:value-type="float">
            <text:p>0.00140350877193</text:p>
          </table:table-cell>
          <table:table-cell office:value-type="float" office:value="-0.0428380187416331" calcext:value-type="float">
            <text:p>-0.042838018741633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57.12" calcext:value-type="float">
            <text:p>57.12</text:p>
          </table:table-cell>
          <table:table-cell office:value-type="float" office:value="605232074.579999" calcext:value-type="float">
            <text:p>605232074.579999</text:p>
          </table:table-cell>
          <table:table-cell office:value-type="float" office:value="1.053087458" calcext:value-type="float">
            <text:p>1.053087458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09-01</text:p>
          </table:table-cell>
          <table:table-cell office:value-type="float" office:value="251050" calcext:value-type="float">
            <text:p>251050</text:p>
          </table:table-cell>
          <table:table-cell office:value-type="float" office:value="0.343048837145746" calcext:value-type="float">
            <text:p>0.343048837145746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104248313103536" calcext:value-type="float">
            <text:p>0.01042483131035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0000000340807749399272" calcext:value-type="float">
            <text:p>3.40807749399272E-09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54.24" calcext:value-type="float">
            <text:p>54.24</text:p>
          </table:table-cell>
          <table:table-cell office:value-type="float" office:value="54.32" calcext:value-type="float">
            <text:p>54.32</text:p>
          </table:table-cell>
          <table:table-cell office:value-type="float" office:value="0.00147383935151065" calcext:value-type="float">
            <text:p>0.001473839351511</text:p>
          </table:table-cell>
          <table:table-cell office:value-type="float" office:value="0.0669515669515671" calcext:value-type="float">
            <text:p>0.066951566951567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54.4" calcext:value-type="float">
            <text:p>54.4</text:p>
          </table:table-cell>
          <table:table-cell office:value-type="float" office:value="520640878" calcext:value-type="float">
            <text:p>520640878</text:p>
          </table:table-cell>
          <table:table-cell office:value-type="float" office:value="0.952216004" calcext:value-type="float">
            <text:p>0.952216004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6-03-01</text:p>
          </table:table-cell>
          <table:table-cell office:value-type="float" office:value="2930263" calcext:value-type="float">
            <text:p>2930263</text:p>
          </table:table-cell>
          <table:table-cell office:value-type="float" office:value="0.338367551963048" calcext:value-type="float">
            <text:p>0.338367551963048</text:p>
          </table:table-cell>
          <table:table-cell table:style-name="ce15" office:value-type="string" calcext:value-type="string">
            <text:p>2006-03-31</text:p>
          </table:table-cell>
          <table:table-cell office:value-type="float" office:value="0.014739666116575" calcext:value-type="float">
            <text:p>0.014739666116575</text:p>
          </table:table-cell>
          <table:table-cell table:style-name="ce15" office:value-type="string" calcext:value-type="string">
            <text:p>2006-03-31</text:p>
          </table:table-cell>
          <table:table-cell office:value-type="float" office:value="0.000000104369386904933" calcext:value-type="float">
            <text:p>1.04369386904933E-07</text:p>
          </table:table-cell>
          <table:table-cell table:style-name="ce15" office:value-type="string" calcext:value-type="string">
            <text:p>2006-03-31</text:p>
          </table:table-cell>
          <table:table-cell office:value-type="float" office:value="37.72" calcext:value-type="float">
            <text:p>37.72</text:p>
          </table:table-cell>
          <table:table-cell office:value-type="float" office:value="37.98" calcext:value-type="float">
            <text:p>37.98</text:p>
          </table:table-cell>
          <table:table-cell office:value-type="float" office:value="0.00686922060766177" calcext:value-type="float">
            <text:p>0.006869220607662</text:p>
          </table:table-cell>
          <table:table-cell office:value-type="float" office:value="-0.129140662506001" calcext:value-type="float">
            <text:p>-0.129140662506001</text:p>
          </table:table-cell>
          <table:table-cell table:style-name="ce15" office:value-type="string" calcext:value-type="string">
            <text:p>2006-03-31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6-03-31</text:p>
          </table:table-cell>
          <table:table-cell office:value-type="float" office:value="37.96" calcext:value-type="float">
            <text:p>37.96</text:p>
          </table:table-cell>
          <table:table-cell office:value-type="float" office:value="3309721658.01136" calcext:value-type="float">
            <text:p>3309721658.01136</text:p>
          </table:table-cell>
          <table:table-cell office:value-type="float" office:value="2.324636307" calcext:value-type="float">
            <text:p>2.324636307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6-05-01</text:p>
          </table:table-cell>
          <table:table-cell office:value-type="float" office:value="9909164" calcext:value-type="float">
            <text:p>9909164</text:p>
          </table:table-cell>
          <table:table-cell office:value-type="float" office:value="0.334746436051618" calcext:value-type="float">
            <text:p>0.334746436051618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194253416211596" calcext:value-type="float">
            <text:p>0.01942534162116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0000000511473097190284" calcext:value-type="float">
            <text:p>5.11473097190284E-09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7.015277" calcext:value-type="float">
            <text:p>7.015277</text:p>
          </table:table-cell>
          <table:table-cell office:value-type="float" office:value="7.023599" calcext:value-type="float">
            <text:p>7.023599</text:p>
          </table:table-cell>
          <table:table-cell office:value-type="float" office:value="0.00118556499822359" calcext:value-type="float">
            <text:p>0.001185564998224</text:p>
          </table:table-cell>
          <table:table-cell office:value-type="float" office:value="-0.733864938948418" calcext:value-type="float">
            <text:p>-0.733864938948418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7.023599" calcext:value-type="float">
            <text:p>7.023599</text:p>
          </table:table-cell>
          <table:table-cell office:value-type="float" office:value="1184953009.43999" calcext:value-type="float">
            <text:p>1184953009.43999</text:p>
          </table:table-cell>
          <table:table-cell office:value-type="float" office:value="0.808794075" calcext:value-type="float">
            <text:p>0.808794075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2-05-01</text:p>
          </table:table-cell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3333333333333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317233387942819" calcext:value-type="float">
            <text:p>0.031723338794282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000000175740050329271" calcext:value-type="float">
            <text:p>1.75740050329271E-08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25754400" calcext:value-type="float">
            <text:p>25754400</text:p>
          </table:table-cell>
          <table:table-cell office:value-type="float" office:value="25872000" calcext:value-type="float">
            <text:p>25872000</text:p>
          </table:table-cell>
          <table:table-cell office:value-type="float" office:value="0.00455580865603645" calcext:value-type="float">
            <text:p>0.004555808656036</text:p>
          </table:table-cell>
          <table:table-cell office:value-type="float" office:value="-0.19058720334403" calcext:value-type="float">
            <text:p>-0.19058720334403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683967000" calcext:value-type="float">
            <text:p>683967000</text:p>
          </table:table-cell>
          <table:table-cell office:value-type="float" office:value="8621689000" calcext:value-type="float">
            <text:p>8621689000</text:p>
          </table:table-cell>
          <table:table-cell office:value-type="float" office:value="0.0793309756359804" calcext:value-type="float">
            <text:p>0.07933097563598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25989600" calcext:value-type="float">
            <text:p>25989600</text:p>
          </table:table-cell>
          <table:table-cell office:value-type="float" office:value="938724559.24" calcext:value-type="float">
            <text:p>938724559.24</text:p>
          </table:table-cell>
          <table:table-cell office:value-type="float" office:value="0.334811495" calcext:value-type="float">
            <text:p>0.334811495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6-02-01</text:p>
          </table:table-cell>
          <table:table-cell office:value-type="float" office:value="2813897" calcext:value-type="float">
            <text:p>2813897</text:p>
          </table:table-cell>
          <table:table-cell office:value-type="float" office:value="0.324930369515012" calcext:value-type="float">
            <text:p>0.324930369515012</text:p>
          </table:table-cell>
          <table:table-cell table:style-name="ce15" office:value-type="string" calcext:value-type="string">
            <text:p>2006-02-28</text:p>
          </table:table-cell>
          <table:table-cell office:value-type="float" office:value="0.012008144938188" calcext:value-type="float">
            <text:p>0.012008144938188</text:p>
          </table:table-cell>
          <table:table-cell table:style-name="ce15" office:value-type="string" calcext:value-type="string">
            <text:p>2006-02-28</text:p>
          </table:table-cell>
          <table:table-cell office:value-type="float" office:value="0.0000000825344315185604" calcext:value-type="float">
            <text:p>8.25344315185604E-08</text:p>
          </table:table-cell>
          <table:table-cell table:style-name="ce15" office:value-type="string" calcext:value-type="string">
            <text:p>2006-02-28</text:p>
          </table:table-cell>
          <table:table-cell office:value-type="float" office:value="36.04" calcext:value-type="float">
            <text:p>36.04</text:p>
          </table:table-cell>
          <table:table-cell office:value-type="float" office:value="36.3" calcext:value-type="float">
            <text:p>36.3</text:p>
          </table:table-cell>
          <table:table-cell office:value-type="float" office:value="0.00718827757810335" calcext:value-type="float">
            <text:p>0.007188277578103</text:p>
          </table:table-cell>
          <table:table-cell office:value-type="float" office:value="-0.172727272727273" calcext:value-type="float">
            <text:p>-0.172727272727273</text:p>
          </table:table-cell>
          <table:table-cell table:style-name="ce15" office:value-type="string" calcext:value-type="string">
            <text:p>2006-02-28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6-02-28</text:p>
          </table:table-cell>
          <table:table-cell office:value-type="float" office:value="36.28" calcext:value-type="float">
            <text:p>36.28</text:p>
          </table:table-cell>
          <table:table-cell office:value-type="float" office:value="3149162204.69492" calcext:value-type="float">
            <text:p>3149162204.69492</text:p>
          </table:table-cell>
          <table:table-cell office:value-type="float" office:value="2.221754616" calcext:value-type="float">
            <text:p>2.221754616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2380143" calcext:value-type="float">
            <text:p>22380143</text:p>
          </table:table-cell>
          <table:table-cell office:value-type="float" office:value="0.321775693006671" calcext:value-type="float">
            <text:p>0.32177569300667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61188995673502" calcext:value-type="float">
            <text:p>0.0361188995673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05272822745968" calcext:value-type="float">
            <text:p>1.05272822745968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.48" calcext:value-type="float">
            <text:p>7.48</text:p>
          </table:table-cell>
          <table:table-cell office:value-type="float" office:value="7.49" calcext:value-type="float">
            <text:p>7.49</text:p>
          </table:table-cell>
          <table:table-cell office:value-type="float" office:value="0.00133600534402135" calcext:value-type="float">
            <text:p>0.001336005344021</text:p>
          </table:table-cell>
          <table:table-cell office:value-type="float" office:value="-0.0285714285714286" calcext:value-type="float">
            <text:p>-0.02857142857142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.49" calcext:value-type="float">
            <text:p>7.49</text:p>
          </table:table-cell>
          <table:table-cell office:value-type="float" office:value="968733163.79" calcext:value-type="float">
            <text:p>968733163.79</text:p>
          </table:table-cell>
          <table:table-cell office:value-type="float" office:value="1.17025307659671" calcext:value-type="float">
            <text:p>1.17025307659671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7-01</text:p>
          </table:table-cell>
          <table:table-cell office:value-type="float" office:value="1724" calcext:value-type="float">
            <text:p>1724</text:p>
          </table:table-cell>
          <table:table-cell office:value-type="float" office:value="0.316911764705882" calcext:value-type="float">
            <text:p>0.316911764705882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246641298340837" calcext:value-type="float">
            <text:p>0.024664129834084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0000010679687683003" calcext:value-type="float">
            <text:p>1.0679687683003E-07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10980" calcext:value-type="float">
            <text:p>10980</text:p>
          </table:table-cell>
          <table:table-cell office:value-type="float" office:value="11100" calcext:value-type="float">
            <text:p>11100</text:p>
          </table:table-cell>
          <table:table-cell office:value-type="float" office:value="0.0108695652173913" calcext:value-type="float">
            <text:p>0.010869565217391</text:p>
          </table:table-cell>
          <table:table-cell office:value-type="float" office:value="-0.47680412371134" calcext:value-type="float">
            <text:p>-0.47680412371134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11040" calcext:value-type="float">
            <text:p>11040</text:p>
          </table:table-cell>
          <table:table-cell office:value-type="float" office:value="86364911.68" calcext:value-type="float">
            <text:p>86364911.68</text:p>
          </table:table-cell>
          <table:table-cell office:value-type="float" office:value="0.922769568" calcext:value-type="float">
            <text:p>0.922769568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6-01-01</text:p>
          </table:table-cell>
          <table:table-cell office:value-type="float" office:value="2721798" calcext:value-type="float">
            <text:p>2721798</text:p>
          </table:table-cell>
          <table:table-cell office:value-type="float" office:value="0.314295381062356" calcext:value-type="float">
            <text:p>0.314295381062356</text:p>
          </table:table-cell>
          <table:table-cell table:style-name="ce15" office:value-type="string" calcext:value-type="string">
            <text:p>2006-01-31</text:p>
          </table:table-cell>
          <table:table-cell office:value-type="float" office:value="0.0197409643132065" calcext:value-type="float">
            <text:p>0.019740964313207</text:p>
          </table:table-cell>
          <table:table-cell table:style-name="ce15" office:value-type="string" calcext:value-type="string">
            <text:p>2006-01-31</text:p>
          </table:table-cell>
          <table:table-cell office:value-type="float" office:value="0.0000000517649386857623" calcext:value-type="float">
            <text:p>5.17649386857623E-08</text:p>
          </table:table-cell>
          <table:table-cell table:style-name="ce15" office:value-type="string" calcext:value-type="string">
            <text:p>2006-01-31</text:p>
          </table:table-cell>
          <table:table-cell office:value-type="float" office:value="36.4" calcext:value-type="float">
            <text:p>36.4</text:p>
          </table:table-cell>
          <table:table-cell office:value-type="float" office:value="36.5" calcext:value-type="float">
            <text:p>36.5</text:p>
          </table:table-cell>
          <table:table-cell office:value-type="float" office:value="0.00274348422496575" calcext:value-type="float">
            <text:p>0.002743484224966</text:p>
          </table:table-cell>
          <table:table-cell office:value-type="float" office:value="-0.121710526315789" calcext:value-type="float">
            <text:p>-0.121710526315789</text:p>
          </table:table-cell>
          <table:table-cell table:style-name="ce15" office:value-type="string" calcext:value-type="string">
            <text:p>2006-01-31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6-01-31</text:p>
          </table:table-cell>
          <table:table-cell office:value-type="float" office:value="36.4" calcext:value-type="float">
            <text:p>36.4</text:p>
          </table:table-cell>
          <table:table-cell office:value-type="float" office:value="3143313464.92858" calcext:value-type="float">
            <text:p>3143313464.92858</text:p>
          </table:table-cell>
          <table:table-cell office:value-type="float" office:value="2.229103308" calcext:value-type="float">
            <text:p>2.229103308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07-01</text:p>
          </table:table-cell>
          <table:table-cell office:value-type="float" office:value="30052" calcext:value-type="float">
            <text:p>30052</text:p>
          </table:table-cell>
          <table:table-cell office:value-type="float" office:value="0.311258415328845" calcext:value-type="float">
            <text:p>0.311258415328845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506128052493003" calcext:value-type="float">
            <text:p>0.0506128052493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000000103100812569182" calcext:value-type="float">
            <text:p>1.03100812569182E-08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0.00677966101694915" calcext:value-type="float">
            <text:p>0.006779661016949</text:p>
          </table:table-cell>
          <table:table-cell office:value-type="float" office:value="-0.497223034200526" calcext:value-type="float">
            <text:p>-0.497223034200526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444" calcext:value-type="float">
            <text:p>444</text:p>
          </table:table-cell>
          <table:table-cell office:value-type="float" office:value="786856443.319999" calcext:value-type="float">
            <text:p>786856443.319999</text:p>
          </table:table-cell>
          <table:table-cell office:value-type="float" office:value="-4.235772959" calcext:value-type="float">
            <text:p>-4.235772959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06-01</text:p>
          </table:table-cell>
          <table:table-cell office:value-type="float" office:value="30052" calcext:value-type="float">
            <text:p>30052</text:p>
          </table:table-cell>
          <table:table-cell office:value-type="float" office:value="0.311258415328845" calcext:value-type="float">
            <text:p>0.311258415328845</text:p>
          </table:table-cell>
          <table:table-cell table:style-name="ce15" office:value-type="string" calcext:value-type="string">
            <text:p>2009-06-30</text:p>
          </table:table-cell>
          <table:table-cell office:value-type="float" office:value="0.132949090749525" calcext:value-type="float">
            <text:p>0.132949090749525</text:p>
          </table:table-cell>
          <table:table-cell table:style-name="ce15" office:value-type="string" calcext:value-type="string">
            <text:p>2009-06-30</text:p>
          </table:table-cell>
          <table:table-cell office:value-type="float" office:value="0.00000000730326462781525" calcext:value-type="float">
            <text:p>7.30326462781525E-09</text:p>
          </table:table-cell>
          <table:table-cell table:style-name="ce15" office:value-type="string" calcext:value-type="string">
            <text:p>2009-06-30</text:p>
          </table:table-cell>
          <table:table-cell office:value-type="float" office:value="510" calcext:value-type="float">
            <text:p>510</text:p>
          </table:table-cell>
          <table:table-cell office:value-type="float" office:value="516" calcext:value-type="float">
            <text:p>516</text:p>
          </table:table-cell>
          <table:table-cell office:value-type="float" office:value="0.0116959064327485" calcext:value-type="float">
            <text:p>0.011695906432749</text:p>
          </table:table-cell>
          <table:table-cell office:value-type="float" office:value="-0.702083333333333" calcext:value-type="float">
            <text:p>-0.702083333333333</text:p>
          </table:table-cell>
          <table:table-cell table:style-name="ce15" office:value-type="string" calcext:value-type="string">
            <text:p>2009-06-30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06-30</text:p>
          </table:table-cell>
          <table:table-cell office:value-type="float" office:value="516" calcext:value-type="float">
            <text:p>516</text:p>
          </table:table-cell>
          <table:table-cell office:value-type="float" office:value="794508017.52" calcext:value-type="float">
            <text:p>794508017.52</text:p>
          </table:table-cell>
          <table:table-cell office:value-type="float" office:value="-4.922655061" calcext:value-type="float">
            <text:p>-4.922655061</text:p>
          </table:table-cell>
        </table:table-row>
        <table:table-row table:style-name="ro1">
          <table:table-cell office:value-type="string" calcext:value-type="string">
            <text:p>CTIC.OQ</text:p>
          </table:table-cell>
          <table:table-cell table:style-name="ce15" office:value-type="string" calcext:value-type="string">
            <text:p>2009-08-01</text:p>
          </table:table-cell>
          <table:table-cell office:value-type="float" office:value="30052" calcext:value-type="float">
            <text:p>30052</text:p>
          </table:table-cell>
          <table:table-cell office:value-type="float" office:value="0.311258415328845" calcext:value-type="float">
            <text:p>0.311258415328845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0.0451146896506784" calcext:value-type="float">
            <text:p>0.045114689650678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0.00000000501291217191291" calcext:value-type="float">
            <text:p>5.01291217191291E-09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0.0060790273556231" calcext:value-type="float">
            <text:p>0.006079027355623</text:p>
          </table:table-cell>
          <table:table-cell office:value-type="float" office:value="-0.359307359307359" calcext:value-type="float">
            <text:p>-0.359307359307359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8188000" calcext:value-type="float">
            <text:p>8188000</text:p>
          </table:table-cell>
          <table:table-cell office:value-type="float" office:value="64243000" calcext:value-type="float">
            <text:p>64243000</text:p>
          </table:table-cell>
          <table:table-cell office:value-type="float" office:value="0.127453574708529" calcext:value-type="float">
            <text:p>0.127453574708529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495" calcext:value-type="float">
            <text:p>495</text:p>
          </table:table-cell>
          <table:table-cell office:value-type="float" office:value="892923622.8" calcext:value-type="float">
            <text:p>892923622.8</text:p>
          </table:table-cell>
          <table:table-cell office:value-type="float" office:value="-14.408722598" calcext:value-type="float">
            <text:p>-14.408722598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1379432" calcext:value-type="float">
            <text:p>21379432</text:p>
          </table:table-cell>
          <table:table-cell office:value-type="float" office:value="0.307387738670347" calcext:value-type="float">
            <text:p>0.30738773867034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42929675606012" calcext:value-type="float">
            <text:p>0.02429296756060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713972407086414" calcext:value-type="float">
            <text:p>7.13972407086414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0.000980872976949464" calcext:value-type="float">
            <text:p>0.000980872976949</text:p>
          </table:table-cell>
          <table:table-cell office:value-type="float" office:value="0.08" calcext:value-type="float">
            <text:p>0.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2" calcext:value-type="float">
            <text:p>10.2</text:p>
          </table:table-cell>
          <table:table-cell office:value-type="float" office:value="1319236084.19999" calcext:value-type="float">
            <text:p>1319236084.19999</text:p>
          </table:table-cell>
          <table:table-cell office:value-type="float" office:value="1.593669076" calcext:value-type="float">
            <text:p>1.593669076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1352468" calcext:value-type="float">
            <text:p>21352468</text:p>
          </table:table-cell>
          <table:table-cell office:value-type="float" office:value="0.307000057510927" calcext:value-type="float">
            <text:p>0.3070000575109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1880262228545" calcext:value-type="float">
            <text:p>0.0218802622285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103213752705841" calcext:value-type="float">
            <text:p>1.03213752705841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0.00790513833992092" calcext:value-type="float">
            <text:p>0.007905138339921</text:p>
          </table:table-cell>
          <table:table-cell office:value-type="float" office:value="0.338235294117647" calcext:value-type="float">
            <text:p>0.33823529411764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2.65" calcext:value-type="float">
            <text:p>12.65</text:p>
          </table:table-cell>
          <table:table-cell office:value-type="float" office:value="1637095271.9" calcext:value-type="float">
            <text:p>1637095271.9</text:p>
          </table:table-cell>
          <table:table-cell office:value-type="float" office:value="1.970540093" calcext:value-type="float">
            <text:p>1.970540093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1183167" calcext:value-type="float">
            <text:p>21183167</text:p>
          </table:table-cell>
          <table:table-cell office:value-type="float" office:value="0.304565893144697" calcext:value-type="float">
            <text:p>0.30456589314469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7925363010733" calcext:value-type="float">
            <text:p>0.02792536301073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14012976588436" calcext:value-type="float">
            <text:p>6.1401297658843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6" calcext:value-type="float">
            <text:p>10.26</text:p>
          </table:table-cell>
          <table:table-cell office:value-type="float" office:value="0.000975134080936108" calcext:value-type="float">
            <text:p>0.000975134080936</text:p>
          </table:table-cell>
          <table:table-cell office:value-type="float" office:value="0.0166666666666666" calcext:value-type="float">
            <text:p>0.01666666666666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0.26" calcext:value-type="float">
            <text:p>10.26</text:p>
          </table:table-cell>
          <table:table-cell office:value-type="float" office:value="1326996296.46" calcext:value-type="float">
            <text:p>1326996296.46</text:p>
          </table:table-cell>
          <table:table-cell office:value-type="float" office:value="1.598240423" calcext:value-type="float">
            <text:p>1.598240423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11-01</text:p>
          </table:table-cell>
          <table:table-cell office:value-type="float" office:value="2633933" calcext:value-type="float">
            <text:p>2633933</text:p>
          </table:table-cell>
          <table:table-cell office:value-type="float" office:value="0.304149307159353" calcext:value-type="float">
            <text:p>0.304149307159353</text:p>
          </table:table-cell>
          <table:table-cell table:style-name="ce15" office:value-type="string" calcext:value-type="string">
            <text:p>2005-11-30</text:p>
          </table:table-cell>
          <table:table-cell office:value-type="float" office:value="0.0159627083297138" calcext:value-type="float">
            <text:p>0.015962708329714</text:p>
          </table:table-cell>
          <table:table-cell table:style-name="ce15" office:value-type="string" calcext:value-type="string">
            <text:p>2005-11-30</text:p>
          </table:table-cell>
          <table:table-cell office:value-type="float" office:value="0.000000084583792550114" calcext:value-type="float">
            <text:p>8.4583792550114E-08</text:p>
          </table:table-cell>
          <table:table-cell table:style-name="ce15" office:value-type="string" calcext:value-type="string">
            <text:p>2005-11-30</text:p>
          </table:table-cell>
          <table:table-cell office:value-type="float" office:value="35.92" calcext:value-type="float">
            <text:p>35.92</text:p>
          </table:table-cell>
          <table:table-cell office:value-type="float" office:value="36.36" calcext:value-type="float">
            <text:p>36.36</text:p>
          </table:table-cell>
          <table:table-cell office:value-type="float" office:value="0.0121748754842279" calcext:value-type="float">
            <text:p>0.012174875484228</text:p>
          </table:table-cell>
          <table:table-cell office:value-type="float" office:value="-0.116267708842208" calcext:value-type="float">
            <text:p>-0.116267708842208</text:p>
          </table:table-cell>
          <table:table-cell table:style-name="ce15" office:value-type="string" calcext:value-type="string">
            <text:p>2005-11-30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11-30</text:p>
          </table:table-cell>
          <table:table-cell office:value-type="float" office:value="36.04" calcext:value-type="float">
            <text:p>36.04</text:p>
          </table:table-cell>
          <table:table-cell office:value-type="float" office:value="3109033553.66286" calcext:value-type="float">
            <text:p>3109033553.66286</text:p>
          </table:table-cell>
          <table:table-cell office:value-type="float" office:value="2.207057232" calcext:value-type="float">
            <text:p>2.207057232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9791390" calcext:value-type="float">
            <text:p>19791390</text:p>
          </table:table-cell>
          <table:table-cell office:value-type="float" office:value="0.303157193350617" calcext:value-type="float">
            <text:p>0.30315719335061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34592486648583" calcext:value-type="float">
            <text:p>0.01345924866485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87658153541464" calcext:value-type="float">
            <text:p>1.87658153541464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8.09" calcext:value-type="float">
            <text:p>18.09</text:p>
          </table:table-cell>
          <table:table-cell office:value-type="float" office:value="18.1" calcext:value-type="float">
            <text:p>18.1</text:p>
          </table:table-cell>
          <table:table-cell office:value-type="float" office:value="0.000552638850511277" calcext:value-type="float">
            <text:p>0.000552638850511</text:p>
          </table:table-cell>
          <table:table-cell office:value-type="float" office:value="-0.261023622047244" calcext:value-type="float">
            <text:p>-0.26102362204724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4823000" calcext:value-type="float">
            <text:p>254823000</text:p>
          </table:table-cell>
          <table:table-cell office:value-type="float" office:value="2265919000" calcext:value-type="float">
            <text:p>2265919000</text:p>
          </table:table-cell>
          <table:table-cell office:value-type="float" office:value="0.112459006698827" calcext:value-type="float">
            <text:p>0.11245900669882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8.1" calcext:value-type="float">
            <text:p>18.1</text:p>
          </table:table-cell>
          <table:table-cell office:value-type="float" office:value="3226003055.3" calcext:value-type="float">
            <text:p>3226003055.3</text:p>
          </table:table-cell>
          <table:table-cell office:value-type="float" office:value="0.944632147" calcext:value-type="float">
            <text:p>0.944632147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0947589" calcext:value-type="float">
            <text:p>20947589</text:p>
          </table:table-cell>
          <table:table-cell office:value-type="float" office:value="0.301178815850011" calcext:value-type="float">
            <text:p>0.30117881585001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5526816912055" calcext:value-type="float">
            <text:p>0.01455268169120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42348420652261" calcext:value-type="float">
            <text:p>6.4234842065226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2" calcext:value-type="float">
            <text:p>12.42</text:p>
          </table:table-cell>
          <table:table-cell office:value-type="float" office:value="0.000805477245267804" calcext:value-type="float">
            <text:p>0.000805477245268</text:p>
          </table:table-cell>
          <table:table-cell office:value-type="float" office:value="0.00796812749003981" calcext:value-type="float">
            <text:p>0.0079681274900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2.41" calcext:value-type="float">
            <text:p>12.41</text:p>
          </table:table-cell>
          <table:table-cell office:value-type="float" office:value="1578858681.19999" calcext:value-type="float">
            <text:p>1578858681.19999</text:p>
          </table:table-cell>
          <table:table-cell office:value-type="float" office:value="1.900441829" calcext:value-type="float">
            <text:p>1.900441829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9658725" calcext:value-type="float">
            <text:p>19658725</text:p>
          </table:table-cell>
          <table:table-cell office:value-type="float" office:value="0.301125079938883" calcext:value-type="float">
            <text:p>0.30112507993888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09791905581975" calcext:value-type="float">
            <text:p>0.01097919055819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0966314451554381" calcext:value-type="float">
            <text:p>9.66314451554381E-10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23" calcext:value-type="float">
            <text:p>19.23</text:p>
          </table:table-cell>
          <table:table-cell office:value-type="float" office:value="19.24" calcext:value-type="float">
            <text:p>19.24</text:p>
          </table:table-cell>
          <table:table-cell office:value-type="float" office:value="0.000519885625162361" calcext:value-type="float">
            <text:p>0.000519885625162</text:p>
          </table:table-cell>
          <table:table-cell office:value-type="float" office:value="-0.0998644374152733" calcext:value-type="float">
            <text:p>-0.09986443741527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54823000" calcext:value-type="float">
            <text:p>254823000</text:p>
          </table:table-cell>
          <table:table-cell office:value-type="float" office:value="2265919000" calcext:value-type="float">
            <text:p>2265919000</text:p>
          </table:table-cell>
          <table:table-cell office:value-type="float" office:value="0.112459006698827" calcext:value-type="float">
            <text:p>0.11245900669882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24" calcext:value-type="float">
            <text:p>19.24</text:p>
          </table:table-cell>
          <table:table-cell office:value-type="float" office:value="3429187778.12" calcext:value-type="float">
            <text:p>3429187778.12</text:p>
          </table:table-cell>
          <table:table-cell office:value-type="float" office:value="1.004128316" calcext:value-type="float">
            <text:p>1.004128316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3602900" calcext:value-type="float">
            <text:p>33602900</text:p>
          </table:table-cell>
          <table:table-cell office:value-type="float" office:value="0.300465860724632" calcext:value-type="float">
            <text:p>0.3004658607246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75628340408714" calcext:value-type="float">
            <text:p>0.01756283404087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13537987179699" calcext:value-type="float">
            <text:p>5.1353798717969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89" calcext:value-type="float">
            <text:p>5.89</text:p>
          </table:table-cell>
          <table:table-cell office:value-type="float" office:value="5.9" calcext:value-type="float">
            <text:p>5.9</text:p>
          </table:table-cell>
          <table:table-cell office:value-type="float" office:value="0.00169635284139112" calcext:value-type="float">
            <text:p>0.001696352841391</text:p>
          </table:table-cell>
          <table:table-cell office:value-type="float" office:value="0.00486223662884931" calcext:value-type="float">
            <text:p>0.00486223662884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89" calcext:value-type="float">
            <text:p>5.89</text:p>
          </table:table-cell>
          <table:table-cell office:value-type="float" office:value="905378569.92" calcext:value-type="float">
            <text:p>905378569.92</text:p>
          </table:table-cell>
          <table:table-cell office:value-type="float" office:value="0.750888180837166" calcext:value-type="float">
            <text:p>0.750888180837166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0742720" calcext:value-type="float">
            <text:p>20742720</text:p>
          </table:table-cell>
          <table:table-cell office:value-type="float" office:value="0.298233264320221" calcext:value-type="float">
            <text:p>0.29823326432022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07300182055166" calcext:value-type="float">
            <text:p>0.02073001820551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779649953496715" calcext:value-type="float">
            <text:p>7.7964995349671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.6" calcext:value-type="float">
            <text:p>13.6</text:p>
          </table:table-cell>
          <table:table-cell office:value-type="float" office:value="13.65" calcext:value-type="float">
            <text:p>13.65</text:p>
          </table:table-cell>
          <table:table-cell office:value-type="float" office:value="0.00366972477064225" calcext:value-type="float">
            <text:p>0.003669724770642</text:p>
          </table:table-cell>
          <table:table-cell office:value-type="float" office:value="0.0958904109589042" calcext:value-type="float">
            <text:p>0.09589041095890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.65" calcext:value-type="float">
            <text:p>13.65</text:p>
          </table:table-cell>
          <table:table-cell office:value-type="float" office:value="1766509917.9" calcext:value-type="float">
            <text:p>1766509917.9</text:p>
          </table:table-cell>
          <table:table-cell office:value-type="float" office:value="1.251215974" calcext:value-type="float">
            <text:p>1.251215974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1-01-01</text:p>
          </table:table-cell>
          <table:table-cell office:value-type="float" office:value="1331244" calcext:value-type="float">
            <text:p>1331244</text:p>
          </table:table-cell>
          <table:table-cell office:value-type="float" office:value="0.297152678571429" calcext:value-type="float">
            <text:p>0.297152678571429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0.00932463644942686" calcext:value-type="float">
            <text:p>0.009324636449427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0.00000000192496071810976" calcext:value-type="float">
            <text:p>1.92496071810976E-09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22.33" calcext:value-type="float">
            <text:p>22.33</text:p>
          </table:table-cell>
          <table:table-cell office:value-type="float" office:value="22.37" calcext:value-type="float">
            <text:p>22.37</text:p>
          </table:table-cell>
          <table:table-cell office:value-type="float" office:value="0.00178970917225963" calcext:value-type="float">
            <text:p>0.00178970917226</text:p>
          </table:table-cell>
          <table:table-cell office:value-type="float" office:value="-0.0249999999999999" calcext:value-type="float">
            <text:p>-0.025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17389000" calcext:value-type="float">
            <text:p>17389000</text:p>
          </table:table-cell>
          <table:table-cell office:value-type="float" office:value="853400000" calcext:value-type="float">
            <text:p>853400000</text:p>
          </table:table-cell>
          <table:table-cell office:value-type="float" office:value="0.0203761424888681" calcext:value-type="float">
            <text:p>0.020376142488868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22.37" calcext:value-type="float">
            <text:p>22.37</text:p>
          </table:table-cell>
          <table:table-cell office:value-type="float" office:value="1086045380.3" calcext:value-type="float">
            <text:p>1086045380.3</text:p>
          </table:table-cell>
          <table:table-cell office:value-type="float" office:value="1.10784292" calcext:value-type="float">
            <text:p>1.10784292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9337020" calcext:value-type="float">
            <text:p>19337020</text:p>
          </table:table-cell>
          <table:table-cell office:value-type="float" office:value="0.296197321712358" calcext:value-type="float">
            <text:p>0.29619732171235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01916757784022" calcext:value-type="float">
            <text:p>0.01019167577840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19987455822821" calcext:value-type="float">
            <text:p>1.19987455822821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9.91" calcext:value-type="float">
            <text:p>19.91</text:p>
          </table:table-cell>
          <table:table-cell office:value-type="float" office:value="19.92" calcext:value-type="float">
            <text:p>19.92</text:p>
          </table:table-cell>
          <table:table-cell office:value-type="float" office:value="0.000502134069796714" calcext:value-type="float">
            <text:p>0.000502134069797</text:p>
          </table:table-cell>
          <table:table-cell office:value-type="float" office:value="-0.0583690987124463" calcext:value-type="float">
            <text:p>-0.05836909871244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54823000" calcext:value-type="float">
            <text:p>254823000</text:p>
          </table:table-cell>
          <table:table-cell office:value-type="float" office:value="2265919000" calcext:value-type="float">
            <text:p>2265919000</text:p>
          </table:table-cell>
          <table:table-cell office:value-type="float" office:value="0.112459006698827" calcext:value-type="float">
            <text:p>0.11245900669882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9.92" calcext:value-type="float">
            <text:p>19.92</text:p>
          </table:table-cell>
          <table:table-cell office:value-type="float" office:value="3550385682.96" calcext:value-type="float">
            <text:p>3550385682.96</text:p>
          </table:table-cell>
          <table:table-cell office:value-type="float" office:value="1.307594859" calcext:value-type="float">
            <text:p>1.307594859</text:p>
          </table:table-cell>
        </table:table-row>
        <table:table-row table:style-name="ro1">
          <table:table-cell table:style-name="ce5" office:value-type="string" calcext:value-type="string">
            <text:p>GEVO.OQ</text:p>
          </table:table-cell>
          <table:table-cell table:style-name="ce15" office:value-type="string" calcext:value-type="string">
            <text:p>2013-06-01</text:p>
          </table:table-cell>
          <table:table-cell office:value-type="float" office:value="1595" calcext:value-type="float">
            <text:p>1595</text:p>
          </table:table-cell>
          <table:table-cell office:value-type="float" office:value="0.293198529411765" calcext:value-type="float">
            <text:p>0.293198529411765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658225901494136" calcext:value-type="float">
            <text:p>0.065822590149414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00000211154038340471" calcext:value-type="float">
            <text:p>2.11154038340471E-07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12840" calcext:value-type="float">
            <text:p>12840</text:p>
          </table:table-cell>
          <table:table-cell office:value-type="float" office:value="12900" calcext:value-type="float">
            <text:p>12900</text:p>
          </table:table-cell>
          <table:table-cell office:value-type="float" office:value="0.00466200466200466" calcext:value-type="float">
            <text:p>0.004662004662005</text:p>
          </table:table-cell>
          <table:table-cell office:value-type="float" office:value="-0.639839034205231" calcext:value-type="float">
            <text:p>-0.639839034205231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-8025000" calcext:value-type="float">
            <text:p>-8025000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-0.0514057305378865" calcext:value-type="float">
            <text:p>-0.051405730537887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12840" calcext:value-type="float">
            <text:p>12840</text:p>
          </table:table-cell>
          <table:table-cell office:value-type="float" office:value="89415265.8699999" calcext:value-type="float">
            <text:p>89415265.8699999</text:p>
          </table:table-cell>
          <table:table-cell office:value-type="float" office:value="1.018055556" calcext:value-type="float">
            <text:p>1.018055556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6941841" calcext:value-type="float">
            <text:p>16941841</text:p>
          </table:table-cell>
          <table:table-cell office:value-type="float" office:value="0.291718455127764" calcext:value-type="float">
            <text:p>0.29171845512776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80627680582642" calcext:value-type="float">
            <text:p>0.03806276805826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70671073669474" calcext:value-type="float">
            <text:p>3.7067107366947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4.34" calcext:value-type="float">
            <text:p>24.34</text:p>
          </table:table-cell>
          <table:table-cell office:value-type="float" office:value="24.35" calcext:value-type="float">
            <text:p>24.35</text:p>
          </table:table-cell>
          <table:table-cell office:value-type="float" office:value="0.000410761963442249" calcext:value-type="float">
            <text:p>0.000410761963442</text:p>
          </table:table-cell>
          <table:table-cell office:value-type="float" office:value="-0.17016317016317" calcext:value-type="float">
            <text:p>-0.170163170163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4.34" calcext:value-type="float">
            <text:p>24.34</text:p>
          </table:table-cell>
          <table:table-cell office:value-type="float" office:value="6819983953.98" calcext:value-type="float">
            <text:p>6819983953.98</text:p>
          </table:table-cell>
          <table:table-cell office:value-type="float" office:value="3.92344173278361" calcext:value-type="float">
            <text:p>3.92344173278361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4-01</text:p>
          </table:table-cell>
          <table:table-cell office:value-type="float" office:value="1279180" calcext:value-type="float">
            <text:p>1279180</text:p>
          </table:table-cell>
          <table:table-cell office:value-type="float" office:value="0.290524642289348" calcext:value-type="float">
            <text:p>0.290524642289348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0.0380908174185154" calcext:value-type="float">
            <text:p>0.038090817418515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0.0000000243034783767513" calcext:value-type="float">
            <text:p>2.43034783767513E-08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13.78" calcext:value-type="float">
            <text:p>13.78</text:p>
          </table:table-cell>
          <table:table-cell office:value-type="float" office:value="13.81" calcext:value-type="float">
            <text:p>13.81</text:p>
          </table:table-cell>
          <table:table-cell office:value-type="float" office:value="0.00217470097861552" calcext:value-type="float">
            <text:p>0.002174700978616</text:p>
          </table:table-cell>
          <table:table-cell office:value-type="float" office:value="-0.441012658227848" calcext:value-type="float">
            <text:p>-0.441012658227848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4-30</text:p>
          </table:table-cell>
          <table:table-cell office:value-type="float" office:value="13.78" calcext:value-type="float">
            <text:p>13.78</text:p>
          </table:table-cell>
          <table:table-cell office:value-type="float" office:value="249230454.2" calcext:value-type="float">
            <text:p>249230454.2</text:p>
          </table:table-cell>
          <table:table-cell office:value-type="float" office:value="0.951286692" calcext:value-type="float">
            <text:p>0.951286692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10-01</text:p>
          </table:table-cell>
          <table:table-cell office:value-type="float" office:value="2502650" calcext:value-type="float">
            <text:p>2502650</text:p>
          </table:table-cell>
          <table:table-cell office:value-type="float" office:value="0.2889896073903" calcext:value-type="float">
            <text:p>0.2889896073903</text:p>
          </table:table-cell>
          <table:table-cell table:style-name="ce15" office:value-type="string" calcext:value-type="string">
            <text:p>2005-10-31</text:p>
          </table:table-cell>
          <table:table-cell office:value-type="float" office:value="0.014815751860575" calcext:value-type="float">
            <text:p>0.014815751860575</text:p>
          </table:table-cell>
          <table:table-cell table:style-name="ce15" office:value-type="string" calcext:value-type="string">
            <text:p>2005-10-31</text:p>
          </table:table-cell>
          <table:table-cell office:value-type="float" office:value="0.0000000622940268137895" calcext:value-type="float">
            <text:p>6.22940268137895E-08</text:p>
          </table:table-cell>
          <table:table-cell table:style-name="ce15" office:value-type="string" calcext:value-type="string">
            <text:p>2005-10-31</text:p>
          </table:table-cell>
          <table:table-cell office:value-type="float" office:value="36.14" calcext:value-type="float">
            <text:p>36.14</text:p>
          </table:table-cell>
          <table:table-cell office:value-type="float" office:value="36.3" calcext:value-type="float">
            <text:p>36.3</text:p>
          </table:table-cell>
          <table:table-cell office:value-type="float" office:value="0.00441744892324673" calcext:value-type="float">
            <text:p>0.004417448923247</text:p>
          </table:table-cell>
          <table:table-cell office:value-type="float" office:value="-0.0533402382185395" calcext:value-type="float">
            <text:p>-0.05334023821854</text:p>
          </table:table-cell>
          <table:table-cell table:style-name="ce15" office:value-type="string" calcext:value-type="string">
            <text:p>2005-10-31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10-31</text:p>
          </table:table-cell>
          <table:table-cell office:value-type="float" office:value="36.18" calcext:value-type="float">
            <text:p>36.18</text:p>
          </table:table-cell>
          <table:table-cell office:value-type="float" office:value="3126862997.22601" calcext:value-type="float">
            <text:p>3126862997.22601</text:p>
          </table:table-cell>
          <table:table-cell office:value-type="float" office:value="2.219831788" calcext:value-type="float">
            <text:p>2.219831788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6-08-01</text:p>
          </table:table-cell>
          <table:table-cell office:value-type="float" office:value="37453345" calcext:value-type="float">
            <text:p>37453345</text:p>
          </table:table-cell>
          <table:table-cell office:value-type="float" office:value="0.288904920587169" calcext:value-type="float">
            <text:p>0.288904920587169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330413634145631" calcext:value-type="float">
            <text:p>0.033041363414563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00000000980647018898125" calcext:value-type="float">
            <text:p>9.80647018898125E-10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2.73" calcext:value-type="float">
            <text:p>12.73</text:p>
          </table:table-cell>
          <table:table-cell office:value-type="float" office:value="12.74" calcext:value-type="float">
            <text:p>12.74</text:p>
          </table:table-cell>
          <table:table-cell office:value-type="float" office:value="0.000785237534354125" calcext:value-type="float">
            <text:p>0.000785237534354</text:p>
          </table:table-cell>
          <table:table-cell office:value-type="float" office:value="3.55952380952381" calcext:value-type="float">
            <text:p>3.55952380952381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57580000" calcext:value-type="float">
            <text:p>157580000</text:p>
          </table:table-cell>
          <table:table-cell office:value-type="float" office:value="1332489000" calcext:value-type="float">
            <text:p>1332489000</text:p>
          </table:table-cell>
          <table:table-cell office:value-type="float" office:value="0.118259888074123" calcext:value-type="float">
            <text:p>0.118259888074123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2.74" calcext:value-type="float">
            <text:p>12.74</text:p>
          </table:table-cell>
          <table:table-cell office:value-type="float" office:value="2068525730.18" calcext:value-type="float">
            <text:p>2068525730.18</text:p>
          </table:table-cell>
          <table:table-cell office:value-type="float" office:value="4.169237596" calcext:value-type="float">
            <text:p>4.169237596</text:p>
          </table:table-cell>
        </table:table-row>
        <table:table-row table:style-name="ro1">
          <table:table-cell office:value-type="string" calcext:value-type="string">
            <text:p>FT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34386467" calcext:value-type="float">
            <text:p>34386467</text:p>
          </table:table-cell>
          <table:table-cell office:value-type="float" office:value="0.287993860971524" calcext:value-type="float">
            <text:p>0.28799386097152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92850553639714" calcext:value-type="float">
            <text:p>0.01928505536397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0498707764165488" calcext:value-type="float">
            <text:p>4.98707764165488E-10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2.45" calcext:value-type="float">
            <text:p>32.45</text:p>
          </table:table-cell>
          <table:table-cell office:value-type="float" office:value="32.46" calcext:value-type="float">
            <text:p>32.46</text:p>
          </table:table-cell>
          <table:table-cell office:value-type="float" office:value="0.000308118933908427" calcext:value-type="float">
            <text:p>0.000308118933908</text:p>
          </table:table-cell>
          <table:table-cell office:value-type="float" office:value="-0.0687091017251636" calcext:value-type="float">
            <text:p>-0.06870910172516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569600000" calcext:value-type="float">
            <text:p>1569600000</text:p>
          </table:table-cell>
          <table:table-cell office:value-type="float" office:value="18679300000" calcext:value-type="float">
            <text:p>18679300000</text:p>
          </table:table-cell>
          <table:table-cell office:value-type="float" office:value="0.0840288447639901" calcext:value-type="float">
            <text:p>0.0840288447639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2.46" calcext:value-type="float">
            <text:p>32.46</text:p>
          </table:table-cell>
          <table:table-cell office:value-type="float" office:value="15087611491.74" calcext:value-type="float">
            <text:p>15087611491.74</text:p>
          </table:table-cell>
          <table:table-cell office:value-type="float" office:value="1.1041138" calcext:value-type="float">
            <text:p>1.1041138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08-01</text:p>
          </table:table-cell>
          <table:table-cell office:value-type="float" office:value="210362" calcext:value-type="float">
            <text:p>210362</text:p>
          </table:table-cell>
          <table:table-cell office:value-type="float" office:value="0.287450465961575" calcext:value-type="float">
            <text:p>0.287450465961575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0.0251716135987315" calcext:value-type="float">
            <text:p>0.025171613598732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0.00000000492063852432358" calcext:value-type="float">
            <text:p>4.92063852432358E-09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59.6" calcext:value-type="float">
            <text:p>59.6</text:p>
          </table:table-cell>
          <table:table-cell office:value-type="float" office:value="59.68" calcext:value-type="float">
            <text:p>59.68</text:p>
          </table:table-cell>
          <table:table-cell office:value-type="float" office:value="0.00134138162307174" calcext:value-type="float">
            <text:p>0.001341381623072</text:p>
          </table:table-cell>
          <table:table-cell office:value-type="float" office:value="0.00277008310249314" calcext:value-type="float">
            <text:p>0.002770083102493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59.92" calcext:value-type="float">
            <text:p>59.92</text:p>
          </table:table-cell>
          <table:table-cell office:value-type="float" office:value="573470614.15" calcext:value-type="float">
            <text:p>573470614.15</text:p>
          </table:table-cell>
          <table:table-cell office:value-type="float" office:value="1.048837922" calcext:value-type="float">
            <text:p>1.048837922</text:p>
          </table:table-cell>
        </table:table-row>
        <table:table-row table:style-name="ro1">
          <table:table-cell office:value-type="string" calcext:value-type="string">
            <text:p>NOG.A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7887721" calcext:value-type="float">
            <text:p>17887721</text:p>
          </table:table-cell>
          <table:table-cell office:value-type="float" office:value="0.286621498934606" calcext:value-type="float">
            <text:p>0.28662149893460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633343906916603" calcext:value-type="float">
            <text:p>0.0633343906916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303342062072355" calcext:value-type="float">
            <text:p>3.03342062072355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0.00443458980044336" calcext:value-type="float">
            <text:p>0.004434589800443</text:p>
          </table:table-cell>
          <table:table-cell office:value-type="float" office:value="0.239024390243902" calcext:value-type="float">
            <text:p>0.23902439024390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38982550" calcext:value-type="float">
            <text:p>138982550</text:p>
          </table:table-cell>
          <table:table-cell office:value-type="float" office:value="632253680" calcext:value-type="float">
            <text:p>632253680</text:p>
          </table:table-cell>
          <table:table-cell office:value-type="float" office:value="0.219820863676112" calcext:value-type="float">
            <text:p>0.21982086367611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26" calcext:value-type="float">
            <text:p>2.26</text:p>
          </table:table-cell>
          <table:table-cell office:value-type="float" office:value="855032738.2" calcext:value-type="float">
            <text:p>855032738.2</text:p>
          </table:table-cell>
          <table:table-cell office:value-type="float" office:value="67.3788224598527" calcext:value-type="float">
            <text:p>67.3788224598527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6-01</text:p>
          </table:table-cell>
          <table:table-cell office:value-type="float" office:value="1248681" calcext:value-type="float">
            <text:p>1248681</text:p>
          </table:table-cell>
          <table:table-cell office:value-type="float" office:value="0.283597774244833" calcext:value-type="float">
            <text:p>0.283597774244833</text:p>
          </table:table-cell>
          <table:table-cell table:style-name="ce15" office:value-type="string" calcext:value-type="string">
            <text:p>2010-06-30</text:p>
          </table:table-cell>
          <table:table-cell office:value-type="float" office:value="0.041143824369019" calcext:value-type="float">
            <text:p>0.041143824369019</text:p>
          </table:table-cell>
          <table:table-cell table:style-name="ce15" office:value-type="string" calcext:value-type="string">
            <text:p>2010-06-30</text:p>
          </table:table-cell>
          <table:table-cell office:value-type="float" office:value="0.0000000272732034403887" calcext:value-type="float">
            <text:p>2.72732034403887E-08</text:p>
          </table:table-cell>
          <table:table-cell table:style-name="ce15" office:value-type="string" calcext:value-type="string">
            <text:p>2010-06-30</text:p>
          </table:table-cell>
          <table:table-cell office:value-type="float" office:value="8.37" calcext:value-type="float">
            <text:p>8.37</text:p>
          </table:table-cell>
          <table:table-cell office:value-type="float" office:value="8.39" calcext:value-type="float">
            <text:p>8.39</text:p>
          </table:table-cell>
          <table:table-cell office:value-type="float" office:value="0.0023866348448689" calcext:value-type="float">
            <text:p>0.002386634844869</text:p>
          </table:table-cell>
          <table:table-cell office:value-type="float" office:value="-0.127272727272727" calcext:value-type="float">
            <text:p>-0.127272727272727</text:p>
          </table:table-cell>
          <table:table-cell table:style-name="ce15" office:value-type="string" calcext:value-type="string">
            <text:p>2010-06-30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6-30</text:p>
          </table:table-cell>
          <table:table-cell office:value-type="float" office:value="8.37" calcext:value-type="float">
            <text:p>8.37</text:p>
          </table:table-cell>
          <table:table-cell office:value-type="float" office:value="163805110.109999" calcext:value-type="float">
            <text:p>163805110.109999</text:p>
          </table:table-cell>
          <table:table-cell office:value-type="float" office:value="0.589075298" calcext:value-type="float">
            <text:p>0.589075298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26845180" calcext:value-type="float">
            <text:p>26845180</text:p>
          </table:table-cell>
          <table:table-cell office:value-type="float" office:value="0.282277764926079" calcext:value-type="float">
            <text:p>0.28227776492607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9633555165871" calcext:value-type="float">
            <text:p>0.01963355516587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140429263228581" calcext:value-type="float">
            <text:p>1.40429263228581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4" calcext:value-type="float">
            <text:p>25.04</text:p>
          </table:table-cell>
          <table:table-cell office:value-type="float" office:value="0.000399440782903855" calcext:value-type="float">
            <text:p>0.000399440782904</text:p>
          </table:table-cell>
          <table:table-cell office:value-type="float" office:value="-0.340005802146794" calcext:value-type="float">
            <text:p>-0.34000580214679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71467000" calcext:value-type="float">
            <text:p>371467000</text:p>
          </table:table-cell>
          <table:table-cell office:value-type="float" office:value="2526214000" calcext:value-type="float">
            <text:p>2526214000</text:p>
          </table:table-cell>
          <table:table-cell office:value-type="float" office:value="0.147044945519263" calcext:value-type="float">
            <text:p>0.14704494551926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5.04" calcext:value-type="float">
            <text:p>25.04</text:p>
          </table:table-cell>
          <table:table-cell office:value-type="float" office:value="2366985827.52" calcext:value-type="float">
            <text:p>2366985827.52</text:p>
          </table:table-cell>
          <table:table-cell office:value-type="float" office:value="4.093169671" calcext:value-type="float">
            <text:p>4.093169671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26676757" calcext:value-type="float">
            <text:p>26676757</text:p>
          </table:table-cell>
          <table:table-cell office:value-type="float" office:value="0.282275802594544" calcext:value-type="float">
            <text:p>0.28227580259454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39453304550828" calcext:value-type="float">
            <text:p>0.02394533045508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196160645633798" calcext:value-type="float">
            <text:p>1.96160645633798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48" calcext:value-type="float">
            <text:p>21.48</text:p>
          </table:table-cell>
          <table:table-cell office:value-type="float" office:value="21.49" calcext:value-type="float">
            <text:p>21.49</text:p>
          </table:table-cell>
          <table:table-cell office:value-type="float" office:value="0.000465441005352479" calcext:value-type="float">
            <text:p>0.000465441005352</text:p>
          </table:table-cell>
          <table:table-cell office:value-type="float" office:value="-0.157712970069071" calcext:value-type="float">
            <text:p>-0.15771297006907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49" calcext:value-type="float">
            <text:p>21.49</text:p>
          </table:table-cell>
          <table:table-cell office:value-type="float" office:value="2028281708.66999" calcext:value-type="float">
            <text:p>2028281708.66999</text:p>
          </table:table-cell>
          <table:table-cell office:value-type="float" office:value="3.598426074" calcext:value-type="float">
            <text:p>3.598426074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6158657" calcext:value-type="float">
            <text:p>16158657</text:p>
          </table:table-cell>
          <table:table-cell office:value-type="float" office:value="0.280046048526863" calcext:value-type="float">
            <text:p>0.28004604852686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18280824294792" calcext:value-type="float">
            <text:p>0.02182808242947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1396487890546" calcext:value-type="float">
            <text:p>2.139648789054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2.12" calcext:value-type="float">
            <text:p>32.12</text:p>
          </table:table-cell>
          <table:table-cell office:value-type="float" office:value="32.13" calcext:value-type="float">
            <text:p>32.13</text:p>
          </table:table-cell>
          <table:table-cell office:value-type="float" office:value="0.000311284046692766" calcext:value-type="float">
            <text:p>0.000311284046693</text:p>
          </table:table-cell>
          <table:table-cell office:value-type="float" office:value="-0.239510908654999" calcext:value-type="float">
            <text:p>-0.23951090865499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2.12" calcext:value-type="float">
            <text:p>32.12</text:p>
          </table:table-cell>
          <table:table-cell office:value-type="float" office:value="2123720324.25" calcext:value-type="float">
            <text:p>2123720324.25</text:p>
          </table:table-cell>
          <table:table-cell office:value-type="float" office:value="1.457789017" calcext:value-type="float">
            <text:p>1.457789017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26426483" calcext:value-type="float">
            <text:p>26426483</text:p>
          </table:table-cell>
          <table:table-cell office:value-type="float" office:value="0.279627568619982" calcext:value-type="float">
            <text:p>0.27962756861998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43408980112378" calcext:value-type="float">
            <text:p>0.01434089801123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186628041721642" calcext:value-type="float">
            <text:p>1.86628041721642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1.94" calcext:value-type="float">
            <text:p>21.94</text:p>
          </table:table-cell>
          <table:table-cell office:value-type="float" office:value="21.95" calcext:value-type="float">
            <text:p>21.95</text:p>
          </table:table-cell>
          <table:table-cell office:value-type="float" office:value="0.000455684666210891" calcext:value-type="float">
            <text:p>0.000455684666211</text:p>
          </table:table-cell>
          <table:table-cell office:value-type="float" office:value="-0.294645719781981" calcext:value-type="float">
            <text:p>-0.29464571978198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1.95" calcext:value-type="float">
            <text:p>21.95</text:p>
          </table:table-cell>
          <table:table-cell office:value-type="float" office:value="2071697696.85" calcext:value-type="float">
            <text:p>2071697696.85</text:p>
          </table:table-cell>
          <table:table-cell office:value-type="float" office:value="3.568917416" calcext:value-type="float">
            <text:p>3.568917416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2142175" calcext:value-type="float">
            <text:p>2142175</text:p>
          </table:table-cell>
          <table:table-cell office:value-type="float" office:value="0.279014411961994" calcext:value-type="float">
            <text:p>0.27901441196199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120489816871603" calcext:value-type="float">
            <text:p>0.01204898168716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00166110627651689" calcext:value-type="float">
            <text:p>1.66110627651689E-0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57.44" calcext:value-type="float">
            <text:p>57.44</text:p>
          </table:table-cell>
          <table:table-cell office:value-type="float" office:value="57.52" calcext:value-type="float">
            <text:p>57.52</text:p>
          </table:table-cell>
          <table:table-cell office:value-type="float" office:value="0.00139178844815597" calcext:value-type="float">
            <text:p>0.001391788448156</text:p>
          </table:table-cell>
          <table:table-cell office:value-type="float" office:value="-0.102635228848821" calcext:value-type="float">
            <text:p>-0.102635228848821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57.44" calcext:value-type="float">
            <text:p>57.44</text:p>
          </table:table-cell>
          <table:table-cell office:value-type="float" office:value="2218929371.83999" calcext:value-type="float">
            <text:p>2218929371.83999</text:p>
          </table:table-cell>
          <table:table-cell office:value-type="float" office:value="0.908092121" calcext:value-type="float">
            <text:p>0.908092121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6063634" calcext:value-type="float">
            <text:p>16063634</text:p>
          </table:table-cell>
          <table:table-cell office:value-type="float" office:value="0.278399202772964" calcext:value-type="float">
            <text:p>0.27839920277296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92947653525348" calcext:value-type="float">
            <text:p>0.01929476535253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24274054953111" calcext:value-type="float">
            <text:p>2.2427405495311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1.72" calcext:value-type="float">
            <text:p>31.72</text:p>
          </table:table-cell>
          <table:table-cell office:value-type="float" office:value="31.73" calcext:value-type="float">
            <text:p>31.73</text:p>
          </table:table-cell>
          <table:table-cell office:value-type="float" office:value="0.000315208825847173" calcext:value-type="float">
            <text:p>0.000315208825847</text:p>
          </table:table-cell>
          <table:table-cell office:value-type="float" office:value="-0.297771775827144" calcext:value-type="float">
            <text:p>-0.2977717758271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1.72" calcext:value-type="float">
            <text:p>31.72</text:p>
          </table:table-cell>
          <table:table-cell office:value-type="float" office:value="2085341315.19999" calcext:value-type="float">
            <text:p>2085341315.19999</text:p>
          </table:table-cell>
          <table:table-cell office:value-type="float" office:value="1.45131144" calcext:value-type="float">
            <text:p>1.45131144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26319335" calcext:value-type="float">
            <text:p>26319335</text:p>
          </table:table-cell>
          <table:table-cell office:value-type="float" office:value="0.276748491093773" calcext:value-type="float">
            <text:p>0.27674849109377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46858528680904" calcext:value-type="float">
            <text:p>0.014685852868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37766460698982" calcext:value-type="float">
            <text:p>1.37766460698982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2.74" calcext:value-type="float">
            <text:p>22.74</text:p>
          </table:table-cell>
          <table:table-cell office:value-type="float" office:value="22.75" calcext:value-type="float">
            <text:p>22.75</text:p>
          </table:table-cell>
          <table:table-cell office:value-type="float" office:value="0.000439657067487429" calcext:value-type="float">
            <text:p>0.000439657067487</text:p>
          </table:table-cell>
          <table:table-cell office:value-type="float" office:value="-0.298275862068965" calcext:value-type="float">
            <text:p>-0.29827586206896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71467000" calcext:value-type="float">
            <text:p>371467000</text:p>
          </table:table-cell>
          <table:table-cell office:value-type="float" office:value="2526214000" calcext:value-type="float">
            <text:p>2526214000</text:p>
          </table:table-cell>
          <table:table-cell office:value-type="float" office:value="0.147044945519263" calcext:value-type="float">
            <text:p>0.14704494551926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2.75" calcext:value-type="float">
            <text:p>22.75</text:p>
          </table:table-cell>
          <table:table-cell office:value-type="float" office:value="2160297594" calcext:value-type="float">
            <text:p>2160297594</text:p>
          </table:table-cell>
          <table:table-cell office:value-type="float" office:value="3.441427621" calcext:value-type="float">
            <text:p>3.441427621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09-01</text:p>
          </table:table-cell>
          <table:table-cell office:value-type="float" office:value="2395236" calcext:value-type="float">
            <text:p>2395236</text:p>
          </table:table-cell>
          <table:table-cell office:value-type="float" office:value="0.276586143187067" calcext:value-type="float">
            <text:p>0.276586143187067</text:p>
          </table:table-cell>
          <table:table-cell table:style-name="ce15" office:value-type="string" calcext:value-type="string">
            <text:p>2005-09-30</text:p>
          </table:table-cell>
          <table:table-cell office:value-type="float" office:value="0.0124948023448794" calcext:value-type="float">
            <text:p>0.012494802344879</text:p>
          </table:table-cell>
          <table:table-cell table:style-name="ce15" office:value-type="string" calcext:value-type="string">
            <text:p>2005-09-30</text:p>
          </table:table-cell>
          <table:table-cell office:value-type="float" office:value="0.0000000503328244370021" calcext:value-type="float">
            <text:p>5.03328244370021E-08</text:p>
          </table:table-cell>
          <table:table-cell table:style-name="ce15" office:value-type="string" calcext:value-type="string">
            <text:p>2005-09-30</text:p>
          </table:table-cell>
          <table:table-cell office:value-type="float" office:value="36.52" calcext:value-type="float">
            <text:p>36.52</text:p>
          </table:table-cell>
          <table:table-cell office:value-type="float" office:value="36.86" calcext:value-type="float">
            <text:p>36.86</text:p>
          </table:table-cell>
          <table:table-cell office:value-type="float" office:value="0.0092668301989642" calcext:value-type="float">
            <text:p>0.009266830198964</text:p>
          </table:table-cell>
          <table:table-cell office:value-type="float" office:value="-0.0414848109011158" calcext:value-type="float">
            <text:p>-0.041484810901116</text:p>
          </table:table-cell>
          <table:table-cell table:style-name="ce15" office:value-type="string" calcext:value-type="string">
            <text:p>2005-09-30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09-30</text:p>
          </table:table-cell>
          <table:table-cell office:value-type="float" office:value="36.56" calcext:value-type="float">
            <text:p>36.56</text:p>
          </table:table-cell>
          <table:table-cell office:value-type="float" office:value="3139244573.58154" calcext:value-type="float">
            <text:p>3139244573.58154</text:p>
          </table:table-cell>
          <table:table-cell office:value-type="float" office:value="2.243146771" calcext:value-type="float">
            <text:p>2.243146771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6-06-01</text:p>
          </table:table-cell>
          <table:table-cell office:value-type="float" office:value="8165742" calcext:value-type="float">
            <text:p>8165742</text:p>
          </table:table-cell>
          <table:table-cell office:value-type="float" office:value="0.275851023579488" calcext:value-type="float">
            <text:p>0.275851023579488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589449813028198" calcext:value-type="float">
            <text:p>0.05894498130282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0000000601101502017673" calcext:value-type="float">
            <text:p>6.01101502017673E-09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9.06244" calcext:value-type="float">
            <text:p>9.06244</text:p>
          </table:table-cell>
          <table:table-cell office:value-type="float" office:value="9.070762" calcext:value-type="float">
            <text:p>9.070762</text:p>
          </table:table-cell>
          <table:table-cell office:value-type="float" office:value="0.000917874294898551" calcext:value-type="float">
            <text:p>0.000917874294899</text:p>
          </table:table-cell>
          <table:table-cell office:value-type="float" office:value="-0.777777777777778" calcext:value-type="float">
            <text:p>-0.777777777777778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9.070762" calcext:value-type="float">
            <text:p>9.070762</text:p>
          </table:table-cell>
          <table:table-cell office:value-type="float" office:value="1530330308.4" calcext:value-type="float">
            <text:p>1530330308.4</text:p>
          </table:table-cell>
          <table:table-cell office:value-type="float" office:value="1.044532633" calcext:value-type="float">
            <text:p>1.044532633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6065114" calcext:value-type="float">
            <text:p>26065114</text:p>
          </table:table-cell>
          <table:table-cell office:value-type="float" office:value="0.275803800816879" calcext:value-type="float">
            <text:p>0.27580380081687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00593928856771" calcext:value-type="float">
            <text:p>0.01005939288567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51306257191897" calcext:value-type="float">
            <text:p>1.5130625719189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7" calcext:value-type="float">
            <text:p>23.87</text:p>
          </table:table-cell>
          <table:table-cell office:value-type="float" office:value="0.000419023674837694" calcext:value-type="float">
            <text:p>0.000419023674838</text:p>
          </table:table-cell>
          <table:table-cell office:value-type="float" office:value="-0.111237230419977" calcext:value-type="float">
            <text:p>-0.11123723041997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85" calcext:value-type="float">
            <text:p>23.85</text:p>
          </table:table-cell>
          <table:table-cell office:value-type="float" office:value="2239682760.9" calcext:value-type="float">
            <text:p>2239682760.9</text:p>
          </table:table-cell>
          <table:table-cell office:value-type="float" office:value="3.993599901" calcext:value-type="float">
            <text:p>3.993599901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6022793" calcext:value-type="float">
            <text:p>26022793</text:p>
          </table:table-cell>
          <table:table-cell office:value-type="float" office:value="0.275355987979599" calcext:value-type="float">
            <text:p>0.27535598797959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8749568996714" calcext:value-type="float">
            <text:p>0.01487495689967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83266522301916" calcext:value-type="float">
            <text:p>1.8326652230191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24" calcext:value-type="float">
            <text:p>22.24</text:p>
          </table:table-cell>
          <table:table-cell office:value-type="float" office:value="22.25" calcext:value-type="float">
            <text:p>22.25</text:p>
          </table:table-cell>
          <table:table-cell office:value-type="float" office:value="0.000449539222297216" calcext:value-type="float">
            <text:p>0.000449539222297</text:p>
          </table:table-cell>
          <table:table-cell office:value-type="float" office:value="-0.0147420147420149" calcext:value-type="float">
            <text:p>-0.01474201474201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25" calcext:value-type="float">
            <text:p>22.25</text:p>
          </table:table-cell>
          <table:table-cell office:value-type="float" office:value="2148592937.92" calcext:value-type="float">
            <text:p>2148592937.92</text:p>
          </table:table-cell>
          <table:table-cell office:value-type="float" office:value="3.930918437" calcext:value-type="float">
            <text:p>3.930918437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5864299" calcext:value-type="float">
            <text:p>15864299</text:p>
          </table:table-cell>
          <table:table-cell office:value-type="float" office:value="0.27494452339688" calcext:value-type="float">
            <text:p>0.2749445233968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92291911956751" calcext:value-type="float">
            <text:p>0.01922919119567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06803914575608" calcext:value-type="float">
            <text:p>3.06803914575608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0.75" calcext:value-type="float">
            <text:p>30.75</text:p>
          </table:table-cell>
          <table:table-cell office:value-type="float" office:value="30.76" calcext:value-type="float">
            <text:p>30.76</text:p>
          </table:table-cell>
          <table:table-cell office:value-type="float" office:value="0.00032515038205175" calcext:value-type="float">
            <text:p>0.000325150382052</text:p>
          </table:table-cell>
          <table:table-cell office:value-type="float" office:value="-0.231593995711222" calcext:value-type="float">
            <text:p>-0.2315939957112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0.75" calcext:value-type="float">
            <text:p>30.75</text:p>
          </table:table-cell>
          <table:table-cell office:value-type="float" office:value="2024942634.75" calcext:value-type="float">
            <text:p>2024942634.75</text:p>
          </table:table-cell>
          <table:table-cell office:value-type="float" office:value="1.389984877" calcext:value-type="float">
            <text:p>1.389984877</text:p>
          </table:table-cell>
        </table:table-row>
        <table:table-row table:style-name="ro1">
          <table:table-cell office:value-type="string" calcext:value-type="string">
            <text:p>STRA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929850" calcext:value-type="float">
            <text:p>2929850</text:p>
          </table:table-cell>
          <table:table-cell office:value-type="float" office:value="0.274381906724106" calcext:value-type="float">
            <text:p>0.27438190672410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60611934425998" calcext:value-type="float">
            <text:p>0.036061193442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790944473202" calcext:value-type="float">
            <text:p>2.79094447320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6.49" calcext:value-type="float">
            <text:p>136.49</text:p>
          </table:table-cell>
          <table:table-cell office:value-type="float" office:value="136.63" calcext:value-type="float">
            <text:p>136.63</text:p>
          </table:table-cell>
          <table:table-cell office:value-type="float" office:value="0.00102519039250136" calcext:value-type="float">
            <text:p>0.001025190392501</text:p>
          </table:table-cell>
          <table:table-cell office:value-type="float" office:value="0.267963317545097" calcext:value-type="float">
            <text:p>0.26796331754509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9674000" calcext:value-type="float">
            <text:p>209674000</text:p>
          </table:table-cell>
          <table:table-cell office:value-type="float" office:value="321278000" calcext:value-type="float">
            <text:p>321278000</text:p>
          </table:table-cell>
          <table:table-cell office:value-type="float" office:value="0.652624829586838" calcext:value-type="float">
            <text:p>0.65262482958683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6.49" calcext:value-type="float">
            <text:p>136.49</text:p>
          </table:table-cell>
          <table:table-cell office:value-type="float" office:value="2963100309.65" calcext:value-type="float">
            <text:p>2963100309.65</text:p>
          </table:table-cell>
          <table:table-cell office:value-type="float" office:value="2.103818227" calcext:value-type="float">
            <text:p>2.103818227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08-01</text:p>
          </table:table-cell>
          <table:table-cell office:value-type="float" office:value="2364999" calcext:value-type="float">
            <text:p>2364999</text:p>
          </table:table-cell>
          <table:table-cell office:value-type="float" office:value="0.273094572748268" calcext:value-type="float">
            <text:p>0.273094572748268</text:p>
          </table:table-cell>
          <table:table-cell table:style-name="ce15" office:value-type="string" calcext:value-type="string">
            <text:p>2005-08-31</text:p>
          </table:table-cell>
          <table:table-cell office:value-type="float" office:value="0.0111921235007544" calcext:value-type="float">
            <text:p>0.011192123500755</text:p>
          </table:table-cell>
          <table:table-cell table:style-name="ce15" office:value-type="string" calcext:value-type="string">
            <text:p>2005-08-31</text:p>
          </table:table-cell>
          <table:table-cell office:value-type="float" office:value="0.0000000483963549049963" calcext:value-type="float">
            <text:p>4.83963549049963E-08</text:p>
          </table:table-cell>
          <table:table-cell table:style-name="ce15" office:value-type="string" calcext:value-type="string">
            <text:p>2005-08-31</text:p>
          </table:table-cell>
          <table:table-cell office:value-type="float" office:value="39.74" calcext:value-type="float">
            <text:p>39.74</text:p>
          </table:table-cell>
          <table:table-cell office:value-type="float" office:value="40.06" calcext:value-type="float">
            <text:p>40.06</text:p>
          </table:table-cell>
          <table:table-cell office:value-type="float" office:value="0.00802005012531329" calcext:value-type="float">
            <text:p>0.008020050125313</text:p>
          </table:table-cell>
          <table:table-cell office:value-type="float" office:value="0.1072972446363" calcext:value-type="float">
            <text:p>0.1072972446363</text:p>
          </table:table-cell>
          <table:table-cell table:style-name="ce15" office:value-type="string" calcext:value-type="string">
            <text:p>2005-08-31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08-31</text:p>
          </table:table-cell>
          <table:table-cell office:value-type="float" office:value="39.74" calcext:value-type="float">
            <text:p>39.74</text:p>
          </table:table-cell>
          <table:table-cell office:value-type="float" office:value="3413267346.25094" calcext:value-type="float">
            <text:p>3413267346.25094</text:p>
          </table:table-cell>
          <table:table-cell office:value-type="float" office:value="2.438256364" calcext:value-type="float">
            <text:p>2.438256364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4242957" calcext:value-type="float">
            <text:p>14242957</text:p>
          </table:table-cell>
          <table:table-cell office:value-type="float" office:value="0.272945453095994" calcext:value-type="float">
            <text:p>0.27294545309599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37838050701197" calcext:value-type="float">
            <text:p>0.0137838050701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942990769730795" calcext:value-type="float">
            <text:p>9.42990769730795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.19" calcext:value-type="float">
            <text:p>9.19</text:p>
          </table:table-cell>
          <table:table-cell office:value-type="float" office:value="9.2" calcext:value-type="float">
            <text:p>9.2</text:p>
          </table:table-cell>
          <table:table-cell office:value-type="float" office:value="0.00108754758020661" calcext:value-type="float">
            <text:p>0.001087547580207</text:p>
          </table:table-cell>
          <table:table-cell office:value-type="float" office:value="0.0931744312026002" calcext:value-type="float">
            <text:p>0.093174431202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7951000" calcext:value-type="float">
            <text:p>77951000</text:p>
          </table:table-cell>
          <table:table-cell office:value-type="float" office:value="1294237000" calcext:value-type="float">
            <text:p>1294237000</text:p>
          </table:table-cell>
          <table:table-cell office:value-type="float" office:value="0.06022930885147" calcext:value-type="float">
            <text:p>0.0602293088514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.19" calcext:value-type="float">
            <text:p>9.19</text:p>
          </table:table-cell>
          <table:table-cell office:value-type="float" office:value="778471583.689999" calcext:value-type="float">
            <text:p>778471583.689999</text:p>
          </table:table-cell>
          <table:table-cell office:value-type="float" office:value="1.23909635602052" calcext:value-type="float">
            <text:p>1.23909635602052</text:p>
          </table:table-cell>
        </table:table-row>
        <table:table-row table:style-name="ro1">
          <table:table-cell office:value-type="string" calcext:value-type="string">
            <text:p>STRA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904663" calcext:value-type="float">
            <text:p>2904663</text:p>
          </table:table-cell>
          <table:table-cell office:value-type="float" office:value="0.272023131672598" calcext:value-type="float">
            <text:p>0.27202313167259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32003398781918" calcext:value-type="float">
            <text:p>0.0232003398781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30497518887544" calcext:value-type="float">
            <text:p>3.30497518887544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5.82" calcext:value-type="float">
            <text:p>125.82</text:p>
          </table:table-cell>
          <table:table-cell office:value-type="float" office:value="125.95" calcext:value-type="float">
            <text:p>125.95</text:p>
          </table:table-cell>
          <table:table-cell office:value-type="float" office:value="0.00103268856496016" calcext:value-type="float">
            <text:p>0.00103268856496</text:p>
          </table:table-cell>
          <table:table-cell office:value-type="float" office:value="0.461965219246773" calcext:value-type="float">
            <text:p>0.46196521924677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9674000" calcext:value-type="float">
            <text:p>209674000</text:p>
          </table:table-cell>
          <table:table-cell office:value-type="float" office:value="321278000" calcext:value-type="float">
            <text:p>321278000</text:p>
          </table:table-cell>
          <table:table-cell office:value-type="float" office:value="0.652624829586838" calcext:value-type="float">
            <text:p>0.65262482958683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5.82" calcext:value-type="float">
            <text:p>125.82</text:p>
          </table:table-cell>
          <table:table-cell office:value-type="float" office:value="2730834271.08" calcext:value-type="float">
            <text:p>2730834271.08</text:p>
          </table:table-cell>
          <table:table-cell office:value-type="float" office:value="6.355377076" calcext:value-type="float">
            <text:p>6.355377076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5691137" calcext:value-type="float">
            <text:p>15691137</text:p>
          </table:table-cell>
          <table:table-cell office:value-type="float" office:value="0.271943448873484" calcext:value-type="float">
            <text:p>0.27194344887348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42310684870378" calcext:value-type="float">
            <text:p>0.0142310684870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51696340917959" calcext:value-type="float">
            <text:p>1.51696340917959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1.2" calcext:value-type="float">
            <text:p>31.2</text:p>
          </table:table-cell>
          <table:table-cell office:value-type="float" office:value="31.21" calcext:value-type="float">
            <text:p>31.21</text:p>
          </table:table-cell>
          <table:table-cell office:value-type="float" office:value="0.000320461464508943" calcext:value-type="float">
            <text:p>0.000320461464509</text:p>
          </table:table-cell>
          <table:table-cell office:value-type="float" office:value="-0.346033168982519" calcext:value-type="float">
            <text:p>-0.34603316898251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1.2" calcext:value-type="float">
            <text:p>31.2</text:p>
          </table:table-cell>
          <table:table-cell office:value-type="float" office:value="2051155392" calcext:value-type="float">
            <text:p>2051155392</text:p>
          </table:table-cell>
          <table:table-cell office:value-type="float" office:value="1.427519449" calcext:value-type="float">
            <text:p>1.427519449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4741762" calcext:value-type="float">
            <text:p>24741762</text:p>
          </table:table-cell>
          <table:table-cell office:value-type="float" office:value="0.271887494505494" calcext:value-type="float">
            <text:p>0.2718874945054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96918264020122" calcext:value-type="float">
            <text:p>0.04969182640201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644363033261985" calcext:value-type="float">
            <text:p>6.4436303326198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53" calcext:value-type="float">
            <text:p>6.53</text:p>
          </table:table-cell>
          <table:table-cell office:value-type="float" office:value="6.54" calcext:value-type="float">
            <text:p>6.54</text:p>
          </table:table-cell>
          <table:table-cell office:value-type="float" office:value="0.00153022188217288" calcext:value-type="float">
            <text:p>0.001530221882173</text:p>
          </table:table-cell>
          <table:table-cell office:value-type="float" office:value="-0.558763931104356" calcext:value-type="float">
            <text:p>-0.5587639311043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54" calcext:value-type="float">
            <text:p>6.54</text:p>
          </table:table-cell>
          <table:table-cell office:value-type="float" office:value="1181020105.56" calcext:value-type="float">
            <text:p>1181020105.56</text:p>
          </table:table-cell>
          <table:table-cell office:value-type="float" office:value="0.331886100929615" calcext:value-type="float">
            <text:p>0.331886100929615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5679028" calcext:value-type="float">
            <text:p>25679028</text:p>
          </table:table-cell>
          <table:table-cell office:value-type="float" office:value="0.271718494063869" calcext:value-type="float">
            <text:p>0.27171849406386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956453623894942" calcext:value-type="float">
            <text:p>0.00956453623894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81170800477825" calcext:value-type="float">
            <text:p>1.8117080047782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8" calcext:value-type="float">
            <text:p>24.08</text:p>
          </table:table-cell>
          <table:table-cell office:value-type="float" office:value="0.000415368639667623" calcext:value-type="float">
            <text:p>0.000415368639668</text:p>
          </table:table-cell>
          <table:table-cell office:value-type="float" office:value="0.0192307692307694" calcext:value-type="float">
            <text:p>0.01923076923076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06" calcext:value-type="float">
            <text:p>24.06</text:p>
          </table:table-cell>
          <table:table-cell office:value-type="float" office:value="2259403238.04" calcext:value-type="float">
            <text:p>2259403238.04</text:p>
          </table:table-cell>
          <table:table-cell office:value-type="float" office:value="4.13364937" calcext:value-type="float">
            <text:p>4.13364937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6283269" calcext:value-type="float">
            <text:p>16283269</text:p>
          </table:table-cell>
          <table:table-cell office:value-type="float" office:value="0.271383293611773" calcext:value-type="float">
            <text:p>0.27138329361177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83114401739597" calcext:value-type="float">
            <text:p>0.028311440173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06405907218098" calcext:value-type="float">
            <text:p>1.06405907218098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32" calcext:value-type="float">
            <text:p>6.32</text:p>
          </table:table-cell>
          <table:table-cell office:value-type="float" office:value="6.33" calcext:value-type="float">
            <text:p>6.33</text:p>
          </table:table-cell>
          <table:table-cell office:value-type="float" office:value="0.00158102766798416" calcext:value-type="float">
            <text:p>0.001581027667984</text:p>
          </table:table-cell>
          <table:table-cell office:value-type="float" office:value="-0.595868644067797" calcext:value-type="float">
            <text:p>-0.59586864406779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33" calcext:value-type="float">
            <text:p>6.33</text:p>
          </table:table-cell>
          <table:table-cell office:value-type="float" office:value="394161700.23" calcext:value-type="float">
            <text:p>394161700.23</text:p>
          </table:table-cell>
          <table:table-cell office:value-type="float" office:value="0.497420877750576" calcext:value-type="float">
            <text:p>0.497420877750576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6-07-01</text:p>
          </table:table-cell>
          <table:table-cell office:value-type="float" office:value="35167083" calcext:value-type="float">
            <text:p>35167083</text:p>
          </table:table-cell>
          <table:table-cell office:value-type="float" office:value="0.271269317103649" calcext:value-type="float">
            <text:p>0.271269317103649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432098680475749" calcext:value-type="float">
            <text:p>0.043209868047575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0000000200107325187103" calcext:value-type="float">
            <text:p>2.00107325187103E-09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5.63" calcext:value-type="float">
            <text:p>15.63</text:p>
          </table:table-cell>
          <table:table-cell office:value-type="float" office:value="15.64" calcext:value-type="float">
            <text:p>15.64</text:p>
          </table:table-cell>
          <table:table-cell office:value-type="float" office:value="0.000639590661976321" calcext:value-type="float">
            <text:p>0.000639590661976</text:p>
          </table:table-cell>
          <table:table-cell office:value-type="float" office:value="2.01983002832861" calcext:value-type="float">
            <text:p>2.01983002832861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57580000" calcext:value-type="float">
            <text:p>157580000</text:p>
          </table:table-cell>
          <table:table-cell office:value-type="float" office:value="1332489000" calcext:value-type="float">
            <text:p>1332489000</text:p>
          </table:table-cell>
          <table:table-cell office:value-type="float" office:value="0.118259888074123" calcext:value-type="float">
            <text:p>0.118259888074123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5.64" calcext:value-type="float">
            <text:p>15.64</text:p>
          </table:table-cell>
          <table:table-cell office:value-type="float" office:value="2487426545.24" calcext:value-type="float">
            <text:p>2487426545.24</text:p>
          </table:table-cell>
          <table:table-cell office:value-type="float" office:value="5.013557298" calcext:value-type="float">
            <text:p>5.013557298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0324242" calcext:value-type="float">
            <text:p>30324242</text:p>
          </table:table-cell>
          <table:table-cell office:value-type="float" office:value="0.271149200615186" calcext:value-type="float">
            <text:p>0.27114920061518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11451244268651" calcext:value-type="float">
            <text:p>0.01114512442686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202658456787" calcext:value-type="float">
            <text:p>3.20265845678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.19" calcext:value-type="float">
            <text:p>6.19</text:p>
          </table:table-cell>
          <table:table-cell office:value-type="float" office:value="6.2" calcext:value-type="float">
            <text:p>6.2</text:p>
          </table:table-cell>
          <table:table-cell office:value-type="float" office:value="0.00161420500403548" calcext:value-type="float">
            <text:p>0.001614205004035</text:p>
          </table:table-cell>
          <table:table-cell office:value-type="float" office:value="-0.0406250000000001" calcext:value-type="float">
            <text:p>-0.04062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.2" calcext:value-type="float">
            <text:p>6.2</text:p>
          </table:table-cell>
          <table:table-cell office:value-type="float" office:value="953030073.6" calcext:value-type="float">
            <text:p>953030073.6</text:p>
          </table:table-cell>
          <table:table-cell office:value-type="float" office:value="0.790408611" calcext:value-type="float">
            <text:p>0.790408611</text:p>
          </table:table-cell>
        </table:table-row>
        <table:table-row table:style-name="ro1">
          <table:table-cell office:value-type="string" calcext:value-type="string">
            <text:p>STRA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887893" calcext:value-type="float">
            <text:p>2887893</text:p>
          </table:table-cell>
          <table:table-cell office:value-type="float" office:value="0.270452612848848" calcext:value-type="float">
            <text:p>0.2704526128488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99745824065981" calcext:value-type="float">
            <text:p>0.02997458240659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36375074974974" calcext:value-type="float">
            <text:p>3.3637507497497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3.37" calcext:value-type="float">
            <text:p>113.37</text:p>
          </table:table-cell>
          <table:table-cell office:value-type="float" office:value="113.42" calcext:value-type="float">
            <text:p>113.42</text:p>
          </table:table-cell>
          <table:table-cell office:value-type="float" office:value="0.000440936549230541" calcext:value-type="float">
            <text:p>0.000440936549231</text:p>
          </table:table-cell>
          <table:table-cell office:value-type="float" office:value="0.523665996874302" calcext:value-type="float">
            <text:p>0.52366599687430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9674000" calcext:value-type="float">
            <text:p>209674000</text:p>
          </table:table-cell>
          <table:table-cell office:value-type="float" office:value="321278000" calcext:value-type="float">
            <text:p>321278000</text:p>
          </table:table-cell>
          <table:table-cell office:value-type="float" office:value="0.652624829586838" calcext:value-type="float">
            <text:p>0.65262482958683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3.42" calcext:value-type="float">
            <text:p>113.42</text:p>
          </table:table-cell>
          <table:table-cell office:value-type="float" office:value="2462267104.7" calcext:value-type="float">
            <text:p>2462267104.7</text:p>
          </table:table-cell>
          <table:table-cell office:value-type="float" office:value="1.74822377709816" calcext:value-type="float">
            <text:p>1.74822377709816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3-01</text:p>
          </table:table-cell>
          <table:table-cell office:value-type="float" office:value="5310174" calcext:value-type="float">
            <text:p>5310174</text:p>
          </table:table-cell>
          <table:table-cell office:value-type="float" office:value="0.270224110732278" calcext:value-type="float">
            <text:p>0.270224110732278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203831149377653" calcext:value-type="float">
            <text:p>0.020383114937765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0000000626125337294802" calcext:value-type="float">
            <text:p>6.26125337294802E-0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23.7" calcext:value-type="float">
            <text:p>23.7</text:p>
          </table:table-cell>
          <table:table-cell office:value-type="float" office:value="23.71" calcext:value-type="float">
            <text:p>23.71</text:p>
          </table:table-cell>
          <table:table-cell office:value-type="float" office:value="0.000421851929972646" calcext:value-type="float">
            <text:p>0.000421851929973</text:p>
          </table:table-cell>
          <table:table-cell office:value-type="float" office:value="0.852750809061489" calcext:value-type="float">
            <text:p>0.85275080906148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23.71" calcext:value-type="float">
            <text:p>23.71</text:p>
          </table:table-cell>
          <table:table-cell office:value-type="float" office:value="591032563.949999" calcext:value-type="float">
            <text:p>591032563.949999</text:p>
          </table:table-cell>
          <table:table-cell office:value-type="float" office:value="1.580825878" calcext:value-type="float">
            <text:p>1.580825878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0998127" calcext:value-type="float">
            <text:p>20998127</text:p>
          </table:table-cell>
          <table:table-cell office:value-type="float" office:value="0.270121012143666" calcext:value-type="float">
            <text:p>0.27012101214366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05160153150337" calcext:value-type="float">
            <text:p>0.04051601531503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6020463618726" calcext:value-type="float">
            <text:p>1.6020463618726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0.00419287211740052" calcext:value-type="float">
            <text:p>0.004192872117401</text:p>
          </table:table-cell>
          <table:table-cell office:value-type="float" office:value="-0.47189349112426" calcext:value-type="float">
            <text:p>-0.4718934911242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8" calcext:value-type="float">
            <text:p>2.38</text:p>
          </table:table-cell>
          <table:table-cell office:value-type="float" office:value="251206620" calcext:value-type="float">
            <text:p>251206620</text:p>
          </table:table-cell>
          <table:table-cell office:value-type="float" office:value="0.129292918167922" calcext:value-type="float">
            <text:p>0.129292918167922</text:p>
          </table:table-cell>
        </table:table-row>
        <table:table-row table:style-name="ro1">
          <table:table-cell office:value-type="string" calcext:value-type="string">
            <text:p>TWO.N</text:p>
          </table:table-cell>
          <table:table-cell table:style-name="ce15" office:value-type="string" calcext:value-type="string">
            <text:p>2012-01-01</text:p>
          </table:table-cell>
          <table:table-cell office:value-type="float" office:value="3016773" calcext:value-type="float">
            <text:p>3016773</text:p>
          </table:table-cell>
          <table:table-cell office:value-type="float" office:value="0.269575206150745" calcext:value-type="float">
            <text:p>0.269575206150745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116055419936323" calcext:value-type="float">
            <text:p>0.011605541993632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0000000213802489758927" calcext:value-type="float">
            <text:p>2.13802489758927E-09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15.131186" calcext:value-type="float">
            <text:p>15.131186</text:p>
          </table:table-cell>
          <table:table-cell office:value-type="float" office:value="15.146424" calcext:value-type="float">
            <text:p>15.146424</text:p>
          </table:table-cell>
          <table:table-cell office:value-type="float" office:value="0.00100655236658376" calcext:value-type="float">
            <text:p>0.001006552366584</text:p>
          </table:table-cell>
          <table:table-cell office:value-type="float" office:value="-0.0805970149253734" calcext:value-type="float">
            <text:p>-0.080597014925373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32624000" calcext:value-type="float">
            <text:p>32624000</text:p>
          </table:table-cell>
          <table:table-cell office:value-type="float" office:value="1797432000" calcext:value-type="float">
            <text:p>1797432000</text:p>
          </table:table-cell>
          <table:table-cell office:value-type="float" office:value="0.0181503389279817" calcext:value-type="float">
            <text:p>0.018150338927982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15.131186" calcext:value-type="float">
            <text:p>15.131186</text:p>
          </table:table-cell>
          <table:table-cell office:value-type="float" office:value="1784388310.44" calcext:value-type="float">
            <text:p>1784388310.44</text:p>
          </table:table-cell>
          <table:table-cell office:value-type="float" office:value="0.813707307" calcext:value-type="float">
            <text:p>0.813707307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6213859" calcext:value-type="float">
            <text:p>6213859</text:p>
          </table:table-cell>
          <table:table-cell office:value-type="float" office:value="0.26947593244301" calcext:value-type="float">
            <text:p>0.2694759324430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65514448857863" calcext:value-type="float">
            <text:p>0.02655144488578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97224582964984" calcext:value-type="float">
            <text:p>2.97224582964984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7.86" calcext:value-type="float">
            <text:p>57.86</text:p>
          </table:table-cell>
          <table:table-cell office:value-type="float" office:value="57.87" calcext:value-type="float">
            <text:p>57.87</text:p>
          </table:table-cell>
          <table:table-cell office:value-type="float" office:value="0.00017281603732823" calcext:value-type="float">
            <text:p>0.000172816037328</text:p>
          </table:table-cell>
          <table:table-cell office:value-type="float" office:value="0.755798969072165" calcext:value-type="float">
            <text:p>0.75579896907216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7.86" calcext:value-type="float">
            <text:p>57.86</text:p>
          </table:table-cell>
          <table:table-cell office:value-type="float" office:value="1383359464.96" calcext:value-type="float">
            <text:p>1383359464.96</text:p>
          </table:table-cell>
          <table:table-cell office:value-type="float" office:value="3.543150595" calcext:value-type="float">
            <text:p>3.543150595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6-01</text:p>
          </table:table-cell>
          <table:table-cell office:value-type="float" office:value="5294530" calcext:value-type="float">
            <text:p>5294530</text:p>
          </table:table-cell>
          <table:table-cell office:value-type="float" office:value="0.269428018930334" calcext:value-type="float">
            <text:p>0.269428018930334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290902096441318" calcext:value-type="float">
            <text:p>0.029090209644132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000000101657569007321" calcext:value-type="float">
            <text:p>1.01657569007321E-08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23.23" calcext:value-type="float">
            <text:p>23.23</text:p>
          </table:table-cell>
          <table:table-cell office:value-type="float" office:value="23.24" calcext:value-type="float">
            <text:p>23.24</text:p>
          </table:table-cell>
          <table:table-cell office:value-type="float" office:value="0.000430385194749215" calcext:value-type="float">
            <text:p>0.000430385194749</text:p>
          </table:table-cell>
          <table:table-cell office:value-type="float" office:value="0.434757505773672" calcext:value-type="float">
            <text:p>0.434757505773672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23.25" calcext:value-type="float">
            <text:p>23.25</text:p>
          </table:table-cell>
          <table:table-cell office:value-type="float" office:value="555014628.56" calcext:value-type="float">
            <text:p>555014628.56</text:p>
          </table:table-cell>
          <table:table-cell office:value-type="float" office:value="1.608733324" calcext:value-type="float">
            <text:p>1.608733324</text:p>
          </table:table-cell>
        </table:table-row>
        <table:table-row table:style-name="ro1">
          <table:table-cell office:value-type="string" calcext:value-type="string">
            <text:p>STRA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868169" calcext:value-type="float">
            <text:p>2868169</text:p>
          </table:table-cell>
          <table:table-cell office:value-type="float" office:value="0.268605450458887" calcext:value-type="float">
            <text:p>0.26860545045888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11416189632398" calcext:value-type="float">
            <text:p>0.0111416189632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72756073620601" calcext:value-type="float">
            <text:p>1.7275607362060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6.08" calcext:value-type="float">
            <text:p>136.08</text:p>
          </table:table-cell>
          <table:table-cell office:value-type="float" office:value="136.16" calcext:value-type="float">
            <text:p>136.16</text:p>
          </table:table-cell>
          <table:table-cell office:value-type="float" office:value="0.000587716720540582" calcext:value-type="float">
            <text:p>0.000587716720541</text:p>
          </table:table-cell>
          <table:table-cell office:value-type="float" office:value="0.590122607998167" calcext:value-type="float">
            <text:p>0.59012260799816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9674000" calcext:value-type="float">
            <text:p>209674000</text:p>
          </table:table-cell>
          <table:table-cell office:value-type="float" office:value="321278000" calcext:value-type="float">
            <text:p>321278000</text:p>
          </table:table-cell>
          <table:table-cell office:value-type="float" office:value="0.652624829586838" calcext:value-type="float">
            <text:p>0.65262482958683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6.17" calcext:value-type="float">
            <text:p>136.17</text:p>
          </table:table-cell>
          <table:table-cell office:value-type="float" office:value="2974139406.82" calcext:value-type="float">
            <text:p>2974139406.82</text:p>
          </table:table-cell>
          <table:table-cell office:value-type="float" office:value="6.921612785" calcext:value-type="float">
            <text:p>6.921612785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6174258" calcext:value-type="float">
            <text:p>6174258</text:p>
          </table:table-cell>
          <table:table-cell office:value-type="float" office:value="0.267758559003949" calcext:value-type="float">
            <text:p>0.26775855900394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390647549217095" calcext:value-type="float">
            <text:p>0.0390647549217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205930603105528" calcext:value-type="float">
            <text:p>2.05930603105528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4.5" calcext:value-type="float">
            <text:p>54.5</text:p>
          </table:table-cell>
          <table:table-cell office:value-type="float" office:value="54.51" calcext:value-type="float">
            <text:p>54.51</text:p>
          </table:table-cell>
          <table:table-cell office:value-type="float" office:value="0.000183469406476434" calcext:value-type="float">
            <text:p>0.000183469406476</text:p>
          </table:table-cell>
          <table:table-cell office:value-type="float" office:value="0.592929646482324" calcext:value-type="float">
            <text:p>0.59292964648232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4.5" calcext:value-type="float">
            <text:p>54.5</text:p>
          </table:table-cell>
          <table:table-cell office:value-type="float" office:value="1303026112" calcext:value-type="float">
            <text:p>1303026112</text:p>
          </table:table-cell>
          <table:table-cell office:value-type="float" office:value="3.337395565" calcext:value-type="float">
            <text:p>3.337395565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8532311" calcext:value-type="float">
            <text:p>18532311</text:p>
          </table:table-cell>
          <table:table-cell office:value-type="float" office:value="0.266452596618357" calcext:value-type="float">
            <text:p>0.26645259661835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74661579116046" calcext:value-type="float">
            <text:p>0.02746615791160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520028680495982" calcext:value-type="float">
            <text:p>5.2002868049598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.55" calcext:value-type="float">
            <text:p>11.55</text:p>
          </table:table-cell>
          <table:table-cell office:value-type="float" office:value="11.6" calcext:value-type="float">
            <text:p>11.6</text:p>
          </table:table-cell>
          <table:table-cell office:value-type="float" office:value="0.0043196544276457" calcext:value-type="float">
            <text:p>0.004319654427646</text:p>
          </table:table-cell>
          <table:table-cell office:value-type="float" office:value="0.0285714285714286" calcext:value-type="float">
            <text:p>0.02857142857142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.55" calcext:value-type="float">
            <text:p>11.55</text:p>
          </table:table-cell>
          <table:table-cell office:value-type="float" office:value="1495875115.35" calcext:value-type="float">
            <text:p>1495875115.35</text:p>
          </table:table-cell>
          <table:table-cell office:value-type="float" office:value="1.058721209" calcext:value-type="float">
            <text:p>1.058721209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25312358" calcext:value-type="float">
            <text:p>25312358</text:p>
          </table:table-cell>
          <table:table-cell office:value-type="float" office:value="0.266160101785451" calcext:value-type="float">
            <text:p>0.26616010178545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86408963846094" calcext:value-type="float">
            <text:p>0.0186408963846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203546355033622" calcext:value-type="float">
            <text:p>2.0354635503362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17" calcext:value-type="float">
            <text:p>25.17</text:p>
          </table:table-cell>
          <table:table-cell office:value-type="float" office:value="25.18" calcext:value-type="float">
            <text:p>25.18</text:p>
          </table:table-cell>
          <table:table-cell office:value-type="float" office:value="0.000397219463753645" calcext:value-type="float">
            <text:p>0.000397219463754</text:p>
          </table:table-cell>
          <table:table-cell office:value-type="float" office:value="-0.224627083942673" calcext:value-type="float">
            <text:p>-0.22462708394267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71467000" calcext:value-type="float">
            <text:p>371467000</text:p>
          </table:table-cell>
          <table:table-cell office:value-type="float" office:value="2526214000" calcext:value-type="float">
            <text:p>2526214000</text:p>
          </table:table-cell>
          <table:table-cell office:value-type="float" office:value="0.147044945519263" calcext:value-type="float">
            <text:p>0.14704494551926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18" calcext:value-type="float">
            <text:p>25.18</text:p>
          </table:table-cell>
          <table:table-cell office:value-type="float" office:value="2381034296.48" calcext:value-type="float">
            <text:p>2381034296.48</text:p>
          </table:table-cell>
          <table:table-cell office:value-type="float" office:value="4.116054805" calcext:value-type="float">
            <text:p>4.116054805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2043166" calcext:value-type="float">
            <text:p>2043166</text:p>
          </table:table-cell>
          <table:table-cell office:value-type="float" office:value="0.266118669124016" calcext:value-type="float">
            <text:p>0.266118669124016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102688897210824" calcext:value-type="float">
            <text:p>0.010268889721083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00182061819790577" calcext:value-type="float">
            <text:p>1.82061819790577E-0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51.68" calcext:value-type="float">
            <text:p>51.68</text:p>
          </table:table-cell>
          <table:table-cell office:value-type="float" office:value="51.76" calcext:value-type="float">
            <text:p>51.76</text:p>
          </table:table-cell>
          <table:table-cell office:value-type="float" office:value="0.00154679040989943" calcext:value-type="float">
            <text:p>0.001546790409899</text:p>
          </table:table-cell>
          <table:table-cell office:value-type="float" office:value="-0.00709219858156026" calcext:value-type="float">
            <text:p>-0.00709219858156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51.76" calcext:value-type="float">
            <text:p>51.76</text:p>
          </table:table-cell>
          <table:table-cell office:value-type="float" office:value="1999320476.48" calcext:value-type="float">
            <text:p>1999320476.48</text:p>
          </table:table-cell>
          <table:table-cell office:value-type="float" office:value="0.818294711" calcext:value-type="float">
            <text:p>0.818294711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07-01</text:p>
          </table:table-cell>
          <table:table-cell office:value-type="float" office:value="2303932" calcext:value-type="float">
            <text:p>2303932</text:p>
          </table:table-cell>
          <table:table-cell office:value-type="float" office:value="0.266042956120092" calcext:value-type="float">
            <text:p>0.266042956120092</text:p>
          </table:table-cell>
          <table:table-cell table:style-name="ce15" office:value-type="string" calcext:value-type="string">
            <text:p>2005-07-31</text:p>
          </table:table-cell>
          <table:table-cell office:value-type="float" office:value="0.0149063711786969" calcext:value-type="float">
            <text:p>0.014906371178697</text:p>
          </table:table-cell>
          <table:table-cell table:style-name="ce15" office:value-type="string" calcext:value-type="string">
            <text:p>2005-07-31</text:p>
          </table:table-cell>
          <table:table-cell office:value-type="float" office:value="0.0000000842145679505908" calcext:value-type="float">
            <text:p>8.42145679505908E-08</text:p>
          </table:table-cell>
          <table:table-cell table:style-name="ce15" office:value-type="string" calcext:value-type="string">
            <text:p>2005-07-25</text:p>
          </table:table-cell>
          <table:table-cell office:value-type="float" office:value="41.46" calcext:value-type="float">
            <text:p>41.46</text:p>
          </table:table-cell>
          <table:table-cell office:value-type="float" office:value="41.66" calcext:value-type="float">
            <text:p>41.66</text:p>
          </table:table-cell>
          <table:table-cell office:value-type="float" office:value="0.00481231953801722" calcext:value-type="float">
            <text:p>0.004812319538017</text:p>
          </table:table-cell>
          <table:table-cell office:value-type="float" office:value="-0.0315102221701674" calcext:value-type="float">
            <text:p>-0.031510222170167</text:p>
          </table:table-cell>
          <table:table-cell table:style-name="ce15" office:value-type="string" calcext:value-type="string">
            <text:p>2005-07-25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07-25</text:p>
          </table:table-cell>
          <table:table-cell office:value-type="float" office:value="41.66" calcext:value-type="float">
            <text:p>41.66</text:p>
          </table:table-cell>
          <table:table-cell office:value-type="float" office:value="3566923160.1651" calcext:value-type="float">
            <text:p>3566923160.1651</text:p>
          </table:table-cell>
          <table:table-cell office:value-type="float" office:value="2.399928428" calcext:value-type="float">
            <text:p>2.399928428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5-01</text:p>
          </table:table-cell>
          <table:table-cell office:value-type="float" office:value="5208858" calcext:value-type="float">
            <text:p>5208858</text:p>
          </table:table-cell>
          <table:table-cell office:value-type="float" office:value="0.265068342577986" calcext:value-type="float">
            <text:p>0.26506834257798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228334052356278" calcext:value-type="float">
            <text:p>0.022833405235628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0000000730965936624944" calcext:value-type="float">
            <text:p>7.30965936624944E-09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24.85" calcext:value-type="float">
            <text:p>24.85</text:p>
          </table:table-cell>
          <table:table-cell office:value-type="float" office:value="24.86" calcext:value-type="float">
            <text:p>24.86</text:p>
          </table:table-cell>
          <table:table-cell office:value-type="float" office:value="0.000402333534500021" calcext:value-type="float">
            <text:p>0.0004023335345</text:p>
          </table:table-cell>
          <table:table-cell office:value-type="float" office:value="0.637816245006658" calcext:value-type="float">
            <text:p>0.637816245006658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24.85" calcext:value-type="float">
            <text:p>24.85</text:p>
          </table:table-cell>
          <table:table-cell office:value-type="float" office:value="600701808.35" calcext:value-type="float">
            <text:p>600701808.35</text:p>
          </table:table-cell>
          <table:table-cell office:value-type="float" office:value="1.741159543" calcext:value-type="float">
            <text:p>1.741159543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2328698" calcext:value-type="float">
            <text:p>12328698</text:p>
          </table:table-cell>
          <table:table-cell office:value-type="float" office:value="0.265066368190053" calcext:value-type="float">
            <text:p>0.26506636819005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578586725836071" calcext:value-type="float">
            <text:p>0.0578586725836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17826127025768" calcext:value-type="float">
            <text:p>1.17826127025768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05" calcext:value-type="float">
            <text:p>11.05</text:p>
          </table:table-cell>
          <table:table-cell office:value-type="float" office:value="11.06" calcext:value-type="float">
            <text:p>11.06</text:p>
          </table:table-cell>
          <table:table-cell office:value-type="float" office:value="0.000904568068747154" calcext:value-type="float">
            <text:p>0.000904568068747</text:p>
          </table:table-cell>
          <table:table-cell office:value-type="float" office:value="0.534140969162996" calcext:value-type="float">
            <text:p>0.5341409691629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06" calcext:value-type="float">
            <text:p>11.06</text:p>
          </table:table-cell>
          <table:table-cell office:value-type="float" office:value="825266585.92" calcext:value-type="float">
            <text:p>825266585.92</text:p>
          </table:table-cell>
          <table:table-cell office:value-type="float" office:value="4.60027628313513" calcext:value-type="float">
            <text:p>4.60027628313513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5278566" calcext:value-type="float">
            <text:p>15278566</text:p>
          </table:table-cell>
          <table:table-cell office:value-type="float" office:value="0.264793171577123" calcext:value-type="float">
            <text:p>0.26479317157712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02459851229352" calcext:value-type="float">
            <text:p>0.02024598512293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33982593715495" calcext:value-type="float">
            <text:p>4.3398259371549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.68" calcext:value-type="float">
            <text:p>31.68</text:p>
          </table:table-cell>
          <table:table-cell office:value-type="float" office:value="31.69" calcext:value-type="float">
            <text:p>31.69</text:p>
          </table:table-cell>
          <table:table-cell office:value-type="float" office:value="0.000315606753984585" calcext:value-type="float">
            <text:p>0.000315606753985</text:p>
          </table:table-cell>
          <table:table-cell office:value-type="float" office:value="-0.281542056074766" calcext:value-type="float">
            <text:p>-0.2815420560747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.68" calcext:value-type="float">
            <text:p>31.68</text:p>
          </table:table-cell>
          <table:table-cell office:value-type="float" office:value="2086184802.24" calcext:value-type="float">
            <text:p>2086184802.24</text:p>
          </table:table-cell>
          <table:table-cell office:value-type="float" office:value="1.432023444" calcext:value-type="float">
            <text:p>1.432023444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3778254" calcext:value-type="float">
            <text:p>13778254</text:p>
          </table:table-cell>
          <table:table-cell office:value-type="float" office:value="0.264040099320787" calcext:value-type="float">
            <text:p>0.26404009932078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06859626132063" calcext:value-type="float">
            <text:p>0.01068596261320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459878202558527" calcext:value-type="float">
            <text:p>4.59878202558527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0.15" calcext:value-type="float">
            <text:p>10.15</text:p>
          </table:table-cell>
          <table:table-cell office:value-type="float" office:value="10.16" calcext:value-type="float">
            <text:p>10.16</text:p>
          </table:table-cell>
          <table:table-cell office:value-type="float" office:value="0.000984736582964036" calcext:value-type="float">
            <text:p>0.000984736582964</text:p>
          </table:table-cell>
          <table:table-cell office:value-type="float" office:value="0.220888355342137" calcext:value-type="float">
            <text:p>0.22088835534213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7951000" calcext:value-type="float">
            <text:p>77951000</text:p>
          </table:table-cell>
          <table:table-cell office:value-type="float" office:value="1294237000" calcext:value-type="float">
            <text:p>1294237000</text:p>
          </table:table-cell>
          <table:table-cell office:value-type="float" office:value="0.06022930885147" calcext:value-type="float">
            <text:p>0.0602293088514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0.15" calcext:value-type="float">
            <text:p>10.15</text:p>
          </table:table-cell>
          <table:table-cell office:value-type="float" office:value="847713810.3" calcext:value-type="float">
            <text:p>847713810.3</text:p>
          </table:table-cell>
          <table:table-cell office:value-type="float" office:value="1.388979763" calcext:value-type="float">
            <text:p>1.388979763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4923733" calcext:value-type="float">
            <text:p>24923733</text:p>
          </table:table-cell>
          <table:table-cell office:value-type="float" office:value="0.263726461811948" calcext:value-type="float">
            <text:p>0.2637264618119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04896455173036" calcext:value-type="float">
            <text:p>0.0304896455173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08569412380421" calcext:value-type="float">
            <text:p>3.08569412380421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.21" calcext:value-type="float">
            <text:p>20.21</text:p>
          </table:table-cell>
          <table:table-cell office:value-type="float" office:value="20.22" calcext:value-type="float">
            <text:p>20.22</text:p>
          </table:table-cell>
          <table:table-cell office:value-type="float" office:value="0.000494682166707792" calcext:value-type="float">
            <text:p>0.000494682166708</text:p>
          </table:table-cell>
          <table:table-cell office:value-type="float" office:value="-0.107883817427386" calcext:value-type="float">
            <text:p>-0.10788381742738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.22" calcext:value-type="float">
            <text:p>20.22</text:p>
          </table:table-cell>
          <table:table-cell office:value-type="float" office:value="1899502852.26" calcext:value-type="float">
            <text:p>1899502852.26</text:p>
          </table:table-cell>
          <table:table-cell office:value-type="float" office:value="3.81291295161962" calcext:value-type="float">
            <text:p>3.81291295161962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4-12-01</text:p>
          </table:table-cell>
          <table:table-cell office:value-type="float" office:value="6202059" calcext:value-type="float">
            <text:p>6202059</text:p>
          </table:table-cell>
          <table:table-cell office:value-type="float" office:value="0.263520105644979" calcext:value-type="float">
            <text:p>0.263520105644979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117514192282934" calcext:value-type="float">
            <text:p>0.011751419228293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0000000190237384760675" calcext:value-type="float">
            <text:p>1.90237384760675E-09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28.75" calcext:value-type="float">
            <text:p>28.75</text:p>
          </table:table-cell>
          <table:table-cell office:value-type="float" office:value="28.76" calcext:value-type="float">
            <text:p>28.76</text:p>
          </table:table-cell>
          <table:table-cell office:value-type="float" office:value="0.000347765605981623" calcext:value-type="float">
            <text:p>0.000347765605982</text:p>
          </table:table-cell>
          <table:table-cell office:value-type="float" office:value="0.0380517503805175" calcext:value-type="float">
            <text:p>0.038051750380518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92496150" calcext:value-type="float">
            <text:p>92496150</text:p>
          </table:table-cell>
          <table:table-cell office:value-type="float" office:value="1763927000" calcext:value-type="float">
            <text:p>1763927000</text:p>
          </table:table-cell>
          <table:table-cell office:value-type="float" office:value="0.0524376292216175" calcext:value-type="float">
            <text:p>0.052437629221618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28.74" calcext:value-type="float">
            <text:p>28.74</text:p>
          </table:table-cell>
          <table:table-cell office:value-type="float" office:value="2398962431.7" calcext:value-type="float">
            <text:p>2398962431.7</text:p>
          </table:table-cell>
          <table:table-cell office:value-type="float" office:value="1.241304341" calcext:value-type="float">
            <text:p>1.241304341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24842060" calcext:value-type="float">
            <text:p>24842060</text:p>
          </table:table-cell>
          <table:table-cell office:value-type="float" office:value="0.26286225213214" calcext:value-type="float">
            <text:p>0.2628622521321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60984846914472" calcext:value-type="float">
            <text:p>0.02609848469144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220561526687522" calcext:value-type="float">
            <text:p>2.20561526687522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2.31" calcext:value-type="float">
            <text:p>22.31</text:p>
          </table:table-cell>
          <table:table-cell office:value-type="float" office:value="22.32" calcext:value-type="float">
            <text:p>22.32</text:p>
          </table:table-cell>
          <table:table-cell office:value-type="float" office:value="0.000448129061169687" calcext:value-type="float">
            <text:p>0.00044812906117</text:p>
          </table:table-cell>
          <table:table-cell office:value-type="float" office:value="-0.256569235311485" calcext:value-type="float">
            <text:p>-0.256569235311485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2.32" calcext:value-type="float">
            <text:p>22.32</text:p>
          </table:table-cell>
          <table:table-cell office:value-type="float" office:value="2110082736.24" calcext:value-type="float">
            <text:p>2110082736.24</text:p>
          </table:table-cell>
          <table:table-cell office:value-type="float" office:value="3.629076844" calcext:value-type="float">
            <text:p>3.629076844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4-01</text:p>
          </table:table-cell>
          <table:table-cell office:value-type="float" office:value="5155869" calcext:value-type="float">
            <text:p>5155869</text:p>
          </table:table-cell>
          <table:table-cell office:value-type="float" office:value="0.262371838583278" calcext:value-type="float">
            <text:p>0.262371838583278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291754043242593" calcext:value-type="float">
            <text:p>0.02917540432425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000000080806659580899" calcext:value-type="float">
            <text:p>8.0806659580899E-0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24.58" calcext:value-type="float">
            <text:p>24.58</text:p>
          </table:table-cell>
          <table:table-cell office:value-type="float" office:value="24.59" calcext:value-type="float">
            <text:p>24.59</text:p>
          </table:table-cell>
          <table:table-cell office:value-type="float" office:value="0.000406752084604497" calcext:value-type="float">
            <text:p>0.000406752084604</text:p>
          </table:table-cell>
          <table:table-cell office:value-type="float" office:value="0.838345864661654" calcext:value-type="float">
            <text:p>0.838345864661654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24.6" calcext:value-type="float">
            <text:p>24.6</text:p>
          </table:table-cell>
          <table:table-cell office:value-type="float" office:value="594658530.6" calcext:value-type="float">
            <text:p>594658530.6</text:p>
          </table:table-cell>
          <table:table-cell office:value-type="float" office:value="1.723642847" calcext:value-type="float">
            <text:p>1.723642847</text:p>
          </table:table-cell>
        </table:table-row>
        <table:table-row table:style-name="ro1">
          <table:table-cell office:value-type="string" calcext:value-type="string">
            <text:p>NOG.A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6372657" calcext:value-type="float">
            <text:p>16372657</text:p>
          </table:table-cell>
          <table:table-cell office:value-type="float" office:value="0.262345074080828" calcext:value-type="float">
            <text:p>0.26234507408082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47412623627127" calcext:value-type="float">
            <text:p>0.04474126236271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234126148788426" calcext:value-type="float">
            <text:p>2.34126148788426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53" calcext:value-type="float">
            <text:p>2.53</text:p>
          </table:table-cell>
          <table:table-cell office:value-type="float" office:value="2.54" calcext:value-type="float">
            <text:p>2.54</text:p>
          </table:table-cell>
          <table:table-cell office:value-type="float" office:value="0.0039447731755425" calcext:value-type="float">
            <text:p>0.003944773175543</text:p>
          </table:table-cell>
          <table:table-cell office:value-type="float" office:value="0.729411764705882" calcext:value-type="float">
            <text:p>0.72941176470588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8982550" calcext:value-type="float">
            <text:p>138982550</text:p>
          </table:table-cell>
          <table:table-cell office:value-type="float" office:value="632253680" calcext:value-type="float">
            <text:p>632253680</text:p>
          </table:table-cell>
          <table:table-cell office:value-type="float" office:value="0.219820863676112" calcext:value-type="float">
            <text:p>0.21982086367611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54" calcext:value-type="float">
            <text:p>2.54</text:p>
          </table:table-cell>
          <table:table-cell office:value-type="float" office:value="979629300.58" calcext:value-type="float">
            <text:p>979629300.58</text:p>
          </table:table-cell>
          <table:table-cell office:value-type="float" office:value="75.726641172" calcext:value-type="float">
            <text:p>75.726641172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3673194" calcext:value-type="float">
            <text:p>13673194</text:p>
          </table:table-cell>
          <table:table-cell office:value-type="float" office:value="0.262026777978718" calcext:value-type="float">
            <text:p>0.26202677797871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06958894766224" calcext:value-type="float">
            <text:p>0.01069588947662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634208516576188" calcext:value-type="float">
            <text:p>6.34208516576188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4" calcext:value-type="float">
            <text:p>10.34</text:p>
          </table:table-cell>
          <table:table-cell office:value-type="float" office:value="0.00096758587324623" calcext:value-type="float">
            <text:p>0.000967585873246</text:p>
          </table:table-cell>
          <table:table-cell office:value-type="float" office:value="0.187134502923976" calcext:value-type="float">
            <text:p>0.18713450292397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7951000" calcext:value-type="float">
            <text:p>77951000</text:p>
          </table:table-cell>
          <table:table-cell office:value-type="float" office:value="1294237000" calcext:value-type="float">
            <text:p>1294237000</text:p>
          </table:table-cell>
          <table:table-cell office:value-type="float" office:value="0.06022930885147" calcext:value-type="float">
            <text:p>0.0602293088514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0.33" calcext:value-type="float">
            <text:p>10.33</text:p>
          </table:table-cell>
          <table:table-cell office:value-type="float" office:value="862747158.66" calcext:value-type="float">
            <text:p>862747158.66</text:p>
          </table:table-cell>
          <table:table-cell office:value-type="float" office:value="1.3928036297815" calcext:value-type="float">
            <text:p>1.3928036297815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5204741" calcext:value-type="float">
            <text:p>15204741</text:p>
          </table:table-cell>
          <table:table-cell office:value-type="float" office:value="0.261807648598388" calcext:value-type="float">
            <text:p>0.26180764859838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5906495442851" calcext:value-type="float">
            <text:p>0.01590649544285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15336646281087" calcext:value-type="float">
            <text:p>3.1533664628108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58" calcext:value-type="float">
            <text:p>24.58</text:p>
          </table:table-cell>
          <table:table-cell office:value-type="float" office:value="24.59" calcext:value-type="float">
            <text:p>24.59</text:p>
          </table:table-cell>
          <table:table-cell office:value-type="float" office:value="0.000406752084604497" calcext:value-type="float">
            <text:p>0.000406752084604</text:p>
          </table:table-cell>
          <table:table-cell office:value-type="float" office:value="-0.132068452380952" calcext:value-type="float">
            <text:p>-0.13206845238095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59" calcext:value-type="float">
            <text:p>24.59</text:p>
          </table:table-cell>
          <table:table-cell office:value-type="float" office:value="6889718535.45" calcext:value-type="float">
            <text:p>6889718535.45</text:p>
          </table:table-cell>
          <table:table-cell office:value-type="float" office:value="3.949020963" calcext:value-type="float">
            <text:p>3.949020963</text:p>
          </table:table-cell>
        </table:table-row>
        <table:table-row table:style-name="ro1">
          <table:table-cell office:value-type="string" calcext:value-type="string">
            <text:p>STRA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789946" calcext:value-type="float">
            <text:p>2789946</text:p>
          </table:table-cell>
          <table:table-cell office:value-type="float" office:value="0.261279827683087" calcext:value-type="float">
            <text:p>0.26127982768308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04511572112861" calcext:value-type="float">
            <text:p>0.03045115721128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32358661667646" calcext:value-type="float">
            <text:p>2.32358661667646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8.73" calcext:value-type="float">
            <text:p>138.73</text:p>
          </table:table-cell>
          <table:table-cell office:value-type="float" office:value="138.74" calcext:value-type="float">
            <text:p>138.74</text:p>
          </table:table-cell>
          <table:table-cell office:value-type="float" office:value="0.0000720798644899941" calcext:value-type="float">
            <text:p>7.20798644899941E-05</text:p>
          </table:table-cell>
          <table:table-cell office:value-type="float" office:value="0.472815898012748" calcext:value-type="float">
            <text:p>0.4728158980127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9674000" calcext:value-type="float">
            <text:p>209674000</text:p>
          </table:table-cell>
          <table:table-cell office:value-type="float" office:value="321278000" calcext:value-type="float">
            <text:p>321278000</text:p>
          </table:table-cell>
          <table:table-cell office:value-type="float" office:value="0.652624829586838" calcext:value-type="float">
            <text:p>0.65262482958683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8.77" calcext:value-type="float">
            <text:p>138.77</text:p>
          </table:table-cell>
          <table:table-cell office:value-type="float" office:value="1569006751.79" calcext:value-type="float">
            <text:p>1569006751.79</text:p>
          </table:table-cell>
          <table:table-cell office:value-type="float" office:value="7.009503074" calcext:value-type="float">
            <text:p>7.009503074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0080196" calcext:value-type="float">
            <text:p>20080196</text:p>
          </table:table-cell>
          <table:table-cell office:value-type="float" office:value="0.261260789587974" calcext:value-type="float">
            <text:p>0.26126078958797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63394921918453" calcext:value-type="float">
            <text:p>0.06339492191845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366313230024299" calcext:value-type="float">
            <text:p>3.66313230024299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0.00402414486921538" calcext:value-type="float">
            <text:p>0.004024144869215</text:p>
          </table:table-cell>
          <table:table-cell office:value-type="float" office:value="-0.364522417153996" calcext:value-type="float">
            <text:p>-0.3645224171539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49" calcext:value-type="float">
            <text:p>2.49</text:p>
          </table:table-cell>
          <table:table-cell office:value-type="float" office:value="528987664.05" calcext:value-type="float">
            <text:p>528987664.05</text:p>
          </table:table-cell>
          <table:table-cell office:value-type="float" office:value="0.535523516568321" calcext:value-type="float">
            <text:p>0.535523516568321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11-01</text:p>
          </table:table-cell>
          <table:table-cell office:value-type="float" office:value="1149724" calcext:value-type="float">
            <text:p>1149724</text:p>
          </table:table-cell>
          <table:table-cell office:value-type="float" office:value="0.26112287076993" calcext:value-type="float">
            <text:p>0.26112287076993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210862510608745" calcext:value-type="float">
            <text:p>0.021086251060875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000000379381128851213" calcext:value-type="float">
            <text:p>3.79381128851213E-08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10.41" calcext:value-type="float">
            <text:p>10.41</text:p>
          </table:table-cell>
          <table:table-cell office:value-type="float" office:value="10.44" calcext:value-type="float">
            <text:p>10.44</text:p>
          </table:table-cell>
          <table:table-cell office:value-type="float" office:value="0.00287769784172656" calcext:value-type="float">
            <text:p>0.002877697841727</text:p>
          </table:table-cell>
          <table:table-cell office:value-type="float" office:value="0.0655913978494623" calcext:value-type="float">
            <text:p>0.065591397849462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10.41" calcext:value-type="float">
            <text:p>10.41</text:p>
          </table:table-cell>
          <table:table-cell office:value-type="float" office:value="203687754.27" calcext:value-type="float">
            <text:p>203687754.27</text:p>
          </table:table-cell>
          <table:table-cell office:value-type="float" office:value="0.79856581" calcext:value-type="float">
            <text:p>0.79856581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5094110" calcext:value-type="float">
            <text:p>15094110</text:p>
          </table:table-cell>
          <table:table-cell office:value-type="float" office:value="0.259902713685516" calcext:value-type="float">
            <text:p>0.2599027136855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95508863533521" calcext:value-type="float">
            <text:p>0.01955088635335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33072499739606" calcext:value-type="float">
            <text:p>3.3307249973960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79" calcext:value-type="float">
            <text:p>21.79</text:p>
          </table:table-cell>
          <table:table-cell office:value-type="float" office:value="21.8" calcext:value-type="float">
            <text:p>21.8</text:p>
          </table:table-cell>
          <table:table-cell office:value-type="float" office:value="0.000458820830465775" calcext:value-type="float">
            <text:p>0.000458820830466</text:p>
          </table:table-cell>
          <table:table-cell office:value-type="float" office:value="-0.0568000000000001" calcext:value-type="float">
            <text:p>-0.056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76" calcext:value-type="float">
            <text:p>21.76</text:p>
          </table:table-cell>
          <table:table-cell office:value-type="float" office:value="6097076862.72" calcext:value-type="float">
            <text:p>6097076862.72</text:p>
          </table:table-cell>
          <table:table-cell office:value-type="float" office:value="3.494538274" calcext:value-type="float">
            <text:p>3.494538274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4524173" calcext:value-type="float">
            <text:p>24524173</text:p>
          </table:table-cell>
          <table:table-cell office:value-type="float" office:value="0.259498582100607" calcext:value-type="float">
            <text:p>0.2594985821006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08711815072186" calcext:value-type="float">
            <text:p>0.01087118150721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12915445087507" calcext:value-type="float">
            <text:p>1.1291544508750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3.64" calcext:value-type="float">
            <text:p>23.64</text:p>
          </table:table-cell>
          <table:table-cell office:value-type="float" office:value="23.65" calcext:value-type="float">
            <text:p>23.65</text:p>
          </table:table-cell>
          <table:table-cell office:value-type="float" office:value="0.000422922393740664" calcext:value-type="float">
            <text:p>0.000422922393741</text:p>
          </table:table-cell>
          <table:table-cell office:value-type="float" office:value="-0.111022364217252" calcext:value-type="float">
            <text:p>-0.11102236421725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3.65" calcext:value-type="float">
            <text:p>23.65</text:p>
          </table:table-cell>
          <table:table-cell office:value-type="float" office:value="2220901354.1" calcext:value-type="float">
            <text:p>2220901354.1</text:p>
          </table:table-cell>
          <table:table-cell office:value-type="float" office:value="4.459712725" calcext:value-type="float">
            <text:p>4.459712725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1577784" calcext:value-type="float">
            <text:p>11577784</text:p>
          </table:table-cell>
          <table:table-cell office:value-type="float" office:value="0.259492659748526" calcext:value-type="float">
            <text:p>0.25949265974852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948716108172241" calcext:value-type="float">
            <text:p>0.009487161081722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198245750279389" calcext:value-type="float">
            <text:p>1.98245750279389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54.3" calcext:value-type="float">
            <text:p>54.3</text:p>
          </table:table-cell>
          <table:table-cell office:value-type="float" office:value="54.35" calcext:value-type="float">
            <text:p>54.35</text:p>
          </table:table-cell>
          <table:table-cell office:value-type="float" office:value="0.000920386562356268" calcext:value-type="float">
            <text:p>0.000920386562356</text:p>
          </table:table-cell>
          <table:table-cell office:value-type="float" office:value="0.120852187028658" calcext:value-type="float">
            <text:p>0.12085218702865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54.35" calcext:value-type="float">
            <text:p>54.35</text:p>
          </table:table-cell>
          <table:table-cell office:value-type="float" office:value="2421437452.85" calcext:value-type="float">
            <text:p>2421437452.85</text:p>
          </table:table-cell>
          <table:table-cell office:value-type="float" office:value="2.43119405" calcext:value-type="float">
            <text:p>2.43119405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1570980" calcext:value-type="float">
            <text:p>11570980</text:p>
          </table:table-cell>
          <table:table-cell office:value-type="float" office:value="0.259340161821727" calcext:value-type="float">
            <text:p>0.25934016182172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68758459431847" calcext:value-type="float">
            <text:p>0.01687584594318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188526282943633" calcext:value-type="float">
            <text:p>1.88526282943633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59.4" calcext:value-type="float">
            <text:p>59.4</text:p>
          </table:table-cell>
          <table:table-cell office:value-type="float" office:value="59.45" calcext:value-type="float">
            <text:p>59.45</text:p>
          </table:table-cell>
          <table:table-cell office:value-type="float" office:value="0.000841396718552869" calcext:value-type="float">
            <text:p>0.000841396718553</text:p>
          </table:table-cell>
          <table:table-cell office:value-type="float" office:value="0.0912261380323056" calcext:value-type="float">
            <text:p>0.091226138032306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59.45" calcext:value-type="float">
            <text:p>59.45</text:p>
          </table:table-cell>
          <table:table-cell office:value-type="float" office:value="2622764486.75" calcext:value-type="float">
            <text:p>2622764486.75</text:p>
          </table:table-cell>
          <table:table-cell office:value-type="float" office:value="2.725281125" calcext:value-type="float">
            <text:p>2.725281125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4486683" calcext:value-type="float">
            <text:p>24486683</text:p>
          </table:table-cell>
          <table:table-cell office:value-type="float" office:value="0.259101887710833" calcext:value-type="float">
            <text:p>0.25910188771083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79513047490153" calcext:value-type="float">
            <text:p>0.01795130474901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87534865280486" calcext:value-type="float">
            <text:p>1.8753486528048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.27" calcext:value-type="float">
            <text:p>22.27</text:p>
          </table:table-cell>
          <table:table-cell office:value-type="float" office:value="22.28" calcext:value-type="float">
            <text:p>22.28</text:p>
          </table:table-cell>
          <table:table-cell office:value-type="float" office:value="0.000448933782267186" calcext:value-type="float">
            <text:p>0.000448933782267</text:p>
          </table:table-cell>
          <table:table-cell office:value-type="float" office:value="0.00571428571428567" calcext:value-type="float">
            <text:p>0.0057142857142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92740000" calcext:value-type="float">
            <text:p>392740000</text:p>
          </table:table-cell>
          <table:table-cell office:value-type="float" office:value="2540105000" calcext:value-type="float">
            <text:p>2540105000</text:p>
          </table:table-cell>
          <table:table-cell office:value-type="float" office:value="0.15461565565203" calcext:value-type="float">
            <text:p>0.1546156556520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.26" calcext:value-type="float">
            <text:p>22.26</text:p>
          </table:table-cell>
          <table:table-cell office:value-type="float" office:value="2090370576.84" calcext:value-type="float">
            <text:p>2090370576.84</text:p>
          </table:table-cell>
          <table:table-cell office:value-type="float" office:value="3.824398794" calcext:value-type="float">
            <text:p>3.824398794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06-01</text:p>
          </table:table-cell>
          <table:table-cell office:value-type="float" office:value="2243255" calcext:value-type="float">
            <text:p>2243255</text:p>
          </table:table-cell>
          <table:table-cell office:value-type="float" office:value="0.259036374133949" calcext:value-type="float">
            <text:p>0.259036374133949</text:p>
          </table:table-cell>
          <table:table-cell table:style-name="ce15" office:value-type="string" calcext:value-type="string">
            <text:p>2005-06-30</text:p>
          </table:table-cell>
          <table:table-cell office:value-type="float" office:value="0.0110543842852651" calcext:value-type="float">
            <text:p>0.011054384285265</text:p>
          </table:table-cell>
          <table:table-cell table:style-name="ce15" office:value-type="string" calcext:value-type="string">
            <text:p>2005-06-30</text:p>
          </table:table-cell>
          <table:table-cell office:value-type="float" office:value="0.0000000639142375625986" calcext:value-type="float">
            <text:p>6.39142375625986E-08</text:p>
          </table:table-cell>
          <table:table-cell table:style-name="ce15" office:value-type="string" calcext:value-type="string">
            <text:p>2005-06-30</text:p>
          </table:table-cell>
          <table:table-cell office:value-type="float" office:value="38.82" calcext:value-type="float">
            <text:p>38.82</text:p>
          </table:table-cell>
          <table:table-cell office:value-type="float" office:value="39.3" calcext:value-type="float">
            <text:p>39.3</text:p>
          </table:table-cell>
          <table:table-cell office:value-type="float" office:value="0.0122887864823348" calcext:value-type="float">
            <text:p>0.012288786482335</text:p>
          </table:table-cell>
          <table:table-cell office:value-type="float" office:value="-0.115774901777781" calcext:value-type="float">
            <text:p>-0.115774901777781</text:p>
          </table:table-cell>
          <table:table-cell table:style-name="ce15" office:value-type="string" calcext:value-type="string">
            <text:p>2005-06-30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06-30</text:p>
          </table:table-cell>
          <table:table-cell office:value-type="float" office:value="39.32" calcext:value-type="float">
            <text:p>39.32</text:p>
          </table:table-cell>
          <table:table-cell office:value-type="float" office:value="3381149803.05581" calcext:value-type="float">
            <text:p>3381149803.05581</text:p>
          </table:table-cell>
          <table:table-cell office:value-type="float" office:value="2.285978338" calcext:value-type="float">
            <text:p>2.285978338</text:p>
          </table:table-cell>
        </table:table-row>
        <table:table-row table:style-name="ro1">
          <table:table-cell office:value-type="string" calcext:value-type="string">
            <text:p>SKY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173231" calcext:value-type="float">
            <text:p>2173231</text:p>
          </table:table-cell>
          <table:table-cell office:value-type="float" office:value="0.258988063742665" calcext:value-type="float">
            <text:p>0.2589880637426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549390555337014" calcext:value-type="float">
            <text:p>0.05493905553370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19042645394754" calcext:value-type="float">
            <text:p>1.19042645394754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69" calcext:value-type="float">
            <text:p>14.69</text:p>
          </table:table-cell>
          <table:table-cell office:value-type="float" office:value="14.7" calcext:value-type="float">
            <text:p>14.7</text:p>
          </table:table-cell>
          <table:table-cell office:value-type="float" office:value="0.000680503572643742" calcext:value-type="float">
            <text:p>0.000680503572644</text:p>
          </table:table-cell>
          <table:table-cell office:value-type="float" office:value="0.787663929754778" calcext:value-type="float">
            <text:p>0.78766392975477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1977000" calcext:value-type="float">
            <text:p>21977000</text:p>
          </table:table-cell>
          <table:table-cell office:value-type="float" office:value="55644000" calcext:value-type="float">
            <text:p>55644000</text:p>
          </table:table-cell>
          <table:table-cell office:value-type="float" office:value="0.394957228092876" calcext:value-type="float">
            <text:p>0.39495722809287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69" calcext:value-type="float">
            <text:p>14.69</text:p>
          </table:table-cell>
          <table:table-cell office:value-type="float" office:value="833118288.86" calcext:value-type="float">
            <text:p>833118288.86</text:p>
          </table:table-cell>
          <table:table-cell office:value-type="float" office:value="2.15570710715274" calcext:value-type="float">
            <text:p>2.15570710715274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8963806" calcext:value-type="float">
            <text:p>28963806</text:p>
          </table:table-cell>
          <table:table-cell office:value-type="float" office:value="0.258984638220251" calcext:value-type="float">
            <text:p>0.25898463822025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06975904237924" calcext:value-type="float">
            <text:p>0.01069759042379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86775243864641" calcext:value-type="float">
            <text:p>3.8677524386464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04" calcext:value-type="float">
            <text:p>6.04</text:p>
          </table:table-cell>
          <table:table-cell office:value-type="float" office:value="6.05" calcext:value-type="float">
            <text:p>6.05</text:p>
          </table:table-cell>
          <table:table-cell office:value-type="float" office:value="0.00165425971877581" calcext:value-type="float">
            <text:p>0.001654259718776</text:p>
          </table:table-cell>
          <table:table-cell office:value-type="float" office:value="0.040650406504065" calcext:value-type="float">
            <text:p>0.04065040650406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04" calcext:value-type="float">
            <text:p>6.04</text:p>
          </table:table-cell>
          <table:table-cell office:value-type="float" office:value="834088606.08" calcext:value-type="float">
            <text:p>834088606.08</text:p>
          </table:table-cell>
          <table:table-cell office:value-type="float" office:value="0.743943581" calcext:value-type="float">
            <text:p>0.743943581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5036969" calcext:value-type="float">
            <text:p>15036969</text:p>
          </table:table-cell>
          <table:table-cell office:value-type="float" office:value="0.258918813279151" calcext:value-type="float">
            <text:p>0.25891881327915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6496900934564" calcext:value-type="float">
            <text:p>0.01464969009345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23956808822005" calcext:value-type="float">
            <text:p>2.2395680882200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4.38" calcext:value-type="float">
            <text:p>24.38</text:p>
          </table:table-cell>
          <table:table-cell office:value-type="float" office:value="24.39" calcext:value-type="float">
            <text:p>24.39</text:p>
          </table:table-cell>
          <table:table-cell office:value-type="float" office:value="0.00041008816895639" calcext:value-type="float">
            <text:p>0.000410088168956</text:p>
          </table:table-cell>
          <table:table-cell office:value-type="float" office:value="-0.129557522123894" calcext:value-type="float">
            <text:p>-0.12955752212389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4.4" calcext:value-type="float">
            <text:p>24.4</text:p>
          </table:table-cell>
          <table:table-cell office:value-type="float" office:value="6606732942.9" calcext:value-type="float">
            <text:p>6606732942.9</text:p>
          </table:table-cell>
          <table:table-cell office:value-type="float" office:value="3.786820427" calcext:value-type="float">
            <text:p>3.786820427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3-01</text:p>
          </table:table-cell>
          <table:table-cell office:value-type="float" office:value="1136804" calcext:value-type="float">
            <text:p>1136804</text:p>
          </table:table-cell>
          <table:table-cell office:value-type="float" office:value="0.258188507835567" calcext:value-type="float">
            <text:p>0.258188507835567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0.0358443366711325" calcext:value-type="float">
            <text:p>0.035844336671133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0.0000000196268220510313" calcext:value-type="float">
            <text:p>1.96268220510313E-08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11.02" calcext:value-type="float">
            <text:p>11.02</text:p>
          </table:table-cell>
          <table:table-cell office:value-type="float" office:value="11.05" calcext:value-type="float">
            <text:p>11.05</text:p>
          </table:table-cell>
          <table:table-cell office:value-type="float" office:value="0.00271862256456739" calcext:value-type="float">
            <text:p>0.002718622564567</text:p>
          </table:table-cell>
          <table:table-cell office:value-type="float" office:value="-0.144144144144144" calcext:value-type="float">
            <text:p>-0.144144144144144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3-31</text:p>
          </table:table-cell>
          <table:table-cell office:value-type="float" office:value="11.04" calcext:value-type="float">
            <text:p>11.04</text:p>
          </table:table-cell>
          <table:table-cell office:value-type="float" office:value="199673745.6" calcext:value-type="float">
            <text:p>199673745.6</text:p>
          </table:table-cell>
          <table:table-cell office:value-type="float" office:value="0.762133895" calcext:value-type="float">
            <text:p>0.762133895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8849099" calcext:value-type="float">
            <text:p>28849099</text:p>
          </table:table-cell>
          <table:table-cell office:value-type="float" office:value="0.257958966701241" calcext:value-type="float">
            <text:p>0.25795896670124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03262396939" calcext:value-type="float">
            <text:p>0.01032623969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71040316714973" calcext:value-type="float">
            <text:p>6.7104031671497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00162733930024421" calcext:value-type="float">
            <text:p>0.001627339300244</text:p>
          </table:table-cell>
          <table:table-cell office:value-type="float" office:value="0.00829187396351573" calcext:value-type="float">
            <text:p>0.0082918739635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14" calcext:value-type="float">
            <text:p>6.14</text:p>
          </table:table-cell>
          <table:table-cell office:value-type="float" office:value="842319743.64" calcext:value-type="float">
            <text:p>842319743.64</text:p>
          </table:table-cell>
          <table:table-cell office:value-type="float" office:value="0.751285129" calcext:value-type="float">
            <text:p>0.751285129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4941174" calcext:value-type="float">
            <text:p>14941174</text:p>
          </table:table-cell>
          <table:table-cell office:value-type="float" office:value="0.25726933673118" calcext:value-type="float">
            <text:p>0.2572693367311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9374495323365" calcext:value-type="float">
            <text:p>0.01937449532336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75500614610858" calcext:value-type="float">
            <text:p>4.7550061461085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.33" calcext:value-type="float">
            <text:p>21.33</text:p>
          </table:table-cell>
          <table:table-cell office:value-type="float" office:value="21.34" calcext:value-type="float">
            <text:p>21.34</text:p>
          </table:table-cell>
          <table:table-cell office:value-type="float" office:value="0.000468713381767123" calcext:value-type="float">
            <text:p>0.000468713381767</text:p>
          </table:table-cell>
          <table:table-cell office:value-type="float" office:value="-0.0371681415929203" calcext:value-type="float">
            <text:p>-0.037168141592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.36" calcext:value-type="float">
            <text:p>21.36</text:p>
          </table:table-cell>
          <table:table-cell office:value-type="float" office:value="5984998243.92" calcext:value-type="float">
            <text:p>5984998243.92</text:p>
          </table:table-cell>
          <table:table-cell office:value-type="float" office:value="3.443086089" calcext:value-type="float">
            <text:p>3.443086089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553731" calcext:value-type="float">
            <text:p>4553731</text:p>
          </table:table-cell>
          <table:table-cell office:value-type="float" office:value="0.257040729871715" calcext:value-type="float">
            <text:p>0.25704072987171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28064651328685" calcext:value-type="float">
            <text:p>0.02280646513286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92080092830785" calcext:value-type="float">
            <text:p>1.9208009283078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4.87" calcext:value-type="float">
            <text:p>104.87</text:p>
          </table:table-cell>
          <table:table-cell office:value-type="float" office:value="104.89" calcext:value-type="float">
            <text:p>104.89</text:p>
          </table:table-cell>
          <table:table-cell office:value-type="float" office:value="0.000190694126620862" calcext:value-type="float">
            <text:p>0.000190694126621</text:p>
          </table:table-cell>
          <table:table-cell office:value-type="float" office:value="0.390147483655162" calcext:value-type="float">
            <text:p>0.3901474836551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4.87" calcext:value-type="float">
            <text:p>104.87</text:p>
          </table:table-cell>
          <table:table-cell office:value-type="float" office:value="3290187919.29" calcext:value-type="float">
            <text:p>3290187919.29</text:p>
          </table:table-cell>
          <table:table-cell office:value-type="float" office:value="2.485952658" calcext:value-type="float">
            <text:p>2.485952658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0-12-01</text:p>
          </table:table-cell>
          <table:table-cell office:value-type="float" office:value="1150102" calcext:value-type="float">
            <text:p>1150102</text:p>
          </table:table-cell>
          <table:table-cell office:value-type="float" office:value="0.256719196428571" calcext:value-type="float">
            <text:p>0.256719196428571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161908829899724" calcext:value-type="float">
            <text:p>0.016190882989972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0000000208493879683204" calcext:value-type="float">
            <text:p>2.08493879683204E-09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21.84" calcext:value-type="float">
            <text:p>21.84</text:p>
          </table:table-cell>
          <table:table-cell office:value-type="float" office:value="21.86" calcext:value-type="float">
            <text:p>21.86</text:p>
          </table:table-cell>
          <table:table-cell office:value-type="float" office:value="0.000915331807780301" calcext:value-type="float">
            <text:p>0.00091533180778</text:p>
          </table:table-cell>
          <table:table-cell office:value-type="float" office:value="-0.00790861159929715" calcext:value-type="float">
            <text:p>-0.007908611599297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17389000" calcext:value-type="float">
            <text:p>17389000</text:p>
          </table:table-cell>
          <table:table-cell office:value-type="float" office:value="853400000" calcext:value-type="float">
            <text:p>853400000</text:p>
          </table:table-cell>
          <table:table-cell office:value-type="float" office:value="0.0203761424888681" calcext:value-type="float">
            <text:p>0.020376142488868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21.84" calcext:value-type="float">
            <text:p>21.84</text:p>
          </table:table-cell>
          <table:table-cell office:value-type="float" office:value="1060314309.6" calcext:value-type="float">
            <text:p>1060314309.6</text:p>
          </table:table-cell>
          <table:table-cell office:value-type="float" office:value="1.081595413" calcext:value-type="float">
            <text:p>1.081595413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020192" calcext:value-type="float">
            <text:p>6020192</text:p>
          </table:table-cell>
          <table:table-cell office:value-type="float" office:value="0.256492285878377" calcext:value-type="float">
            <text:p>0.25649228587837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108016126389" calcext:value-type="float">
            <text:p>0.0110801612638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0734797160103" calcext:value-type="float">
            <text:p>2.073479716010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7.89" calcext:value-type="float">
            <text:p>87.89</text:p>
          </table:table-cell>
          <table:table-cell office:value-type="float" office:value="87.94" calcext:value-type="float">
            <text:p>87.94</text:p>
          </table:table-cell>
          <table:table-cell office:value-type="float" office:value="0.000568731160780267" calcext:value-type="float">
            <text:p>0.00056873116078</text:p>
          </table:table-cell>
          <table:table-cell office:value-type="float" office:value="0.501631986944104" calcext:value-type="float">
            <text:p>0.50163198694410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7.96" calcext:value-type="float">
            <text:p>87.96</text:p>
          </table:table-cell>
          <table:table-cell office:value-type="float" office:value="2104937599.08" calcext:value-type="float">
            <text:p>2104937599.08</text:p>
          </table:table-cell>
          <table:table-cell office:value-type="float" office:value="5.141425681" calcext:value-type="float">
            <text:p>5.141425681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01893623" calcext:value-type="float">
            <text:p>101893623</text:p>
          </table:table-cell>
          <table:table-cell office:value-type="float" office:value="0.256404533032708" calcext:value-type="float">
            <text:p>0.2564045330327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39758440850782" calcext:value-type="float">
            <text:p>0.03397584408507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01506114231731" calcext:value-type="float">
            <text:p>1.01506114231731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0.00426439232409391" calcext:value-type="float">
            <text:p>0.004264392324094</text:p>
          </table:table-cell>
          <table:table-cell office:value-type="float" office:value="-0.400503778337531" calcext:value-type="float">
            <text:p>-0.40050377833753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.36" calcext:value-type="float">
            <text:p>2.36</text:p>
          </table:table-cell>
          <table:table-cell office:value-type="float" office:value="1133270532.08" calcext:value-type="float">
            <text:p>1133270532.08</text:p>
          </table:table-cell>
          <table:table-cell office:value-type="float" office:value="0.657689296538394" calcext:value-type="float">
            <text:p>0.657689296538394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07-01</text:p>
          </table:table-cell>
          <table:table-cell office:value-type="float" office:value="187545" calcext:value-type="float">
            <text:p>187545</text:p>
          </table:table-cell>
          <table:table-cell office:value-type="float" office:value="0.256272034106748" calcext:value-type="float">
            <text:p>0.256272034106748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111092581034057" calcext:value-type="float">
            <text:p>0.011109258103406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0000000399257956988404" calcext:value-type="float">
            <text:p>3.99257956988404E-09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60.24" calcext:value-type="float">
            <text:p>60.24</text:p>
          </table:table-cell>
          <table:table-cell office:value-type="float" office:value="60.32" calcext:value-type="float">
            <text:p>60.32</text:p>
          </table:table-cell>
          <table:table-cell office:value-type="float" office:value="0.00132714001327137" calcext:value-type="float">
            <text:p>0.001327140013271</text:p>
          </table:table-cell>
          <table:table-cell office:value-type="float" office:value="0.134259259259259" calcext:value-type="float">
            <text:p>0.134259259259259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60.24" calcext:value-type="float">
            <text:p>60.24</text:p>
          </table:table-cell>
          <table:table-cell office:value-type="float" office:value="502319895.24" calcext:value-type="float">
            <text:p>502319895.24</text:p>
          </table:table-cell>
          <table:table-cell office:value-type="float" office:value="1.058506051" calcext:value-type="float">
            <text:p>1.05850605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11-01</text:p>
          </table:table-cell>
          <table:table-cell office:value-type="float" office:value="6109932" calcext:value-type="float">
            <text:p>6109932</text:p>
          </table:table-cell>
          <table:table-cell office:value-type="float" office:value="0.256084999371306" calcext:value-type="float">
            <text:p>0.256084999371306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202775772731395" calcext:value-type="float">
            <text:p>0.02027757727314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000000044277768753312" calcext:value-type="float">
            <text:p>4.4277768753312E-09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47.36" calcext:value-type="float">
            <text:p>47.36</text:p>
          </table:table-cell>
          <table:table-cell office:value-type="float" office:value="47.38" calcext:value-type="float">
            <text:p>47.38</text:p>
          </table:table-cell>
          <table:table-cell office:value-type="float" office:value="0.000422208148617334" calcext:value-type="float">
            <text:p>0.000422208148617</text:p>
          </table:table-cell>
          <table:table-cell office:value-type="float" office:value="0.0466878513810805" calcext:value-type="float">
            <text:p>0.046687851381081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47.38" calcext:value-type="float">
            <text:p>47.38</text:p>
          </table:table-cell>
          <table:table-cell office:value-type="float" office:value="1100660426.68" calcext:value-type="float">
            <text:p>1100660426.68</text:p>
          </table:table-cell>
          <table:table-cell office:value-type="float" office:value="0.953264066" calcext:value-type="float">
            <text:p>0.953264066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6-06-01</text:p>
          </table:table-cell>
          <table:table-cell office:value-type="float" office:value="33152265" calcext:value-type="float">
            <text:p>33152265</text:p>
          </table:table-cell>
          <table:table-cell office:value-type="float" office:value="0.255727558836461" calcext:value-type="float">
            <text:p>0.255727558836461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376423804667894" calcext:value-type="float">
            <text:p>0.03764238046679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0000000220450530715223" calcext:value-type="float">
            <text:p>2.20450530715223E-09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6" calcext:value-type="float">
            <text:p>10.66</text:p>
          </table:table-cell>
          <table:table-cell office:value-type="float" office:value="0.000938526513373983" calcext:value-type="float">
            <text:p>0.000938526513374</text:p>
          </table:table-cell>
          <table:table-cell office:value-type="float" office:value="0.318739054290718" calcext:value-type="float">
            <text:p>0.318739054290718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57580000" calcext:value-type="float">
            <text:p>157580000</text:p>
          </table:table-cell>
          <table:table-cell office:value-type="float" office:value="1332489000" calcext:value-type="float">
            <text:p>1332489000</text:p>
          </table:table-cell>
          <table:table-cell office:value-type="float" office:value="0.118259888074123" calcext:value-type="float">
            <text:p>0.118259888074123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0.66" calcext:value-type="float">
            <text:p>10.66</text:p>
          </table:table-cell>
          <table:table-cell office:value-type="float" office:value="1730873410.24" calcext:value-type="float">
            <text:p>1730873410.24</text:p>
          </table:table-cell>
          <table:table-cell office:value-type="float" office:value="4.032045673" calcext:value-type="float">
            <text:p>4.032045673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0096255" calcext:value-type="float">
            <text:p>10096255</text:p>
          </table:table-cell>
          <table:table-cell office:value-type="float" office:value="0.254906111785222" calcext:value-type="float">
            <text:p>0.2549061117852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31837206419968" calcext:value-type="float">
            <text:p>0.01318372064199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72385774579865" calcext:value-type="float">
            <text:p>3.7238577457986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16" calcext:value-type="float">
            <text:p>18.16</text:p>
          </table:table-cell>
          <table:table-cell office:value-type="float" office:value="18.17" calcext:value-type="float">
            <text:p>18.17</text:p>
          </table:table-cell>
          <table:table-cell office:value-type="float" office:value="0.000550509221029538" calcext:value-type="float">
            <text:p>0.00055050922103</text:p>
          </table:table-cell>
          <table:table-cell office:value-type="float" office:value="-0.0372763419483101" calcext:value-type="float">
            <text:p>-0.0372763419483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17" calcext:value-type="float">
            <text:p>18.17</text:p>
          </table:table-cell>
          <table:table-cell office:value-type="float" office:value="1105078340.97" calcext:value-type="float">
            <text:p>1105078340.97</text:p>
          </table:table-cell>
          <table:table-cell office:value-type="float" office:value="1.195783476" calcext:value-type="float">
            <text:p>1.195783476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0076778" calcext:value-type="float">
            <text:p>10076778</text:p>
          </table:table-cell>
          <table:table-cell office:value-type="float" office:value="0.254414364465127" calcext:value-type="float">
            <text:p>0.25441436446512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99788828486974" calcext:value-type="float">
            <text:p>0.01997888284869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92328775983434" calcext:value-type="float">
            <text:p>4.9232877598343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68" calcext:value-type="float">
            <text:p>15.68</text:p>
          </table:table-cell>
          <table:table-cell office:value-type="float" office:value="15.69" calcext:value-type="float">
            <text:p>15.69</text:p>
          </table:table-cell>
          <table:table-cell office:value-type="float" office:value="0.000637551801083824" calcext:value-type="float">
            <text:p>0.000637551801084</text:p>
          </table:table-cell>
          <table:table-cell office:value-type="float" office:value="-0.146204311152765" calcext:value-type="float">
            <text:p>-0.1462043111527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68" calcext:value-type="float">
            <text:p>15.68</text:p>
          </table:table-cell>
          <table:table-cell office:value-type="float" office:value="953639426.88" calcext:value-type="float">
            <text:p>953639426.88</text:p>
          </table:table-cell>
          <table:table-cell office:value-type="float" office:value="1.04650753649385" calcext:value-type="float">
            <text:p>1.04650753649385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0064835" calcext:value-type="float">
            <text:p>10064835</text:p>
          </table:table-cell>
          <table:table-cell office:value-type="float" office:value="0.254112832491831" calcext:value-type="float">
            <text:p>0.25411283249183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18268082134433" calcext:value-type="float">
            <text:p>0.0118268082134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29611208205043" calcext:value-type="float">
            <text:p>3.2961120820504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21" calcext:value-type="float">
            <text:p>18.21</text:p>
          </table:table-cell>
          <table:table-cell office:value-type="float" office:value="18.22" calcext:value-type="float">
            <text:p>18.22</text:p>
          </table:table-cell>
          <table:table-cell office:value-type="float" office:value="0.000548998078506616" calcext:value-type="float">
            <text:p>0.000548998078507</text:p>
          </table:table-cell>
          <table:table-cell office:value-type="float" office:value="-0.142520056630486" calcext:value-type="float">
            <text:p>-0.14252005663048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22" calcext:value-type="float">
            <text:p>18.22</text:p>
          </table:table-cell>
          <table:table-cell office:value-type="float" office:value="1108119283.02" calcext:value-type="float">
            <text:p>1108119283.02</text:p>
          </table:table-cell>
          <table:table-cell office:value-type="float" office:value="1.216031079" calcext:value-type="float">
            <text:p>1.216031079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5963657" calcext:value-type="float">
            <text:p>5963657</text:p>
          </table:table-cell>
          <table:table-cell office:value-type="float" office:value="0.254083593367883" calcext:value-type="float">
            <text:p>0.25408359336788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74886488847992" calcext:value-type="float">
            <text:p>0.01748864888479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44479639637975" calcext:value-type="float">
            <text:p>1.4447963963797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73.59" calcext:value-type="float">
            <text:p>73.59</text:p>
          </table:table-cell>
          <table:table-cell office:value-type="float" office:value="73.6" calcext:value-type="float">
            <text:p>73.6</text:p>
          </table:table-cell>
          <table:table-cell office:value-type="float" office:value="0.000135878796113743" calcext:value-type="float">
            <text:p>0.000135878796114</text:p>
          </table:table-cell>
          <table:table-cell office:value-type="float" office:value="0.89018258798624" calcext:value-type="float">
            <text:p>0.8901825879862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73.61" calcext:value-type="float">
            <text:p>73.61</text:p>
          </table:table-cell>
          <table:table-cell office:value-type="float" office:value="1759759967.74" calcext:value-type="float">
            <text:p>1759759967.74</text:p>
          </table:table-cell>
          <table:table-cell office:value-type="float" office:value="4.302641477" calcext:value-type="float">
            <text:p>4.302641477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6585165" calcext:value-type="float">
            <text:p>16585165</text:p>
          </table:table-cell>
          <table:table-cell office:value-type="float" office:value="0.254045424432386" calcext:value-type="float">
            <text:p>0.25404542443238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78295461074641" calcext:value-type="float">
            <text:p>0.01782954610746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0958708622587234" calcext:value-type="float">
            <text:p>9.58708622587234E-10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7" calcext:value-type="float">
            <text:p>21.87</text:p>
          </table:table-cell>
          <table:table-cell office:value-type="float" office:value="0.000457351932311985" calcext:value-type="float">
            <text:p>0.000457351932312</text:p>
          </table:table-cell>
          <table:table-cell office:value-type="float" office:value="-0.0894819466248038" calcext:value-type="float">
            <text:p>-0.08948194662480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54823000" calcext:value-type="float">
            <text:p>254823000</text:p>
          </table:table-cell>
          <table:table-cell office:value-type="float" office:value="2265919000" calcext:value-type="float">
            <text:p>2265919000</text:p>
          </table:table-cell>
          <table:table-cell office:value-type="float" office:value="0.112459006698827" calcext:value-type="float">
            <text:p>0.11245900669882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1.85" calcext:value-type="float">
            <text:p>21.85</text:p>
          </table:table-cell>
          <table:table-cell office:value-type="float" office:value="3496252258.25" calcext:value-type="float">
            <text:p>3496252258.25</text:p>
          </table:table-cell>
          <table:table-cell office:value-type="float" office:value="1.434284522" calcext:value-type="float">
            <text:p>1.434284522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0056623" calcext:value-type="float">
            <text:p>10056623</text:p>
          </table:table-cell>
          <table:table-cell office:value-type="float" office:value="0.253905499278676" calcext:value-type="float">
            <text:p>0.25390549927867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13618519945348" calcext:value-type="float">
            <text:p>0.01136185199453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57690819737122" calcext:value-type="float">
            <text:p>3.5769081973712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.17" calcext:value-type="float">
            <text:p>19.17</text:p>
          </table:table-cell>
          <table:table-cell office:value-type="float" office:value="19.18" calcext:value-type="float">
            <text:p>19.18</text:p>
          </table:table-cell>
          <table:table-cell office:value-type="float" office:value="0.000521512385919062" calcext:value-type="float">
            <text:p>0.000521512385919</text:p>
          </table:table-cell>
          <table:table-cell office:value-type="float" office:value="-0.0203193033381713" calcext:value-type="float">
            <text:p>-0.02031930333817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.17" calcext:value-type="float">
            <text:p>19.17</text:p>
          </table:table-cell>
          <table:table-cell office:value-type="float" office:value="1169649527.67" calcext:value-type="float">
            <text:p>1169649527.67</text:p>
          </table:table-cell>
          <table:table-cell office:value-type="float" office:value="1.274756518" calcext:value-type="float">
            <text:p>1.274756518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7-01</text:p>
          </table:table-cell>
          <table:table-cell office:value-type="float" office:value="4981532" calcext:value-type="float">
            <text:p>4981532</text:p>
          </table:table-cell>
          <table:table-cell office:value-type="float" office:value="0.253500178107984" calcext:value-type="float">
            <text:p>0.253500178107984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307133547542746" calcext:value-type="float">
            <text:p>0.030713354754275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00000012467987676225" calcext:value-type="float">
            <text:p>1.2467987676225E-08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21.26" calcext:value-type="float">
            <text:p>21.26</text:p>
          </table:table-cell>
          <table:table-cell office:value-type="float" office:value="21.28" calcext:value-type="float">
            <text:p>21.28</text:p>
          </table:table-cell>
          <table:table-cell office:value-type="float" office:value="0.000940291490361992" calcext:value-type="float">
            <text:p>0.000940291490362</text:p>
          </table:table-cell>
          <table:table-cell office:value-type="float" office:value="0.383966244725738" calcext:value-type="float">
            <text:p>0.383966244725738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21.26" calcext:value-type="float">
            <text:p>21.26</text:p>
          </table:table-cell>
          <table:table-cell office:value-type="float" office:value="517849868.18" calcext:value-type="float">
            <text:p>517849868.18</text:p>
          </table:table-cell>
          <table:table-cell office:value-type="float" office:value="1.460649203" calcext:value-type="float">
            <text:p>1.460649203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11306958" calcext:value-type="float">
            <text:p>11306958</text:p>
          </table:table-cell>
          <table:table-cell office:value-type="float" office:value="0.253485136528718" calcext:value-type="float">
            <text:p>0.25348513652871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965680672958628" calcext:value-type="float">
            <text:p>0.00965680672958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00863674514853941" calcext:value-type="float">
            <text:p>8.63674514853941E-10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62.7" calcext:value-type="float">
            <text:p>62.7</text:p>
          </table:table-cell>
          <table:table-cell office:value-type="float" office:value="62.75" calcext:value-type="float">
            <text:p>62.75</text:p>
          </table:table-cell>
          <table:table-cell office:value-type="float" office:value="0.000797130330809042" calcext:value-type="float">
            <text:p>0.000797130330809</text:p>
          </table:table-cell>
          <table:table-cell office:value-type="float" office:value="0.409519429753966" calcext:value-type="float">
            <text:p>0.40951942975396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62.7" calcext:value-type="float">
            <text:p>62.7</text:p>
          </table:table-cell>
          <table:table-cell office:value-type="float" office:value="2722223378.3" calcext:value-type="float">
            <text:p>2722223378.3</text:p>
          </table:table-cell>
          <table:table-cell office:value-type="float" office:value="2.918590102" calcext:value-type="float">
            <text:p>2.918590102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11265230" calcext:value-type="float">
            <text:p>11265230</text:p>
          </table:table-cell>
          <table:table-cell office:value-type="float" office:value="0.252549656996817" calcext:value-type="float">
            <text:p>0.25254965699681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23752915068572" calcext:value-type="float">
            <text:p>0.02375291506857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00919986477253385" calcext:value-type="float">
            <text:p>9.19986477253385E-10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61.25" calcext:value-type="float">
            <text:p>61.25</text:p>
          </table:table-cell>
          <table:table-cell office:value-type="float" office:value="61.3" calcext:value-type="float">
            <text:p>61.3</text:p>
          </table:table-cell>
          <table:table-cell office:value-type="float" office:value="0.000815993472052177" calcext:value-type="float">
            <text:p>0.000815993472052</text:p>
          </table:table-cell>
          <table:table-cell office:value-type="float" office:value="0.398014653746159" calcext:value-type="float">
            <text:p>0.39801465374615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61.3" calcext:value-type="float">
            <text:p>61.3</text:p>
          </table:table-cell>
          <table:table-cell office:value-type="float" office:value="2667154819.3" calcext:value-type="float">
            <text:p>2667154819.3</text:p>
          </table:table-cell>
          <table:table-cell office:value-type="float" office:value="2.853422221" calcext:value-type="float">
            <text:p>2.853422221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00216936" calcext:value-type="float">
            <text:p>100216936</text:p>
          </table:table-cell>
          <table:table-cell office:value-type="float" office:value="0.252185327408064" calcext:value-type="float">
            <text:p>0.25218532740806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328763347006476" calcext:value-type="float">
            <text:p>0.03287633470064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25890204122327" calcext:value-type="float">
            <text:p>5.25890204122327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.8" calcext:value-type="float">
            <text:p>2.8</text:p>
          </table:table-cell>
          <table:table-cell office:value-type="float" office:value="2.81" calcext:value-type="float">
            <text:p>2.81</text:p>
          </table:table-cell>
          <table:table-cell office:value-type="float" office:value="0.00356506238859188" calcext:value-type="float">
            <text:p>0.003565062388592</text:p>
          </table:table-cell>
          <table:table-cell office:value-type="float" office:value="-0.434262948207171" calcext:value-type="float">
            <text:p>-0.43426294820717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.8" calcext:value-type="float">
            <text:p>2.8</text:p>
          </table:table-cell>
          <table:table-cell office:value-type="float" office:value="1330865728.74" calcext:value-type="float">
            <text:p>1330865728.74</text:p>
          </table:table-cell>
          <table:table-cell office:value-type="float" office:value="0.745813752" calcext:value-type="float">
            <text:p>0.745813752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23974987" calcext:value-type="float">
            <text:p>23974987</text:p>
          </table:table-cell>
          <table:table-cell office:value-type="float" office:value="0.252097610986099" calcext:value-type="float">
            <text:p>0.25209761098609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67705011663285" calcext:value-type="float">
            <text:p>0.01677050116632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128459873206983" calcext:value-type="float">
            <text:p>1.28459873206983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3.4" calcext:value-type="float">
            <text:p>23.4</text:p>
          </table:table-cell>
          <table:table-cell office:value-type="float" office:value="23.41" calcext:value-type="float">
            <text:p>23.41</text:p>
          </table:table-cell>
          <table:table-cell office:value-type="float" office:value="0.000427259132664027" calcext:value-type="float">
            <text:p>0.000427259132664</text:p>
          </table:table-cell>
          <table:table-cell office:value-type="float" office:value="-0.349655511811024" calcext:value-type="float">
            <text:p>-0.34965551181102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371467000" calcext:value-type="float">
            <text:p>371467000</text:p>
          </table:table-cell>
          <table:table-cell office:value-type="float" office:value="2526214000" calcext:value-type="float">
            <text:p>2526214000</text:p>
          </table:table-cell>
          <table:table-cell office:value-type="float" office:value="0.147044945519263" calcext:value-type="float">
            <text:p>0.14704494551926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3.4" calcext:value-type="float">
            <text:p>23.4</text:p>
          </table:table-cell>
          <table:table-cell office:value-type="float" office:value="2222020382.4" calcext:value-type="float">
            <text:p>2222020382.4</text:p>
          </table:table-cell>
          <table:table-cell office:value-type="float" office:value="3.539754125" calcext:value-type="float">
            <text:p>3.539754125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4464952" calcext:value-type="float">
            <text:p>4464952</text:p>
          </table:table-cell>
          <table:table-cell office:value-type="float" office:value="0.252029494259141" calcext:value-type="float">
            <text:p>0.25202949425914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58165252868688" calcext:value-type="float">
            <text:p>0.02581652528686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70441945642059" calcext:value-type="float">
            <text:p>1.7044194564205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1.17" calcext:value-type="float">
            <text:p>91.17</text:p>
          </table:table-cell>
          <table:table-cell office:value-type="float" office:value="91.38" calcext:value-type="float">
            <text:p>91.38</text:p>
          </table:table-cell>
          <table:table-cell office:value-type="float" office:value="0.00230073952341817" calcext:value-type="float">
            <text:p>0.002300739523418</text:p>
          </table:table-cell>
          <table:table-cell office:value-type="float" office:value="0.541535698248765" calcext:value-type="float">
            <text:p>0.54153569824876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1.43" calcext:value-type="float">
            <text:p>91.43</text:p>
          </table:table-cell>
          <table:table-cell office:value-type="float" office:value="2868521802.81" calcext:value-type="float">
            <text:p>2868521802.81</text:p>
          </table:table-cell>
          <table:table-cell office:value-type="float" office:value="2.216467048" calcext:value-type="float">
            <text:p>2.216467048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4439876" calcext:value-type="float">
            <text:p>4439876</text:p>
          </table:table-cell>
          <table:table-cell office:value-type="float" office:value="0.250614049793435" calcext:value-type="float">
            <text:p>0.25061404979343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32852114564518" calcext:value-type="float">
            <text:p>0.01328521145645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50117210892802" calcext:value-type="float">
            <text:p>1.5011721089280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61" calcext:value-type="float">
            <text:p>101.61</text:p>
          </table:table-cell>
          <table:table-cell office:value-type="float" office:value="0.0000984203533291188" calcext:value-type="float">
            <text:p>9.84203533291188E-05</text:p>
          </table:table-cell>
          <table:table-cell office:value-type="float" office:value="0.394952058657642" calcext:value-type="float">
            <text:p>0.39495205865764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1.6" calcext:value-type="float">
            <text:p>101.6</text:p>
          </table:table-cell>
          <table:table-cell office:value-type="float" office:value="3227001118.5" calcext:value-type="float">
            <text:p>3227001118.5</text:p>
          </table:table-cell>
          <table:table-cell office:value-type="float" office:value="2.496707222" calcext:value-type="float">
            <text:p>2.496707222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8-01</text:p>
          </table:table-cell>
          <table:table-cell office:value-type="float" office:value="1103299" calcext:value-type="float">
            <text:p>1103299</text:p>
          </table:table-cell>
          <table:table-cell office:value-type="float" office:value="0.250578923461276" calcext:value-type="float">
            <text:p>0.250578923461276</text:p>
          </table:table-cell>
          <table:table-cell table:style-name="ce15" office:value-type="string" calcext:value-type="string">
            <text:p>2010-08-31</text:p>
          </table:table-cell>
          <table:table-cell office:value-type="float" office:value="0.0327199542670997" calcext:value-type="float">
            <text:p>0.0327199542671</text:p>
          </table:table-cell>
          <table:table-cell table:style-name="ce15" office:value-type="string" calcext:value-type="string">
            <text:p>2010-08-31</text:p>
          </table:table-cell>
          <table:table-cell office:value-type="float" office:value="0.0000000409583887640138" calcext:value-type="float">
            <text:p>4.09583887640138E-08</text:p>
          </table:table-cell>
          <table:table-cell table:style-name="ce15" office:value-type="string" calcext:value-type="string">
            <text:p>2010-08-31</text:p>
          </table:table-cell>
          <table:table-cell office:value-type="float" office:value="8.8" calcext:value-type="float">
            <text:p>8.8</text:p>
          </table:table-cell>
          <table:table-cell office:value-type="float" office:value="8.82" calcext:value-type="float">
            <text:p>8.82</text:p>
          </table:table-cell>
          <table:table-cell office:value-type="float" office:value="0.00227014755959132" calcext:value-type="float">
            <text:p>0.002270147559591</text:p>
          </table:table-cell>
          <table:table-cell office:value-type="float" office:value="-0.295910780669145" calcext:value-type="float">
            <text:p>-0.295910780669145</text:p>
          </table:table-cell>
          <table:table-cell table:style-name="ce15" office:value-type="string" calcext:value-type="string">
            <text:p>2010-08-31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8-31</text:p>
          </table:table-cell>
          <table:table-cell office:value-type="float" office:value="8.8" calcext:value-type="float">
            <text:p>8.8</text:p>
          </table:table-cell>
          <table:table-cell office:value-type="float" office:value="172220426.4" calcext:value-type="float">
            <text:p>172220426.4</text:p>
          </table:table-cell>
          <table:table-cell office:value-type="float" office:value="0.619338426" calcext:value-type="float">
            <text:p>0.619338426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6-01</text:p>
          </table:table-cell>
          <table:table-cell office:value-type="float" office:value="25657975" calcext:value-type="float">
            <text:p>25657975</text:p>
          </table:table-cell>
          <table:table-cell office:value-type="float" office:value="0.250465877919973" calcext:value-type="float">
            <text:p>0.250465877919973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301634691664305" calcext:value-type="float">
            <text:p>0.030163469166431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0000000637249299840672" calcext:value-type="float">
            <text:p>6.37249299840672E-0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5.71" calcext:value-type="float">
            <text:p>5.71</text:p>
          </table:table-cell>
          <table:table-cell office:value-type="float" office:value="5.72" calcext:value-type="float">
            <text:p>5.72</text:p>
          </table:table-cell>
          <table:table-cell office:value-type="float" office:value="0.0017497812773403" calcext:value-type="float">
            <text:p>0.00174978127734</text:p>
          </table:table-cell>
          <table:table-cell office:value-type="float" office:value="-0.406318082788671" calcext:value-type="float">
            <text:p>-0.406318082788671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5.71" calcext:value-type="float">
            <text:p>5.71</text:p>
          </table:table-cell>
          <table:table-cell office:value-type="float" office:value="776324531.02" calcext:value-type="float">
            <text:p>776324531.02</text:p>
          </table:table-cell>
          <table:table-cell office:value-type="float" office:value="1.065529092" calcext:value-type="float">
            <text:p>1.06552909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9354469" calcext:value-type="float">
            <text:p>99354469</text:p>
          </table:table-cell>
          <table:table-cell office:value-type="float" office:value="0.25001502035763" calcext:value-type="float">
            <text:p>0.2500150203576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91730197124486" calcext:value-type="float">
            <text:p>0.02917301971244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6886322013746" calcext:value-type="float">
            <text:p>6.688632201374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.4" calcext:value-type="float">
            <text:p>2.4</text:p>
          </table:table-cell>
          <table:table-cell office:value-type="float" office:value="2.41" calcext:value-type="float">
            <text:p>2.41</text:p>
          </table:table-cell>
          <table:table-cell office:value-type="float" office:value="0.00415800415800425" calcext:value-type="float">
            <text:p>0.004158004158004</text:p>
          </table:table-cell>
          <table:table-cell office:value-type="float" office:value="-0.408898305084746" calcext:value-type="float">
            <text:p>-0.40889830508474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.4" calcext:value-type="float">
            <text:p>2.4</text:p>
          </table:table-cell>
          <table:table-cell office:value-type="float" office:value="1144830734.39999" calcext:value-type="float">
            <text:p>1144830734.39999</text:p>
          </table:table-cell>
          <table:table-cell office:value-type="float" office:value="0.641560217" calcext:value-type="float">
            <text:p>0.641560217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10-01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64855567781566" calcext:value-type="float">
            <text:p>0.064855567781566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000000194596603047611" calcext:value-type="float">
            <text:p>1.94596603047611E-08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31281600" calcext:value-type="float">
            <text:p>31281600</text:p>
          </table:table-cell>
          <table:table-cell office:value-type="float" office:value="31399200" calcext:value-type="float">
            <text:p>31399200</text:p>
          </table:table-cell>
          <table:table-cell office:value-type="float" office:value="0.00375234521575985" calcext:value-type="float">
            <text:p>0.00375234521576</text:p>
          </table:table-cell>
          <table:table-cell office:value-type="float" office:value="-0.410080864904948" calcext:value-type="float">
            <text:p>-0.410080864904948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31164000" calcext:value-type="float">
            <text:p>31164000</text:p>
          </table:table-cell>
          <table:table-cell office:value-type="float" office:value="1122968754.1" calcext:value-type="float">
            <text:p>1122968754.1</text:p>
          </table:table-cell>
          <table:table-cell office:value-type="float" office:value="0.283662293" calcext:value-type="float">
            <text:p>0.283662293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11-01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422063426068832" calcext:value-type="float">
            <text:p>0.042206342606883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0.0000000165547545825372" calcext:value-type="float">
            <text:p>1.65547545825372E-08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26460000" calcext:value-type="float">
            <text:p>26460000</text:p>
          </table:table-cell>
          <table:table-cell office:value-type="float" office:value="26695200" calcext:value-type="float">
            <text:p>26695200</text:p>
          </table:table-cell>
          <table:table-cell office:value-type="float" office:value="0.0088495575221239" calcext:value-type="float">
            <text:p>0.008849557522124</text:p>
          </table:table-cell>
          <table:table-cell office:value-type="float" office:value="-0.467610878261521" calcext:value-type="float">
            <text:p>-0.467610878261521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11-30</text:p>
          </table:table-cell>
          <table:table-cell office:value-type="float" office:value="26460000" calcext:value-type="float">
            <text:p>26460000</text:p>
          </table:table-cell>
          <table:table-cell office:value-type="float" office:value="953464036.5" calcext:value-type="float">
            <text:p>953464036.5</text:p>
          </table:table-cell>
          <table:table-cell office:value-type="float" office:value="0.246999783" calcext:value-type="float">
            <text:p>0.246999783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9-01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401430759591177" calcext:value-type="float">
            <text:p>0.040143075959118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0000000976517814932465" calcext:value-type="float">
            <text:p>9.76517814932465E-09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27518400" calcext:value-type="float">
            <text:p>27518400</text:p>
          </table:table-cell>
          <table:table-cell office:value-type="float" office:value="27636000" calcext:value-type="float">
            <text:p>27636000</text:p>
          </table:table-cell>
          <table:table-cell office:value-type="float" office:value="0.00426439232409382" calcext:value-type="float">
            <text:p>0.004264392324094</text:p>
          </table:table-cell>
          <table:table-cell office:value-type="float" office:value="-0.386694386694386" calcext:value-type="float">
            <text:p>-0.386694386694386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27518400" calcext:value-type="float">
            <text:p>27518400</text:p>
          </table:table-cell>
          <table:table-cell office:value-type="float" office:value="864980478.18" calcext:value-type="float">
            <text:p>864980478.18</text:p>
          </table:table-cell>
          <table:table-cell office:value-type="float" office:value="0.250479157" calcext:value-type="float">
            <text:p>0.250479157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2-01-01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306405325679433" calcext:value-type="float">
            <text:p>0.030640532567943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000000221075279503651" calcext:value-type="float">
            <text:p>2.21075279503651E-08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25989600" calcext:value-type="float">
            <text:p>25989600</text:p>
          </table:table-cell>
          <table:table-cell office:value-type="float" office:value="26107200" calcext:value-type="float">
            <text:p>26107200</text:p>
          </table:table-cell>
          <table:table-cell office:value-type="float" office:value="0.00451467268623025" calcext:value-type="float">
            <text:p>0.00451467268623</text:p>
          </table:table-cell>
          <table:table-cell office:value-type="float" office:value="-0.569020314822213" calcext:value-type="float">
            <text:p>-0.569020314822213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26107200" calcext:value-type="float">
            <text:p>26107200</text:p>
          </table:table-cell>
          <table:table-cell office:value-type="float" office:value="940751848.68" calcext:value-type="float">
            <text:p>940751848.68</text:p>
          </table:table-cell>
          <table:table-cell office:value-type="float" office:value="0.243706453" calcext:value-type="float">
            <text:p>0.243706453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10-01</text:p>
          </table:table-cell>
          <table:table-cell office:value-type="float" office:value="5963940" calcext:value-type="float">
            <text:p>5963940</text:p>
          </table:table-cell>
          <table:table-cell office:value-type="float" office:value="0.249966050546963" calcext:value-type="float">
            <text:p>0.249966050546963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20084894727398" calcext:value-type="float">
            <text:p>0.020084894727398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0000000458059732200581" calcext:value-type="float">
            <text:p>4.58059732200581E-09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5" calcext:value-type="float">
            <text:p>42.85</text:p>
          </table:table-cell>
          <table:table-cell office:value-type="float" office:value="0.000466853408029952" calcext:value-type="float">
            <text:p>0.00046685340803</text:p>
          </table:table-cell>
          <table:table-cell office:value-type="float" office:value="-0.13465250965251" calcext:value-type="float">
            <text:p>-0.13465250965251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42.82" calcext:value-type="float">
            <text:p>42.82</text:p>
          </table:table-cell>
          <table:table-cell office:value-type="float" office:value="994574273.66" calcext:value-type="float">
            <text:p>994574273.66</text:p>
          </table:table-cell>
          <table:table-cell office:value-type="float" office:value="0.835566648" calcext:value-type="float">
            <text:p>0.835566648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4425648" calcext:value-type="float">
            <text:p>4425648</text:p>
          </table:table-cell>
          <table:table-cell office:value-type="float" office:value="0.249810933512606" calcext:value-type="float">
            <text:p>0.24981093351260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49630244563628" calcext:value-type="float">
            <text:p>0.01496302445636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21975589560181" calcext:value-type="float">
            <text:p>1.2197558956018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8.92" calcext:value-type="float">
            <text:p>98.92</text:p>
          </table:table-cell>
          <table:table-cell office:value-type="float" office:value="98.93" calcext:value-type="float">
            <text:p>98.93</text:p>
          </table:table-cell>
          <table:table-cell office:value-type="float" office:value="0.000101086681829721" calcext:value-type="float">
            <text:p>0.00010108668183</text:p>
          </table:table-cell>
          <table:table-cell office:value-type="float" office:value="0.319233716475096" calcext:value-type="float">
            <text:p>0.31923371647509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8.93" calcext:value-type="float">
            <text:p>98.93</text:p>
          </table:table-cell>
          <table:table-cell office:value-type="float" office:value="3099788529.5" calcext:value-type="float">
            <text:p>3099788529.5</text:p>
          </table:table-cell>
          <table:table-cell office:value-type="float" office:value="2.39828377" calcext:value-type="float">
            <text:p>2.39828377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134449" calcext:value-type="float">
            <text:p>11134449</text:p>
          </table:table-cell>
          <table:table-cell office:value-type="float" office:value="0.249556200551359" calcext:value-type="float">
            <text:p>0.24955620055135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18548629288898" calcext:value-type="float">
            <text:p>0.0118548629288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66043311662539" calcext:value-type="float">
            <text:p>1.66043311662539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5.85" calcext:value-type="float">
            <text:p>65.85</text:p>
          </table:table-cell>
          <table:table-cell office:value-type="float" office:value="65.9" calcext:value-type="float">
            <text:p>65.9</text:p>
          </table:table-cell>
          <table:table-cell office:value-type="float" office:value="0.00075901328273262" calcext:value-type="float">
            <text:p>0.000759013282733</text:p>
          </table:table-cell>
          <table:table-cell office:value-type="float" office:value="0.0774877650897227" calcext:value-type="float">
            <text:p>0.07748776508972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6.14" calcext:value-type="float">
            <text:p>66.14</text:p>
          </table:table-cell>
          <table:table-cell office:value-type="float" office:value="2960881206.64" calcext:value-type="float">
            <text:p>2960881206.64</text:p>
          </table:table-cell>
          <table:table-cell office:value-type="float" office:value="2.932114499" calcext:value-type="float">
            <text:p>2.932114499</text:p>
          </table:table-cell>
        </table:table-row>
        <table:table-row table:style-name="ro1">
          <table:table-cell office:value-type="string" calcext:value-type="string">
            <text:p>TERP.OQ</text:p>
          </table:table-cell>
          <table:table-cell table:style-name="ce15" office:value-type="string" calcext:value-type="string">
            <text:p>2016-03-01</text:p>
          </table:table-cell>
          <table:table-cell office:value-type="float" office:value="7364524" calcext:value-type="float">
            <text:p>7364524</text:p>
          </table:table-cell>
          <table:table-cell office:value-type="float" office:value="0.248784676711033" calcext:value-type="float">
            <text:p>0.248784676711033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477153974982802" calcext:value-type="float">
            <text:p>0.04771539749828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0000000837365671306001" calcext:value-type="float">
            <text:p>8.37365671306001E-09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7.131783" calcext:value-type="float">
            <text:p>7.131783</text:p>
          </table:table-cell>
          <table:table-cell office:value-type="float" office:value="7.140104" calcext:value-type="float">
            <text:p>7.140104</text:p>
          </table:table-cell>
          <table:table-cell office:value-type="float" office:value="0.00116606864950636" calcext:value-type="float">
            <text:p>0.001166068649506</text:p>
          </table:table-cell>
          <table:table-cell office:value-type="float" office:value="-0.735962749931526" calcext:value-type="float">
            <text:p>-0.735962749931526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108463000" calcext:value-type="float">
            <text:p>108463000</text:p>
          </table:table-cell>
          <table:table-cell office:value-type="float" office:value="3680423000" calcext:value-type="float">
            <text:p>3680423000</text:p>
          </table:table-cell>
          <table:table-cell office:value-type="float" office:value="0.029470253826802" calcext:value-type="float">
            <text:p>0.029470253826802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7.198357" calcext:value-type="float">
            <text:p>7.198357</text:p>
          </table:table-cell>
          <table:table-cell office:value-type="float" office:value="1214436437.4" calcext:value-type="float">
            <text:p>1214436437.4</text:p>
          </table:table-cell>
          <table:table-cell office:value-type="float" office:value="0.828918098" calcext:value-type="float">
            <text:p>0.828918098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8826751" calcext:value-type="float">
            <text:p>98826751</text:p>
          </table:table-cell>
          <table:table-cell office:value-type="float" office:value="0.248687073785714" calcext:value-type="float">
            <text:p>0.24868707378571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18238259928594" calcext:value-type="float">
            <text:p>0.0418238259928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28185173056388" calcext:value-type="float">
            <text:p>1.28185173056388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37" calcext:value-type="float">
            <text:p>2.37</text:p>
          </table:table-cell>
          <table:table-cell office:value-type="float" office:value="2.38" calcext:value-type="float">
            <text:p>2.38</text:p>
          </table:table-cell>
          <table:table-cell office:value-type="float" office:value="0.00421052631578938" calcext:value-type="float">
            <text:p>0.004210526315789</text:p>
          </table:table-cell>
          <table:table-cell office:value-type="float" office:value="-0.358288770053476" calcext:value-type="float">
            <text:p>-0.35828877005347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38" calcext:value-type="float">
            <text:p>2.38</text:p>
          </table:table-cell>
          <table:table-cell office:value-type="float" office:value="1142874519.63999" calcext:value-type="float">
            <text:p>1142874519.63999</text:p>
          </table:table-cell>
          <table:table-cell office:value-type="float" office:value="0.663262935" calcext:value-type="float">
            <text:p>0.663262935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11072702" calcext:value-type="float">
            <text:p>11072702</text:p>
          </table:table-cell>
          <table:table-cell office:value-type="float" office:value="0.248233466349818" calcext:value-type="float">
            <text:p>0.248233466349818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46874285021279" calcext:value-type="float">
            <text:p>0.024687428502128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144389678821321" calcext:value-type="float">
            <text:p>1.44389678821321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57.45" calcext:value-type="float">
            <text:p>57.45</text:p>
          </table:table-cell>
          <table:table-cell office:value-type="float" office:value="57.5" calcext:value-type="float">
            <text:p>57.5</text:p>
          </table:table-cell>
          <table:table-cell office:value-type="float" office:value="0.000869943453675461" calcext:value-type="float">
            <text:p>0.000869943453675</text:p>
          </table:table-cell>
          <table:table-cell office:value-type="float" office:value="0.259013837458585" calcext:value-type="float">
            <text:p>0.259013837458585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57.6" calcext:value-type="float">
            <text:p>57.6</text:p>
          </table:table-cell>
          <table:table-cell office:value-type="float" office:value="2630805643.7" calcext:value-type="float">
            <text:p>2630805643.7</text:p>
          </table:table-cell>
          <table:table-cell office:value-type="float" office:value="2.684023715" calcext:value-type="float">
            <text:p>2.684023715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1068140" calcext:value-type="float">
            <text:p>11068140</text:p>
          </table:table-cell>
          <table:table-cell office:value-type="float" office:value="0.248070018154515" calcext:value-type="float">
            <text:p>0.24807001815451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36981184566408" calcext:value-type="float">
            <text:p>0.03369811845664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244055565220427" calcext:value-type="float">
            <text:p>2.44055565220427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8.1" calcext:value-type="float">
            <text:p>68.1</text:p>
          </table:table-cell>
          <table:table-cell office:value-type="float" office:value="68.15" calcext:value-type="float">
            <text:p>68.15</text:p>
          </table:table-cell>
          <table:table-cell office:value-type="float" office:value="0.000733944954128607" calcext:value-type="float">
            <text:p>0.000733944954129</text:p>
          </table:table-cell>
          <table:table-cell office:value-type="float" office:value="-0.0459045904590459" calcext:value-type="float">
            <text:p>-0.04590459045904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8.15" calcext:value-type="float">
            <text:p>68.15</text:p>
          </table:table-cell>
          <table:table-cell office:value-type="float" office:value="2969170068.25" calcext:value-type="float">
            <text:p>2969170068.25</text:p>
          </table:table-cell>
          <table:table-cell office:value-type="float" office:value="3.021221698" calcext:value-type="float">
            <text:p>3.021221698</text:p>
          </table:table-cell>
        </table:table-row>
        <table:table-row table:style-name="ro1">
          <table:table-cell office:value-type="string" calcext:value-type="string">
            <text:p>SKT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23578146" calcext:value-type="float">
            <text:p>23578146</text:p>
          </table:table-cell>
          <table:table-cell office:value-type="float" office:value="0.247924817564299" calcext:value-type="float">
            <text:p>0.24792481756429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95287587800395" calcext:value-type="float">
            <text:p>0.0195287587800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0916419622232847" calcext:value-type="float">
            <text:p>9.16419622232847E-10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6.42" calcext:value-type="float">
            <text:p>26.42</text:p>
          </table:table-cell>
          <table:table-cell office:value-type="float" office:value="26.43" calcext:value-type="float">
            <text:p>26.43</text:p>
          </table:table-cell>
          <table:table-cell office:value-type="float" office:value="0.00037842951750229" calcext:value-type="float">
            <text:p>0.000378429517502</text:p>
          </table:table-cell>
          <table:table-cell office:value-type="float" office:value="-0.377575467177767" calcext:value-type="float">
            <text:p>-0.37757546717776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371467000" calcext:value-type="float">
            <text:p>371467000</text:p>
          </table:table-cell>
          <table:table-cell office:value-type="float" office:value="2526214000" calcext:value-type="float">
            <text:p>2526214000</text:p>
          </table:table-cell>
          <table:table-cell office:value-type="float" office:value="0.147044945519263" calcext:value-type="float">
            <text:p>0.14704494551926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6.43" calcext:value-type="float">
            <text:p>26.43</text:p>
          </table:table-cell>
          <table:table-cell office:value-type="float" office:value="2509743534.48" calcext:value-type="float">
            <text:p>2509743534.48</text:p>
          </table:table-cell>
          <table:table-cell office:value-type="float" office:value="3.843580153" calcext:value-type="float">
            <text:p>3.843580153</text:p>
          </table:table-cell>
        </table:table-row>
        <table:table-row table:style-name="ro1">
          <table:table-cell office:value-type="string" calcext:value-type="string">
            <text:p>AROC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7238779" calcext:value-type="float">
            <text:p>17238779</text:p>
          </table:table-cell>
          <table:table-cell office:value-type="float" office:value="0.247854540487693" calcext:value-type="float">
            <text:p>0.24785454048769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75267682914686" calcext:value-type="float">
            <text:p>0.02752676829146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10500667952086" calcext:value-type="float">
            <text:p>1.0500667952086E-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0.75" calcext:value-type="float">
            <text:p>10.75</text:p>
          </table:table-cell>
          <table:table-cell office:value-type="float" office:value="10.8" calcext:value-type="float">
            <text:p>10.8</text:p>
          </table:table-cell>
          <table:table-cell office:value-type="float" office:value="0.00464037122969844" calcext:value-type="float">
            <text:p>0.004640371229698</text:p>
          </table:table-cell>
          <table:table-cell office:value-type="float" office:value="-0.258474576271186" calcext:value-type="float">
            <text:p>-0.25847457627118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75733000" calcext:value-type="float">
            <text:p>375733000</text:p>
          </table:table-cell>
          <table:table-cell office:value-type="float" office:value="2408007000" calcext:value-type="float">
            <text:p>2408007000</text:p>
          </table:table-cell>
          <table:table-cell office:value-type="float" office:value="0.156034845413655" calcext:value-type="float">
            <text:p>0.15603484541365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0.8" calcext:value-type="float">
            <text:p>10.8</text:p>
          </table:table-cell>
          <table:table-cell office:value-type="float" office:value="1398740367.6" calcext:value-type="float">
            <text:p>1398740367.6</text:p>
          </table:table-cell>
          <table:table-cell office:value-type="float" office:value="0.98612209" calcext:value-type="float">
            <text:p>0.98612209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1058254" calcext:value-type="float">
            <text:p>11058254</text:p>
          </table:table-cell>
          <table:table-cell office:value-type="float" office:value="0.247848443418428" calcext:value-type="float">
            <text:p>0.24784844341842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980303621851084" calcext:value-type="float">
            <text:p>0.00980303621851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248509029082414" calcext:value-type="float">
            <text:p>2.48509029082414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52.95" calcext:value-type="float">
            <text:p>52.95</text:p>
          </table:table-cell>
          <table:table-cell office:value-type="float" office:value="53" calcext:value-type="float">
            <text:p>53</text:p>
          </table:table-cell>
          <table:table-cell office:value-type="float" office:value="0.000943841434638927" calcext:value-type="float">
            <text:p>0.000943841434639</text:p>
          </table:table-cell>
          <table:table-cell office:value-type="float" office:value="0.223814773980154" calcext:value-type="float">
            <text:p>0.22381477398015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53" calcext:value-type="float">
            <text:p>53</text:p>
          </table:table-cell>
          <table:table-cell office:value-type="float" office:value="2369881472.8" calcext:value-type="float">
            <text:p>2369881472.8</text:p>
          </table:table-cell>
          <table:table-cell office:value-type="float" office:value="2.34959281" calcext:value-type="float">
            <text:p>2.34959281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1047174" calcext:value-type="float">
            <text:p>11047174</text:p>
          </table:table-cell>
          <table:table-cell office:value-type="float" office:value="0.247600107582312" calcext:value-type="float">
            <text:p>0.24760010758231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0773703254436" calcext:value-type="float">
            <text:p>0.02077370325443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43174261767437" calcext:value-type="float">
            <text:p>2.43174261767437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0.35" calcext:value-type="float">
            <text:p>50.35</text:p>
          </table:table-cell>
          <table:table-cell office:value-type="float" office:value="50.4" calcext:value-type="float">
            <text:p>50.4</text:p>
          </table:table-cell>
          <table:table-cell office:value-type="float" office:value="0.000992555831265452" calcext:value-type="float">
            <text:p>0.000992555831265</text:p>
          </table:table-cell>
          <table:table-cell office:value-type="float" office:value="-0.0425138632162663" calcext:value-type="float">
            <text:p>-0.04251386321626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0.35" calcext:value-type="float">
            <text:p>50.35</text:p>
          </table:table-cell>
          <table:table-cell office:value-type="float" office:value="2249748795.65" calcext:value-type="float">
            <text:p>2249748795.65</text:p>
          </table:table-cell>
          <table:table-cell office:value-type="float" office:value="1.363113367" calcext:value-type="float">
            <text:p>1.363113367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1510227" calcext:value-type="float">
            <text:p>11510227</text:p>
          </table:table-cell>
          <table:table-cell office:value-type="float" office:value="0.247469284099025" calcext:value-type="float">
            <text:p>0.24746928409902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24813707633213" calcext:value-type="float">
            <text:p>0.04248137076332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810909235110348" calcext:value-type="float">
            <text:p>8.1090923511034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95" calcext:value-type="float">
            <text:p>13.95</text:p>
          </table:table-cell>
          <table:table-cell office:value-type="float" office:value="0.000717102904266747" calcext:value-type="float">
            <text:p>0.000717102904267</text:p>
          </table:table-cell>
          <table:table-cell office:value-type="float" office:value="0.623569794050343" calcext:value-type="float">
            <text:p>0.6235697940503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93" calcext:value-type="float">
            <text:p>13.93</text:p>
          </table:table-cell>
          <table:table-cell office:value-type="float" office:value="1039418041.76" calcext:value-type="float">
            <text:p>1039418041.76</text:p>
          </table:table-cell>
          <table:table-cell office:value-type="float" office:value="5.794018863" calcext:value-type="float">
            <text:p>5.794018863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2506018" calcext:value-type="float">
            <text:p>22506018</text:p>
          </table:table-cell>
          <table:table-cell office:value-type="float" office:value="0.247318879120879" calcext:value-type="float">
            <text:p>0.24731887912087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658597595925256" calcext:value-type="float">
            <text:p>0.06585975959252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52183144470453" calcext:value-type="float">
            <text:p>6.5218314447045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72" calcext:value-type="float">
            <text:p>8.72</text:p>
          </table:table-cell>
          <table:table-cell office:value-type="float" office:value="8.73" calcext:value-type="float">
            <text:p>8.73</text:p>
          </table:table-cell>
          <table:table-cell office:value-type="float" office:value="0.00114613180515757" calcext:value-type="float">
            <text:p>0.001146131805158</text:p>
          </table:table-cell>
          <table:table-cell office:value-type="float" office:value="-0.645087235996327" calcext:value-type="float">
            <text:p>-0.64508723599632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71" calcext:value-type="float">
            <text:p>8.71</text:p>
          </table:table-cell>
          <table:table-cell office:value-type="float" office:value="1572887632.94" calcext:value-type="float">
            <text:p>1572887632.94</text:p>
          </table:table-cell>
          <table:table-cell office:value-type="float" office:value="0.44200733" calcext:value-type="float">
            <text:p>0.44200733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10-01</text:p>
          </table:table-cell>
          <table:table-cell office:value-type="float" office:value="1088723" calcext:value-type="float">
            <text:p>1088723</text:p>
          </table:table-cell>
          <table:table-cell office:value-type="float" office:value="0.247268453327277" calcext:value-type="float">
            <text:p>0.247268453327277</text:p>
          </table:table-cell>
          <table:table-cell table:style-name="ce15" office:value-type="string" calcext:value-type="string">
            <text:p>2010-10-31</text:p>
          </table:table-cell>
          <table:table-cell office:value-type="float" office:value="0.0262009739914975" calcext:value-type="float">
            <text:p>0.026200973991498</text:p>
          </table:table-cell>
          <table:table-cell table:style-name="ce15" office:value-type="string" calcext:value-type="string">
            <text:p>2010-10-31</text:p>
          </table:table-cell>
          <table:table-cell office:value-type="float" office:value="0.000000040356347816738" calcext:value-type="float">
            <text:p>4.0356347816738E-08</text:p>
          </table:table-cell>
          <table:table-cell table:style-name="ce15" office:value-type="string" calcext:value-type="string">
            <text:p>2010-10-25</text:p>
          </table:table-cell>
          <table:table-cell office:value-type="float" office:value="10.08" calcext:value-type="float">
            <text:p>10.08</text:p>
          </table:table-cell>
          <table:table-cell office:value-type="float" office:value="10.1" calcext:value-type="float">
            <text:p>10.1</text:p>
          </table:table-cell>
          <table:table-cell office:value-type="float" office:value="0.00198216055500491" calcext:value-type="float">
            <text:p>0.001982160555005</text:p>
          </table:table-cell>
          <table:table-cell office:value-type="float" office:value="-0.0275510204081634" calcext:value-type="float">
            <text:p>-0.027551020408163</text:p>
          </table:table-cell>
          <table:table-cell table:style-name="ce15" office:value-type="string" calcext:value-type="string">
            <text:p>2010-10-25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10-25</text:p>
          </table:table-cell>
          <table:table-cell office:value-type="float" office:value="10.1" calcext:value-type="float">
            <text:p>10.1</text:p>
          </table:table-cell>
          <table:table-cell office:value-type="float" office:value="193904480.77" calcext:value-type="float">
            <text:p>193904480.77</text:p>
          </table:table-cell>
          <table:table-cell office:value-type="float" office:value="0.760210104" calcext:value-type="float">
            <text:p>0.760210104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9219697" calcext:value-type="float">
            <text:p>19219697</text:p>
          </table:table-cell>
          <table:table-cell office:value-type="float" office:value="0.247243194916126" calcext:value-type="float">
            <text:p>0.24724319491612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573957667131921" calcext:value-type="float">
            <text:p>0.0573957667131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88850378461248" calcext:value-type="float">
            <text:p>8.885037846124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0.00280504908835899" calcext:value-type="float">
            <text:p>0.002805049088359</text:p>
          </table:table-cell>
          <table:table-cell office:value-type="float" office:value="-0.434117647058824" calcext:value-type="float">
            <text:p>-0.43411764705882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57" calcext:value-type="float">
            <text:p>3.57</text:p>
          </table:table-cell>
          <table:table-cell office:value-type="float" office:value="376809930" calcext:value-type="float">
            <text:p>376809930</text:p>
          </table:table-cell>
          <table:table-cell office:value-type="float" office:value="0.193939377" calcext:value-type="float">
            <text:p>0.193939377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9-01</text:p>
          </table:table-cell>
          <table:table-cell office:value-type="float" office:value="1088579" calcext:value-type="float">
            <text:p>1088579</text:p>
          </table:table-cell>
          <table:table-cell office:value-type="float" office:value="0.247235748353395" calcext:value-type="float">
            <text:p>0.247235748353395</text:p>
          </table:table-cell>
          <table:table-cell table:style-name="ce15" office:value-type="string" calcext:value-type="string">
            <text:p>2010-09-30</text:p>
          </table:table-cell>
          <table:table-cell office:value-type="float" office:value="0.0318623623265336" calcext:value-type="float">
            <text:p>0.031862362326534</text:p>
          </table:table-cell>
          <table:table-cell table:style-name="ce15" office:value-type="string" calcext:value-type="string">
            <text:p>2010-09-30</text:p>
          </table:table-cell>
          <table:table-cell office:value-type="float" office:value="0.0000000590307303766394" calcext:value-type="float">
            <text:p>5.90307303766394E-08</text:p>
          </table:table-cell>
          <table:table-cell table:style-name="ce15" office:value-type="string" calcext:value-type="string">
            <text:p>2010-09-30</text:p>
          </table:table-cell>
          <table:table-cell office:value-type="float" office:value="9.52" calcext:value-type="float">
            <text:p>9.52</text:p>
          </table:table-cell>
          <table:table-cell office:value-type="float" office:value="9.55" calcext:value-type="float">
            <text:p>9.55</text:p>
          </table:table-cell>
          <table:table-cell office:value-type="float" office:value="0.00314630309386483" calcext:value-type="float">
            <text:p>0.003146303093865</text:p>
          </table:table-cell>
          <table:table-cell office:value-type="float" office:value="-0.45" calcext:value-type="float">
            <text:p>-0.45</text:p>
          </table:table-cell>
          <table:table-cell table:style-name="ce15" office:value-type="string" calcext:value-type="string">
            <text:p>2010-09-30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9-30</text:p>
          </table:table-cell>
          <table:table-cell office:value-type="float" office:value="9.53" calcext:value-type="float">
            <text:p>9.53</text:p>
          </table:table-cell>
          <table:table-cell office:value-type="float" office:value="186469192.91" calcext:value-type="float">
            <text:p>186469192.91</text:p>
          </table:table-cell>
          <table:table-cell office:value-type="float" office:value="0.731059767" calcext:value-type="float">
            <text:p>0.731059767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1028796" calcext:value-type="float">
            <text:p>11028796</text:p>
          </table:table-cell>
          <table:table-cell office:value-type="float" office:value="0.247188201806486" calcext:value-type="float">
            <text:p>0.24718820180648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94561307891489" calcext:value-type="float">
            <text:p>0.03945613078914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279494035349425" calcext:value-type="float">
            <text:p>2.79494035349425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7.3" calcext:value-type="float">
            <text:p>57.3</text:p>
          </table:table-cell>
          <table:table-cell office:value-type="float" office:value="57.35" calcext:value-type="float">
            <text:p>57.35</text:p>
          </table:table-cell>
          <table:table-cell office:value-type="float" office:value="0.00087221979938952" calcext:value-type="float">
            <text:p>0.00087221979939</text:p>
          </table:table-cell>
          <table:table-cell office:value-type="float" office:value="0.0548644338118022" calcext:value-type="float">
            <text:p>0.054864433811802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7.3" calcext:value-type="float">
            <text:p>57.3</text:p>
          </table:table-cell>
          <table:table-cell office:value-type="float" office:value="2610585368.79999" calcext:value-type="float">
            <text:p>2610585368.79999</text:p>
          </table:table-cell>
          <table:table-cell office:value-type="float" office:value="2.235065633" calcext:value-type="float">
            <text:p>2.235065633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4-11-01</text:p>
          </table:table-cell>
          <table:table-cell office:value-type="float" office:value="5812108" calcext:value-type="float">
            <text:p>5812108</text:p>
          </table:table-cell>
          <table:table-cell office:value-type="float" office:value="0.246951425999015" calcext:value-type="float">
            <text:p>0.246951425999015</text:p>
          </table:table-cell>
          <table:table-cell table:style-name="ce15" office:value-type="string" calcext:value-type="string">
            <text:p>2014-11-30</text:p>
          </table:table-cell>
          <table:table-cell office:value-type="float" office:value="0.00925527722402231" calcext:value-type="float">
            <text:p>0.009255277224022</text:p>
          </table:table-cell>
          <table:table-cell table:style-name="ce15" office:value-type="string" calcext:value-type="string">
            <text:p>2014-11-30</text:p>
          </table:table-cell>
          <table:table-cell office:value-type="float" office:value="0.00000000156531608211706" calcext:value-type="float">
            <text:p>1.56531608211706E-09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26.78" calcext:value-type="float">
            <text:p>26.78</text:p>
          </table:table-cell>
          <table:table-cell office:value-type="float" office:value="26.8" calcext:value-type="float">
            <text:p>26.8</text:p>
          </table:table-cell>
          <table:table-cell office:value-type="float" office:value="0.000746547219111593" calcext:value-type="float">
            <text:p>0.000746547219112</text:p>
          </table:table-cell>
          <table:table-cell office:value-type="float" office:value="-0.0118320610687022" calcext:value-type="float">
            <text:p>-0.011832061068702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92496150" calcext:value-type="float">
            <text:p>92496150</text:p>
          </table:table-cell>
          <table:table-cell office:value-type="float" office:value="1763927000" calcext:value-type="float">
            <text:p>1763927000</text:p>
          </table:table-cell>
          <table:table-cell office:value-type="float" office:value="0.0524376292216175" calcext:value-type="float">
            <text:p>0.052437629221618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26.77" calcext:value-type="float">
            <text:p>26.77</text:p>
          </table:table-cell>
          <table:table-cell office:value-type="float" office:value="2277094472.4" calcext:value-type="float">
            <text:p>2277094472.4</text:p>
          </table:table-cell>
          <table:table-cell office:value-type="float" office:value="1.178245735" calcext:value-type="float">
            <text:p>1.178245735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1007593" calcext:value-type="float">
            <text:p>11007593</text:p>
          </table:table-cell>
          <table:table-cell office:value-type="float" office:value="0.246773819665516" calcext:value-type="float">
            <text:p>0.24677381966551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63196371260637" calcext:value-type="float">
            <text:p>0.01631963712606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225030788243486" calcext:value-type="float">
            <text:p>2.25030788243486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59.4" calcext:value-type="float">
            <text:p>59.4</text:p>
          </table:table-cell>
          <table:table-cell office:value-type="float" office:value="59.45" calcext:value-type="float">
            <text:p>59.45</text:p>
          </table:table-cell>
          <table:table-cell office:value-type="float" office:value="0.000841396718552869" calcext:value-type="float">
            <text:p>0.000841396718553</text:p>
          </table:table-cell>
          <table:table-cell office:value-type="float" office:value="0.0421884030052014" calcext:value-type="float">
            <text:p>0.04218840300520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59.45" calcext:value-type="float">
            <text:p>59.45</text:p>
          </table:table-cell>
          <table:table-cell office:value-type="float" office:value="2622260132.45" calcext:value-type="float">
            <text:p>2622260132.45</text:p>
          </table:table-cell>
          <table:table-cell office:value-type="float" office:value="2.725281125" calcext:value-type="float">
            <text:p>2.725281125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364474" calcext:value-type="float">
            <text:p>4364474</text:p>
          </table:table-cell>
          <table:table-cell office:value-type="float" office:value="0.246357894760609" calcext:value-type="float">
            <text:p>0.2463578947606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99526417063373" calcext:value-type="float">
            <text:p>0.01995264170633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2918860642521" calcext:value-type="float">
            <text:p>1.2918860642521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3.88" calcext:value-type="float">
            <text:p>93.88</text:p>
          </table:table-cell>
          <table:table-cell office:value-type="float" office:value="93.89" calcext:value-type="float">
            <text:p>93.89</text:p>
          </table:table-cell>
          <table:table-cell office:value-type="float" office:value="0.000106513287532674" calcext:value-type="float">
            <text:p>0.000106513287533</text:p>
          </table:table-cell>
          <table:table-cell office:value-type="float" office:value="0.712163265306122" calcext:value-type="float">
            <text:p>0.71216326530612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3.88" calcext:value-type="float">
            <text:p>93.88</text:p>
          </table:table-cell>
          <table:table-cell office:value-type="float" office:value="2945388021.96" calcext:value-type="float">
            <text:p>2945388021.96</text:p>
          </table:table-cell>
          <table:table-cell office:value-type="float" office:value="2.2254337329574" calcext:value-type="float">
            <text:p>2.2254337329574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4348718" calcext:value-type="float">
            <text:p>44348718</text:p>
          </table:table-cell>
          <table:table-cell office:value-type="float" office:value="0.246250433102345" calcext:value-type="float">
            <text:p>0.2462504331023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510505129301452" calcext:value-type="float">
            <text:p>0.0510505129301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5449845249685" calcext:value-type="float">
            <text:p>9.544984524968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46" calcext:value-type="float">
            <text:p>4.46</text:p>
          </table:table-cell>
          <table:table-cell office:value-type="float" office:value="4.47" calcext:value-type="float">
            <text:p>4.47</text:p>
          </table:table-cell>
          <table:table-cell office:value-type="float" office:value="0.00223964165733478" calcext:value-type="float">
            <text:p>0.002239641657335</text:p>
          </table:table-cell>
          <table:table-cell office:value-type="float" office:value="-0.473333333333333" calcext:value-type="float">
            <text:p>-0.47333333333333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47" calcext:value-type="float">
            <text:p>4.47</text:p>
          </table:table-cell>
          <table:table-cell office:value-type="float" office:value="908630806.17" calcext:value-type="float">
            <text:p>908630806.17</text:p>
          </table:table-cell>
          <table:table-cell office:value-type="float" office:value="1.08885934580988" calcext:value-type="float">
            <text:p>1.08885934580988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1051988" calcext:value-type="float">
            <text:p>11051988</text:p>
          </table:table-cell>
          <table:table-cell office:value-type="float" office:value="0.246146726057906" calcext:value-type="float">
            <text:p>0.24614672605790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06324058152252" calcext:value-type="float">
            <text:p>0.02063240581522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59281935154317" calcext:value-type="float">
            <text:p>3.5928193515431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1.7" calcext:value-type="float">
            <text:p>51.7</text:p>
          </table:table-cell>
          <table:table-cell office:value-type="float" office:value="51.75" calcext:value-type="float">
            <text:p>51.75</text:p>
          </table:table-cell>
          <table:table-cell office:value-type="float" office:value="0.000966650555824015" calcext:value-type="float">
            <text:p>0.000966650555824</text:p>
          </table:table-cell>
          <table:table-cell office:value-type="float" office:value="-0.0220791168353266" calcext:value-type="float">
            <text:p>-0.0220791168353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6727200000" calcext:value-type="float">
            <text:p>6727200000</text:p>
          </table:table-cell>
          <table:table-cell office:value-type="float" office:value="0.20614817457486" calcext:value-type="float">
            <text:p>0.2061481745748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1.65" calcext:value-type="float">
            <text:p>51.65</text:p>
          </table:table-cell>
          <table:table-cell office:value-type="float" office:value="2302767612.55" calcext:value-type="float">
            <text:p>2302767612.55</text:p>
          </table:table-cell>
          <table:table-cell office:value-type="float" office:value="1.398307953" calcext:value-type="float">
            <text:p>1.398307953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2381418" calcext:value-type="float">
            <text:p>12381418</text:p>
          </table:table-cell>
          <table:table-cell office:value-type="float" office:value="0.24614655772251" calcext:value-type="float">
            <text:p>0.2461465577225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36772831746742" calcext:value-type="float">
            <text:p>0.03367728317467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589701168337414" calcext:value-type="float">
            <text:p>5.89701168337414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2.44" calcext:value-type="float">
            <text:p>12.44</text:p>
          </table:table-cell>
          <table:table-cell office:value-type="float" office:value="12.45" calcext:value-type="float">
            <text:p>12.45</text:p>
          </table:table-cell>
          <table:table-cell office:value-type="float" office:value="0.000803535556448356" calcext:value-type="float">
            <text:p>0.000803535556448</text:p>
          </table:table-cell>
          <table:table-cell office:value-type="float" office:value="-0.536678069175219" calcext:value-type="float">
            <text:p>-0.53667806917521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421765000" calcext:value-type="float">
            <text:p>421765000</text:p>
          </table:table-cell>
          <table:table-cell office:value-type="float" office:value="2092758000" calcext:value-type="float">
            <text:p>2092758000</text:p>
          </table:table-cell>
          <table:table-cell office:value-type="float" office:value="0.201535485708333" calcext:value-type="float">
            <text:p>0.20153548570833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2.45" calcext:value-type="float">
            <text:p>12.45</text:p>
          </table:table-cell>
          <table:table-cell office:value-type="float" office:value="881908722.9" calcext:value-type="float">
            <text:p>881908722.9</text:p>
          </table:table-cell>
          <table:table-cell office:value-type="float" office:value="1.777282085" calcext:value-type="float">
            <text:p>1.777282085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7-01</text:p>
          </table:table-cell>
          <table:table-cell office:value-type="float" office:value="25206255" calcext:value-type="float">
            <text:p>25206255</text:p>
          </table:table-cell>
          <table:table-cell office:value-type="float" office:value="0.24605631534249" calcext:value-type="float">
            <text:p>0.24605631534249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450344650893795" calcext:value-type="float">
            <text:p>0.0450344650893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000000146597383298096" calcext:value-type="float">
            <text:p>1.46597383298096E-0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0.00282885431400289" calcext:value-type="float">
            <text:p>0.002828854314003</text:p>
          </table:table-cell>
          <table:table-cell office:value-type="float" office:value="-0.267948717948718" calcext:value-type="float">
            <text:p>-0.26794871794871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3.53" calcext:value-type="float">
            <text:p>3.53</text:p>
          </table:table-cell>
          <table:table-cell office:value-type="float" office:value="484012850.659999" calcext:value-type="float">
            <text:p>484012850.659999</text:p>
          </table:table-cell>
          <table:table-cell office:value-type="float" office:value="0.65872464" calcext:value-type="float">
            <text:p>0.65872464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1045443" calcext:value-type="float">
            <text:p>11045443</text:p>
          </table:table-cell>
          <table:table-cell office:value-type="float" office:value="0.246000957683742" calcext:value-type="float">
            <text:p>0.2460009576837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75475498841149" calcext:value-type="float">
            <text:p>0.01754754988411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81923838059464" calcext:value-type="float">
            <text:p>2.8192383805946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1.65" calcext:value-type="float">
            <text:p>51.65</text:p>
          </table:table-cell>
          <table:table-cell office:value-type="float" office:value="51.66" calcext:value-type="float">
            <text:p>51.66</text:p>
          </table:table-cell>
          <table:table-cell office:value-type="float" office:value="0.000193592101442223" calcext:value-type="float">
            <text:p>0.000193592101442</text:p>
          </table:table-cell>
          <table:table-cell office:value-type="float" office:value="-0.0693693693693694" calcext:value-type="float">
            <text:p>-0.06936936936936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6727200000" calcext:value-type="float">
            <text:p>6727200000</text:p>
          </table:table-cell>
          <table:table-cell office:value-type="float" office:value="0.20614817457486" calcext:value-type="float">
            <text:p>0.2061481745748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1.65" calcext:value-type="float">
            <text:p>51.65</text:p>
          </table:table-cell>
          <table:table-cell office:value-type="float" office:value="2283188966.05" calcext:value-type="float">
            <text:p>2283188966.05</text:p>
          </table:table-cell>
          <table:table-cell office:value-type="float" office:value="2.088514806" calcext:value-type="float">
            <text:p>2.088514806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8-01</text:p>
          </table:table-cell>
          <table:table-cell office:value-type="float" office:value="25197316" calcext:value-type="float">
            <text:p>25197316</text:p>
          </table:table-cell>
          <table:table-cell office:value-type="float" office:value="0.245969055358694" calcext:value-type="float">
            <text:p>0.245969055358694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918803352559735" calcext:value-type="float">
            <text:p>0.091880335255974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000000253333141087525" calcext:value-type="float">
            <text:p>2.53333141087525E-08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3.36" calcext:value-type="float">
            <text:p>3.36</text:p>
          </table:table-cell>
          <table:table-cell office:value-type="float" office:value="3.37" calcext:value-type="float">
            <text:p>3.37</text:p>
          </table:table-cell>
          <table:table-cell office:value-type="float" office:value="0.00297176820208031" calcext:value-type="float">
            <text:p>0.00297176820208</text:p>
          </table:table-cell>
          <table:table-cell office:value-type="float" office:value="-0.554292929292929" calcext:value-type="float">
            <text:p>-0.554292929292929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3.36" calcext:value-type="float">
            <text:p>3.36</text:p>
          </table:table-cell>
          <table:table-cell office:value-type="float" office:value="460703449.919999" calcext:value-type="float">
            <text:p>460703449.919999</text:p>
          </table:table-cell>
          <table:table-cell office:value-type="float" office:value="0.63317869" calcext:value-type="float">
            <text:p>0.63317869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7999276" calcext:value-type="float">
            <text:p>17999276</text:p>
          </table:table-cell>
          <table:table-cell office:value-type="float" office:value="0.245428318276609" calcext:value-type="float">
            <text:p>0.2454283182766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86311208983716" calcext:value-type="float">
            <text:p>0.01863112089837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09982974897386" calcext:value-type="float">
            <text:p>7.0998297489738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17" calcext:value-type="float">
            <text:p>9.17</text:p>
          </table:table-cell>
          <table:table-cell office:value-type="float" office:value="9.18" calcext:value-type="float">
            <text:p>9.18</text:p>
          </table:table-cell>
          <table:table-cell office:value-type="float" office:value="0.00108991825613077" calcext:value-type="float">
            <text:p>0.001089918256131</text:p>
          </table:table-cell>
          <table:table-cell office:value-type="float" office:value="0.000991080277502457" calcext:value-type="float">
            <text:p>0.00099108027750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18" calcext:value-type="float">
            <text:p>9.18</text:p>
          </table:table-cell>
          <table:table-cell office:value-type="float" office:value="818713186.74" calcext:value-type="float">
            <text:p>818713186.74</text:p>
          </table:table-cell>
          <table:table-cell office:value-type="float" office:value="1.2979602299184" calcext:value-type="float">
            <text:p>1.2979602299184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7976527" calcext:value-type="float">
            <text:p>17976527</text:p>
          </table:table-cell>
          <table:table-cell office:value-type="float" office:value="0.245118125310377" calcext:value-type="float">
            <text:p>0.24511812531037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51134919305218" calcext:value-type="float">
            <text:p>0.01511349193052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81883114690683" calcext:value-type="float">
            <text:p>6.8188311469068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1" calcext:value-type="float">
            <text:p>10.1</text:p>
          </table:table-cell>
          <table:table-cell office:value-type="float" office:value="10.11" calcext:value-type="float">
            <text:p>10.11</text:p>
          </table:table-cell>
          <table:table-cell office:value-type="float" office:value="0.000989609104403739" calcext:value-type="float">
            <text:p>0.000989609104404</text:p>
          </table:table-cell>
          <table:table-cell office:value-type="float" office:value="-0.0406582768635044" calcext:value-type="float">
            <text:p>-0.04065827686350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1" calcext:value-type="float">
            <text:p>10.1</text:p>
          </table:table-cell>
          <table:table-cell office:value-type="float" office:value="898100877.9" calcext:value-type="float">
            <text:p>898100877.9</text:p>
          </table:table-cell>
          <table:table-cell office:value-type="float" office:value="1.428039033" calcext:value-type="float">
            <text:p>1.428039033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0935125" calcext:value-type="float">
            <text:p>10935125</text:p>
          </table:table-cell>
          <table:table-cell office:value-type="float" office:value="0.245088755407132" calcext:value-type="float">
            <text:p>0.24508875540713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86413284510106" calcext:value-type="float">
            <text:p>0.01864132845101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97660832999586" calcext:value-type="float">
            <text:p>2.97660832999586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3.1" calcext:value-type="float">
            <text:p>53.1</text:p>
          </table:table-cell>
          <table:table-cell office:value-type="float" office:value="53.15" calcext:value-type="float">
            <text:p>53.15</text:p>
          </table:table-cell>
          <table:table-cell office:value-type="float" office:value="0.000941176470588182" calcext:value-type="float">
            <text:p>0.000941176470588</text:p>
          </table:table-cell>
          <table:table-cell office:value-type="float" office:value="-0.142136248948696" calcext:value-type="float">
            <text:p>-0.14213624894869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3.15" calcext:value-type="float">
            <text:p>53.15</text:p>
          </table:table-cell>
          <table:table-cell office:value-type="float" office:value="2362449278.05" calcext:value-type="float">
            <text:p>2362449278.05</text:p>
          </table:table-cell>
          <table:table-cell office:value-type="float" office:value="1.43891709" calcext:value-type="float">
            <text:p>1.43891709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10920455" calcext:value-type="float">
            <text:p>10920455</text:p>
          </table:table-cell>
          <table:table-cell office:value-type="float" office:value="0.244820315652603" calcext:value-type="float">
            <text:p>0.24482031565260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5028847331376" calcext:value-type="float">
            <text:p>0.015028847331376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169194404683745" calcext:value-type="float">
            <text:p>1.69194404683745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54.05" calcext:value-type="float">
            <text:p>54.05</text:p>
          </table:table-cell>
          <table:table-cell office:value-type="float" office:value="54.1" calcext:value-type="float">
            <text:p>54.1</text:p>
          </table:table-cell>
          <table:table-cell office:value-type="float" office:value="0.000924641701340809" calcext:value-type="float">
            <text:p>0.000924641701341</text:p>
          </table:table-cell>
          <table:table-cell office:value-type="float" office:value="0.182828282828283" calcext:value-type="float">
            <text:p>0.18282828282828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54.1" calcext:value-type="float">
            <text:p>54.1</text:p>
          </table:table-cell>
          <table:table-cell office:value-type="float" office:value="2411263499.4" calcext:value-type="float">
            <text:p>2411263499.4</text:p>
          </table:table-cell>
          <table:table-cell office:value-type="float" office:value="2.480028745" calcext:value-type="float">
            <text:p>2.480028745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4321897" calcext:value-type="float">
            <text:p>4321897</text:p>
          </table:table-cell>
          <table:table-cell office:value-type="float" office:value="0.243954585659622" calcext:value-type="float">
            <text:p>0.24395458565962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12116381824648" calcext:value-type="float">
            <text:p>0.01121163818246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54878736124559" calcext:value-type="float">
            <text:p>1.54878736124559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6.08" calcext:value-type="float">
            <text:p>86.08</text:p>
          </table:table-cell>
          <table:table-cell office:value-type="float" office:value="86.13" calcext:value-type="float">
            <text:p>86.13</text:p>
          </table:table-cell>
          <table:table-cell office:value-type="float" office:value="0.000580686371290833" calcext:value-type="float">
            <text:p>0.000580686371291</text:p>
          </table:table-cell>
          <table:table-cell office:value-type="float" office:value="0.478238341968912" calcext:value-type="float">
            <text:p>0.47823834196891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6.08" calcext:value-type="float">
            <text:p>86.08</text:p>
          </table:table-cell>
          <table:table-cell office:value-type="float" office:value="2697157552" calcext:value-type="float">
            <text:p>2697157552</text:p>
          </table:table-cell>
          <table:table-cell office:value-type="float" office:value="3.415216965" calcext:value-type="float">
            <text:p>3.415216965</text:p>
          </table:table-cell>
        </table:table-row>
        <table:table-row table:style-name="ro1">
          <table:table-cell office:value-type="string" calcext:value-type="string">
            <text:p>WEN.OQ</text:p>
          </table:table-cell>
          <table:table-cell table:style-name="ce15" office:value-type="string" calcext:value-type="string">
            <text:p>2008-09-01</text:p>
          </table:table-cell>
          <table:table-cell office:value-type="float" office:value="22419831" calcext:value-type="float">
            <text:p>22419831</text:p>
          </table:table-cell>
          <table:table-cell office:value-type="float" office:value="0.242746575861584" calcext:value-type="float">
            <text:p>0.242746575861584</text:p>
          </table:table-cell>
          <table:table-cell table:style-name="ce15" office:value-type="string" calcext:value-type="string">
            <text:p>2008-09-30</text:p>
          </table:table-cell>
          <table:table-cell office:value-type="float" office:value="0.0436450136596698" calcext:value-type="float">
            <text:p>0.04364501365967</text:p>
          </table:table-cell>
          <table:table-cell table:style-name="ce15" office:value-type="string" calcext:value-type="string">
            <text:p>2008-09-30</text:p>
          </table:table-cell>
          <table:table-cell office:value-type="float" office:value="0.0000000718575967533852" calcext:value-type="float">
            <text:p>7.18575967533852E-08</text:p>
          </table:table-cell>
          <table:table-cell table:style-name="ce15" office:value-type="string" calcext:value-type="string">
            <text:p>2008-09-30</text:p>
          </table:table-cell>
          <table:table-cell office:value-type="float" office:value="5.21" calcext:value-type="float">
            <text:p>5.21</text:p>
          </table:table-cell>
          <table:table-cell office:value-type="float" office:value="5.26" calcext:value-type="float">
            <text:p>5.26</text:p>
          </table:table-cell>
          <table:table-cell office:value-type="float" office:value="0.00955109837631325" calcext:value-type="float">
            <text:p>0.009551098376313</text:p>
          </table:table-cell>
          <table:table-cell office:value-type="float" office:value="-0.515960451886636" calcext:value-type="float">
            <text:p>-0.515960451886636</text:p>
          </table:table-cell>
          <table:table-cell table:style-name="ce15" office:value-type="string" calcext:value-type="string">
            <text:p>2008-09-30</text:p>
          </table:table-cell>
          <table:table-cell office:value-type="float" office:value="280784000" calcext:value-type="float">
            <text:p>280784000</text:p>
          </table:table-cell>
          <table:table-cell office:value-type="float" office:value="1454567000" calcext:value-type="float">
            <text:p>1454567000</text:p>
          </table:table-cell>
          <table:table-cell office:value-type="float" office:value="0.193036140652167" calcext:value-type="float">
            <text:p>0.193036140652167</text:p>
          </table:table-cell>
          <table:table-cell table:style-name="ce15" office:value-type="string" calcext:value-type="string">
            <text:p>2008-09-30</text:p>
          </table:table-cell>
          <table:table-cell office:value-type="float" office:value="5.26" calcext:value-type="float">
            <text:p>5.26</text:p>
          </table:table-cell>
          <table:table-cell office:value-type="float" office:value="2471199868.86" calcext:value-type="float">
            <text:p>2471199868.86</text:p>
          </table:table-cell>
          <table:table-cell office:value-type="float" office:value="1.399474932" calcext:value-type="float">
            <text:p>1.399474932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0803075" calcext:value-type="float">
            <text:p>10803075</text:p>
          </table:table-cell>
          <table:table-cell office:value-type="float" office:value="0.242129121186991" calcext:value-type="float">
            <text:p>0.24212912118699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07184386768503" calcext:value-type="float">
            <text:p>0.0107184386768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160358008790743" calcext:value-type="float">
            <text:p>1.60358008790743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8" calcext:value-type="float">
            <text:p>51.8</text:p>
          </table:table-cell>
          <table:table-cell office:value-type="float" office:value="0.000965717044905788" calcext:value-type="float">
            <text:p>0.000965717044906</text:p>
          </table:table-cell>
          <table:table-cell office:value-type="float" office:value="-0.0811272416737831" calcext:value-type="float">
            <text:p>-0.08112724167378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110576000" calcext:value-type="float">
            <text:p>1110576000</text:p>
          </table:table-cell>
          <table:table-cell office:value-type="float" office:value="2729623000" calcext:value-type="float">
            <text:p>2729623000</text:p>
          </table:table-cell>
          <table:table-cell office:value-type="float" office:value="0.406860581113216" calcext:value-type="float">
            <text:p>0.40686058111321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1.8" calcext:value-type="float">
            <text:p>51.8</text:p>
          </table:table-cell>
          <table:table-cell office:value-type="float" office:value="2338565175.79999" calcext:value-type="float">
            <text:p>2338565175.79999</text:p>
          </table:table-cell>
          <table:table-cell office:value-type="float" office:value="2.020530537" calcext:value-type="float">
            <text:p>2.020530537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4974930" calcext:value-type="float">
            <text:p>4974930</text:p>
          </table:table-cell>
          <table:table-cell office:value-type="float" office:value="0.241664873382826" calcext:value-type="float">
            <text:p>0.24166487338282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31793725197545" calcext:value-type="float">
            <text:p>0.02317937251975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344994827663987" calcext:value-type="float">
            <text:p>3.44994827663987E-0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7.45" calcext:value-type="float">
            <text:p>17.45</text:p>
          </table:table-cell>
          <table:table-cell office:value-type="float" office:value="17.5" calcext:value-type="float">
            <text:p>17.5</text:p>
          </table:table-cell>
          <table:table-cell office:value-type="float" office:value="0.00286123032904153" calcext:value-type="float">
            <text:p>0.002861230329042</text:p>
          </table:table-cell>
          <table:table-cell office:value-type="float" office:value="-0.0575681624529637" calcext:value-type="float">
            <text:p>-0.05756816245296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7.5" calcext:value-type="float">
            <text:p>17.5</text:p>
          </table:table-cell>
          <table:table-cell office:value-type="float" office:value="349708502.5" calcext:value-type="float">
            <text:p>349708502.5</text:p>
          </table:table-cell>
          <table:table-cell office:value-type="float" office:value="1.115627583" calcext:value-type="float">
            <text:p>1.115627583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4974274" calcext:value-type="float">
            <text:p>4974274</text:p>
          </table:table-cell>
          <table:table-cell office:value-type="float" office:value="0.241633007174269" calcext:value-type="float">
            <text:p>0.24163300717426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93665607742349" calcext:value-type="float">
            <text:p>0.019366560774235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184917011943832" calcext:value-type="float">
            <text:p>1.84917011943832E-0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8.95" calcext:value-type="float">
            <text:p>18.95</text:p>
          </table:table-cell>
          <table:table-cell office:value-type="float" office:value="19" calcext:value-type="float">
            <text:p>19</text:p>
          </table:table-cell>
          <table:table-cell office:value-type="float" office:value="0.00263504611330702" calcext:value-type="float">
            <text:p>0.002635046113307</text:p>
          </table:table-cell>
          <table:table-cell office:value-type="float" office:value="0.0518089852375303" calcext:value-type="float">
            <text:p>0.0518089852375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9" calcext:value-type="float">
            <text:p>19</text:p>
          </table:table-cell>
          <table:table-cell office:value-type="float" office:value="390085105" calcext:value-type="float">
            <text:p>390085105</text:p>
          </table:table-cell>
          <table:table-cell office:value-type="float" office:value="1.210811334" calcext:value-type="float">
            <text:p>1.210811334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5968893" calcext:value-type="float">
            <text:p>15968893</text:p>
          </table:table-cell>
          <table:table-cell office:value-type="float" office:value="0.241586883509834" calcext:value-type="float">
            <text:p>0.24158688350983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58102219251812" calcext:value-type="float">
            <text:p>0.04581022192518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80478986292972" calcext:value-type="float">
            <text:p>4.8047898629297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2.11" calcext:value-type="float">
            <text:p>32.11</text:p>
          </table:table-cell>
          <table:table-cell office:value-type="float" office:value="32.12" calcext:value-type="float">
            <text:p>32.12</text:p>
          </table:table-cell>
          <table:table-cell office:value-type="float" office:value="0.000311380974622389" calcext:value-type="float">
            <text:p>0.000311380974622</text:p>
          </table:table-cell>
          <table:table-cell office:value-type="float" office:value="-0.160127253446447" calcext:value-type="float">
            <text:p>-0.16012725344644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94800000" calcext:value-type="float">
            <text:p>694800000</text:p>
          </table:table-cell>
          <table:table-cell office:value-type="float" office:value="3627500000" calcext:value-type="float">
            <text:p>3627500000</text:p>
          </table:table-cell>
          <table:table-cell office:value-type="float" office:value="0.191536871123363" calcext:value-type="float">
            <text:p>0.19153687112336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2.11" calcext:value-type="float">
            <text:p>32.11</text:p>
          </table:table-cell>
          <table:table-cell office:value-type="float" office:value="2120206570.69" calcext:value-type="float">
            <text:p>2120206570.69</text:p>
          </table:table-cell>
          <table:table-cell office:value-type="float" office:value="1.4570328609958" calcext:value-type="float">
            <text:p>1.4570328609958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1223536" calcext:value-type="float">
            <text:p>11223536</text:p>
          </table:table-cell>
          <table:table-cell office:value-type="float" office:value="0.241305442453884" calcext:value-type="float">
            <text:p>0.24130544245388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20763886431717" calcext:value-type="float">
            <text:p>0.04207638864317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874077663643812" calcext:value-type="float">
            <text:p>8.74077663643812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18" calcext:value-type="float">
            <text:p>14.18</text:p>
          </table:table-cell>
          <table:table-cell office:value-type="float" office:value="14.19" calcext:value-type="float">
            <text:p>14.19</text:p>
          </table:table-cell>
          <table:table-cell office:value-type="float" office:value="0.000704970038773337" calcext:value-type="float">
            <text:p>0.000704970038773</text:p>
          </table:table-cell>
          <table:table-cell office:value-type="float" office:value="0.982227488151659" calcext:value-type="float">
            <text:p>0.9822274881516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19" calcext:value-type="float">
            <text:p>14.19</text:p>
          </table:table-cell>
          <table:table-cell office:value-type="float" office:value="979789743.569999" calcext:value-type="float">
            <text:p>979789743.569999</text:p>
          </table:table-cell>
          <table:table-cell office:value-type="float" office:value="7.059438773" calcext:value-type="float">
            <text:p>7.059438773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7680435" calcext:value-type="float">
            <text:p>17680435</text:p>
          </table:table-cell>
          <table:table-cell office:value-type="float" office:value="0.241080776162825" calcext:value-type="float">
            <text:p>0.24108077616282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66911801678338" calcext:value-type="float">
            <text:p>0.01669118016783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93158042536599" calcext:value-type="float">
            <text:p>6.9315804253659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.9" calcext:value-type="float">
            <text:p>9.9</text:p>
          </table:table-cell>
          <table:table-cell office:value-type="float" office:value="9.91" calcext:value-type="float">
            <text:p>9.91</text:p>
          </table:table-cell>
          <table:table-cell office:value-type="float" office:value="0.00100959111559816" calcext:value-type="float">
            <text:p>0.001009591115598</text:p>
          </table:table-cell>
          <table:table-cell office:value-type="float" office:value="0.0374384236453201" calcext:value-type="float">
            <text:p>0.0374384236453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.91" calcext:value-type="float">
            <text:p>9.91</text:p>
          </table:table-cell>
          <table:table-cell office:value-type="float" office:value="881205910.89" calcext:value-type="float">
            <text:p>881205910.89</text:p>
          </table:table-cell>
          <table:table-cell office:value-type="float" office:value="1.391600503" calcext:value-type="float">
            <text:p>1.391600503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7657313" calcext:value-type="float">
            <text:p>17657313</text:p>
          </table:table-cell>
          <table:table-cell office:value-type="float" office:value="0.24076549717187" calcext:value-type="float">
            <text:p>0.2407654971718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92466944581018" calcext:value-type="float">
            <text:p>0.00924669445810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455101455555579" calcext:value-type="float">
            <text:p>4.55101455555579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2" calcext:value-type="float">
            <text:p>10.32</text:p>
          </table:table-cell>
          <table:table-cell office:value-type="float" office:value="0.000969461948618496" calcext:value-type="float">
            <text:p>0.000969461948618</text:p>
          </table:table-cell>
          <table:table-cell office:value-type="float" office:value="0.015732546705998" calcext:value-type="float">
            <text:p>0.01573254670599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.32" calcext:value-type="float">
            <text:p>10.32</text:p>
          </table:table-cell>
          <table:table-cell office:value-type="float" office:value="923021428.68" calcext:value-type="float">
            <text:p>923021428.68</text:p>
          </table:table-cell>
          <table:table-cell office:value-type="float" office:value="1.4786633" calcext:value-type="float">
            <text:p>1.4786633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4955602" calcext:value-type="float">
            <text:p>4955602</text:p>
          </table:table-cell>
          <table:table-cell office:value-type="float" office:value="0.240725986067277" calcext:value-type="float">
            <text:p>0.240725986067277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99932761396281" calcext:value-type="float">
            <text:p>0.029993276139628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211358334082012" calcext:value-type="float">
            <text:p>2.11358334082012E-08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.7" calcext:value-type="float">
            <text:p>17.7</text:p>
          </table:table-cell>
          <table:table-cell office:value-type="float" office:value="17.75" calcext:value-type="float">
            <text:p>17.75</text:p>
          </table:table-cell>
          <table:table-cell office:value-type="float" office:value="0.00282087447108608" calcext:value-type="float">
            <text:p>0.002820874471086</text:p>
          </table:table-cell>
          <table:table-cell office:value-type="float" office:value="0.131649293697889" calcext:value-type="float">
            <text:p>0.13164929369788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.75" calcext:value-type="float">
            <text:p>17.75</text:p>
          </table:table-cell>
          <table:table-cell office:value-type="float" office:value="368615114.95" calcext:value-type="float">
            <text:p>368615114.95</text:p>
          </table:table-cell>
          <table:table-cell office:value-type="float" office:value="1.146615205" calcext:value-type="float">
            <text:p>1.146615205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1903696" calcext:value-type="float">
            <text:p>21903696</text:p>
          </table:table-cell>
          <table:table-cell office:value-type="float" office:value="0.240699956043956" calcext:value-type="float">
            <text:p>0.2406999560439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845702709086022" calcext:value-type="float">
            <text:p>0.08457027090860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32969982531602" calcext:value-type="float">
            <text:p>3.32969982531602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72" calcext:value-type="float">
            <text:p>7.72</text:p>
          </table:table-cell>
          <table:table-cell office:value-type="float" office:value="7.73" calcext:value-type="float">
            <text:p>7.73</text:p>
          </table:table-cell>
          <table:table-cell office:value-type="float" office:value="0.00129449838187711" calcext:value-type="float">
            <text:p>0.001294498381877</text:p>
          </table:table-cell>
          <table:table-cell office:value-type="float" office:value="-0.0720040281973817" calcext:value-type="float">
            <text:p>-0.07200402819738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73" calcext:value-type="float">
            <text:p>7.73</text:p>
          </table:table-cell>
          <table:table-cell office:value-type="float" office:value="1395915201.22" calcext:value-type="float">
            <text:p>1395915201.22</text:p>
          </table:table-cell>
          <table:table-cell office:value-type="float" office:value="0.392275162" calcext:value-type="float">
            <text:p>0.392275162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4-10-01</text:p>
          </table:table-cell>
          <table:table-cell office:value-type="float" office:value="5661411" calcext:value-type="float">
            <text:p>5661411</text:p>
          </table:table-cell>
          <table:table-cell office:value-type="float" office:value="0.240548441222446" calcext:value-type="float">
            <text:p>0.240548441222446</text:p>
          </table:table-cell>
          <table:table-cell table:style-name="ce15" office:value-type="string" calcext:value-type="string">
            <text:p>2014-10-31</text:p>
          </table:table-cell>
          <table:table-cell office:value-type="float" office:value="0.00795708534134311" calcext:value-type="float">
            <text:p>0.007957085341343</text:p>
          </table:table-cell>
          <table:table-cell table:style-name="ce15" office:value-type="string" calcext:value-type="string">
            <text:p>2014-10-31</text:p>
          </table:table-cell>
          <table:table-cell office:value-type="float" office:value="0.00000000114401801844172" calcext:value-type="float">
            <text:p>1.14401801844172E-09</text:p>
          </table:table-cell>
          <table:table-cell table:style-name="ce15" office:value-type="string" calcext:value-type="string">
            <text:p>2014-10-31</text:p>
          </table:table-cell>
          <table:table-cell office:value-type="float" office:value="25.87" calcext:value-type="float">
            <text:p>25.87</text:p>
          </table:table-cell>
          <table:table-cell office:value-type="float" office:value="25.88" calcext:value-type="float">
            <text:p>25.88</text:p>
          </table:table-cell>
          <table:table-cell office:value-type="float" office:value="0.000386473429951614" calcext:value-type="float">
            <text:p>0.000386473429952</text:p>
          </table:table-cell>
          <table:table-cell office:value-type="float" office:value="-0.0531250000000001" calcext:value-type="float">
            <text:p>-0.053125</text:p>
          </table:table-cell>
          <table:table-cell table:style-name="ce15" office:value-type="string" calcext:value-type="string">
            <text:p>2014-10-31</text:p>
          </table:table-cell>
          <table:table-cell office:value-type="float" office:value="92496150" calcext:value-type="float">
            <text:p>92496150</text:p>
          </table:table-cell>
          <table:table-cell office:value-type="float" office:value="1763927000" calcext:value-type="float">
            <text:p>1763927000</text:p>
          </table:table-cell>
          <table:table-cell office:value-type="float" office:value="0.0524376292216175" calcext:value-type="float">
            <text:p>0.052437629221618</text:p>
          </table:table-cell>
          <table:table-cell table:style-name="ce15" office:value-type="string" calcext:value-type="string">
            <text:p>2014-10-31</text:p>
          </table:table-cell>
          <table:table-cell office:value-type="float" office:value="25.89" calcext:value-type="float">
            <text:p>25.89</text:p>
          </table:table-cell>
          <table:table-cell office:value-type="float" office:value="2153171312.82" calcext:value-type="float">
            <text:p>2153171312.82</text:p>
          </table:table-cell>
          <table:table-cell office:value-type="float" office:value="1.161015714" calcext:value-type="float">
            <text:p>1.161015714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1168373" calcext:value-type="float">
            <text:p>11168373</text:p>
          </table:table-cell>
          <table:table-cell office:value-type="float" office:value="0.240119440812148" calcext:value-type="float">
            <text:p>0.24011944081214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561953729283658" calcext:value-type="float">
            <text:p>0.05619537292836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51936568799055" calcext:value-type="float">
            <text:p>5.5193656879905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38" calcext:value-type="float">
            <text:p>16.38</text:p>
          </table:table-cell>
          <table:table-cell office:value-type="float" office:value="16.39" calcext:value-type="float">
            <text:p>16.39</text:p>
          </table:table-cell>
          <table:table-cell office:value-type="float" office:value="0.000610314311870709" calcext:value-type="float">
            <text:p>0.000610314311871</text:p>
          </table:table-cell>
          <table:table-cell office:value-type="float" office:value="0.580576307363928" calcext:value-type="float">
            <text:p>0.58057630736392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38" calcext:value-type="float">
            <text:p>16.38</text:p>
          </table:table-cell>
          <table:table-cell office:value-type="float" office:value="1155171417.19" calcext:value-type="float">
            <text:p>1155171417.19</text:p>
          </table:table-cell>
          <table:table-cell office:value-type="float" office:value="8.323073339" calcext:value-type="float">
            <text:p>8.323073339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4-01</text:p>
          </table:table-cell>
          <table:table-cell office:value-type="float" office:value="24589091" calcext:value-type="float">
            <text:p>24589091</text:p>
          </table:table-cell>
          <table:table-cell office:value-type="float" office:value="0.240031735340342" calcext:value-type="float">
            <text:p>0.240031735340342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514029222383402" calcext:value-type="float">
            <text:p>0.05140292223834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000000111884623855012" calcext:value-type="float">
            <text:p>1.11884623855012E-08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5.22" calcext:value-type="float">
            <text:p>5.22</text:p>
          </table:table-cell>
          <table:table-cell office:value-type="float" office:value="5.23" calcext:value-type="float">
            <text:p>5.23</text:p>
          </table:table-cell>
          <table:table-cell office:value-type="float" office:value="0.00191387559808625" calcext:value-type="float">
            <text:p>0.001913875598086</text:p>
          </table:table-cell>
          <table:table-cell office:value-type="float" office:value="-0.456120092378753" calcext:value-type="float">
            <text:p>-0.456120092378753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5.22" calcext:value-type="float">
            <text:p>5.22</text:p>
          </table:table-cell>
          <table:table-cell office:value-type="float" office:value="539429110.199999" calcext:value-type="float">
            <text:p>539429110.199999</text:p>
          </table:table-cell>
          <table:table-cell office:value-type="float" office:value="0.973551075" calcext:value-type="float">
            <text:p>0.973551075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1810402" calcext:value-type="float">
            <text:p>21810402</text:p>
          </table:table-cell>
          <table:table-cell office:value-type="float" office:value="0.239674747252747" calcext:value-type="float">
            <text:p>0.23967474725274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93307295973375" calcext:value-type="float">
            <text:p>0.01933072959733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78949348473742" calcext:value-type="float">
            <text:p>1.7894934847374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87" calcext:value-type="float">
            <text:p>17.87</text:p>
          </table:table-cell>
          <table:table-cell office:value-type="float" office:value="17.88" calcext:value-type="float">
            <text:p>17.88</text:p>
          </table:table-cell>
          <table:table-cell office:value-type="float" office:value="0.000559440559440448" calcext:value-type="float">
            <text:p>0.00055944055944</text:p>
          </table:table-cell>
          <table:table-cell office:value-type="float" office:value="-0.113250802384227" calcext:value-type="float">
            <text:p>-0.11325080238422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87" calcext:value-type="float">
            <text:p>17.87</text:p>
          </table:table-cell>
          <table:table-cell office:value-type="float" office:value="3327292634.24" calcext:value-type="float">
            <text:p>3327292634.24</text:p>
          </table:table-cell>
          <table:table-cell office:value-type="float" office:value="0.935532995" calcext:value-type="float">
            <text:p>0.935532995</text:p>
          </table:table-cell>
        </table:table-row>
        <table:table-row table:style-name="ro1">
          <table:table-cell office:value-type="string" calcext:value-type="string">
            <text:p>NOG.A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4953267" calcext:value-type="float">
            <text:p>14953267</text:p>
          </table:table-cell>
          <table:table-cell office:value-type="float" office:value="0.23960166873742" calcext:value-type="float">
            <text:p>0.239601668737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83582959633911" calcext:value-type="float">
            <text:p>0.02835829596339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53979402557353" calcext:value-type="float">
            <text:p>1.53979402557353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0.166847237269772" calcext:value-type="float">
            <text:p>0.166847237269772</text:p>
          </table:table-cell>
          <table:table-cell office:value-type="float" office:value="2.83333333333333" calcext:value-type="float">
            <text:p>2.8333333333333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8982550" calcext:value-type="float">
            <text:p>138982550</text:p>
          </table:table-cell>
          <table:table-cell office:value-type="float" office:value="632253680" calcext:value-type="float">
            <text:p>632253680</text:p>
          </table:table-cell>
          <table:table-cell office:value-type="float" office:value="0.219820863676112" calcext:value-type="float">
            <text:p>0.21982086367611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.29" calcext:value-type="float">
            <text:p>4.29</text:p>
          </table:table-cell>
          <table:table-cell office:value-type="float" office:value="1174401076" calcext:value-type="float">
            <text:p>1174401076</text:p>
          </table:table-cell>
          <table:table-cell office:value-type="float" office:value="-7.944791059" calcext:value-type="float">
            <text:p>-7.944791059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1068614" calcext:value-type="float">
            <text:p>11068614</text:p>
          </table:table-cell>
          <table:table-cell office:value-type="float" office:value="0.237974627481148" calcext:value-type="float">
            <text:p>0.2379746274811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450934540123816" calcext:value-type="float">
            <text:p>0.0450934540123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941819385669667" calcext:value-type="float">
            <text:p>9.4181938566966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4.8" calcext:value-type="float">
            <text:p>14.8</text:p>
          </table:table-cell>
          <table:table-cell office:value-type="float" office:value="14.81" calcext:value-type="float">
            <text:p>14.81</text:p>
          </table:table-cell>
          <table:table-cell office:value-type="float" office:value="0.000675447483958108" calcext:value-type="float">
            <text:p>0.000675447483958</text:p>
          </table:table-cell>
          <table:table-cell office:value-type="float" office:value="-0.09979633401222" calcext:value-type="float">
            <text:p>-0.0997963340122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4.81" calcext:value-type="float">
            <text:p>14.81</text:p>
          </table:table-cell>
          <table:table-cell office:value-type="float" office:value="1022599443.43" calcext:value-type="float">
            <text:p>1022599443.43</text:p>
          </table:table-cell>
          <table:table-cell office:value-type="float" office:value="7.367885006" calcext:value-type="float">
            <text:p>7.367885006</text:p>
          </table:table-cell>
        </table:table-row>
        <table:table-row table:style-name="ro1">
          <table:table-cell office:value-type="string" calcext:value-type="string">
            <text:p>NVTA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1054588" calcext:value-type="float">
            <text:p>11054588</text:p>
          </table:table-cell>
          <table:table-cell office:value-type="float" office:value="0.237673069207903" calcext:value-type="float">
            <text:p>0.2376730692079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18605866028469" calcext:value-type="float">
            <text:p>0.02186058660284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166710790460696" calcext:value-type="float">
            <text:p>1.66710790460696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84" calcext:value-type="float">
            <text:p>8.84</text:p>
          </table:table-cell>
          <table:table-cell office:value-type="float" office:value="8.85" calcext:value-type="float">
            <text:p>8.85</text:p>
          </table:table-cell>
          <table:table-cell office:value-type="float" office:value="0.00113058224985865" calcext:value-type="float">
            <text:p>0.001130582249859</text:p>
          </table:table-cell>
          <table:table-cell office:value-type="float" office:value="-0.207974137931034" calcext:value-type="float">
            <text:p>-0.20797413793103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079000" calcext:value-type="float">
            <text:p>18079000</text:p>
          </table:table-cell>
          <table:table-cell office:value-type="float" office:value="211078000" calcext:value-type="float">
            <text:p>211078000</text:p>
          </table:table-cell>
          <table:table-cell office:value-type="float" office:value="0.0856508020731673" calcext:value-type="float">
            <text:p>0.08565080207316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84" calcext:value-type="float">
            <text:p>8.84</text:p>
          </table:table-cell>
          <table:table-cell office:value-type="float" office:value="594088328.08" calcext:value-type="float">
            <text:p>594088328.08</text:p>
          </table:table-cell>
          <table:table-cell office:value-type="float" office:value="4.656704959" calcext:value-type="float">
            <text:p>4.656704959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4878459" calcext:value-type="float">
            <text:p>4878459</text:p>
          </table:table-cell>
          <table:table-cell office:value-type="float" office:value="0.236978646239909" calcext:value-type="float">
            <text:p>0.2369786462399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261527596266286" calcext:value-type="float">
            <text:p>0.02615275962662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233253779550776" calcext:value-type="float">
            <text:p>2.33253779550776E-0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6.4" calcext:value-type="float">
            <text:p>16.4</text:p>
          </table:table-cell>
          <table:table-cell office:value-type="float" office:value="16.45" calcext:value-type="float">
            <text:p>16.45</text:p>
          </table:table-cell>
          <table:table-cell office:value-type="float" office:value="0.00304414003044144" calcext:value-type="float">
            <text:p>0.003044140030441</text:p>
          </table:table-cell>
          <table:table-cell office:value-type="float" office:value="-0.0307787350515197" calcext:value-type="float">
            <text:p>-0.0307787350515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6.4" calcext:value-type="float">
            <text:p>16.4</text:p>
          </table:table-cell>
          <table:table-cell office:value-type="float" office:value="327628015.2" calcext:value-type="float">
            <text:p>327628015.2</text:p>
          </table:table-cell>
          <table:table-cell office:value-type="float" office:value="1.051466329" calcext:value-type="float">
            <text:p>1.051466329</text:p>
          </table:table-cell>
        </table:table-row>
        <table:table-row table:style-name="ro1">
          <table:table-cell office:value-type="string" calcext:value-type="string">
            <text:p>TGE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3757410" calcext:value-type="float">
            <text:p>13757410</text:p>
          </table:table-cell>
          <table:table-cell office:value-type="float" office:value="0.236886321371995" calcext:value-type="float">
            <text:p>0.23688632137199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31236451280978" calcext:value-type="float">
            <text:p>0.01312364512809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15215072541007" calcext:value-type="float">
            <text:p>2.1521507254100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34" calcext:value-type="float">
            <text:p>23.34</text:p>
          </table:table-cell>
          <table:table-cell office:value-type="float" office:value="23.35" calcext:value-type="float">
            <text:p>23.35</text:p>
          </table:table-cell>
          <table:table-cell office:value-type="float" office:value="0.000428357249946522" calcext:value-type="float">
            <text:p>0.000428357249947</text:p>
          </table:table-cell>
          <table:table-cell office:value-type="float" office:value="-0.146050096339114" calcext:value-type="float">
            <text:p>-0.14605009633911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89653000" calcext:value-type="float">
            <text:p>489653000</text:p>
          </table:table-cell>
          <table:table-cell office:value-type="float" office:value="4292013000" calcext:value-type="float">
            <text:p>4292013000</text:p>
          </table:table-cell>
          <table:table-cell office:value-type="float" office:value="0.114084696388385" calcext:value-type="float">
            <text:p>0.11408469638838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33" calcext:value-type="float">
            <text:p>23.33</text:p>
          </table:table-cell>
          <table:table-cell office:value-type="float" office:value="6536687004.15" calcext:value-type="float">
            <text:p>6536687004.15</text:p>
          </table:table-cell>
          <table:table-cell office:value-type="float" office:value="276.096662452" calcext:value-type="float">
            <text:p>276.096662452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42646135" calcext:value-type="float">
            <text:p>42646135</text:p>
          </table:table-cell>
          <table:table-cell office:value-type="float" office:value="0.236796680659204" calcext:value-type="float">
            <text:p>0.23679668065920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71349038956824" calcext:value-type="float">
            <text:p>0.0271349038956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507358019847263" calcext:value-type="float">
            <text:p>5.0735801984726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68" calcext:value-type="float">
            <text:p>5.68</text:p>
          </table:table-cell>
          <table:table-cell office:value-type="float" office:value="5.69" calcext:value-type="float">
            <text:p>5.69</text:p>
          </table:table-cell>
          <table:table-cell office:value-type="float" office:value="0.00175901495162721" calcext:value-type="float">
            <text:p>0.001759014951627</text:p>
          </table:table-cell>
          <table:table-cell office:value-type="float" office:value="-0.2" calcext:value-type="float">
            <text:p>-0.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68" calcext:value-type="float">
            <text:p>5.68</text:p>
          </table:table-cell>
          <table:table-cell office:value-type="float" office:value="1062512194.07999" calcext:value-type="float">
            <text:p>1062512194.07999</text:p>
          </table:table-cell>
          <table:table-cell office:value-type="float" office:value="1.297774946" calcext:value-type="float">
            <text:p>1.297774946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5459085" calcext:value-type="float">
            <text:p>5459085</text:p>
          </table:table-cell>
          <table:table-cell office:value-type="float" office:value="0.236743708001847" calcext:value-type="float">
            <text:p>0.23674370800184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8093942706304" calcext:value-type="float">
            <text:p>0.02809394270630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4294641156514" calcext:value-type="float">
            <text:p>4.294641156514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49.7" calcext:value-type="float">
            <text:p>49.7</text:p>
          </table:table-cell>
          <table:table-cell office:value-type="float" office:value="49.72" calcext:value-type="float">
            <text:p>49.72</text:p>
          </table:table-cell>
          <table:table-cell office:value-type="float" office:value="0.000402333534500021" calcext:value-type="float">
            <text:p>0.0004023335345</text:p>
          </table:table-cell>
          <table:table-cell office:value-type="float" office:value="0.900814211695041" calcext:value-type="float">
            <text:p>0.90081421169504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49.72" calcext:value-type="float">
            <text:p>49.72</text:p>
          </table:table-cell>
          <table:table-cell office:value-type="float" office:value="1188605623.92" calcext:value-type="float">
            <text:p>1188605623.92</text:p>
          </table:table-cell>
          <table:table-cell office:value-type="float" office:value="3.047205079" calcext:value-type="float">
            <text:p>3.047205079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6461147" calcext:value-type="float">
            <text:p>26461147</text:p>
          </table:table-cell>
          <table:table-cell office:value-type="float" office:value="0.236606700883436" calcext:value-type="float">
            <text:p>0.23660670088343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846674822632758" calcext:value-type="float">
            <text:p>0.00846674822632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10114125227683" calcext:value-type="float">
            <text:p>3.1011412522768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.39" calcext:value-type="float">
            <text:p>6.39</text:p>
          </table:table-cell>
          <table:table-cell office:value-type="float" office:value="6.4" calcext:value-type="float">
            <text:p>6.4</text:p>
          </table:table-cell>
          <table:table-cell office:value-type="float" office:value="0.00156372165754506" calcext:value-type="float">
            <text:p>0.001563721657545</text:p>
          </table:table-cell>
          <table:table-cell office:value-type="float" office:value="-0.00798722044728432" calcext:value-type="float">
            <text:p>-0.00798722044728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.4" calcext:value-type="float">
            <text:p>6.4</text:p>
          </table:table-cell>
          <table:table-cell office:value-type="float" office:value="877988006.4" calcext:value-type="float">
            <text:p>877988006.4</text:p>
          </table:table-cell>
          <table:table-cell office:value-type="float" office:value="0.783098506" calcext:value-type="float">
            <text:p>0.783098506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4-09-01</text:p>
          </table:table-cell>
          <table:table-cell office:value-type="float" office:value="5559431" calcext:value-type="float">
            <text:p>5559431</text:p>
          </table:table-cell>
          <table:table-cell office:value-type="float" office:value="0.236215399506191" calcext:value-type="float">
            <text:p>0.236215399506191</text:p>
          </table:table-cell>
          <table:table-cell table:style-name="ce15" office:value-type="string" calcext:value-type="string">
            <text:p>2014-09-30</text:p>
          </table:table-cell>
          <table:table-cell office:value-type="float" office:value="0.0108773655636213" calcext:value-type="float">
            <text:p>0.010877365563621</text:p>
          </table:table-cell>
          <table:table-cell table:style-name="ce15" office:value-type="string" calcext:value-type="string">
            <text:p>2014-09-30</text:p>
          </table:table-cell>
          <table:table-cell office:value-type="float" office:value="0.00000000134049258762159" calcext:value-type="float">
            <text:p>1.34049258762159E-09</text:p>
          </table:table-cell>
          <table:table-cell table:style-name="ce15" office:value-type="string" calcext:value-type="string">
            <text:p>2014-09-30</text:p>
          </table:table-cell>
          <table:table-cell office:value-type="float" office:value="24.25" calcext:value-type="float">
            <text:p>24.25</text:p>
          </table:table-cell>
          <table:table-cell office:value-type="float" office:value="24.26" calcext:value-type="float">
            <text:p>24.26</text:p>
          </table:table-cell>
          <table:table-cell office:value-type="float" office:value="0.000412286126571905" calcext:value-type="float">
            <text:p>0.000412286126572</text:p>
          </table:table-cell>
          <table:table-cell office:value-type="float" office:value="0.0843170320404722" calcext:value-type="float">
            <text:p>0.084317032040472</text:p>
          </table:table-cell>
          <table:table-cell table:style-name="ce15" office:value-type="string" calcext:value-type="string">
            <text:p>2014-09-30</text:p>
          </table:table-cell>
          <table:table-cell office:value-type="float" office:value="92496150" calcext:value-type="float">
            <text:p>92496150</text:p>
          </table:table-cell>
          <table:table-cell office:value-type="float" office:value="1763927000" calcext:value-type="float">
            <text:p>1763927000</text:p>
          </table:table-cell>
          <table:table-cell office:value-type="float" office:value="0.0524376292216175" calcext:value-type="float">
            <text:p>0.052437629221618</text:p>
          </table:table-cell>
          <table:table-cell table:style-name="ce15" office:value-type="string" calcext:value-type="string">
            <text:p>2014-09-30</text:p>
          </table:table-cell>
          <table:table-cell office:value-type="float" office:value="24.24" calcext:value-type="float">
            <text:p>24.24</text:p>
          </table:table-cell>
          <table:table-cell office:value-type="float" office:value="2015947185.12" calcext:value-type="float">
            <text:p>2015947185.12</text:p>
          </table:table-cell>
          <table:table-cell office:value-type="float" office:value="1.087022824" calcext:value-type="float">
            <text:p>1.087022824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0536197" calcext:value-type="float">
            <text:p>10536197</text:p>
          </table:table-cell>
          <table:table-cell office:value-type="float" office:value="0.236205824328566" calcext:value-type="float">
            <text:p>0.236205824328566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32969437368833" calcext:value-type="float">
            <text:p>0.01329694373688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106828598408093" calcext:value-type="float">
            <text:p>1.06828598408093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64.55" calcext:value-type="float">
            <text:p>64.55</text:p>
          </table:table-cell>
          <table:table-cell office:value-type="float" office:value="64.6" calcext:value-type="float">
            <text:p>64.6</text:p>
          </table:table-cell>
          <table:table-cell office:value-type="float" office:value="0.000774293457220243" calcext:value-type="float">
            <text:p>0.00077429345722</text:p>
          </table:table-cell>
          <table:table-cell office:value-type="float" office:value="0.32" calcext:value-type="float">
            <text:p>0.3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038256000" calcext:value-type="float">
            <text:p>1038256000</text:p>
          </table:table-cell>
          <table:table-cell office:value-type="float" office:value="2626791000" calcext:value-type="float">
            <text:p>2626791000</text:p>
          </table:table-cell>
          <table:table-cell office:value-type="float" office:value="0.395256417431002" calcext:value-type="float">
            <text:p>0.39525641743100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64.6" calcext:value-type="float">
            <text:p>64.6</text:p>
          </table:table-cell>
          <table:table-cell office:value-type="float" office:value="2869409312.85" calcext:value-type="float">
            <text:p>2869409312.85</text:p>
          </table:table-cell>
          <table:table-cell office:value-type="float" office:value="3.007032227" calcext:value-type="float">
            <text:p>3.007032227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1494033" calcext:value-type="float">
            <text:p>21494033</text:p>
          </table:table-cell>
          <table:table-cell office:value-type="float" office:value="0.236198164835165" calcext:value-type="float">
            <text:p>0.23619816483516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10473673465968" calcext:value-type="float">
            <text:p>0.02104736734659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52886678523957" calcext:value-type="float">
            <text:p>1.5288667852395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" calcext:value-type="float">
            <text:p>18</text:p>
          </table:table-cell>
          <table:table-cell office:value-type="float" office:value="18.01" calcext:value-type="float">
            <text:p>18.01</text:p>
          </table:table-cell>
          <table:table-cell office:value-type="float" office:value="0.000555401277423025" calcext:value-type="float">
            <text:p>0.000555401277423</text:p>
          </table:table-cell>
          <table:table-cell office:value-type="float" office:value="-0.0324963072378139" calcext:value-type="float">
            <text:p>-0.03249630723781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.01" calcext:value-type="float">
            <text:p>18.01</text:p>
          </table:table-cell>
          <table:table-cell office:value-type="float" office:value="3251467191.68" calcext:value-type="float">
            <text:p>3251467191.68</text:p>
          </table:table-cell>
          <table:table-cell office:value-type="float" office:value="0.947261258" calcext:value-type="float">
            <text:p>0.947261258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8330816" calcext:value-type="float">
            <text:p>18330816</text:p>
          </table:table-cell>
          <table:table-cell office:value-type="float" office:value="0.235808582895956" calcext:value-type="float">
            <text:p>0.23580858289595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86015619412336" calcext:value-type="float">
            <text:p>0.02860156194123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406208766273292" calcext:value-type="float">
            <text:p>4.0620876627329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28" calcext:value-type="float">
            <text:p>6.28</text:p>
          </table:table-cell>
          <table:table-cell office:value-type="float" office:value="6.29" calcext:value-type="float">
            <text:p>6.29</text:p>
          </table:table-cell>
          <table:table-cell office:value-type="float" office:value="0.00159108989657912" calcext:value-type="float">
            <text:p>0.001591089896579</text:p>
          </table:table-cell>
          <table:table-cell office:value-type="float" office:value="-0.558948261238337" calcext:value-type="float">
            <text:p>-0.55894826123833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29" calcext:value-type="float">
            <text:p>6.29</text:p>
          </table:table-cell>
          <table:table-cell office:value-type="float" office:value="686706900" calcext:value-type="float">
            <text:p>686706900</text:p>
          </table:table-cell>
          <table:table-cell office:value-type="float" office:value="0.286008705" calcext:value-type="float">
            <text:p>0.286008705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4849428" calcext:value-type="float">
            <text:p>4849428</text:p>
          </table:table-cell>
          <table:table-cell office:value-type="float" office:value="0.235568420781626" calcext:value-type="float">
            <text:p>0.23556842078162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3030431948606" calcext:value-type="float">
            <text:p>0.02303043194860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346774968185212" calcext:value-type="float">
            <text:p>3.46774968185212E-0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6.9" calcext:value-type="float">
            <text:p>16.9</text:p>
          </table:table-cell>
          <table:table-cell office:value-type="float" office:value="16.95" calcext:value-type="float">
            <text:p>16.95</text:p>
          </table:table-cell>
          <table:table-cell office:value-type="float" office:value="0.00295420974889221" calcext:value-type="float">
            <text:p>0.002954209748892</text:p>
          </table:table-cell>
          <table:table-cell office:value-type="float" office:value="-0.139436725400549" calcext:value-type="float">
            <text:p>-0.13943672540054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6.95" calcext:value-type="float">
            <text:p>16.95</text:p>
          </table:table-cell>
          <table:table-cell office:value-type="float" office:value="338717663.849999" calcext:value-type="float">
            <text:p>338717663.849999</text:p>
          </table:table-cell>
          <table:table-cell office:value-type="float" office:value="1.080565002" calcext:value-type="float">
            <text:p>1.080565002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8292069" calcext:value-type="float">
            <text:p>18292069</text:p>
          </table:table-cell>
          <table:table-cell office:value-type="float" office:value="0.235310139446331" calcext:value-type="float">
            <text:p>0.23531013944633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547837233486859" calcext:value-type="float">
            <text:p>0.0547837233486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927660358044956" calcext:value-type="float">
            <text:p>9.2766035804495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81" calcext:value-type="float">
            <text:p>4.81</text:p>
          </table:table-cell>
          <table:table-cell office:value-type="float" office:value="4.82" calcext:value-type="float">
            <text:p>4.82</text:p>
          </table:table-cell>
          <table:table-cell office:value-type="float" office:value="0.00207684319833867" calcext:value-type="float">
            <text:p>0.002076843198339</text:p>
          </table:table-cell>
          <table:table-cell office:value-type="float" office:value="-0.464079273327828" calcext:value-type="float">
            <text:p>-0.4640792733278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81" calcext:value-type="float">
            <text:p>4.81</text:p>
          </table:table-cell>
          <table:table-cell office:value-type="float" office:value="508946099.999999" calcext:value-type="float">
            <text:p>508946099.999999</text:p>
          </table:table-cell>
          <table:table-cell office:value-type="float" office:value="0.211972553" calcext:value-type="float">
            <text:p>0.211972553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4843344" calcext:value-type="float">
            <text:p>4843344</text:p>
          </table:table-cell>
          <table:table-cell office:value-type="float" office:value="0.235272881127869" calcext:value-type="float">
            <text:p>0.23527288112786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43184930083298" calcext:value-type="float">
            <text:p>0.0143184930083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168229566211768" calcext:value-type="float">
            <text:p>1.68229566211768E-0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75" calcext:value-type="float">
            <text:p>16.75</text:p>
          </table:table-cell>
          <table:table-cell office:value-type="float" office:value="16.8" calcext:value-type="float">
            <text:p>16.8</text:p>
          </table:table-cell>
          <table:table-cell office:value-type="float" office:value="0.00298062593144565" calcext:value-type="float">
            <text:p>0.002980625931446</text:p>
          </table:table-cell>
          <table:table-cell office:value-type="float" office:value="0.00276111495883321" calcext:value-type="float">
            <text:p>0.00276111495883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75" calcext:value-type="float">
            <text:p>16.75</text:p>
          </table:table-cell>
          <table:table-cell office:value-type="float" office:value="334620076.5" calcext:value-type="float">
            <text:p>334620076.5</text:p>
          </table:table-cell>
          <table:table-cell office:value-type="float" office:value="1.073906159" calcext:value-type="float">
            <text:p>1.073906159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4839586" calcext:value-type="float">
            <text:p>4839586</text:p>
          </table:table-cell>
          <table:table-cell office:value-type="float" office:value="0.235090330500188" calcext:value-type="float">
            <text:p>0.23509033050018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99995057663037" calcext:value-type="float">
            <text:p>0.01999950576630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216685034208029" calcext:value-type="float">
            <text:p>2.16685034208029E-0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7.7" calcext:value-type="float">
            <text:p>17.7</text:p>
          </table:table-cell>
          <table:table-cell office:value-type="float" office:value="17.75" calcext:value-type="float">
            <text:p>17.75</text:p>
          </table:table-cell>
          <table:table-cell office:value-type="float" office:value="0.00282087447108608" calcext:value-type="float">
            <text:p>0.002820874471086</text:p>
          </table:table-cell>
          <table:table-cell office:value-type="float" office:value="-0.0812611968123575" calcext:value-type="float">
            <text:p>-0.08126119681235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7.7" calcext:value-type="float">
            <text:p>17.7</text:p>
          </table:table-cell>
          <table:table-cell office:value-type="float" office:value="363481199.7" calcext:value-type="float">
            <text:p>363481199.7</text:p>
          </table:table-cell>
          <table:table-cell office:value-type="float" office:value="1.130645634" calcext:value-type="float">
            <text:p>1.130645634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4186950" calcext:value-type="float">
            <text:p>14186950</text:p>
          </table:table-cell>
          <table:table-cell office:value-type="float" office:value="0.234988322594537" calcext:value-type="float">
            <text:p>0.23498832259453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26503189999271" calcext:value-type="float">
            <text:p>0.02265031899992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711530378731635" calcext:value-type="float">
            <text:p>7.1153037873163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76" calcext:value-type="float">
            <text:p>13.76</text:p>
          </table:table-cell>
          <table:table-cell office:value-type="float" office:value="13.77" calcext:value-type="float">
            <text:p>13.77</text:p>
          </table:table-cell>
          <table:table-cell office:value-type="float" office:value="0.000726480203414442" calcext:value-type="float">
            <text:p>0.000726480203414</text:p>
          </table:table-cell>
          <table:table-cell office:value-type="float" office:value="-0.114568599717115" calcext:value-type="float">
            <text:p>-0.11456859971711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76" calcext:value-type="float">
            <text:p>13.76</text:p>
          </table:table-cell>
          <table:table-cell office:value-type="float" office:value="980408118.4" calcext:value-type="float">
            <text:p>980408118.4</text:p>
          </table:table-cell>
          <table:table-cell office:value-type="float" office:value="2.031573834" calcext:value-type="float">
            <text:p>2.031573834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512191" calcext:value-type="float">
            <text:p>5512191</text:p>
          </table:table-cell>
          <table:table-cell office:value-type="float" office:value="0.23484873402513" calcext:value-type="float">
            <text:p>0.2348487340251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16899019821966" calcext:value-type="float">
            <text:p>0.03168990198219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73486237363994" calcext:value-type="float">
            <text:p>2.7348623736399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7.94" calcext:value-type="float">
            <text:p>67.94</text:p>
          </table:table-cell>
          <table:table-cell office:value-type="float" office:value="67.95" calcext:value-type="float">
            <text:p>67.95</text:p>
          </table:table-cell>
          <table:table-cell office:value-type="float" office:value="0.000147177864449262" calcext:value-type="float">
            <text:p>0.000147177864449</text:p>
          </table:table-cell>
          <table:table-cell office:value-type="float" office:value="0.363960113960114" calcext:value-type="float">
            <text:p>0.3639601139601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7.95" calcext:value-type="float">
            <text:p>67.95</text:p>
          </table:table-cell>
          <table:table-cell office:value-type="float" office:value="1625932945.35" calcext:value-type="float">
            <text:p>1625932945.35</text:p>
          </table:table-cell>
          <table:table-cell office:value-type="float" office:value="3.66057612895507" calcext:value-type="float">
            <text:p>3.66057612895507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6993409" calcext:value-type="float">
            <text:p>16993409</text:p>
          </table:table-cell>
          <table:table-cell office:value-type="float" office:value="0.234808447041972" calcext:value-type="float">
            <text:p>0.23480844704197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617991840604389" calcext:value-type="float">
            <text:p>0.00617991840604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0855871918836689" calcext:value-type="float">
            <text:p>8.55871918836689E-10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8.17" calcext:value-type="float">
            <text:p>18.17</text:p>
          </table:table-cell>
          <table:table-cell office:value-type="float" office:value="18.18" calcext:value-type="float">
            <text:p>18.18</text:p>
          </table:table-cell>
          <table:table-cell office:value-type="float" office:value="0.000550206327372655" calcext:value-type="float">
            <text:p>0.000550206327373</text:p>
          </table:table-cell>
          <table:table-cell office:value-type="float" office:value="0.0597357840321654" calcext:value-type="float">
            <text:p>0.0597357840321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8.17" calcext:value-type="float">
            <text:p>18.17</text:p>
          </table:table-cell>
          <table:table-cell office:value-type="float" office:value="1946392839.95" calcext:value-type="float">
            <text:p>1946392839.95</text:p>
          </table:table-cell>
          <table:table-cell office:value-type="float" office:value="0.913458257" calcext:value-type="float">
            <text:p>0.913458257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3536786" calcext:value-type="float">
            <text:p>13536786</text:p>
          </table:table-cell>
          <table:table-cell office:value-type="float" office:value="0.234606343154246" calcext:value-type="float">
            <text:p>0.23460634315424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87320014631569" calcext:value-type="float">
            <text:p>0.00873200146315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11474011942057" calcext:value-type="float">
            <text:p>1.1474011942057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8.46" calcext:value-type="float">
            <text:p>28.46</text:p>
          </table:table-cell>
          <table:table-cell office:value-type="float" office:value="28.47" calcext:value-type="float">
            <text:p>28.47</text:p>
          </table:table-cell>
          <table:table-cell office:value-type="float" office:value="0.000351308624626665" calcext:value-type="float">
            <text:p>0.000351308624627</text:p>
          </table:table-cell>
          <table:table-cell office:value-type="float" office:value="-0.276719330855019" calcext:value-type="float">
            <text:p>-0.27671933085501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8.46" calcext:value-type="float">
            <text:p>28.46</text:p>
          </table:table-cell>
          <table:table-cell office:value-type="float" office:value="1869822056.92" calcext:value-type="float">
            <text:p>1869822056.92</text:p>
          </table:table-cell>
          <table:table-cell office:value-type="float" office:value="1.31947675" calcext:value-type="float">
            <text:p>1.31947675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5-01</text:p>
          </table:table-cell>
          <table:table-cell office:value-type="float" office:value="23969159" calcext:value-type="float">
            <text:p>23969159</text:p>
          </table:table-cell>
          <table:table-cell office:value-type="float" office:value="0.233980134906922" calcext:value-type="float">
            <text:p>0.233980134906922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301960950800217" calcext:value-type="float">
            <text:p>0.030196095080022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000000070538076812822" calcext:value-type="float">
            <text:p>7.0538076812822E-09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5.45" calcext:value-type="float">
            <text:p>5.45</text:p>
          </table:table-cell>
          <table:table-cell office:value-type="float" office:value="5.47" calcext:value-type="float">
            <text:p>5.47</text:p>
          </table:table-cell>
          <table:table-cell office:value-type="float" office:value="0.00366300366300359" calcext:value-type="float">
            <text:p>0.003663003663004</text:p>
          </table:table-cell>
          <table:table-cell office:value-type="float" office:value="-0.236842105263158" calcext:value-type="float">
            <text:p>-0.236842105263158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5.45" calcext:value-type="float">
            <text:p>5.45</text:p>
          </table:table-cell>
          <table:table-cell office:value-type="float" office:value="740975252.9" calcext:value-type="float">
            <text:p>740975252.9</text:p>
          </table:table-cell>
          <table:table-cell office:value-type="float" office:value="1.01701113" calcext:value-type="float">
            <text:p>1.01701113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1268469" calcext:value-type="float">
            <text:p>21268469</text:p>
          </table:table-cell>
          <table:table-cell office:value-type="float" office:value="0.23371943956044" calcext:value-type="float">
            <text:p>0.233719439560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27496873979108" calcext:value-type="float">
            <text:p>0.03274968739791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15083373373508" calcext:value-type="float">
            <text:p>2.15083373373508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34" calcext:value-type="float">
            <text:p>19.34</text:p>
          </table:table-cell>
          <table:table-cell office:value-type="float" office:value="19.35" calcext:value-type="float">
            <text:p>19.35</text:p>
          </table:table-cell>
          <table:table-cell office:value-type="float" office:value="0.000516929439131639" calcext:value-type="float">
            <text:p>0.000516929439132</text:p>
          </table:table-cell>
          <table:table-cell office:value-type="float" office:value="-0.0222584147665581" calcext:value-type="float">
            <text:p>-0.02225841476655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34" calcext:value-type="float">
            <text:p>19.34</text:p>
          </table:table-cell>
          <table:table-cell office:value-type="float" office:value="3491581093.12" calcext:value-type="float">
            <text:p>3491581093.12</text:p>
          </table:table-cell>
          <table:table-cell office:value-type="float" office:value="0.981725888" calcext:value-type="float">
            <text:p>0.981725888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23367791" calcext:value-type="float">
            <text:p>23367791</text:p>
          </table:table-cell>
          <table:table-cell office:value-type="float" office:value="0.233449129852744" calcext:value-type="float">
            <text:p>0.23344912985274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726228881311725" calcext:value-type="float">
            <text:p>0.07262288813117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383872497495703" calcext:value-type="float">
            <text:p>3.83872497495703E-0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-0.638336347197107" calcext:value-type="float">
            <text:p>-0.63833634719710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591125000" calcext:value-type="float">
            <text:p>591125000</text:p>
          </table:table-cell>
          <table:table-cell office:value-type="float" office:value="1418509000" calcext:value-type="float">
            <text:p>1418509000</text:p>
          </table:table-cell>
          <table:table-cell office:value-type="float" office:value="0.416722770176291" calcext:value-type="float">
            <text:p>0.41672277017629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.3" calcext:value-type="float">
            <text:p>1.3</text:p>
          </table:table-cell>
          <table:table-cell office:value-type="float" office:value="131012367.2" calcext:value-type="float">
            <text:p>131012367.2</text:p>
          </table:table-cell>
          <table:table-cell office:value-type="float" office:value="0.785048969" calcext:value-type="float">
            <text:p>0.785048969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7107969" calcext:value-type="float">
            <text:p>17107969</text:p>
          </table:table-cell>
          <table:table-cell office:value-type="float" office:value="0.233274941769789" calcext:value-type="float">
            <text:p>0.23327494176978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909972644846637" calcext:value-type="float">
            <text:p>0.00909972644846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70935711650485" calcext:value-type="float">
            <text:p>4.7093571165048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4" calcext:value-type="float">
            <text:p>10.34</text:p>
          </table:table-cell>
          <table:table-cell office:value-type="float" office:value="0.00096758587324623" calcext:value-type="float">
            <text:p>0.000967585873246</text:p>
          </table:table-cell>
          <table:table-cell office:value-type="float" office:value="-0.0136054421768706" calcext:value-type="float">
            <text:p>-0.0136054421768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0.33" calcext:value-type="float">
            <text:p>10.33</text:p>
          </table:table-cell>
          <table:table-cell office:value-type="float" office:value="905490157.48" calcext:value-type="float">
            <text:p>905490157.48</text:p>
          </table:table-cell>
          <table:table-cell office:value-type="float" office:value="1.450578527" calcext:value-type="float">
            <text:p>1.450578527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8010942" calcext:value-type="float">
            <text:p>8010942</text:p>
          </table:table-cell>
          <table:table-cell office:value-type="float" office:value="0.23324235718861" calcext:value-type="float">
            <text:p>0.23324235718861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289960587495862" calcext:value-type="float">
            <text:p>0.02899605874958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529500865932492" calcext:value-type="float">
            <text:p>5.29500865932492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35" calcext:value-type="float">
            <text:p>18.35</text:p>
          </table:table-cell>
          <table:table-cell office:value-type="float" office:value="18.4" calcext:value-type="float">
            <text:p>18.4</text:p>
          </table:table-cell>
          <table:table-cell office:value-type="float" office:value="0.00272108843537399" calcext:value-type="float">
            <text:p>0.002721088435374</text:p>
          </table:table-cell>
          <table:table-cell office:value-type="float" office:value="-0.276755852842809" calcext:value-type="float">
            <text:p>-0.2767558528428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4" calcext:value-type="float">
            <text:p>18.4</text:p>
          </table:table-cell>
          <table:table-cell office:value-type="float" office:value="644835249.599999" calcext:value-type="float">
            <text:p>644835249.599999</text:p>
          </table:table-cell>
          <table:table-cell office:value-type="float" office:value="0.685860195" calcext:value-type="float">
            <text:p>0.685860195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230258" calcext:value-type="float">
            <text:p>9230258</text:p>
          </table:table-cell>
          <table:table-cell office:value-type="float" office:value="0.233041774158283" calcext:value-type="float">
            <text:p>0.23304177415828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04989380164161" calcext:value-type="float">
            <text:p>0.01049893801641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53735514067325" calcext:value-type="float">
            <text:p>2.5373551406732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.24" calcext:value-type="float">
            <text:p>20.24</text:p>
          </table:table-cell>
          <table:table-cell office:value-type="float" office:value="20.25" calcext:value-type="float">
            <text:p>20.25</text:p>
          </table:table-cell>
          <table:table-cell office:value-type="float" office:value="0.000493949123240384" calcext:value-type="float">
            <text:p>0.00049394912324</text:p>
          </table:table-cell>
          <table:table-cell office:value-type="float" office:value="-0.055333998005982" calcext:value-type="float">
            <text:p>-0.0553339980059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.25" calcext:value-type="float">
            <text:p>20.25</text:p>
          </table:table-cell>
          <table:table-cell office:value-type="float" office:value="1222787967.75" calcext:value-type="float">
            <text:p>1222787967.75</text:p>
          </table:table-cell>
          <table:table-cell office:value-type="float" office:value="1.332670082" calcext:value-type="float">
            <text:p>1.332670082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11-01</text:p>
          </table:table-cell>
          <table:table-cell office:value-type="float" office:value="998501" calcext:value-type="float">
            <text:p>998501</text:p>
          </table:table-cell>
          <table:table-cell office:value-type="float" office:value="0.232838740969783" calcext:value-type="float">
            <text:p>0.232838740969783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495290128888389" calcext:value-type="float">
            <text:p>0.04952901288883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00000766957465224738" calcext:value-type="float">
            <text:p>7.66957465224738E-07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1.95" calcext:value-type="float">
            <text:p>11.95</text:p>
          </table:table-cell>
          <table:table-cell office:value-type="float" office:value="12" calcext:value-type="float">
            <text:p>12</text:p>
          </table:table-cell>
          <table:table-cell office:value-type="float" office:value="0.0041753653444677" calcext:value-type="float">
            <text:p>0.004175365344468</text:p>
          </table:table-cell>
          <table:table-cell office:value-type="float" office:value="0.895522388059701" calcext:value-type="float">
            <text:p>0.895522388059701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2" calcext:value-type="float">
            <text:p>12</text:p>
          </table:table-cell>
          <table:table-cell office:value-type="float" office:value="84903604.8" calcext:value-type="float">
            <text:p>84903604.8</text:p>
          </table:table-cell>
          <table:table-cell office:value-type="float" office:value="2.33305488080952" calcext:value-type="float">
            <text:p>2.33305488080952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7996960" calcext:value-type="float">
            <text:p>7996960</text:p>
          </table:table-cell>
          <table:table-cell office:value-type="float" office:value="0.23283526465964" calcext:value-type="float">
            <text:p>0.2328352646596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55286912808523" calcext:value-type="float">
            <text:p>0.01552869128085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448206801661268" calcext:value-type="float">
            <text:p>4.48206801661268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9.65" calcext:value-type="float">
            <text:p>19.65</text:p>
          </table:table-cell>
          <table:table-cell office:value-type="float" office:value="19.7" calcext:value-type="float">
            <text:p>19.7</text:p>
          </table:table-cell>
          <table:table-cell office:value-type="float" office:value="0.00254129606099114" calcext:value-type="float">
            <text:p>0.002541296060991</text:p>
          </table:table-cell>
          <table:table-cell office:value-type="float" office:value="-0.306445533358462" calcext:value-type="float">
            <text:p>-0.30644553335846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9.65" calcext:value-type="float">
            <text:p>19.65</text:p>
          </table:table-cell>
          <table:table-cell office:value-type="float" office:value="693416706.3" calcext:value-type="float">
            <text:p>693416706.3</text:p>
          </table:table-cell>
          <table:table-cell office:value-type="float" office:value="0.732453958" calcext:value-type="float">
            <text:p>0.732453958</text:p>
          </table:table-cell>
        </table:table-row>
        <table:table-row table:style-name="ro1">
          <table:table-cell office:value-type="string" calcext:value-type="string">
            <text:p>DN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0887257" calcext:value-type="float">
            <text:p>90887257</text:p>
          </table:table-cell>
          <table:table-cell office:value-type="float" office:value="0.232491039270658" calcext:value-type="float">
            <text:p>0.2324910392706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783587246197652" calcext:value-type="float">
            <text:p>0.0783587246197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03384495046688" calcext:value-type="float">
            <text:p>1.03384495046688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office:value-type="float" office:value="0.00586510263929619" calcext:value-type="float">
            <text:p>0.005865102639296</text:p>
          </table:table-cell>
          <table:table-cell office:value-type="float" office:value="0.0226244343891402" calcext:value-type="float">
            <text:p>0.022624434389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67880000" calcext:value-type="float">
            <text:p>1167880000</text:p>
          </table:table-cell>
          <table:table-cell office:value-type="float" office:value="4471299000" calcext:value-type="float">
            <text:p>4471299000</text:p>
          </table:table-cell>
          <table:table-cell office:value-type="float" office:value="0.261194789254756" calcext:value-type="float">
            <text:p>0.2611947892547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.71" calcext:value-type="float">
            <text:p>1.71</text:p>
          </table:table-cell>
          <table:table-cell office:value-type="float" office:value="787534461.99" calcext:value-type="float">
            <text:p>787534461.99</text:p>
          </table:table-cell>
          <table:table-cell office:value-type="float" office:value="0.817676517372432" calcext:value-type="float">
            <text:p>0.817676517372432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41860482" calcext:value-type="float">
            <text:p>41860482</text:p>
          </table:table-cell>
          <table:table-cell office:value-type="float" office:value="0.232434268390192" calcext:value-type="float">
            <text:p>0.23243426839019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26768830509182" calcext:value-type="float">
            <text:p>0.03267688305091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75119913702042" calcext:value-type="float">
            <text:p>3.7511991370204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  <table:table-cell office:value-type="float" office:value="0.00142959256611863" calcext:value-type="float">
            <text:p>0.001429592566119</text:p>
          </table:table-cell>
          <table:table-cell office:value-type="float" office:value="-0.0821256038647343" calcext:value-type="float">
            <text:p>-0.08212560386473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7" calcext:value-type="float">
            <text:p>7</text:p>
          </table:table-cell>
          <table:table-cell office:value-type="float" office:value="1309434042" calcext:value-type="float">
            <text:p>1309434042</text:p>
          </table:table-cell>
          <table:table-cell office:value-type="float" office:value="1.599370532" calcext:value-type="float">
            <text:p>1.599370532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41823147" calcext:value-type="float">
            <text:p>41823147</text:p>
          </table:table-cell>
          <table:table-cell office:value-type="float" office:value="0.23222696228678" calcext:value-type="float">
            <text:p>0.2322269622867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73572729922421" calcext:value-type="float">
            <text:p>0.0273572729922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59404742628894" calcext:value-type="float">
            <text:p>5.5940474262889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.26" calcext:value-type="float">
            <text:p>5.26</text:p>
          </table:table-cell>
          <table:table-cell office:value-type="float" office:value="5.27" calcext:value-type="float">
            <text:p>5.27</text:p>
          </table:table-cell>
          <table:table-cell office:value-type="float" office:value="0.00189933523266853" calcext:value-type="float">
            <text:p>0.001899335232669</text:p>
          </table:table-cell>
          <table:table-cell office:value-type="float" office:value="-0.381936887921654" calcext:value-type="float">
            <text:p>-0.38193688792165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.27" calcext:value-type="float">
            <text:p>5.27</text:p>
          </table:table-cell>
          <table:table-cell office:value-type="float" office:value="997040491.98" calcext:value-type="float">
            <text:p>997040491.98</text:p>
          </table:table-cell>
          <table:table-cell office:value-type="float" office:value="1.217806419" calcext:value-type="float">
            <text:p>1.217806419</text:p>
          </table:table-cell>
        </table:table-row>
        <table:table-row table:style-name="ro1">
          <table:table-cell office:value-type="string" calcext:value-type="string">
            <text:p>PEB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6132158" calcext:value-type="float">
            <text:p>16132158</text:p>
          </table:table-cell>
          <table:table-cell office:value-type="float" office:value="0.231810624128042" calcext:value-type="float">
            <text:p>0.23181062412804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80612592461212" calcext:value-type="float">
            <text:p>0.02806125924612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35782454934609" calcext:value-type="float">
            <text:p>1.3578245493460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.3" calcext:value-type="float">
            <text:p>28.3</text:p>
          </table:table-cell>
          <table:table-cell office:value-type="float" office:value="28.31" calcext:value-type="float">
            <text:p>28.31</text:p>
          </table:table-cell>
          <table:table-cell office:value-type="float" office:value="0.00035329447094146" calcext:value-type="float">
            <text:p>0.000353294470941</text:p>
          </table:table-cell>
          <table:table-cell office:value-type="float" office:value="-0.0605326876513317" calcext:value-type="float">
            <text:p>-0.0605326876513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01344000" calcext:value-type="float">
            <text:p>301344000</text:p>
          </table:table-cell>
          <table:table-cell office:value-type="float" office:value="2590868000" calcext:value-type="float">
            <text:p>2590868000</text:p>
          </table:table-cell>
          <table:table-cell office:value-type="float" office:value="0.11631005516298" calcext:value-type="float">
            <text:p>0.1163100551629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.31" calcext:value-type="float">
            <text:p>28.31</text:p>
          </table:table-cell>
          <table:table-cell office:value-type="float" office:value="3689112591.59" calcext:value-type="float">
            <text:p>3689112591.59</text:p>
          </table:table-cell>
          <table:table-cell office:value-type="float" office:value="1.27560846042359" calcext:value-type="float">
            <text:p>1.27560846042359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4758583" calcext:value-type="float">
            <text:p>4758583</text:p>
          </table:table-cell>
          <table:table-cell office:value-type="float" office:value="0.231155485238319" calcext:value-type="float">
            <text:p>0.23115548523831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56473990253515" calcext:value-type="float">
            <text:p>0.01564739902535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159394559901752" calcext:value-type="float">
            <text:p>1.59394559901752E-0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4" calcext:value-type="float">
            <text:p>17.4</text:p>
          </table:table-cell>
          <table:table-cell office:value-type="float" office:value="0.00287769784172646" calcext:value-type="float">
            <text:p>0.002877697841726</text:p>
          </table:table-cell>
          <table:table-cell office:value-type="float" office:value="0.0355867818630865" calcext:value-type="float">
            <text:p>0.03558678186308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7.4" calcext:value-type="float">
            <text:p>17.4</text:p>
          </table:table-cell>
          <table:table-cell office:value-type="float" office:value="357320501.4" calcext:value-type="float">
            <text:p>357320501.4</text:p>
          </table:table-cell>
          <table:table-cell office:value-type="float" office:value="1.111482149" calcext:value-type="float">
            <text:p>1.111482149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7761178" calcext:value-type="float">
            <text:p>17761178</text:p>
          </table:table-cell>
          <table:table-cell office:value-type="float" office:value="0.231088351343411" calcext:value-type="float">
            <text:p>0.23108835134341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27658967041766" calcext:value-type="float">
            <text:p>0.02276589670417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13423076241624" calcext:value-type="float">
            <text:p>1.13423076241624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.87" calcext:value-type="float">
            <text:p>4.87</text:p>
          </table:table-cell>
          <table:table-cell office:value-type="float" office:value="4.88" calcext:value-type="float">
            <text:p>4.88</text:p>
          </table:table-cell>
          <table:table-cell office:value-type="float" office:value="0.00205128205128201" calcext:value-type="float">
            <text:p>0.002051282051282</text:p>
          </table:table-cell>
          <table:table-cell office:value-type="float" office:value="0.284382284382284" calcext:value-type="float">
            <text:p>0.28438228438228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.88" calcext:value-type="float">
            <text:p>4.88</text:p>
          </table:table-cell>
          <table:table-cell office:value-type="float" office:value="1036562268.88" calcext:value-type="float">
            <text:p>1036562268.88</text:p>
          </table:table-cell>
          <table:table-cell office:value-type="float" office:value="1.020745074" calcext:value-type="float">
            <text:p>1.020745074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5320856" calcext:value-type="float">
            <text:p>5320856</text:p>
          </table:table-cell>
          <table:table-cell office:value-type="float" office:value="0.23074914187705" calcext:value-type="float">
            <text:p>0.2307491418770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38459395673365" calcext:value-type="float">
            <text:p>0.01384593956733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208501816378141" calcext:value-type="float">
            <text:p>2.08501816378141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1.35" calcext:value-type="float">
            <text:p>51.35</text:p>
          </table:table-cell>
          <table:table-cell office:value-type="float" office:value="51.36" calcext:value-type="float">
            <text:p>51.36</text:p>
          </table:table-cell>
          <table:table-cell office:value-type="float" office:value="0.000194723006523182" calcext:value-type="float">
            <text:p>0.000194723006523</text:p>
          </table:table-cell>
          <table:table-cell office:value-type="float" office:value="1.14432989690722" calcext:value-type="float">
            <text:p>1.1443298969072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1.36" calcext:value-type="float">
            <text:p>51.36</text:p>
          </table:table-cell>
          <table:table-cell office:value-type="float" office:value="1225972547.52" calcext:value-type="float">
            <text:p>1225972547.52</text:p>
          </table:table-cell>
          <table:table-cell office:value-type="float" office:value="3.147716268" calcext:value-type="float">
            <text:p>3.147716268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23091221" calcext:value-type="float">
            <text:p>23091221</text:p>
          </table:table-cell>
          <table:table-cell office:value-type="float" office:value="0.230686137585166" calcext:value-type="float">
            <text:p>0.230686137585166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63323058382617" calcext:value-type="float">
            <text:p>0.063323058382617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618998371184341" calcext:value-type="float">
            <text:p>6.18998371184341E-07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000124976566893694" calcext:value-type="float">
            <text:p>0.000124976566894</text:p>
          </table:table-cell>
          <table:table-cell office:value-type="float" office:value="-0.753787878787879" calcext:value-type="float">
            <text:p>-0.75378787878787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591125000" calcext:value-type="float">
            <text:p>591125000</text:p>
          </table:table-cell>
          <table:table-cell office:value-type="float" office:value="1418509000" calcext:value-type="float">
            <text:p>1418509000</text:p>
          </table:table-cell>
          <table:table-cell office:value-type="float" office:value="0.416722770176291" calcext:value-type="float">
            <text:p>0.41672277017629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0.8004" calcext:value-type="float">
            <text:p>0.8004</text:p>
          </table:table-cell>
          <table:table-cell office:value-type="float" office:value="86949724.3416" calcext:value-type="float">
            <text:p>86949724.3416</text:p>
          </table:table-cell>
          <table:table-cell office:value-type="float" office:value="0.521030962" calcext:value-type="float">
            <text:p>0.521030962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3921259" calcext:value-type="float">
            <text:p>13921259</text:p>
          </table:table-cell>
          <table:table-cell office:value-type="float" office:value="0.230587497722492" calcext:value-type="float">
            <text:p>0.2305874977224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24408556782533" calcext:value-type="float">
            <text:p>0.03244085567825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09127671178615" calcext:value-type="float">
            <text:p>1.09127671178615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.49" calcext:value-type="float">
            <text:p>12.49</text:p>
          </table:table-cell>
          <table:table-cell office:value-type="float" office:value="12.51" calcext:value-type="float">
            <text:p>12.51</text:p>
          </table:table-cell>
          <table:table-cell office:value-type="float" office:value="0.00159999999999997" calcext:value-type="float">
            <text:p>0.0016</text:p>
          </table:table-cell>
          <table:table-cell office:value-type="float" office:value="-0.319770474700052" calcext:value-type="float">
            <text:p>-0.31977047470005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.52" calcext:value-type="float">
            <text:p>12.52</text:p>
          </table:table-cell>
          <table:table-cell office:value-type="float" office:value="892057386.8" calcext:value-type="float">
            <text:p>892057386.8</text:p>
          </table:table-cell>
          <table:table-cell office:value-type="float" office:value="1.754416713" calcext:value-type="float">
            <text:p>1.754416713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5406178" calcext:value-type="float">
            <text:p>5406178</text:p>
          </table:table-cell>
          <table:table-cell office:value-type="float" office:value="0.23033201484029" calcext:value-type="float">
            <text:p>0.2303320148402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407195627193136" calcext:value-type="float">
            <text:p>0.04071956271931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1185704380025" calcext:value-type="float">
            <text:p>1.118570438002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9.68" calcext:value-type="float">
            <text:p>109.68</text:p>
          </table:table-cell>
          <table:table-cell office:value-type="float" office:value="109.75" calcext:value-type="float">
            <text:p>109.75</text:p>
          </table:table-cell>
          <table:table-cell office:value-type="float" office:value="0.000638016679578847" calcext:value-type="float">
            <text:p>0.000638016679579</text:p>
          </table:table-cell>
          <table:table-cell office:value-type="float" office:value="0.625277161862528" calcext:value-type="float">
            <text:p>0.62527716186252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9.69" calcext:value-type="float">
            <text:p>109.69</text:p>
          </table:table-cell>
          <table:table-cell office:value-type="float" office:value="2684297981.91" calcext:value-type="float">
            <text:p>2684297981.91</text:p>
          </table:table-cell>
          <table:table-cell office:value-type="float" office:value="6.139986381" calcext:value-type="float">
            <text:p>6.139986381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986088" calcext:value-type="float">
            <text:p>986088</text:p>
          </table:table-cell>
          <table:table-cell office:value-type="float" office:value="0.229944174723322" calcext:value-type="float">
            <text:p>0.229944174723322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571974513570261" calcext:value-type="float">
            <text:p>0.057197451357026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582863182145917" calcext:value-type="float">
            <text:p>5.82863182145917E-07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0.2" calcext:value-type="float">
            <text:p>10.2</text:p>
          </table:table-cell>
          <table:table-cell office:value-type="float" office:value="10.25" calcext:value-type="float">
            <text:p>10.25</text:p>
          </table:table-cell>
          <table:table-cell office:value-type="float" office:value="0.00488997555012232" calcext:value-type="float">
            <text:p>0.004889975550122</text:p>
          </table:table-cell>
          <table:table-cell office:value-type="float" office:value="0.256544502617801" calcext:value-type="float">
            <text:p>0.256544502617801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0.15" calcext:value-type="float">
            <text:p>10.15</text:p>
          </table:table-cell>
          <table:table-cell office:value-type="float" office:value="71814299.0599999" calcext:value-type="float">
            <text:p>71814299.0599999</text:p>
          </table:table-cell>
          <table:table-cell office:value-type="float" office:value="1.97337558668472" calcext:value-type="float">
            <text:p>1.9733755866847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1341699" calcext:value-type="float">
            <text:p>91341699</text:p>
          </table:table-cell>
          <table:table-cell office:value-type="float" office:value="0.229851731530924" calcext:value-type="float">
            <text:p>0.22985173153092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96381565715876" calcext:value-type="float">
            <text:p>0.03963815657158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105534058079372" calcext:value-type="float">
            <text:p>1.05534058079372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office:value-type="float" office:value="0.00352733686067012" calcext:value-type="float">
            <text:p>0.00352733686067</text:p>
          </table:table-cell>
          <table:table-cell office:value-type="float" office:value="-0.393939393939394" calcext:value-type="float">
            <text:p>-0.39393939393939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.84" calcext:value-type="float">
            <text:p>2.84</text:p>
          </table:table-cell>
          <table:table-cell office:value-type="float" office:value="1354716369.04" calcext:value-type="float">
            <text:p>1354716369.04</text:p>
          </table:table-cell>
          <table:table-cell office:value-type="float" office:value="0.75917959" calcext:value-type="float">
            <text:p>0.75917959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3867158" calcext:value-type="float">
            <text:p>13867158</text:p>
          </table:table-cell>
          <table:table-cell office:value-type="float" office:value="0.229691385221871" calcext:value-type="float">
            <text:p>0.22969138522187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93656161427997" calcext:value-type="float">
            <text:p>0.019365616142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920998326388834" calcext:value-type="float">
            <text:p>9.2099832638883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2.86" calcext:value-type="float">
            <text:p>12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000777302759424779" calcext:value-type="float">
            <text:p>0.000777302759425</text:p>
          </table:table-cell>
          <table:table-cell office:value-type="float" office:value="-0.381027253668763" calcext:value-type="float">
            <text:p>-0.38102725366876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2.87" calcext:value-type="float">
            <text:p>12.87</text:p>
          </table:table-cell>
          <table:table-cell office:value-type="float" office:value="929133591.04" calcext:value-type="float">
            <text:p>929133591.04</text:p>
          </table:table-cell>
          <table:table-cell office:value-type="float" office:value="1.827283861" calcext:value-type="float">
            <text:p>1.827283861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4642011" calcext:value-type="float">
            <text:p>4642011</text:p>
          </table:table-cell>
          <table:table-cell office:value-type="float" office:value="0.229685862527251" calcext:value-type="float">
            <text:p>0.22968586252725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41081925773363" calcext:value-type="float">
            <text:p>0.02410819257733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538450524606151" calcext:value-type="float">
            <text:p>5.38450524606151E-0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5.5" calcext:value-type="float">
            <text:p>15.5</text:p>
          </table:table-cell>
          <table:table-cell office:value-type="float" office:value="15.55" calcext:value-type="float">
            <text:p>15.55</text:p>
          </table:table-cell>
          <table:table-cell office:value-type="float" office:value="0.00322061191626414" calcext:value-type="float">
            <text:p>0.003220611916264</text:p>
          </table:table-cell>
          <table:table-cell office:value-type="float" office:value="-0.142857142857143" calcext:value-type="float">
            <text:p>-0.14285714285714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11255000" calcext:value-type="float">
            <text:p>111255000</text:p>
          </table:table-cell>
          <table:table-cell office:value-type="float" office:value="348004000" calcext:value-type="float">
            <text:p>348004000</text:p>
          </table:table-cell>
          <table:table-cell office:value-type="float" office:value="0.31969460121148" calcext:value-type="float">
            <text:p>0.3196946012114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5.55" calcext:value-type="float">
            <text:p>15.55</text:p>
          </table:table-cell>
          <table:table-cell office:value-type="float" office:value="311285762.35" calcext:value-type="float">
            <text:p>311285762.35</text:p>
          </table:table-cell>
          <table:table-cell office:value-type="float" office:value="0.991314795" calcext:value-type="float">
            <text:p>0.991314795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5810023" calcext:value-type="float">
            <text:p>5810023</text:p>
          </table:table-cell>
          <table:table-cell office:value-type="float" office:value="0.229599802410591" calcext:value-type="float">
            <text:p>0.229599802410591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251188457631995" calcext:value-type="float">
            <text:p>0.0251188457632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0039918351588478" calcext:value-type="float">
            <text:p>3.9918351588478E-10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91.65" calcext:value-type="float">
            <text:p>91.65</text:p>
          </table:table-cell>
          <table:table-cell office:value-type="float" office:value="91.75" calcext:value-type="float">
            <text:p>91.75</text:p>
          </table:table-cell>
          <table:table-cell office:value-type="float" office:value="0.00109051254089416" calcext:value-type="float">
            <text:p>0.001090512540894</text:p>
          </table:table-cell>
          <table:table-cell office:value-type="float" office:value="1.15888044888719" calcext:value-type="float">
            <text:p>1.1588804488871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91.75" calcext:value-type="float">
            <text:p>91.75</text:p>
          </table:table-cell>
          <table:table-cell office:value-type="float" office:value="4823482559.75" calcext:value-type="float">
            <text:p>4823482559.75</text:p>
          </table:table-cell>
          <table:table-cell office:value-type="float" office:value="11.905711465" calcext:value-type="float">
            <text:p>11.905711465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6829131" calcext:value-type="float">
            <text:p>16829131</text:p>
          </table:table-cell>
          <table:table-cell office:value-type="float" office:value="0.229472858763139" calcext:value-type="float">
            <text:p>0.22947285876313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870990356431278" calcext:value-type="float">
            <text:p>0.00870990356431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03522000769318" calcext:value-type="float">
            <text:p>5.03522000769318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15" calcext:value-type="float">
            <text:p>10.15</text:p>
          </table:table-cell>
          <table:table-cell office:value-type="float" office:value="10.16" calcext:value-type="float">
            <text:p>10.16</text:p>
          </table:table-cell>
          <table:table-cell office:value-type="float" office:value="0.000984736582964036" calcext:value-type="float">
            <text:p>0.000984736582964</text:p>
          </table:table-cell>
          <table:table-cell office:value-type="float" office:value="0.0187747035573124" calcext:value-type="float">
            <text:p>0.01877470355731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15" calcext:value-type="float">
            <text:p>10.15</text:p>
          </table:table-cell>
          <table:table-cell office:value-type="float" office:value="889712013.4" calcext:value-type="float">
            <text:p>889712013.4</text:p>
          </table:table-cell>
          <table:table-cell office:value-type="float" office:value="1.402491449" calcext:value-type="float">
            <text:p>1.402491449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7606101" calcext:value-type="float">
            <text:p>17606101</text:p>
          </table:table-cell>
          <table:table-cell office:value-type="float" office:value="0.229070664889208" calcext:value-type="float">
            <text:p>0.2290706648892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61699481404226" calcext:value-type="float">
            <text:p>0.04616994814042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51444736075388" calcext:value-type="float">
            <text:p>1.51444736075388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office:value-type="float" office:value="0.00307219662058365" calcext:value-type="float">
            <text:p>0.003072196620584</text:p>
          </table:table-cell>
          <table:table-cell office:value-type="float" office:value="-0.364102564102564" calcext:value-type="float">
            <text:p>-0.36410256410256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26" calcext:value-type="float">
            <text:p>3.26</text:p>
          </table:table-cell>
          <table:table-cell office:value-type="float" office:value="692570194.699999" calcext:value-type="float">
            <text:p>692570194.699999</text:p>
          </table:table-cell>
          <table:table-cell office:value-type="float" office:value="0.701127174" calcext:value-type="float">
            <text:p>0.701127174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5794865" calcext:value-type="float">
            <text:p>5794865</text:p>
          </table:table-cell>
          <table:table-cell office:value-type="float" office:value="0.229000790357637" calcext:value-type="float">
            <text:p>0.229000790357637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161929009542116" calcext:value-type="float">
            <text:p>0.016192900954212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0732542840065406" calcext:value-type="float">
            <text:p>7.32542840065406E-10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85" calcext:value-type="float">
            <text:p>114.85</text:p>
          </table:table-cell>
          <table:table-cell office:value-type="float" office:value="0.000435445242760698" calcext:value-type="float">
            <text:p>0.000435445242761</text:p>
          </table:table-cell>
          <table:table-cell office:value-type="float" office:value="0.660163901176388" calcext:value-type="float">
            <text:p>0.660163901176388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14.85" calcext:value-type="float">
            <text:p>114.85</text:p>
          </table:table-cell>
          <table:table-cell office:value-type="float" office:value="5946649069" calcext:value-type="float">
            <text:p>5946649069</text:p>
          </table:table-cell>
          <table:table-cell office:value-type="float" office:value="14.722796712" calcext:value-type="float">
            <text:p>14.722796712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8967039" calcext:value-type="float">
            <text:p>8967039</text:p>
          </table:table-cell>
          <table:table-cell office:value-type="float" office:value="0.228926193515445" calcext:value-type="float">
            <text:p>0.2289261935154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48125140396078" calcext:value-type="float">
            <text:p>0.0148125140396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66621932077915" calcext:value-type="float">
            <text:p>2.6662193207791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.49" calcext:value-type="float">
            <text:p>20.49</text:p>
          </table:table-cell>
          <table:table-cell office:value-type="float" office:value="20.5" calcext:value-type="float">
            <text:p>20.5</text:p>
          </table:table-cell>
          <table:table-cell office:value-type="float" office:value="0.000487923883874192" calcext:value-type="float">
            <text:p>0.000487923883874</text:p>
          </table:table-cell>
          <table:table-cell office:value-type="float" office:value="-0.139191290824261" calcext:value-type="float">
            <text:p>-0.13919129082426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.5" calcext:value-type="float">
            <text:p>20.5</text:p>
          </table:table-cell>
          <table:table-cell office:value-type="float" office:value="895908712" calcext:value-type="float">
            <text:p>895908712</text:p>
          </table:table-cell>
          <table:table-cell office:value-type="float" office:value="0.718271036428791" calcext:value-type="float">
            <text:p>0.718271036428791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1223403" calcext:value-type="float">
            <text:p>41223403</text:p>
          </table:table-cell>
          <table:table-cell office:value-type="float" office:value="0.22889682724769" calcext:value-type="float">
            <text:p>0.2288968272476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18421625445931" calcext:value-type="float">
            <text:p>0.0418421625445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19135557675254" calcext:value-type="float">
            <text:p>1.19135557675254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95" calcext:value-type="float">
            <text:p>3.95</text:p>
          </table:table-cell>
          <table:table-cell office:value-type="float" office:value="3.96" calcext:value-type="float">
            <text:p>3.96</text:p>
          </table:table-cell>
          <table:table-cell office:value-type="float" office:value="0.00252844500632106" calcext:value-type="float">
            <text:p>0.002528445006321</text:p>
          </table:table-cell>
          <table:table-cell office:value-type="float" office:value="-0.372703412073491" calcext:value-type="float">
            <text:p>-0.37270341207349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.95" calcext:value-type="float">
            <text:p>3.95</text:p>
          </table:table-cell>
          <table:table-cell office:value-type="float" office:value="802928788.45" calcext:value-type="float">
            <text:p>802928788.45</text:p>
          </table:table-cell>
          <table:table-cell office:value-type="float" office:value="0.962191145" calcext:value-type="float">
            <text:p>0.962191145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3200537" calcext:value-type="float">
            <text:p>13200537</text:p>
          </table:table-cell>
          <table:table-cell office:value-type="float" office:value="0.228778804159445" calcext:value-type="float">
            <text:p>0.22877880415944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1251896289253" calcext:value-type="float">
            <text:p>0.01125189628925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216163741124336" calcext:value-type="float">
            <text:p>2.16163741124336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1.12" calcext:value-type="float">
            <text:p>31.12</text:p>
          </table:table-cell>
          <table:table-cell office:value-type="float" office:value="31.13" calcext:value-type="float">
            <text:p>31.13</text:p>
          </table:table-cell>
          <table:table-cell office:value-type="float" office:value="0.000321285140562185" calcext:value-type="float">
            <text:p>0.000321285140562</text:p>
          </table:table-cell>
          <table:table-cell office:value-type="float" office:value="-0.224820560314888" calcext:value-type="float">
            <text:p>-0.22482056031488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1.13" calcext:value-type="float">
            <text:p>31.13</text:p>
          </table:table-cell>
          <table:table-cell office:value-type="float" office:value="2045241062.26" calcext:value-type="float">
            <text:p>2045241062.26</text:p>
          </table:table-cell>
          <table:table-cell office:value-type="float" office:value="1.443264625" calcext:value-type="float">
            <text:p>1.443264625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03-01</text:p>
          </table:table-cell>
          <table:table-cell office:value-type="float" office:value="23374007" calcext:value-type="float">
            <text:p>23374007</text:p>
          </table:table-cell>
          <table:table-cell office:value-type="float" office:value="0.228170429808377" calcext:value-type="float">
            <text:p>0.228170429808377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477697811228105" calcext:value-type="float">
            <text:p>0.047769781122811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000000118834644670695" calcext:value-type="float">
            <text:p>1.18834644670695E-08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4.69" calcext:value-type="float">
            <text:p>4.69</text:p>
          </table:table-cell>
          <table:table-cell office:value-type="float" office:value="4.71" calcext:value-type="float">
            <text:p>4.71</text:p>
          </table:table-cell>
          <table:table-cell office:value-type="float" office:value="0.00425531914893608" calcext:value-type="float">
            <text:p>0.004255319148936</text:p>
          </table:table-cell>
          <table:table-cell office:value-type="float" office:value="-0.371367061356297" calcext:value-type="float">
            <text:p>-0.371367061356297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4.71" calcext:value-type="float">
            <text:p>4.71</text:p>
          </table:table-cell>
          <table:table-cell office:value-type="float" office:value="486726266.1" calcext:value-type="float">
            <text:p>486726266.1</text:p>
          </table:table-cell>
          <table:table-cell office:value-type="float" office:value="0.878434016" calcext:value-type="float">
            <text:p>0.878434016</text:p>
          </table:table-cell>
        </table:table-row>
        <table:table-row table:style-name="ro1">
          <table:table-cell office:value-type="string" calcext:value-type="string">
            <text:p>SIG.N</text:p>
          </table:table-cell>
          <table:table-cell table:style-name="ce15" office:value-type="string" calcext:value-type="string">
            <text:p>2005-05-01</text:p>
          </table:table-cell>
          <table:table-cell office:value-type="float" office:value="1973863" calcext:value-type="float">
            <text:p>1973863</text:p>
          </table:table-cell>
          <table:table-cell office:value-type="float" office:value="0.227928752886836" calcext:value-type="float">
            <text:p>0.227928752886836</text:p>
          </table:table-cell>
          <table:table-cell table:style-name="ce15" office:value-type="string" calcext:value-type="string">
            <text:p>2005-05-31</text:p>
          </table:table-cell>
          <table:table-cell office:value-type="float" office:value="0.0142531953396098" calcext:value-type="float">
            <text:p>0.01425319533961</text:p>
          </table:table-cell>
          <table:table-cell table:style-name="ce15" office:value-type="string" calcext:value-type="string">
            <text:p>2005-05-31</text:p>
          </table:table-cell>
          <table:table-cell office:value-type="float" office:value="0.0000000195848394878237" calcext:value-type="float">
            <text:p>1.95848394878237E-08</text:p>
          </table:table-cell>
          <table:table-cell table:style-name="ce15" office:value-type="string" calcext:value-type="string">
            <text:p>2005-05-31</text:p>
          </table:table-cell>
          <table:table-cell office:value-type="float" office:value="38.02" calcext:value-type="float">
            <text:p>38.02</text:p>
          </table:table-cell>
          <table:table-cell office:value-type="float" office:value="38.1" calcext:value-type="float">
            <text:p>38.1</text:p>
          </table:table-cell>
          <table:table-cell office:value-type="float" office:value="0.00210194429847604" calcext:value-type="float">
            <text:p>0.002101944298476</text:p>
          </table:table-cell>
          <table:table-cell office:value-type="float" office:value="-0.0893759256214801" calcext:value-type="float">
            <text:p>-0.08937592562148</text:p>
          </table:table-cell>
          <table:table-cell table:style-name="ce15" office:value-type="string" calcext:value-type="string">
            <text:p>2005-05-31</text:p>
          </table:table-cell>
          <table:table-cell office:value-type="float" office:value="447589899" calcext:value-type="float">
            <text:p>447589899</text:p>
          </table:table-cell>
          <table:table-cell office:value-type="float" office:value="2473711439" calcext:value-type="float">
            <text:p>2473711439</text:p>
          </table:table-cell>
          <table:table-cell office:value-type="float" office:value="0.180938605830654" calcext:value-type="float">
            <text:p>0.180938605830654</text:p>
          </table:table-cell>
          <table:table-cell table:style-name="ce15" office:value-type="string" calcext:value-type="string">
            <text:p>2005-05-31</text:p>
          </table:table-cell>
          <table:table-cell office:value-type="float" office:value="38.08" calcext:value-type="float">
            <text:p>38.08</text:p>
          </table:table-cell>
          <table:table-cell office:value-type="float" office:value="3241459264.15368" calcext:value-type="float">
            <text:p>3241459264.15368</text:p>
          </table:table-cell>
          <table:table-cell office:value-type="float" office:value="2.268264327" calcext:value-type="float">
            <text:p>2.268264327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8833347" calcext:value-type="float">
            <text:p>18833347</text:p>
          </table:table-cell>
          <table:table-cell office:value-type="float" office:value="0.227819071466589" calcext:value-type="float">
            <text:p>0.22781907146658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59195397645221" calcext:value-type="float">
            <text:p>0.01591953976452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95345620827691" calcext:value-type="float">
            <text:p>1.95345620827691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8.68" calcext:value-type="float">
            <text:p>18.68</text:p>
          </table:table-cell>
          <table:table-cell office:value-type="float" office:value="18.69" calcext:value-type="float">
            <text:p>18.69</text:p>
          </table:table-cell>
          <table:table-cell office:value-type="float" office:value="0.000535188654000619" calcext:value-type="float">
            <text:p>0.000535188654001</text:p>
          </table:table-cell>
          <table:table-cell office:value-type="float" office:value="0.276717557251908" calcext:value-type="float">
            <text:p>0.27671755725190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8.69" calcext:value-type="float">
            <text:p>18.69</text:p>
          </table:table-cell>
          <table:table-cell office:value-type="float" office:value="1558205092.71" calcext:value-type="float">
            <text:p>1558205092.71</text:p>
          </table:table-cell>
          <table:table-cell office:value-type="float" office:value="1.790454346" calcext:value-type="float">
            <text:p>1.790454346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342726" calcext:value-type="float">
            <text:p>5342726</text:p>
          </table:table-cell>
          <table:table-cell office:value-type="float" office:value="0.227628621240292" calcext:value-type="float">
            <text:p>0.2276286212402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68102415099832" calcext:value-type="float">
            <text:p>0.04681024150998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8908829581961" calcext:value-type="float">
            <text:p>2.8908829581961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6.59" calcext:value-type="float">
            <text:p>76.59</text:p>
          </table:table-cell>
          <table:table-cell office:value-type="float" office:value="76.6" calcext:value-type="float">
            <text:p>76.6</text:p>
          </table:table-cell>
          <table:table-cell office:value-type="float" office:value="0.000130556824857901" calcext:value-type="float">
            <text:p>0.000130556824858</text:p>
          </table:table-cell>
          <table:table-cell office:value-type="float" office:value="0.97389205792014" calcext:value-type="float">
            <text:p>0.9738920579201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6.6" calcext:value-type="float">
            <text:p>76.6</text:p>
          </table:table-cell>
          <table:table-cell office:value-type="float" office:value="1832913371.8" calcext:value-type="float">
            <text:p>1832913371.8</text:p>
          </table:table-cell>
          <table:table-cell office:value-type="float" office:value="4.192947818" calcext:value-type="float">
            <text:p>4.192947818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68341035" calcext:value-type="float">
            <text:p>68341035</text:p>
          </table:table-cell>
          <table:table-cell office:value-type="float" office:value="0.227544807402253" calcext:value-type="float">
            <text:p>0.227544807402253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440844191223277" calcext:value-type="float">
            <text:p>0.04408441912232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0695532234092824" calcext:value-type="float">
            <text:p>6.95532234092824E-0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3.93" calcext:value-type="float">
            <text:p>3.93</text:p>
          </table:table-cell>
          <table:table-cell office:value-type="float" office:value="3.94" calcext:value-type="float">
            <text:p>3.94</text:p>
          </table:table-cell>
          <table:table-cell office:value-type="float" office:value="0.00254129606099105" calcext:value-type="float">
            <text:p>0.002541296060991</text:p>
          </table:table-cell>
          <table:table-cell office:value-type="float" office:value="1.36585365853659" calcext:value-type="float">
            <text:p>1.3658536585365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38349000" calcext:value-type="float">
            <text:p>38349000</text:p>
          </table:table-cell>
          <table:table-cell office:value-type="float" office:value="475085000" calcext:value-type="float">
            <text:p>475085000</text:p>
          </table:table-cell>
          <table:table-cell office:value-type="float" office:value="0.0807202921582454" calcext:value-type="float">
            <text:p>0.080720292158245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3.93" calcext:value-type="float">
            <text:p>3.93</text:p>
          </table:table-cell>
          <table:table-cell office:value-type="float" office:value="1177144356.18" calcext:value-type="float">
            <text:p>1177144356.18</text:p>
          </table:table-cell>
          <table:table-cell office:value-type="float" office:value="2.631526636" calcext:value-type="float">
            <text:p>2.631526636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7455486" calcext:value-type="float">
            <text:p>17455486</text:p>
          </table:table-cell>
          <table:table-cell office:value-type="float" office:value="0.227111032930248" calcext:value-type="float">
            <text:p>0.2271110329302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52406015437486" calcext:value-type="float">
            <text:p>0.03524060154374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99229729089852" calcext:value-type="float">
            <text:p>1.99229729089852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72" calcext:value-type="float">
            <text:p>3.72</text:p>
          </table:table-cell>
          <table:table-cell office:value-type="float" office:value="3.73" calcext:value-type="float">
            <text:p>3.73</text:p>
          </table:table-cell>
          <table:table-cell office:value-type="float" office:value="0.0026845637583892" calcext:value-type="float">
            <text:p>0.002684563758389</text:p>
          </table:table-cell>
          <table:table-cell office:value-type="float" office:value="-0.0101419878296146" calcext:value-type="float">
            <text:p>-0.01014198782961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72" calcext:value-type="float">
            <text:p>3.72</text:p>
          </table:table-cell>
          <table:table-cell office:value-type="float" office:value="790294823.4" calcext:value-type="float">
            <text:p>790294823.4</text:p>
          </table:table-cell>
          <table:table-cell office:value-type="float" office:value="0.77810895" calcext:value-type="float">
            <text:p>0.77810895</text:p>
          </table:table-cell>
        </table:table-row>
        <table:table-row table:style-name="ro1">
          <table:table-cell office:value-type="string" calcext:value-type="string">
            <text:p>DEA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8975853" calcext:value-type="float">
            <text:p>8975853</text:p>
          </table:table-cell>
          <table:table-cell office:value-type="float" office:value="0.226618660898097" calcext:value-type="float">
            <text:p>0.22661866089809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952833392147001" calcext:value-type="float">
            <text:p>0.0095283339214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9978851570585" calcext:value-type="float">
            <text:p>1.997885157058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" calcext:value-type="float">
            <text:p>18.95</text:p>
          </table:table-cell>
          <table:table-cell office:value-type="float" office:value="0.000527843758247454" calcext:value-type="float">
            <text:p>0.000527843758247</text:p>
          </table:table-cell>
          <table:table-cell office:value-type="float" office:value="-0.0115057528764381" calcext:value-type="float">
            <text:p>-0.0115057528764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92036000" calcext:value-type="float">
            <text:p>92036000</text:p>
          </table:table-cell>
          <table:table-cell office:value-type="float" office:value="1425338000" calcext:value-type="float">
            <text:p>1425338000</text:p>
          </table:table-cell>
          <table:table-cell office:value-type="float" office:value="0.0645713507953903" calcext:value-type="float">
            <text:p>0.0645713507953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.95" calcext:value-type="float">
            <text:p>18.95</text:p>
          </table:table-cell>
          <table:table-cell office:value-type="float" office:value="1144287999.45" calcext:value-type="float">
            <text:p>1144287999.45</text:p>
          </table:table-cell>
          <table:table-cell office:value-type="float" office:value="1.305944154" calcext:value-type="float">
            <text:p>1.305944154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40811885" calcext:value-type="float">
            <text:p>40811885</text:p>
          </table:table-cell>
          <table:table-cell office:value-type="float" office:value="0.226611834799218" calcext:value-type="float">
            <text:p>0.22661183479921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81343167563511" calcext:value-type="float">
            <text:p>0.0281343167563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12025125988208" calcext:value-type="float">
            <text:p>6.12025125988208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78" calcext:value-type="float">
            <text:p>4.78</text:p>
          </table:table-cell>
          <table:table-cell office:value-type="float" office:value="4.79" calcext:value-type="float">
            <text:p>4.79</text:p>
          </table:table-cell>
          <table:table-cell office:value-type="float" office:value="0.00208986415882963" calcext:value-type="float">
            <text:p>0.00208986415883</text:p>
          </table:table-cell>
          <table:table-cell office:value-type="float" office:value="-0.297760210803689" calcext:value-type="float">
            <text:p>-0.2977602108036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.78" calcext:value-type="float">
            <text:p>4.78</text:p>
          </table:table-cell>
          <table:table-cell office:value-type="float" office:value="951821405.26" calcext:value-type="float">
            <text:p>951821405.26</text:p>
          </table:table-cell>
          <table:table-cell office:value-type="float" office:value="1.092141592" calcext:value-type="float">
            <text:p>1.092141592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6247922" calcext:value-type="float">
            <text:p>6247922</text:p>
          </table:table-cell>
          <table:table-cell office:value-type="float" office:value="0.226226446520385" calcext:value-type="float">
            <text:p>0.22622644652038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39915375111062" calcext:value-type="float">
            <text:p>0.0139915375111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653167342380402" calcext:value-type="float">
            <text:p>6.53167342380402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4.76" calcext:value-type="float">
            <text:p>14.76</text:p>
          </table:table-cell>
          <table:table-cell office:value-type="float" office:value="14.77" calcext:value-type="float">
            <text:p>14.77</text:p>
          </table:table-cell>
          <table:table-cell office:value-type="float" office:value="0.000677277345072793" calcext:value-type="float">
            <text:p>0.000677277345073</text:p>
          </table:table-cell>
          <table:table-cell office:value-type="float" office:value="-0.00372856077554069" calcext:value-type="float">
            <text:p>-0.00372856077554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0345000" calcext:value-type="float">
            <text:p>70345000</text:p>
          </table:table-cell>
          <table:table-cell office:value-type="float" office:value="855209000" calcext:value-type="float">
            <text:p>855209000</text:p>
          </table:table-cell>
          <table:table-cell office:value-type="float" office:value="0.0822547470852154" calcext:value-type="float">
            <text:p>0.08225474708521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4.77" calcext:value-type="float">
            <text:p>14.77</text:p>
          </table:table-cell>
          <table:table-cell office:value-type="float" office:value="568448662.39" calcext:value-type="float">
            <text:p>568448662.39</text:p>
          </table:table-cell>
          <table:table-cell office:value-type="float" office:value="1.656887271" calcext:value-type="float">
            <text:p>1.656887271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5719358" calcext:value-type="float">
            <text:p>5719358</text:p>
          </table:table-cell>
          <table:table-cell office:value-type="float" office:value="0.226016913653428" calcext:value-type="float">
            <text:p>0.22601691365342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92969936412739" calcext:value-type="float">
            <text:p>0.01929699364127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0443934776854924" calcext:value-type="float">
            <text:p>4.43934776854924E-10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97.5" calcext:value-type="float">
            <text:p>97.5</text:p>
          </table:table-cell>
          <table:table-cell office:value-type="float" office:value="97.55" calcext:value-type="float">
            <text:p>97.55</text:p>
          </table:table-cell>
          <table:table-cell office:value-type="float" office:value="0.000512689054088666" calcext:value-type="float">
            <text:p>0.000512689054089</text:p>
          </table:table-cell>
          <table:table-cell office:value-type="float" office:value="0.848329982539333" calcext:value-type="float">
            <text:p>0.84832998253933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97.5" calcext:value-type="float">
            <text:p>97.5</text:p>
          </table:table-cell>
          <table:table-cell office:value-type="float" office:value="5125771657.5" calcext:value-type="float">
            <text:p>5125771657.5</text:p>
          </table:table-cell>
          <table:table-cell office:value-type="float" office:value="12.703298048" calcext:value-type="float">
            <text:p>12.703298048</text:p>
          </table:table-cell>
        </table:table-row>
        <table:table-row table:style-name="ro1">
          <table:table-cell office:value-type="string" calcext:value-type="string">
            <text:p>MPLX.N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16811282" calcext:value-type="float">
            <text:p>16811282</text:p>
          </table:table-cell>
          <table:table-cell office:value-type="float" office:value="0.225958091397849" calcext:value-type="float">
            <text:p>0.225958091397849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589561677595568" calcext:value-type="float">
            <text:p>0.058956167759557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00350141071822991" calcext:value-type="float">
            <text:p>3.50141071822991E-0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30.25" calcext:value-type="float">
            <text:p>30.25</text:p>
          </table:table-cell>
          <table:table-cell office:value-type="float" office:value="30.27" calcext:value-type="float">
            <text:p>30.27</text:p>
          </table:table-cell>
          <table:table-cell office:value-type="float" office:value="0.000660938532716443" calcext:value-type="float">
            <text:p>0.000660938532716</text:p>
          </table:table-cell>
          <table:table-cell office:value-type="float" office:value="-0.505531807895399" calcext:value-type="float">
            <text:p>-0.50553180789539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305500000" calcext:value-type="float">
            <text:p>305500000</text:p>
          </table:table-cell>
          <table:table-cell office:value-type="float" office:value="1214500000" calcext:value-type="float">
            <text:p>1214500000</text:p>
          </table:table-cell>
          <table:table-cell office:value-type="float" office:value="0.251543845203788" calcext:value-type="float">
            <text:p>0.251543845203788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30.27" calcext:value-type="float">
            <text:p>30.27</text:p>
          </table:table-cell>
          <table:table-cell office:value-type="float" office:value="2522408781.72" calcext:value-type="float">
            <text:p>2522408781.72</text:p>
          </table:table-cell>
          <table:table-cell office:value-type="float" office:value="5.076765853" calcext:value-type="float">
            <text:p>5.076765853</text:p>
          </table:table-cell>
        </table:table-row>
        <table:table-row table:style-name="ro1">
          <table:table-cell office:value-type="string" calcext:value-type="string">
            <text:p>MPLX.N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16807588" calcext:value-type="float">
            <text:p>16807588</text:p>
          </table:table-cell>
          <table:table-cell office:value-type="float" office:value="0.225908440860215" calcext:value-type="float">
            <text:p>0.225908440860215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679956071011969" calcext:value-type="float">
            <text:p>0.067995607101197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00292655632133361" calcext:value-type="float">
            <text:p>2.92655632133361E-0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39.33" calcext:value-type="float">
            <text:p>39.33</text:p>
          </table:table-cell>
          <table:table-cell office:value-type="float" office:value="39.34" calcext:value-type="float">
            <text:p>39.34</text:p>
          </table:table-cell>
          <table:table-cell office:value-type="float" office:value="0.000254226515825731" calcext:value-type="float">
            <text:p>0.000254226515826</text:p>
          </table:table-cell>
          <table:table-cell office:value-type="float" office:value="-0.415702816709756" calcext:value-type="float">
            <text:p>-0.415702816709756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305500000" calcext:value-type="float">
            <text:p>305500000</text:p>
          </table:table-cell>
          <table:table-cell office:value-type="float" office:value="1214500000" calcext:value-type="float">
            <text:p>1214500000</text:p>
          </table:table-cell>
          <table:table-cell office:value-type="float" office:value="0.251543845203788" calcext:value-type="float">
            <text:p>0.25154384520378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39.33" calcext:value-type="float">
            <text:p>39.33</text:p>
          </table:table-cell>
          <table:table-cell office:value-type="float" office:value="3224125361.87999" calcext:value-type="float">
            <text:p>3224125361.87999</text:p>
          </table:table-cell>
          <table:table-cell office:value-type="float" office:value="6.489086805" calcext:value-type="float">
            <text:p>6.489086805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09-11-01</text:p>
          </table:table-cell>
          <table:table-cell office:value-type="float" office:value="2852982" calcext:value-type="float">
            <text:p>2852982</text:p>
          </table:table-cell>
          <table:table-cell office:value-type="float" office:value="0.225868208670924" calcext:value-type="float">
            <text:p>0.225868208670924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0.0227158640470005" calcext:value-type="float">
            <text:p>0.022715864047001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0.00000000265038892891042" calcext:value-type="float">
            <text:p>2.65038892891042E-09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18.194671" calcext:value-type="float">
            <text:p>18.194671</text:p>
          </table:table-cell>
          <table:table-cell office:value-type="float" office:value="18.239819" calcext:value-type="float">
            <text:p>18.239819</text:p>
          </table:table-cell>
          <table:table-cell office:value-type="float" office:value="0.00247831107283242" calcext:value-type="float">
            <text:p>0.002478311072832</text:p>
          </table:table-cell>
          <table:table-cell office:value-type="float" office:value="0.171140939597316" calcext:value-type="float">
            <text:p>0.171140939597316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09-11-30</text:p>
          </table:table-cell>
          <table:table-cell office:value-type="float" office:value="18.194671" calcext:value-type="float">
            <text:p>18.194671</text:p>
          </table:table-cell>
          <table:table-cell office:value-type="float" office:value="2701405421.78" calcext:value-type="float">
            <text:p>2701405421.78</text:p>
          </table:table-cell>
          <table:table-cell office:value-type="float" office:value="1.11329791" calcext:value-type="float">
            <text:p>1.11329791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6342604" calcext:value-type="float">
            <text:p>16342604</text:p>
          </table:table-cell>
          <table:table-cell office:value-type="float" office:value="0.225815871663062" calcext:value-type="float">
            <text:p>0.22581587166306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450257300886661" calcext:value-type="float">
            <text:p>0.00450257300886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0950350143686355" calcext:value-type="float">
            <text:p>9.50350143686355E-10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5" calcext:value-type="float">
            <text:p>18.65</text:p>
          </table:table-cell>
          <table:table-cell office:value-type="float" office:value="0.000536336819522553" calcext:value-type="float">
            <text:p>0.000536336819523</text:p>
          </table:table-cell>
          <table:table-cell office:value-type="float" office:value="0.053030303030303" calcext:value-type="float">
            <text:p>0.05303030303030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8.65" calcext:value-type="float">
            <text:p>18.65</text:p>
          </table:table-cell>
          <table:table-cell office:value-type="float" office:value="1997811032.74999" calcext:value-type="float">
            <text:p>1997811032.74999</text:p>
          </table:table-cell>
          <table:table-cell office:value-type="float" office:value="0.93758924" calcext:value-type="float">
            <text:p>0.93758924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3632295" calcext:value-type="float">
            <text:p>13632295</text:p>
          </table:table-cell>
          <table:table-cell office:value-type="float" office:value="0.225801185960611" calcext:value-type="float">
            <text:p>0.22580118596061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53696449796064" calcext:value-type="float">
            <text:p>0.0353696449796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35802088802163" calcext:value-type="float">
            <text:p>9.35802088802163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  <table:table-cell office:value-type="float" office:value="0.00101163378856852" calcext:value-type="float">
            <text:p>0.001011633788569</text:p>
          </table:table-cell>
          <table:table-cell office:value-type="float" office:value="0.128794093519278" calcext:value-type="float">
            <text:p>0.12879409351927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88" calcext:value-type="float">
            <text:p>9.88</text:p>
          </table:table-cell>
          <table:table-cell office:value-type="float" office:value="703330533.88" calcext:value-type="float">
            <text:p>703330533.88</text:p>
          </table:table-cell>
          <table:table-cell office:value-type="float" office:value="1.45871725883572" calcext:value-type="float">
            <text:p>1.45871725883572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8654596" calcext:value-type="float">
            <text:p>18654596</text:p>
          </table:table-cell>
          <table:table-cell office:value-type="float" office:value="0.225656795858131" calcext:value-type="float">
            <text:p>0.22565679585813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21557474172432" calcext:value-type="float">
            <text:p>0.01215574741724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262382427681503" calcext:value-type="float">
            <text:p>2.62382427681503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29" calcext:value-type="float">
            <text:p>20.29</text:p>
          </table:table-cell>
          <table:table-cell office:value-type="float" office:value="20.3" calcext:value-type="float">
            <text:p>20.3</text:p>
          </table:table-cell>
          <table:table-cell office:value-type="float" office:value="0.00049273220004935" calcext:value-type="float">
            <text:p>0.000492732200049</text:p>
          </table:table-cell>
          <table:table-cell office:value-type="float" office:value="-0.043010752688172" calcext:value-type="float">
            <text:p>-0.04301075268817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3" calcext:value-type="float">
            <text:p>20.3</text:p>
          </table:table-cell>
          <table:table-cell office:value-type="float" office:value="1692432497.7" calcext:value-type="float">
            <text:p>1692432497.7</text:p>
          </table:table-cell>
          <table:table-cell office:value-type="float" office:value="1.944688241" calcext:value-type="float">
            <text:p>1.944688241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18636672" calcext:value-type="float">
            <text:p>18636672</text:p>
          </table:table-cell>
          <table:table-cell office:value-type="float" office:value="0.225439976774568" calcext:value-type="float">
            <text:p>0.22543997677456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82960234320803" calcext:value-type="float">
            <text:p>0.0182960234320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231942184665873" calcext:value-type="float">
            <text:p>2.31942184665873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6.73" calcext:value-type="float">
            <text:p>16.73</text:p>
          </table:table-cell>
          <table:table-cell office:value-type="float" office:value="16.74" calcext:value-type="float">
            <text:p>16.74</text:p>
          </table:table-cell>
          <table:table-cell office:value-type="float" office:value="0.000597550044816135" calcext:value-type="float">
            <text:p>0.000597550044816</text:p>
          </table:table-cell>
          <table:table-cell office:value-type="float" office:value="-0.158165652784277" calcext:value-type="float">
            <text:p>-0.15816565278427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6.74" calcext:value-type="float">
            <text:p>16.74</text:p>
          </table:table-cell>
          <table:table-cell office:value-type="float" office:value="1399706964.36" calcext:value-type="float">
            <text:p>1399706964.36</text:p>
          </table:table-cell>
          <table:table-cell office:value-type="float" office:value="1.650742222" calcext:value-type="float">
            <text:p>1.650742222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5290302" calcext:value-type="float">
            <text:p>5290302</text:p>
          </table:table-cell>
          <table:table-cell office:value-type="float" office:value="0.225395079254441" calcext:value-type="float">
            <text:p>0.22539507925444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42361117896597" calcext:value-type="float">
            <text:p>0.0242361117896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9124961321811" calcext:value-type="float">
            <text:p>1.912496132181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9.96" calcext:value-type="float">
            <text:p>89.96</text:p>
          </table:table-cell>
          <table:table-cell office:value-type="float" office:value="89.97" calcext:value-type="float">
            <text:p>89.97</text:p>
          </table:table-cell>
          <table:table-cell office:value-type="float" office:value="0.000111154337798089" calcext:value-type="float">
            <text:p>0.000111154337798</text:p>
          </table:table-cell>
          <table:table-cell office:value-type="float" office:value="1.19253322908522" calcext:value-type="float">
            <text:p>1.192533229085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08888000" calcext:value-type="float">
            <text:p>108888000</text:p>
          </table:table-cell>
          <table:table-cell office:value-type="float" office:value="473418000" calcext:value-type="float">
            <text:p>473418000</text:p>
          </table:table-cell>
          <table:table-cell office:value-type="float" office:value="0.230003928874694" calcext:value-type="float">
            <text:p>0.23000392887469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9.97" calcext:value-type="float">
            <text:p>89.97</text:p>
          </table:table-cell>
          <table:table-cell office:value-type="float" office:value="2152835718.81" calcext:value-type="float">
            <text:p>2152835718.81</text:p>
          </table:table-cell>
          <table:table-cell office:value-type="float" office:value="4.924797849" calcext:value-type="float">
            <text:p>4.924797849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8-01</text:p>
          </table:table-cell>
          <table:table-cell office:value-type="float" office:value="84154456" calcext:value-type="float">
            <text:p>84154456</text:p>
          </table:table-cell>
          <table:table-cell office:value-type="float" office:value="0.225039593105034" calcext:value-type="float">
            <text:p>0.225039593105034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376850547989875" calcext:value-type="float">
            <text:p>0.037685054798988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0000000179344821207871" calcext:value-type="float">
            <text:p>1.79344821207871E-09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5.58" calcext:value-type="float">
            <text:p>5.58</text:p>
          </table:table-cell>
          <table:table-cell office:value-type="float" office:value="5.59" calcext:value-type="float">
            <text:p>5.59</text:p>
          </table:table-cell>
          <table:table-cell office:value-type="float" office:value="0.00179051029543416" calcext:value-type="float">
            <text:p>0.001790510295434</text:p>
          </table:table-cell>
          <table:table-cell office:value-type="float" office:value="2.1504854368932" calcext:value-type="float">
            <text:p>2.1504854368932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5.58" calcext:value-type="float">
            <text:p>5.58</text:p>
          </table:table-cell>
          <table:table-cell office:value-type="float" office:value="2156408353.8" calcext:value-type="float">
            <text:p>2156408353.8</text:p>
          </table:table-cell>
          <table:table-cell office:value-type="float" office:value="1.557372622" calcext:value-type="float">
            <text:p>1.557372622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9-01</text:p>
          </table:table-cell>
          <table:table-cell office:value-type="float" office:value="5368837" calcext:value-type="float">
            <text:p>5368837</text:p>
          </table:table-cell>
          <table:table-cell office:value-type="float" office:value="0.225023555052601" calcext:value-type="float">
            <text:p>0.225023555052601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20997877514363" calcext:value-type="float">
            <text:p>0.020997877514363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0000000451568050433731" calcext:value-type="float">
            <text:p>4.51568050433731E-09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35.85" calcext:value-type="float">
            <text:p>35.85</text:p>
          </table:table-cell>
          <table:table-cell office:value-type="float" office:value="35.86" calcext:value-type="float">
            <text:p>35.86</text:p>
          </table:table-cell>
          <table:table-cell office:value-type="float" office:value="0.000278901129549519" calcext:value-type="float">
            <text:p>0.00027890112955</text:p>
          </table:table-cell>
          <table:table-cell office:value-type="float" office:value="0.0152157645298079" calcext:value-type="float">
            <text:p>0.015215764529808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35.86" calcext:value-type="float">
            <text:p>35.86</text:p>
          </table:table-cell>
          <table:table-cell office:value-type="float" office:value="832915307.18" calcext:value-type="float">
            <text:p>832915307.18</text:p>
          </table:table-cell>
          <table:table-cell office:value-type="float" office:value="0.699752919" calcext:value-type="float">
            <text:p>0.699752919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18592925" calcext:value-type="float">
            <text:p>18592925</text:p>
          </table:table-cell>
          <table:table-cell office:value-type="float" office:value="0.22491078772923" calcext:value-type="float">
            <text:p>0.22491078772923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119028695996113" calcext:value-type="float">
            <text:p>0.011902869599611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134090226355485" calcext:value-type="float">
            <text:p>1.34090226355485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.77" calcext:value-type="float">
            <text:p>17.77</text:p>
          </table:table-cell>
          <table:table-cell office:value-type="float" office:value="17.78" calcext:value-type="float">
            <text:p>17.78</text:p>
          </table:table-cell>
          <table:table-cell office:value-type="float" office:value="0.000562587904360144" calcext:value-type="float">
            <text:p>0.00056258790436</text:p>
          </table:table-cell>
          <table:table-cell office:value-type="float" office:value="-0.164208456243855" calcext:value-type="float">
            <text:p>-0.164208456243855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.78" calcext:value-type="float">
            <text:p>17.78</text:p>
          </table:table-cell>
          <table:table-cell office:value-type="float" office:value="1516083089.42999" calcext:value-type="float">
            <text:p>1516083089.42999</text:p>
          </table:table-cell>
          <table:table-cell office:value-type="float" office:value="1.771669759" calcext:value-type="float">
            <text:p>1.771669759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4827697" calcext:value-type="float">
            <text:p>4827697</text:p>
          </table:table-cell>
          <table:table-cell office:value-type="float" office:value="0.224846910070495" calcext:value-type="float">
            <text:p>0.224846910070495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178243523936909" calcext:value-type="float">
            <text:p>0.017824352393691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125020680047189" calcext:value-type="float">
            <text:p>1.25020680047189E-0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20.55" calcext:value-type="float">
            <text:p>20.55</text:p>
          </table:table-cell>
          <table:table-cell office:value-type="float" office:value="20.65" calcext:value-type="float">
            <text:p>20.65</text:p>
          </table:table-cell>
          <table:table-cell office:value-type="float" office:value="0.00485436893203873" calcext:value-type="float">
            <text:p>0.004854368932039</text:p>
          </table:table-cell>
          <table:table-cell office:value-type="float" office:value="0.165885826948444" calcext:value-type="float">
            <text:p>0.165885826948444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20.55" calcext:value-type="float">
            <text:p>20.55</text:p>
          </table:table-cell>
          <table:table-cell office:value-type="float" office:value="422063544.6" calcext:value-type="float">
            <text:p>422063544.6</text:p>
          </table:table-cell>
          <table:table-cell office:value-type="float" office:value="1.269166823" calcext:value-type="float">
            <text:p>1.269166823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5685372" calcext:value-type="float">
            <text:p>5685372</text:p>
          </table:table-cell>
          <table:table-cell office:value-type="float" office:value="0.224673858921162" calcext:value-type="float">
            <text:p>0.22467385892116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233742661844407" calcext:value-type="float">
            <text:p>0.02337426618444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0484958015518741" calcext:value-type="float">
            <text:p>4.84958015518741E-10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11" calcext:value-type="float">
            <text:p>111</text:p>
          </table:table-cell>
          <table:table-cell office:value-type="float" office:value="111.05" calcext:value-type="float">
            <text:p>111.05</text:p>
          </table:table-cell>
          <table:table-cell office:value-type="float" office:value="0.000450349020490855" calcext:value-type="float">
            <text:p>0.000450349020491</text:p>
          </table:table-cell>
          <table:table-cell office:value-type="float" office:value="0.874784027608112" calcext:value-type="float">
            <text:p>0.87478402760811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11" calcext:value-type="float">
            <text:p>111</text:p>
          </table:table-cell>
          <table:table-cell office:value-type="float" office:value="5841398643" calcext:value-type="float">
            <text:p>5841398643</text:p>
          </table:table-cell>
          <table:table-cell office:value-type="float" office:value="1.897840526" calcext:value-type="float">
            <text:p>1.897840526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6-09-01</text:p>
          </table:table-cell>
          <table:table-cell office:value-type="float" office:value="67476180" calcext:value-type="float">
            <text:p>67476180</text:p>
          </table:table-cell>
          <table:table-cell office:value-type="float" office:value="0.224665230521307" calcext:value-type="float">
            <text:p>0.224665230521307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526290955754525" calcext:value-type="float">
            <text:p>0.052629095575453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0000000908572038005671" calcext:value-type="float">
            <text:p>9.08572038005671E-09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.68" calcext:value-type="float">
            <text:p>3.68</text:p>
          </table:table-cell>
          <table:table-cell office:value-type="float" office:value="3.69" calcext:value-type="float">
            <text:p>3.69</text:p>
          </table:table-cell>
          <table:table-cell office:value-type="float" office:value="0.00271370420624146" calcext:value-type="float">
            <text:p>0.002713704206241</text:p>
          </table:table-cell>
          <table:table-cell office:value-type="float" office:value="2.92134446095804" calcext:value-type="float">
            <text:p>2.92134446095804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8349000" calcext:value-type="float">
            <text:p>38349000</text:p>
          </table:table-cell>
          <table:table-cell office:value-type="float" office:value="475085000" calcext:value-type="float">
            <text:p>475085000</text:p>
          </table:table-cell>
          <table:table-cell office:value-type="float" office:value="0.0807202921582454" calcext:value-type="float">
            <text:p>0.080720292158245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.67" calcext:value-type="float">
            <text:p>3.67</text:p>
          </table:table-cell>
          <table:table-cell office:value-type="float" office:value="1023922065.46" calcext:value-type="float">
            <text:p>1023922065.46</text:p>
          </table:table-cell>
          <table:table-cell office:value-type="float" office:value="2.480008704" calcext:value-type="float">
            <text:p>2.480008704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3973816" calcext:value-type="float">
            <text:p>3973816</text:p>
          </table:table-cell>
          <table:table-cell office:value-type="float" office:value="0.224603915207248" calcext:value-type="float">
            <text:p>0.22460391520724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40652830752076" calcext:value-type="float">
            <text:p>0.0140652830752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134639659508941" calcext:value-type="float">
            <text:p>1.34639659508941E-0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5.228204" calcext:value-type="float">
            <text:p>15.228204</text:p>
          </table:table-cell>
          <table:table-cell office:value-type="float" office:value="15.322789" calcext:value-type="float">
            <text:p>15.322789</text:p>
          </table:table-cell>
          <table:table-cell office:value-type="float" office:value="0.00619194276271153" calcext:value-type="float">
            <text:p>0.006191942762712</text:p>
          </table:table-cell>
          <table:table-cell office:value-type="float" office:value="-0.106017191977077" calcext:value-type="float">
            <text:p>-0.10601719197707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33950000" calcext:value-type="float">
            <text:p>233950000</text:p>
          </table:table-cell>
          <table:table-cell office:value-type="float" office:value="1466216000" calcext:value-type="float">
            <text:p>1466216000</text:p>
          </table:table-cell>
          <table:table-cell office:value-type="float" office:value="0.159560392193238" calcext:value-type="float">
            <text:p>0.15956039219323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5.322789" calcext:value-type="float">
            <text:p>15.322789</text:p>
          </table:table-cell>
          <table:table-cell office:value-type="float" office:value="454345281" calcext:value-type="float">
            <text:p>454345281</text:p>
          </table:table-cell>
          <table:table-cell office:value-type="float" office:value="0.298417851761756" calcext:value-type="float">
            <text:p>0.298417851761756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89219078" calcext:value-type="float">
            <text:p>89219078</text:p>
          </table:table-cell>
          <table:table-cell office:value-type="float" office:value="0.224510380126524" calcext:value-type="float">
            <text:p>0.22451038012652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34794790424861" calcext:value-type="float">
            <text:p>0.03347947904248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63816933356043" calcext:value-type="float">
            <text:p>5.63816933356043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  <table:table-cell office:value-type="float" office:value="0.00312989045383419" calcext:value-type="float">
            <text:p>0.003129890453834</text:p>
          </table:table-cell>
          <table:table-cell office:value-type="float" office:value="-0.356746765249538" calcext:value-type="float">
            <text:p>-0.3567467652495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.2" calcext:value-type="float">
            <text:p>3.2</text:p>
          </table:table-cell>
          <table:table-cell office:value-type="float" office:value="1522906652.8" calcext:value-type="float">
            <text:p>1522906652.8</text:p>
          </table:table-cell>
          <table:table-cell office:value-type="float" office:value="0.857118988" calcext:value-type="float">
            <text:p>0.857118988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1292859" calcext:value-type="float">
            <text:p>11292859</text:p>
          </table:table-cell>
          <table:table-cell office:value-type="float" office:value="0.224505655951174" calcext:value-type="float">
            <text:p>0.22450565595117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88326142448597" calcext:value-type="float">
            <text:p>0.01883261424486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25455311704226" calcext:value-type="float">
            <text:p>2.5455311704226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7.99" calcext:value-type="float">
            <text:p>17.99</text:p>
          </table:table-cell>
          <table:table-cell office:value-type="float" office:value="18" calcext:value-type="float">
            <text:p>18</text:p>
          </table:table-cell>
          <table:table-cell office:value-type="float" office:value="0.000555709919422149" calcext:value-type="float">
            <text:p>0.000555709919422</text:p>
          </table:table-cell>
          <table:table-cell office:value-type="float" office:value="-0.231842576028622" calcext:value-type="float">
            <text:p>-0.23184257602862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421765000" calcext:value-type="float">
            <text:p>421765000</text:p>
          </table:table-cell>
          <table:table-cell office:value-type="float" office:value="2092758000" calcext:value-type="float">
            <text:p>2092758000</text:p>
          </table:table-cell>
          <table:table-cell office:value-type="float" office:value="0.201535485708333" calcext:value-type="float">
            <text:p>0.20153548570833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8" calcext:value-type="float">
            <text:p>18</text:p>
          </table:table-cell>
          <table:table-cell office:value-type="float" office:value="1275075036" calcext:value-type="float">
            <text:p>1275075036</text:p>
          </table:table-cell>
          <table:table-cell office:value-type="float" office:value="6.028934662" calcext:value-type="float">
            <text:p>6.028934662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8552755" calcext:value-type="float">
            <text:p>18552755</text:p>
          </table:table-cell>
          <table:table-cell office:value-type="float" office:value="0.224424868147288" calcext:value-type="float">
            <text:p>0.22442486814728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96933938461502" calcext:value-type="float">
            <text:p>0.0196933938461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255772404811182" calcext:value-type="float">
            <text:p>2.55772404811182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6" calcext:value-type="float">
            <text:p>18.6</text:p>
          </table:table-cell>
          <table:table-cell office:value-type="float" office:value="18.61" calcext:value-type="float">
            <text:p>18.61</text:p>
          </table:table-cell>
          <table:table-cell office:value-type="float" office:value="0.000537489922063854" calcext:value-type="float">
            <text:p>0.000537489922064</text:p>
          </table:table-cell>
          <table:table-cell office:value-type="float" office:value="0.111290322580645" calcext:value-type="float">
            <text:p>0.11129032258064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61" calcext:value-type="float">
            <text:p>18.61</text:p>
          </table:table-cell>
          <table:table-cell office:value-type="float" office:value="1555635079.33" calcext:value-type="float">
            <text:p>1555635079.33</text:p>
          </table:table-cell>
          <table:table-cell office:value-type="float" office:value="1.842949247" calcext:value-type="float">
            <text:p>1.842949247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10-01</text:p>
          </table:table-cell>
          <table:table-cell office:value-type="float" office:value="1722064" calcext:value-type="float">
            <text:p>1722064</text:p>
          </table:table-cell>
          <table:table-cell office:value-type="float" office:value="0.224295715485858" calcext:value-type="float">
            <text:p>0.224295715485858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149069750923073" calcext:value-type="float">
            <text:p>0.014906975092307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0000000184040746950653" calcext:value-type="float">
            <text:p>1.84040746950653E-09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57.44" calcext:value-type="float">
            <text:p>57.44</text:p>
          </table:table-cell>
          <table:table-cell office:value-type="float" office:value="57.52" calcext:value-type="float">
            <text:p>57.52</text:p>
          </table:table-cell>
          <table:table-cell office:value-type="float" office:value="0.00139178844815597" calcext:value-type="float">
            <text:p>0.001391788448156</text:p>
          </table:table-cell>
          <table:table-cell office:value-type="float" office:value="0.0713286713286713" calcext:value-type="float">
            <text:p>0.071328671328671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57.6" calcext:value-type="float">
            <text:p>57.6</text:p>
          </table:table-cell>
          <table:table-cell office:value-type="float" office:value="2224832572.8" calcext:value-type="float">
            <text:p>2224832572.8</text:p>
          </table:table-cell>
          <table:table-cell office:value-type="float" office:value="0.997679553" calcext:value-type="float">
            <text:p>0.997679553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3-01</text:p>
          </table:table-cell>
          <table:table-cell office:value-type="float" office:value="44925797" calcext:value-type="float">
            <text:p>44925797</text:p>
          </table:table-cell>
          <table:table-cell office:value-type="float" office:value="0.224192929751633" calcext:value-type="float">
            <text:p>0.224192929751633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167223658449911" calcext:value-type="float">
            <text:p>0.016722365844991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0000000127602810812411" calcext:value-type="float">
            <text:p>1.27602810812411E-0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14.46" calcext:value-type="float">
            <text:p>14.46</text:p>
          </table:table-cell>
          <table:table-cell office:value-type="float" office:value="14.47" calcext:value-type="float">
            <text:p>14.47</text:p>
          </table:table-cell>
          <table:table-cell office:value-type="float" office:value="0.00069132388524022" calcext:value-type="float">
            <text:p>0.00069132388524</text:p>
          </table:table-cell>
          <table:table-cell office:value-type="float" office:value="-0.254835039817975" calcext:value-type="float">
            <text:p>-0.254835039817975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14.47" calcext:value-type="float">
            <text:p>14.47</text:p>
          </table:table-cell>
          <table:table-cell office:value-type="float" office:value="2993742572.46" calcext:value-type="float">
            <text:p>2993742572.46</text:p>
          </table:table-cell>
          <table:table-cell office:value-type="float" office:value="26.982825638" calcext:value-type="float">
            <text:p>26.982825638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6209869" calcext:value-type="float">
            <text:p>16209869</text:p>
          </table:table-cell>
          <table:table-cell office:value-type="float" office:value="0.223981790036585" calcext:value-type="float">
            <text:p>0.22398179003658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373167077125943" calcext:value-type="float">
            <text:p>0.00373167077125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054094291427058" calcext:value-type="float">
            <text:p>5.4094291427058E-10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8.07" calcext:value-type="float">
            <text:p>18.07</text:p>
          </table:table-cell>
          <table:table-cell office:value-type="float" office:value="18.08" calcext:value-type="float">
            <text:p>18.08</text:p>
          </table:table-cell>
          <table:table-cell office:value-type="float" office:value="0.000553250345781356" calcext:value-type="float">
            <text:p>0.000553250345781</text:p>
          </table:table-cell>
          <table:table-cell office:value-type="float" office:value="0.0703309692671393" calcext:value-type="float">
            <text:p>0.07033096926713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8.07" calcext:value-type="float">
            <text:p>18.07</text:p>
          </table:table-cell>
          <table:table-cell office:value-type="float" office:value="1935680716.45" calcext:value-type="float">
            <text:p>1935680716.45</text:p>
          </table:table-cell>
          <table:table-cell office:value-type="float" office:value="0.880968355" calcext:value-type="float">
            <text:p>0.880968355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1258125" calcext:value-type="float">
            <text:p>11258125</text:p>
          </table:table-cell>
          <table:table-cell office:value-type="float" office:value="0.223815132899942" calcext:value-type="float">
            <text:p>0.22381513289994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31416874881709" calcext:value-type="float">
            <text:p>0.03314168748817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488859570635951" calcext:value-type="float">
            <text:p>4.88859570635951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4" calcext:value-type="float">
            <text:p>14.14</text:p>
          </table:table-cell>
          <table:table-cell office:value-type="float" office:value="0.000707463742483182" calcext:value-type="float">
            <text:p>0.000707463742483</text:p>
          </table:table-cell>
          <table:table-cell office:value-type="float" office:value="-0.32925122463261" calcext:value-type="float">
            <text:p>-0.3292512246326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21765000" calcext:value-type="float">
            <text:p>421765000</text:p>
          </table:table-cell>
          <table:table-cell office:value-type="float" office:value="2092758000" calcext:value-type="float">
            <text:p>2092758000</text:p>
          </table:table-cell>
          <table:table-cell office:value-type="float" office:value="0.201535485708333" calcext:value-type="float">
            <text:p>0.20153548570833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4.14" calcext:value-type="float">
            <text:p>14.14</text:p>
          </table:table-cell>
          <table:table-cell office:value-type="float" office:value="1001621633.88" calcext:value-type="float">
            <text:p>1001621633.88</text:p>
          </table:table-cell>
          <table:table-cell office:value-type="float" office:value="2.018535637" calcext:value-type="float">
            <text:p>2.018535637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1-01</text:p>
          </table:table-cell>
          <table:table-cell office:value-type="float" office:value="985315" calcext:value-type="float">
            <text:p>985315</text:p>
          </table:table-cell>
          <table:table-cell office:value-type="float" office:value="0.223782648194413" calcext:value-type="float">
            <text:p>0.223782648194413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452182540347153" calcext:value-type="float">
            <text:p>0.045218254034715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000000342244398868664" calcext:value-type="float">
            <text:p>3.42244398868664E-08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9.9" calcext:value-type="float">
            <text:p>9.9</text:p>
          </table:table-cell>
          <table:table-cell office:value-type="float" office:value="9.95" calcext:value-type="float">
            <text:p>9.95</text:p>
          </table:table-cell>
          <table:table-cell office:value-type="float" office:value="0.00503778337531475" calcext:value-type="float">
            <text:p>0.005037783375315</text:p>
          </table:table-cell>
          <table:table-cell office:value-type="float" office:value="-0.843830888697153" calcext:value-type="float">
            <text:p>-0.843830888697153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9.95" calcext:value-type="float">
            <text:p>9.95</text:p>
          </table:table-cell>
          <table:table-cell office:value-type="float" office:value="178152198.359999" calcext:value-type="float">
            <text:p>178152198.359999</text:p>
          </table:table-cell>
          <table:table-cell office:value-type="float" office:value="0.653655298" calcext:value-type="float">
            <text:p>0.653655298</text:p>
          </table:table-cell>
        </table:table-row>
        <table:table-row table:style-name="ro1">
          <table:table-cell office:value-type="string" calcext:value-type="string">
            <text:p>MDR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20349906" calcext:value-type="float">
            <text:p>20349906</text:p>
          </table:table-cell>
          <table:table-cell office:value-type="float" office:value="0.223625340659341" calcext:value-type="float">
            <text:p>0.22362534065934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66028700068445" calcext:value-type="float">
            <text:p>0.02660287000684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0736379343206449" calcext:value-type="float">
            <text:p>7.36379343206449E-10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5" calcext:value-type="float">
            <text:p>21.75</text:p>
          </table:table-cell>
          <table:table-cell office:value-type="float" office:value="0.00045987583352502" calcext:value-type="float">
            <text:p>0.000459875833525</text:p>
          </table:table-cell>
          <table:table-cell office:value-type="float" office:value="0.0628019323671499" calcext:value-type="float">
            <text:p>0.0628019323671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36000000" calcext:value-type="float">
            <text:p>536000000</text:p>
          </table:table-cell>
          <table:table-cell office:value-type="float" office:value="3222820000" calcext:value-type="float">
            <text:p>3222820000</text:p>
          </table:table-cell>
          <table:table-cell office:value-type="float" office:value="0.166313973476645" calcext:value-type="float">
            <text:p>0.16631397347664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73" calcext:value-type="float">
            <text:p>21.73</text:p>
          </table:table-cell>
          <table:table-cell office:value-type="float" office:value="3907051913.92" calcext:value-type="float">
            <text:p>3907051913.92</text:p>
          </table:table-cell>
          <table:table-cell office:value-type="float" office:value="1.142919886" calcext:value-type="float">
            <text:p>1.142919886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6-02-01</text:p>
          </table:table-cell>
          <table:table-cell office:value-type="float" office:value="958964" calcext:value-type="float">
            <text:p>958964</text:p>
          </table:table-cell>
          <table:table-cell office:value-type="float" office:value="0.223619175539481" calcext:value-type="float">
            <text:p>0.223619175539481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591588229867397" calcext:value-type="float">
            <text:p>0.05915882298674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0000103637084604694" calcext:value-type="float">
            <text:p>1.03637084604694E-06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7.75" calcext:value-type="float">
            <text:p>7.75</text:p>
          </table:table-cell>
          <table:table-cell office:value-type="float" office:value="7.8" calcext:value-type="float">
            <text:p>7.8</text:p>
          </table:table-cell>
          <table:table-cell office:value-type="float" office:value="0.00643086816720255" calcext:value-type="float">
            <text:p>0.006430868167203</text:p>
          </table:table-cell>
          <table:table-cell office:value-type="float" office:value="-0.655038759689922" calcext:value-type="float">
            <text:p>-0.655038759689922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7.85" calcext:value-type="float">
            <text:p>7.85</text:p>
          </table:table-cell>
          <table:table-cell office:value-type="float" office:value="63677703.6" calcext:value-type="float">
            <text:p>63677703.6</text:p>
          </table:table-cell>
          <table:table-cell office:value-type="float" office:value="1.74979116060714" calcext:value-type="float">
            <text:p>1.74979116060714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958964" calcext:value-type="float">
            <text:p>958964</text:p>
          </table:table-cell>
          <table:table-cell office:value-type="float" office:value="0.223619175539481" calcext:value-type="float">
            <text:p>0.223619175539481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930054242448944" calcext:value-type="float">
            <text:p>0.093005424244894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804271899378548" calcext:value-type="float">
            <text:p>8.04271899378548E-07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9" calcext:value-type="float">
            <text:p>9</text:p>
          </table:table-cell>
          <table:table-cell office:value-type="float" office:value="9.05" calcext:value-type="float">
            <text:p>9.05</text:p>
          </table:table-cell>
          <table:table-cell office:value-type="float" office:value="0.00554016620498623" calcext:value-type="float">
            <text:p>0.005540166204986</text:p>
          </table:table-cell>
          <table:table-cell office:value-type="float" office:value="-0.345161290322581" calcext:value-type="float">
            <text:p>-0.345161290322581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9" calcext:value-type="float">
            <text:p>9</text:p>
          </table:table-cell>
          <table:table-cell office:value-type="float" office:value="62970173.56" calcext:value-type="float">
            <text:p>62970173.56</text:p>
          </table:table-cell>
          <table:table-cell office:value-type="float" office:value="1.7303490366004" calcext:value-type="float">
            <text:p>1.7303490366004</text:p>
          </table:table-cell>
        </table:table-row>
        <table:table-row table:style-name="ro1">
          <table:table-cell office:value-type="string" calcext:value-type="string">
            <text:p>UQM.A</text:p>
          </table:table-cell>
          <table:table-cell table:style-name="ce15" office:value-type="string" calcext:value-type="string">
            <text:p>2006-05-01</text:p>
          </table:table-cell>
          <table:table-cell office:value-type="float" office:value="4699049" calcext:value-type="float">
            <text:p>4699049</text:p>
          </table:table-cell>
          <table:table-cell office:value-type="float" office:value="0.223500720103345" calcext:value-type="float">
            <text:p>0.223500720103345</text:p>
          </table:table-cell>
          <table:table-cell table:style-name="ce15" office:value-type="string" calcext:value-type="string">
            <text:p>2006-05-31</text:p>
          </table:table-cell>
          <table:table-cell office:value-type="float" office:value="0.0556640664460885" calcext:value-type="float">
            <text:p>0.055664066446089</text:p>
          </table:table-cell>
          <table:table-cell table:style-name="ce15" office:value-type="string" calcext:value-type="string">
            <text:p>2006-05-31</text:p>
          </table:table-cell>
          <table:table-cell office:value-type="float" office:value="0.000000114233972313401" calcext:value-type="float">
            <text:p>1.14233972313401E-07</text:p>
          </table:table-cell>
          <table:table-cell table:style-name="ce15" office:value-type="string" calcext:value-type="string">
            <text:p>2006-05-3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0.0198019801980197" calcext:value-type="float">
            <text:p>0.01980198019802</text:p>
          </table:table-cell>
          <table:table-cell office:value-type="float" office:value="0.74" calcext:value-type="float">
            <text:p>0.74</text:p>
          </table:table-cell>
          <table:table-cell table:style-name="ce15" office:value-type="string" calcext:value-type="string">
            <text:p>2006-05-31</text:p>
          </table:table-cell>
          <table:table-cell office:value-type="float" office:value="272000" calcext:value-type="float">
            <text:p>272000</text:p>
          </table:table-cell>
          <table:table-cell office:value-type="float" office:value="13162000" calcext:value-type="float">
            <text:p>13162000</text:p>
          </table:table-cell>
          <table:table-cell office:value-type="float" office:value="0.0206655523476675" calcext:value-type="float">
            <text:p>0.020665552347668</text:p>
          </table:table-cell>
          <table:table-cell table:style-name="ce15" office:value-type="string" calcext:value-type="string">
            <text:p>2006-05-31</text:p>
          </table:table-cell>
          <table:table-cell office:value-type="float" office:value="5.1" calcext:value-type="float">
            <text:p>5.1</text:p>
          </table:table-cell>
          <table:table-cell office:value-type="float" office:value="125941001.399999" calcext:value-type="float">
            <text:p>125941001.399999</text:p>
          </table:table-cell>
          <table:table-cell office:value-type="float" office:value="9.391492277" calcext:value-type="float">
            <text:p>9.391492277</text:p>
          </table:table-cell>
        </table:table-row>
        <table:table-row table:style-name="ro1">
          <table:table-cell office:value-type="string" calcext:value-type="string">
            <text:p>VNDA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9991466" calcext:value-type="float">
            <text:p>9991466</text:p>
          </table:table-cell>
          <table:table-cell office:value-type="float" office:value="0.223347099540294" calcext:value-type="float">
            <text:p>0.22334709954029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309669061999663" calcext:value-type="float">
            <text:p>0.03096690619996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27248374649632" calcext:value-type="float">
            <text:p>5.2724837464963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7" calcext:value-type="float">
            <text:p>22.7</text:p>
          </table:table-cell>
          <table:table-cell office:value-type="float" office:value="22.71" calcext:value-type="float">
            <text:p>22.71</text:p>
          </table:table-cell>
          <table:table-cell office:value-type="float" office:value="0.0004404316229906" calcext:value-type="float">
            <text:p>0.000440431622991</text:p>
          </table:table-cell>
          <table:table-cell office:value-type="float" office:value="0.0796089385474861" calcext:value-type="float">
            <text:p>0.07960893854748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47235000" calcext:value-type="float">
            <text:p>147235000</text:p>
          </table:table-cell>
          <table:table-cell office:value-type="float" office:value="205425000" calcext:value-type="float">
            <text:p>205425000</text:p>
          </table:table-cell>
          <table:table-cell office:value-type="float" office:value="0.716733601070951" calcext:value-type="float">
            <text:p>0.71673360107095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7" calcext:value-type="float">
            <text:p>22.7</text:p>
          </table:table-cell>
          <table:table-cell office:value-type="float" office:value="1202108262.75" calcext:value-type="float">
            <text:p>1202108262.75</text:p>
          </table:table-cell>
          <table:table-cell office:value-type="float" office:value="4.783791414" calcext:value-type="float">
            <text:p>4.783791414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09-01</text:p>
          </table:table-cell>
          <table:table-cell office:value-type="float" office:value="957076" calcext:value-type="float">
            <text:p>957076</text:p>
          </table:table-cell>
          <table:table-cell office:value-type="float" office:value="0.223178916047552" calcext:value-type="float">
            <text:p>0.223178916047552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716278263203645" calcext:value-type="float">
            <text:p>0.071627826320365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00000479154246988432" calcext:value-type="float">
            <text:p>4.79154246988432E-07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9.9" calcext:value-type="float">
            <text:p>9.9</text:p>
          </table:table-cell>
          <table:table-cell office:value-type="float" office:value="9.95" calcext:value-type="float">
            <text:p>9.95</text:p>
          </table:table-cell>
          <table:table-cell office:value-type="float" office:value="0.00503778337531475" calcext:value-type="float">
            <text:p>0.005037783375315</text:p>
          </table:table-cell>
          <table:table-cell office:value-type="float" office:value="0.457446808510638" calcext:value-type="float">
            <text:p>0.457446808510638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9.95" calcext:value-type="float">
            <text:p>9.95</text:p>
          </table:table-cell>
          <table:table-cell office:value-type="float" office:value="68121767.56" calcext:value-type="float">
            <text:p>68121767.56</text:p>
          </table:table-cell>
          <table:table-cell office:value-type="float" office:value="1.84750042468014" calcext:value-type="float">
            <text:p>1.84750042468014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8445731" calcext:value-type="float">
            <text:p>18445731</text:p>
          </table:table-cell>
          <table:table-cell office:value-type="float" office:value="0.223130243867034" calcext:value-type="float">
            <text:p>0.22313024386703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87844919539316" calcext:value-type="float">
            <text:p>0.01878449195393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180817730717634" calcext:value-type="float">
            <text:p>1.80817730717634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6.99" calcext:value-type="float">
            <text:p>16.99</text:p>
          </table:table-cell>
          <table:table-cell office:value-type="float" office:value="17" calcext:value-type="float">
            <text:p>17</text:p>
          </table:table-cell>
          <table:table-cell office:value-type="float" office:value="0.000588408355398739" calcext:value-type="float">
            <text:p>0.000588408355399</text:p>
          </table:table-cell>
          <table:table-cell office:value-type="float" office:value="-0.182667799490229" calcext:value-type="float">
            <text:p>-0.18266779949022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7" calcext:value-type="float">
            <text:p>17</text:p>
          </table:table-cell>
          <table:table-cell office:value-type="float" office:value="1432652169" calcext:value-type="float">
            <text:p>1432652169</text:p>
          </table:table-cell>
          <table:table-cell office:value-type="float" office:value="1.674173758" calcext:value-type="float">
            <text:p>1.674173758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996505" calcext:value-type="float">
            <text:p>9996505</text:p>
          </table:table-cell>
          <table:table-cell office:value-type="float" office:value="0.222639309576837" calcext:value-type="float">
            <text:p>0.22263930957683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26770275116357" calcext:value-type="float">
            <text:p>0.02267702751163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4095804857846" calcext:value-type="float">
            <text:p>3.409580485784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1.94" calcext:value-type="float">
            <text:p>51.94</text:p>
          </table:table-cell>
          <table:table-cell office:value-type="float" office:value="51.95" calcext:value-type="float">
            <text:p>51.95</text:p>
          </table:table-cell>
          <table:table-cell office:value-type="float" office:value="0.000192511310039563" calcext:value-type="float">
            <text:p>0.00019251131004</text:p>
          </table:table-cell>
          <table:table-cell office:value-type="float" office:value="-0.133080999242998" calcext:value-type="float">
            <text:p>-0.13308099924299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6727200000" calcext:value-type="float">
            <text:p>6727200000</text:p>
          </table:table-cell>
          <table:table-cell office:value-type="float" office:value="0.20614817457486" calcext:value-type="float">
            <text:p>0.2061481745748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1.94" calcext:value-type="float">
            <text:p>51.94</text:p>
          </table:table-cell>
          <table:table-cell office:value-type="float" office:value="2380225445.66" calcext:value-type="float">
            <text:p>2380225445.66</text:p>
          </table:table-cell>
          <table:table-cell office:value-type="float" office:value="2.16617238183303" calcext:value-type="float">
            <text:p>2.16617238183303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8386820" calcext:value-type="float">
            <text:p>18386820</text:p>
          </table:table-cell>
          <table:table-cell office:value-type="float" office:value="0.222417622296414" calcext:value-type="float">
            <text:p>0.22241762229641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30800981204033" calcext:value-type="float">
            <text:p>0.01308009812040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164711410292055" calcext:value-type="float">
            <text:p>1.64711410292055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0.65" calcext:value-type="float">
            <text:p>20.65</text:p>
          </table:table-cell>
          <table:table-cell office:value-type="float" office:value="20.67" calcext:value-type="float">
            <text:p>20.67</text:p>
          </table:table-cell>
          <table:table-cell office:value-type="float" office:value="0.000968054211035969" calcext:value-type="float">
            <text:p>0.000968054211036</text:p>
          </table:table-cell>
          <table:table-cell office:value-type="float" office:value="0.0339539978094193" calcext:value-type="float">
            <text:p>0.03395399780941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0.67" calcext:value-type="float">
            <text:p>20.67</text:p>
          </table:table-cell>
          <table:table-cell office:value-type="float" office:value="1727833266.51" calcext:value-type="float">
            <text:p>1727833266.51</text:p>
          </table:table-cell>
          <table:table-cell office:value-type="float" office:value="2.038282062" calcext:value-type="float">
            <text:p>2.038282062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66796976" calcext:value-type="float">
            <text:p>66796976</text:p>
          </table:table-cell>
          <table:table-cell office:value-type="float" office:value="0.222403787694654" calcext:value-type="float">
            <text:p>0.222403787694654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446425399594521" calcext:value-type="float">
            <text:p>0.044642539959452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126568881674954" calcext:value-type="float">
            <text:p>1.26568881674954E-08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.24" calcext:value-type="float">
            <text:p>3.24</text:p>
          </table:table-cell>
          <table:table-cell office:value-type="float" office:value="3.25" calcext:value-type="float">
            <text:p>3.25</text:p>
          </table:table-cell>
          <table:table-cell office:value-type="float" office:value="0.00308166409861318" calcext:value-type="float">
            <text:p>0.003081664098613</text:p>
          </table:table-cell>
          <table:table-cell office:value-type="float" office:value="3.07687180626527" calcext:value-type="float">
            <text:p>3.0768718062652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8349000" calcext:value-type="float">
            <text:p>38349000</text:p>
          </table:table-cell>
          <table:table-cell office:value-type="float" office:value="475085000" calcext:value-type="float">
            <text:p>475085000</text:p>
          </table:table-cell>
          <table:table-cell office:value-type="float" office:value="0.0807202921582454" calcext:value-type="float">
            <text:p>0.080720292158245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.25" calcext:value-type="float">
            <text:p>3.25</text:p>
          </table:table-cell>
          <table:table-cell office:value-type="float" office:value="973465434.5" calcext:value-type="float">
            <text:p>973465434.5</text:p>
          </table:table-cell>
          <table:table-cell office:value-type="float" office:value="2.196192994" calcext:value-type="float">
            <text:p>2.196192994</text:p>
          </table:table-cell>
        </table:table-row>
        <table:table-row table:style-name="ro1">
          <table:table-cell office:value-type="string" calcext:value-type="string">
            <text:p>OPI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705325" calcext:value-type="float">
            <text:p>4705325</text:p>
          </table:table-cell>
          <table:table-cell office:value-type="float" office:value="0.22238987616977" calcext:value-type="float">
            <text:p>0.2223898761697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51563763302576" calcext:value-type="float">
            <text:p>0.0351563763302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40964696988652" calcext:value-type="float">
            <text:p>7.4096469698865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7.56" calcext:value-type="float">
            <text:p>27.56</text:p>
          </table:table-cell>
          <table:table-cell office:value-type="float" office:value="27.6" calcext:value-type="float">
            <text:p>27.6</text:p>
          </table:table-cell>
          <table:table-cell office:value-type="float" office:value="0.00145032632342287" calcext:value-type="float">
            <text:p>0.001450326323423</text:p>
          </table:table-cell>
          <table:table-cell office:value-type="float" office:value="-0.525350593311758" calcext:value-type="float">
            <text:p>-0.5253505933117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13241000" calcext:value-type="float">
            <text:p>213241000</text:p>
          </table:table-cell>
          <table:table-cell office:value-type="float" office:value="3703565000" calcext:value-type="float">
            <text:p>3703565000</text:p>
          </table:table-cell>
          <table:table-cell office:value-type="float" office:value="0.0575772262671237" calcext:value-type="float">
            <text:p>0.05757722626712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7.48" calcext:value-type="float">
            <text:p>27.48</text:p>
          </table:table-cell>
          <table:table-cell office:value-type="float" office:value="681539717.13" calcext:value-type="float">
            <text:p>681539717.13</text:p>
          </table:table-cell>
          <table:table-cell office:value-type="float" office:value="0.549912191847042" calcext:value-type="float">
            <text:p>0.549912191847042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10-02-01</text:p>
          </table:table-cell>
          <table:table-cell office:value-type="float" office:value="978858" calcext:value-type="float">
            <text:p>978858</text:p>
          </table:table-cell>
          <table:table-cell office:value-type="float" office:value="0.222316148080854" calcext:value-type="float">
            <text:p>0.222316148080854</text:p>
          </table:table-cell>
          <table:table-cell table:style-name="ce15" office:value-type="string" calcext:value-type="string">
            <text:p>2010-02-28</text:p>
          </table:table-cell>
          <table:table-cell office:value-type="float" office:value="0.0269333142161714" calcext:value-type="float">
            <text:p>0.026933314216172</text:p>
          </table:table-cell>
          <table:table-cell table:style-name="ce15" office:value-type="string" calcext:value-type="string">
            <text:p>2010-02-28</text:p>
          </table:table-cell>
          <table:table-cell office:value-type="float" office:value="0.0000000374256107671986" calcext:value-type="float">
            <text:p>3.74256107671986E-08</text:p>
          </table:table-cell>
          <table:table-cell table:style-name="ce15" office:value-type="string" calcext:value-type="string">
            <text:p>2010-02-22</text:p>
          </table:table-cell>
          <table:table-cell office:value-type="float" office:value="9.5" calcext:value-type="float">
            <text:p>9.5</text:p>
          </table:table-cell>
          <table:table-cell office:value-type="float" office:value="9.55" calcext:value-type="float">
            <text:p>9.55</text:p>
          </table:table-cell>
          <table:table-cell office:value-type="float" office:value="0.00524934383202107" calcext:value-type="float">
            <text:p>0.005249343832021</text:p>
          </table:table-cell>
          <table:table-cell office:value-type="float" office:value="-0.610671936758893" calcext:value-type="float">
            <text:p>-0.610671936758893</text:p>
          </table:table-cell>
          <table:table-cell table:style-name="ce15" office:value-type="string" calcext:value-type="string">
            <text:p>2010-02-22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10-02-22</text:p>
          </table:table-cell>
          <table:table-cell office:value-type="float" office:value="9.55" calcext:value-type="float">
            <text:p>9.55</text:p>
          </table:table-cell>
          <table:table-cell office:value-type="float" office:value="171821917.2" calcext:value-type="float">
            <text:p>171821917.2</text:p>
          </table:table-cell>
          <table:table-cell office:value-type="float" office:value="0.630428967" calcext:value-type="float">
            <text:p>0.630428967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66766530" calcext:value-type="float">
            <text:p>66766530</text:p>
          </table:table-cell>
          <table:table-cell office:value-type="float" office:value="0.222302416253525" calcext:value-type="float">
            <text:p>0.222302416253525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551366992222001" calcext:value-type="float">
            <text:p>0.055136699222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128067686959342" calcext:value-type="float">
            <text:p>1.28067686959342E-0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2.83" calcext:value-type="float">
            <text:p>2.83</text:p>
          </table:table-cell>
          <table:table-cell office:value-type="float" office:value="2.84" calcext:value-type="float">
            <text:p>2.84</text:p>
          </table:table-cell>
          <table:table-cell office:value-type="float" office:value="0.00352733686067012" calcext:value-type="float">
            <text:p>0.00352733686067</text:p>
          </table:table-cell>
          <table:table-cell office:value-type="float" office:value="2.65168539325843" calcext:value-type="float">
            <text:p>2.65168539325843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38349000" calcext:value-type="float">
            <text:p>38349000</text:p>
          </table:table-cell>
          <table:table-cell office:value-type="float" office:value="475085000" calcext:value-type="float">
            <text:p>475085000</text:p>
          </table:table-cell>
          <table:table-cell office:value-type="float" office:value="0.0807202921582454" calcext:value-type="float">
            <text:p>0.080720292158245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2.83" calcext:value-type="float">
            <text:p>2.83</text:p>
          </table:table-cell>
          <table:table-cell office:value-type="float" office:value="847663747.58" calcext:value-type="float">
            <text:p>847663747.58</text:p>
          </table:table-cell>
          <table:table-cell office:value-type="float" office:value="1.894967018" calcext:value-type="float">
            <text:p>1.894967018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8370425" calcext:value-type="float">
            <text:p>18370425</text:p>
          </table:table-cell>
          <table:table-cell office:value-type="float" office:value="0.222219298882276" calcext:value-type="float">
            <text:p>0.22221929888227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93354196901254" calcext:value-type="float">
            <text:p>0.01933541969012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215714746429942" calcext:value-type="float">
            <text:p>2.15714746429942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86" calcext:value-type="float">
            <text:p>18.86</text:p>
          </table:table-cell>
          <table:table-cell office:value-type="float" office:value="18.88" calcext:value-type="float">
            <text:p>18.88</text:p>
          </table:table-cell>
          <table:table-cell office:value-type="float" office:value="0.00105988341282457" calcext:value-type="float">
            <text:p>0.001059883412825</text:p>
          </table:table-cell>
          <table:table-cell office:value-type="float" office:value="-0.0278745644599303" calcext:value-type="float">
            <text:p>-0.02787456445993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88" calcext:value-type="float">
            <text:p>18.88</text:p>
          </table:table-cell>
          <table:table-cell office:value-type="float" office:value="1578642024.32" calcext:value-type="float">
            <text:p>1578642024.32</text:p>
          </table:table-cell>
          <table:table-cell office:value-type="float" office:value="1.861769005" calcext:value-type="float">
            <text:p>1.861769005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8897563" calcext:value-type="float">
            <text:p>18897563</text:p>
          </table:table-cell>
          <table:table-cell office:value-type="float" office:value="0.222022346317519" calcext:value-type="float">
            <text:p>0.22202234631751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53581366101425" calcext:value-type="float">
            <text:p>0.0353581366101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525567144910305" calcext:value-type="float">
            <text:p>5.2556714491030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46" calcext:value-type="float">
            <text:p>14.46</text:p>
          </table:table-cell>
          <table:table-cell office:value-type="float" office:value="14.47" calcext:value-type="float">
            <text:p>14.47</text:p>
          </table:table-cell>
          <table:table-cell office:value-type="float" office:value="0.00069132388524022" calcext:value-type="float">
            <text:p>0.00069132388524</text:p>
          </table:table-cell>
          <table:table-cell office:value-type="float" office:value="-0.392857142857143" calcext:value-type="float">
            <text:p>-0.3928571428571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46" calcext:value-type="float">
            <text:p>14.46</text:p>
          </table:table-cell>
          <table:table-cell office:value-type="float" office:value="1545967648.32" calcext:value-type="float">
            <text:p>1545967648.32</text:p>
          </table:table-cell>
          <table:table-cell office:value-type="float" office:value="5.347821077" calcext:value-type="float">
            <text:p>5.347821077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8848072" calcext:value-type="float">
            <text:p>18848072</text:p>
          </table:table-cell>
          <table:table-cell office:value-type="float" office:value="0.221440889970921" calcext:value-type="float">
            <text:p>0.22144088997092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113209034479463" calcext:value-type="float">
            <text:p>0.11320903447946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81224237337778" calcext:value-type="float">
            <text:p>9.8122423733777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.74" calcext:value-type="float">
            <text:p>8.74</text:p>
          </table:table-cell>
          <table:table-cell office:value-type="float" office:value="8.75" calcext:value-type="float">
            <text:p>8.75</text:p>
          </table:table-cell>
          <table:table-cell office:value-type="float" office:value="0.00114351057747282" calcext:value-type="float">
            <text:p>0.001143510577473</text:p>
          </table:table-cell>
          <table:table-cell office:value-type="float" office:value="-0.236939313984169" calcext:value-type="float">
            <text:p>-0.2369393139841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.75" calcext:value-type="float">
            <text:p>8.75</text:p>
          </table:table-cell>
          <table:table-cell office:value-type="float" office:value="935492180" calcext:value-type="float">
            <text:p>935492180</text:p>
          </table:table-cell>
          <table:table-cell office:value-type="float" office:value="3.23606047190493" calcext:value-type="float">
            <text:p>3.23606047190493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09-01</text:p>
          </table:table-cell>
          <table:table-cell office:value-type="float" office:value="1699386" calcext:value-type="float">
            <text:p>1699386</text:p>
          </table:table-cell>
          <table:table-cell office:value-type="float" office:value="0.221341947080161" calcext:value-type="float">
            <text:p>0.221341947080161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668203523908067" calcext:value-type="float">
            <text:p>0.006682035239081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0000000860025834923209" calcext:value-type="float">
            <text:p>8.60025834923209E-10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61.04" calcext:value-type="float">
            <text:p>61.04</text:p>
          </table:table-cell>
          <table:table-cell office:value-type="float" office:value="61.12" calcext:value-type="float">
            <text:p>61.12</text:p>
          </table:table-cell>
          <table:table-cell office:value-type="float" office:value="0.00130975769482643" calcext:value-type="float">
            <text:p>0.001309757694826</text:p>
          </table:table-cell>
          <table:table-cell office:value-type="float" office:value="0.0970588235294118" calcext:value-type="float">
            <text:p>0.097058823529412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61.12" calcext:value-type="float">
            <text:p>61.12</text:p>
          </table:table-cell>
          <table:table-cell office:value-type="float" office:value="2299740964.8" calcext:value-type="float">
            <text:p>2299740964.8</text:p>
          </table:table-cell>
          <table:table-cell office:value-type="float" office:value="1.061420191" calcext:value-type="float">
            <text:p>1.061420191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2092969" calcext:value-type="float">
            <text:p>22092969</text:p>
          </table:table-cell>
          <table:table-cell office:value-type="float" office:value="0.221241308382857" calcext:value-type="float">
            <text:p>0.22124130838285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662504409026315" calcext:value-type="float">
            <text:p>0.00662504409026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04522463824175" calcext:value-type="float">
            <text:p>1.0452246382417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8.67" calcext:value-type="float">
            <text:p>18.67</text:p>
          </table:table-cell>
          <table:table-cell office:value-type="float" office:value="18.68" calcext:value-type="float">
            <text:p>18.68</text:p>
          </table:table-cell>
          <table:table-cell office:value-type="float" office:value="0.000535475234270308" calcext:value-type="float">
            <text:p>0.00053547523427</text:p>
          </table:table-cell>
          <table:table-cell office:value-type="float" office:value="0.0728879072335726" calcext:value-type="float">
            <text:p>0.07288790723357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8.67" calcext:value-type="float">
            <text:p>18.67</text:p>
          </table:table-cell>
          <table:table-cell office:value-type="float" office:value="2321399778.72" calcext:value-type="float">
            <text:p>2321399778.72</text:p>
          </table:table-cell>
          <table:table-cell office:value-type="float" office:value="0.990924845" calcext:value-type="float">
            <text:p>0.990924845</text:p>
          </table:table-cell>
        </table:table-row>
        <table:table-row table:style-name="ro1">
          <table:table-cell office:value-type="string" calcext:value-type="string">
            <text:p>NBRV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474869" calcext:value-type="float">
            <text:p>474869</text:p>
          </table:table-cell>
          <table:table-cell office:value-type="float" office:value="0.221092451450999" calcext:value-type="float">
            <text:p>0.22109245145099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71176236500699" calcext:value-type="float">
            <text:p>0.0271176236500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900679173339037" calcext:value-type="float">
            <text:p>9.00679173339037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.46" calcext:value-type="float">
            <text:p>6.46</text:p>
          </table:table-cell>
          <table:table-cell office:value-type="float" office:value="6.47" calcext:value-type="float">
            <text:p>6.47</text:p>
          </table:table-cell>
          <table:table-cell office:value-type="float" office:value="0.00154679040989943" calcext:value-type="float">
            <text:p>0.001546790409899</text:p>
          </table:table-cell>
          <table:table-cell office:value-type="float" office:value="-0.265356265356265" calcext:value-type="float">
            <text:p>-0.2653562653562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-30083000" calcext:value-type="float">
            <text:p>-30083000</text:p>
          </table:table-cell>
          <table:table-cell office:value-type="float" office:value="93240000" calcext:value-type="float">
            <text:p>93240000</text:p>
          </table:table-cell>
          <table:table-cell office:value-type="float" office:value="-0.322640497640498" calcext:value-type="float">
            <text:p>-0.32264049764049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.47" calcext:value-type="float">
            <text:p>6.47</text:p>
          </table:table-cell>
          <table:table-cell office:value-type="float" office:value="237393940.299999" calcext:value-type="float">
            <text:p>237393940.299999</text:p>
          </table:table-cell>
          <table:table-cell office:value-type="float" office:value="2.30171169" calcext:value-type="float">
            <text:p>2.30171169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0924870" calcext:value-type="float">
            <text:p>10924870</text:p>
          </table:table-cell>
          <table:table-cell office:value-type="float" office:value="0.220963350997128" calcext:value-type="float">
            <text:p>0.22096335099712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50992680553611" calcext:value-type="float">
            <text:p>0.05099268055361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93160352636422" calcext:value-type="float">
            <text:p>9.316035263642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8" calcext:value-type="float">
            <text:p>16.8</text:p>
          </table:table-cell>
          <table:table-cell office:value-type="float" office:value="16.81" calcext:value-type="float">
            <text:p>16.81</text:p>
          </table:table-cell>
          <table:table-cell office:value-type="float" office:value="0.000595060993751741" calcext:value-type="float">
            <text:p>0.000595060993752</text:p>
          </table:table-cell>
          <table:table-cell office:value-type="float" office:value="-0.409385113268608" calcext:value-type="float">
            <text:p>-0.4093851132686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81" calcext:value-type="float">
            <text:p>16.81</text:p>
          </table:table-cell>
          <table:table-cell office:value-type="float" office:value="837733225.29" calcext:value-type="float">
            <text:p>837733225.29</text:p>
          </table:table-cell>
          <table:table-cell office:value-type="float" office:value="-3.517531215" calcext:value-type="float">
            <text:p>-3.517531215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11-01</text:p>
          </table:table-cell>
          <table:table-cell office:value-type="float" office:value="1695957" calcext:value-type="float">
            <text:p>1695957</text:p>
          </table:table-cell>
          <table:table-cell office:value-type="float" office:value="0.220895326043776" calcext:value-type="float">
            <text:p>0.220895326043776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279951246056305" calcext:value-type="float">
            <text:p>0.027995124605631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0000000230822800203354" calcext:value-type="float">
            <text:p>2.30822800203354E-09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55.92" calcext:value-type="float">
            <text:p>55.92</text:p>
          </table:table-cell>
          <table:table-cell office:value-type="float" office:value="56" calcext:value-type="float">
            <text:p>56</text:p>
          </table:table-cell>
          <table:table-cell office:value-type="float" office:value="0.00142959256611863" calcext:value-type="float">
            <text:p>0.001429592566119</text:p>
          </table:table-cell>
          <table:table-cell office:value-type="float" office:value="0.00840336134453789" calcext:value-type="float">
            <text:p>0.008403361344538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56" calcext:value-type="float">
            <text:p>56</text:p>
          </table:table-cell>
          <table:table-cell office:value-type="float" office:value="2163031668" calcext:value-type="float">
            <text:p>2163031668</text:p>
          </table:table-cell>
          <table:table-cell office:value-type="float" office:value="0.885326581" calcext:value-type="float">
            <text:p>0.885326581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0919671" calcext:value-type="float">
            <text:p>10919671</text:p>
          </table:table-cell>
          <table:table-cell office:value-type="float" office:value="0.22085819748392" calcext:value-type="float">
            <text:p>0.220858197483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65407994860613" calcext:value-type="float">
            <text:p>0.02654079948606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68650325278573" calcext:value-type="float">
            <text:p>6.6865032527857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25" calcext:value-type="float">
            <text:p>18.25</text:p>
          </table:table-cell>
          <table:table-cell office:value-type="float" office:value="18.26" calcext:value-type="float">
            <text:p>18.26</text:p>
          </table:table-cell>
          <table:table-cell office:value-type="float" office:value="0.000547795124623476" calcext:value-type="float">
            <text:p>0.000547795124623</text:p>
          </table:table-cell>
          <table:table-cell office:value-type="float" office:value="-0.249597423510467" calcext:value-type="float">
            <text:p>-0.24959742351046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25" calcext:value-type="float">
            <text:p>18.25</text:p>
          </table:table-cell>
          <table:table-cell office:value-type="float" office:value="909082085.25" calcext:value-type="float">
            <text:p>909082085.25</text:p>
          </table:table-cell>
          <table:table-cell office:value-type="float" office:value="-4.008277702" calcext:value-type="float">
            <text:p>-4.008277702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0-11-01</text:p>
          </table:table-cell>
          <table:table-cell office:value-type="float" office:value="988589" calcext:value-type="float">
            <text:p>988589</text:p>
          </table:table-cell>
          <table:table-cell office:value-type="float" office:value="0.2206671875" calcext:value-type="float">
            <text:p>0.2206671875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094777945967837" calcext:value-type="float">
            <text:p>0.009477794596784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0000000182854952791955" calcext:value-type="float">
            <text:p>1.82854952791955E-09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22.56" calcext:value-type="float">
            <text:p>22.56</text:p>
          </table:table-cell>
          <table:table-cell office:value-type="float" office:value="22.58" calcext:value-type="float">
            <text:p>22.58</text:p>
          </table:table-cell>
          <table:table-cell office:value-type="float" office:value="0.000886132033672998" calcext:value-type="float">
            <text:p>0.000886132033673</text:p>
          </table:table-cell>
          <table:table-cell office:value-type="float" office:value="0.0183962264150944" calcext:value-type="float">
            <text:p>0.018396226415094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17389000" calcext:value-type="float">
            <text:p>17389000</text:p>
          </table:table-cell>
          <table:table-cell office:value-type="float" office:value="853400000" calcext:value-type="float">
            <text:p>853400000</text:p>
          </table:table-cell>
          <table:table-cell office:value-type="float" office:value="0.0203761424888681" calcext:value-type="float">
            <text:p>0.020376142488868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22.58" calcext:value-type="float">
            <text:p>22.58</text:p>
          </table:table-cell>
          <table:table-cell office:value-type="float" office:value="899794597.3" calcext:value-type="float">
            <text:p>899794597.3</text:p>
          </table:table-cell>
          <table:table-cell office:value-type="float" office:value="1.118242876" calcext:value-type="float">
            <text:p>1.118242876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8777072" calcext:value-type="float">
            <text:p>18777072</text:p>
          </table:table-cell>
          <table:table-cell office:value-type="float" office:value="0.220606730212409" calcext:value-type="float">
            <text:p>0.22060673021240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603298704315624" calcext:value-type="float">
            <text:p>0.06032987043156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6840235361812" calcext:value-type="float">
            <text:p>2.684023536181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92" calcext:value-type="float">
            <text:p>16.92</text:p>
          </table:table-cell>
          <table:table-cell office:value-type="float" office:value="16.94" calcext:value-type="float">
            <text:p>16.94</text:p>
          </table:table-cell>
          <table:table-cell office:value-type="float" office:value="0.00118133490844652" calcext:value-type="float">
            <text:p>0.001181334908447</text:p>
          </table:table-cell>
          <table:table-cell office:value-type="float" office:value="0.530206112295665" calcext:value-type="float">
            <text:p>0.53020611229566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92" calcext:value-type="float">
            <text:p>16.92</text:p>
          </table:table-cell>
          <table:table-cell office:value-type="float" office:value="1780108478.4" calcext:value-type="float">
            <text:p>1780108478.4</text:p>
          </table:table-cell>
          <table:table-cell office:value-type="float" office:value="5.132509626" calcext:value-type="float">
            <text:p>5.132509626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0906231" calcext:value-type="float">
            <text:p>10906231</text:p>
          </table:table-cell>
          <table:table-cell office:value-type="float" office:value="0.220586363820234" calcext:value-type="float">
            <text:p>0.22058636382023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442155595694501" calcext:value-type="float">
            <text:p>0.044215559569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965397232706224" calcext:value-type="float">
            <text:p>9.65397232706224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.8" calcext:value-type="float">
            <text:p>20.8</text:p>
          </table:table-cell>
          <table:table-cell office:value-type="float" office:value="20.85" calcext:value-type="float">
            <text:p>20.85</text:p>
          </table:table-cell>
          <table:table-cell office:value-type="float" office:value="0.00240096038415369" calcext:value-type="float">
            <text:p>0.002400960384154</text:p>
          </table:table-cell>
          <table:table-cell office:value-type="float" office:value="-0.20722433460076" calcext:value-type="float">
            <text:p>-0.2072243346007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.8" calcext:value-type="float">
            <text:p>20.8</text:p>
          </table:table-cell>
          <table:table-cell office:value-type="float" office:value="1036092137.6" calcext:value-type="float">
            <text:p>1036092137.6</text:p>
          </table:table-cell>
          <table:table-cell office:value-type="float" office:value="-4.568338422" calcext:value-type="float">
            <text:p>-4.568338422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2017456" calcext:value-type="float">
            <text:p>22017456</text:p>
          </table:table-cell>
          <table:table-cell office:value-type="float" office:value="0.220485113282058" calcext:value-type="float">
            <text:p>0.22048511328205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730194232480176" calcext:value-type="float">
            <text:p>0.00730194232480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38899556416405" calcext:value-type="float">
            <text:p>1.3889955641640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93" calcext:value-type="float">
            <text:p>18.93</text:p>
          </table:table-cell>
          <table:table-cell office:value-type="float" office:value="18.94" calcext:value-type="float">
            <text:p>18.94</text:p>
          </table:table-cell>
          <table:table-cell office:value-type="float" office:value="0.000528122524425749" calcext:value-type="float">
            <text:p>0.000528122524426</text:p>
          </table:table-cell>
          <table:table-cell office:value-type="float" office:value="0.00321715817694382" calcext:value-type="float">
            <text:p>0.00321715817694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94" calcext:value-type="float">
            <text:p>18.94</text:p>
          </table:table-cell>
          <table:table-cell office:value-type="float" office:value="2535186521.1" calcext:value-type="float">
            <text:p>2535186521.1</text:p>
          </table:table-cell>
          <table:table-cell office:value-type="float" office:value="1.006014001" calcext:value-type="float">
            <text:p>1.006014001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0900737" calcext:value-type="float">
            <text:p>10900737</text:p>
          </table:table-cell>
          <table:table-cell office:value-type="float" office:value="0.220475243719914" calcext:value-type="float">
            <text:p>0.22047524371991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8424733880741" calcext:value-type="float">
            <text:p>0.01884247338807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87394464554759" calcext:value-type="float">
            <text:p>6.87394464554759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84" calcext:value-type="float">
            <text:p>22.84</text:p>
          </table:table-cell>
          <table:table-cell office:value-type="float" office:value="22.85" calcext:value-type="float">
            <text:p>22.85</text:p>
          </table:table-cell>
          <table:table-cell office:value-type="float" office:value="0.00043773254541482" calcext:value-type="float">
            <text:p>0.000437732545415</text:p>
          </table:table-cell>
          <table:table-cell office:value-type="float" office:value="-0.300840336134454" calcext:value-type="float">
            <text:p>-0.30084033613445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86" calcext:value-type="float">
            <text:p>22.86</text:p>
          </table:table-cell>
          <table:table-cell office:value-type="float" office:value="1160622442.6" calcext:value-type="float">
            <text:p>1160622442.6</text:p>
          </table:table-cell>
          <table:table-cell office:value-type="float" office:value="-5.117417559" calcext:value-type="float">
            <text:p>-5.117417559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8737820" calcext:value-type="float">
            <text:p>18737820</text:p>
          </table:table-cell>
          <table:table-cell office:value-type="float" office:value="0.220145569101971" calcext:value-type="float">
            <text:p>0.2201455691019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25125717241417" calcext:value-type="float">
            <text:p>0.04251257172414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553092623401286" calcext:value-type="float">
            <text:p>5.5309262340128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1.89" calcext:value-type="float">
            <text:p>11.89</text:p>
          </table:table-cell>
          <table:table-cell office:value-type="float" office:value="11.9" calcext:value-type="float">
            <text:p>11.9</text:p>
          </table:table-cell>
          <table:table-cell office:value-type="float" office:value="0.000840689365279511" calcext:value-type="float">
            <text:p>0.00084068936528</text:p>
          </table:table-cell>
          <table:table-cell office:value-type="float" office:value="-0.142419601837672" calcext:value-type="float">
            <text:p>-0.14241960183767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1.9" calcext:value-type="float">
            <text:p>11.9</text:p>
          </table:table-cell>
          <table:table-cell office:value-type="float" office:value="1272269364.8" calcext:value-type="float">
            <text:p>1272269364.8</text:p>
          </table:table-cell>
          <table:table-cell office:value-type="float" office:value="3.635527652" calcext:value-type="float">
            <text:p>3.635527652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6079770" calcext:value-type="float">
            <text:p>6079770</text:p>
          </table:table-cell>
          <table:table-cell office:value-type="float" office:value="0.220137953508581" calcext:value-type="float">
            <text:p>0.22013795350858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43724698339185" calcext:value-type="float">
            <text:p>0.01437246983391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116168784016634" calcext:value-type="float">
            <text:p>1.16168784016634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3.12" calcext:value-type="float">
            <text:p>13.12</text:p>
          </table:table-cell>
          <table:table-cell office:value-type="float" office:value="13.13" calcext:value-type="float">
            <text:p>13.13</text:p>
          </table:table-cell>
          <table:table-cell office:value-type="float" office:value="0.000761904761904881" calcext:value-type="float">
            <text:p>0.000761904761905</text:p>
          </table:table-cell>
          <table:table-cell office:value-type="float" office:value="0.0359453630481668" calcext:value-type="float">
            <text:p>0.03594536304816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0345000" calcext:value-type="float">
            <text:p>70345000</text:p>
          </table:table-cell>
          <table:table-cell office:value-type="float" office:value="855209000" calcext:value-type="float">
            <text:p>855209000</text:p>
          </table:table-cell>
          <table:table-cell office:value-type="float" office:value="0.0822547470852154" calcext:value-type="float">
            <text:p>0.08225474708521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3.14" calcext:value-type="float">
            <text:p>13.14</text:p>
          </table:table-cell>
          <table:table-cell office:value-type="float" office:value="505715329.98" calcext:value-type="float">
            <text:p>505715329.98</text:p>
          </table:table-cell>
          <table:table-cell office:value-type="float" office:value="1.474035121" calcext:value-type="float">
            <text:p>1.474035121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1049473" calcext:value-type="float">
            <text:p>11049473</text:p>
          </table:table-cell>
          <table:table-cell office:value-type="float" office:value="0.219667064273076" calcext:value-type="float">
            <text:p>0.21966706427307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207993838850509" calcext:value-type="float">
            <text:p>0.02079938388505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528346085591827" calcext:value-type="float">
            <text:p>5.28346085591827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46" calcext:value-type="float">
            <text:p>18.46</text:p>
          </table:table-cell>
          <table:table-cell office:value-type="float" office:value="18.47" calcext:value-type="float">
            <text:p>18.47</text:p>
          </table:table-cell>
          <table:table-cell office:value-type="float" office:value="0.000541565123205958" calcext:value-type="float">
            <text:p>0.000541565123206</text:p>
          </table:table-cell>
          <table:table-cell office:value-type="float" office:value="-0.251559251559252" calcext:value-type="float">
            <text:p>-0.251559251559252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421765000" calcext:value-type="float">
            <text:p>421765000</text:p>
          </table:table-cell>
          <table:table-cell office:value-type="float" office:value="2092758000" calcext:value-type="float">
            <text:p>2092758000</text:p>
          </table:table-cell>
          <table:table-cell office:value-type="float" office:value="0.201535485708333" calcext:value-type="float">
            <text:p>0.20153548570833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45" calcext:value-type="float">
            <text:p>18.45</text:p>
          </table:table-cell>
          <table:table-cell office:value-type="float" office:value="1306951911.89999" calcext:value-type="float">
            <text:p>1306951911.89999</text:p>
          </table:table-cell>
          <table:table-cell office:value-type="float" office:value="7.324404281" calcext:value-type="float">
            <text:p>7.324404281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856169" calcext:value-type="float">
            <text:p>9856169</text:p>
          </table:table-cell>
          <table:table-cell office:value-type="float" office:value="0.219513786191537" calcext:value-type="float">
            <text:p>0.21951378619153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31867183609035" calcext:value-type="float">
            <text:p>0.02318671836090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54310108644263" calcext:value-type="float">
            <text:p>2.5431010864426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1.48" calcext:value-type="float">
            <text:p>51.48</text:p>
          </table:table-cell>
          <table:table-cell office:value-type="float" office:value="51.49" calcext:value-type="float">
            <text:p>51.49</text:p>
          </table:table-cell>
          <table:table-cell office:value-type="float" office:value="0.00019423132951355" calcext:value-type="float">
            <text:p>0.000194231329514</text:p>
          </table:table-cell>
          <table:table-cell office:value-type="float" office:value="-0.0367924528301887" calcext:value-type="float">
            <text:p>-0.0367924528301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6727200000" calcext:value-type="float">
            <text:p>6727200000</text:p>
          </table:table-cell>
          <table:table-cell office:value-type="float" office:value="0.20614817457486" calcext:value-type="float">
            <text:p>0.206148174574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1.56" calcext:value-type="float">
            <text:p>51.56</text:p>
          </table:table-cell>
          <table:table-cell office:value-type="float" office:value="2303800370.84" calcext:value-type="float">
            <text:p>2303800370.84</text:p>
          </table:table-cell>
          <table:table-cell office:value-type="float" office:value="2.109379499" calcext:value-type="float">
            <text:p>2.109379499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3886555" calcext:value-type="float">
            <text:p>3886555</text:p>
          </table:table-cell>
          <table:table-cell office:value-type="float" office:value="0.219381191793402" calcext:value-type="float">
            <text:p>0.21938119179340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2327327338863" calcext:value-type="float">
            <text:p>0.01232732733886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144110168496397" calcext:value-type="float">
            <text:p>1.44110168496397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6.97" calcext:value-type="float">
            <text:p>76.97</text:p>
          </table:table-cell>
          <table:table-cell office:value-type="float" office:value="76.99" calcext:value-type="float">
            <text:p>76.99</text:p>
          </table:table-cell>
          <table:table-cell office:value-type="float" office:value="0.000259807742270668" calcext:value-type="float">
            <text:p>0.000259807742271</text:p>
          </table:table-cell>
          <table:table-cell office:value-type="float" office:value="0.236212624584718" calcext:value-type="float">
            <text:p>0.23621262458471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6.97" calcext:value-type="float">
            <text:p>76.97</text:p>
          </table:table-cell>
          <table:table-cell office:value-type="float" office:value="2527201499.27" calcext:value-type="float">
            <text:p>2527201499.27</text:p>
          </table:table-cell>
          <table:table-cell office:value-type="float" office:value="3.053778459" calcext:value-type="float">
            <text:p>3.053778459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0843769" calcext:value-type="float">
            <text:p>10843769</text:p>
          </table:table-cell>
          <table:table-cell office:value-type="float" office:value="0.219323024958537" calcext:value-type="float">
            <text:p>0.21932302495853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23611339781946" calcext:value-type="float">
            <text:p>0.02236113397819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839420798816421" calcext:value-type="float">
            <text:p>8.39420798816421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0.85" calcext:value-type="float">
            <text:p>20.85</text:p>
          </table:table-cell>
          <table:table-cell office:value-type="float" office:value="20.9" calcext:value-type="float">
            <text:p>20.9</text:p>
          </table:table-cell>
          <table:table-cell office:value-type="float" office:value="0.00239520958083819" calcext:value-type="float">
            <text:p>0.002395209580838</text:p>
          </table:table-cell>
          <table:table-cell office:value-type="float" office:value="-0.234375" calcext:value-type="float">
            <text:p>-0.23437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0.85" calcext:value-type="float">
            <text:p>20.85</text:p>
          </table:table-cell>
          <table:table-cell office:value-type="float" office:value="1036651178.85" calcext:value-type="float">
            <text:p>1036651178.85</text:p>
          </table:table-cell>
          <table:table-cell office:value-type="float" office:value="2.298641995" calcext:value-type="float">
            <text:p>2.298641995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21912585" calcext:value-type="float">
            <text:p>21912585</text:p>
          </table:table-cell>
          <table:table-cell office:value-type="float" office:value="0.21912585" calcext:value-type="float">
            <text:p>0.21912585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414511701419267" calcext:value-type="float">
            <text:p>0.041451170141927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125420083016734" calcext:value-type="float">
            <text:p>1.25420083016734E-07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0.0253164556962026" calcext:value-type="float">
            <text:p>0.025316455696203</text:p>
          </table:table-cell>
          <table:table-cell office:value-type="float" office:value="-0.467984934086629" calcext:value-type="float">
            <text:p>-0.46798493408662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576161000" calcext:value-type="float">
            <text:p>576161000</text:p>
          </table:table-cell>
          <table:table-cell office:value-type="float" office:value="2729908000" calcext:value-type="float">
            <text:p>2729908000</text:p>
          </table:table-cell>
          <table:table-cell office:value-type="float" office:value="0.211055097827473" calcext:value-type="float">
            <text:p>0.211055097827473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2" calcext:value-type="float">
            <text:p>2</text:p>
          </table:table-cell>
          <table:table-cell office:value-type="float" office:value="201566148" calcext:value-type="float">
            <text:p>201566148</text:p>
          </table:table-cell>
          <table:table-cell office:value-type="float" office:value="0.788058339" calcext:value-type="float">
            <text:p>0.788058339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4-12-01</text:p>
          </table:table-cell>
          <table:table-cell office:value-type="float" office:value="69796182" calcext:value-type="float">
            <text:p>69796182</text:p>
          </table:table-cell>
          <table:table-cell office:value-type="float" office:value="0.219017199125138" calcext:value-type="float">
            <text:p>0.219017199125138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348142886255763" calcext:value-type="float">
            <text:p>0.034814288625576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0000000683042247489411" calcext:value-type="float">
            <text:p>6.83042247489411E-09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2.78" calcext:value-type="float">
            <text:p>2.78</text:p>
          </table:table-cell>
          <table:table-cell office:value-type="float" office:value="2.8" calcext:value-type="float">
            <text:p>2.8</text:p>
          </table:table-cell>
          <table:table-cell office:value-type="float" office:value="0.00716845878136201" calcext:value-type="float">
            <text:p>0.007168458781362</text:p>
          </table:table-cell>
          <table:table-cell office:value-type="float" office:value="-0.233766233766234" calcext:value-type="float">
            <text:p>-0.233766233766234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66146000" calcext:value-type="float">
            <text:p>66146000</text:p>
          </table:table-cell>
          <table:table-cell office:value-type="float" office:value="2232119000" calcext:value-type="float">
            <text:p>2232119000</text:p>
          </table:table-cell>
          <table:table-cell office:value-type="float" office:value="0.0296337247252499" calcext:value-type="float">
            <text:p>0.02963372472525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2.79" calcext:value-type="float">
            <text:p>2.79</text:p>
          </table:table-cell>
          <table:table-cell office:value-type="float" office:value="1024981830" calcext:value-type="float">
            <text:p>1024981830</text:p>
          </table:table-cell>
          <table:table-cell office:value-type="float" office:value="0.738345554" calcext:value-type="float">
            <text:p>0.738345554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1844270" calcext:value-type="float">
            <text:p>21844270</text:p>
          </table:table-cell>
          <table:table-cell office:value-type="float" office:value="0.218750810516613" calcext:value-type="float">
            <text:p>0.21875081051661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03728614993124" calcext:value-type="float">
            <text:p>0.01037286149931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81206217600356" calcext:value-type="float">
            <text:p>1.8120621760035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71" calcext:value-type="float">
            <text:p>18.71</text:p>
          </table:table-cell>
          <table:table-cell office:value-type="float" office:value="18.72" calcext:value-type="float">
            <text:p>18.72</text:p>
          </table:table-cell>
          <table:table-cell office:value-type="float" office:value="0.000534330750734599" calcext:value-type="float">
            <text:p>0.000534330750735</text:p>
          </table:table-cell>
          <table:table-cell office:value-type="float" office:value="0.0442722744881019" calcext:value-type="float">
            <text:p>0.04427227448810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71" calcext:value-type="float">
            <text:p>18.71</text:p>
          </table:table-cell>
          <table:table-cell office:value-type="float" office:value="2504400201.15" calcext:value-type="float">
            <text:p>2504400201.15</text:p>
          </table:table-cell>
          <table:table-cell office:value-type="float" office:value="0.993797358" calcext:value-type="float">
            <text:p>0.993797358</text:p>
          </table:table-cell>
        </table:table-row>
        <table:table-row table:style-name="ro1">
          <table:table-cell office:value-type="string" calcext:value-type="string">
            <text:p>MDP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784952" calcext:value-type="float">
            <text:p>9784952</text:p>
          </table:table-cell>
          <table:table-cell office:value-type="float" office:value="0.217927661469933" calcext:value-type="float">
            <text:p>0.21792766146993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79814226178375" calcext:value-type="float">
            <text:p>0.02798142261783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98588477851272" calcext:value-type="float">
            <text:p>2.9858847785127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7.26" calcext:value-type="float">
            <text:p>57.26</text:p>
          </table:table-cell>
          <table:table-cell office:value-type="float" office:value="57.3" calcext:value-type="float">
            <text:p>57.3</text:p>
          </table:table-cell>
          <table:table-cell office:value-type="float" office:value="0.000698324022346354" calcext:value-type="float">
            <text:p>0.000698324022346</text:p>
          </table:table-cell>
          <table:table-cell office:value-type="float" office:value="-0.243433602347762" calcext:value-type="float">
            <text:p>-0.2434336023477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6727200000" calcext:value-type="float">
            <text:p>6727200000</text:p>
          </table:table-cell>
          <table:table-cell office:value-type="float" office:value="0.20614817457486" calcext:value-type="float">
            <text:p>0.2061481745748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7.26" calcext:value-type="float">
            <text:p>57.26</text:p>
          </table:table-cell>
          <table:table-cell office:value-type="float" office:value="2592381933.14" calcext:value-type="float">
            <text:p>2592381933.14</text:p>
          </table:table-cell>
          <table:table-cell office:value-type="float" office:value="2.388044486" calcext:value-type="float">
            <text:p>2.388044486</text:p>
          </table:table-cell>
        </table:table-row>
        <table:table-row table:style-name="ro1">
          <table:table-cell office:value-type="string" calcext:value-type="string">
            <text:p>ORC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5245713" calcext:value-type="float">
            <text:p>5245713</text:p>
          </table:table-cell>
          <table:table-cell office:value-type="float" office:value="0.217667059064196" calcext:value-type="float">
            <text:p>0.21766705906419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07070868340976" calcext:value-type="float">
            <text:p>0.02070708683409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497363745955317" calcext:value-type="float">
            <text:p>4.97363745955317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0.00131839156229397" calcext:value-type="float">
            <text:p>0.001318391562294</text:p>
          </table:table-cell>
          <table:table-cell office:value-type="float" office:value="-0.215553677092139" calcext:value-type="float">
            <text:p>-0.21555367709213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884000" calcext:value-type="float">
            <text:p>6884000</text:p>
          </table:table-cell>
          <table:table-cell office:value-type="float" office:value="3138694000" calcext:value-type="float">
            <text:p>3138694000</text:p>
          </table:table-cell>
          <table:table-cell office:value-type="float" office:value="0.00219326892013048" calcext:value-type="float">
            <text:p>0.0021932689201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.58" calcext:value-type="float">
            <text:p>7.58</text:p>
          </table:table-cell>
          <table:table-cell office:value-type="float" office:value="402209232.32" calcext:value-type="float">
            <text:p>402209232.32</text:p>
          </table:table-cell>
          <table:table-cell office:value-type="float" office:value="0.828752654" calcext:value-type="float">
            <text:p>0.828752654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3131182" calcext:value-type="float">
            <text:p>13131182</text:p>
          </table:table-cell>
          <table:table-cell office:value-type="float" office:value="0.217500902721415" calcext:value-type="float">
            <text:p>0.21750090272141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18682498030258" calcext:value-type="float">
            <text:p>0.02186824980302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958920546409327" calcext:value-type="float">
            <text:p>9.5892054640932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2.74" calcext:value-type="float">
            <text:p>12.74</text:p>
          </table:table-cell>
          <table:table-cell office:value-type="float" office:value="12.75" calcext:value-type="float">
            <text:p>12.75</text:p>
          </table:table-cell>
          <table:table-cell office:value-type="float" office:value="0.000784621420164754" calcext:value-type="float">
            <text:p>0.000784621420165</text:p>
          </table:table-cell>
          <table:table-cell office:value-type="float" office:value="-0.313333333333333" calcext:value-type="float">
            <text:p>-0.31333333333333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2.74" calcext:value-type="float">
            <text:p>12.74</text:p>
          </table:table-cell>
          <table:table-cell office:value-type="float" office:value="907757818.24" calcext:value-type="float">
            <text:p>907757818.24</text:p>
          </table:table-cell>
          <table:table-cell office:value-type="float" office:value="1.686191588" calcext:value-type="float">
            <text:p>1.686191588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0747922" calcext:value-type="float">
            <text:p>10747922</text:p>
          </table:table-cell>
          <table:table-cell office:value-type="float" office:value="0.217384450467214" calcext:value-type="float">
            <text:p>0.2173844504672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42242827853901" calcext:value-type="float">
            <text:p>0.034224282785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81807024312087" calcext:value-type="float">
            <text:p>9.8180702431208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5" calcext:value-type="float">
            <text:p>11.5</text:p>
          </table:table-cell>
          <table:table-cell office:value-type="float" office:value="11.51" calcext:value-type="float">
            <text:p>11.51</text:p>
          </table:table-cell>
          <table:table-cell office:value-type="float" office:value="0.000869187309865258" calcext:value-type="float">
            <text:p>0.000869187309865</text:p>
          </table:table-cell>
          <table:table-cell office:value-type="float" office:value="-0.381985294117647" calcext:value-type="float">
            <text:p>-0.38198529411764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5" calcext:value-type="float">
            <text:p>11.5</text:p>
          </table:table-cell>
          <table:table-cell office:value-type="float" office:value="573107203.5" calcext:value-type="float">
            <text:p>573107203.5</text:p>
          </table:table-cell>
          <table:table-cell office:value-type="float" office:value="-2.40640148537664" calcext:value-type="float">
            <text:p>-2.40640148537664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8501571" calcext:value-type="float">
            <text:p>8501571</text:p>
          </table:table-cell>
          <table:table-cell office:value-type="float" office:value="0.217042915496553" calcext:value-type="float">
            <text:p>0.21704291549655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765864378869881" calcext:value-type="float">
            <text:p>0.00765864378869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32604327176238" calcext:value-type="float">
            <text:p>2.3260432717623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.14" calcext:value-type="float">
            <text:p>22.14</text:p>
          </table:table-cell>
          <table:table-cell office:value-type="float" office:value="22.15" calcext:value-type="float">
            <text:p>22.15</text:p>
          </table:table-cell>
          <table:table-cell office:value-type="float" office:value="0.000451569202980267" calcext:value-type="float">
            <text:p>0.00045156920298</text:p>
          </table:table-cell>
          <table:table-cell office:value-type="float" office:value="-0.138790035587189" calcext:value-type="float">
            <text:p>-0.1387900355871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.14" calcext:value-type="float">
            <text:p>22.14</text:p>
          </table:table-cell>
          <table:table-cell office:value-type="float" office:value="937308523.5" calcext:value-type="float">
            <text:p>937308523.5</text:p>
          </table:table-cell>
          <table:table-cell office:value-type="float" office:value="0.775732719" calcext:value-type="float">
            <text:p>0.775732719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1667116" calcext:value-type="float">
            <text:p>21667116</text:p>
          </table:table-cell>
          <table:table-cell office:value-type="float" office:value="0.216976771783056" calcext:value-type="float">
            <text:p>0.2169767717830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99671621585181" calcext:value-type="float">
            <text:p>0.01996716215851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68416040041368" calcext:value-type="float">
            <text:p>1.6841604004136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66" calcext:value-type="float">
            <text:p>16.66</text:p>
          </table:table-cell>
          <table:table-cell office:value-type="float" office:value="16.67" calcext:value-type="float">
            <text:p>16.67</text:p>
          </table:table-cell>
          <table:table-cell office:value-type="float" office:value="0.000600060006000694" calcext:value-type="float">
            <text:p>0.000600060006001</text:p>
          </table:table-cell>
          <table:table-cell office:value-type="float" office:value="0.0265582655826559" calcext:value-type="float">
            <text:p>0.0265582655826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66" calcext:value-type="float">
            <text:p>16.66</text:p>
          </table:table-cell>
          <table:table-cell office:value-type="float" office:value="2230000392.9" calcext:value-type="float">
            <text:p>2230000392.9</text:p>
          </table:table-cell>
          <table:table-cell office:value-type="float" office:value="0.884909887145576" calcext:value-type="float">
            <text:p>0.884909887145576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1642405" calcext:value-type="float">
            <text:p>21642405</text:p>
          </table:table-cell>
          <table:table-cell office:value-type="float" office:value="0.216729313237695" calcext:value-type="float">
            <text:p>0.21672931323769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507661433695245" calcext:value-type="float">
            <text:p>0.00507661433695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0947290579898918" calcext:value-type="float">
            <text:p>9.47290579898918E-10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42" calcext:value-type="float">
            <text:p>19.42</text:p>
          </table:table-cell>
          <table:table-cell office:value-type="float" office:value="19.43" calcext:value-type="float">
            <text:p>19.43</text:p>
          </table:table-cell>
          <table:table-cell office:value-type="float" office:value="0.000514800514800412" calcext:value-type="float">
            <text:p>0.0005148005148</text:p>
          </table:table-cell>
          <table:table-cell office:value-type="float" office:value="0.0552791597567717" calcext:value-type="float">
            <text:p>0.05527915975677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43" calcext:value-type="float">
            <text:p>19.43</text:p>
          </table:table-cell>
          <table:table-cell office:value-type="float" office:value="2390291346.08" calcext:value-type="float">
            <text:p>2390291346.08</text:p>
          </table:table-cell>
          <table:table-cell office:value-type="float" office:value="1.02033226" calcext:value-type="float">
            <text:p>1.02033226</text:p>
          </table:table-cell>
        </table:table-row>
        <table:table-row table:style-name="ro1">
          <table:table-cell office:value-type="string" calcext:value-type="string">
            <text:p>EGOV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4342935" calcext:value-type="float">
            <text:p>14342935</text:p>
          </table:table-cell>
          <table:table-cell office:value-type="float" office:value="0.216631198175475" calcext:value-type="float">
            <text:p>0.2166311981754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64120806076563" calcext:value-type="float">
            <text:p>0.01641208060765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978068756525828" calcext:value-type="float">
            <text:p>9.78068756525828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8" calcext:value-type="float">
            <text:p>16.8</text:p>
          </table:table-cell>
          <table:table-cell office:value-type="float" office:value="16.85" calcext:value-type="float">
            <text:p>16.85</text:p>
          </table:table-cell>
          <table:table-cell office:value-type="float" office:value="0.00297176820208028" calcext:value-type="float">
            <text:p>0.00297176820208</text:p>
          </table:table-cell>
          <table:table-cell office:value-type="float" office:value="0.00305810397553499" calcext:value-type="float">
            <text:p>0.00305810397553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6046000" calcext:value-type="float">
            <text:p>136046000</text:p>
          </table:table-cell>
          <table:table-cell office:value-type="float" office:value="295731000" calcext:value-type="float">
            <text:p>295731000</text:p>
          </table:table-cell>
          <table:table-cell office:value-type="float" office:value="0.460032935336505" calcext:value-type="float">
            <text:p>0.46003293533650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8" calcext:value-type="float">
            <text:p>16.8</text:p>
          </table:table-cell>
          <table:table-cell office:value-type="float" office:value="1118205631.2" calcext:value-type="float">
            <text:p>1118205631.2</text:p>
          </table:table-cell>
          <table:table-cell office:value-type="float" office:value="5.777938084" calcext:value-type="float">
            <text:p>5.777938084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5902592" calcext:value-type="float">
            <text:p>15902592</text:p>
          </table:table-cell>
          <table:table-cell office:value-type="float" office:value="0.216594598275698" calcext:value-type="float">
            <text:p>0.21659459827569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513503794098299" calcext:value-type="float">
            <text:p>0.0513503794098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89533178296353" calcext:value-type="float">
            <text:p>2.89533178296353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29" calcext:value-type="float">
            <text:p>11.29</text:p>
          </table:table-cell>
          <table:table-cell office:value-type="float" office:value="11.3" calcext:value-type="float">
            <text:p>11.3</text:p>
          </table:table-cell>
          <table:table-cell office:value-type="float" office:value="0.000885347498893454" calcext:value-type="float">
            <text:p>0.000885347498893</text:p>
          </table:table-cell>
          <table:table-cell office:value-type="float" office:value="-0.195958646616541" calcext:value-type="float">
            <text:p>-0.1959586466165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66258000" calcext:value-type="float">
            <text:p>566258000</text:p>
          </table:table-cell>
          <table:table-cell office:value-type="float" office:value="2778304000" calcext:value-type="float">
            <text:p>2778304000</text:p>
          </table:table-cell>
          <table:table-cell office:value-type="float" office:value="0.2038142694248" calcext:value-type="float">
            <text:p>0.20381426942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1.29" calcext:value-type="float">
            <text:p>11.29</text:p>
          </table:table-cell>
          <table:table-cell office:value-type="float" office:value="1034477162.02" calcext:value-type="float">
            <text:p>1034477162.02</text:p>
          </table:table-cell>
          <table:table-cell office:value-type="float" office:value="1.15577683713136" calcext:value-type="float">
            <text:p>1.15577683713136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9605218" calcext:value-type="float">
            <text:p>9605218</text:p>
          </table:table-cell>
          <table:table-cell office:value-type="float" office:value="0.2164800090151" calcext:value-type="float">
            <text:p>0.216480009015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34279486965641" calcext:value-type="float">
            <text:p>0.02342794869656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447485752584115" calcext:value-type="float">
            <text:p>4.4748575258411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.3" calcext:value-type="float">
            <text:p>38.3</text:p>
          </table:table-cell>
          <table:table-cell office:value-type="float" office:value="38.32" calcext:value-type="float">
            <text:p>38.32</text:p>
          </table:table-cell>
          <table:table-cell office:value-type="float" office:value="0.00052205690420264" calcext:value-type="float">
            <text:p>0.000522056904203</text:p>
          </table:table-cell>
          <table:table-cell office:value-type="float" office:value="0.430830039525692" calcext:value-type="float">
            <text:p>0.43083003952569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.33" calcext:value-type="float">
            <text:p>38.33</text:p>
          </table:table-cell>
          <table:table-cell office:value-type="float" office:value="1917667095.75" calcext:value-type="float">
            <text:p>1917667095.75</text:p>
          </table:table-cell>
          <table:table-cell office:value-type="float" office:value="3.000394356" calcext:value-type="float">
            <text:p>3.000394356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21666590" calcext:value-type="float">
            <text:p>21666590</text:p>
          </table:table-cell>
          <table:table-cell office:value-type="float" office:value="0.216453775300206" calcext:value-type="float">
            <text:p>0.216453775300206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183560351726236" calcext:value-type="float">
            <text:p>0.183560351726236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658063941731213" calcext:value-type="float">
            <text:p>6.58063941731213E-0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0157492715961869" calcext:value-type="float">
            <text:p>0.000157492715962</text:p>
          </table:table-cell>
          <table:table-cell office:value-type="float" office:value="-0.767752355316285" calcext:value-type="float">
            <text:p>-0.767752355316285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591125000" calcext:value-type="float">
            <text:p>591125000</text:p>
          </table:table-cell>
          <table:table-cell office:value-type="float" office:value="1418509000" calcext:value-type="float">
            <text:p>1418509000</text:p>
          </table:table-cell>
          <table:table-cell office:value-type="float" office:value="0.416722770176291" calcext:value-type="float">
            <text:p>0.41672277017629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568" calcext:value-type="float">
            <text:p>0.568</text:p>
          </table:table-cell>
          <table:table-cell office:value-type="float" office:value="57121510.7199999" calcext:value-type="float">
            <text:p>57121510.7199999</text:p>
          </table:table-cell>
          <table:table-cell office:value-type="float" office:value="0.845627786" calcext:value-type="float">
            <text:p>0.845627786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3061359" calcext:value-type="float">
            <text:p>13061359</text:p>
          </table:table-cell>
          <table:table-cell office:value-type="float" office:value="0.216344375797128" calcext:value-type="float">
            <text:p>0.21634437579712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83723244630755" calcext:value-type="float">
            <text:p>0.02837232446307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893879966203943" calcext:value-type="float">
            <text:p>8.9387996620394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0.00084638171815487" calcext:value-type="float">
            <text:p>0.000846381718155</text:p>
          </table:table-cell>
          <table:table-cell office:value-type="float" office:value="-0.309485094850948" calcext:value-type="float">
            <text:p>-0.3094850948509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.81" calcext:value-type="float">
            <text:p>11.81</text:p>
          </table:table-cell>
          <table:table-cell office:value-type="float" office:value="841492922.56" calcext:value-type="float">
            <text:p>841492922.56</text:p>
          </table:table-cell>
          <table:table-cell office:value-type="float" office:value="1.654925031" calcext:value-type="float">
            <text:p>1.654925031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34483308" calcext:value-type="float">
            <text:p>34483308</text:p>
          </table:table-cell>
          <table:table-cell office:value-type="float" office:value="0.215718866708789" calcext:value-type="float">
            <text:p>0.21571886670878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85031112025126" calcext:value-type="float">
            <text:p>0.02850311120251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350592543349976" calcext:value-type="float">
            <text:p>3.50592543349976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0.00131839156229397" calcext:value-type="float">
            <text:p>0.001318391562294</text:p>
          </table:table-cell>
          <table:table-cell office:value-type="float" office:value="-0.177996422182469" calcext:value-type="float">
            <text:p>-0.17799642218246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.59" calcext:value-type="float">
            <text:p>7.59</text:p>
          </table:table-cell>
          <table:table-cell office:value-type="float" office:value="1409010324.81" calcext:value-type="float">
            <text:p>1409010324.81</text:p>
          </table:table-cell>
          <table:table-cell office:value-type="float" office:value="1.801147603" calcext:value-type="float">
            <text:p>1.801147603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8445836" calcext:value-type="float">
            <text:p>8445836</text:p>
          </table:table-cell>
          <table:table-cell office:value-type="float" office:value="0.215620015317845" calcext:value-type="float">
            <text:p>0.21562001531784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623798297654892" calcext:value-type="float">
            <text:p>0.00623798297654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67952748198995" calcext:value-type="float">
            <text:p>1.6795274819899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3" calcext:value-type="float">
            <text:p>22.3</text:p>
          </table:table-cell>
          <table:table-cell office:value-type="float" office:value="22.31" calcext:value-type="float">
            <text:p>22.31</text:p>
          </table:table-cell>
          <table:table-cell office:value-type="float" office:value="0.000448329970858463" calcext:value-type="float">
            <text:p>0.000448329970858</text:p>
          </table:table-cell>
          <table:table-cell office:value-type="float" office:value="-0.125650557620818" calcext:value-type="float">
            <text:p>-0.12565055762081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3" calcext:value-type="float">
            <text:p>22.3</text:p>
          </table:table-cell>
          <table:table-cell office:value-type="float" office:value="941286585.85" calcext:value-type="float">
            <text:p>941286585.85</text:p>
          </table:table-cell>
          <table:table-cell office:value-type="float" office:value="0.780171868" calcext:value-type="float">
            <text:p>0.780171868</text:p>
          </table:table-cell>
        </table:table-row>
        <table:table-row table:style-name="ro1">
          <table:table-cell office:value-type="string" calcext:value-type="string">
            <text:p>VNDA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636216" calcext:value-type="float">
            <text:p>9636216</text:p>
          </table:table-cell>
          <table:table-cell office:value-type="float" office:value="0.215405916823795" calcext:value-type="float">
            <text:p>0.21540591682379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09929695914335" calcext:value-type="float">
            <text:p>0.04099296959143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34641023647486" calcext:value-type="float">
            <text:p>4.3464102364748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5.04" calcext:value-type="float">
            <text:p>25.04</text:p>
          </table:table-cell>
          <table:table-cell office:value-type="float" office:value="25.05" calcext:value-type="float">
            <text:p>25.05</text:p>
          </table:table-cell>
          <table:table-cell office:value-type="float" office:value="0.000399281293671454" calcext:value-type="float">
            <text:p>0.000399281293671</text:p>
          </table:table-cell>
          <table:table-cell office:value-type="float" office:value="0.35017793594306" calcext:value-type="float">
            <text:p>0.3501779359430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7235000" calcext:value-type="float">
            <text:p>147235000</text:p>
          </table:table-cell>
          <table:table-cell office:value-type="float" office:value="205425000" calcext:value-type="float">
            <text:p>205425000</text:p>
          </table:table-cell>
          <table:table-cell office:value-type="float" office:value="0.716733601070951" calcext:value-type="float">
            <text:p>0.71673360107095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5.04" calcext:value-type="float">
            <text:p>25.04</text:p>
          </table:table-cell>
          <table:table-cell office:value-type="float" office:value="1313344995.2" calcext:value-type="float">
            <text:p>1313344995.2</text:p>
          </table:table-cell>
          <table:table-cell office:value-type="float" office:value="5.019236616" calcext:value-type="float">
            <text:p>5.019236616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2-01</text:p>
          </table:table-cell>
          <table:table-cell office:value-type="float" office:value="43163595" calcext:value-type="float">
            <text:p>43163595</text:p>
          </table:table-cell>
          <table:table-cell office:value-type="float" office:value="0.215399023898517" calcext:value-type="float">
            <text:p>0.215399023898517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195805751980633" calcext:value-type="float">
            <text:p>0.019580575198063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0000000176356553960367" calcext:value-type="float">
            <text:p>1.76356553960367E-09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13.11" calcext:value-type="float">
            <text:p>13.11</text:p>
          </table:table-cell>
          <table:table-cell office:value-type="float" office:value="13.12" calcext:value-type="float">
            <text:p>13.12</text:p>
          </table:table-cell>
          <table:table-cell office:value-type="float" office:value="0.000762485703393045" calcext:value-type="float">
            <text:p>0.000762485703393</text:p>
          </table:table-cell>
          <table:table-cell office:value-type="float" office:value="-0.205184776613348" calcext:value-type="float">
            <text:p>-0.20518477661334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13.1" calcext:value-type="float">
            <text:p>13.1</text:p>
          </table:table-cell>
          <table:table-cell office:value-type="float" office:value="2637636556.2" calcext:value-type="float">
            <text:p>2637636556.2</text:p>
          </table:table-cell>
          <table:table-cell office:value-type="float" office:value="23.78701318" calcext:value-type="float">
            <text:p>23.78701318</text:p>
          </table:table-cell>
        </table:table-row>
        <table:table-row table:style-name="ro1">
          <table:table-cell office:value-type="string" calcext:value-type="string">
            <text:p>COHU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982997" calcext:value-type="float">
            <text:p>5982997</text:p>
          </table:table-cell>
          <table:table-cell office:value-type="float" office:value="0.214937383244719" calcext:value-type="float">
            <text:p>0.21493738324471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23220374025672" calcext:value-type="float">
            <text:p>0.03232203740256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29898063286246" calcext:value-type="float">
            <text:p>1.29898063286246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07" calcext:value-type="float">
            <text:p>16.07</text:p>
          </table:table-cell>
          <table:table-cell office:value-type="float" office:value="16.08" calcext:value-type="float">
            <text:p>16.08</text:p>
          </table:table-cell>
          <table:table-cell office:value-type="float" office:value="0.000622083981337357" calcext:value-type="float">
            <text:p>0.000622083981337</text:p>
          </table:table-cell>
          <table:table-cell office:value-type="float" office:value="-0.107061503416856" calcext:value-type="float">
            <text:p>-0.1070615034168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0718000" calcext:value-type="float">
            <text:p>140718000</text:p>
          </table:table-cell>
          <table:table-cell office:value-type="float" office:value="420457000" calcext:value-type="float">
            <text:p>420457000</text:p>
          </table:table-cell>
          <table:table-cell office:value-type="float" office:value="0.3346786948487" calcext:value-type="float">
            <text:p>0.334678694848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07" calcext:value-type="float">
            <text:p>16.07</text:p>
          </table:table-cell>
          <table:table-cell office:value-type="float" office:value="654056199.36" calcext:value-type="float">
            <text:p>654056199.36</text:p>
          </table:table-cell>
          <table:table-cell office:value-type="float" office:value="1.50300501283281" calcext:value-type="float">
            <text:p>1.50300501283281</text:p>
          </table:table-cell>
        </table:table-row>
        <table:table-row table:style-name="ro1">
          <table:table-cell office:value-type="string" calcext:value-type="string">
            <text:p>VNDA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614478" calcext:value-type="float">
            <text:p>9614478</text:p>
          </table:table-cell>
          <table:table-cell office:value-type="float" office:value="0.214919990209041" calcext:value-type="float">
            <text:p>0.2149199902090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714016044402315" calcext:value-type="float">
            <text:p>0.0714016044402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78677133658989" calcext:value-type="float">
            <text:p>3.7867713365898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12" calcext:value-type="float">
            <text:p>26.12</text:p>
          </table:table-cell>
          <table:table-cell office:value-type="float" office:value="26.13" calcext:value-type="float">
            <text:p>26.13</text:p>
          </table:table-cell>
          <table:table-cell office:value-type="float" office:value="0.000382775119617149" calcext:value-type="float">
            <text:p>0.000382775119617</text:p>
          </table:table-cell>
          <table:table-cell office:value-type="float" office:value="0.647368421052632" calcext:value-type="float">
            <text:p>0.6473684210526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7235000" calcext:value-type="float">
            <text:p>147235000</text:p>
          </table:table-cell>
          <table:table-cell office:value-type="float" office:value="205425000" calcext:value-type="float">
            <text:p>205425000</text:p>
          </table:table-cell>
          <table:table-cell office:value-type="float" office:value="0.716733601070951" calcext:value-type="float">
            <text:p>0.71673360107095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13" calcext:value-type="float">
            <text:p>26.13</text:p>
          </table:table-cell>
          <table:table-cell office:value-type="float" office:value="1370515364.39999" calcext:value-type="float">
            <text:p>1370515364.39999</text:p>
          </table:table-cell>
          <table:table-cell office:value-type="float" office:value="5.23772574964151" calcext:value-type="float">
            <text:p>5.23772574964151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0809775" calcext:value-type="float">
            <text:p>10809775</text:p>
          </table:table-cell>
          <table:table-cell office:value-type="float" office:value="0.214901791216874" calcext:value-type="float">
            <text:p>0.21490179121687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27070633139364" calcext:value-type="float">
            <text:p>0.01270706331393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405282585384606" calcext:value-type="float">
            <text:p>4.05282585384606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9.16" calcext:value-type="float">
            <text:p>19.16</text:p>
          </table:table-cell>
          <table:table-cell office:value-type="float" office:value="19.17" calcext:value-type="float">
            <text:p>19.17</text:p>
          </table:table-cell>
          <table:table-cell office:value-type="float" office:value="0.000521784503000343" calcext:value-type="float">
            <text:p>0.000521784503</text:p>
          </table:table-cell>
          <table:table-cell office:value-type="float" office:value="-0.202674467195988" calcext:value-type="float">
            <text:p>-0.20267446719598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21765000" calcext:value-type="float">
            <text:p>421765000</text:p>
          </table:table-cell>
          <table:table-cell office:value-type="float" office:value="2092758000" calcext:value-type="float">
            <text:p>2092758000</text:p>
          </table:table-cell>
          <table:table-cell office:value-type="float" office:value="0.201535485708333" calcext:value-type="float">
            <text:p>0.20153548570833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9.17" calcext:value-type="float">
            <text:p>19.17</text:p>
          </table:table-cell>
          <table:table-cell office:value-type="float" office:value="1357926925.14" calcext:value-type="float">
            <text:p>1357926925.14</text:p>
          </table:table-cell>
          <table:table-cell office:value-type="float" office:value="7.610234692" calcext:value-type="float">
            <text:p>7.610234692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2973636" calcext:value-type="float">
            <text:p>12973636</text:p>
          </table:table-cell>
          <table:table-cell office:value-type="float" office:value="0.214891358719958" calcext:value-type="float">
            <text:p>0.21489135871995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49480080353828" calcext:value-type="float">
            <text:p>0.02494800803538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901736857361217" calcext:value-type="float">
            <text:p>9.01736857361217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1.3" calcext:value-type="float">
            <text:p>11.3</text:p>
          </table:table-cell>
          <table:table-cell office:value-type="float" office:value="11.31" calcext:value-type="float">
            <text:p>11.31</text:p>
          </table:table-cell>
          <table:table-cell office:value-type="float" office:value="0.000884564352056593" calcext:value-type="float">
            <text:p>0.000884564352057</text:p>
          </table:table-cell>
          <table:table-cell office:value-type="float" office:value="-0.536966624419096" calcext:value-type="float">
            <text:p>-0.53696662441909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1.3" calcext:value-type="float">
            <text:p>11.3</text:p>
          </table:table-cell>
          <table:table-cell office:value-type="float" office:value="805154108.8" calcext:value-type="float">
            <text:p>805154108.8</text:p>
          </table:table-cell>
          <table:table-cell office:value-type="float" office:value="1.407359406" calcext:value-type="float">
            <text:p>1.407359406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4422030" calcext:value-type="float">
            <text:p>4422030</text:p>
          </table:table-cell>
          <table:table-cell office:value-type="float" office:value="0.214806905834868" calcext:value-type="float">
            <text:p>0.21480690583486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04324450561116" calcext:value-type="float">
            <text:p>0.02043244505611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541290514927966" calcext:value-type="float">
            <text:p>5.41290514927966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5.6" calcext:value-type="float">
            <text:p>15.6</text:p>
          </table:table-cell>
          <table:table-cell office:value-type="float" office:value="15.65" calcext:value-type="float">
            <text:p>15.65</text:p>
          </table:table-cell>
          <table:table-cell office:value-type="float" office:value="0.00320000000000004" calcext:value-type="float">
            <text:p>0.0032</text:p>
          </table:table-cell>
          <table:table-cell office:value-type="float" office:value="-0.238442822384428" calcext:value-type="float">
            <text:p>-0.23844282238442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6178000" calcext:value-type="float">
            <text:p>116178000</text:p>
          </table:table-cell>
          <table:table-cell office:value-type="float" office:value="388087000" calcext:value-type="float">
            <text:p>388087000</text:p>
          </table:table-cell>
          <table:table-cell office:value-type="float" office:value="0.299360710356183" calcext:value-type="float">
            <text:p>0.2993607103561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5.6" calcext:value-type="float">
            <text:p>15.6</text:p>
          </table:table-cell>
          <table:table-cell office:value-type="float" office:value="311740150.8" calcext:value-type="float">
            <text:p>311740150.8</text:p>
          </table:table-cell>
          <table:table-cell office:value-type="float" office:value="0.994502302" calcext:value-type="float">
            <text:p>0.994502302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9-01</text:p>
          </table:table-cell>
          <table:table-cell office:value-type="float" office:value="4216547" calcext:value-type="float">
            <text:p>4216547</text:p>
          </table:table-cell>
          <table:table-cell office:value-type="float" office:value="0.214571624853697" calcext:value-type="float">
            <text:p>0.21457162485369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267147955099505" calcext:value-type="float">
            <text:p>0.026714795509951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000000102515402989605" calcext:value-type="float">
            <text:p>1.02515402989605E-08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20.61" calcext:value-type="float">
            <text:p>20.61</text:p>
          </table:table-cell>
          <table:table-cell office:value-type="float" office:value="20.62" calcext:value-type="float">
            <text:p>20.62</text:p>
          </table:table-cell>
          <table:table-cell office:value-type="float" office:value="0.000485083676934347" calcext:value-type="float">
            <text:p>0.000485083676934</text:p>
          </table:table-cell>
          <table:table-cell office:value-type="float" office:value="-0.031540847983454" calcext:value-type="float">
            <text:p>-0.031540847983454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20.62" calcext:value-type="float">
            <text:p>20.62</text:p>
          </table:table-cell>
          <table:table-cell office:value-type="float" office:value="502260784.66" calcext:value-type="float">
            <text:p>502260784.66</text:p>
          </table:table-cell>
          <table:table-cell office:value-type="float" office:value="1.416678578" calcext:value-type="float">
            <text:p>1.416678578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3795052" calcext:value-type="float">
            <text:p>3795052</text:p>
          </table:table-cell>
          <table:table-cell office:value-type="float" office:value="0.214500001413024" calcext:value-type="float">
            <text:p>0.21450000141302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24658167648595" calcext:value-type="float">
            <text:p>0.0124658167648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942326603758708" calcext:value-type="float">
            <text:p>9.42326603758708E-0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4.518816" calcext:value-type="float">
            <text:p>14.518816</text:p>
          </table:table-cell>
          <table:table-cell office:value-type="float" office:value="14.566108" calcext:value-type="float">
            <text:p>14.566108</text:p>
          </table:table-cell>
          <table:table-cell office:value-type="float" office:value="0.00325199405712712" calcext:value-type="float">
            <text:p>0.003251994057127</text:p>
          </table:table-cell>
          <table:table-cell office:value-type="float" office:value="-0.0270270270270271" calcext:value-type="float">
            <text:p>-0.02702702702702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33950000" calcext:value-type="float">
            <text:p>233950000</text:p>
          </table:table-cell>
          <table:table-cell office:value-type="float" office:value="1466216000" calcext:value-type="float">
            <text:p>1466216000</text:p>
          </table:table-cell>
          <table:table-cell office:value-type="float" office:value="0.159560392193238" calcext:value-type="float">
            <text:p>0.15956039219323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4.518816" calcext:value-type="float">
            <text:p>14.518816</text:p>
          </table:table-cell>
          <table:table-cell office:value-type="float" office:value="430506176.75" calcext:value-type="float">
            <text:p>430506176.75</text:p>
          </table:table-cell>
          <table:table-cell office:value-type="float" office:value="0.285097336383769" calcext:value-type="float">
            <text:p>0.285097336383769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34273909" calcext:value-type="float">
            <text:p>34273909</text:p>
          </table:table-cell>
          <table:table-cell office:value-type="float" office:value="0.21440891944474" calcext:value-type="float">
            <text:p>0.2144089194447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15348682641514" calcext:value-type="float">
            <text:p>0.03153486826415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361844238042135" calcext:value-type="float">
            <text:p>3.61844238042135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04" calcext:value-type="float">
            <text:p>8.04</text:p>
          </table:table-cell>
          <table:table-cell office:value-type="float" office:value="8.05" calcext:value-type="float">
            <text:p>8.05</text:p>
          </table:table-cell>
          <table:table-cell office:value-type="float" office:value="0.00124300807955271" calcext:value-type="float">
            <text:p>0.001243008079553</text:p>
          </table:table-cell>
          <table:table-cell office:value-type="float" office:value="-0.356223175965665" calcext:value-type="float">
            <text:p>-0.3562231759656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04" calcext:value-type="float">
            <text:p>8.04</text:p>
          </table:table-cell>
          <table:table-cell office:value-type="float" office:value="1492548486.36" calcext:value-type="float">
            <text:p>1492548486.36</text:p>
          </table:table-cell>
          <table:table-cell office:value-type="float" office:value="1.90793501" calcext:value-type="float">
            <text:p>1.90793501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10-01</text:p>
          </table:table-cell>
          <table:table-cell office:value-type="float" office:value="4212541" calcext:value-type="float">
            <text:p>4212541</text:p>
          </table:table-cell>
          <table:table-cell office:value-type="float" office:value="0.214367767543636" calcext:value-type="float">
            <text:p>0.214367767543636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311528505502822" calcext:value-type="float">
            <text:p>0.031152850550282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000000134524989321485" calcext:value-type="float">
            <text:p>1.34524989321485E-08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20.47" calcext:value-type="float">
            <text:p>20.47</text:p>
          </table:table-cell>
          <table:table-cell office:value-type="float" office:value="20.48" calcext:value-type="float">
            <text:p>20.48</text:p>
          </table:table-cell>
          <table:table-cell office:value-type="float" office:value="0.000488400488400565" calcext:value-type="float">
            <text:p>0.000488400488401</text:p>
          </table:table-cell>
          <table:table-cell office:value-type="float" office:value="-0.0732584269662921" calcext:value-type="float">
            <text:p>-0.073258426966292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20.47" calcext:value-type="float">
            <text:p>20.47</text:p>
          </table:table-cell>
          <table:table-cell office:value-type="float" office:value="498607093.21" calcext:value-type="float">
            <text:p>498607093.21</text:p>
          </table:table-cell>
          <table:table-cell office:value-type="float" office:value="1.039674365" calcext:value-type="float">
            <text:p>1.039674365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5512393" calcext:value-type="float">
            <text:p>15512393</text:p>
          </table:table-cell>
          <table:table-cell office:value-type="float" office:value="0.214344332572397" calcext:value-type="float">
            <text:p>0.21434433257239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71917499775901" calcext:value-type="float">
            <text:p>0.0071917499775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104827082639821" calcext:value-type="float">
            <text:p>1.04827082639821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8" calcext:value-type="float">
            <text:p>18</text:p>
          </table:table-cell>
          <table:table-cell office:value-type="float" office:value="18.01" calcext:value-type="float">
            <text:p>18.01</text:p>
          </table:table-cell>
          <table:table-cell office:value-type="float" office:value="0.000555401277423025" calcext:value-type="float">
            <text:p>0.000555401277423</text:p>
          </table:table-cell>
          <table:table-cell office:value-type="float" office:value="0.141538461538462" calcext:value-type="float">
            <text:p>0.14153846153846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8.03" calcext:value-type="float">
            <text:p>18.03</text:p>
          </table:table-cell>
          <table:table-cell office:value-type="float" office:value="1901050908.27" calcext:value-type="float">
            <text:p>1901050908.27</text:p>
          </table:table-cell>
          <table:table-cell office:value-type="float" office:value="0.856377424" calcext:value-type="float">
            <text:p>0.856377424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5-01</text:p>
          </table:table-cell>
          <table:table-cell office:value-type="float" office:value="42932394" calcext:value-type="float">
            <text:p>42932394</text:p>
          </table:table-cell>
          <table:table-cell office:value-type="float" office:value="0.214245262963536" calcext:value-type="float">
            <text:p>0.21424526296353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206119734718764" calcext:value-type="float">
            <text:p>0.02061197347187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0000000104374925189826" calcext:value-type="float">
            <text:p>1.04374925189826E-09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14.65" calcext:value-type="float">
            <text:p>14.65</text:p>
          </table:table-cell>
          <table:table-cell office:value-type="float" office:value="14.66" calcext:value-type="float">
            <text:p>14.66</text:p>
          </table:table-cell>
          <table:table-cell office:value-type="float" office:value="0.000682360968952561" calcext:value-type="float">
            <text:p>0.000682360968953</text:p>
          </table:table-cell>
          <table:table-cell office:value-type="float" office:value="0.00219941348973602" calcext:value-type="float">
            <text:p>0.00219941348973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14.68" calcext:value-type="float">
            <text:p>14.68</text:p>
          </table:table-cell>
          <table:table-cell office:value-type="float" office:value="2957635633.56" calcext:value-type="float">
            <text:p>2957635633.56</text:p>
          </table:table-cell>
          <table:table-cell office:value-type="float" office:value="40.411331939" calcext:value-type="float">
            <text:p>40.411331939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5496145" calcext:value-type="float">
            <text:p>15496145</text:p>
          </table:table-cell>
          <table:table-cell office:value-type="float" office:value="0.214119823902739" calcext:value-type="float">
            <text:p>0.21411982390273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636661748944689" calcext:value-type="float">
            <text:p>0.00636661748944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0723560405437898" calcext:value-type="float">
            <text:p>7.23560405437898E-10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07" calcext:value-type="float">
            <text:p>18.07</text:p>
          </table:table-cell>
          <table:table-cell office:value-type="float" office:value="18.08" calcext:value-type="float">
            <text:p>18.08</text:p>
          </table:table-cell>
          <table:table-cell office:value-type="float" office:value="0.000553250345781356" calcext:value-type="float">
            <text:p>0.000553250345781</text:p>
          </table:table-cell>
          <table:table-cell office:value-type="float" office:value="0.106134969325153" calcext:value-type="float">
            <text:p>0.106134969325153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8.09" calcext:value-type="float">
            <text:p>18.09</text:p>
          </table:table-cell>
          <table:table-cell office:value-type="float" office:value="1907377200.81" calcext:value-type="float">
            <text:p>1907377200.81</text:p>
          </table:table-cell>
          <table:table-cell office:value-type="float" office:value="0.881943417" calcext:value-type="float">
            <text:p>0.881943417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6455041" calcext:value-type="float">
            <text:p>16455041</text:p>
          </table:table-cell>
          <table:table-cell office:value-type="float" office:value="0.214094374594874" calcext:value-type="float">
            <text:p>0.21409437459487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344565104999894" calcext:value-type="float">
            <text:p>0.0344565104999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875350969018068" calcext:value-type="float">
            <text:p>8.75350969018068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.14" calcext:value-type="float">
            <text:p>7.14</text:p>
          </table:table-cell>
          <table:table-cell office:value-type="float" office:value="7.15" calcext:value-type="float">
            <text:p>7.15</text:p>
          </table:table-cell>
          <table:table-cell office:value-type="float" office:value="0.00139958012596231" calcext:value-type="float">
            <text:p>0.001399580125962</text:p>
          </table:table-cell>
          <table:table-cell office:value-type="float" office:value="0.997109826589596" calcext:value-type="float">
            <text:p>0.99710982658959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.14" calcext:value-type="float">
            <text:p>7.14</text:p>
          </table:table-cell>
          <table:table-cell office:value-type="float" office:value="1513737691.2" calcext:value-type="float">
            <text:p>1513737691.2</text:p>
          </table:table-cell>
          <table:table-cell office:value-type="float" office:value="1.427597729" calcext:value-type="float">
            <text:p>1.427597729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2845198" calcext:value-type="float">
            <text:p>12845198</text:p>
          </table:table-cell>
          <table:table-cell office:value-type="float" office:value="0.214083065282245" calcext:value-type="float">
            <text:p>0.2140830652822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448155310853694" calcext:value-type="float">
            <text:p>0.04481553108536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35734732074781" calcext:value-type="float">
            <text:p>4.3573473207478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97" calcext:value-type="float">
            <text:p>16.97</text:p>
          </table:table-cell>
          <table:table-cell office:value-type="float" office:value="16.98" calcext:value-type="float">
            <text:p>16.98</text:p>
          </table:table-cell>
          <table:table-cell office:value-type="float" office:value="0.000589101620029547" calcext:value-type="float">
            <text:p>0.00058910162003</text:p>
          </table:table-cell>
          <table:table-cell office:value-type="float" office:value="-0.324624194702935" calcext:value-type="float">
            <text:p>-0.32462419470293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98" calcext:value-type="float">
            <text:p>16.98</text:p>
          </table:table-cell>
          <table:table-cell office:value-type="float" office:value="1058160370.14" calcext:value-type="float">
            <text:p>1058160370.14</text:p>
          </table:table-cell>
          <table:table-cell office:value-type="float" office:value="1.319545779" calcext:value-type="float">
            <text:p>1.319545779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4206532" calcext:value-type="float">
            <text:p>4206532</text:p>
          </table:table-cell>
          <table:table-cell office:value-type="float" office:value="0.214061981578546" calcext:value-type="float">
            <text:p>0.214061981578546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242463163879237" calcext:value-type="float">
            <text:p>0.02424631638792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007841533248762" calcext:value-type="float">
            <text:p>7.841533248762E-0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27.24" calcext:value-type="float">
            <text:p>27.24</text:p>
          </table:table-cell>
          <table:table-cell office:value-type="float" office:value="27.25" calcext:value-type="float">
            <text:p>27.25</text:p>
          </table:table-cell>
          <table:table-cell office:value-type="float" office:value="0.000367039823820942" calcext:value-type="float">
            <text:p>0.000367039823821</text:p>
          </table:table-cell>
          <table:table-cell office:value-type="float" office:value="1.33480176211454" calcext:value-type="float">
            <text:p>1.3348017621145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27.24" calcext:value-type="float">
            <text:p>27.24</text:p>
          </table:table-cell>
          <table:table-cell office:value-type="float" office:value="583963683.48" calcext:value-type="float">
            <text:p>583963683.48</text:p>
          </table:table-cell>
          <table:table-cell office:value-type="float" office:value="1.788600533" calcext:value-type="float">
            <text:p>1.788600533</text:p>
          </table:table-cell>
        </table:table-row>
        <table:table-row table:style-name="ro1">
          <table:table-cell office:value-type="string" calcext:value-type="string">
            <text:p>NBRV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459382" calcext:value-type="float">
            <text:p>459382</text:p>
          </table:table-cell>
          <table:table-cell office:value-type="float" office:value="0.213881918028894" calcext:value-type="float">
            <text:p>0.21388191802889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37193772182054" calcext:value-type="float">
            <text:p>0.03371937721820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130072236869272" calcext:value-type="float">
            <text:p>1.30072236869272E-0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.14" calcext:value-type="float">
            <text:p>5.14</text:p>
          </table:table-cell>
          <table:table-cell office:value-type="float" office:value="5.15" calcext:value-type="float">
            <text:p>5.15</text:p>
          </table:table-cell>
          <table:table-cell office:value-type="float" office:value="0.00194363459669595" calcext:value-type="float">
            <text:p>0.001943634596696</text:p>
          </table:table-cell>
          <table:table-cell office:value-type="float" office:value="-0.392488262910798" calcext:value-type="float">
            <text:p>-0.39248826291079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-30083000" calcext:value-type="float">
            <text:p>-30083000</text:p>
          </table:table-cell>
          <table:table-cell office:value-type="float" office:value="93240000" calcext:value-type="float">
            <text:p>93240000</text:p>
          </table:table-cell>
          <table:table-cell office:value-type="float" office:value="-0.322640497640498" calcext:value-type="float">
            <text:p>-0.32264049764049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.14" calcext:value-type="float">
            <text:p>5.14</text:p>
          </table:table-cell>
          <table:table-cell office:value-type="float" office:value="188722069.839999" calcext:value-type="float">
            <text:p>188722069.839999</text:p>
          </table:table-cell>
          <table:table-cell office:value-type="float" office:value="1.828562301" calcext:value-type="float">
            <text:p>1.828562301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3918579" calcext:value-type="float">
            <text:p>23918579</text:p>
          </table:table-cell>
          <table:table-cell office:value-type="float" office:value="0.213871910654887" calcext:value-type="float">
            <text:p>0.21387191065488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409842978681431" calcext:value-type="float">
            <text:p>0.00409842978681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7330589712518" calcext:value-type="float">
            <text:p>3.7330589712518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.2" calcext:value-type="float">
            <text:p>6.2</text:p>
          </table:table-cell>
          <table:table-cell office:value-type="float" office:value="6.21" calcext:value-type="float">
            <text:p>6.21</text:p>
          </table:table-cell>
          <table:table-cell office:value-type="float" office:value="0.00161160354552777" calcext:value-type="float">
            <text:p>0.001611603545528</text:p>
          </table:table-cell>
          <table:table-cell office:value-type="float" office:value="-0.0490506329113925" calcext:value-type="float">
            <text:p>-0.04905063291139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.21" calcext:value-type="float">
            <text:p>6.21</text:p>
          </table:table-cell>
          <table:table-cell office:value-type="float" office:value="696211707.06" calcext:value-type="float">
            <text:p>696211707.06</text:p>
          </table:table-cell>
          <table:table-cell office:value-type="float" office:value="0.733624637" calcext:value-type="float">
            <text:p>0.733624637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03-01</text:p>
          </table:table-cell>
          <table:table-cell office:value-type="float" office:value="75546526" calcext:value-type="float">
            <text:p>75546526</text:p>
          </table:table-cell>
          <table:table-cell office:value-type="float" office:value="0.213745185914521" calcext:value-type="float">
            <text:p>0.213745185914521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365833392486503" calcext:value-type="float">
            <text:p>0.03658333924865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0.00000000821841896813305" calcext:value-type="float">
            <text:p>8.21841896813305E-09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  <table:table-cell office:value-type="float" office:value="0.00336134453781505" calcext:value-type="float">
            <text:p>0.003361344537815</text:p>
          </table:table-cell>
          <table:table-cell office:value-type="float" office:value="0.0814332247557003" calcext:value-type="float">
            <text:p>0.0814332247557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03-31</text:p>
          </table:table-cell>
          <table:table-cell office:value-type="float" office:value="2.98" calcext:value-type="float">
            <text:p>2.98</text:p>
          </table:table-cell>
          <table:table-cell office:value-type="float" office:value="1102579140" calcext:value-type="float">
            <text:p>1102579140</text:p>
          </table:table-cell>
          <table:table-cell office:value-type="float" office:value="0.78368176" calcext:value-type="float">
            <text:p>0.78368176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5467561" calcext:value-type="float">
            <text:p>15467561</text:p>
          </table:table-cell>
          <table:table-cell office:value-type="float" office:value="0.213724861088024" calcext:value-type="float">
            <text:p>0.21372486108802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686339258715424" calcext:value-type="float">
            <text:p>0.00686339258715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0706681388536411" calcext:value-type="float">
            <text:p>7.06681388536411E-10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5" calcext:value-type="float">
            <text:p>18.55</text:p>
          </table:table-cell>
          <table:table-cell office:value-type="float" office:value="0.000539228902669267" calcext:value-type="float">
            <text:p>0.000539228902669</text:p>
          </table:table-cell>
          <table:table-cell office:value-type="float" office:value="0.148724331051649" calcext:value-type="float">
            <text:p>0.14872433105164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55" calcext:value-type="float">
            <text:p>18.55</text:p>
          </table:table-cell>
          <table:table-cell office:value-type="float" office:value="1922483397.45" calcext:value-type="float">
            <text:p>1922483397.45</text:p>
          </table:table-cell>
          <table:table-cell office:value-type="float" office:value="0.881076052" calcext:value-type="float">
            <text:p>0.881076052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7842934" calcext:value-type="float">
            <text:p>7842934</text:p>
          </table:table-cell>
          <table:table-cell office:value-type="float" office:value="0.213715570330808" calcext:value-type="float">
            <text:p>0.21371557033080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989641166041626" calcext:value-type="float">
            <text:p>0.00989641166041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204237061108211" calcext:value-type="float">
            <text:p>2.04237061108211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5.3" calcext:value-type="float">
            <text:p>25.3</text:p>
          </table:table-cell>
          <table:table-cell office:value-type="float" office:value="25.31" calcext:value-type="float">
            <text:p>25.31</text:p>
          </table:table-cell>
          <table:table-cell office:value-type="float" office:value="0.000395178818415254" calcext:value-type="float">
            <text:p>0.000395178818415</text:p>
          </table:table-cell>
          <table:table-cell office:value-type="float" office:value="0.126348920863309" calcext:value-type="float">
            <text:p>0.1263489208633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-7958000" calcext:value-type="float">
            <text:p>-7958000</text:p>
          </table:table-cell>
          <table:table-cell office:value-type="float" office:value="7978161000" calcext:value-type="float">
            <text:p>7978161000</text:p>
          </table:table-cell>
          <table:table-cell office:value-type="float" office:value="-0.000997472976541837" calcext:value-type="float">
            <text:p>-0.00099747297654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5.29" calcext:value-type="float">
            <text:p>25.29</text:p>
          </table:table-cell>
          <table:table-cell office:value-type="float" office:value="1058857652.69999" calcext:value-type="float">
            <text:p>1058857652.69999</text:p>
          </table:table-cell>
          <table:table-cell office:value-type="float" office:value="0.800914927" calcext:value-type="float">
            <text:p>0.800914927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42810239" calcext:value-type="float">
            <text:p>42810239</text:p>
          </table:table-cell>
          <table:table-cell office:value-type="float" office:value="0.213635673614819" calcext:value-type="float">
            <text:p>0.21363567361481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452448516031444" calcext:value-type="float">
            <text:p>0.04524485160314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00139797724275699" calcext:value-type="float">
            <text:p>1.39797724275699E-0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14.44" calcext:value-type="float">
            <text:p>14.44</text:p>
          </table:table-cell>
          <table:table-cell office:value-type="float" office:value="14.45" calcext:value-type="float">
            <text:p>14.45</text:p>
          </table:table-cell>
          <table:table-cell office:value-type="float" office:value="0.000692281066112827" calcext:value-type="float">
            <text:p>0.000692281066113</text:p>
          </table:table-cell>
          <table:table-cell office:value-type="float" office:value="-0.439114391143911" calcext:value-type="float">
            <text:p>-0.439114391143911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14.41" calcext:value-type="float">
            <text:p>14.41</text:p>
          </table:table-cell>
          <table:table-cell office:value-type="float" office:value="2892831593.52" calcext:value-type="float">
            <text:p>2892831593.52</text:p>
          </table:table-cell>
          <table:table-cell office:value-type="float" office:value="23.197715927" calcext:value-type="float">
            <text:p>23.197715927</text:p>
          </table:table-cell>
        </table:table-row>
        <table:table-row table:style-name="ro1">
          <table:table-cell office:value-type="string" calcext:value-type="string">
            <text:p>VNDA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543999" calcext:value-type="float">
            <text:p>9543999</text:p>
          </table:table-cell>
          <table:table-cell office:value-type="float" office:value="0.213344517677933" calcext:value-type="float">
            <text:p>0.21334451767793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58203529467158" calcext:value-type="float">
            <text:p>0.0258203529467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42314702436336" calcext:value-type="float">
            <text:p>3.4231470243633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95" calcext:value-type="float">
            <text:p>18.95</text:p>
          </table:table-cell>
          <table:table-cell office:value-type="float" office:value="18.97" calcext:value-type="float">
            <text:p>18.97</text:p>
          </table:table-cell>
          <table:table-cell office:value-type="float" office:value="0.00105485232067508" calcext:value-type="float">
            <text:p>0.001054852320675</text:p>
          </table:table-cell>
          <table:table-cell office:value-type="float" office:value="0.461783439490446" calcext:value-type="float">
            <text:p>0.46178343949044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7235000" calcext:value-type="float">
            <text:p>147235000</text:p>
          </table:table-cell>
          <table:table-cell office:value-type="float" office:value="205425000" calcext:value-type="float">
            <text:p>205425000</text:p>
          </table:table-cell>
          <table:table-cell office:value-type="float" office:value="0.716733601070951" calcext:value-type="float">
            <text:p>0.7167336010709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97" calcext:value-type="float">
            <text:p>18.97</text:p>
          </table:table-cell>
          <table:table-cell office:value-type="float" office:value="994974223.599999" calcext:value-type="float">
            <text:p>994974223.599999</text:p>
          </table:table-cell>
          <table:table-cell office:value-type="float" office:value="3.954184014" calcext:value-type="float">
            <text:p>3.954184014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09-12-01</text:p>
          </table:table-cell>
          <table:table-cell office:value-type="float" office:value="2693098" calcext:value-type="float">
            <text:p>2693098</text:p>
          </table:table-cell>
          <table:table-cell office:value-type="float" office:value="0.213210325559449" calcext:value-type="float">
            <text:p>0.213210325559449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258259771602145" calcext:value-type="float">
            <text:p>0.025825977160215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0000000390336288473344" calcext:value-type="float">
            <text:p>3.90336288473344E-09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17.51745" calcext:value-type="float">
            <text:p>17.51745</text:p>
          </table:table-cell>
          <table:table-cell office:value-type="float" office:value="17.607746" calcext:value-type="float">
            <text:p>17.607746</text:p>
          </table:table-cell>
          <table:table-cell office:value-type="float" office:value="0.00514138056339948" calcext:value-type="float">
            <text:p>0.005141380563399</text:p>
          </table:table-cell>
          <table:table-cell office:value-type="float" office:value="0.168115942028986" calcext:value-type="float">
            <text:p>0.168115942028986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17.51745" calcext:value-type="float">
            <text:p>17.51745</text:p>
          </table:table-cell>
          <table:table-cell office:value-type="float" office:value="2600856832.87999" calcext:value-type="float">
            <text:p>2600856832.87999</text:p>
          </table:table-cell>
          <table:table-cell office:value-type="float" office:value="1.071860023" calcext:value-type="float">
            <text:p>1.071860023</text:p>
          </table:table-cell>
        </table:table-row>
        <table:table-row table:style-name="ro1">
          <table:table-cell office:value-type="string" calcext:value-type="string">
            <text:p>ORC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5138232" calcext:value-type="float">
            <text:p>5138232</text:p>
          </table:table-cell>
          <table:table-cell office:value-type="float" office:value="0.213207212866877" calcext:value-type="float">
            <text:p>0.21320721286687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702403065551632" calcext:value-type="float">
            <text:p>0.00702403065551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236698917470965" calcext:value-type="float">
            <text:p>2.36698917470965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9.48" calcext:value-type="float">
            <text:p>9.48</text:p>
          </table:table-cell>
          <table:table-cell office:value-type="float" office:value="9.49" calcext:value-type="float">
            <text:p>9.49</text:p>
          </table:table-cell>
          <table:table-cell office:value-type="float" office:value="0.00105429625724826" calcext:value-type="float">
            <text:p>0.001054296257248</text:p>
          </table:table-cell>
          <table:table-cell office:value-type="float" office:value="-0.0708955223880597" calcext:value-type="float">
            <text:p>-0.070895522388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884000" calcext:value-type="float">
            <text:p>6884000</text:p>
          </table:table-cell>
          <table:table-cell office:value-type="float" office:value="3138694000" calcext:value-type="float">
            <text:p>3138694000</text:p>
          </table:table-cell>
          <table:table-cell office:value-type="float" office:value="0.00219326892013048" calcext:value-type="float">
            <text:p>0.0021932689201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9.48" calcext:value-type="float">
            <text:p>9.48</text:p>
          </table:table-cell>
          <table:table-cell office:value-type="float" office:value="437105811.84" calcext:value-type="float">
            <text:p>437105811.84</text:p>
          </table:table-cell>
          <table:table-cell office:value-type="float" office:value="1.036487488" calcext:value-type="float">
            <text:p>1.036487488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34067695" calcext:value-type="float">
            <text:p>34067695</text:p>
          </table:table-cell>
          <table:table-cell office:value-type="float" office:value="0.213118896736376" calcext:value-type="float">
            <text:p>0.21311889673637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63024791032279" calcext:value-type="float">
            <text:p>0.01630247910322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274516634891752" calcext:value-type="float">
            <text:p>2.74516634891752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.62" calcext:value-type="float">
            <text:p>7.62</text:p>
          </table:table-cell>
          <table:table-cell office:value-type="float" office:value="7.63" calcext:value-type="float">
            <text:p>7.63</text:p>
          </table:table-cell>
          <table:table-cell office:value-type="float" office:value="0.00131147540983604" calcext:value-type="float">
            <text:p>0.001311475409836</text:p>
          </table:table-cell>
          <table:table-cell office:value-type="float" office:value="-0.213471502590674" calcext:value-type="float">
            <text:p>-0.21347150259067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.62" calcext:value-type="float">
            <text:p>7.62</text:p>
          </table:table-cell>
          <table:table-cell office:value-type="float" office:value="1414579535.58" calcext:value-type="float">
            <text:p>1414579535.58</text:p>
          </table:table-cell>
          <table:table-cell office:value-type="float" office:value="1.808266763" calcext:value-type="float">
            <text:p>1.808266763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4305292" calcext:value-type="float">
            <text:p>4305292</text:p>
          </table:table-cell>
          <table:table-cell office:value-type="float" office:value="0.213025067465733" calcext:value-type="float">
            <text:p>0.21302506746573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85719758035422" calcext:value-type="float">
            <text:p>0.01857197580354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346760153394237" calcext:value-type="float">
            <text:p>3.46760153394237E-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4.85" calcext:value-type="float">
            <text:p>14.85</text:p>
          </table:table-cell>
          <table:table-cell office:value-type="float" office:value="14.9" calcext:value-type="float">
            <text:p>14.9</text:p>
          </table:table-cell>
          <table:table-cell office:value-type="float" office:value="0.00336134453781517" calcext:value-type="float">
            <text:p>0.003361344537815</text:p>
          </table:table-cell>
          <table:table-cell office:value-type="float" office:value="-0.167130919220056" calcext:value-type="float">
            <text:p>-0.16713091922005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11255000" calcext:value-type="float">
            <text:p>111255000</text:p>
          </table:table-cell>
          <table:table-cell office:value-type="float" office:value="348004000" calcext:value-type="float">
            <text:p>348004000</text:p>
          </table:table-cell>
          <table:table-cell office:value-type="float" office:value="0.31969460121148" calcext:value-type="float">
            <text:p>0.3196946012114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4.9" calcext:value-type="float">
            <text:p>14.9</text:p>
          </table:table-cell>
          <table:table-cell office:value-type="float" office:value="296128649.4" calcext:value-type="float">
            <text:p>296128649.4</text:p>
          </table:table-cell>
          <table:table-cell office:value-type="float" office:value="1.020954442" calcext:value-type="float">
            <text:p>1.020954442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7-01</text:p>
          </table:table-cell>
          <table:table-cell office:value-type="float" office:value="4572201" calcext:value-type="float">
            <text:p>4572201</text:p>
          </table:table-cell>
          <table:table-cell office:value-type="float" office:value="0.212947346751718" calcext:value-type="float">
            <text:p>0.212947346751718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264786262233726" calcext:value-type="float">
            <text:p>0.026478626223373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000000241257393297622" calcext:value-type="float">
            <text:p>2.41257393297622E-08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8.29173" calcext:value-type="float">
            <text:p>18.29173</text:p>
          </table:table-cell>
          <table:table-cell office:value-type="float" office:value="18.321376" calcext:value-type="float">
            <text:p>18.321376</text:p>
          </table:table-cell>
          <table:table-cell office:value-type="float" office:value="0.00161942010601358" calcext:value-type="float">
            <text:p>0.001619420106014</text:p>
          </table:table-cell>
          <table:table-cell office:value-type="float" office:value="0.153854675360142" calcext:value-type="float">
            <text:p>0.153854675360142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18.311494" calcext:value-type="float">
            <text:p>18.311494</text:p>
          </table:table-cell>
          <table:table-cell office:value-type="float" office:value="379694182.56" calcext:value-type="float">
            <text:p>379694182.56</text:p>
          </table:table-cell>
          <table:table-cell office:value-type="float" office:value="1.134833048" calcext:value-type="float">
            <text:p>1.134833048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2772593" calcext:value-type="float">
            <text:p>12772593</text:p>
          </table:table-cell>
          <table:table-cell office:value-type="float" office:value="0.212873002116631" calcext:value-type="float">
            <text:p>0.21287300211663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949869078692539" calcext:value-type="float">
            <text:p>0.09498690786925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786342371081182" calcext:value-type="float">
            <text:p>7.86342371081182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89" calcext:value-type="float">
            <text:p>7.89</text:p>
          </table:table-cell>
          <table:table-cell office:value-type="float" office:value="7.9" calcext:value-type="float">
            <text:p>7.9</text:p>
          </table:table-cell>
          <table:table-cell office:value-type="float" office:value="0.00126662444585189" calcext:value-type="float">
            <text:p>0.001266624445852</text:p>
          </table:table-cell>
          <table:table-cell office:value-type="float" office:value="-0.327635327635328" calcext:value-type="float">
            <text:p>-0.3276353276353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9" calcext:value-type="float">
            <text:p>7.9</text:p>
          </table:table-cell>
          <table:table-cell office:value-type="float" office:value="491923764.9" calcext:value-type="float">
            <text:p>491923764.9</text:p>
          </table:table-cell>
          <table:table-cell office:value-type="float" office:value="0.613922948" calcext:value-type="float">
            <text:p>0.61392294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5-01</text:p>
          </table:table-cell>
          <table:table-cell office:value-type="float" office:value="5078258" calcext:value-type="float">
            <text:p>5078258</text:p>
          </table:table-cell>
          <table:table-cell office:value-type="float" office:value="0.212844545035416" calcext:value-type="float">
            <text:p>0.212844545035416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0.0135023039412191" calcext:value-type="float">
            <text:p>0.013502303941219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0.00000000415404586847942" calcext:value-type="float">
            <text:p>4.15404586847942E-09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42.14" calcext:value-type="float">
            <text:p>42.14</text:p>
          </table:table-cell>
          <table:table-cell office:value-type="float" office:value="42.16" calcext:value-type="float">
            <text:p>42.16</text:p>
          </table:table-cell>
          <table:table-cell office:value-type="float" office:value="0.000474495848161234" calcext:value-type="float">
            <text:p>0.000474495848161</text:p>
          </table:table-cell>
          <table:table-cell office:value-type="float" office:value="0.0614142402740398" calcext:value-type="float">
            <text:p>0.06141424027404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42.17" calcext:value-type="float">
            <text:p>42.17</text:p>
          </table:table-cell>
          <table:table-cell office:value-type="float" office:value="976670357.04" calcext:value-type="float">
            <text:p>976670357.04</text:p>
          </table:table-cell>
          <table:table-cell office:value-type="float" office:value="0.826625274" calcext:value-type="float">
            <text:p>0.826625274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21282690" calcext:value-type="float">
            <text:p>21282690</text:p>
          </table:table-cell>
          <table:table-cell office:value-type="float" office:value="0.2128269" calcext:value-type="float">
            <text:p>0.212826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807930782004359" calcext:value-type="float">
            <text:p>0.080793078200436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138791833839151" calcext:value-type="float">
            <text:p>1.38791833839151E-0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2.8" calcext:value-type="float">
            <text:p>2.8</text:p>
          </table:table-cell>
          <table:table-cell office:value-type="float" office:value="2.85" calcext:value-type="float">
            <text:p>2.85</text:p>
          </table:table-cell>
          <table:table-cell office:value-type="float" office:value="0.0176991150442479" calcext:value-type="float">
            <text:p>0.017699115044248</text:p>
          </table:table-cell>
          <table:table-cell office:value-type="float" office:value="-0.410958904109589" calcext:value-type="float">
            <text:p>-0.41095890410958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576161000" calcext:value-type="float">
            <text:p>576161000</text:p>
          </table:table-cell>
          <table:table-cell office:value-type="float" office:value="2729908000" calcext:value-type="float">
            <text:p>2729908000</text:p>
          </table:table-cell>
          <table:table-cell office:value-type="float" office:value="0.211055097827473" calcext:value-type="float">
            <text:p>0.211055097827473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2.825" calcext:value-type="float">
            <text:p>2.825</text:p>
          </table:table-cell>
          <table:table-cell office:value-type="float" office:value="284712184.05" calcext:value-type="float">
            <text:p>284712184.05</text:p>
          </table:table-cell>
          <table:table-cell office:value-type="float" office:value="1.113132404" calcext:value-type="float">
            <text:p>1.113132404</text:p>
          </table:table-cell>
        </table:table-row>
        <table:table-row table:style-name="ro1">
          <table:table-cell office:value-type="string" calcext:value-type="string">
            <text:p>ANIP.OQ</text:p>
          </table:table-cell>
          <table:table-cell table:style-name="ce15" office:value-type="string" calcext:value-type="string">
            <text:p>2011-09-01</text:p>
          </table:table-cell>
          <table:table-cell office:value-type="float" office:value="389602" calcext:value-type="float">
            <text:p>389602</text:p>
          </table:table-cell>
          <table:table-cell office:value-type="float" office:value="0.21281121295214" calcext:value-type="float">
            <text:p>0.2128112129521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38313011813134" calcext:value-type="float">
            <text:p>0.03831301181313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000000299057141439399" calcext:value-type="float">
            <text:p>2.99057141439399E-08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81.72" calcext:value-type="float">
            <text:p>81.72</text:p>
          </table:table-cell>
          <table:table-cell office:value-type="float" office:value="82.08" calcext:value-type="float">
            <text:p>82.08</text:p>
          </table:table-cell>
          <table:table-cell office:value-type="float" office:value="0.00439560439560439" calcext:value-type="float">
            <text:p>0.004395604395604</text:p>
          </table:table-cell>
          <table:table-cell office:value-type="float" office:value="0.55952380952381" calcext:value-type="float">
            <text:p>0.55952380952381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2205490" calcext:value-type="float">
            <text:p>2205490</text:p>
          </table:table-cell>
          <table:table-cell office:value-type="float" office:value="44766650" calcext:value-type="float">
            <text:p>44766650</text:p>
          </table:table-cell>
          <table:table-cell office:value-type="float" office:value="0.0492663623478639" calcext:value-type="float">
            <text:p>0.049266362347864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82.08" calcext:value-type="float">
            <text:p>82.08</text:p>
          </table:table-cell>
          <table:table-cell office:value-type="float" office:value="250812879.719999" calcext:value-type="float">
            <text:p>250812879.719999</text:p>
          </table:table-cell>
          <table:table-cell office:value-type="float" office:value="18.97094334" calcext:value-type="float">
            <text:p>18.97094334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6514985" calcext:value-type="float">
            <text:p>16514985</text:p>
          </table:table-cell>
          <table:table-cell office:value-type="float" office:value="0.212803872351063" calcext:value-type="float">
            <text:p>0.21280387235106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448057174350564" calcext:value-type="float">
            <text:p>0.04480571743505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587353512254252" calcext:value-type="float">
            <text:p>5.8735351225425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8" calcext:value-type="float">
            <text:p>8.18</text:p>
          </table:table-cell>
          <table:table-cell office:value-type="float" office:value="8.19" calcext:value-type="float">
            <text:p>8.19</text:p>
          </table:table-cell>
          <table:table-cell office:value-type="float" office:value="0.00122174709835062" calcext:value-type="float">
            <text:p>0.001221747098351</text:p>
          </table:table-cell>
          <table:table-cell office:value-type="float" office:value="-0.870869149952245" calcext:value-type="float">
            <text:p>-0.87086914995224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539000000" calcext:value-type="float">
            <text:p>5539000000</text:p>
          </table:table-cell>
          <table:table-cell office:value-type="float" office:value="29013000000" calcext:value-type="float">
            <text:p>29013000000</text:p>
          </table:table-cell>
          <table:table-cell office:value-type="float" office:value="0.190914417674835" calcext:value-type="float">
            <text:p>0.19091441767483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9" calcext:value-type="float">
            <text:p>8.19</text:p>
          </table:table-cell>
          <table:table-cell office:value-type="float" office:value="642571020" calcext:value-type="float">
            <text:p>642571020</text:p>
          </table:table-cell>
          <table:table-cell office:value-type="float" office:value="0.188446856" calcext:value-type="float">
            <text:p>0.188446856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6-01</text:p>
          </table:table-cell>
          <table:table-cell office:value-type="float" office:value="42614241" calcext:value-type="float">
            <text:p>42614241</text:p>
          </table:table-cell>
          <table:table-cell office:value-type="float" office:value="0.212657585995239" calcext:value-type="float">
            <text:p>0.212657585995239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263338631312323" calcext:value-type="float">
            <text:p>0.026333863131232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0000000232546043647197" calcext:value-type="float">
            <text:p>2.32546043647197E-09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0.000668225860340781" calcext:value-type="float">
            <text:p>0.000668225860341</text:p>
          </table:table-cell>
          <table:table-cell office:value-type="float" office:value="-0.01937207748831" calcext:value-type="float">
            <text:p>-0.01937207748831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14.96" calcext:value-type="float">
            <text:p>14.96</text:p>
          </table:table-cell>
          <table:table-cell office:value-type="float" office:value="2957635633.56" calcext:value-type="float">
            <text:p>2957635633.56</text:p>
          </table:table-cell>
          <table:table-cell office:value-type="float" office:value="40.411331939" calcext:value-type="float">
            <text:p>40.411331939</text:p>
          </table:table-cell>
        </table:table-row>
        <table:table-row table:style-name="ro1">
          <table:table-cell office:value-type="string" calcext:value-type="string">
            <text:p>EGOV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4051808" calcext:value-type="float">
            <text:p>14051808</text:p>
          </table:table-cell>
          <table:table-cell office:value-type="float" office:value="0.212234107145554" calcext:value-type="float">
            <text:p>0.21223410714555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49038354524528" calcext:value-type="float">
            <text:p>0.01490383545245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102336282203319" calcext:value-type="float">
            <text:p>1.02336282203319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6.35" calcext:value-type="float">
            <text:p>16.35</text:p>
          </table:table-cell>
          <table:table-cell office:value-type="float" office:value="16.4" calcext:value-type="float">
            <text:p>16.4</text:p>
          </table:table-cell>
          <table:table-cell office:value-type="float" office:value="0.00305343511450364" calcext:value-type="float">
            <text:p>0.003053435114504</text:p>
          </table:table-cell>
          <table:table-cell office:value-type="float" office:value="-0.043076923076923" calcext:value-type="float">
            <text:p>-0.04307692307692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6046000" calcext:value-type="float">
            <text:p>136046000</text:p>
          </table:table-cell>
          <table:table-cell office:value-type="float" office:value="295731000" calcext:value-type="float">
            <text:p>295731000</text:p>
          </table:table-cell>
          <table:table-cell office:value-type="float" office:value="0.460032935336505" calcext:value-type="float">
            <text:p>0.46003293533650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6.4" calcext:value-type="float">
            <text:p>16.4</text:p>
          </table:table-cell>
          <table:table-cell office:value-type="float" office:value="1091581687.6" calcext:value-type="float">
            <text:p>1091581687.6</text:p>
          </table:table-cell>
          <table:table-cell office:value-type="float" office:value="6.048437197" calcext:value-type="float">
            <text:p>6.048437197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4893393" calcext:value-type="float">
            <text:p>4893393</text:p>
          </table:table-cell>
          <table:table-cell office:value-type="float" office:value="0.212211387719789" calcext:value-type="float">
            <text:p>0.21221138771978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44997801726661" calcext:value-type="float">
            <text:p>0.02449978017266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343972564033934" calcext:value-type="float">
            <text:p>3.43972564033934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5.55" calcext:value-type="float">
            <text:p>45.55</text:p>
          </table:table-cell>
          <table:table-cell office:value-type="float" office:value="45.58" calcext:value-type="float">
            <text:p>45.58</text:p>
          </table:table-cell>
          <table:table-cell office:value-type="float" office:value="0.000658400087786703" calcext:value-type="float">
            <text:p>0.000658400087787</text:p>
          </table:table-cell>
          <table:table-cell office:value-type="float" office:value="0.807773851590106" calcext:value-type="float">
            <text:p>0.8077738515901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5.58" calcext:value-type="float">
            <text:p>45.58</text:p>
          </table:table-cell>
          <table:table-cell office:value-type="float" office:value="1088002895.56" calcext:value-type="float">
            <text:p>1088002895.56</text:p>
          </table:table-cell>
          <table:table-cell office:value-type="float" office:value="2.854158347" calcext:value-type="float">
            <text:p>2.854158347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2728314" calcext:value-type="float">
            <text:p>12728314</text:p>
          </table:table-cell>
          <table:table-cell office:value-type="float" office:value="0.212135031082815" calcext:value-type="float">
            <text:p>0.21213503108281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78051654069451" calcext:value-type="float">
            <text:p>0.02780516540694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6598983564976" calcext:value-type="float">
            <text:p>3.659898356497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26" calcext:value-type="float">
            <text:p>16.26</text:p>
          </table:table-cell>
          <table:table-cell office:value-type="float" office:value="16.27" calcext:value-type="float">
            <text:p>16.27</text:p>
          </table:table-cell>
          <table:table-cell office:value-type="float" office:value="0.000614817091915033" calcext:value-type="float">
            <text:p>0.000614817091915</text:p>
          </table:table-cell>
          <table:table-cell office:value-type="float" office:value="-0.418493150684931" calcext:value-type="float">
            <text:p>-0.41849315068493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26" calcext:value-type="float">
            <text:p>16.26</text:p>
          </table:table-cell>
          <table:table-cell office:value-type="float" office:value="1029494070.36" calcext:value-type="float">
            <text:p>1029494070.36</text:p>
          </table:table-cell>
          <table:table-cell office:value-type="float" office:value="1.283798367" calcext:value-type="float">
            <text:p>1.283798367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5552128" calcext:value-type="float">
            <text:p>15552128</text:p>
          </table:table-cell>
          <table:table-cell office:value-type="float" office:value="0.212060341797224" calcext:value-type="float">
            <text:p>0.21206034179722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2341705962741" calcext:value-type="float">
            <text:p>0.01234170596274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794934256043363" calcext:value-type="float">
            <text:p>7.94934256043363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.7" calcext:value-type="float">
            <text:p>9.7</text:p>
          </table:table-cell>
          <table:table-cell office:value-type="float" office:value="9.71" calcext:value-type="float">
            <text:p>9.71</text:p>
          </table:table-cell>
          <table:table-cell office:value-type="float" office:value="0.00103039670273071" calcext:value-type="float">
            <text:p>0.001030396702731</text:p>
          </table:table-cell>
          <table:table-cell office:value-type="float" office:value="-0.0218522372528615" calcext:value-type="float">
            <text:p>-0.02185223725286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.7" calcext:value-type="float">
            <text:p>9.7</text:p>
          </table:table-cell>
          <table:table-cell office:value-type="float" office:value="843641950.9" calcext:value-type="float">
            <text:p>843641950.9</text:p>
          </table:table-cell>
          <table:table-cell office:value-type="float" office:value="1.340312025" calcext:value-type="float">
            <text:p>1.340312025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08-01</text:p>
          </table:table-cell>
          <table:table-cell office:value-type="float" office:value="907196" calcext:value-type="float">
            <text:p>907196</text:p>
          </table:table-cell>
          <table:table-cell office:value-type="float" office:value="0.211547484131537" calcext:value-type="float">
            <text:p>0.211547484131537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456796004063932" calcext:value-type="float">
            <text:p>0.045679600406393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00000299506376847904" calcext:value-type="float">
            <text:p>2.99506376847904E-07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3.85" calcext:value-type="float">
            <text:p>13.85</text:p>
          </table:table-cell>
          <table:table-cell office:value-type="float" office:value="13.9" calcext:value-type="float">
            <text:p>13.9</text:p>
          </table:table-cell>
          <table:table-cell office:value-type="float" office:value="0.00360360360360366" calcext:value-type="float">
            <text:p>0.003603603603604</text:p>
          </table:table-cell>
          <table:table-cell office:value-type="float" office:value="0.832460732984293" calcext:value-type="float">
            <text:p>0.832460732984293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3.7" calcext:value-type="float">
            <text:p>13.7</text:p>
          </table:table-cell>
          <table:table-cell office:value-type="float" office:value="93795800.56" calcext:value-type="float">
            <text:p>93795800.56</text:p>
          </table:table-cell>
          <table:table-cell office:value-type="float" office:value="2.54379455458472" calcext:value-type="float">
            <text:p>2.54379455458472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2692284" calcext:value-type="float">
            <text:p>12692284</text:p>
          </table:table-cell>
          <table:table-cell office:value-type="float" office:value="0.211534541090982" calcext:value-type="float">
            <text:p>0.21153454109098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95979584048841" calcext:value-type="float">
            <text:p>0.03959795840488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832936706557465" calcext:value-type="float">
            <text:p>8.3293670655746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.63" calcext:value-type="float">
            <text:p>7.63</text:p>
          </table:table-cell>
          <table:table-cell office:value-type="float" office:value="7.64" calcext:value-type="float">
            <text:p>7.64</text:p>
          </table:table-cell>
          <table:table-cell office:value-type="float" office:value="0.00130975769482643" calcext:value-type="float">
            <text:p>0.001309757694826</text:p>
          </table:table-cell>
          <table:table-cell office:value-type="float" office:value="-0.587251828631139" calcext:value-type="float">
            <text:p>-0.58725182863113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.63" calcext:value-type="float">
            <text:p>7.63</text:p>
          </table:table-cell>
          <table:table-cell office:value-type="float" office:value="475111180.53" calcext:value-type="float">
            <text:p>475111180.53</text:p>
          </table:table-cell>
          <table:table-cell office:value-type="float" office:value="0.599576824" calcext:value-type="float">
            <text:p>0.599576824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12-01</text:p>
          </table:table-cell>
          <table:table-cell office:value-type="float" office:value="4936988" calcext:value-type="float">
            <text:p>4936988</text:p>
          </table:table-cell>
          <table:table-cell office:value-type="float" office:value="0.211388910297581" calcext:value-type="float">
            <text:p>0.211388910297581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154523780591676" calcext:value-type="float">
            <text:p>0.015452378059168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0000000422086349544408" calcext:value-type="float">
            <text:p>4.22086349544408E-09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54.59" calcext:value-type="float">
            <text:p>54.59</text:p>
          </table:table-cell>
          <table:table-cell office:value-type="float" office:value="54.6" calcext:value-type="float">
            <text:p>54.6</text:p>
          </table:table-cell>
          <table:table-cell office:value-type="float" office:value="0.000183166956680978" calcext:value-type="float">
            <text:p>0.000183166956681</text:p>
          </table:table-cell>
          <table:table-cell office:value-type="float" office:value="0.0450811460629133" calcext:value-type="float">
            <text:p>0.045081146062913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54.6" calcext:value-type="float">
            <text:p>54.6</text:p>
          </table:table-cell>
          <table:table-cell office:value-type="float" office:value="1267590651.6" calcext:value-type="float">
            <text:p>1267590651.6</text:p>
          </table:table-cell>
          <table:table-cell office:value-type="float" office:value="0.951213466" calcext:value-type="float">
            <text:p>0.951213466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1104051" calcext:value-type="float">
            <text:p>21104051</text:p>
          </table:table-cell>
          <table:table-cell office:value-type="float" office:value="0.211338179826285" calcext:value-type="float">
            <text:p>0.21133817982628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544360735066674" calcext:value-type="float">
            <text:p>0.00544360735066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0832220905355271" calcext:value-type="float">
            <text:p>8.32220905355271E-10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07" calcext:value-type="float">
            <text:p>19.0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00524246395805925" calcext:value-type="float">
            <text:p>0.000524246395806</text:p>
          </table:table-cell>
          <table:table-cell office:value-type="float" office:value="0.0138657792567942" calcext:value-type="float">
            <text:p>0.01386577925679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09" calcext:value-type="float">
            <text:p>19.09</text:p>
          </table:table-cell>
          <table:table-cell office:value-type="float" office:value="2348464323.04" calcext:value-type="float">
            <text:p>2348464323.04</text:p>
          </table:table-cell>
          <table:table-cell office:value-type="float" office:value="1.002477758" calcext:value-type="float">
            <text:p>1.002477758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38057783" calcext:value-type="float">
            <text:p>38057783</text:p>
          </table:table-cell>
          <table:table-cell office:value-type="float" office:value="0.211319424084932" calcext:value-type="float">
            <text:p>0.21131942408493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07842469573512" calcext:value-type="float">
            <text:p>0.02078424695735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93720442995242" calcext:value-type="float">
            <text:p>2.9372044299524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8.06" calcext:value-type="float">
            <text:p>8.06</text:p>
          </table:table-cell>
          <table:table-cell office:value-type="float" office:value="8.07" calcext:value-type="float">
            <text:p>8.07</text:p>
          </table:table-cell>
          <table:table-cell office:value-type="float" office:value="0.00123992560446371" calcext:value-type="float">
            <text:p>0.001239925604464</text:p>
          </table:table-cell>
          <table:table-cell office:value-type="float" office:value="-0.18426724137931" calcext:value-type="float">
            <text:p>-0.1842672413793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8.06" calcext:value-type="float">
            <text:p>8.06</text:p>
          </table:table-cell>
          <table:table-cell office:value-type="float" office:value="1500102818.5" calcext:value-type="float">
            <text:p>1500102818.5</text:p>
          </table:table-cell>
          <table:table-cell office:value-type="float" office:value="1.842760928" calcext:value-type="float">
            <text:p>1.842760928</text:p>
          </table:table-cell>
        </table:table-row>
        <table:table-row table:style-name="ro1">
          <table:table-cell office:value-type="string" calcext:value-type="string">
            <text:p>COHU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877626" calcext:value-type="float">
            <text:p>5877626</text:p>
          </table:table-cell>
          <table:table-cell office:value-type="float" office:value="0.21115196148872" calcext:value-type="float">
            <text:p>0.2111519614887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33864188290806" calcext:value-type="float">
            <text:p>0.04338641882908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813219300222078" calcext:value-type="float">
            <text:p>8.1321930022207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6" calcext:value-type="float">
            <text:p>19.6</text:p>
          </table:table-cell>
          <table:table-cell office:value-type="float" office:value="19.61" calcext:value-type="float">
            <text:p>19.61</text:p>
          </table:table-cell>
          <table:table-cell office:value-type="float" office:value="0.000510073960724204" calcext:value-type="float">
            <text:p>0.000510073960724</text:p>
          </table:table-cell>
          <table:table-cell office:value-type="float" office:value="-0.086115992970123" calcext:value-type="float">
            <text:p>-0.08611599297012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0718000" calcext:value-type="float">
            <text:p>140718000</text:p>
          </table:table-cell>
          <table:table-cell office:value-type="float" office:value="420457000" calcext:value-type="float">
            <text:p>420457000</text:p>
          </table:table-cell>
          <table:table-cell office:value-type="float" office:value="0.3346786948487" calcext:value-type="float">
            <text:p>0.334678694848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6" calcext:value-type="float">
            <text:p>19.6</text:p>
          </table:table-cell>
          <table:table-cell office:value-type="float" office:value="797728780.8" calcext:value-type="float">
            <text:p>797728780.8</text:p>
          </table:table-cell>
          <table:table-cell office:value-type="float" office:value="1.833161061" calcext:value-type="float">
            <text:p>1.83316106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1-01</text:p>
          </table:table-cell>
          <table:table-cell office:value-type="float" office:value="4928070" calcext:value-type="float">
            <text:p>4928070</text:p>
          </table:table-cell>
          <table:table-cell office:value-type="float" office:value="0.211007064868337" calcext:value-type="float">
            <text:p>0.211007064868337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131597436588916" calcext:value-type="float">
            <text:p>0.013159743658892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0000000350148858381195" calcext:value-type="float">
            <text:p>3.50148858381195E-09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51.31" calcext:value-type="float">
            <text:p>51.31</text:p>
          </table:table-cell>
          <table:table-cell office:value-type="float" office:value="51.32" calcext:value-type="float">
            <text:p>51.32</text:p>
          </table:table-cell>
          <table:table-cell office:value-type="float" office:value="0.000194874792945494" calcext:value-type="float">
            <text:p>0.000194874792945</text:p>
          </table:table-cell>
          <table:table-cell office:value-type="float" office:value="0.00404560500183889" calcext:value-type="float">
            <text:p>0.004045605001839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51.32" calcext:value-type="float">
            <text:p>51.32</text:p>
          </table:table-cell>
          <table:table-cell office:value-type="float" office:value="1191461131.84" calcext:value-type="float">
            <text:p>1191461131.84</text:p>
          </table:table-cell>
          <table:table-cell office:value-type="float" office:value="0.894070972" calcext:value-type="float">
            <text:p>0.894070972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11427961" calcext:value-type="float">
            <text:p>11427961</text:p>
          </table:table-cell>
          <table:table-cell office:value-type="float" office:value="0.210900324896123" calcext:value-type="float">
            <text:p>0.210900324896123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539677359581611" calcext:value-type="float">
            <text:p>0.053967735958161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536304526280315" calcext:value-type="float">
            <text:p>5.36304526280315E-08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5.657781" calcext:value-type="float">
            <text:p>5.657781</text:p>
          </table:table-cell>
          <table:table-cell office:value-type="float" office:value="5.66776" calcext:value-type="float">
            <text:p>5.66776</text:p>
          </table:table-cell>
          <table:table-cell office:value-type="float" office:value="0.00176221162415118" calcext:value-type="float">
            <text:p>0.001762211624151</text:p>
          </table:table-cell>
          <table:table-cell office:value-type="float" office:value="1.85384615384615" calcext:value-type="float">
            <text:p>1.85384615384615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0323000" calcext:value-type="float">
            <text:p>30323000</text:p>
          </table:table-cell>
          <table:table-cell office:value-type="float" office:value="106499000" calcext:value-type="float">
            <text:p>106499000</text:p>
          </table:table-cell>
          <table:table-cell office:value-type="float" office:value="0.284725678175382" calcext:value-type="float">
            <text:p>0.284725678175382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5.66776" calcext:value-type="float">
            <text:p>5.66776</text:p>
          </table:table-cell>
          <table:table-cell office:value-type="float" office:value="308234890.08" calcext:value-type="float">
            <text:p>308234890.08</text:p>
          </table:table-cell>
          <table:table-cell office:value-type="float" office:value="3.231938576" calcext:value-type="float">
            <text:p>3.231938576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254756" calcext:value-type="float">
            <text:p>8254756</text:p>
          </table:table-cell>
          <table:table-cell office:value-type="float" office:value="0.210741792187899" calcext:value-type="float">
            <text:p>0.21074179218789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40612960280478" calcext:value-type="float">
            <text:p>0.0140612960280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5274727511861" calcext:value-type="float">
            <text:p>2.527472751186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77" calcext:value-type="float">
            <text:p>21.77</text:p>
          </table:table-cell>
          <table:table-cell office:value-type="float" office:value="21.78" calcext:value-type="float">
            <text:p>21.78</text:p>
          </table:table-cell>
          <table:table-cell office:value-type="float" office:value="0.000459242250287098" calcext:value-type="float">
            <text:p>0.000459242250287</text:p>
          </table:table-cell>
          <table:table-cell office:value-type="float" office:value="-0.103792415169661" calcext:value-type="float">
            <text:p>-0.10379241516966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78" calcext:value-type="float">
            <text:p>21.78</text:p>
          </table:table-cell>
          <table:table-cell office:value-type="float" office:value="922067734.5" calcext:value-type="float">
            <text:p>922067734.5</text:p>
          </table:table-cell>
          <table:table-cell office:value-type="float" office:value="0.763119179" calcext:value-type="float">
            <text:p>0.763119179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8248015" calcext:value-type="float">
            <text:p>8248015</text:p>
          </table:table-cell>
          <table:table-cell office:value-type="float" office:value="0.210569696196068" calcext:value-type="float">
            <text:p>0.21056969619606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544975481956462" calcext:value-type="float">
            <text:p>0.00544975481956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69277211660812" calcext:value-type="float">
            <text:p>1.6927721166081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3.51" calcext:value-type="float">
            <text:p>23.51</text:p>
          </table:table-cell>
          <table:table-cell office:value-type="float" office:value="23.52" calcext:value-type="float">
            <text:p>23.52</text:p>
          </table:table-cell>
          <table:table-cell office:value-type="float" office:value="0.000425260472039039" calcext:value-type="float">
            <text:p>0.000425260472039</text:p>
          </table:table-cell>
          <table:table-cell office:value-type="float" office:value="-0.0999621355547141" calcext:value-type="float">
            <text:p>-0.09996213555471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3.52" calcext:value-type="float">
            <text:p>23.52</text:p>
          </table:table-cell>
          <table:table-cell office:value-type="float" office:value="986149688.16" calcext:value-type="float">
            <text:p>986149688.16</text:p>
          </table:table-cell>
          <table:table-cell office:value-type="float" office:value="0.817356006" calcext:value-type="float">
            <text:p>0.817356006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8-01</text:p>
          </table:table-cell>
          <table:table-cell office:value-type="float" office:value="5017764" calcext:value-type="float">
            <text:p>5017764</text:p>
          </table:table-cell>
          <table:table-cell office:value-type="float" office:value="0.210309065761348" calcext:value-type="float">
            <text:p>0.210309065761348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0.0271019331605401" calcext:value-type="float">
            <text:p>0.02710193316054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0.00000000561369157704747" calcext:value-type="float">
            <text:p>5.61369157704747E-09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40.63" calcext:value-type="float">
            <text:p>40.63</text:p>
          </table:table-cell>
          <table:table-cell office:value-type="float" office:value="40.66" calcext:value-type="float">
            <text:p>40.66</text:p>
          </table:table-cell>
          <table:table-cell office:value-type="float" office:value="0.000738098167056072" calcext:value-type="float">
            <text:p>0.000738098167056</text:p>
          </table:table-cell>
          <table:table-cell office:value-type="float" office:value="0.0297251822770612" calcext:value-type="float">
            <text:p>0.029725182277061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08-31</text:p>
          </table:table-cell>
          <table:table-cell office:value-type="float" office:value="40.7" calcext:value-type="float">
            <text:p>40.7</text:p>
          </table:table-cell>
          <table:table-cell office:value-type="float" office:value="945333324.1" calcext:value-type="float">
            <text:p>945333324.1</text:p>
          </table:table-cell>
          <table:table-cell office:value-type="float" office:value="0.794198098" calcext:value-type="float">
            <text:p>0.79419809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7-01</text:p>
          </table:table-cell>
          <table:table-cell office:value-type="float" office:value="4883600" calcext:value-type="float">
            <text:p>4883600</text:p>
          </table:table-cell>
          <table:table-cell office:value-type="float" office:value="0.210146736090193" calcext:value-type="float">
            <text:p>0.210146736090193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0995862327416488" calcext:value-type="float">
            <text:p>0.009958623274165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0000000327142528685516" calcext:value-type="float">
            <text:p>3.27142528685516E-09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51.93" calcext:value-type="float">
            <text:p>51.93</text:p>
          </table:table-cell>
          <table:table-cell office:value-type="float" office:value="51.95" calcext:value-type="float">
            <text:p>51.95</text:p>
          </table:table-cell>
          <table:table-cell office:value-type="float" office:value="0.000385059684251119" calcext:value-type="float">
            <text:p>0.000385059684251</text:p>
          </table:table-cell>
          <table:table-cell office:value-type="float" office:value="-0.097063621533442" calcext:value-type="float">
            <text:p>-0.097063621533442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433291000" calcext:value-type="float">
            <text:p>433291000</text:p>
          </table:table-cell>
          <table:table-cell office:value-type="float" office:value="2270907000" calcext:value-type="float">
            <text:p>2270907000</text:p>
          </table:table-cell>
          <table:table-cell office:value-type="float" office:value="0.190800856221765" calcext:value-type="float">
            <text:p>0.190800856221765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51.93" calcext:value-type="float">
            <text:p>51.93</text:p>
          </table:table-cell>
          <table:table-cell office:value-type="float" office:value="1203216853.68" calcext:value-type="float">
            <text:p>1203216853.68</text:p>
          </table:table-cell>
          <table:table-cell office:value-type="float" office:value="0.874761816" calcext:value-type="float">
            <text:p>0.874761816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7558612" calcext:value-type="float">
            <text:p>17558612</text:p>
          </table:table-cell>
          <table:table-cell office:value-type="float" office:value="0.210099098991301" calcext:value-type="float">
            <text:p>0.21009909899130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65555639896879" calcext:value-type="float">
            <text:p>0.0165555639896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220537453842453" calcext:value-type="float">
            <text:p>2.20537453842453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" calcext:value-type="float">
            <text:p>23</text:p>
          </table:table-cell>
          <table:table-cell office:value-type="float" office:value="23.01" calcext:value-type="float">
            <text:p>23.01</text:p>
          </table:table-cell>
          <table:table-cell office:value-type="float" office:value="0.000434688111280224" calcext:value-type="float">
            <text:p>0.00043468811128</text:p>
          </table:table-cell>
          <table:table-cell office:value-type="float" office:value="0.237673130193906" calcext:value-type="float">
            <text:p>0.23767313019390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11706000" calcext:value-type="float">
            <text:p>711706000</text:p>
          </table:table-cell>
          <table:table-cell office:value-type="float" office:value="1384362000" calcext:value-type="float">
            <text:p>1384362000</text:p>
          </table:table-cell>
          <table:table-cell office:value-type="float" office:value="0.514103969915383" calcext:value-type="float">
            <text:p>0.5141039699153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" calcext:value-type="float">
            <text:p>23</text:p>
          </table:table-cell>
          <table:table-cell office:value-type="float" office:value="1917534357" calcext:value-type="float">
            <text:p>1917534357</text:p>
          </table:table-cell>
          <table:table-cell office:value-type="float" office:value="2.203341357" calcext:value-type="float">
            <text:p>2.203341357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2591078" calcext:value-type="float">
            <text:p>12591078</text:p>
          </table:table-cell>
          <table:table-cell office:value-type="float" office:value="0.209847802536624" calcext:value-type="float">
            <text:p>0.20984780253662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40663662026462" calcext:value-type="float">
            <text:p>0.01406636620264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34806715137307" calcext:value-type="float">
            <text:p>3.3480671513730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.86" calcext:value-type="float">
            <text:p>18.86</text:p>
          </table:table-cell>
          <table:table-cell office:value-type="float" office:value="18.87" calcext:value-type="float">
            <text:p>18.87</text:p>
          </table:table-cell>
          <table:table-cell office:value-type="float" office:value="0.000530082162735307" calcext:value-type="float">
            <text:p>0.000530082162735</text:p>
          </table:table-cell>
          <table:table-cell office:value-type="float" office:value="-0.481538938876823" calcext:value-type="float">
            <text:p>-0.48153893887682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8.87" calcext:value-type="float">
            <text:p>18.87</text:p>
          </table:table-cell>
          <table:table-cell office:value-type="float" office:value="1166013360.57" calcext:value-type="float">
            <text:p>1166013360.57</text:p>
          </table:table-cell>
          <table:table-cell office:value-type="float" office:value="1.144736318" calcext:value-type="float">
            <text:p>1.144736318</text:p>
          </table:table-cell>
        </table:table-row>
        <table:table-row table:style-name="ro1">
          <table:table-cell office:value-type="string" calcext:value-type="string">
            <text:p>ORC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5055905" calcext:value-type="float">
            <text:p>5055905</text:p>
          </table:table-cell>
          <table:table-cell office:value-type="float" office:value="0.209791113669003" calcext:value-type="float">
            <text:p>0.20979111366900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33211661540654" calcext:value-type="float">
            <text:p>0.01332116615406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33203677147605" calcext:value-type="float">
            <text:p>3.3203677147605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96" calcext:value-type="float">
            <text:p>9.96</text:p>
          </table:table-cell>
          <table:table-cell office:value-type="float" office:value="9.97" calcext:value-type="float">
            <text:p>9.97</text:p>
          </table:table-cell>
          <table:table-cell office:value-type="float" office:value="0.00100351229302557" calcext:value-type="float">
            <text:p>0.001003512293026</text:p>
          </table:table-cell>
          <table:table-cell office:value-type="float" office:value="-0.0322886989553656" calcext:value-type="float">
            <text:p>-0.03228869895536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6884000" calcext:value-type="float">
            <text:p>6884000</text:p>
          </table:table-cell>
          <table:table-cell office:value-type="float" office:value="3138694000" calcext:value-type="float">
            <text:p>3138694000</text:p>
          </table:table-cell>
          <table:table-cell office:value-type="float" office:value="0.00219326892013048" calcext:value-type="float">
            <text:p>0.0021932689201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96" calcext:value-type="float">
            <text:p>9.96</text:p>
          </table:table-cell>
          <table:table-cell office:value-type="float" office:value="459237751.68" calcext:value-type="float">
            <text:p>459237751.68</text:p>
          </table:table-cell>
          <table:table-cell office:value-type="float" office:value="1.088967867" calcext:value-type="float">
            <text:p>1.088967867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505799" calcext:value-type="float">
            <text:p>3505799</text:p>
          </table:table-cell>
          <table:table-cell office:value-type="float" office:value="0.209783245459871" calcext:value-type="float">
            <text:p>0.20978324545987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0744399681468" calcext:value-type="float">
            <text:p>0.01407443996814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20096830459731" calcext:value-type="float">
            <text:p>6.2009683045973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2.8" calcext:value-type="float">
            <text:p>62.8</text:p>
          </table:table-cell>
          <table:table-cell office:value-type="float" office:value="62.82" calcext:value-type="float">
            <text:p>62.82</text:p>
          </table:table-cell>
          <table:table-cell office:value-type="float" office:value="0.000318420633657111" calcext:value-type="float">
            <text:p>0.000318420633657</text:p>
          </table:table-cell>
          <table:table-cell office:value-type="float" office:value="0.783006535947713" calcext:value-type="float">
            <text:p>0.78300653594771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2.87" calcext:value-type="float">
            <text:p>62.87</text:p>
          </table:table-cell>
          <table:table-cell office:value-type="float" office:value="1092583077.3" calcext:value-type="float">
            <text:p>1092583077.3</text:p>
          </table:table-cell>
          <table:table-cell office:value-type="float" office:value="3.012335729" calcext:value-type="float">
            <text:p>3.012335729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4-12-01</text:p>
          </table:table-cell>
          <table:table-cell office:value-type="float" office:value="20514552" calcext:value-type="float">
            <text:p>20514552</text:p>
          </table:table-cell>
          <table:table-cell office:value-type="float" office:value="0.209623068748467" calcext:value-type="float">
            <text:p>0.209623068748467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50301472422279" calcext:value-type="float">
            <text:p>0.050301472422279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000000112863070406813" calcext:value-type="float">
            <text:p>1.12863070406813E-08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5.11" calcext:value-type="float">
            <text:p>5.11</text:p>
          </table:table-cell>
          <table:table-cell office:value-type="float" office:value="5.12" calcext:value-type="float">
            <text:p>5.12</text:p>
          </table:table-cell>
          <table:table-cell office:value-type="float" office:value="0.00195503421309869" calcext:value-type="float">
            <text:p>0.001955034213099</text:p>
          </table:table-cell>
          <table:table-cell office:value-type="float" office:value="-0.621198156682028" calcext:value-type="float">
            <text:p>-0.621198156682028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49452000" calcext:value-type="float">
            <text:p>49452000</text:p>
          </table:table-cell>
          <table:table-cell office:value-type="float" office:value="2885978000" calcext:value-type="float">
            <text:p>2885978000</text:p>
          </table:table-cell>
          <table:table-cell office:value-type="float" office:value="0.0171352657573966" calcext:value-type="float">
            <text:p>0.017135265757397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5.11" calcext:value-type="float">
            <text:p>5.11</text:p>
          </table:table-cell>
          <table:table-cell office:value-type="float" office:value="528294324.88" calcext:value-type="float">
            <text:p>528294324.88</text:p>
          </table:table-cell>
          <table:table-cell office:value-type="float" office:value="0.317987845" calcext:value-type="float">
            <text:p>0.317987845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7503396" calcext:value-type="float">
            <text:p>17503396</text:p>
          </table:table-cell>
          <table:table-cell office:value-type="float" office:value="0.209438407141062" calcext:value-type="float">
            <text:p>0.209438407141062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50791553681262" calcext:value-type="float">
            <text:p>0.02507915536812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280449193705254" calcext:value-type="float">
            <text:p>2.80449193705254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9.99" calcext:value-type="float">
            <text:p>19.99</text:p>
          </table:table-cell>
          <table:table-cell office:value-type="float" office:value="20" calcext:value-type="float">
            <text:p>20</text:p>
          </table:table-cell>
          <table:table-cell office:value-type="float" office:value="0.000500125031257893" calcext:value-type="float">
            <text:p>0.000500125031258</text:p>
          </table:table-cell>
          <table:table-cell office:value-type="float" office:value="0.195426195426196" calcext:value-type="float">
            <text:p>0.19542619542619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11706000" calcext:value-type="float">
            <text:p>711706000</text:p>
          </table:table-cell>
          <table:table-cell office:value-type="float" office:value="1384362000" calcext:value-type="float">
            <text:p>1384362000</text:p>
          </table:table-cell>
          <table:table-cell office:value-type="float" office:value="0.514103969915383" calcext:value-type="float">
            <text:p>0.51410396991538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0" calcext:value-type="float">
            <text:p>20</text:p>
          </table:table-cell>
          <table:table-cell office:value-type="float" office:value="1662842580" calcext:value-type="float">
            <text:p>1662842580</text:p>
          </table:table-cell>
          <table:table-cell office:value-type="float" office:value="1.894570183" calcext:value-type="float">
            <text:p>1.894570183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3-04-01</text:p>
          </table:table-cell>
          <table:table-cell office:value-type="float" office:value="41960847" calcext:value-type="float">
            <text:p>41960847</text:p>
          </table:table-cell>
          <table:table-cell office:value-type="float" office:value="0.209396957916852" calcext:value-type="float">
            <text:p>0.209396957916852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393901720792441" calcext:value-type="float">
            <text:p>0.039390172079244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0000000151748253298664" calcext:value-type="float">
            <text:p>1.51748253298664E-0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13.66" calcext:value-type="float">
            <text:p>13.66</text:p>
          </table:table-cell>
          <table:table-cell office:value-type="float" office:value="13.67" calcext:value-type="float">
            <text:p>13.67</text:p>
          </table:table-cell>
          <table:table-cell office:value-type="float" office:value="0.00073179656055615" calcext:value-type="float">
            <text:p>0.000731796560556</text:p>
          </table:table-cell>
          <table:table-cell office:value-type="float" office:value="-0.132516053706947" calcext:value-type="float">
            <text:p>-0.132516053706947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2241315000" calcext:value-type="float">
            <text:p>2241315000</text:p>
          </table:table-cell>
          <table:table-cell office:value-type="float" office:value="7859891000" calcext:value-type="float">
            <text:p>7859891000</text:p>
          </table:table-cell>
          <table:table-cell office:value-type="float" office:value="0.285158534641256" calcext:value-type="float">
            <text:p>0.285158534641256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13.67" calcext:value-type="float">
            <text:p>13.67</text:p>
          </table:table-cell>
          <table:table-cell office:value-type="float" office:value="2754147078.39" calcext:value-type="float">
            <text:p>2754147078.39</text:p>
          </table:table-cell>
          <table:table-cell office:value-type="float" office:value="24.822020624" calcext:value-type="float">
            <text:p>24.822020624</text:p>
          </table:table-cell>
        </table:table-row>
        <table:table-row table:style-name="ro1">
          <table:table-cell office:value-type="string" calcext:value-type="string">
            <text:p>TMHC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6506803" calcext:value-type="float">
            <text:p>6506803</text:p>
          </table:table-cell>
          <table:table-cell office:value-type="float" office:value="0.20932965512804" calcext:value-type="float">
            <text:p>0.2093296551280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41830646351029" calcext:value-type="float">
            <text:p>0.02418306463510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42586439858613" calcext:value-type="float">
            <text:p>1.42586439858613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43" calcext:value-type="float">
            <text:p>25.43</text:p>
          </table:table-cell>
          <table:table-cell office:value-type="float" office:value="0.000393313667649872" calcext:value-type="float">
            <text:p>0.00039331366765</text:p>
          </table:table-cell>
          <table:table-cell office:value-type="float" office:value="0.261340206185567" calcext:value-type="float">
            <text:p>0.26134020618556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680279000" calcext:value-type="float">
            <text:p>680279000</text:p>
          </table:table-cell>
          <table:table-cell office:value-type="float" office:value="4220926000" calcext:value-type="float">
            <text:p>4220926000</text:p>
          </table:table-cell>
          <table:table-cell office:value-type="float" office:value="0.161168189160388" calcext:value-type="float">
            <text:p>0.1611681891603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43" calcext:value-type="float">
            <text:p>25.43</text:p>
          </table:table-cell>
          <table:table-cell office:value-type="float" office:value="2943890777.25999" calcext:value-type="float">
            <text:p>2943890777.25999</text:p>
          </table:table-cell>
          <table:table-cell office:value-type="float" office:value="2.212747882" calcext:value-type="float">
            <text:p>2.212747882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6236219" calcext:value-type="float">
            <text:p>16236219</text:p>
          </table:table-cell>
          <table:table-cell office:value-type="float" office:value="0.20886357672121" calcext:value-type="float">
            <text:p>0.2088635767212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807876604069931" calcext:value-type="float">
            <text:p>0.08078766040699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827592978031867" calcext:value-type="float">
            <text:p>8.27592978031867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02" calcext:value-type="float">
            <text:p>7.02</text:p>
          </table:table-cell>
          <table:table-cell office:value-type="float" office:value="7.03" calcext:value-type="float">
            <text:p>7.03</text:p>
          </table:table-cell>
          <table:table-cell office:value-type="float" office:value="0.00142348754448408" calcext:value-type="float">
            <text:p>0.001423487544484</text:p>
          </table:table-cell>
          <table:table-cell office:value-type="float" office:value="-0.813651877133106" calcext:value-type="float">
            <text:p>-0.81365187713310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03" calcext:value-type="float">
            <text:p>7.03</text:p>
          </table:table-cell>
          <table:table-cell office:value-type="float" office:value="551208240" calcext:value-type="float">
            <text:p>551208240</text:p>
          </table:table-cell>
          <table:table-cell office:value-type="float" office:value="0.161755971" calcext:value-type="float">
            <text:p>0.161755971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263894" calcext:value-type="float">
            <text:p>9263894</text:p>
          </table:table-cell>
          <table:table-cell office:value-type="float" office:value="0.208787333784088" calcext:value-type="float">
            <text:p>0.20878733378408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13900699347578" calcext:value-type="float">
            <text:p>0.0313900699347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27060007536264" calcext:value-type="float">
            <text:p>7.2706000753626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64" calcext:value-type="float">
            <text:p>26.64</text:p>
          </table:table-cell>
          <table:table-cell office:value-type="float" office:value="26.66" calcext:value-type="float">
            <text:p>26.66</text:p>
          </table:table-cell>
          <table:table-cell office:value-type="float" office:value="0.000750469043151954" calcext:value-type="float">
            <text:p>0.000750469043152</text:p>
          </table:table-cell>
          <table:table-cell office:value-type="float" office:value="0.400904977375566" calcext:value-type="float">
            <text:p>0.40090497737556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64" calcext:value-type="float">
            <text:p>26.64</text:p>
          </table:table-cell>
          <table:table-cell office:value-type="float" office:value="1277928046.08" calcext:value-type="float">
            <text:p>1277928046.08</text:p>
          </table:table-cell>
          <table:table-cell office:value-type="float" office:value="2.04240640708813" calcext:value-type="float">
            <text:p>2.04240640708813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3537838" calcext:value-type="float">
            <text:p>3537838</text:p>
          </table:table-cell>
          <table:table-cell office:value-type="float" office:value="0.208451449446147" calcext:value-type="float">
            <text:p>0.20845144944614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65915267997284" calcext:value-type="float">
            <text:p>0.01659152679972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10619418914749" calcext:value-type="float">
            <text:p>1.0619418914749E-0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9.56" calcext:value-type="float">
            <text:p>19.56</text:p>
          </table:table-cell>
          <table:table-cell office:value-type="float" office:value="19.57" calcext:value-type="float">
            <text:p>19.57</text:p>
          </table:table-cell>
          <table:table-cell office:value-type="float" office:value="0.000511116790186638" calcext:value-type="float">
            <text:p>0.000511116790187</text:p>
          </table:table-cell>
          <table:table-cell office:value-type="float" office:value="0.396431342125679" calcext:value-type="float">
            <text:p>0.39643134212567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9.57" calcext:value-type="float">
            <text:p>19.57</text:p>
          </table:table-cell>
          <table:table-cell office:value-type="float" office:value="461267170.12" calcext:value-type="float">
            <text:p>461267170.12</text:p>
          </table:table-cell>
          <table:table-cell office:value-type="float" office:value="0.982123943" calcext:value-type="float">
            <text:p>0.982123943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7-01</text:p>
          </table:table-cell>
          <table:table-cell office:value-type="float" office:value="77936808" calcext:value-type="float">
            <text:p>77936808</text:p>
          </table:table-cell>
          <table:table-cell office:value-type="float" office:value="0.20841282082823" calcext:value-type="float">
            <text:p>0.20841282082823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411962506708405" calcext:value-type="float">
            <text:p>0.041196250670841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0000000290360163979354" calcext:value-type="float">
            <text:p>2.90360163979354E-09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6.59" calcext:value-type="float">
            <text:p>6.59</text:p>
          </table:table-cell>
          <table:table-cell office:value-type="float" office:value="6.6" calcext:value-type="float">
            <text:p>6.6</text:p>
          </table:table-cell>
          <table:table-cell office:value-type="float" office:value="0.001516300227445" calcext:value-type="float">
            <text:p>0.001516300227445</text:p>
          </table:table-cell>
          <table:table-cell office:value-type="float" office:value="1.42857142857143" calcext:value-type="float">
            <text:p>1.42857142857143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6.6" calcext:value-type="float">
            <text:p>6.6</text:p>
          </table:table-cell>
          <table:table-cell office:value-type="float" office:value="2492240463.02" calcext:value-type="float">
            <text:p>2492240463.02</text:p>
          </table:table-cell>
          <table:table-cell office:value-type="float" office:value="1.837874077" calcext:value-type="float">
            <text:p>1.837874077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375488" calcext:value-type="float">
            <text:p>7375488</text:p>
          </table:table-cell>
          <table:table-cell office:value-type="float" office:value="0.208182454555719" calcext:value-type="float">
            <text:p>0.20818245455571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33902146735269" calcext:value-type="float">
            <text:p>0.01339021467352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19962756084878" calcext:value-type="float">
            <text:p>6.1996275608487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09" calcext:value-type="float">
            <text:p>14.09</text:p>
          </table:table-cell>
          <table:table-cell office:value-type="float" office:value="14.1" calcext:value-type="float">
            <text:p>14.1</text:p>
          </table:table-cell>
          <table:table-cell office:value-type="float" office:value="0.000709471443774373" calcext:value-type="float">
            <text:p>0.000709471443774</text:p>
          </table:table-cell>
          <table:table-cell office:value-type="float" office:value="-0.0886932972241028" calcext:value-type="float">
            <text:p>-0.0886932972241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08" calcext:value-type="float">
            <text:p>14.08</text:p>
          </table:table-cell>
          <table:table-cell office:value-type="float" office:value="560003868.16" calcext:value-type="float">
            <text:p>560003868.16</text:p>
          </table:table-cell>
          <table:table-cell office:value-type="float" office:value="1.673349137" calcext:value-type="float">
            <text:p>1.673349137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62193254" calcext:value-type="float">
            <text:p>62193254</text:p>
          </table:table-cell>
          <table:table-cell office:value-type="float" office:value="0.208162926914169" calcext:value-type="float">
            <text:p>0.20816292691416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53430747833251" calcext:value-type="float">
            <text:p>0.05343074783325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911614785760772" calcext:value-type="float">
            <text:p>9.11614785760772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0.00328407224958942" calcext:value-type="float">
            <text:p>0.003284072249589</text:p>
          </table:table-cell>
          <table:table-cell office:value-type="float" office:value="0.824468085106383" calcext:value-type="float">
            <text:p>0.82446808510638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2255000" calcext:value-type="float">
            <text:p>32255000</text:p>
          </table:table-cell>
          <table:table-cell office:value-type="float" office:value="498318000" calcext:value-type="float">
            <text:p>498318000</text:p>
          </table:table-cell>
          <table:table-cell office:value-type="float" office:value="0.0647277441312576" calcext:value-type="float">
            <text:p>0.06472774413125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.04" calcext:value-type="float">
            <text:p>3.04</text:p>
          </table:table-cell>
          <table:table-cell office:value-type="float" office:value="910692271.04" calcext:value-type="float">
            <text:p>910692271.04</text:p>
          </table:table-cell>
          <table:table-cell office:value-type="float" office:value="2.055558991" calcext:value-type="float">
            <text:p>2.05555899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6-01</text:p>
          </table:table-cell>
          <table:table-cell office:value-type="float" office:value="4836680" calcext:value-type="float">
            <text:p>4836680</text:p>
          </table:table-cell>
          <table:table-cell office:value-type="float" office:value="0.208127716338913" calcext:value-type="float">
            <text:p>0.208127716338913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0.0115735693152682" calcext:value-type="float">
            <text:p>0.011573569315268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0.00000000300189793347059" calcext:value-type="float">
            <text:p>3.00189793347059E-09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55.33" calcext:value-type="float">
            <text:p>55.33</text:p>
          </table:table-cell>
          <table:table-cell office:value-type="float" office:value="55.35" calcext:value-type="float">
            <text:p>55.35</text:p>
          </table:table-cell>
          <table:table-cell office:value-type="float" office:value="0.000361402240693949" calcext:value-type="float">
            <text:p>0.000361402240694</text:p>
          </table:table-cell>
          <table:table-cell office:value-type="float" office:value="-0.0743301642178048" calcext:value-type="float">
            <text:p>-0.074330164217805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433291000" calcext:value-type="float">
            <text:p>433291000</text:p>
          </table:table-cell>
          <table:table-cell office:value-type="float" office:value="2270907000" calcext:value-type="float">
            <text:p>2270907000</text:p>
          </table:table-cell>
          <table:table-cell office:value-type="float" office:value="0.190800856221765" calcext:value-type="float">
            <text:p>0.190800856221765</text:p>
          </table:table-cell>
          <table:table-cell table:style-name="ce15" office:value-type="string" calcext:value-type="string">
            <text:p>2014-06-30</text:p>
          </table:table-cell>
          <table:table-cell office:value-type="float" office:value="55.35" calcext:value-type="float">
            <text:p>55.35</text:p>
          </table:table-cell>
          <table:table-cell office:value-type="float" office:value="1283977861.2" calcext:value-type="float">
            <text:p>1283977861.2</text:p>
          </table:table-cell>
          <table:table-cell office:value-type="float" office:value="0.93237178" calcext:value-type="float">
            <text:p>0.93237178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5259327" calcext:value-type="float">
            <text:p>15259327</text:p>
          </table:table-cell>
          <table:table-cell office:value-type="float" office:value="0.20806786693214" calcext:value-type="float">
            <text:p>0.2080678669321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965292473669375" calcext:value-type="float">
            <text:p>0.00965292473669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634436262333969" calcext:value-type="float">
            <text:p>6.34436262333969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9.41" calcext:value-type="float">
            <text:p>9.41</text:p>
          </table:table-cell>
          <table:table-cell office:value-type="float" office:value="9.42" calcext:value-type="float">
            <text:p>9.42</text:p>
          </table:table-cell>
          <table:table-cell office:value-type="float" office:value="0.00106213489113115" calcext:value-type="float">
            <text:p>0.001062134891131</text:p>
          </table:table-cell>
          <table:table-cell office:value-type="float" office:value="-0.00217391304347821" calcext:value-type="float">
            <text:p>-0.00217391304347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9.4" calcext:value-type="float">
            <text:p>9.4</text:p>
          </table:table-cell>
          <table:table-cell office:value-type="float" office:value="817549931.8" calcext:value-type="float">
            <text:p>817549931.8</text:p>
          </table:table-cell>
          <table:table-cell office:value-type="float" office:value="1.27585382150428" calcext:value-type="float">
            <text:p>1.27585382150428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11268058" calcext:value-type="float">
            <text:p>11268058</text:p>
          </table:table-cell>
          <table:table-cell office:value-type="float" office:value="0.207949352745285" calcext:value-type="float">
            <text:p>0.207949352745285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513174498879145" calcext:value-type="float">
            <text:p>0.051317449887915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49785422014746" calcext:value-type="float">
            <text:p>4.9785422014746E-0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4.300712" calcext:value-type="float">
            <text:p>4.300712</text:p>
          </table:table-cell>
          <table:table-cell office:value-type="float" office:value="4.31069" calcext:value-type="float">
            <text:p>4.31069</text:p>
          </table:table-cell>
          <table:table-cell office:value-type="float" office:value="0.00231739268472202" calcext:value-type="float">
            <text:p>0.002317392684722</text:p>
          </table:table-cell>
          <table:table-cell office:value-type="float" office:value="1.54708520179372" calcext:value-type="float">
            <text:p>1.5470852017937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30323000" calcext:value-type="float">
            <text:p>30323000</text:p>
          </table:table-cell>
          <table:table-cell office:value-type="float" office:value="106499000" calcext:value-type="float">
            <text:p>106499000</text:p>
          </table:table-cell>
          <table:table-cell office:value-type="float" office:value="0.284725678175382" calcext:value-type="float">
            <text:p>0.28472567817538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4.300712" calcext:value-type="float">
            <text:p>4.300712</text:p>
          </table:table-cell>
          <table:table-cell office:value-type="float" office:value="243803226.939999" calcext:value-type="float">
            <text:p>243803226.939999</text:p>
          </table:table-cell>
          <table:table-cell office:value-type="float" office:value="2.18592197" calcext:value-type="float">
            <text:p>2.18592197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33235603" calcext:value-type="float">
            <text:p>33235603</text:p>
          </table:table-cell>
          <table:table-cell office:value-type="float" office:value="0.207913539314245" calcext:value-type="float">
            <text:p>0.20791353931424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266928185740826" calcext:value-type="float">
            <text:p>0.026692818574083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226846161345381" calcext:value-type="float">
            <text:p>2.26846161345381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8.58" calcext:value-type="float">
            <text:p>8.58</text:p>
          </table:table-cell>
          <table:table-cell office:value-type="float" office:value="8.59" calcext:value-type="float">
            <text:p>8.59</text:p>
          </table:table-cell>
          <table:table-cell office:value-type="float" office:value="0.00116482236458938" calcext:value-type="float">
            <text:p>0.001164822364589</text:p>
          </table:table-cell>
          <table:table-cell office:value-type="float" office:value="-0.129455909943715" calcext:value-type="float">
            <text:p>-0.12945590994371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8.58" calcext:value-type="float">
            <text:p>8.58</text:p>
          </table:table-cell>
          <table:table-cell office:value-type="float" office:value="1556832746.04" calcext:value-type="float">
            <text:p>1556832746.04</text:p>
          </table:table-cell>
          <table:table-cell office:value-type="float" office:value="1.979620615" calcext:value-type="float">
            <text:p>1.979620615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474273" calcext:value-type="float">
            <text:p>3474273</text:p>
          </table:table-cell>
          <table:table-cell office:value-type="float" office:value="0.207896763492032" calcext:value-type="float">
            <text:p>0.2078967634920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48548862774442" calcext:value-type="float">
            <text:p>0.03485488627744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4609058222318" calcext:value-type="float">
            <text:p>1.4609058222318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9.66" calcext:value-type="float">
            <text:p>49.66</text:p>
          </table:table-cell>
          <table:table-cell office:value-type="float" office:value="49.71" calcext:value-type="float">
            <text:p>49.71</text:p>
          </table:table-cell>
          <table:table-cell office:value-type="float" office:value="0.00100633994163237" calcext:value-type="float">
            <text:p>0.001006339941632</text:p>
          </table:table-cell>
          <table:table-cell office:value-type="float" office:value="-0.0336520076481835" calcext:value-type="float">
            <text:p>-0.03365200764818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9.72" calcext:value-type="float">
            <text:p>49.72</text:p>
          </table:table-cell>
          <table:table-cell office:value-type="float" office:value="857816823.16" calcext:value-type="float">
            <text:p>857816823.16</text:p>
          </table:table-cell>
          <table:table-cell office:value-type="float" office:value="2.312323991" calcext:value-type="float">
            <text:p>2.312323991</text:p>
          </table:table-cell>
        </table:table-row>
        <table:table-row table:style-name="ro1">
          <table:table-cell office:value-type="string" calcext:value-type="string">
            <text:p>KTOS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2725464" calcext:value-type="float">
            <text:p>12725464</text:p>
          </table:table-cell>
          <table:table-cell office:value-type="float" office:value="0.207593213703099" calcext:value-type="float">
            <text:p>0.20759321370309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54651496126738" calcext:value-type="float">
            <text:p>0.02546514961267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417192821006823" calcext:value-type="float">
            <text:p>4.17192821006823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.42" calcext:value-type="float">
            <text:p>11.42</text:p>
          </table:table-cell>
          <table:table-cell office:value-type="float" office:value="11.43" calcext:value-type="float">
            <text:p>11.43</text:p>
          </table:table-cell>
          <table:table-cell office:value-type="float" office:value="0.000875273522975911" calcext:value-type="float">
            <text:p>0.000875273522976</text:p>
          </table:table-cell>
          <table:table-cell office:value-type="float" office:value="0.285194174757281" calcext:value-type="float">
            <text:p>0.28519417475728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20500000" calcext:value-type="float">
            <text:p>120500000</text:p>
          </table:table-cell>
          <table:table-cell office:value-type="float" office:value="948600000" calcext:value-type="float">
            <text:p>948600000</text:p>
          </table:table-cell>
          <table:table-cell office:value-type="float" office:value="0.127029306346194" calcext:value-type="float">
            <text:p>0.12702930634619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.41" calcext:value-type="float">
            <text:p>11.41</text:p>
          </table:table-cell>
          <table:table-cell office:value-type="float" office:value="1178624760.25" calcext:value-type="float">
            <text:p>1178624760.25</text:p>
          </table:table-cell>
          <table:table-cell office:value-type="float" office:value="2.215838089" calcext:value-type="float">
            <text:p>2.215838089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5933773" calcext:value-type="float">
            <text:p>15933773</text:p>
          </table:table-cell>
          <table:table-cell office:value-type="float" office:value="0.207312225194194" calcext:value-type="float">
            <text:p>0.20731222519419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84059052922803" calcext:value-type="float">
            <text:p>0.0384059052922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125805953038192" calcext:value-type="float">
            <text:p>1.25805953038192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51" calcext:value-type="float">
            <text:p>5.51</text:p>
          </table:table-cell>
          <table:table-cell office:value-type="float" office:value="5.52" calcext:value-type="float">
            <text:p>5.52</text:p>
          </table:table-cell>
          <table:table-cell office:value-type="float" office:value="0.00181323662737983" calcext:value-type="float">
            <text:p>0.00181323662738</text:p>
          </table:table-cell>
          <table:table-cell office:value-type="float" office:value="1.18729096989967" calcext:value-type="float">
            <text:p>1.1872909698996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51" calcext:value-type="float">
            <text:p>5.51</text:p>
          </table:table-cell>
          <table:table-cell office:value-type="float" office:value="1170380758.51" calcext:value-type="float">
            <text:p>1170380758.51</text:p>
          </table:table-cell>
          <table:table-cell office:value-type="float" office:value="1.15252159" calcext:value-type="float">
            <text:p>1.15252159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3464214" calcext:value-type="float">
            <text:p>3464214</text:p>
          </table:table-cell>
          <table:table-cell office:value-type="float" office:value="0.207294843739622" calcext:value-type="float">
            <text:p>0.2072948437396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69076449955851" calcext:value-type="float">
            <text:p>0.02690764499558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4315375360593" calcext:value-type="float">
            <text:p>1.4315375360593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0.49" calcext:value-type="float">
            <text:p>50.49</text:p>
          </table:table-cell>
          <table:table-cell office:value-type="float" office:value="50.54" calcext:value-type="float">
            <text:p>50.54</text:p>
          </table:table-cell>
          <table:table-cell office:value-type="float" office:value="0.000989805008413286" calcext:value-type="float">
            <text:p>0.000989805008413</text:p>
          </table:table-cell>
          <table:table-cell office:value-type="float" office:value="0.242277992277992" calcext:value-type="float">
            <text:p>0.2422779922779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0.54" calcext:value-type="float">
            <text:p>50.54</text:p>
          </table:table-cell>
          <table:table-cell office:value-type="float" office:value="871964244.62" calcext:value-type="float">
            <text:p>871964244.62</text:p>
          </table:table-cell>
          <table:table-cell office:value-type="float" office:value="2.365865544" calcext:value-type="float">
            <text:p>2.365865544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9-01</text:p>
          </table:table-cell>
          <table:table-cell office:value-type="float" office:value="4450463" calcext:value-type="float">
            <text:p>4450463</text:p>
          </table:table-cell>
          <table:table-cell office:value-type="float" office:value="0.207277477010895" calcext:value-type="float">
            <text:p>0.207277477010895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272616672637903" calcext:value-type="float">
            <text:p>0.02726166726379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000000232007333622734" calcext:value-type="float">
            <text:p>2.32007333622734E-08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17.590102" calcext:value-type="float">
            <text:p>17.590102</text:p>
          </table:table-cell>
          <table:table-cell office:value-type="float" office:value="17.609867" calcext:value-type="float">
            <text:p>17.609867</text:p>
          </table:table-cell>
          <table:table-cell office:value-type="float" office:value="0.0011230123526531" calcext:value-type="float">
            <text:p>0.001123012352653</text:p>
          </table:table-cell>
          <table:table-cell office:value-type="float" office:value="0.0127596703556004" calcext:value-type="float">
            <text:p>0.0127596703556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17.609867" calcext:value-type="float">
            <text:p>17.609867</text:p>
          </table:table-cell>
          <table:table-cell office:value-type="float" office:value="366133676.04" calcext:value-type="float">
            <text:p>366133676.04</text:p>
          </table:table-cell>
          <table:table-cell office:value-type="float" office:value="1.094303296" calcext:value-type="float">
            <text:p>1.094303296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2226806" calcext:value-type="float">
            <text:p>22226806</text:p>
          </table:table-cell>
          <table:table-cell office:value-type="float" office:value="0.207254599023143" calcext:value-type="float">
            <text:p>0.2072545990231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61805728887622" calcext:value-type="float">
            <text:p>0.0361805728887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2250430066386" calcext:value-type="float">
            <text:p>2.250430066386E-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00863513994006203" calcext:value-type="float">
            <text:p>0.008635139940062</text:p>
          </table:table-cell>
          <table:table-cell office:value-type="float" office:value="-0.33112582781457" calcext:value-type="float">
            <text:p>-0.3311258278145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9691" calcext:value-type="float">
            <text:p>0.9691</text:p>
          </table:table-cell>
          <table:table-cell office:value-type="float" office:value="112309323.6485" calcext:value-type="float">
            <text:p>112309323.6485</text:p>
          </table:table-cell>
          <table:table-cell office:value-type="float" office:value="2.872156599" calcext:value-type="float">
            <text:p>2.872156599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3517053" calcext:value-type="float">
            <text:p>3517053</text:p>
          </table:table-cell>
          <table:table-cell office:value-type="float" office:value="0.207226785293424" calcext:value-type="float">
            <text:p>0.207226785293424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168634235436765" calcext:value-type="float">
            <text:p>0.016863423543677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965398019662235" calcext:value-type="float">
            <text:p>9.65398019662235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4.41" calcext:value-type="float">
            <text:p>14.41</text:p>
          </table:table-cell>
          <table:table-cell office:value-type="float" office:value="14.42" calcext:value-type="float">
            <text:p>14.42</text:p>
          </table:table-cell>
          <table:table-cell office:value-type="float" office:value="0.000693721817551147" calcext:value-type="float">
            <text:p>0.000693721817551</text:p>
          </table:table-cell>
          <table:table-cell office:value-type="float" office:value="-0.390909090909091" calcext:value-type="float">
            <text:p>-0.39090909090909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4.41" calcext:value-type="float">
            <text:p>14.41</text:p>
          </table:table-cell>
          <table:table-cell office:value-type="float" office:value="329979757.59" calcext:value-type="float">
            <text:p>329979757.59</text:p>
          </table:table-cell>
          <table:table-cell office:value-type="float" office:value="0.70741431" calcext:value-type="float">
            <text:p>0.70741431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2412020" calcext:value-type="float">
            <text:p>12412020</text:p>
          </table:table-cell>
          <table:table-cell office:value-type="float" office:value="0.207101715277314" calcext:value-type="float">
            <text:p>0.20710171527731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429555255525165" calcext:value-type="float">
            <text:p>0.04295552555251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179719837790181" calcext:value-type="float">
            <text:p>1.79719837790181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32" calcext:value-type="float">
            <text:p>19.32</text:p>
          </table:table-cell>
          <table:table-cell office:value-type="float" office:value="19.33" calcext:value-type="float">
            <text:p>19.33</text:p>
          </table:table-cell>
          <table:table-cell office:value-type="float" office:value="0.000517464424320725" calcext:value-type="float">
            <text:p>0.000517464424321</text:p>
          </table:table-cell>
          <table:table-cell office:value-type="float" office:value="-0.582191780821918" calcext:value-type="float">
            <text:p>-0.58219178082191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20272000" calcext:value-type="float">
            <text:p>320272000</text:p>
          </table:table-cell>
          <table:table-cell office:value-type="float" office:value="1626327000" calcext:value-type="float">
            <text:p>1626327000</text:p>
          </table:table-cell>
          <table:table-cell office:value-type="float" office:value="0.196929645760047" calcext:value-type="float">
            <text:p>0.19692964576004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33" calcext:value-type="float">
            <text:p>19.33</text:p>
          </table:table-cell>
          <table:table-cell office:value-type="float" office:value="1574517823.92999" calcext:value-type="float">
            <text:p>1574517823.92999</text:p>
          </table:table-cell>
          <table:table-cell office:value-type="float" office:value="2.615134899" calcext:value-type="float">
            <text:p>2.615134899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2-01</text:p>
          </table:table-cell>
          <table:table-cell office:value-type="float" office:value="4836649" calcext:value-type="float">
            <text:p>4836649</text:p>
          </table:table-cell>
          <table:table-cell office:value-type="float" office:value="0.207092656818668" calcext:value-type="float">
            <text:p>0.207092656818668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203153077783625" calcext:value-type="float">
            <text:p>0.020315307778363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0000000242002281239519" calcext:value-type="float">
            <text:p>2.42002281239519E-09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57.66" calcext:value-type="float">
            <text:p>57.66</text:p>
          </table:table-cell>
          <table:table-cell office:value-type="float" office:value="57.72" calcext:value-type="float">
            <text:p>57.72</text:p>
          </table:table-cell>
          <table:table-cell office:value-type="float" office:value="0.00104004160166411" calcext:value-type="float">
            <text:p>0.001040041601664</text:p>
          </table:table-cell>
          <table:table-cell office:value-type="float" office:value="-0.0801218856425883" calcext:value-type="float">
            <text:p>-0.080121885642588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57.65" calcext:value-type="float">
            <text:p>57.65</text:p>
          </table:table-cell>
          <table:table-cell office:value-type="float" office:value="1338420386.8" calcext:value-type="float">
            <text:p>1338420386.8</text:p>
          </table:table-cell>
          <table:table-cell office:value-type="float" office:value="0.984783523" calcext:value-type="float">
            <text:p>0.984783523</text:p>
          </table:table-cell>
        </table:table-row>
        <table:table-row table:style-name="ro1">
          <table:table-cell office:value-type="string" calcext:value-type="string">
            <text:p>RW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5901661" calcext:value-type="float">
            <text:p>15901661</text:p>
          </table:table-cell>
          <table:table-cell office:value-type="float" office:value="0.207071859191259" calcext:value-type="float">
            <text:p>0.2070718591912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55555801610466" calcext:value-type="float">
            <text:p>0.01555558016104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83506075754396" calcext:value-type="float">
            <text:p>2.8350607575439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07" calcext:value-type="float">
            <text:p>15.07</text:p>
          </table:table-cell>
          <table:table-cell office:value-type="float" office:value="15.08" calcext:value-type="float">
            <text:p>15.08</text:p>
          </table:table-cell>
          <table:table-cell office:value-type="float" office:value="0.000663349917081246" calcext:value-type="float">
            <text:p>0.000663349917081</text:p>
          </table:table-cell>
          <table:table-cell office:value-type="float" office:value="0.126180836707153" calcext:value-type="float">
            <text:p>0.12618083670715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39241000" calcext:value-type="float">
            <text:p>139241000</text:p>
          </table:table-cell>
          <table:table-cell office:value-type="float" office:value="7039822000" calcext:value-type="float">
            <text:p>7039822000</text:p>
          </table:table-cell>
          <table:table-cell office:value-type="float" office:value="0.0197790512316931" calcext:value-type="float">
            <text:p>0.01977905123169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07" calcext:value-type="float">
            <text:p>15.07</text:p>
          </table:table-cell>
          <table:table-cell office:value-type="float" office:value="1279207064.08" calcext:value-type="float">
            <text:p>1279207064.08</text:p>
          </table:table-cell>
          <table:table-cell office:value-type="float" office:value="0.918044907360577" calcext:value-type="float">
            <text:p>0.918044907360577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23079866" calcext:value-type="float">
            <text:p>23079866</text:p>
          </table:table-cell>
          <table:table-cell office:value-type="float" office:value="0.206786600007168" calcext:value-type="float">
            <text:p>0.20678660000716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5115555959379" calcext:value-type="float">
            <text:p>0.02511555595937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883982671371186" calcext:value-type="float">
            <text:p>8.83982671371186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.53" calcext:value-type="float">
            <text:p>7.53</text:p>
          </table:table-cell>
          <table:table-cell office:value-type="float" office:value="7.54" calcext:value-type="float">
            <text:p>7.54</text:p>
          </table:table-cell>
          <table:table-cell office:value-type="float" office:value="0.00132714001327137" calcext:value-type="float">
            <text:p>0.001327140013271</text:p>
          </table:table-cell>
          <table:table-cell office:value-type="float" office:value="-0.110849056603774" calcext:value-type="float">
            <text:p>-0.11084905660377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46516000" calcext:value-type="float">
            <text:p>46516000</text:p>
          </table:table-cell>
          <table:table-cell office:value-type="float" office:value="2246941000" calcext:value-type="float">
            <text:p>2246941000</text:p>
          </table:table-cell>
          <table:table-cell office:value-type="float" office:value="0.0207019231924648" calcext:value-type="float">
            <text:p>0.0207019231924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.53" calcext:value-type="float">
            <text:p>7.53</text:p>
          </table:table-cell>
          <table:table-cell office:value-type="float" office:value="1112334604.47" calcext:value-type="float">
            <text:p>1112334604.47</text:p>
          </table:table-cell>
          <table:table-cell office:value-type="float" office:value="0.735774821" calcext:value-type="float">
            <text:p>0.735774821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09-09-01</text:p>
          </table:table-cell>
          <table:table-cell office:value-type="float" office:value="2611874" calcext:value-type="float">
            <text:p>2611874</text:p>
          </table:table-cell>
          <table:table-cell office:value-type="float" office:value="0.206779889131498" calcext:value-type="float">
            <text:p>0.206779889131498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0.0352628167688965" calcext:value-type="float">
            <text:p>0.035262816768897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0.00000000309571155357986" calcext:value-type="float">
            <text:p>3.09571155357986E-09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17.111117" calcext:value-type="float">
            <text:p>17.111117</text:p>
          </table:table-cell>
          <table:table-cell office:value-type="float" office:value="17.246561" calcext:value-type="float">
            <text:p>17.246561</text:p>
          </table:table-cell>
          <table:table-cell office:value-type="float" office:value="0.00788435120673753" calcext:value-type="float">
            <text:p>0.007884351206738</text:p>
          </table:table-cell>
          <table:table-cell office:value-type="float" office:value="-0.388083735909823" calcext:value-type="float">
            <text:p>-0.388083735909823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09-09-30</text:p>
          </table:table-cell>
          <table:table-cell office:value-type="float" office:value="17.246561" calcext:value-type="float">
            <text:p>17.246561</text:p>
          </table:table-cell>
          <table:table-cell office:value-type="float" office:value="2560640942.27999" calcext:value-type="float">
            <text:p>2560640942.27999</text:p>
          </table:table-cell>
          <table:table-cell office:value-type="float" office:value="1.187790165" calcext:value-type="float">
            <text:p>1.187790165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3505030" calcext:value-type="float">
            <text:p>3505030</text:p>
          </table:table-cell>
          <table:table-cell office:value-type="float" office:value="0.20651838321942" calcext:value-type="float">
            <text:p>0.2065183832194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418598877257752" calcext:value-type="float">
            <text:p>0.04185988772577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789899786808301" calcext:value-type="float">
            <text:p>7.89899786808301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95" calcext:value-type="float">
            <text:p>18.95</text:p>
          </table:table-cell>
          <table:table-cell office:value-type="float" office:value="18.96" calcext:value-type="float">
            <text:p>18.96</text:p>
          </table:table-cell>
          <table:table-cell office:value-type="float" office:value="0.00052756528620425" calcext:value-type="float">
            <text:p>0.000527565286204</text:p>
          </table:table-cell>
          <table:table-cell office:value-type="float" office:value="0.123831775700935" calcext:value-type="float">
            <text:p>0.12383177570093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8.97" calcext:value-type="float">
            <text:p>18.97</text:p>
          </table:table-cell>
          <table:table-cell office:value-type="float" office:value="447125100.52" calcext:value-type="float">
            <text:p>447125100.52</text:p>
          </table:table-cell>
          <table:table-cell office:value-type="float" office:value="0.952012836" calcext:value-type="float">
            <text:p>0.952012836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450210" calcext:value-type="float">
            <text:p>3450210</text:p>
          </table:table-cell>
          <table:table-cell office:value-type="float" office:value="0.206456859425798" calcext:value-type="float">
            <text:p>0.20645685942579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72187996980681" calcext:value-type="float">
            <text:p>0.02721879969806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70682721098425" calcext:value-type="float">
            <text:p>1.70682721098425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0.64" calcext:value-type="float">
            <text:p>40.64</text:p>
          </table:table-cell>
          <table:table-cell office:value-type="float" office:value="40.67" calcext:value-type="float">
            <text:p>40.67</text:p>
          </table:table-cell>
          <table:table-cell office:value-type="float" office:value="0.000737916615422485" calcext:value-type="float">
            <text:p>0.000737916615422</text:p>
          </table:table-cell>
          <table:table-cell office:value-type="float" office:value="0.0578723404255319" calcext:value-type="float">
            <text:p>0.0578723404255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0.64" calcext:value-type="float">
            <text:p>40.64</text:p>
          </table:table-cell>
          <table:table-cell office:value-type="float" office:value="701162367.04" calcext:value-type="float">
            <text:p>701162367.04</text:p>
          </table:table-cell>
          <table:table-cell office:value-type="float" office:value="1.89004117004767" calcext:value-type="float">
            <text:p>1.89004117004767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4-07-01</text:p>
          </table:table-cell>
          <table:table-cell office:value-type="float" office:value="4857828" calcext:value-type="float">
            <text:p>4857828</text:p>
          </table:table-cell>
          <table:table-cell office:value-type="float" office:value="0.206404896787524" calcext:value-type="float">
            <text:p>0.206404896787524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129655683454733" calcext:value-type="float">
            <text:p>0.012965568345473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0.00000000129914564150601" calcext:value-type="float">
            <text:p>1.29914564150601E-09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0.00164068908941752" calcext:value-type="float">
            <text:p>0.001640689089418</text:p>
          </table:table-cell>
          <table:table-cell office:value-type="float" office:value="0.0641247833622184" calcext:value-type="float">
            <text:p>0.064124783362218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92496150" calcext:value-type="float">
            <text:p>92496150</text:p>
          </table:table-cell>
          <table:table-cell office:value-type="float" office:value="1763927000" calcext:value-type="float">
            <text:p>1763927000</text:p>
          </table:table-cell>
          <table:table-cell office:value-type="float" office:value="0.0524376292216175" calcext:value-type="float">
            <text:p>0.052437629221618</text:p>
          </table:table-cell>
          <table:table-cell table:style-name="ce15" office:value-type="string" calcext:value-type="string">
            <text:p>2014-07-31</text:p>
          </table:table-cell>
          <table:table-cell office:value-type="float" office:value="24.4" calcext:value-type="float">
            <text:p>24.4</text:p>
          </table:table-cell>
          <table:table-cell office:value-type="float" office:value="2028959356.8" calcext:value-type="float">
            <text:p>2028959356.8</text:p>
          </table:table-cell>
          <table:table-cell office:value-type="float" office:value="1.0692158" calcext:value-type="float">
            <text:p>1.0692158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3502247" calcext:value-type="float">
            <text:p>3502247</text:p>
          </table:table-cell>
          <table:table-cell office:value-type="float" office:value="0.206354407259015" calcext:value-type="float">
            <text:p>0.20635440725901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17957629294725" calcext:value-type="float">
            <text:p>0.01179576292947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888764961541421" calcext:value-type="float">
            <text:p>8.88764961541421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7.99" calcext:value-type="float">
            <text:p>17.99</text:p>
          </table:table-cell>
          <table:table-cell office:value-type="float" office:value="18" calcext:value-type="float">
            <text:p>18</text:p>
          </table:table-cell>
          <table:table-cell office:value-type="float" office:value="0.000555709919422149" calcext:value-type="float">
            <text:p>0.000555709919422</text:p>
          </table:table-cell>
          <table:table-cell office:value-type="float" office:value="0.45141545524101" calcext:value-type="float">
            <text:p>0.4514154552410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8" calcext:value-type="float">
            <text:p>18</text:p>
          </table:table-cell>
          <table:table-cell office:value-type="float" office:value="424262088" calcext:value-type="float">
            <text:p>424262088</text:p>
          </table:table-cell>
          <table:table-cell office:value-type="float" office:value="0.903333213" calcext:value-type="float">
            <text:p>0.903333213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150342" calcext:value-type="float">
            <text:p>9150342</text:p>
          </table:table-cell>
          <table:table-cell office:value-type="float" office:value="0.206228127112914" calcext:value-type="float">
            <text:p>0.20622812711291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71378025088556" calcext:value-type="float">
            <text:p>0.0271378025088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57468043313719" calcext:value-type="float">
            <text:p>4.5746804331371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8.93" calcext:value-type="float">
            <text:p>28.93</text:p>
          </table:table-cell>
          <table:table-cell office:value-type="float" office:value="28.94" calcext:value-type="float">
            <text:p>28.94</text:p>
          </table:table-cell>
          <table:table-cell office:value-type="float" office:value="0.00034560221185421" calcext:value-type="float">
            <text:p>0.000345602211854</text:p>
          </table:table-cell>
          <table:table-cell office:value-type="float" office:value="0.854838709677419" calcext:value-type="float">
            <text:p>0.85483870967741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8.92" calcext:value-type="float">
            <text:p>28.92</text:p>
          </table:table-cell>
          <table:table-cell office:value-type="float" office:value="1387300266.24" calcext:value-type="float">
            <text:p>1387300266.24</text:p>
          </table:table-cell>
          <table:table-cell office:value-type="float" office:value="2.155811299" calcext:value-type="float">
            <text:p>2.155811299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3-01</text:p>
          </table:table-cell>
          <table:table-cell office:value-type="float" office:value="4815104" calcext:value-type="float">
            <text:p>4815104</text:p>
          </table:table-cell>
          <table:table-cell office:value-type="float" office:value="0.206170156283451" calcext:value-type="float">
            <text:p>0.206170156283451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0.0136295436537333" calcext:value-type="float">
            <text:p>0.013629543653733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0.00000000352167230266707" calcext:value-type="float">
            <text:p>3.52167230266707E-09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55.88" calcext:value-type="float">
            <text:p>55.88</text:p>
          </table:table-cell>
          <table:table-cell office:value-type="float" office:value="55.89" calcext:value-type="float">
            <text:p>55.89</text:p>
          </table:table-cell>
          <table:table-cell office:value-type="float" office:value="0.000178938892368221" calcext:value-type="float">
            <text:p>0.000178938892368</text:p>
          </table:table-cell>
          <table:table-cell office:value-type="float" office:value="0.0287294789436117" calcext:value-type="float">
            <text:p>0.028729478943612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4-03-31</text:p>
          </table:table-cell>
          <table:table-cell office:value-type="float" office:value="55.89" calcext:value-type="float">
            <text:p>55.89</text:p>
          </table:table-cell>
          <table:table-cell office:value-type="float" office:value="1297559677.68" calcext:value-type="float">
            <text:p>1297559677.68</text:p>
          </table:table-cell>
          <table:table-cell office:value-type="float" office:value="0.954719013" calcext:value-type="float">
            <text:p>0.954719013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8213607" calcext:value-type="float">
            <text:p>8213607</text:p>
          </table:table-cell>
          <table:table-cell office:value-type="float" office:value="0.206065835840914" calcext:value-type="float">
            <text:p>0.2060658358409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07089973451939" calcext:value-type="float">
            <text:p>0.0207089973451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15808542949653" calcext:value-type="float">
            <text:p>9.15808542949653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7.68" calcext:value-type="float">
            <text:p>17.68</text:p>
          </table:table-cell>
          <table:table-cell office:value-type="float" office:value="17.69" calcext:value-type="float">
            <text:p>17.69</text:p>
          </table:table-cell>
          <table:table-cell office:value-type="float" office:value="0.000565450947130425" calcext:value-type="float">
            <text:p>0.00056545094713</text:p>
          </table:table-cell>
          <table:table-cell office:value-type="float" office:value="-0.12170474516696" calcext:value-type="float">
            <text:p>-0.121704745166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7.68" calcext:value-type="float">
            <text:p>17.68</text:p>
          </table:table-cell>
          <table:table-cell office:value-type="float" office:value="822407742" calcext:value-type="float">
            <text:p>822407742</text:p>
          </table:table-cell>
          <table:table-cell office:value-type="float" office:value="1.0116967794094" calcext:value-type="float">
            <text:p>1.0116967794094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37111198" calcext:value-type="float">
            <text:p>37111198</text:p>
          </table:table-cell>
          <table:table-cell office:value-type="float" office:value="0.206063421730632" calcext:value-type="float">
            <text:p>0.20606342173063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73105233118216" calcext:value-type="float">
            <text:p>0.02731052331182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326399556116814" calcext:value-type="float">
            <text:p>3.26399556116814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7.57" calcext:value-type="float">
            <text:p>7.57</text:p>
          </table:table-cell>
          <table:table-cell office:value-type="float" office:value="7.58" calcext:value-type="float">
            <text:p>7.58</text:p>
          </table:table-cell>
          <table:table-cell office:value-type="float" office:value="0.00132013201320129" calcext:value-type="float">
            <text:p>0.001320132013201</text:p>
          </table:table-cell>
          <table:table-cell office:value-type="float" office:value="-0.116997792494481" calcext:value-type="float">
            <text:p>-0.11699779249448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7.57" calcext:value-type="float">
            <text:p>7.57</text:p>
          </table:table-cell>
          <table:table-cell office:value-type="float" office:value="1408905500.75" calcext:value-type="float">
            <text:p>1408905500.75</text:p>
          </table:table-cell>
          <table:table-cell office:value-type="float" office:value="1.730732038" calcext:value-type="float">
            <text:p>1.730732038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0-12-01</text:p>
          </table:table-cell>
          <table:table-cell office:value-type="float" office:value="4148049" calcext:value-type="float">
            <text:p>4148049</text:p>
          </table:table-cell>
          <table:table-cell office:value-type="float" office:value="0.206018315944328" calcext:value-type="float">
            <text:p>0.206018315944328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176989977179301" calcext:value-type="float">
            <text:p>0.01769899771793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000000491641486242665" calcext:value-type="float">
            <text:p>4.91641486242665E-08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11.060006" calcext:value-type="float">
            <text:p>11.060006</text:p>
          </table:table-cell>
          <table:table-cell office:value-type="float" office:value="11.066672" calcext:value-type="float">
            <text:p>11.066672</text:p>
          </table:table-cell>
          <table:table-cell office:value-type="float" office:value="0.00060253057417846" calcext:value-type="float">
            <text:p>0.000602530574178</text:p>
          </table:table-cell>
          <table:table-cell office:value-type="float" office:value="0.0168690958164643" calcext:value-type="float">
            <text:p>0.016869095816464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652033000" calcext:value-type="float">
            <text:p>652033000</text:p>
          </table:table-cell>
          <table:table-cell office:value-type="float" office:value="466426000" calcext:value-type="float">
            <text:p>466426000</text:p>
          </table:table-cell>
          <table:table-cell office:value-type="float" office:value="1.39793450622392" calcext:value-type="float">
            <text:p>1.39793450622392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11.060006" calcext:value-type="float">
            <text:p>11.060006</text:p>
          </table:table-cell>
          <table:table-cell office:value-type="float" office:value="263785064.55" calcext:value-type="float">
            <text:p>263785064.55</text:p>
          </table:table-cell>
          <table:table-cell office:value-type="float" office:value="1.283486624" calcext:value-type="float">
            <text:p>1.283486624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5210067" calcext:value-type="float">
            <text:p>5210067</text:p>
          </table:table-cell>
          <table:table-cell office:value-type="float" office:value="0.205890812092472" calcext:value-type="float">
            <text:p>0.20589081209247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15002250781423" calcext:value-type="float">
            <text:p>0.01150022507814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0700874822399849" calcext:value-type="float">
            <text:p>7.00874822399849E-10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25.8" calcext:value-type="float">
            <text:p>125.8</text:p>
          </table:table-cell>
          <table:table-cell office:value-type="float" office:value="125.85" calcext:value-type="float">
            <text:p>125.85</text:p>
          </table:table-cell>
          <table:table-cell office:value-type="float" office:value="0.00039737730975559" calcext:value-type="float">
            <text:p>0.000397377309756</text:p>
          </table:table-cell>
          <table:table-cell office:value-type="float" office:value="0.059204440333025" calcext:value-type="float">
            <text:p>0.05920444033302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25.8" calcext:value-type="float">
            <text:p>125.8</text:p>
          </table:table-cell>
          <table:table-cell office:value-type="float" office:value="6621819137.59999" calcext:value-type="float">
            <text:p>6621819137.59999</text:p>
          </table:table-cell>
          <table:table-cell office:value-type="float" office:value="2.149928095" calcext:value-type="float">
            <text:p>2.149928095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5817805" calcext:value-type="float">
            <text:p>15817805</text:p>
          </table:table-cell>
          <table:table-cell office:value-type="float" office:value="0.205803380796114" calcext:value-type="float">
            <text:p>0.20580338079611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85129133332857" calcext:value-type="float">
            <text:p>0.01851291333328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806366154966344" calcext:value-type="float">
            <text:p>8.06366154966344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.53" calcext:value-type="float">
            <text:p>6.53</text:p>
          </table:table-cell>
          <table:table-cell office:value-type="float" office:value="6.54" calcext:value-type="float">
            <text:p>6.54</text:p>
          </table:table-cell>
          <table:table-cell office:value-type="float" office:value="0.00153022188217288" calcext:value-type="float">
            <text:p>0.001530221882173</text:p>
          </table:table-cell>
          <table:table-cell office:value-type="float" office:value="0.798816568047337" calcext:value-type="float">
            <text:p>0.79881656804733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.54" calcext:value-type="float">
            <text:p>6.54</text:p>
          </table:table-cell>
          <table:table-cell office:value-type="float" office:value="1389163368.54" calcext:value-type="float">
            <text:p>1389163368.54</text:p>
          </table:table-cell>
          <table:table-cell office:value-type="float" office:value="1.307631534" calcext:value-type="float">
            <text:p>1.307631534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7501108" calcext:value-type="float">
            <text:p>17501108</text:p>
          </table:table-cell>
          <table:table-cell office:value-type="float" office:value="0.205615774971424" calcext:value-type="float">
            <text:p>0.20561577497142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39266186264357" calcext:value-type="float">
            <text:p>0.03392661862643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43988456956313" calcext:value-type="float">
            <text:p>2.4398845695631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1.53" calcext:value-type="float">
            <text:p>21.53</text:p>
          </table:table-cell>
          <table:table-cell office:value-type="float" office:value="21.54" calcext:value-type="float">
            <text:p>21.54</text:p>
          </table:table-cell>
          <table:table-cell office:value-type="float" office:value="0.000464360343626562" calcext:value-type="float">
            <text:p>0.000464360343627</text:p>
          </table:table-cell>
          <table:table-cell office:value-type="float" office:value="1.18135245901639" calcext:value-type="float">
            <text:p>1.1813524590163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1.53" calcext:value-type="float">
            <text:p>21.53</text:p>
          </table:table-cell>
          <table:table-cell office:value-type="float" office:value="2281293782.14" calcext:value-type="float">
            <text:p>2281293782.14</text:p>
          </table:table-cell>
          <table:table-cell office:value-type="float" office:value="6.577555491" calcext:value-type="float">
            <text:p>6.57755549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4-04-01</text:p>
          </table:table-cell>
          <table:table-cell office:value-type="float" office:value="4799756" calcext:value-type="float">
            <text:p>4799756</text:p>
          </table:table-cell>
          <table:table-cell office:value-type="float" office:value="0.205512995076001" calcext:value-type="float">
            <text:p>0.205512995076001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0.0111477737168654" calcext:value-type="float">
            <text:p>0.011147773716865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0.00000000207366141966502" calcext:value-type="float">
            <text:p>2.07366141966502E-09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54.54" calcext:value-type="float">
            <text:p>54.54</text:p>
          </table:table-cell>
          <table:table-cell office:value-type="float" office:value="54.57" calcext:value-type="float">
            <text:p>54.57</text:p>
          </table:table-cell>
          <table:table-cell office:value-type="float" office:value="0.000549903766840824" calcext:value-type="float">
            <text:p>0.000549903766841</text:p>
          </table:table-cell>
          <table:table-cell office:value-type="float" office:value="-0.0288444830582102" calcext:value-type="float">
            <text:p>-0.02884448305821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4-04-30</text:p>
          </table:table-cell>
          <table:table-cell office:value-type="float" office:value="54.57" calcext:value-type="float">
            <text:p>54.57</text:p>
          </table:table-cell>
          <table:table-cell office:value-type="float" office:value="1266914145.84" calcext:value-type="float">
            <text:p>1266914145.84</text:p>
          </table:table-cell>
          <table:table-cell office:value-type="float" office:value="0.932170631" calcext:value-type="float">
            <text:p>0.932170631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3-02-01</text:p>
          </table:table-cell>
          <table:table-cell office:value-type="float" office:value="4038463" calcext:value-type="float">
            <text:p>4038463</text:p>
          </table:table-cell>
          <table:table-cell office:value-type="float" office:value="0.205509287059183" calcext:value-type="float">
            <text:p>0.205509287059183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417704872351174" calcext:value-type="float">
            <text:p>0.041770487235117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000000117831618715192" calcext:value-type="float">
            <text:p>1.17831618715192E-0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22.88" calcext:value-type="float">
            <text:p>22.88</text:p>
          </table:table-cell>
          <table:table-cell office:value-type="float" office:value="22.9" calcext:value-type="float">
            <text:p>22.9</text:p>
          </table:table-cell>
          <table:table-cell office:value-type="float" office:value="0.000873743993010029" calcext:value-type="float">
            <text:p>0.00087374399301</text:p>
          </table:table-cell>
          <table:table-cell office:value-type="float" office:value="1.24938067712634" calcext:value-type="float">
            <text:p>1.24938067712634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151365000" calcext:value-type="float">
            <text:p>151365000</text:p>
          </table:table-cell>
          <table:table-cell office:value-type="float" office:value="831300000" calcext:value-type="float">
            <text:p>831300000</text:p>
          </table:table-cell>
          <table:table-cell office:value-type="float" office:value="0.182082280765067" calcext:value-type="float">
            <text:p>0.182082280765067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22.9" calcext:value-type="float">
            <text:p>22.9</text:p>
          </table:table-cell>
          <table:table-cell office:value-type="float" office:value="496638093.7" calcext:value-type="float">
            <text:p>496638093.7</text:p>
          </table:table-cell>
          <table:table-cell office:value-type="float" office:value="1.480609922" calcext:value-type="float">
            <text:p>1.480609922</text:p>
          </table:table-cell>
        </table:table-row>
        <table:table-row table:style-name="ro1">
          <table:table-cell office:value-type="string" calcext:value-type="string">
            <text:p>RW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5778979" calcext:value-type="float">
            <text:p>15778979</text:p>
          </table:table-cell>
          <table:table-cell office:value-type="float" office:value="0.205474290872497" calcext:value-type="float">
            <text:p>0.20547429087249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67270334667621" calcext:value-type="float">
            <text:p>0.0067270334667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45160840547628" calcext:value-type="float">
            <text:p>1.4516084054762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67" calcext:value-type="float">
            <text:p>16.67</text:p>
          </table:table-cell>
          <table:table-cell office:value-type="float" office:value="16.68" calcext:value-type="float">
            <text:p>16.68</text:p>
          </table:table-cell>
          <table:table-cell office:value-type="float" office:value="0.000599700149924918" calcext:value-type="float">
            <text:p>0.000599700149925</text:p>
          </table:table-cell>
          <table:table-cell office:value-type="float" office:value="0.093209054593875" calcext:value-type="float">
            <text:p>0.09320905459387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9241000" calcext:value-type="float">
            <text:p>139241000</text:p>
          </table:table-cell>
          <table:table-cell office:value-type="float" office:value="7039822000" calcext:value-type="float">
            <text:p>7039822000</text:p>
          </table:table-cell>
          <table:table-cell office:value-type="float" office:value="0.0197790512316931" calcext:value-type="float">
            <text:p>0.0197790512316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69" calcext:value-type="float">
            <text:p>16.69</text:p>
          </table:table-cell>
          <table:table-cell office:value-type="float" office:value="1384690823.62" calcext:value-type="float">
            <text:p>1384690823.62</text:p>
          </table:table-cell>
          <table:table-cell office:value-type="float" office:value="1.016733212" calcext:value-type="float">
            <text:p>1.016733212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2023089" calcext:value-type="float">
            <text:p>22023089</text:p>
          </table:table-cell>
          <table:table-cell office:value-type="float" office:value="0.20535503301491" calcext:value-type="float">
            <text:p>0.2053550330149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38704999570826" calcext:value-type="float">
            <text:p>0.02387049995708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167065845672049" calcext:value-type="float">
            <text:p>1.67065845672049E-0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office:value-type="float" office:value="0.00865800865800867" calcext:value-type="float">
            <text:p>0.008658008658009</text:p>
          </table:table-cell>
          <table:table-cell office:value-type="float" office:value="-0.418918918918919" calcext:value-type="float">
            <text:p>-0.41891891891891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.16" calcext:value-type="float">
            <text:p>1.16</text:p>
          </table:table-cell>
          <table:table-cell office:value-type="float" office:value="130466751.35" calcext:value-type="float">
            <text:p>130466751.35</text:p>
          </table:table-cell>
          <table:table-cell office:value-type="float" office:value="3.151081754" calcext:value-type="float">
            <text:p>3.151081754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3484210" calcext:value-type="float">
            <text:p>3484210</text:p>
          </table:table-cell>
          <table:table-cell office:value-type="float" office:value="0.205291656846571" calcext:value-type="float">
            <text:p>0.20529165684657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82734894093613" calcext:value-type="float">
            <text:p>0.01827348940936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133081999071711" calcext:value-type="float">
            <text:p>1.33081999071711E-0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4.43" calcext:value-type="float">
            <text:p>14.43</text:p>
          </table:table-cell>
          <table:table-cell office:value-type="float" office:value="14.44" calcext:value-type="float">
            <text:p>14.44</text:p>
          </table:table-cell>
          <table:table-cell office:value-type="float" office:value="0.000692760651194997" calcext:value-type="float">
            <text:p>0.000692760651195</text:p>
          </table:table-cell>
          <table:table-cell office:value-type="float" office:value="-0.391927083333333" calcext:value-type="float">
            <text:p>-0.39192708333333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4.43" calcext:value-type="float">
            <text:p>14.43</text:p>
          </table:table-cell>
          <table:table-cell office:value-type="float" office:value="339872084.37" calcext:value-type="float">
            <text:p>339872084.37</text:p>
          </table:table-cell>
          <table:table-cell office:value-type="float" office:value="0.728621591" calcext:value-type="float">
            <text:p>0.728621591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32808425" calcext:value-type="float">
            <text:p>32808425</text:p>
          </table:table-cell>
          <table:table-cell office:value-type="float" office:value="0.205241221622366" calcext:value-type="float">
            <text:p>0.20524122162236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252940325683368" calcext:value-type="float">
            <text:p>0.02529403256833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342386170375457" calcext:value-type="float">
            <text:p>3.42386170375457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8.74" calcext:value-type="float">
            <text:p>8.74</text:p>
          </table:table-cell>
          <table:table-cell office:value-type="float" office:value="8.75" calcext:value-type="float">
            <text:p>8.75</text:p>
          </table:table-cell>
          <table:table-cell office:value-type="float" office:value="0.00114351057747282" calcext:value-type="float">
            <text:p>0.001143510577473</text:p>
          </table:table-cell>
          <table:table-cell office:value-type="float" office:value="-0.350078492935636" calcext:value-type="float">
            <text:p>-0.35007849293563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8.75" calcext:value-type="float">
            <text:p>8.75</text:p>
          </table:table-cell>
          <table:table-cell office:value-type="float" office:value="1587699732.5" calcext:value-type="float">
            <text:p>1587699732.5</text:p>
          </table:table-cell>
          <table:table-cell office:value-type="float" office:value="2.041920291" calcext:value-type="float">
            <text:p>2.041920291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6-01</text:p>
          </table:table-cell>
          <table:table-cell office:value-type="float" office:value="4405627" calcext:value-type="float">
            <text:p>4405627</text:p>
          </table:table-cell>
          <table:table-cell office:value-type="float" office:value="0.205189268894287" calcext:value-type="float">
            <text:p>0.205189268894287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197161786539527" calcext:value-type="float">
            <text:p>0.019716178653953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00000027762785677227" calcext:value-type="float">
            <text:p>2.7762785677227E-08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8.934065" calcext:value-type="float">
            <text:p>18.934065</text:p>
          </table:table-cell>
          <table:table-cell office:value-type="float" office:value="18.943947" calcext:value-type="float">
            <text:p>18.943947</text:p>
          </table:table-cell>
          <table:table-cell office:value-type="float" office:value="0.000521780287730045" calcext:value-type="float">
            <text:p>0.00052178028773</text:p>
          </table:table-cell>
          <table:table-cell office:value-type="float" office:value="0.0491213698247334" calcext:value-type="float">
            <text:p>0.049121369824733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18.939006" calcext:value-type="float">
            <text:p>18.939006</text:p>
          </table:table-cell>
          <table:table-cell office:value-type="float" office:value="394884015.94" calcext:value-type="float">
            <text:p>394884015.94</text:p>
          </table:table-cell>
          <table:table-cell office:value-type="float" office:value="1.182134894" calcext:value-type="float">
            <text:p>1.182134894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61186171" calcext:value-type="float">
            <text:p>61186171</text:p>
          </table:table-cell>
          <table:table-cell office:value-type="float" office:value="0.204792186014754" calcext:value-type="float">
            <text:p>0.204792186014754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56756223382839" calcext:value-type="float">
            <text:p>0.025675622338284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635259253238375" calcext:value-type="float">
            <text:p>6.35259253238375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.96" calcext:value-type="float">
            <text:p>2.96</text:p>
          </table:table-cell>
          <table:table-cell office:value-type="float" office:value="2.97" calcext:value-type="float">
            <text:p>2.97</text:p>
          </table:table-cell>
          <table:table-cell office:value-type="float" office:value="0.00337268128161896" calcext:value-type="float">
            <text:p>0.003372681281619</text:p>
          </table:table-cell>
          <table:table-cell office:value-type="float" office:value="0.169230769230769" calcext:value-type="float">
            <text:p>0.16923076923076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2255000" calcext:value-type="float">
            <text:p>32255000</text:p>
          </table:table-cell>
          <table:table-cell office:value-type="float" office:value="498318000" calcext:value-type="float">
            <text:p>498318000</text:p>
          </table:table-cell>
          <table:table-cell office:value-type="float" office:value="0.0647277441312576" calcext:value-type="float">
            <text:p>0.064727744131258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.97" calcext:value-type="float">
            <text:p>2.97</text:p>
          </table:table-cell>
          <table:table-cell office:value-type="float" office:value="910692271.04" calcext:value-type="float">
            <text:p>910692271.04</text:p>
          </table:table-cell>
          <table:table-cell office:value-type="float" office:value="2.055558991" calcext:value-type="float">
            <text:p>2.055558991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078068" calcext:value-type="float">
            <text:p>9078068</text:p>
          </table:table-cell>
          <table:table-cell office:value-type="float" office:value="0.204599233716475" calcext:value-type="float">
            <text:p>0.2045992337164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98424644086874" calcext:value-type="float">
            <text:p>0.01984246440868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20117729680253" calcext:value-type="float">
            <text:p>3.2011772968025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6.15" calcext:value-type="float">
            <text:p>36.15</text:p>
          </table:table-cell>
          <table:table-cell office:value-type="float" office:value="36.2" calcext:value-type="float">
            <text:p>36.2</text:p>
          </table:table-cell>
          <table:table-cell office:value-type="float" office:value="0.00138217000691097" calcext:value-type="float">
            <text:p>0.001382170006911</text:p>
          </table:table-cell>
          <table:table-cell office:value-type="float" office:value="0.524122807017544" calcext:value-type="float">
            <text:p>0.5241228070175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6.2" calcext:value-type="float">
            <text:p>36.2</text:p>
          </table:table-cell>
          <table:table-cell office:value-type="float" office:value="1724709288.6" calcext:value-type="float">
            <text:p>1724709288.6</text:p>
          </table:table-cell>
          <table:table-cell office:value-type="float" office:value="2.698491322" calcext:value-type="float">
            <text:p>2.698491322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7502662" calcext:value-type="float">
            <text:p>7502662</text:p>
          </table:table-cell>
          <table:table-cell office:value-type="float" office:value="0.204443348411358" calcext:value-type="float">
            <text:p>0.20444334841135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05373248853047" calcext:value-type="float">
            <text:p>0.01053732488530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253270648485432" calcext:value-type="float">
            <text:p>2.5327064848543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.42" calcext:value-type="float">
            <text:p>23.42</text:p>
          </table:table-cell>
          <table:table-cell office:value-type="float" office:value="23.43" calcext:value-type="float">
            <text:p>23.43</text:p>
          </table:table-cell>
          <table:table-cell office:value-type="float" office:value="0.000426894343649862" calcext:value-type="float">
            <text:p>0.00042689434365</text:p>
          </table:table-cell>
          <table:table-cell office:value-type="float" office:value="0.223596574690771" calcext:value-type="float">
            <text:p>0.22359657469077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-7958000" calcext:value-type="float">
            <text:p>-7958000</text:p>
          </table:table-cell>
          <table:table-cell office:value-type="float" office:value="7978161000" calcext:value-type="float">
            <text:p>7978161000</text:p>
          </table:table-cell>
          <table:table-cell office:value-type="float" office:value="-0.000997472976541837" calcext:value-type="float">
            <text:p>-0.00099747297654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.41" calcext:value-type="float">
            <text:p>23.41</text:p>
          </table:table-cell>
          <table:table-cell office:value-type="float" office:value="980144628.3" calcext:value-type="float">
            <text:p>980144628.3</text:p>
          </table:table-cell>
          <table:table-cell office:value-type="float" office:value="0.741376767" calcext:value-type="float">
            <text:p>0.741376767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22860130" calcext:value-type="float">
            <text:p>22860130</text:p>
          </table:table-cell>
          <table:table-cell office:value-type="float" office:value="0.204407614721556" calcext:value-type="float">
            <text:p>0.20440761472155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81716587795707" calcext:value-type="float">
            <text:p>0.00817165877957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341568981688264" calcext:value-type="float">
            <text:p>3.41568981688264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.15" calcext:value-type="float">
            <text:p>6.15</text:p>
          </table:table-cell>
          <table:table-cell office:value-type="float" office:value="6.16" calcext:value-type="float">
            <text:p>6.16</text:p>
          </table:table-cell>
          <table:table-cell office:value-type="float" office:value="0.00162469536961816" calcext:value-type="float">
            <text:p>0.001624695369618</text:p>
          </table:table-cell>
          <table:table-cell office:value-type="float" office:value="-0.0257234726688103" calcext:value-type="float">
            <text:p>-0.0257234726688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.16" calcext:value-type="float">
            <text:p>6.16</text:p>
          </table:table-cell>
          <table:table-cell office:value-type="float" office:value="690606137.76" calcext:value-type="float">
            <text:p>690606137.76</text:p>
          </table:table-cell>
          <table:table-cell office:value-type="float" office:value="0.727717836" calcext:value-type="float">
            <text:p>0.727717836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1915914" calcext:value-type="float">
            <text:p>21915914</text:p>
          </table:table-cell>
          <table:table-cell office:value-type="float" office:value="0.204355676127991" calcext:value-type="float">
            <text:p>0.20435567612799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21009920523625" calcext:value-type="float">
            <text:p>0.02210099205236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173750863597721" calcext:value-type="float">
            <text:p>1.73750863597721E-0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00995024875621892" calcext:value-type="float">
            <text:p>0.009950248756219</text:p>
          </table:table-cell>
          <table:table-cell office:value-type="float" office:value="-0.276729559748428" calcext:value-type="float">
            <text:p>-0.2767295597484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.01" calcext:value-type="float">
            <text:p>1.01</text:p>
          </table:table-cell>
          <table:table-cell office:value-type="float" office:value="114583842.49" calcext:value-type="float">
            <text:p>114583842.49</text:p>
          </table:table-cell>
          <table:table-cell office:value-type="float" office:value="2.767471801" calcext:value-type="float">
            <text:p>2.767471801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8145306" calcext:value-type="float">
            <text:p>8145306</text:p>
          </table:table-cell>
          <table:table-cell office:value-type="float" office:value="0.204352276541842" calcext:value-type="float">
            <text:p>0.20435227654184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93192674701335" calcext:value-type="float">
            <text:p>0.00931926747013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530345891496681" calcext:value-type="float">
            <text:p>5.30345891496681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98" calcext:value-type="float">
            <text:p>19.98</text:p>
          </table:table-cell>
          <table:table-cell office:value-type="float" office:value="19.99" calcext:value-type="float">
            <text:p>19.99</text:p>
          </table:table-cell>
          <table:table-cell office:value-type="float" office:value="0.000500375281460996" calcext:value-type="float">
            <text:p>0.000500375281461</text:p>
          </table:table-cell>
          <table:table-cell office:value-type="float" office:value="-0.140590568532393" calcext:value-type="float">
            <text:p>-0.1405905685323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99" calcext:value-type="float">
            <text:p>19.99</text:p>
          </table:table-cell>
          <table:table-cell office:value-type="float" office:value="929860337.249999" calcext:value-type="float">
            <text:p>929860337.249999</text:p>
          </table:table-cell>
          <table:table-cell office:value-type="float" office:value="1.143881144" calcext:value-type="float">
            <text:p>1.143881144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4386330" calcext:value-type="float">
            <text:p>4386330</text:p>
          </table:table-cell>
          <table:table-cell office:value-type="float" office:value="0.204290523421315" calcext:value-type="float">
            <text:p>0.204290523421315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205733864201658" calcext:value-type="float">
            <text:p>0.020573386420166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420219301072314" calcext:value-type="float">
            <text:p>4.20219301072314E-08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17.837154" calcext:value-type="float">
            <text:p>17.837154</text:p>
          </table:table-cell>
          <table:table-cell office:value-type="float" office:value="17.886565" calcext:value-type="float">
            <text:p>17.886565</text:p>
          </table:table-cell>
          <table:table-cell office:value-type="float" office:value="0.00276628533552171" calcext:value-type="float">
            <text:p>0.002766285335522</text:p>
          </table:table-cell>
          <table:table-cell office:value-type="float" office:value="-0.00447950702629665" calcext:value-type="float">
            <text:p>-0.00447950702629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17.837154" calcext:value-type="float">
            <text:p>17.837154</text:p>
          </table:table-cell>
          <table:table-cell office:value-type="float" office:value="370717614.6" calcext:value-type="float">
            <text:p>370717614.6</text:p>
          </table:table-cell>
          <table:table-cell office:value-type="float" office:value="1.101621634" calcext:value-type="float">
            <text:p>1.101621634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3467143" calcext:value-type="float">
            <text:p>3467143</text:p>
          </table:table-cell>
          <table:table-cell office:value-type="float" office:value="0.20428605939194" calcext:value-type="float">
            <text:p>0.2042860593919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520751127535648" calcext:value-type="float">
            <text:p>0.052075112753565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895235535599243" calcext:value-type="float">
            <text:p>8.95235535599243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4.72" calcext:value-type="float">
            <text:p>14.72</text:p>
          </table:table-cell>
          <table:table-cell office:value-type="float" office:value="14.74" calcext:value-type="float">
            <text:p>14.74</text:p>
          </table:table-cell>
          <table:table-cell office:value-type="float" office:value="0.00135777325186691" calcext:value-type="float">
            <text:p>0.001357773251867</text:p>
          </table:table-cell>
          <table:table-cell office:value-type="float" office:value="-0.511767222935387" calcext:value-type="float">
            <text:p>-0.51176722293538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4.74" calcext:value-type="float">
            <text:p>14.74</text:p>
          </table:table-cell>
          <table:table-cell office:value-type="float" office:value="347173563.66" calcext:value-type="float">
            <text:p>347173563.66</text:p>
          </table:table-cell>
          <table:table-cell office:value-type="float" office:value="0.744274584" calcext:value-type="float">
            <text:p>0.744274584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1907395" calcext:value-type="float">
            <text:p>21907395</text:p>
          </table:table-cell>
          <table:table-cell office:value-type="float" office:value="0.204276240426385" calcext:value-type="float">
            <text:p>0.20427624042638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48778719038353" calcext:value-type="float">
            <text:p>0.02487787190383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133060735173219" calcext:value-type="float">
            <text:p>1.33060735173219E-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00807453416149071" calcext:value-type="float">
            <text:p>0.008074534161491</text:p>
          </table:table-cell>
          <table:table-cell office:value-type="float" office:value="-0.276791044776119" calcext:value-type="float">
            <text:p>-0.27679104477611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9571" calcext:value-type="float">
            <text:p>0.9571</text:p>
          </table:table-cell>
          <table:table-cell office:value-type="float" office:value="110918639.6285" calcext:value-type="float">
            <text:p>110918639.6285</text:p>
          </table:table-cell>
          <table:table-cell office:value-type="float" office:value="2.83659176693872" calcext:value-type="float">
            <text:p>2.83659176693872</text:p>
          </table:table-cell>
        </table:table-row>
        <table:table-row table:style-name="ro1">
          <table:table-cell office:value-type="string" calcext:value-type="string">
            <text:p>CNSL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2330463" calcext:value-type="float">
            <text:p>12330463</text:p>
          </table:table-cell>
          <table:table-cell office:value-type="float" office:value="0.204238036870787" calcext:value-type="float">
            <text:p>0.20423803687078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78187850517757" calcext:value-type="float">
            <text:p>0.01781878505177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645750633516512" calcext:value-type="float">
            <text:p>6.4575063351651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.2" calcext:value-type="float">
            <text:p>11.2</text:p>
          </table:table-cell>
          <table:table-cell office:value-type="float" office:value="11.21" calcext:value-type="float">
            <text:p>11.21</text:p>
          </table:table-cell>
          <table:table-cell office:value-type="float" office:value="0.000892458723784164" calcext:value-type="float">
            <text:p>0.000892458723784</text:p>
          </table:table-cell>
          <table:table-cell office:value-type="float" office:value="-0.432730923694779" calcext:value-type="float">
            <text:p>-0.43273092369477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13576000" calcext:value-type="float">
            <text:p>613576000</text:p>
          </table:table-cell>
          <table:table-cell office:value-type="float" office:value="3719126000" calcext:value-type="float">
            <text:p>3719126000</text:p>
          </table:table-cell>
          <table:table-cell office:value-type="float" office:value="0.16497854603474" calcext:value-type="float">
            <text:p>0.1649785460347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.21" calcext:value-type="float">
            <text:p>11.21</text:p>
          </table:table-cell>
          <table:table-cell office:value-type="float" office:value="798741376.96" calcext:value-type="float">
            <text:p>798741376.96</text:p>
          </table:table-cell>
          <table:table-cell office:value-type="float" office:value="1.483689773" calcext:value-type="float">
            <text:p>1.483689773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4-02-01</text:p>
          </table:table-cell>
          <table:table-cell office:value-type="float" office:value="53341315" calcext:value-type="float">
            <text:p>53341315</text:p>
          </table:table-cell>
          <table:table-cell office:value-type="float" office:value="0.204198386053295" calcext:value-type="float">
            <text:p>0.204198386053295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513865742804408" calcext:value-type="float">
            <text:p>0.051386574280441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000000215233431392195" calcext:value-type="float">
            <text:p>2.15233431392195E-08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2.91" calcext:value-type="float">
            <text:p>2.91</text:p>
          </table:table-cell>
          <table:table-cell office:value-type="float" office:value="2.92" calcext:value-type="float">
            <text:p>2.92</text:p>
          </table:table-cell>
          <table:table-cell office:value-type="float" office:value="0.00343053173241845" calcext:value-type="float">
            <text:p>0.003430531732418</text:p>
          </table:table-cell>
          <table:table-cell office:value-type="float" office:value="0.0699588477366255" calcext:value-type="float">
            <text:p>0.069958847736626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2105000" calcext:value-type="float">
            <text:p>2105000</text:p>
          </table:table-cell>
          <table:table-cell office:value-type="float" office:value="1150937000" calcext:value-type="float">
            <text:p>1150937000</text:p>
          </table:table-cell>
          <table:table-cell office:value-type="float" office:value="0.0018289445903642" calcext:value-type="float">
            <text:p>0.001828944590364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2.91" calcext:value-type="float">
            <text:p>2.91</text:p>
          </table:table-cell>
          <table:table-cell office:value-type="float" office:value="771580336.62" calcext:value-type="float">
            <text:p>771580336.62</text:p>
          </table:table-cell>
          <table:table-cell office:value-type="float" office:value="1.141264503" calcext:value-type="float">
            <text:p>1.141264503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059730" calcext:value-type="float">
            <text:p>9059730</text:p>
          </table:table-cell>
          <table:table-cell office:value-type="float" office:value="0.204185936443543" calcext:value-type="float">
            <text:p>0.2041859364435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71868842028448" calcext:value-type="float">
            <text:p>0.02718688420284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505914636824853" calcext:value-type="float">
            <text:p>5.0591463682485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.96" calcext:value-type="float">
            <text:p>30.96</text:p>
          </table:table-cell>
          <table:table-cell office:value-type="float" office:value="30.97" calcext:value-type="float">
            <text:p>30.97</text:p>
          </table:table-cell>
          <table:table-cell office:value-type="float" office:value="0.000322945260778234" calcext:value-type="float">
            <text:p>0.000322945260778</text:p>
          </table:table-cell>
          <table:table-cell office:value-type="float" office:value="0.407299270072993" calcext:value-type="float">
            <text:p>0.4072992700729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.96" calcext:value-type="float">
            <text:p>30.96</text:p>
          </table:table-cell>
          <table:table-cell office:value-type="float" office:value="1485159621.12" calcext:value-type="float">
            <text:p>1485159621.12</text:p>
          </table:table-cell>
          <table:table-cell office:value-type="float" office:value="2.373607446" calcext:value-type="float">
            <text:p>2.373607446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8131633" calcext:value-type="float">
            <text:p>8131633</text:p>
          </table:table-cell>
          <table:table-cell office:value-type="float" office:value="0.204009243551165" calcext:value-type="float">
            <text:p>0.20400924355116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883919338317564" calcext:value-type="float">
            <text:p>0.00883919338317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20574360281953" calcext:value-type="float">
            <text:p>5.20574360281953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62" calcext:value-type="float">
            <text:p>20.62</text:p>
          </table:table-cell>
          <table:table-cell office:value-type="float" office:value="20.63" calcext:value-type="float">
            <text:p>20.63</text:p>
          </table:table-cell>
          <table:table-cell office:value-type="float" office:value="0.000484848484848388" calcext:value-type="float">
            <text:p>0.000484848484848</text:p>
          </table:table-cell>
          <table:table-cell office:value-type="float" office:value="0.00609756097560971" calcext:value-type="float">
            <text:p>0.0060975609756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62" calcext:value-type="float">
            <text:p>20.62</text:p>
          </table:table-cell>
          <table:table-cell office:value-type="float" office:value="958414587.01" calcext:value-type="float">
            <text:p>958414587.01</text:p>
          </table:table-cell>
          <table:table-cell office:value-type="float" office:value="1.197760571" calcext:value-type="float">
            <text:p>1.197760571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407130" calcext:value-type="float">
            <text:p>3407130</text:p>
          </table:table-cell>
          <table:table-cell office:value-type="float" office:value="0.203878998511806" calcext:value-type="float">
            <text:p>0.20387899851180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07800017891264" calcext:value-type="float">
            <text:p>0.0107800017891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12219397276453" calcext:value-type="float">
            <text:p>4.1221939727645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8.1" calcext:value-type="float">
            <text:p>68.1</text:p>
          </table:table-cell>
          <table:table-cell office:value-type="float" office:value="68.2" calcext:value-type="float">
            <text:p>68.2</text:p>
          </table:table-cell>
          <table:table-cell office:value-type="float" office:value="0.00146735143066777" calcext:value-type="float">
            <text:p>0.001467351430668</text:p>
          </table:table-cell>
          <table:table-cell office:value-type="float" office:value="0.889695210449927" calcext:value-type="float">
            <text:p>0.8896952104499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8.2" calcext:value-type="float">
            <text:p>68.2</text:p>
          </table:table-cell>
          <table:table-cell office:value-type="float" office:value="1157951295.6" calcext:value-type="float">
            <text:p>1157951295.6</text:p>
          </table:table-cell>
          <table:table-cell office:value-type="float" office:value="3.192560944" calcext:value-type="float">
            <text:p>3.192560944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26421124" calcext:value-type="float">
            <text:p>26421124</text:p>
          </table:table-cell>
          <table:table-cell office:value-type="float" office:value="0.203805367212027" calcext:value-type="float">
            <text:p>0.20380536721202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421663675546677" calcext:value-type="float">
            <text:p>0.04216636755466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0247279760812121" calcext:value-type="float">
            <text:p>2.47279760812121E-0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1.65" calcext:value-type="float">
            <text:p>11.65</text:p>
          </table:table-cell>
          <table:table-cell office:value-type="float" office:value="11.66" calcext:value-type="float">
            <text:p>11.66</text:p>
          </table:table-cell>
          <table:table-cell office:value-type="float" office:value="0.00085800085800084" calcext:value-type="float">
            <text:p>0.000858000858001</text:p>
          </table:table-cell>
          <table:table-cell office:value-type="float" office:value="3.1131221719457" calcext:value-type="float">
            <text:p>3.113122171945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57580000" calcext:value-type="float">
            <text:p>157580000</text:p>
          </table:table-cell>
          <table:table-cell office:value-type="float" office:value="1332489000" calcext:value-type="float">
            <text:p>1332489000</text:p>
          </table:table-cell>
          <table:table-cell office:value-type="float" office:value="0.118259888074123" calcext:value-type="float">
            <text:p>0.118259888074123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1.65" calcext:value-type="float">
            <text:p>11.65</text:p>
          </table:table-cell>
          <table:table-cell office:value-type="float" office:value="1984300136.8" calcext:value-type="float">
            <text:p>1984300136.8</text:p>
          </table:table-cell>
          <table:table-cell office:value-type="float" office:value="3.087211955" calcext:value-type="float">
            <text:p>3.087211955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1513614" calcext:value-type="float">
            <text:p>21513614</text:p>
          </table:table-cell>
          <table:table-cell office:value-type="float" office:value="0.20368643655386" calcext:value-type="float">
            <text:p>0.203686436553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75181423155937" calcext:value-type="float">
            <text:p>0.01751814231559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36517386449297" calcext:value-type="float">
            <text:p>1.3651738644929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65" calcext:value-type="float">
            <text:p>21.65</text:p>
          </table:table-cell>
          <table:table-cell office:value-type="float" office:value="21.66" calcext:value-type="float">
            <text:p>21.66</text:p>
          </table:table-cell>
          <table:table-cell office:value-type="float" office:value="0.000461787116139532" calcext:value-type="float">
            <text:p>0.00046178711614</text:p>
          </table:table-cell>
          <table:table-cell office:value-type="float" office:value="0.160642570281124" calcext:value-type="float">
            <text:p>0.16064257028112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65" calcext:value-type="float">
            <text:p>21.65</text:p>
          </table:table-cell>
          <table:table-cell office:value-type="float" office:value="3859869708.74999" calcext:value-type="float">
            <text:p>3859869708.74999</text:p>
          </table:table-cell>
          <table:table-cell office:value-type="float" office:value="1.134065215" calcext:value-type="float">
            <text:p>1.134065215</text:p>
          </table:table-cell>
        </table:table-row>
        <table:table-row table:style-name="ro1">
          <table:table-cell office:value-type="string" calcext:value-type="string">
            <text:p>RW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5616411" calcext:value-type="float">
            <text:p>15616411</text:p>
          </table:table-cell>
          <table:table-cell office:value-type="float" office:value="0.203357325984048" calcext:value-type="float">
            <text:p>0.2033573259840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856125615108956" calcext:value-type="float">
            <text:p>0.008561256151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0337567176035" calcext:value-type="float">
            <text:p>2.033756717603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6.41" calcext:value-type="float">
            <text:p>16.41</text:p>
          </table:table-cell>
          <table:table-cell office:value-type="float" office:value="16.42" calcext:value-type="float">
            <text:p>16.42</text:p>
          </table:table-cell>
          <table:table-cell office:value-type="float" office:value="0.000609198903442069" calcext:value-type="float">
            <text:p>0.000609198903442</text:p>
          </table:table-cell>
          <table:table-cell office:value-type="float" office:value="0.0337364735837045" calcext:value-type="float">
            <text:p>0.03373647358370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9241000" calcext:value-type="float">
            <text:p>139241000</text:p>
          </table:table-cell>
          <table:table-cell office:value-type="float" office:value="7039822000" calcext:value-type="float">
            <text:p>7039822000</text:p>
          </table:table-cell>
          <table:table-cell office:value-type="float" office:value="0.0197790512316931" calcext:value-type="float">
            <text:p>0.01977905123169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6.42" calcext:value-type="float">
            <text:p>16.42</text:p>
          </table:table-cell>
          <table:table-cell office:value-type="float" office:value="1361710435.8" calcext:value-type="float">
            <text:p>1361710435.8</text:p>
          </table:table-cell>
          <table:table-cell office:value-type="float" office:value="1.011994306" calcext:value-type="float">
            <text:p>1.011994306</text:p>
          </table:table-cell>
        </table:table-row>
        <table:table-row table:style-name="ro1">
          <table:table-cell office:value-type="string" calcext:value-type="string">
            <text:p>LHCG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3601610" calcext:value-type="float">
            <text:p>3601610</text:p>
          </table:table-cell>
          <table:table-cell office:value-type="float" office:value="0.203297134396666" calcext:value-type="float">
            <text:p>0.20329713439666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9830645971906" calcext:value-type="float">
            <text:p>0.01983064597190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169863700979225" calcext:value-type="float">
            <text:p>1.69863700979225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74.42" calcext:value-type="float">
            <text:p>74.42</text:p>
          </table:table-cell>
          <table:table-cell office:value-type="float" office:value="74.43" calcext:value-type="float">
            <text:p>74.43</text:p>
          </table:table-cell>
          <table:table-cell office:value-type="float" office:value="0.000134363453140814" calcext:value-type="float">
            <text:p>0.000134363453141</text:p>
          </table:table-cell>
          <table:table-cell office:value-type="float" office:value="0.137892791127542" calcext:value-type="float">
            <text:p>0.13789279112754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86792000" calcext:value-type="float">
            <text:p>386792000</text:p>
          </table:table-cell>
          <table:table-cell office:value-type="float" office:value="793702000" calcext:value-type="float">
            <text:p>793702000</text:p>
          </table:table-cell>
          <table:table-cell office:value-type="float" office:value="0.487326477695659" calcext:value-type="float">
            <text:p>0.48732647769565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74.42" calcext:value-type="float">
            <text:p>74.42</text:p>
          </table:table-cell>
          <table:table-cell office:value-type="float" office:value="2443475842.22" calcext:value-type="float">
            <text:p>2443475842.22</text:p>
          </table:table-cell>
          <table:table-cell office:value-type="float" office:value="2.942782214" calcext:value-type="float">
            <text:p>2.942782214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4131106" calcext:value-type="float">
            <text:p>14131106</text:p>
          </table:table-cell>
          <table:table-cell office:value-type="float" office:value="0.203106086956522" calcext:value-type="float">
            <text:p>0.20310608695652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67157657792456" calcext:value-type="float">
            <text:p>0.06715765779245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45640639604027" calcext:value-type="float">
            <text:p>2.4564063960402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9.38" calcext:value-type="float">
            <text:p>39.38</text:p>
          </table:table-cell>
          <table:table-cell office:value-type="float" office:value="39.39" calcext:value-type="float">
            <text:p>39.39</text:p>
          </table:table-cell>
          <table:table-cell office:value-type="float" office:value="0.000253903770470941" calcext:value-type="float">
            <text:p>0.000253903770471</text:p>
          </table:table-cell>
          <table:table-cell office:value-type="float" office:value="0.172995780590717" calcext:value-type="float">
            <text:p>0.17299578059071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8887000" calcext:value-type="float">
            <text:p>198887000</text:p>
          </table:table-cell>
          <table:table-cell office:value-type="float" office:value="766628000" calcext:value-type="float">
            <text:p>766628000</text:p>
          </table:table-cell>
          <table:table-cell office:value-type="float" office:value="0.259430910428526" calcext:value-type="float">
            <text:p>0.2594309104285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9.41" calcext:value-type="float">
            <text:p>39.41</text:p>
          </table:table-cell>
          <table:table-cell office:value-type="float" office:value="2783896941.14" calcext:value-type="float">
            <text:p>2783896941.14</text:p>
          </table:table-cell>
          <table:table-cell office:value-type="float" office:value="3.908483513" calcext:value-type="float">
            <text:p>3.908483513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4359015" calcext:value-type="float">
            <text:p>4359015</text:p>
          </table:table-cell>
          <table:table-cell office:value-type="float" office:value="0.203018344709898" calcext:value-type="float">
            <text:p>0.20301834470989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230163927176121" calcext:value-type="float">
            <text:p>0.02301639271761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389456905328885" calcext:value-type="float">
            <text:p>3.89456905328885E-0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7.935975" calcext:value-type="float">
            <text:p>17.935975</text:p>
          </table:table-cell>
          <table:table-cell office:value-type="float" office:value="17.985386" calcext:value-type="float">
            <text:p>17.985386</text:p>
          </table:table-cell>
          <table:table-cell office:value-type="float" office:value="0.00275106502785344" calcext:value-type="float">
            <text:p>0.002751065027853</text:p>
          </table:table-cell>
          <table:table-cell office:value-type="float" office:value="-0.0227395776935571" calcext:value-type="float">
            <text:p>-0.022739577693557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7.985386" calcext:value-type="float">
            <text:p>17.985386</text:p>
          </table:table-cell>
          <table:table-cell office:value-type="float" office:value="373798370.4" calcext:value-type="float">
            <text:p>373798370.4</text:p>
          </table:table-cell>
          <table:table-cell office:value-type="float" office:value="1.110776385" calcext:value-type="float">
            <text:p>1.110776385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2-08-01</text:p>
          </table:table-cell>
          <table:table-cell office:value-type="float" office:value="1558422" calcext:value-type="float">
            <text:p>1558422</text:p>
          </table:table-cell>
          <table:table-cell office:value-type="float" office:value="0.202981641517912" calcext:value-type="float">
            <text:p>0.202981641517912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0810301167651013" calcext:value-type="float">
            <text:p>0.00810301167651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00000000702522857643508" calcext:value-type="float">
            <text:p>7.02522857643508E-10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59.76" calcext:value-type="float">
            <text:p>59.76</text:p>
          </table:table-cell>
          <table:table-cell office:value-type="float" office:value="59.84" calcext:value-type="float">
            <text:p>59.84</text:p>
          </table:table-cell>
          <table:table-cell office:value-type="float" office:value="0.00133779264214056" calcext:value-type="float">
            <text:p>0.001337792642141</text:p>
          </table:table-cell>
          <table:table-cell office:value-type="float" office:value="0.0226969292389853" calcext:value-type="float">
            <text:p>0.022696929238985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320450" calcext:value-type="float">
            <text:p>320450</text:p>
          </table:table-cell>
          <table:table-cell office:value-type="float" office:value="6207746750" calcext:value-type="float">
            <text:p>6207746750</text:p>
          </table:table-cell>
          <table:table-cell office:value-type="float" office:value="0.0000516209846994805" calcext:value-type="float">
            <text:p>5.16209846994805E-05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59.68" calcext:value-type="float">
            <text:p>59.68</text:p>
          </table:table-cell>
          <table:table-cell office:value-type="float" office:value="2239695508.8" calcext:value-type="float">
            <text:p>2239695508.8</text:p>
          </table:table-cell>
          <table:table-cell office:value-type="float" office:value="1.03370687" calcext:value-type="float">
            <text:p>1.03370687</text:p>
          </table:table-cell>
        </table:table-row>
        <table:table-row table:style-name="ro1">
          <table:table-cell office:value-type="string" calcext:value-type="string">
            <text:p>BZH.N</text:p>
          </table:table-cell>
          <table:table-cell table:style-name="ce15" office:value-type="string" calcext:value-type="string">
            <text:p>2008-06-01</text:p>
          </table:table-cell>
          <table:table-cell office:value-type="float" office:value="1558946" calcext:value-type="float">
            <text:p>1558946</text:p>
          </table:table-cell>
          <table:table-cell office:value-type="float" office:value="0.202934912783129" calcext:value-type="float">
            <text:p>0.202934912783129</text:p>
          </table:table-cell>
          <table:table-cell table:style-name="ce15" office:value-type="string" calcext:value-type="string">
            <text:p>2008-06-30</text:p>
          </table:table-cell>
          <table:table-cell office:value-type="float" office:value="0.0412942022006637" calcext:value-type="float">
            <text:p>0.041294202200664</text:p>
          </table:table-cell>
          <table:table-cell table:style-name="ce15" office:value-type="string" calcext:value-type="string">
            <text:p>2008-06-30</text:p>
          </table:table-cell>
          <table:table-cell office:value-type="float" office:value="0.0000000156684228794526" calcext:value-type="float">
            <text:p>1.56684228794526E-08</text:p>
          </table:table-cell>
          <table:table-cell table:style-name="ce15" office:value-type="string" calcext:value-type="string">
            <text:p>2008-06-30</text:p>
          </table:table-cell>
          <table:table-cell office:value-type="float" office:value="27.85" calcext:value-type="float">
            <text:p>27.85</text:p>
          </table:table-cell>
          <table:table-cell office:value-type="float" office:value="27.9" calcext:value-type="float">
            <text:p>27.9</text:p>
          </table:table-cell>
          <table:table-cell office:value-type="float" office:value="0.00179372197309407" calcext:value-type="float">
            <text:p>0.001793721973094</text:p>
          </table:table-cell>
          <table:table-cell office:value-type="float" office:value="-0.718281313336036" calcext:value-type="float">
            <text:p>-0.718281313336036</text:p>
          </table:table-cell>
          <table:table-cell table:style-name="ce15" office:value-type="string" calcext:value-type="string">
            <text:p>2008-06-30</text:p>
          </table:table-cell>
          <table:table-cell office:value-type="float" office:value="-109141000" calcext:value-type="float">
            <text:p>-109141000</text:p>
          </table:table-cell>
          <table:table-cell office:value-type="float" office:value="3930021000" calcext:value-type="float">
            <text:p>3930021000</text:p>
          </table:table-cell>
          <table:table-cell office:value-type="float" office:value="-0.027771098424156" calcext:value-type="float">
            <text:p>-0.027771098424156</text:p>
          </table:table-cell>
          <table:table-cell table:style-name="ce15" office:value-type="string" calcext:value-type="string">
            <text:p>2008-06-30</text:p>
          </table:table-cell>
          <table:table-cell office:value-type="float" office:value="27.85" calcext:value-type="float">
            <text:p>27.85</text:p>
          </table:table-cell>
          <table:table-cell office:value-type="float" office:value="218535078.85" calcext:value-type="float">
            <text:p>218535078.85</text:p>
          </table:table-cell>
          <table:table-cell office:value-type="float" office:value="0.229936208" calcext:value-type="float">
            <text:p>0.229936208</text:p>
          </table:table-cell>
        </table:table-row>
        <table:table-row table:style-name="ro1">
          <table:table-cell office:value-type="string" calcext:value-type="string">
            <text:p>HPR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5590724" calcext:value-type="float">
            <text:p>15590724</text:p>
          </table:table-cell>
          <table:table-cell office:value-type="float" office:value="0.202848859766517" calcext:value-type="float">
            <text:p>0.20284885976651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88363065485429" calcext:value-type="float">
            <text:p>0.02883630654854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132318092615039" calcext:value-type="float">
            <text:p>1.32318092615039E-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6.9" calcext:value-type="float">
            <text:p>6.9</text:p>
          </table:table-cell>
          <table:table-cell office:value-type="float" office:value="6.91" calcext:value-type="float">
            <text:p>6.91</text:p>
          </table:table-cell>
          <table:table-cell office:value-type="float" office:value="0.001448225923244" calcext:value-type="float">
            <text:p>0.001448225923244</text:p>
          </table:table-cell>
          <table:table-cell office:value-type="float" office:value="0.322916666666667" calcext:value-type="float">
            <text:p>0.32291666666666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11525000" calcext:value-type="float">
            <text:p>211525000</text:p>
          </table:table-cell>
          <table:table-cell office:value-type="float" office:value="1390706000" calcext:value-type="float">
            <text:p>1390706000</text:p>
          </table:table-cell>
          <table:table-cell office:value-type="float" office:value="0.152099005828694" calcext:value-type="float">
            <text:p>0.15209900582869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6.91" calcext:value-type="float">
            <text:p>6.91</text:p>
          </table:table-cell>
          <table:table-cell office:value-type="float" office:value="1464975832.8" calcext:value-type="float">
            <text:p>1464975832.8</text:p>
          </table:table-cell>
          <table:table-cell office:value-type="float" office:value="1.274090661" calcext:value-type="float">
            <text:p>1.274090661</text:p>
          </table:table-cell>
        </table:table-row>
        <table:table-row table:style-name="ro1">
          <table:table-cell office:value-type="string" calcext:value-type="string">
            <text:p>COHU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5641176" calcext:value-type="float">
            <text:p>5641176</text:p>
          </table:table-cell>
          <table:table-cell office:value-type="float" office:value="0.202657565742204" calcext:value-type="float">
            <text:p>0.20265756574220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7679676650543" calcext:value-type="float">
            <text:p>0.02767967665054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894763052681809" calcext:value-type="float">
            <text:p>8.9476305268180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8" calcext:value-type="float">
            <text:p>20.8</text:p>
          </table:table-cell>
          <table:table-cell office:value-type="float" office:value="20.81" calcext:value-type="float">
            <text:p>20.81</text:p>
          </table:table-cell>
          <table:table-cell office:value-type="float" office:value="0.000480653689016968" calcext:value-type="float">
            <text:p>0.000480653689017</text:p>
          </table:table-cell>
          <table:table-cell office:value-type="float" office:value="-0.0271317829457364" calcext:value-type="float">
            <text:p>-0.02713178294573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0718000" calcext:value-type="float">
            <text:p>140718000</text:p>
          </table:table-cell>
          <table:table-cell office:value-type="float" office:value="420457000" calcext:value-type="float">
            <text:p>420457000</text:p>
          </table:table-cell>
          <table:table-cell office:value-type="float" office:value="0.3346786948487" calcext:value-type="float">
            <text:p>0.334678694848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8" calcext:value-type="float">
            <text:p>20.8</text:p>
          </table:table-cell>
          <table:table-cell office:value-type="float" office:value="846569318.4" calcext:value-type="float">
            <text:p>846569318.4</text:p>
          </table:table-cell>
          <table:table-cell office:value-type="float" office:value="1.973200028" calcext:value-type="float">
            <text:p>1.973200028</text:p>
          </table:table-cell>
        </table:table-row>
        <table:table-row table:style-name="ro1">
          <table:table-cell office:value-type="string" calcext:value-type="string">
            <text:p>UQM.A</text:p>
          </table:table-cell>
          <table:table-cell table:style-name="ce15" office:value-type="string" calcext:value-type="string">
            <text:p>2006-04-01</text:p>
          </table:table-cell>
          <table:table-cell office:value-type="float" office:value="4260223" calcext:value-type="float">
            <text:p>4260223</text:p>
          </table:table-cell>
          <table:table-cell office:value-type="float" office:value="0.202628852838273" calcext:value-type="float">
            <text:p>0.202628852838273</text:p>
          </table:table-cell>
          <table:table-cell table:style-name="ce15" office:value-type="string" calcext:value-type="string">
            <text:p>2006-04-30</text:p>
          </table:table-cell>
          <table:table-cell office:value-type="float" office:value="0.035608691072329" calcext:value-type="float">
            <text:p>0.035608691072329</text:p>
          </table:table-cell>
          <table:table-cell table:style-name="ce15" office:value-type="string" calcext:value-type="string">
            <text:p>2006-04-30</text:p>
          </table:table-cell>
          <table:table-cell office:value-type="float" office:value="0.0000000653214145707414" calcext:value-type="float">
            <text:p>6.53214145707414E-08</text:p>
          </table:table-cell>
          <table:table-cell table:style-name="ce15" office:value-type="string" calcext:value-type="string">
            <text:p>2006-04-24</text:p>
          </table:table-cell>
          <table:table-cell office:value-type="float" office:value="5.31" calcext:value-type="float">
            <text:p>5.31</text:p>
          </table:table-cell>
          <table:table-cell office:value-type="float" office:value="5.42" calcext:value-type="float">
            <text:p>5.42</text:p>
          </table:table-cell>
          <table:table-cell office:value-type="float" office:value="0.0205032618825723" calcext:value-type="float">
            <text:p>0.020503261882572</text:p>
          </table:table-cell>
          <table:table-cell office:value-type="float" office:value="0.320588235294118" calcext:value-type="float">
            <text:p>0.320588235294118</text:p>
          </table:table-cell>
          <table:table-cell table:style-name="ce15" office:value-type="string" calcext:value-type="string">
            <text:p>2006-04-24</text:p>
          </table:table-cell>
          <table:table-cell office:value-type="float" office:value="272000" calcext:value-type="float">
            <text:p>272000</text:p>
          </table:table-cell>
          <table:table-cell office:value-type="float" office:value="13162000" calcext:value-type="float">
            <text:p>13162000</text:p>
          </table:table-cell>
          <table:table-cell office:value-type="float" office:value="0.0206655523476675" calcext:value-type="float">
            <text:p>0.020665552347668</text:p>
          </table:table-cell>
          <table:table-cell table:style-name="ce15" office:value-type="string" calcext:value-type="string">
            <text:p>2006-04-24</text:p>
          </table:table-cell>
          <table:table-cell office:value-type="float" office:value="5.41" calcext:value-type="float">
            <text:p>5.41</text:p>
          </table:table-cell>
          <table:table-cell office:value-type="float" office:value="130136565.3486" calcext:value-type="float">
            <text:p>130136565.3486</text:p>
          </table:table-cell>
          <table:table-cell office:value-type="float" office:value="9.704357873" calcext:value-type="float">
            <text:p>9.704357873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32369053" calcext:value-type="float">
            <text:p>32369053</text:p>
          </table:table-cell>
          <table:table-cell office:value-type="float" office:value="0.202492621345862" calcext:value-type="float">
            <text:p>0.20249262134586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363286911795774" calcext:value-type="float">
            <text:p>0.03632869117957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44529571833388" calcext:value-type="float">
            <text:p>4.4529571833388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8.27" calcext:value-type="float">
            <text:p>8.27</text:p>
          </table:table-cell>
          <table:table-cell office:value-type="float" office:value="8.28" calcext:value-type="float">
            <text:p>8.28</text:p>
          </table:table-cell>
          <table:table-cell office:value-type="float" office:value="0.00120845921450149" calcext:value-type="float">
            <text:p>0.001208459214501</text:p>
          </table:table-cell>
          <table:table-cell office:value-type="float" office:value="-0.439947780678851" calcext:value-type="float">
            <text:p>-0.43994778067885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8.28" calcext:value-type="float">
            <text:p>8.28</text:p>
          </table:table-cell>
          <table:table-cell office:value-type="float" office:value="1502417575.43999" calcext:value-type="float">
            <text:p>1502417575.43999</text:p>
          </table:table-cell>
          <table:table-cell office:value-type="float" office:value="1.932240001" calcext:value-type="float">
            <text:p>1.932240001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6953381" calcext:value-type="float">
            <text:p>6953381</text:p>
          </table:table-cell>
          <table:table-cell office:value-type="float" office:value="0.202450969545216" calcext:value-type="float">
            <text:p>0.20245096954521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53097522943983" calcext:value-type="float">
            <text:p>0.03530975229439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104439263756474" calcext:value-type="float">
            <text:p>1.04439263756474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4.35" calcext:value-type="float">
            <text:p>14.35</text:p>
          </table:table-cell>
          <table:table-cell office:value-type="float" office:value="14.4" calcext:value-type="float">
            <text:p>14.4</text:p>
          </table:table-cell>
          <table:table-cell office:value-type="float" office:value="0.00347826086956527" calcext:value-type="float">
            <text:p>0.003478260869565</text:p>
          </table:table-cell>
          <table:table-cell office:value-type="float" office:value="-0.450207468879668" calcext:value-type="float">
            <text:p>-0.45020746887966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4.35" calcext:value-type="float">
            <text:p>14.35</text:p>
          </table:table-cell>
          <table:table-cell office:value-type="float" office:value="507621793.349999" calcext:value-type="float">
            <text:p>507621793.349999</text:p>
          </table:table-cell>
          <table:table-cell office:value-type="float" office:value="0.634190578" calcext:value-type="float">
            <text:p>0.634190578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5-01</text:p>
          </table:table-cell>
          <table:table-cell office:value-type="float" office:value="75662268" calcext:value-type="float">
            <text:p>75662268</text:p>
          </table:table-cell>
          <table:table-cell office:value-type="float" office:value="0.202330414970825" calcext:value-type="float">
            <text:p>0.202330414970825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471414960369011" calcext:value-type="float">
            <text:p>0.047141496036901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0000000391832456238176" calcext:value-type="float">
            <text:p>3.91832456238176E-09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0.00246609124537603" calcext:value-type="float">
            <text:p>0.002466091245376</text:p>
          </table:table-cell>
          <table:table-cell office:value-type="float" office:value="0.385852090032154" calcext:value-type="float">
            <text:p>0.385852090032154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4.06" calcext:value-type="float">
            <text:p>4.06</text:p>
          </table:table-cell>
          <table:table-cell office:value-type="float" office:value="1559090335.87999" calcext:value-type="float">
            <text:p>1559090335.87999</text:p>
          </table:table-cell>
          <table:table-cell office:value-type="float" office:value="1.149733244" calcext:value-type="float">
            <text:p>1.149733244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4664170" calcext:value-type="float">
            <text:p>4664170</text:p>
          </table:table-cell>
          <table:table-cell office:value-type="float" office:value="0.202270691984275" calcext:value-type="float">
            <text:p>0.2022706919842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57327913719714" calcext:value-type="float">
            <text:p>0.01573279137197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275950128705863" calcext:value-type="float">
            <text:p>2.75950128705863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51.14" calcext:value-type="float">
            <text:p>51.14</text:p>
          </table:table-cell>
          <table:table-cell office:value-type="float" office:value="51.16" calcext:value-type="float">
            <text:p>51.16</text:p>
          </table:table-cell>
          <table:table-cell office:value-type="float" office:value="0.000391006842619668" calcext:value-type="float">
            <text:p>0.00039100684262</text:p>
          </table:table-cell>
          <table:table-cell office:value-type="float" office:value="1.25593997498958" calcext:value-type="float">
            <text:p>1.2559399749895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51.16" calcext:value-type="float">
            <text:p>51.16</text:p>
          </table:table-cell>
          <table:table-cell office:value-type="float" office:value="1219669748" calcext:value-type="float">
            <text:p>1219669748</text:p>
          </table:table-cell>
          <table:table-cell office:value-type="float" office:value="3.203570448" calcext:value-type="float">
            <text:p>3.203570448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1352061" calcext:value-type="float">
            <text:p>21352061</text:p>
          </table:table-cell>
          <table:table-cell office:value-type="float" office:value="0.202156886247501" calcext:value-type="float">
            <text:p>0.20215688624750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30417321521114" calcext:value-type="float">
            <text:p>0.01304173215211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50135594784218" calcext:value-type="float">
            <text:p>1.5013559478421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4" calcext:value-type="float">
            <text:p>22.54</text:p>
          </table:table-cell>
          <table:table-cell office:value-type="float" office:value="0.000443754160195164" calcext:value-type="float">
            <text:p>0.000443754160195</text:p>
          </table:table-cell>
          <table:table-cell office:value-type="float" office:value="0.0747493163172287" calcext:value-type="float">
            <text:p>0.07474931631722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.53" calcext:value-type="float">
            <text:p>22.53</text:p>
          </table:table-cell>
          <table:table-cell office:value-type="float" office:value="4121916600.8" calcext:value-type="float">
            <text:p>4121916600.8</text:p>
          </table:table-cell>
          <table:table-cell office:value-type="float" office:value="1.21106641" calcext:value-type="float">
            <text:p>1.21106641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057386" calcext:value-type="float">
            <text:p>8057386</text:p>
          </table:table-cell>
          <table:table-cell office:value-type="float" office:value="0.202146508931201" calcext:value-type="float">
            <text:p>0.20214650893120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37154898517424" calcext:value-type="float">
            <text:p>0.01371548985174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812829830722776" calcext:value-type="float">
            <text:p>8.1282983072277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5" calcext:value-type="float">
            <text:p>19.5</text:p>
          </table:table-cell>
          <table:table-cell office:value-type="float" office:value="19.51" calcext:value-type="float">
            <text:p>19.51</text:p>
          </table:table-cell>
          <table:table-cell office:value-type="float" office:value="0.000512689054088775" calcext:value-type="float">
            <text:p>0.000512689054089</text:p>
          </table:table-cell>
          <table:table-cell office:value-type="float" office:value="-0.0395402298850575" calcext:value-type="float">
            <text:p>-0.0395402298850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5" calcext:value-type="float">
            <text:p>19.5</text:p>
          </table:table-cell>
          <table:table-cell office:value-type="float" office:value="907067362.5" calcext:value-type="float">
            <text:p>907067362.5</text:p>
          </table:table-cell>
          <table:table-cell office:value-type="float" office:value="1.118062763" calcext:value-type="float">
            <text:p>1.118062763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8053551" calcext:value-type="float">
            <text:p>8053551</text:p>
          </table:table-cell>
          <table:table-cell office:value-type="float" office:value="0.202050295114245" calcext:value-type="float">
            <text:p>0.2020502951142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975789499354376" calcext:value-type="float">
            <text:p>0.0097578949935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522419355693942" calcext:value-type="float">
            <text:p>5.2241935569394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1.45" calcext:value-type="float">
            <text:p>21.45</text:p>
          </table:table-cell>
          <table:table-cell office:value-type="float" office:value="21.46" calcext:value-type="float">
            <text:p>21.46</text:p>
          </table:table-cell>
          <table:table-cell office:value-type="float" office:value="0.00046609182008863" calcext:value-type="float">
            <text:p>0.000466091820089</text:p>
          </table:table-cell>
          <table:table-cell office:value-type="float" office:value="0.0621301775147928" calcext:value-type="float">
            <text:p>0.06213017751479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1.45" calcext:value-type="float">
            <text:p>21.45</text:p>
          </table:table-cell>
          <table:table-cell office:value-type="float" office:value="984106888.05" calcext:value-type="float">
            <text:p>984106888.05</text:p>
          </table:table-cell>
          <table:table-cell office:value-type="float" office:value="1.22986904" calcext:value-type="float">
            <text:p>1.22986904</text:p>
          </table:table-cell>
        </table:table-row>
        <table:table-row table:style-name="ro1">
          <table:table-cell office:value-type="string" calcext:value-type="string">
            <text:p>EGOV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3361242" calcext:value-type="float">
            <text:p>13361242</text:p>
          </table:table-cell>
          <table:table-cell office:value-type="float" office:value="0.201804014559954" calcext:value-type="float">
            <text:p>0.20180401455995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61729912636633" calcext:value-type="float">
            <text:p>0.01617299126366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419593095600926" calcext:value-type="float">
            <text:p>4.19593095600926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5.35" calcext:value-type="float">
            <text:p>15.35</text:p>
          </table:table-cell>
          <table:table-cell office:value-type="float" office:value="15.4" calcext:value-type="float">
            <text:p>15.4</text:p>
          </table:table-cell>
          <table:table-cell office:value-type="float" office:value="0.00325203252032525" calcext:value-type="float">
            <text:p>0.003252032520325</text:p>
          </table:table-cell>
          <table:table-cell office:value-type="float" office:value="-0.266666666666667" calcext:value-type="float">
            <text:p>-0.26666666666666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36046000" calcext:value-type="float">
            <text:p>136046000</text:p>
          </table:table-cell>
          <table:table-cell office:value-type="float" office:value="295731000" calcext:value-type="float">
            <text:p>295731000</text:p>
          </table:table-cell>
          <table:table-cell office:value-type="float" office:value="0.460032935336505" calcext:value-type="float">
            <text:p>0.46003293533650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5.35" calcext:value-type="float">
            <text:p>15.35</text:p>
          </table:table-cell>
          <table:table-cell office:value-type="float" office:value="1020991066.6" calcext:value-type="float">
            <text:p>1020991066.6</text:p>
          </table:table-cell>
          <table:table-cell office:value-type="float" office:value="5.661189693" calcext:value-type="float">
            <text:p>5.661189693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09-08-01</text:p>
          </table:table-cell>
          <table:table-cell office:value-type="float" office:value="2548869" calcext:value-type="float">
            <text:p>2548869</text:p>
          </table:table-cell>
          <table:table-cell office:value-type="float" office:value="0.201791835758813" calcext:value-type="float">
            <text:p>0.201791835758813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0.0277569935665461" calcext:value-type="float">
            <text:p>0.027756993566546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0.00000000311084972413349" calcext:value-type="float">
            <text:p>3.11084972413349E-09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17.111117" calcext:value-type="float">
            <text:p>17.111117</text:p>
          </table:table-cell>
          <table:table-cell office:value-type="float" office:value="17.156265" calcext:value-type="float">
            <text:p>17.156265</text:p>
          </table:table-cell>
          <table:table-cell office:value-type="float" office:value="0.00263504226847546" calcext:value-type="float">
            <text:p>0.002635042268475</text:p>
          </table:table-cell>
          <table:table-cell office:value-type="float" office:value="-0.436220472440945" calcext:value-type="float">
            <text:p>-0.436220472440945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09-08-31</text:p>
          </table:table-cell>
          <table:table-cell office:value-type="float" office:value="17.156265" calcext:value-type="float">
            <text:p>17.156265</text:p>
          </table:table-cell>
          <table:table-cell office:value-type="float" office:value="2547234445.2" calcext:value-type="float">
            <text:p>2547234445.2</text:p>
          </table:table-cell>
          <table:table-cell office:value-type="float" office:value="1.181571368" calcext:value-type="float">
            <text:p>1.181571368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4035813" calcext:value-type="float">
            <text:p>14035813</text:p>
          </table:table-cell>
          <table:table-cell office:value-type="float" office:value="0.201736442687747" calcext:value-type="float">
            <text:p>0.20173644268774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6907069754395" calcext:value-type="float">
            <text:p>0.02690706975439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79293911098082" calcext:value-type="float">
            <text:p>2.7929391109808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0.57" calcext:value-type="float">
            <text:p>30.57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0327064595257498" calcext:value-type="float">
            <text:p>0.000327064595257</text:p>
          </table:table-cell>
          <table:table-cell office:value-type="float" office:value="0.328175895765472" calcext:value-type="float">
            <text:p>0.32817589576547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8887000" calcext:value-type="float">
            <text:p>198887000</text:p>
          </table:table-cell>
          <table:table-cell office:value-type="float" office:value="766628000" calcext:value-type="float">
            <text:p>766628000</text:p>
          </table:table-cell>
          <table:table-cell office:value-type="float" office:value="0.259430910428526" calcext:value-type="float">
            <text:p>0.25943091042852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0.58" calcext:value-type="float">
            <text:p>30.58</text:p>
          </table:table-cell>
          <table:table-cell office:value-type="float" office:value="2160151445.31999" calcext:value-type="float">
            <text:p>2160151445.31999</text:p>
          </table:table-cell>
          <table:table-cell office:value-type="float" office:value="3.091153498" calcext:value-type="float">
            <text:p>3.091153498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3370268" calcext:value-type="float">
            <text:p>3370268</text:p>
          </table:table-cell>
          <table:table-cell office:value-type="float" office:value="0.201673216037071" calcext:value-type="float">
            <text:p>0.20167321603707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9921295402592" calcext:value-type="float">
            <text:p>0.03992129540259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989415023685715" calcext:value-type="float">
            <text:p>9.8941502368571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5.05" calcext:value-type="float">
            <text:p>65.05</text:p>
          </table:table-cell>
          <table:table-cell office:value-type="float" office:value="65.1" calcext:value-type="float">
            <text:p>65.1</text:p>
          </table:table-cell>
          <table:table-cell office:value-type="float" office:value="0.000768344218209714" calcext:value-type="float">
            <text:p>0.00076834421821</text:p>
          </table:table-cell>
          <table:table-cell office:value-type="float" office:value="0.375949367088608" calcext:value-type="float">
            <text:p>0.3759493670886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5.1" calcext:value-type="float">
            <text:p>65.1</text:p>
          </table:table-cell>
          <table:table-cell office:value-type="float" office:value="1105317145.8" calcext:value-type="float">
            <text:p>1105317145.8</text:p>
          </table:table-cell>
          <table:table-cell office:value-type="float" office:value="3.047444537" calcext:value-type="float">
            <text:p>3.047444537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3-01</text:p>
          </table:table-cell>
          <table:table-cell office:value-type="float" office:value="4983124" calcext:value-type="float">
            <text:p>4983124</text:p>
          </table:table-cell>
          <table:table-cell office:value-type="float" office:value="0.201484877890991" calcext:value-type="float">
            <text:p>0.201484877890991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0.0108696282542798" calcext:value-type="float">
            <text:p>0.01086962825428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0.00000000217678301401693" calcext:value-type="float">
            <text:p>2.17678301401693E-09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43.51" calcext:value-type="float">
            <text:p>43.51</text:p>
          </table:table-cell>
          <table:table-cell office:value-type="float" office:value="43.52" calcext:value-type="float">
            <text:p>43.52</text:p>
          </table:table-cell>
          <table:table-cell office:value-type="float" office:value="0.000229805814087214" calcext:value-type="float">
            <text:p>0.000229805814087</text:p>
          </table:table-cell>
          <table:table-cell office:value-type="float" office:value="-0.206301005883469" calcext:value-type="float">
            <text:p>-0.206301005883469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542265000" calcext:value-type="float">
            <text:p>542265000</text:p>
          </table:table-cell>
          <table:table-cell office:value-type="float" office:value="2371040000" calcext:value-type="float">
            <text:p>2371040000</text:p>
          </table:table-cell>
          <table:table-cell office:value-type="float" office:value="0.228703438153722" calcext:value-type="float">
            <text:p>0.228703438153722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43.54" calcext:value-type="float">
            <text:p>43.54</text:p>
          </table:table-cell>
          <table:table-cell office:value-type="float" office:value="1021259131.62" calcext:value-type="float">
            <text:p>1021259131.62</text:p>
          </table:table-cell>
          <table:table-cell office:value-type="float" office:value="0.871992775" calcext:value-type="float">
            <text:p>0.871992775</text:p>
          </table:table-cell>
        </table:table-row>
        <table:table-row table:style-name="ro1">
          <table:table-cell office:value-type="string" calcext:value-type="string">
            <text:p>RGNX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6017246" calcext:value-type="float">
            <text:p>6017246</text:p>
          </table:table-cell>
          <table:table-cell office:value-type="float" office:value="0.201393868398152" calcext:value-type="float">
            <text:p>0.20139386839815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89244946955916" calcext:value-type="float">
            <text:p>0.04892449469559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25495399826512" calcext:value-type="float">
            <text:p>3.2549539982651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1.91" calcext:value-type="float">
            <text:p>41.91</text:p>
          </table:table-cell>
          <table:table-cell office:value-type="float" office:value="41.95" calcext:value-type="float">
            <text:p>41.95</text:p>
          </table:table-cell>
          <table:table-cell office:value-type="float" office:value="0.000953970903887581" calcext:value-type="float">
            <text:p>0.000953970903888</text:p>
          </table:table-cell>
          <table:table-cell office:value-type="float" office:value="0.801804511278195" calcext:value-type="float">
            <text:p>0.80180451127819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684000" calcext:value-type="float">
            <text:p>8684000</text:p>
          </table:table-cell>
          <table:table-cell office:value-type="float" office:value="198677000" calcext:value-type="float">
            <text:p>198677000</text:p>
          </table:table-cell>
          <table:table-cell office:value-type="float" office:value="0.0437091359342048" calcext:value-type="float">
            <text:p>0.04370913593420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1.95" calcext:value-type="float">
            <text:p>41.95</text:p>
          </table:table-cell>
          <table:table-cell office:value-type="float" office:value="1503503060.05" calcext:value-type="float">
            <text:p>1503503060.05</text:p>
          </table:table-cell>
          <table:table-cell office:value-type="float" office:value="3.03159918794627" calcext:value-type="float">
            <text:p>3.03159918794627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07-01</text:p>
          </table:table-cell>
          <table:table-cell office:value-type="float" office:value="863365" calcext:value-type="float">
            <text:p>863365</text:p>
          </table:table-cell>
          <table:table-cell office:value-type="float" office:value="0.201326608183043" calcext:value-type="float">
            <text:p>0.201326608183043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746300989458276" calcext:value-type="float">
            <text:p>0.07463009894582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00000217135896769667" calcext:value-type="float">
            <text:p>2.17135896769667E-07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office:value-type="float" office:value="0.00573065902578805" calcext:value-type="float">
            <text:p>0.005730659025788</text:p>
          </table:table-cell>
          <table:table-cell office:value-type="float" office:value="0.94" calcext:value-type="float">
            <text:p>0.94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7.5" calcext:value-type="float">
            <text:p>17.5</text:p>
          </table:table-cell>
          <table:table-cell office:value-type="float" office:value="119812154" calcext:value-type="float">
            <text:p>119812154</text:p>
          </table:table-cell>
          <table:table-cell office:value-type="float" office:value="12.8388992670664" calcext:value-type="float">
            <text:p>12.8388992670664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1262005" calcext:value-type="float">
            <text:p>21262005</text:p>
          </table:table-cell>
          <table:table-cell office:value-type="float" office:value="0.201304254712404" calcext:value-type="float">
            <text:p>0.2013042547124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30501794567389" calcext:value-type="float">
            <text:p>0.0230501794567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84180177387061" calcext:value-type="float">
            <text:p>1.84180177387061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47" calcext:value-type="float">
            <text:p>16.47</text:p>
          </table:table-cell>
          <table:table-cell office:value-type="float" office:value="16.48" calcext:value-type="float">
            <text:p>16.48</text:p>
          </table:table-cell>
          <table:table-cell office:value-type="float" office:value="0.000606980273141218" calcext:value-type="float">
            <text:p>0.000606980273141</text:p>
          </table:table-cell>
          <table:table-cell office:value-type="float" office:value="0.0277037826318593" calcext:value-type="float">
            <text:p>0.0277037826318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.48" calcext:value-type="float">
            <text:p>16.48</text:p>
          </table:table-cell>
          <table:table-cell office:value-type="float" office:value="2938136388" calcext:value-type="float">
            <text:p>2938136388</text:p>
          </table:table-cell>
          <table:table-cell office:value-type="float" office:value="0.873691039491525" calcext:value-type="float">
            <text:p>0.873691039491525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1247867" calcext:value-type="float">
            <text:p>21247867</text:p>
          </table:table-cell>
          <table:table-cell office:value-type="float" office:value="0.201170399059886" calcext:value-type="float">
            <text:p>0.20117039905988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12613333437312" calcext:value-type="float">
            <text:p>0.02126133334373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33797283613306" calcext:value-type="float">
            <text:p>1.3379728361330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29" calcext:value-type="float">
            <text:p>19.29</text:p>
          </table:table-cell>
          <table:table-cell office:value-type="float" office:value="19.3" calcext:value-type="float">
            <text:p>19.3</text:p>
          </table:table-cell>
          <table:table-cell office:value-type="float" office:value="0.000518268981601532" calcext:value-type="float">
            <text:p>0.000518268981602</text:p>
          </table:table-cell>
          <table:table-cell office:value-type="float" office:value="0.125259875259875" calcext:value-type="float">
            <text:p>0.12525987525987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29" calcext:value-type="float">
            <text:p>19.29</text:p>
          </table:table-cell>
          <table:table-cell office:value-type="float" office:value="3439117167.75" calcext:value-type="float">
            <text:p>3439117167.75</text:p>
          </table:table-cell>
          <table:table-cell office:value-type="float" office:value="1.022663844" calcext:value-type="float">
            <text:p>1.022663844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1241428" calcext:value-type="float">
            <text:p>21241428</text:p>
          </table:table-cell>
          <table:table-cell office:value-type="float" office:value="0.201109435942998" calcext:value-type="float">
            <text:p>0.20110943594299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14679240939637" calcext:value-type="float">
            <text:p>0.01146792409396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4499545748552" calcext:value-type="float">
            <text:p>1.449954574855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3.57" calcext:value-type="float">
            <text:p>23.57</text:p>
          </table:table-cell>
          <table:table-cell office:value-type="float" office:value="23.58" calcext:value-type="float">
            <text:p>23.58</text:p>
          </table:table-cell>
          <table:table-cell office:value-type="float" office:value="0.000424178154824942" calcext:value-type="float">
            <text:p>0.000424178154825</text:p>
          </table:table-cell>
          <table:table-cell office:value-type="float" office:value="-0.0109839816933639" calcext:value-type="float">
            <text:p>-0.01098398169336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3.58" calcext:value-type="float">
            <text:p>23.58</text:p>
          </table:table-cell>
          <table:table-cell office:value-type="float" office:value="4203927052.2" calcext:value-type="float">
            <text:p>4203927052.2</text:p>
          </table:table-cell>
          <table:table-cell office:value-type="float" office:value="1.235162022" calcext:value-type="float">
            <text:p>1.235162022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3959235" calcext:value-type="float">
            <text:p>13959235</text:p>
          </table:table-cell>
          <table:table-cell office:value-type="float" office:value="0.200635788717212" calcext:value-type="float">
            <text:p>0.20063578871721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94910715914884" calcext:value-type="float">
            <text:p>0.02949107159148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0993087447675" calcext:value-type="float">
            <text:p>2.099308744767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4.47" calcext:value-type="float">
            <text:p>34.47</text:p>
          </table:table-cell>
          <table:table-cell office:value-type="float" office:value="34.48" calcext:value-type="float">
            <text:p>34.48</text:p>
          </table:table-cell>
          <table:table-cell office:value-type="float" office:value="0.000290065264684496" calcext:value-type="float">
            <text:p>0.000290065264684</text:p>
          </table:table-cell>
          <table:table-cell office:value-type="float" office:value="0.298089591567852" calcext:value-type="float">
            <text:p>0.29808959156785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8887000" calcext:value-type="float">
            <text:p>198887000</text:p>
          </table:table-cell>
          <table:table-cell office:value-type="float" office:value="766628000" calcext:value-type="float">
            <text:p>766628000</text:p>
          </table:table-cell>
          <table:table-cell office:value-type="float" office:value="0.259430910428526" calcext:value-type="float">
            <text:p>0.25943091042852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4.47" calcext:value-type="float">
            <text:p>34.47</text:p>
          </table:table-cell>
          <table:table-cell office:value-type="float" office:value="2474496570.62" calcext:value-type="float">
            <text:p>2474496570.62</text:p>
          </table:table-cell>
          <table:table-cell office:value-type="float" office:value="3.474097373" calcext:value-type="float">
            <text:p>3.474097373</text:p>
          </table:table-cell>
        </table:table-row>
        <table:table-row table:style-name="ro1">
          <table:table-cell office:value-type="string" calcext:value-type="string">
            <text:p>RW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5404375" calcext:value-type="float">
            <text:p>15404375</text:p>
          </table:table-cell>
          <table:table-cell office:value-type="float" office:value="0.200596187463017" calcext:value-type="float">
            <text:p>0.20059618746301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684027152346815" calcext:value-type="float">
            <text:p>0.00684027152346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46565034030996" calcext:value-type="float">
            <text:p>1.4656503403099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1" calcext:value-type="float">
            <text:p>16.1</text:p>
          </table:table-cell>
          <table:table-cell office:value-type="float" office:value="16.11" calcext:value-type="float">
            <text:p>16.11</text:p>
          </table:table-cell>
          <table:table-cell office:value-type="float" office:value="0.000620925178515865" calcext:value-type="float">
            <text:p>0.000620925178516</text:p>
          </table:table-cell>
          <table:table-cell office:value-type="float" office:value="0.0423572744014734" calcext:value-type="float">
            <text:p>0.04235727440147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9241000" calcext:value-type="float">
            <text:p>139241000</text:p>
          </table:table-cell>
          <table:table-cell office:value-type="float" office:value="7039822000" calcext:value-type="float">
            <text:p>7039822000</text:p>
          </table:table-cell>
          <table:table-cell office:value-type="float" office:value="0.0197790512316931" calcext:value-type="float">
            <text:p>0.01977905123169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6.11" calcext:value-type="float">
            <text:p>16.11</text:p>
          </table:table-cell>
          <table:table-cell office:value-type="float" office:value="1346783037.6" calcext:value-type="float">
            <text:p>1346783037.6</text:p>
          </table:table-cell>
          <table:table-cell office:value-type="float" office:value="1.00090058" calcext:value-type="float">
            <text:p>1.00090058</text:p>
          </table:table-cell>
        </table:table-row>
        <table:table-row table:style-name="ro1">
          <table:table-cell office:value-type="string" calcext:value-type="string">
            <text:p>FUL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0100219" calcext:value-type="float">
            <text:p>10100219</text:p>
          </table:table-cell>
          <table:table-cell office:value-type="float" office:value="0.200520528092118" calcext:value-type="float">
            <text:p>0.20052052809211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37721663610342" calcext:value-type="float">
            <text:p>0.02377216636103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92759407462835" calcext:value-type="float">
            <text:p>2.9275940746283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2.67" calcext:value-type="float">
            <text:p>42.67</text:p>
          </table:table-cell>
          <table:table-cell office:value-type="float" office:value="42.68" calcext:value-type="float">
            <text:p>42.68</text:p>
          </table:table-cell>
          <table:table-cell office:value-type="float" office:value="0.000234329232571717" calcext:value-type="float">
            <text:p>0.000234329232572</text:p>
          </table:table-cell>
          <table:table-cell office:value-type="float" office:value="-0.104510859476517" calcext:value-type="float">
            <text:p>-0.1045108594765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14834000" calcext:value-type="float">
            <text:p>614834000</text:p>
          </table:table-cell>
          <table:table-cell office:value-type="float" office:value="4373243000" calcext:value-type="float">
            <text:p>4373243000</text:p>
          </table:table-cell>
          <table:table-cell office:value-type="float" office:value="0.140589946636855" calcext:value-type="float">
            <text:p>0.14058994663685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2.67" calcext:value-type="float">
            <text:p>42.67</text:p>
          </table:table-cell>
          <table:table-cell office:value-type="float" office:value="2163185732.35" calcext:value-type="float">
            <text:p>2163185732.35</text:p>
          </table:table-cell>
          <table:table-cell office:value-type="float" office:value="1.91807932045049" calcext:value-type="float">
            <text:p>1.91807932045049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8893824" calcext:value-type="float">
            <text:p>8893824</text:p>
          </table:table-cell>
          <table:table-cell office:value-type="float" office:value="0.200446788370521" calcext:value-type="float">
            <text:p>0.20044678837052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513252055449829" calcext:value-type="float">
            <text:p>0.05132520554498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442757023938669" calcext:value-type="float">
            <text:p>4.42757023938669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7.95" calcext:value-type="float">
            <text:p>37.95</text:p>
          </table:table-cell>
          <table:table-cell office:value-type="float" office:value="38" calcext:value-type="float">
            <text:p>38</text:p>
          </table:table-cell>
          <table:table-cell office:value-type="float" office:value="0.0013166556945358" calcext:value-type="float">
            <text:p>0.001316655694536</text:p>
          </table:table-cell>
          <table:table-cell office:value-type="float" office:value="0.268292682926829" calcext:value-type="float">
            <text:p>0.26829268292682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7.95" calcext:value-type="float">
            <text:p>37.95</text:p>
          </table:table-cell>
          <table:table-cell office:value-type="float" office:value="1782915136.2" calcext:value-type="float">
            <text:p>1782915136.2</text:p>
          </table:table-cell>
          <table:table-cell office:value-type="float" office:value="2.996121664" calcext:value-type="float">
            <text:p>2.996121664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04-01</text:p>
          </table:table-cell>
          <table:table-cell office:value-type="float" office:value="70843854" calcext:value-type="float">
            <text:p>70843854</text:p>
          </table:table-cell>
          <table:table-cell office:value-type="float" office:value="0.200439828882815" calcext:value-type="float">
            <text:p>0.200439828882815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34271909845634" calcext:value-type="float">
            <text:p>0.034271909845634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000000112294597836232" calcext:value-type="float">
            <text:p>1.12294597836232E-08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0.00330578512396687" calcext:value-type="float">
            <text:p>0.003305785123967</text:p>
          </table:table-cell>
          <table:table-cell office:value-type="float" office:value="-0.0293159609120521" calcext:value-type="float">
            <text:p>-0.029315960912052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3.02" calcext:value-type="float">
            <text:p>3.02</text:p>
          </table:table-cell>
          <table:table-cell office:value-type="float" office:value="1117378860" calcext:value-type="float">
            <text:p>1117378860</text:p>
          </table:table-cell>
          <table:table-cell office:value-type="float" office:value="0.794200978" calcext:value-type="float">
            <text:p>0.794200978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4027880" calcext:value-type="float">
            <text:p>14027880</text:p>
          </table:table-cell>
          <table:table-cell office:value-type="float" office:value="0.200398285714286" calcext:value-type="float">
            <text:p>0.20039828571428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1778162475057" calcext:value-type="float">
            <text:p>0.02177816247505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128200816161055" calcext:value-type="float">
            <text:p>1.28200816161055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6" calcext:value-type="float">
            <text:p>8.16</text:p>
          </table:table-cell>
          <table:table-cell office:value-type="float" office:value="8.17" calcext:value-type="float">
            <text:p>8.17</text:p>
          </table:table-cell>
          <table:table-cell office:value-type="float" office:value="0.00122473974280463" calcext:value-type="float">
            <text:p>0.001224739742805</text:p>
          </table:table-cell>
          <table:table-cell office:value-type="float" office:value="-0.457725947521866" calcext:value-type="float">
            <text:p>-0.45772594752186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7" calcext:value-type="float">
            <text:p>8.17</text:p>
          </table:table-cell>
          <table:table-cell office:value-type="float" office:value="572016000" calcext:value-type="float">
            <text:p>572016000</text:p>
          </table:table-cell>
          <table:table-cell office:value-type="float" office:value="-3.232899944" calcext:value-type="float">
            <text:p>-3.232899944</text:p>
          </table:table-cell>
        </table:table-row>
        <table:table-row table:style-name="ro1">
          <table:table-cell office:value-type="string" calcext:value-type="string">
            <text:p>CRMD.A</text:p>
          </table:table-cell>
          <table:table-cell table:style-name="ce15" office:value-type="string" calcext:value-type="string">
            <text:p>2015-06-01</text:p>
          </table:table-cell>
          <table:table-cell office:value-type="float" office:value="859025" calcext:value-type="float">
            <text:p>859025</text:p>
          </table:table-cell>
          <table:table-cell office:value-type="float" office:value="0.200314571003502" calcext:value-type="float">
            <text:p>0.200314571003502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632120695947389" calcext:value-type="float">
            <text:p>0.06321206959473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000000872476542387321" calcext:value-type="float">
            <text:p>8.72476542387321E-08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9.35" calcext:value-type="float">
            <text:p>19.35</text:p>
          </table:table-cell>
          <table:table-cell office:value-type="float" office:value="19.4" calcext:value-type="float">
            <text:p>19.4</text:p>
          </table:table-cell>
          <table:table-cell office:value-type="float" office:value="0.00258064516129018" calcext:value-type="float">
            <text:p>0.00258064516129</text:p>
          </table:table-cell>
          <table:table-cell office:value-type="float" office:value="2.3646408839779" calcext:value-type="float">
            <text:p>2.364640883977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-256530" calcext:value-type="float">
            <text:p>-256530</text:p>
          </table:table-cell>
          <table:table-cell office:value-type="float" office:value="5097760" calcext:value-type="float">
            <text:p>5097760</text:p>
          </table:table-cell>
          <table:table-cell office:value-type="float" office:value="-0.0503221022566774" calcext:value-type="float">
            <text:p>-0.050322102256678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9.4" calcext:value-type="float">
            <text:p>19.4</text:p>
          </table:table-cell>
          <table:table-cell office:value-type="float" office:value="120484119.039999" calcext:value-type="float">
            <text:p>120484119.039999</text:p>
          </table:table-cell>
          <table:table-cell office:value-type="float" office:value="14.2328369017764" calcext:value-type="float">
            <text:p>14.2328369017764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5530538" calcext:value-type="float">
            <text:p>5530538</text:p>
          </table:table-cell>
          <table:table-cell office:value-type="float" office:value="0.200251212977044" calcext:value-type="float">
            <text:p>0.20025121297704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79778610839831" calcext:value-type="float">
            <text:p>0.00797786108398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619780066528362" calcext:value-type="float">
            <text:p>6.19780066528362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6" calcext:value-type="float">
            <text:p>13.36</text:p>
          </table:table-cell>
          <table:table-cell office:value-type="float" office:value="0.000748783227255693" calcext:value-type="float">
            <text:p>0.000748783227256</text:p>
          </table:table-cell>
          <table:table-cell office:value-type="float" office:value="-0.018796992481203" calcext:value-type="float">
            <text:p>-0.01879699248120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0345000" calcext:value-type="float">
            <text:p>70345000</text:p>
          </table:table-cell>
          <table:table-cell office:value-type="float" office:value="855209000" calcext:value-type="float">
            <text:p>855209000</text:p>
          </table:table-cell>
          <table:table-cell office:value-type="float" office:value="0.0822547470852154" calcext:value-type="float">
            <text:p>0.08225474708521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3.36" calcext:value-type="float">
            <text:p>13.36</text:p>
          </table:table-cell>
          <table:table-cell office:value-type="float" office:value="514668014.799999" calcext:value-type="float">
            <text:p>514668014.799999</text:p>
          </table:table-cell>
          <table:table-cell office:value-type="float" office:value="1.476106495" calcext:value-type="float">
            <text:p>1.476106495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3890932" calcext:value-type="float">
            <text:p>13890932</text:p>
          </table:table-cell>
          <table:table-cell office:value-type="float" office:value="0.200157521613833" calcext:value-type="float">
            <text:p>0.20015752161383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29353382112297" calcext:value-type="float">
            <text:p>0.0229353382112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6028843818682" calcext:value-type="float">
            <text:p>1.602884381868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7" calcext:value-type="float">
            <text:p>29.07</text:p>
          </table:table-cell>
          <table:table-cell office:value-type="float" office:value="0.00068823124569854" calcext:value-type="float">
            <text:p>0.000688231245699</text:p>
          </table:table-cell>
          <table:table-cell office:value-type="float" office:value="-0.0612898529625855" calcext:value-type="float">
            <text:p>-0.06128985296258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5400000" calcext:value-type="float">
            <text:p>595400000</text:p>
          </table:table-cell>
          <table:table-cell office:value-type="float" office:value="1175300000" calcext:value-type="float">
            <text:p>1175300000</text:p>
          </table:table-cell>
          <table:table-cell office:value-type="float" office:value="0.506594061090785" calcext:value-type="float">
            <text:p>0.50659406109078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9.07" calcext:value-type="float">
            <text:p>29.07</text:p>
          </table:table-cell>
          <table:table-cell office:value-type="float" office:value="2173331369.07" calcext:value-type="float">
            <text:p>2173331369.07</text:p>
          </table:table-cell>
          <table:table-cell office:value-type="float" office:value="1.97017691889234" calcext:value-type="float">
            <text:p>1.97017691889234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7837855" calcext:value-type="float">
            <text:p>7837855</text:p>
          </table:table-cell>
          <table:table-cell office:value-type="float" office:value="0.200098417155987" calcext:value-type="float">
            <text:p>0.20009841715598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820197793522722" calcext:value-type="float">
            <text:p>0.00820197793522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94905030513308" calcext:value-type="float">
            <text:p>2.94905030513308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3.15" calcext:value-type="float">
            <text:p>23.15</text:p>
          </table:table-cell>
          <table:table-cell office:value-type="float" office:value="23.16" calcext:value-type="float">
            <text:p>23.16</text:p>
          </table:table-cell>
          <table:table-cell office:value-type="float" office:value="0.000431872165838979" calcext:value-type="float">
            <text:p>0.000431872165839</text:p>
          </table:table-cell>
          <table:table-cell office:value-type="float" office:value="-0.129280492497114" calcext:value-type="float">
            <text:p>-0.12928049249711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3.17" calcext:value-type="float">
            <text:p>23.17</text:p>
          </table:table-cell>
          <table:table-cell office:value-type="float" office:value="970886091.91" calcext:value-type="float">
            <text:p>970886091.91</text:p>
          </table:table-cell>
          <table:table-cell office:value-type="float" office:value="0.779836028" calcext:value-type="float">
            <text:p>0.779836028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4042707" calcext:value-type="float">
            <text:p>4042707</text:p>
          </table:table-cell>
          <table:table-cell office:value-type="float" office:value="0.200032409281226" calcext:value-type="float">
            <text:p>0.20003240928122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21271001751989" calcext:value-type="float">
            <text:p>0.01212710017519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232796760144797" calcext:value-type="float">
            <text:p>2.32796760144797E-0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5.35" calcext:value-type="float">
            <text:p>15.35</text:p>
          </table:table-cell>
          <table:table-cell office:value-type="float" office:value="15.4" calcext:value-type="float">
            <text:p>15.4</text:p>
          </table:table-cell>
          <table:table-cell office:value-type="float" office:value="0.00325203252032525" calcext:value-type="float">
            <text:p>0.003252032520325</text:p>
          </table:table-cell>
          <table:table-cell office:value-type="float" office:value="-0.14367816091954" calcext:value-type="float">
            <text:p>-0.1436781609195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1255000" calcext:value-type="float">
            <text:p>111255000</text:p>
          </table:table-cell>
          <table:table-cell office:value-type="float" office:value="348004000" calcext:value-type="float">
            <text:p>348004000</text:p>
          </table:table-cell>
          <table:table-cell office:value-type="float" office:value="0.31969460121148" calcext:value-type="float">
            <text:p>0.3196946012114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5.4" calcext:value-type="float">
            <text:p>15.4</text:p>
          </table:table-cell>
          <table:table-cell office:value-type="float" office:value="306065852.4" calcext:value-type="float">
            <text:p>306065852.4</text:p>
          </table:table-cell>
          <table:table-cell office:value-type="float" office:value="1.055214658" calcext:value-type="float">
            <text:p>1.055214658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2-0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" office:value-type="string" calcext:value-type="string">
            <text:p>2011-02-28</text:p>
          </table:table-cell>
          <table:table-cell office:value-type="float" office:value="0.01686987252713" calcext:value-type="float">
            <text:p>0.01686987252713</text:p>
          </table:table-cell>
          <table:table-cell table:style-name="ce15" office:value-type="string" calcext:value-type="string">
            <text:p>2011-02-28</text:p>
          </table:table-cell>
          <table:table-cell office:value-type="float" office:value="0.00000000144264375026368" calcext:value-type="float">
            <text:p>1.44264375026368E-09</text:p>
          </table:table-cell>
          <table:table-cell table:style-name="ce15" office:value-type="string" calcext:value-type="string">
            <text:p>2011-02-28</text:p>
          </table:table-cell>
          <table:table-cell office:value-type="float" office:value="55365896.7792" calcext:value-type="float">
            <text:p>55365896.7792</text:p>
          </table:table-cell>
          <table:table-cell office:value-type="float" office:value="55592342.1648" calcext:value-type="float">
            <text:p>55592342.1648</text:p>
          </table:table-cell>
          <table:table-cell office:value-type="float" office:value="0.00408163265306124" calcext:value-type="float">
            <text:p>0.004081632653061</text:p>
          </table:table-cell>
          <table:table-cell office:value-type="float" office:value="-0.118829981718464" calcext:value-type="float">
            <text:p>-0.118829981718464</text:p>
          </table:table-cell>
          <table:table-cell table:style-name="ce15" office:value-type="string" calcext:value-type="string">
            <text:p>2011-02-28</text:p>
          </table:table-cell>
          <table:table-cell office:value-type="float" office:value="589168000" calcext:value-type="float">
            <text:p>589168000</text:p>
          </table:table-cell>
          <table:table-cell office:value-type="float" office:value="5806994000" calcext:value-type="float">
            <text:p>5806994000</text:p>
          </table:table-cell>
          <table:table-cell office:value-type="float" office:value="0.101458344885495" calcext:value-type="float">
            <text:p>0.101458344885495</text:p>
          </table:table-cell>
          <table:table-cell table:style-name="ce15" office:value-type="string" calcext:value-type="string">
            <text:p>2011-02-28</text:p>
          </table:table-cell>
          <table:table-cell office:value-type="float" office:value="55592342.1648" calcext:value-type="float">
            <text:p>55592342.1648</text:p>
          </table:table-cell>
          <table:table-cell office:value-type="float" office:value="1814980405.07" calcext:value-type="float">
            <text:p>1814980405.07</text:p>
          </table:table-cell>
          <table:table-cell office:value-type="float" office:value="0.557492764" calcext:value-type="float">
            <text:p>0.557492764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5-0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0.0326607915525593" calcext:value-type="float">
            <text:p>0.032660791552559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0.00000000307811896592314" calcext:value-type="float">
            <text:p>3.07811896592314E-09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45855190.584" calcext:value-type="float">
            <text:p>45855190.584</text:p>
          </table:table-cell>
          <table:table-cell office:value-type="float" office:value="45968413.2768" calcext:value-type="float">
            <text:p>45968413.2768</text:p>
          </table:table-cell>
          <table:table-cell office:value-type="float" office:value="0.00246609124537609" calcext:value-type="float">
            <text:p>0.002466091245376</text:p>
          </table:table-cell>
          <table:table-cell office:value-type="float" office:value="-0.0187110187110188" calcext:value-type="float">
            <text:p>-0.018711018711019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05-31</text:p>
          </table:table-cell>
          <table:table-cell office:value-type="float" office:value="45911801.9304" calcext:value-type="float">
            <text:p>45911801.9304</text:p>
          </table:table-cell>
          <table:table-cell office:value-type="float" office:value="1498929845.735" calcext:value-type="float">
            <text:p>1498929845.735</text:p>
          </table:table-cell>
          <table:table-cell office:value-type="float" office:value="0.404872524" calcext:value-type="float">
            <text:p>0.404872524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6-0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274169843126333" calcext:value-type="float">
            <text:p>0.027416984312633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000000031256713580086" calcext:value-type="float">
            <text:p>3.1256713580086E-09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47327085.5904" calcext:value-type="float">
            <text:p>47327085.5904</text:p>
          </table:table-cell>
          <table:table-cell office:value-type="float" office:value="47440308.2832" calcext:value-type="float">
            <text:p>47440308.2832</text:p>
          </table:table-cell>
          <table:table-cell office:value-type="float" office:value="0.00238948626045401" calcext:value-type="float">
            <text:p>0.002389486260454</text:p>
          </table:table-cell>
          <table:table-cell office:value-type="float" office:value="0.135854341736695" calcext:value-type="float">
            <text:p>0.135854341736695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47440308.2832" calcext:value-type="float">
            <text:p>47440308.2832</text:p>
          </table:table-cell>
          <table:table-cell office:value-type="float" office:value="1548832565.63" calcext:value-type="float">
            <text:p>1548832565.63</text:p>
          </table:table-cell>
          <table:table-cell office:value-type="float" office:value="0.418351634" calcext:value-type="float">
            <text:p>0.418351634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3-0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0.0170838253438616" calcext:value-type="float">
            <text:p>0.017083825343862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0.00000000171910072084073" calcext:value-type="float">
            <text:p>1.71910072084073E-09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55932010.2432" calcext:value-type="float">
            <text:p>55932010.2432</text:p>
          </table:table-cell>
          <table:table-cell office:value-type="float" office:value="56045232.936" calcext:value-type="float">
            <text:p>56045232.936</text:p>
          </table:table-cell>
          <table:table-cell office:value-type="float" office:value="0.00202224469160769" calcext:value-type="float">
            <text:p>0.002022244691608</text:p>
          </table:table-cell>
          <table:table-cell office:value-type="float" office:value="-0.159246575342465" calcext:value-type="float">
            <text:p>-0.159246575342465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03-31</text:p>
          </table:table-cell>
          <table:table-cell office:value-type="float" office:value="56045232.936" calcext:value-type="float">
            <text:p>56045232.936</text:p>
          </table:table-cell>
          <table:table-cell office:value-type="float" office:value="1829766396.15" calcext:value-type="float">
            <text:p>1829766396.15</text:p>
          </table:table-cell>
          <table:table-cell office:value-type="float" office:value="0.562034456" calcext:value-type="float">
            <text:p>0.562034456</text:p>
          </table:table-cell>
        </table:table-row>
        <table:table-row table:style-name="ro1">
          <table:table-cell office:value-type="string" calcext:value-type="string">
            <text:p>DRYS.OQ</text:p>
          </table:table-cell>
          <table:table-cell table:style-name="ce15" office:value-type="string" calcext:value-type="string">
            <text:p>2011-07-0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177392789603662" calcext:value-type="float">
            <text:p>0.017739278960366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0000000345007131247659" calcext:value-type="float">
            <text:p>3.45007131247659E-09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42911400.5712" calcext:value-type="float">
            <text:p>42911400.5712</text:p>
          </table:table-cell>
          <table:table-cell office:value-type="float" office:value="43024623.264" calcext:value-type="float">
            <text:p>43024623.264</text:p>
          </table:table-cell>
          <table:table-cell office:value-type="float" office:value="0.00263504611330699" calcext:value-type="float">
            <text:p>0.002635046113307</text:p>
          </table:table-cell>
          <table:table-cell office:value-type="float" office:value="-0.0709534368070953" calcext:value-type="float">
            <text:p>-0.070953436807095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641698000" calcext:value-type="float">
            <text:p>641698000</text:p>
          </table:table-cell>
          <table:table-cell office:value-type="float" office:value="6984494000" calcext:value-type="float">
            <text:p>6984494000</text:p>
          </table:table-cell>
          <table:table-cell office:value-type="float" office:value="0.09187465835034" calcext:value-type="float">
            <text:p>0.09187465835034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43024623.264" calcext:value-type="float">
            <text:p>43024623.264</text:p>
          </table:table-cell>
          <table:table-cell office:value-type="float" office:value="1386186663.75" calcext:value-type="float">
            <text:p>1386186663.75</text:p>
          </table:table-cell>
          <table:table-cell office:value-type="float" office:value="0.37441972" calcext:value-type="float">
            <text:p>0.37441972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7019224" calcext:value-type="float">
            <text:p>17019224</text:p>
          </table:table-cell>
          <table:table-cell office:value-type="float" office:value="0.199954250449301" calcext:value-type="float">
            <text:p>0.19995425044930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76067981883705" calcext:value-type="float">
            <text:p>0.01760679818837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88130117840239" calcext:value-type="float">
            <text:p>1.88130117840239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28" calcext:value-type="float">
            <text:p>21.28</text:p>
          </table:table-cell>
          <table:table-cell office:value-type="float" office:value="21.29" calcext:value-type="float">
            <text:p>21.29</text:p>
          </table:table-cell>
          <table:table-cell office:value-type="float" office:value="0.000469814423302702" calcext:value-type="float">
            <text:p>0.000469814423303</text:p>
          </table:table-cell>
          <table:table-cell office:value-type="float" office:value="1.80965147453083" calcext:value-type="float">
            <text:p>1.8096514745308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29" calcext:value-type="float">
            <text:p>21.29</text:p>
          </table:table-cell>
          <table:table-cell office:value-type="float" office:value="2255863661.02" calcext:value-type="float">
            <text:p>2255863661.02</text:p>
          </table:table-cell>
          <table:table-cell office:value-type="float" office:value="6.823390707" calcext:value-type="float">
            <text:p>6.823390707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1969694" calcext:value-type="float">
            <text:p>11969694</text:p>
          </table:table-cell>
          <table:table-cell office:value-type="float" office:value="0.199721250750851" calcext:value-type="float">
            <text:p>0.19972125075085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307670150016004" calcext:value-type="float">
            <text:p>0.03076701500160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82559673905093" calcext:value-type="float">
            <text:p>1.82559673905093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7.69" calcext:value-type="float">
            <text:p>17.69</text:p>
          </table:table-cell>
          <table:table-cell office:value-type="float" office:value="17.7" calcext:value-type="float">
            <text:p>17.7</text:p>
          </table:table-cell>
          <table:table-cell office:value-type="float" office:value="0.000565131393048771" calcext:value-type="float">
            <text:p>0.000565131393049</text:p>
          </table:table-cell>
          <table:table-cell office:value-type="float" office:value="-0.493644694058528" calcext:value-type="float">
            <text:p>-0.49364469405852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20272000" calcext:value-type="float">
            <text:p>320272000</text:p>
          </table:table-cell>
          <table:table-cell office:value-type="float" office:value="1626327000" calcext:value-type="float">
            <text:p>1626327000</text:p>
          </table:table-cell>
          <table:table-cell office:value-type="float" office:value="0.196929645760047" calcext:value-type="float">
            <text:p>0.19692964576004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7.69" calcext:value-type="float">
            <text:p>17.69</text:p>
          </table:table-cell>
          <table:table-cell office:value-type="float" office:value="1440706538.78" calcext:value-type="float">
            <text:p>1440706538.78</text:p>
          </table:table-cell>
          <table:table-cell office:value-type="float" office:value="8.834307984" calcext:value-type="float">
            <text:p>8.834307984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5053215" calcext:value-type="float">
            <text:p>5053215</text:p>
          </table:table-cell>
          <table:table-cell office:value-type="float" office:value="0.199692353289864" calcext:value-type="float">
            <text:p>0.19969235328986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74363646472191" calcext:value-type="float">
            <text:p>0.01743636464721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0598472868278392" calcext:value-type="float">
            <text:p>5.98472868278392E-10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9" calcext:value-type="float">
            <text:p>119</text:p>
          </table:table-cell>
          <table:table-cell office:value-type="float" office:value="119.05" calcext:value-type="float">
            <text:p>119.05</text:p>
          </table:table-cell>
          <table:table-cell office:value-type="float" office:value="0.000420079815164858" calcext:value-type="float">
            <text:p>0.000420079815165</text:p>
          </table:table-cell>
          <table:table-cell office:value-type="float" office:value="0.206266076036544" calcext:value-type="float">
            <text:p>0.20626607603654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9" calcext:value-type="float">
            <text:p>119</text:p>
          </table:table-cell>
          <table:table-cell office:value-type="float" office:value="6263882968" calcext:value-type="float">
            <text:p>6263882968</text:p>
          </table:table-cell>
          <table:table-cell office:value-type="float" office:value="2.033715766" calcext:value-type="float">
            <text:p>2.033715766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8857348" calcext:value-type="float">
            <text:p>8857348</text:p>
          </table:table-cell>
          <table:table-cell office:value-type="float" office:value="0.199624701374803" calcext:value-type="float">
            <text:p>0.1996247013748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92253727114088" calcext:value-type="float">
            <text:p>0.0192253727114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64279295130726" calcext:value-type="float">
            <text:p>4.64279295130726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4.8" calcext:value-type="float">
            <text:p>34.8</text:p>
          </table:table-cell>
          <table:table-cell office:value-type="float" office:value="34.85" calcext:value-type="float">
            <text:p>34.85</text:p>
          </table:table-cell>
          <table:table-cell office:value-type="float" office:value="0.00143575017946889" calcext:value-type="float">
            <text:p>0.001435750179469</text:p>
          </table:table-cell>
          <table:table-cell office:value-type="float" office:value="0.651785714285714" calcext:value-type="float">
            <text:p>0.65178571428571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4.75" calcext:value-type="float">
            <text:p>34.75</text:p>
          </table:table-cell>
          <table:table-cell office:value-type="float" office:value="1655625629.25" calcext:value-type="float">
            <text:p>1655625629.25</text:p>
          </table:table-cell>
          <table:table-cell office:value-type="float" office:value="2.743484264" calcext:value-type="float">
            <text:p>2.743484264</text:p>
          </table:table-cell>
        </table:table-row>
        <table:table-row table:style-name="ro1">
          <table:table-cell office:value-type="string" calcext:value-type="string">
            <text:p>NKTR.OQ</text:p>
          </table:table-cell>
          <table:table-cell table:style-name="ce15" office:value-type="string" calcext:value-type="string">
            <text:p>2015-07-01</text:p>
          </table:table-cell>
          <table:table-cell office:value-type="float" office:value="25309823" calcext:value-type="float">
            <text:p>25309823</text:p>
          </table:table-cell>
          <table:table-cell office:value-type="float" office:value="0.199489434316206" calcext:value-type="float">
            <text:p>0.199489434316206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256028061243093" calcext:value-type="float">
            <text:p>0.025602806124309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0000000401848267206533" calcext:value-type="float">
            <text:p>4.01848267206533E-09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2.61" calcext:value-type="float">
            <text:p>12.61</text:p>
          </table:table-cell>
          <table:table-cell office:value-type="float" office:value="12.62" calcext:value-type="float">
            <text:p>12.62</text:p>
          </table:table-cell>
          <table:table-cell office:value-type="float" office:value="0.000792707094728481" calcext:value-type="float">
            <text:p>0.000792707094728</text:p>
          </table:table-cell>
          <table:table-cell office:value-type="float" office:value="0.185781990521327" calcext:value-type="float">
            <text:p>0.185781990521327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72174000" calcext:value-type="float">
            <text:p>172174000</text:p>
          </table:table-cell>
          <table:table-cell office:value-type="float" office:value="441621000" calcext:value-type="float">
            <text:p>441621000</text:p>
          </table:table-cell>
          <table:table-cell office:value-type="float" office:value="0.389868235432645" calcext:value-type="float">
            <text:p>0.389868235432645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12.61" calcext:value-type="float">
            <text:p>12.61</text:p>
          </table:table-cell>
          <table:table-cell office:value-type="float" office:value="1669198310" calcext:value-type="float">
            <text:p>1669198310</text:p>
          </table:table-cell>
          <table:table-cell office:value-type="float" office:value="21.442301403" calcext:value-type="float">
            <text:p>21.442301403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3381499" calcext:value-type="float">
            <text:p>3381499</text:p>
          </table:table-cell>
          <table:table-cell office:value-type="float" office:value="0.199239865661089" calcext:value-type="float">
            <text:p>0.19923986566108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232767222662333" calcext:value-type="float">
            <text:p>0.023276722266233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193812953721307" calcext:value-type="float">
            <text:p>1.93812953721307E-0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1.4" calcext:value-type="float">
            <text:p>11.4</text:p>
          </table:table-cell>
          <table:table-cell office:value-type="float" office:value="11.41" calcext:value-type="float">
            <text:p>11.41</text:p>
          </table:table-cell>
          <table:table-cell office:value-type="float" office:value="0.000876808417360788" calcext:value-type="float">
            <text:p>0.000876808417361</text:p>
          </table:table-cell>
          <table:table-cell office:value-type="float" office:value="-0.477858880778589" calcext:value-type="float">
            <text:p>-0.47785888077858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1.41" calcext:value-type="float">
            <text:p>11.41</text:p>
          </table:table-cell>
          <table:table-cell office:value-type="float" office:value="268431055.27" calcext:value-type="float">
            <text:p>268431055.27</text:p>
          </table:table-cell>
          <table:table-cell office:value-type="float" office:value="0.581821003" calcext:value-type="float">
            <text:p>0.581821003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7309952" calcext:value-type="float">
            <text:p>7309952</text:p>
          </table:table-cell>
          <table:table-cell office:value-type="float" office:value="0.199192108561775" calcext:value-type="float">
            <text:p>0.1991921085617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959029185258008" calcext:value-type="float">
            <text:p>0.0095902918525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44874320238063" calcext:value-type="float">
            <text:p>1.44874320238063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5.05" calcext:value-type="float">
            <text:p>25.05</text:p>
          </table:table-cell>
          <table:table-cell office:value-type="float" office:value="25.06" calcext:value-type="float">
            <text:p>25.06</text:p>
          </table:table-cell>
          <table:table-cell office:value-type="float" office:value="0.00039912193175007" calcext:value-type="float">
            <text:p>0.00039912193175</text:p>
          </table:table-cell>
          <table:table-cell office:value-type="float" office:value="0.186590207322452" calcext:value-type="float">
            <text:p>0.18659020732245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-7958000" calcext:value-type="float">
            <text:p>-7958000</text:p>
          </table:table-cell>
          <table:table-cell office:value-type="float" office:value="7978161000" calcext:value-type="float">
            <text:p>7978161000</text:p>
          </table:table-cell>
          <table:table-cell office:value-type="float" office:value="-0.000997472976541837" calcext:value-type="float">
            <text:p>-0.00099747297654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5.05" calcext:value-type="float">
            <text:p>25.05</text:p>
          </table:table-cell>
          <table:table-cell office:value-type="float" office:value="1048809181.5" calcext:value-type="float">
            <text:p>1048809181.5</text:p>
          </table:table-cell>
          <table:table-cell office:value-type="float" office:value="0.793314311" calcext:value-type="float">
            <text:p>0.793314311</text:p>
          </table:table-cell>
        </table:table-row>
        <table:table-row table:style-name="ro1">
          <table:table-cell office:value-type="string" calcext:value-type="string">
            <text:p>BZH.N</text:p>
          </table:table-cell>
          <table:table-cell table:style-name="ce15" office:value-type="string" calcext:value-type="string">
            <text:p>2008-07-01</text:p>
          </table:table-cell>
          <table:table-cell office:value-type="float" office:value="1529533" calcext:value-type="float">
            <text:p>1529533</text:p>
          </table:table-cell>
          <table:table-cell office:value-type="float" office:value="0.199106092163499" calcext:value-type="float">
            <text:p>0.199106092163499</text:p>
          </table:table-cell>
          <table:table-cell table:style-name="ce15" office:value-type="string" calcext:value-type="string">
            <text:p>2008-07-31</text:p>
          </table:table-cell>
          <table:table-cell office:value-type="float" office:value="0.0868194766514751" calcext:value-type="float">
            <text:p>0.086819476651475</text:p>
          </table:table-cell>
          <table:table-cell table:style-name="ce15" office:value-type="string" calcext:value-type="string">
            <text:p>2008-07-31</text:p>
          </table:table-cell>
          <table:table-cell office:value-type="float" office:value="0.000000026967550858013" calcext:value-type="float">
            <text:p>2.6967550858013E-08</text:p>
          </table:table-cell>
          <table:table-cell table:style-name="ce15" office:value-type="string" calcext:value-type="string">
            <text:p>2008-07-31</text:p>
          </table:table-cell>
          <table:table-cell office:value-type="float" office:value="31.1" calcext:value-type="float">
            <text:p>31.1</text:p>
          </table:table-cell>
          <table:table-cell office:value-type="float" office:value="31.3" calcext:value-type="float">
            <text:p>31.3</text:p>
          </table:table-cell>
          <table:table-cell office:value-type="float" office:value="0.00641025641025639" calcext:value-type="float">
            <text:p>0.006410256410256</text:p>
          </table:table-cell>
          <table:table-cell office:value-type="float" office:value="-0.601858470335954" calcext:value-type="float">
            <text:p>-0.601858470335954</text:p>
          </table:table-cell>
          <table:table-cell table:style-name="ce15" office:value-type="string" calcext:value-type="string">
            <text:p>2008-07-31</text:p>
          </table:table-cell>
          <table:table-cell office:value-type="float" office:value="-109141000" calcext:value-type="float">
            <text:p>-109141000</text:p>
          </table:table-cell>
          <table:table-cell office:value-type="float" office:value="3930021000" calcext:value-type="float">
            <text:p>3930021000</text:p>
          </table:table-cell>
          <table:table-cell office:value-type="float" office:value="-0.027771098424156" calcext:value-type="float">
            <text:p>-0.027771098424156</text:p>
          </table:table-cell>
          <table:table-cell table:style-name="ce15" office:value-type="string" calcext:value-type="string">
            <text:p>2008-07-31</text:p>
          </table:table-cell>
          <table:table-cell office:value-type="float" office:value="31.15" calcext:value-type="float">
            <text:p>31.15</text:p>
          </table:table-cell>
          <table:table-cell office:value-type="float" office:value="244465268.53" calcext:value-type="float">
            <text:p>244465268.53</text:p>
          </table:table-cell>
          <table:table-cell office:value-type="float" office:value="0.257181791" calcext:value-type="float">
            <text:p>0.257181791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9828930" calcext:value-type="float">
            <text:p>9828930</text:p>
          </table:table-cell>
          <table:table-cell office:value-type="float" office:value="0.198797176489624" calcext:value-type="float">
            <text:p>0.19879717648962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337090146435614" calcext:value-type="float">
            <text:p>0.03370901464356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832140695134257" calcext:value-type="float">
            <text:p>8.32140695134257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2" calcext:value-type="float">
            <text:p>21.2</text:p>
          </table:table-cell>
          <table:table-cell office:value-type="float" office:value="21.25" calcext:value-type="float">
            <text:p>21.25</text:p>
          </table:table-cell>
          <table:table-cell office:value-type="float" office:value="0.00235571260306246" calcext:value-type="float">
            <text:p>0.002355712603062</text:p>
          </table:table-cell>
          <table:table-cell office:value-type="float" office:value="-0.274539877300614" calcext:value-type="float">
            <text:p>-0.27453987730061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65798000" calcext:value-type="float">
            <text:p>665798000</text:p>
          </table:table-cell>
          <table:table-cell office:value-type="float" office:value="3807064000" calcext:value-type="float">
            <text:p>3807064000</text:p>
          </table:table-cell>
          <table:table-cell office:value-type="float" office:value="0.174884898178754" calcext:value-type="float">
            <text:p>0.17488489817875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1.2" calcext:value-type="float">
            <text:p>21.2</text:p>
          </table:table-cell>
          <table:table-cell office:value-type="float" office:value="1054052997.19999" calcext:value-type="float">
            <text:p>1054052997.19999</text:p>
          </table:table-cell>
          <table:table-cell office:value-type="float" office:value="2.337228311" calcext:value-type="float">
            <text:p>2.337228311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4474497" calcext:value-type="float">
            <text:p>14474497</text:p>
          </table:table-cell>
          <table:table-cell office:value-type="float" office:value="0.198759791920446" calcext:value-type="float">
            <text:p>0.19875979192044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36778397473962" calcext:value-type="float">
            <text:p>0.03367783974739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300407229836179" calcext:value-type="float">
            <text:p>3.00407229836179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51" calcext:value-type="float">
            <text:p>21.51</text:p>
          </table:table-cell>
          <table:table-cell office:value-type="float" office:value="21.52" calcext:value-type="float">
            <text:p>21.52</text:p>
          </table:table-cell>
          <table:table-cell office:value-type="float" office:value="0.000464792005577412" calcext:value-type="float">
            <text:p>0.000464792005577</text:p>
          </table:table-cell>
          <table:table-cell office:value-type="float" office:value="2.365625" calcext:value-type="float">
            <text:p>2.365625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10601000" calcext:value-type="float">
            <text:p>110601000</text:p>
          </table:table-cell>
          <table:table-cell office:value-type="float" office:value="428768000" calcext:value-type="float">
            <text:p>428768000</text:p>
          </table:table-cell>
          <table:table-cell office:value-type="float" office:value="0.257950686618404" calcext:value-type="float">
            <text:p>0.25795068661840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51" calcext:value-type="float">
            <text:p>21.51</text:p>
          </table:table-cell>
          <table:table-cell office:value-type="float" office:value="2209390099.56" calcext:value-type="float">
            <text:p>2209390099.56</text:p>
          </table:table-cell>
          <table:table-cell office:value-type="float" office:value="6.639412565" calcext:value-type="float">
            <text:p>6.639412565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35794545" calcext:value-type="float">
            <text:p>35794545</text:p>
          </table:table-cell>
          <table:table-cell office:value-type="float" office:value="0.19875258195629" calcext:value-type="float">
            <text:p>0.1987525819562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88381742828193" calcext:value-type="float">
            <text:p>0.03883817428281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287091602277106" calcext:value-type="float">
            <text:p>2.87091602277106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65" calcext:value-type="float">
            <text:p>7.65</text:p>
          </table:table-cell>
          <table:table-cell office:value-type="float" office:value="7.66" calcext:value-type="float">
            <text:p>7.66</text:p>
          </table:table-cell>
          <table:table-cell office:value-type="float" office:value="0.00130633572828214" calcext:value-type="float">
            <text:p>0.001306335728282</text:p>
          </table:table-cell>
          <table:table-cell office:value-type="float" office:value="-0.0640279394644937" calcext:value-type="float">
            <text:p>-0.06402793946449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69338000" calcext:value-type="float">
            <text:p>269338000</text:p>
          </table:table-cell>
          <table:table-cell office:value-type="float" office:value="1701175000" calcext:value-type="float">
            <text:p>1701175000</text:p>
          </table:table-cell>
          <table:table-cell office:value-type="float" office:value="0.15832468734845" calcext:value-type="float">
            <text:p>0.15832468734845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65" calcext:value-type="float">
            <text:p>7.65</text:p>
          </table:table-cell>
          <table:table-cell office:value-type="float" office:value="1418635323.9" calcext:value-type="float">
            <text:p>1418635323.9</text:p>
          </table:table-cell>
          <table:table-cell office:value-type="float" office:value="1.742538204" calcext:value-type="float">
            <text:p>1.742538204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3793005" calcext:value-type="float">
            <text:p>13793005</text:p>
          </table:table-cell>
          <table:table-cell office:value-type="float" office:value="0.198746469740634" calcext:value-type="float">
            <text:p>0.19874646974063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124318107347" calcext:value-type="float">
            <text:p>0.0412431810734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62064493122127" calcext:value-type="float">
            <text:p>1.6206449312212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2.24" calcext:value-type="float">
            <text:p>32.24</text:p>
          </table:table-cell>
          <table:table-cell office:value-type="float" office:value="32.25" calcext:value-type="float">
            <text:p>32.25</text:p>
          </table:table-cell>
          <table:table-cell office:value-type="float" office:value="0.00031012560086829" calcext:value-type="float">
            <text:p>0.000310125600868</text:p>
          </table:table-cell>
          <table:table-cell office:value-type="float" office:value="0.300317643661565" calcext:value-type="float">
            <text:p>0.30031764366156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95400000" calcext:value-type="float">
            <text:p>595400000</text:p>
          </table:table-cell>
          <table:table-cell office:value-type="float" office:value="1175300000" calcext:value-type="float">
            <text:p>1175300000</text:p>
          </table:table-cell>
          <table:table-cell office:value-type="float" office:value="0.506594061090785" calcext:value-type="float">
            <text:p>0.50659406109078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2.24" calcext:value-type="float">
            <text:p>32.24</text:p>
          </table:table-cell>
          <table:table-cell office:value-type="float" office:value="2410326912.24" calcext:value-type="float">
            <text:p>2410326912.24</text:p>
          </table:table-cell>
          <table:table-cell office:value-type="float" office:value="2.185019053" calcext:value-type="float">
            <text:p>2.185019053</text:p>
          </table:table-cell>
        </table:table-row>
        <table:table-row table:style-name="ro1">
          <table:table-cell office:value-type="string" calcext:value-type="string">
            <text:p>CMTL.OQ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3372064" calcext:value-type="float">
            <text:p>3372064</text:p>
          </table:table-cell>
          <table:table-cell office:value-type="float" office:value="0.198683950035352" calcext:value-type="float">
            <text:p>0.19868395003535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201308676956004" calcext:value-type="float">
            <text:p>0.020130867695601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168167652839971" calcext:value-type="float">
            <text:p>1.68167652839971E-0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0.71" calcext:value-type="float">
            <text:p>10.71</text:p>
          </table:table-cell>
          <table:table-cell office:value-type="float" office:value="10.73" calcext:value-type="float">
            <text:p>10.73</text:p>
          </table:table-cell>
          <table:table-cell office:value-type="float" office:value="0.00186567164179101" calcext:value-type="float">
            <text:p>0.001865671641791</text:p>
          </table:table-cell>
          <table:table-cell office:value-type="float" office:value="-0.392930327868853" calcext:value-type="float">
            <text:p>-0.392930327868853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71237000" calcext:value-type="float">
            <text:p>171237000</text:p>
          </table:table-cell>
          <table:table-cell office:value-type="float" office:value="921196000" calcext:value-type="float">
            <text:p>921196000</text:p>
          </table:table-cell>
          <table:table-cell office:value-type="float" office:value="0.18588552273349" calcext:value-type="float">
            <text:p>0.1858855227334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0.73" calcext:value-type="float">
            <text:p>10.73</text:p>
          </table:table-cell>
          <table:table-cell office:value-type="float" office:value="252433411.31" calcext:value-type="float">
            <text:p>252433411.31</text:p>
          </table:table-cell>
          <table:table-cell office:value-type="float" office:value="0.547146307" calcext:value-type="float">
            <text:p>0.547146307</text:p>
          </table:table-cell>
        </table:table-row>
        <table:table-row table:style-name="ro1">
          <table:table-cell office:value-type="string" calcext:value-type="string">
            <text:p>WEN.OQ</text:p>
          </table:table-cell>
          <table:table-cell table:style-name="ce15" office:value-type="string" calcext:value-type="string">
            <text:p>2008-11-01</text:p>
          </table:table-cell>
          <table:table-cell office:value-type="float" office:value="18328245" calcext:value-type="float">
            <text:p>18328245</text:p>
          </table:table-cell>
          <table:table-cell office:value-type="float" office:value="0.198445684773547" calcext:value-type="float">
            <text:p>0.198445684773547</text:p>
          </table:table-cell>
          <table:table-cell table:style-name="ce15" office:value-type="string" calcext:value-type="string">
            <text:p>2008-11-30</text:p>
          </table:table-cell>
          <table:table-cell office:value-type="float" office:value="0.0915650433682352" calcext:value-type="float">
            <text:p>0.091565043368235</text:p>
          </table:table-cell>
          <table:table-cell table:style-name="ce15" office:value-type="string" calcext:value-type="string">
            <text:p>2008-11-30</text:p>
          </table:table-cell>
          <table:table-cell office:value-type="float" office:value="0.0000000246142488033104" calcext:value-type="float">
            <text:p>2.46142488033104E-08</text:p>
          </table:table-cell>
          <table:table-cell table:style-name="ce15" office:value-type="string" calcext:value-type="string">
            <text:p>2008-11-24</text:p>
          </table:table-cell>
          <table:table-cell office:value-type="float" office:value="3.6" calcext:value-type="float">
            <text:p>3.6</text:p>
          </table:table-cell>
          <table:table-cell office:value-type="float" office:value="3.65" calcext:value-type="float">
            <text:p>3.65</text:p>
          </table:table-cell>
          <table:table-cell office:value-type="float" office:value="0.0137931034482758" calcext:value-type="float">
            <text:p>0.013793103448276</text:p>
          </table:table-cell>
          <table:table-cell office:value-type="float" office:value="-0.562864540934892" calcext:value-type="float">
            <text:p>-0.562864540934892</text:p>
          </table:table-cell>
          <table:table-cell table:style-name="ce15" office:value-type="string" calcext:value-type="string">
            <text:p>2008-11-24</text:p>
          </table:table-cell>
          <table:table-cell office:value-type="float" office:value="280784000" calcext:value-type="float">
            <text:p>280784000</text:p>
          </table:table-cell>
          <table:table-cell office:value-type="float" office:value="1454567000" calcext:value-type="float">
            <text:p>1454567000</text:p>
          </table:table-cell>
          <table:table-cell office:value-type="float" office:value="0.193036140652167" calcext:value-type="float">
            <text:p>0.193036140652167</text:p>
          </table:table-cell>
          <table:table-cell table:style-name="ce15" office:value-type="string" calcext:value-type="string">
            <text:p>2008-11-24</text:p>
          </table:table-cell>
          <table:table-cell office:value-type="float" office:value="3.6" calcext:value-type="float">
            <text:p>3.6</text:p>
          </table:table-cell>
          <table:table-cell office:value-type="float" office:value="1888474362.84" calcext:value-type="float">
            <text:p>1888474362.84</text:p>
          </table:table-cell>
          <table:table-cell office:value-type="float" office:value="5.650139437" calcext:value-type="float">
            <text:p>5.650139437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1447222" calcext:value-type="float">
            <text:p>11447222</text:p>
          </table:table-cell>
          <table:table-cell office:value-type="float" office:value="0.198392062391681" calcext:value-type="float">
            <text:p>0.19839206239168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199832394527827" calcext:value-type="float">
            <text:p>0.01998323945278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303884812231644" calcext:value-type="float">
            <text:p>3.03884812231644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5.13" calcext:value-type="float">
            <text:p>35.13</text:p>
          </table:table-cell>
          <table:table-cell office:value-type="float" office:value="35.15" calcext:value-type="float">
            <text:p>35.15</text:p>
          </table:table-cell>
          <table:table-cell office:value-type="float" office:value="0.000569151963574161" calcext:value-type="float">
            <text:p>0.000569151963574</text:p>
          </table:table-cell>
          <table:table-cell office:value-type="float" office:value="-0.0676636430497671" calcext:value-type="float">
            <text:p>-0.06766364304976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5.16" calcext:value-type="float">
            <text:p>35.16</text:p>
          </table:table-cell>
          <table:table-cell office:value-type="float" office:value="2305108516.08" calcext:value-type="float">
            <text:p>2305108516.08</text:p>
          </table:table-cell>
          <table:table-cell office:value-type="float" office:value="1.67410799" calcext:value-type="float">
            <text:p>1.67410799</text:p>
          </table:table-cell>
        </table:table-row>
        <table:table-row table:style-name="ro1">
          <table:table-cell office:value-type="string" calcext:value-type="string">
            <text:p>AKS.N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35141394" calcext:value-type="float">
            <text:p>35141394</text:p>
          </table:table-cell>
          <table:table-cell office:value-type="float" office:value="0.198314864559819" calcext:value-type="float">
            <text:p>0.19831486455981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458799686095776" calcext:value-type="float">
            <text:p>0.04587996860957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0108222727520022" calcext:value-type="float">
            <text:p>1.08222727520022E-0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9.12" calcext:value-type="float">
            <text:p>9.12</text:p>
          </table:table-cell>
          <table:table-cell office:value-type="float" office:value="9.13" calcext:value-type="float">
            <text:p>9.13</text:p>
          </table:table-cell>
          <table:table-cell office:value-type="float" office:value="0.00109589041095908" calcext:value-type="float">
            <text:p>0.001095890410959</text:p>
          </table:table-cell>
          <table:table-cell office:value-type="float" office:value="1.18487394957983" calcext:value-type="float">
            <text:p>1.18487394957983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635300000" calcext:value-type="float">
            <text:p>635300000</text:p>
          </table:table-cell>
          <table:table-cell office:value-type="float" office:value="4084400000" calcext:value-type="float">
            <text:p>4084400000</text:p>
          </table:table-cell>
          <table:table-cell office:value-type="float" office:value="0.155543041817648" calcext:value-type="float">
            <text:p>0.15554304181764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9.13" calcext:value-type="float">
            <text:p>9.13</text:p>
          </table:table-cell>
          <table:table-cell office:value-type="float" office:value="2857869130.6" calcext:value-type="float">
            <text:p>2857869130.6</text:p>
          </table:table-cell>
          <table:table-cell office:value-type="float" office:value="-3.364367017" calcext:value-type="float">
            <text:p>-3.364367017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8981310" calcext:value-type="float">
            <text:p>18981310</text:p>
          </table:table-cell>
          <table:table-cell office:value-type="float" office:value="0.198304498631396" calcext:value-type="float">
            <text:p>0.19830449863139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67828766385534" calcext:value-type="float">
            <text:p>0.01678287663855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6686714125274" calcext:value-type="float">
            <text:p>4.6686714125274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.72" calcext:value-type="float">
            <text:p>7.72</text:p>
          </table:table-cell>
          <table:table-cell office:value-type="float" office:value="7.73" calcext:value-type="float">
            <text:p>7.73</text:p>
          </table:table-cell>
          <table:table-cell office:value-type="float" office:value="0.00129449838187711" calcext:value-type="float">
            <text:p>0.001294498381877</text:p>
          </table:table-cell>
          <table:table-cell office:value-type="float" office:value="-0.243660418963616" calcext:value-type="float">
            <text:p>-0.24366041896361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.73" calcext:value-type="float">
            <text:p>7.73</text:p>
          </table:table-cell>
          <table:table-cell office:value-type="float" office:value="702872009.95" calcext:value-type="float">
            <text:p>702872009.95</text:p>
          </table:table-cell>
          <table:table-cell office:value-type="float" office:value="0.62791904" calcext:value-type="float">
            <text:p>0.62791904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14350834" calcext:value-type="float">
            <text:p>14350834</text:p>
          </table:table-cell>
          <table:table-cell office:value-type="float" office:value="0.198294353139923" calcext:value-type="float">
            <text:p>0.19829435313992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15533322068129" calcext:value-type="float">
            <text:p>0.011553332206813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0869961918052727" calcext:value-type="float">
            <text:p>8.69961918052727E-10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8.45" calcext:value-type="float">
            <text:p>18.45</text:p>
          </table:table-cell>
          <table:table-cell office:value-type="float" office:value="18.46" calcext:value-type="float">
            <text:p>18.46</text:p>
          </table:table-cell>
          <table:table-cell office:value-type="float" office:value="0.000541858574912033" calcext:value-type="float">
            <text:p>0.000541858574912</text:p>
          </table:table-cell>
          <table:table-cell office:value-type="float" office:value="0.190006169031462" calcext:value-type="float">
            <text:p>0.19000616903146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200617000" calcext:value-type="float">
            <text:p>200617000</text:p>
          </table:table-cell>
          <table:table-cell office:value-type="float" office:value="3482977000" calcext:value-type="float">
            <text:p>3482977000</text:p>
          </table:table-cell>
          <table:table-cell office:value-type="float" office:value="0.0575992893435702" calcext:value-type="float">
            <text:p>0.0575992893435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8.46" calcext:value-type="float">
            <text:p>18.46</text:p>
          </table:table-cell>
          <table:table-cell office:value-type="float" office:value="1913155984.74" calcext:value-type="float">
            <text:p>1913155984.74</text:p>
          </table:table-cell>
          <table:table-cell office:value-type="float" office:value="0.876801289" calcext:value-type="float">
            <text:p>0.876801289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3879051" calcext:value-type="float">
            <text:p>13879051</text:p>
          </table:table-cell>
          <table:table-cell office:value-type="float" office:value="0.198272157142857" calcext:value-type="float">
            <text:p>0.19827215714285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08237792502239" calcext:value-type="float">
            <text:p>0.03082377925022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130603405919251" calcext:value-type="float">
            <text:p>1.30603405919251E-0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9.39" calcext:value-type="float">
            <text:p>9.39</text:p>
          </table:table-cell>
          <table:table-cell office:value-type="float" office:value="9.4" calcext:value-type="float">
            <text:p>9.4</text:p>
          </table:table-cell>
          <table:table-cell office:value-type="float" office:value="0.00106439595529535" calcext:value-type="float">
            <text:p>0.001064395955295</text:p>
          </table:table-cell>
          <table:table-cell office:value-type="float" office:value="-0.470960322024152" calcext:value-type="float">
            <text:p>-0.47096032202415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9.39" calcext:value-type="float">
            <text:p>9.39</text:p>
          </table:table-cell>
          <table:table-cell office:value-type="float" office:value="658589500" calcext:value-type="float">
            <text:p>658589500</text:p>
          </table:table-cell>
          <table:table-cell office:value-type="float" office:value="-3.715658564" calcext:value-type="float">
            <text:p>-3.715658564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0870847" calcext:value-type="float">
            <text:p>40870847</text:p>
          </table:table-cell>
          <table:table-cell office:value-type="float" office:value="0.198240969200239" calcext:value-type="float">
            <text:p>0.1982409692002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90960177084222" calcext:value-type="float">
            <text:p>0.04909601770842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50746588987696" calcext:value-type="float">
            <text:p>1.50746588987696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0.00212992545260911" calcext:value-type="float">
            <text:p>0.002129925452609</text:p>
          </table:table-cell>
          <table:table-cell office:value-type="float" office:value="-0.323563892145369" calcext:value-type="float">
            <text:p>-0.3235638921453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06754000" calcext:value-type="float">
            <text:p>306754000</text:p>
          </table:table-cell>
          <table:table-cell office:value-type="float" office:value="2079564000" calcext:value-type="float">
            <text:p>2079564000</text:p>
          </table:table-cell>
          <table:table-cell office:value-type="float" office:value="0.147508804730222" calcext:value-type="float">
            <text:p>0.14750880473022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7" calcext:value-type="float">
            <text:p>4.7</text:p>
          </table:table-cell>
          <table:table-cell office:value-type="float" office:value="1140223896.3" calcext:value-type="float">
            <text:p>1140223896.3</text:p>
          </table:table-cell>
          <table:table-cell office:value-type="float" office:value="0.759654917141506" calcext:value-type="float">
            <text:p>0.759654917141506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59227443" calcext:value-type="float">
            <text:p>59227443</text:p>
          </table:table-cell>
          <table:table-cell office:value-type="float" office:value="0.198236257078977" calcext:value-type="float">
            <text:p>0.19823625707897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257667551891001" calcext:value-type="float">
            <text:p>0.025766755189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820512163308524" calcext:value-type="float">
            <text:p>8.20512163308524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0.00392927308447929" calcext:value-type="float">
            <text:p>0.003929273084479</text:p>
          </table:table-cell>
          <table:table-cell office:value-type="float" office:value="0.36322869955157" calcext:value-type="float">
            <text:p>0.3632286995515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32255000" calcext:value-type="float">
            <text:p>32255000</text:p>
          </table:table-cell>
          <table:table-cell office:value-type="float" office:value="498318000" calcext:value-type="float">
            <text:p>498318000</text:p>
          </table:table-cell>
          <table:table-cell office:value-type="float" office:value="0.0647277441312576" calcext:value-type="float">
            <text:p>0.06472774413125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2.55" calcext:value-type="float">
            <text:p>2.55</text:p>
          </table:table-cell>
          <table:table-cell office:value-type="float" office:value="795271358.55" calcext:value-type="float">
            <text:p>795271358.55</text:p>
          </table:table-cell>
          <table:table-cell office:value-type="float" office:value="1.725378578" calcext:value-type="float">
            <text:p>1.725378578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1892032" calcext:value-type="float">
            <text:p>11892032</text:p>
          </table:table-cell>
          <table:table-cell office:value-type="float" office:value="0.198197230046166" calcext:value-type="float">
            <text:p>0.19819723004616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38590191318198" calcext:value-type="float">
            <text:p>0.0238590191318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481512345524642" calcext:value-type="float">
            <text:p>4.8151234552464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6.3" calcext:value-type="float">
            <text:p>16.3</text:p>
          </table:table-cell>
          <table:table-cell office:value-type="float" office:value="16.31" calcext:value-type="float">
            <text:p>16.31</text:p>
          </table:table-cell>
          <table:table-cell office:value-type="float" office:value="0.000613308800981172" calcext:value-type="float">
            <text:p>0.000613308800981</text:p>
          </table:table-cell>
          <table:table-cell office:value-type="float" office:value="-0.490276035131744" calcext:value-type="float">
            <text:p>-0.49027603513174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6.3" calcext:value-type="float">
            <text:p>16.3</text:p>
          </table:table-cell>
          <table:table-cell office:value-type="float" office:value="1007208149.3" calcext:value-type="float">
            <text:p>1007208149.3</text:p>
          </table:table-cell>
          <table:table-cell office:value-type="float" office:value="0.988828934" calcext:value-type="float">
            <text:p>0.988828934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4503143" calcext:value-type="float">
            <text:p>14503143</text:p>
          </table:table-cell>
          <table:table-cell office:value-type="float" office:value="0.197756954013883" calcext:value-type="float">
            <text:p>0.19775695401388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12386326034731" calcext:value-type="float">
            <text:p>0.02123863260347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108744834282672" calcext:value-type="float">
            <text:p>1.08744834282672E-0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8.53" calcext:value-type="float">
            <text:p>8.53</text:p>
          </table:table-cell>
          <table:table-cell office:value-type="float" office:value="8.54" calcext:value-type="float">
            <text:p>8.54</text:p>
          </table:table-cell>
          <table:table-cell office:value-type="float" office:value="0.00117164616285879" calcext:value-type="float">
            <text:p>0.001171646162859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90494000" calcext:value-type="float">
            <text:p>90494000</text:p>
          </table:table-cell>
          <table:table-cell office:value-type="float" office:value="1450624000" calcext:value-type="float">
            <text:p>1450624000</text:p>
          </table:table-cell>
          <table:table-cell office:value-type="float" office:value="0.0623828090532075" calcext:value-type="float">
            <text:p>0.06238280905320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8.52" calcext:value-type="float">
            <text:p>8.52</text:p>
          </table:table-cell>
          <table:table-cell office:value-type="float" office:value="723880278.48" calcext:value-type="float">
            <text:p>723880278.48</text:p>
          </table:table-cell>
          <table:table-cell office:value-type="float" office:value="1.15641218715069" calcext:value-type="float">
            <text:p>1.15641218715069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005801" calcext:value-type="float">
            <text:p>7005801</text:p>
          </table:table-cell>
          <table:table-cell office:value-type="float" office:value="0.197747572541493" calcext:value-type="float">
            <text:p>0.19774757254149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75837861868353" calcext:value-type="float">
            <text:p>0.02758378618683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51031127568255" calcext:value-type="float">
            <text:p>1.51031127568255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2.25" calcext:value-type="float">
            <text:p>12.25</text:p>
          </table:table-cell>
          <table:table-cell office:value-type="float" office:value="12.26" calcext:value-type="float">
            <text:p>12.26</text:p>
          </table:table-cell>
          <table:table-cell office:value-type="float" office:value="0.000815993472052206" calcext:value-type="float">
            <text:p>0.000815993472052</text:p>
          </table:table-cell>
          <table:table-cell office:value-type="float" office:value="-0.0229007633587786" calcext:value-type="float">
            <text:p>-0.02290076335877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2.26" calcext:value-type="float">
            <text:p>12.26</text:p>
          </table:table-cell>
          <table:table-cell office:value-type="float" office:value="487678635.54" calcext:value-type="float">
            <text:p>487678635.54</text:p>
          </table:table-cell>
          <table:table-cell office:value-type="float" office:value="1.45704974585491" calcext:value-type="float">
            <text:p>1.45704974585491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4518311" calcext:value-type="float">
            <text:p>14518311</text:p>
          </table:table-cell>
          <table:table-cell office:value-type="float" office:value="0.197740578308658" calcext:value-type="float">
            <text:p>0.19774057830865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09014715441634" calcext:value-type="float">
            <text:p>0.02090147154416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22185706115738" calcext:value-type="float">
            <text:p>1.2218570611573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4.54" calcext:value-type="float">
            <text:p>24.54</text:p>
          </table:table-cell>
          <table:table-cell office:value-type="float" office:value="24.55" calcext:value-type="float">
            <text:p>24.55</text:p>
          </table:table-cell>
          <table:table-cell office:value-type="float" office:value="0.000407414952128807" calcext:value-type="float">
            <text:p>0.000407414952129</text:p>
          </table:table-cell>
          <table:table-cell office:value-type="float" office:value="0.41389375364857" calcext:value-type="float">
            <text:p>0.4138937536485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66258000" calcext:value-type="float">
            <text:p>566258000</text:p>
          </table:table-cell>
          <table:table-cell office:value-type="float" office:value="2778304000" calcext:value-type="float">
            <text:p>2778304000</text:p>
          </table:table-cell>
          <table:table-cell office:value-type="float" office:value="0.2038142694248" calcext:value-type="float">
            <text:p>0.203814269424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4.55" calcext:value-type="float">
            <text:p>24.55</text:p>
          </table:table-cell>
          <table:table-cell office:value-type="float" office:value="2308685198.4" calcext:value-type="float">
            <text:p>2308685198.4</text:p>
          </table:table-cell>
          <table:table-cell office:value-type="float" office:value="3.45239487" calcext:value-type="float">
            <text:p>3.45239487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1-06-01</text:p>
          </table:table-cell>
          <table:table-cell office:value-type="float" office:value="144623" calcext:value-type="float">
            <text:p>144623</text:p>
          </table:table-cell>
          <table:table-cell office:value-type="float" office:value="0.19762099969938" calcext:value-type="float">
            <text:p>0.19762099969938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108153986251448" calcext:value-type="float">
            <text:p>0.010815398625145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0000000211231584515838" calcext:value-type="float">
            <text:p>2.11231584515838E-09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58.72" calcext:value-type="float">
            <text:p>58.72</text:p>
          </table:table-cell>
          <table:table-cell office:value-type="float" office:value="58.8" calcext:value-type="float">
            <text:p>58.8</text:p>
          </table:table-cell>
          <table:table-cell office:value-type="float" office:value="0.00136147038801903" calcext:value-type="float">
            <text:p>0.001361470388019</text:p>
          </table:table-cell>
          <table:table-cell office:value-type="float" office:value="0.20125786163522" calcext:value-type="float">
            <text:p>0.20125786163522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8068950" calcext:value-type="float">
            <text:p>8068950</text:p>
          </table:table-cell>
          <table:table-cell office:value-type="float" office:value="1209223950" calcext:value-type="float">
            <text:p>1209223950</text:p>
          </table:table-cell>
          <table:table-cell office:value-type="float" office:value="0.00667283343172288" calcext:value-type="float">
            <text:p>0.006672833431723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58.8" calcext:value-type="float">
            <text:p>58.8</text:p>
          </table:table-cell>
          <table:table-cell office:value-type="float" office:value="509951827.349999" calcext:value-type="float">
            <text:p>509951827.349999</text:p>
          </table:table-cell>
          <table:table-cell office:value-type="float" office:value="1.074588325" calcext:value-type="float">
            <text:p>1.074588325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7865160" calcext:value-type="float">
            <text:p>7865160</text:p>
          </table:table-cell>
          <table:table-cell office:value-type="float" office:value="0.197323876029438" calcext:value-type="float">
            <text:p>0.1973238760294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946494359777241" calcext:value-type="float">
            <text:p>0.00946494359777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22067411278708" calcext:value-type="float">
            <text:p>5.22067411278708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49" calcext:value-type="float">
            <text:p>21.49</text:p>
          </table:table-cell>
          <table:table-cell office:value-type="float" office:value="21.5" calcext:value-type="float">
            <text:p>21.5</text:p>
          </table:table-cell>
          <table:table-cell office:value-type="float" office:value="0.000465224470807237" calcext:value-type="float">
            <text:p>0.000465224470807</text:p>
          </table:table-cell>
          <table:table-cell office:value-type="float" office:value="0.0261121856866537" calcext:value-type="float">
            <text:p>0.02611218568665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54" calcext:value-type="float">
            <text:p>21.54</text:p>
          </table:table-cell>
          <table:table-cell office:value-type="float" office:value="988186530.48" calcext:value-type="float">
            <text:p>988186530.48</text:p>
          </table:table-cell>
          <table:table-cell office:value-type="float" office:value="1.232367823" calcext:value-type="float">
            <text:p>1.232367823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8667780" calcext:value-type="float">
            <text:p>28667780</text:p>
          </table:table-cell>
          <table:table-cell office:value-type="float" office:value="0.197307409064317" calcext:value-type="float">
            <text:p>0.19730740906431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96498819579221" calcext:value-type="float">
            <text:p>0.01964988195792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664344375908217" calcext:value-type="float">
            <text:p>6.6434437590821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.35" calcext:value-type="float">
            <text:p>9.35</text:p>
          </table:table-cell>
          <table:table-cell office:value-type="float" office:value="9.36" calcext:value-type="float">
            <text:p>9.36</text:p>
          </table:table-cell>
          <table:table-cell office:value-type="float" office:value="0.00106894708711916" calcext:value-type="float">
            <text:p>0.001068947087119</text:p>
          </table:table-cell>
          <table:table-cell office:value-type="float" office:value="0.596491228070176" calcext:value-type="float">
            <text:p>0.59649122807017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.36" calcext:value-type="float">
            <text:p>9.36</text:p>
          </table:table-cell>
          <table:table-cell office:value-type="float" office:value="1386341405.28" calcext:value-type="float">
            <text:p>1386341405.28</text:p>
          </table:table-cell>
          <table:table-cell office:value-type="float" office:value="0.865131497" calcext:value-type="float">
            <text:p>0.865131497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9-01</text:p>
          </table:table-cell>
          <table:table-cell office:value-type="float" office:value="4579243" calcext:value-type="float">
            <text:p>4579243</text:p>
          </table:table-cell>
          <table:table-cell office:value-type="float" office:value="0.197143232305838" calcext:value-type="float">
            <text:p>0.197143232305838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913852484863473" calcext:value-type="float">
            <text:p>0.009138524848635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000000253189005940952" calcext:value-type="float">
            <text:p>2.53189005940952E-09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51.46" calcext:value-type="float">
            <text:p>51.46</text:p>
          </table:table-cell>
          <table:table-cell office:value-type="float" office:value="51.49" calcext:value-type="float">
            <text:p>51.49</text:p>
          </table:table-cell>
          <table:table-cell office:value-type="float" office:value="0.00058280718795534" calcext:value-type="float">
            <text:p>0.000582807187955</text:p>
          </table:table-cell>
          <table:table-cell office:value-type="float" office:value="0.322643614054657" calcext:value-type="float">
            <text:p>0.322643614054657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51.46" calcext:value-type="float">
            <text:p>51.46</text:p>
          </table:table-cell>
          <table:table-cell office:value-type="float" office:value="1189885524.48" calcext:value-type="float">
            <text:p>1189885524.48</text:p>
          </table:table-cell>
          <table:table-cell office:value-type="float" office:value="1.006465073" calcext:value-type="float">
            <text:p>1.006465073</text:p>
          </table:table-cell>
        </table:table-row>
        <table:table-row table:style-name="ro1">
          <table:table-cell office:value-type="string" calcext:value-type="string">
            <text:p>NKTR.OQ</text:p>
          </table:table-cell>
          <table:table-cell table:style-name="ce15" office:value-type="string" calcext:value-type="string">
            <text:p>2015-08-01</text:p>
          </table:table-cell>
          <table:table-cell office:value-type="float" office:value="25009131" calcext:value-type="float">
            <text:p>25009131</text:p>
          </table:table-cell>
          <table:table-cell office:value-type="float" office:value="0.197119410749332" calcext:value-type="float">
            <text:p>0.197119410749332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359997248051239" calcext:value-type="float">
            <text:p>0.035999724805124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0000000540691574816716" calcext:value-type="float">
            <text:p>5.40691574816716E-09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5" calcext:value-type="float">
            <text:p>11.05</text:p>
          </table:table-cell>
          <table:table-cell office:value-type="float" office:value="0.000905387052965284" calcext:value-type="float">
            <text:p>0.000905387052965</text:p>
          </table:table-cell>
          <table:table-cell office:value-type="float" office:value="-0.115708274894811" calcext:value-type="float">
            <text:p>-0.115708274894811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72174000" calcext:value-type="float">
            <text:p>172174000</text:p>
          </table:table-cell>
          <table:table-cell office:value-type="float" office:value="441621000" calcext:value-type="float">
            <text:p>441621000</text:p>
          </table:table-cell>
          <table:table-cell office:value-type="float" office:value="0.389868235432645" calcext:value-type="float">
            <text:p>0.389868235432645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11.05" calcext:value-type="float">
            <text:p>11.05</text:p>
          </table:table-cell>
          <table:table-cell office:value-type="float" office:value="1462699550" calcext:value-type="float">
            <text:p>1462699550</text:p>
          </table:table-cell>
          <table:table-cell office:value-type="float" office:value="41.61498191" calcext:value-type="float">
            <text:p>41.61498191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3829140" calcext:value-type="float">
            <text:p>13829140</text:p>
          </table:table-cell>
          <table:table-cell office:value-type="float" office:value="0.196996296296296" calcext:value-type="float">
            <text:p>0.19699629629629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406014535158658" calcext:value-type="float">
            <text:p>0.04060145351586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165776804561801" calcext:value-type="float">
            <text:p>1.65776804561801E-0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53" calcext:value-type="float">
            <text:p>7.53</text:p>
          </table:table-cell>
          <table:table-cell office:value-type="float" office:value="7.54" calcext:value-type="float">
            <text:p>7.54</text:p>
          </table:table-cell>
          <table:table-cell office:value-type="float" office:value="0.00132714001327137" calcext:value-type="float">
            <text:p>0.001327140013271</text:p>
          </table:table-cell>
          <table:table-cell office:value-type="float" office:value="-0.512820512820513" calcext:value-type="float">
            <text:p>-0.51282051282051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316200000" calcext:value-type="float">
            <text:p>1316200000</text:p>
          </table:table-cell>
          <table:table-cell office:value-type="float" office:value="3904500000" calcext:value-type="float">
            <text:p>3904500000</text:p>
          </table:table-cell>
          <table:table-cell office:value-type="float" office:value="0.337098220002561" calcext:value-type="float">
            <text:p>0.33709822000256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7.54" calcext:value-type="float">
            <text:p>7.54</text:p>
          </table:table-cell>
          <table:table-cell office:value-type="float" office:value="528432719.1" calcext:value-type="float">
            <text:p>528432719.1</text:p>
          </table:table-cell>
          <table:table-cell office:value-type="float" office:value="-2.983606557" calcext:value-type="float">
            <text:p>-2.983606557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201598" calcext:value-type="float">
            <text:p>9201598</text:p>
          </table:table-cell>
          <table:table-cell office:value-type="float" office:value="0.196956227658982" calcext:value-type="float">
            <text:p>0.1969562276589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67403725260774" calcext:value-type="float">
            <text:p>0.03674037252607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65989153798142" calcext:value-type="float">
            <text:p>1.6598915379814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4.48" calcext:value-type="float">
            <text:p>54.48</text:p>
          </table:table-cell>
          <table:table-cell office:value-type="float" office:value="54.5" calcext:value-type="float">
            <text:p>54.5</text:p>
          </table:table-cell>
          <table:table-cell office:value-type="float" office:value="0.000367039823820942" calcext:value-type="float">
            <text:p>0.000367039823821</text:p>
          </table:table-cell>
          <table:table-cell office:value-type="float" office:value="-0.135129533678757" calcext:value-type="float">
            <text:p>-0.13512953367875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4.51" calcext:value-type="float">
            <text:p>54.51</text:p>
          </table:table-cell>
          <table:table-cell office:value-type="float" office:value="2638962376.95" calcext:value-type="float">
            <text:p>2638962376.95</text:p>
          </table:table-cell>
          <table:table-cell office:value-type="float" office:value="3.313732538" calcext:value-type="float">
            <text:p>3.313732538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3663947" calcext:value-type="float">
            <text:p>13663947</text:p>
          </table:table-cell>
          <table:table-cell office:value-type="float" office:value="0.196886844380403" calcext:value-type="float">
            <text:p>0.19688684438040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64568203190624" calcext:value-type="float">
            <text:p>0.0264568203190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67412332036848" calcext:value-type="float">
            <text:p>1.67412332036848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4.98" calcext:value-type="float">
            <text:p>44.98</text:p>
          </table:table-cell>
          <table:table-cell office:value-type="float" office:value="45" calcext:value-type="float">
            <text:p>45</text:p>
          </table:table-cell>
          <table:table-cell office:value-type="float" office:value="0.000444543231829365" calcext:value-type="float">
            <text:p>0.000444543231829</text:p>
          </table:table-cell>
          <table:table-cell office:value-type="float" office:value="0.341890315052509" calcext:value-type="float">
            <text:p>0.3418903150525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95400000" calcext:value-type="float">
            <text:p>595400000</text:p>
          </table:table-cell>
          <table:table-cell office:value-type="float" office:value="1175300000" calcext:value-type="float">
            <text:p>1175300000</text:p>
          </table:table-cell>
          <table:table-cell office:value-type="float" office:value="0.506594061090785" calcext:value-type="float">
            <text:p>0.50659406109078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5.03" calcext:value-type="float">
            <text:p>45.03</text:p>
          </table:table-cell>
          <table:table-cell office:value-type="float" office:value="3364446665.13" calcext:value-type="float">
            <text:p>3364446665.13</text:p>
          </table:table-cell>
          <table:table-cell office:value-type="float" office:value="3.290671773" calcext:value-type="float">
            <text:p>3.290671773</text:p>
          </table:table-cell>
        </table:table-row>
        <table:table-row table:style-name="ro1">
          <table:table-cell office:value-type="string" calcext:value-type="string">
            <text:p>REGI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623650" calcext:value-type="float">
            <text:p>7623650</text:p>
          </table:table-cell>
          <table:table-cell office:value-type="float" office:value="0.196835766266935" calcext:value-type="float">
            <text:p>0.19683576626693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51136416580157" calcext:value-type="float">
            <text:p>0.02511364165801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64086768789502" calcext:value-type="float">
            <text:p>3.6408676878950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5.7" calcext:value-type="float">
            <text:p>25.7</text:p>
          </table:table-cell>
          <table:table-cell office:value-type="float" office:value="25.71" calcext:value-type="float">
            <text:p>25.71</text:p>
          </table:table-cell>
          <table:table-cell office:value-type="float" office:value="0.000389029371717625" calcext:value-type="float">
            <text:p>0.000389029371718</text:p>
          </table:table-cell>
          <table:table-cell office:value-type="float" office:value="1.28389830508475" calcext:value-type="float">
            <text:p>1.2838983050847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4354000" calcext:value-type="float">
            <text:p>84354000</text:p>
          </table:table-cell>
          <table:table-cell office:value-type="float" office:value="1005596000" calcext:value-type="float">
            <text:p>1005596000</text:p>
          </table:table-cell>
          <table:table-cell office:value-type="float" office:value="0.0838845818798006" calcext:value-type="float">
            <text:p>0.08388458187980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5.7" calcext:value-type="float">
            <text:p>25.7</text:p>
          </table:table-cell>
          <table:table-cell office:value-type="float" office:value="958602392.8" calcext:value-type="float">
            <text:p>958602392.8</text:p>
          </table:table-cell>
          <table:table-cell office:value-type="float" office:value="1.22568523005535" calcext:value-type="float">
            <text:p>1.22568523005535</text:p>
          </table:table-cell>
        </table:table-row>
        <table:table-row table:style-name="ro1">
          <table:table-cell office:value-type="string" calcext:value-type="string">
            <text:p>WEN.OQ</text:p>
          </table:table-cell>
          <table:table-cell table:style-name="ce15" office:value-type="string" calcext:value-type="string">
            <text:p>2008-10-01</text:p>
          </table:table-cell>
          <table:table-cell office:value-type="float" office:value="18168034" calcext:value-type="float">
            <text:p>18168034</text:p>
          </table:table-cell>
          <table:table-cell office:value-type="float" office:value="0.196711029785944" calcext:value-type="float">
            <text:p>0.196711029785944</text:p>
          </table:table-cell>
          <table:table-cell table:style-name="ce15" office:value-type="string" calcext:value-type="string">
            <text:p>2008-10-31</text:p>
          </table:table-cell>
          <table:table-cell office:value-type="float" office:value="0.0758419459568493" calcext:value-type="float">
            <text:p>0.075841945956849</text:p>
          </table:table-cell>
          <table:table-cell table:style-name="ce15" office:value-type="string" calcext:value-type="string">
            <text:p>2008-10-31</text:p>
          </table:table-cell>
          <table:table-cell office:value-type="float" office:value="0.0000000130504747254133" calcext:value-type="float">
            <text:p>1.30504747254133E-08</text:p>
          </table:table-cell>
          <table:table-cell table:style-name="ce15" office:value-type="string" calcext:value-type="string">
            <text:p>2008-10-31</text:p>
          </table:table-cell>
          <table:table-cell office:value-type="float" office:value="3.62" calcext:value-type="float">
            <text:p>3.62</text:p>
          </table:table-cell>
          <table:table-cell office:value-type="float" office:value="3.64" calcext:value-type="float">
            <text:p>3.64</text:p>
          </table:table-cell>
          <table:table-cell office:value-type="float" office:value="0.00550964187327824" calcext:value-type="float">
            <text:p>0.005509641873278</text:p>
          </table:table-cell>
          <table:table-cell office:value-type="float" office:value="-0.525444168875467" calcext:value-type="float">
            <text:p>-0.525444168875467</text:p>
          </table:table-cell>
          <table:table-cell table:style-name="ce15" office:value-type="string" calcext:value-type="string">
            <text:p>2008-10-31</text:p>
          </table:table-cell>
          <table:table-cell office:value-type="float" office:value="280784000" calcext:value-type="float">
            <text:p>280784000</text:p>
          </table:table-cell>
          <table:table-cell office:value-type="float" office:value="1454567000" calcext:value-type="float">
            <text:p>1454567000</text:p>
          </table:table-cell>
          <table:table-cell office:value-type="float" office:value="0.193036140652167" calcext:value-type="float">
            <text:p>0.193036140652167</text:p>
          </table:table-cell>
          <table:table-cell table:style-name="ce15" office:value-type="string" calcext:value-type="string">
            <text:p>2008-10-31</text:p>
          </table:table-cell>
          <table:table-cell office:value-type="float" office:value="3.62" calcext:value-type="float">
            <text:p>3.62</text:p>
          </table:table-cell>
          <table:table-cell office:value-type="float" office:value="1700566466.04" calcext:value-type="float">
            <text:p>1700566466.04</text:p>
          </table:table-cell>
          <table:table-cell office:value-type="float" office:value="0.96313674" calcext:value-type="float">
            <text:p>0.96313674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21095107" calcext:value-type="float">
            <text:p>21095107</text:p>
          </table:table-cell>
          <table:table-cell office:value-type="float" office:value="0.196702033690099" calcext:value-type="float">
            <text:p>0.19670203369009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479297955913379" calcext:value-type="float">
            <text:p>0.04792979559133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173394519891538" calcext:value-type="float">
            <text:p>1.73394519891538E-0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0.00778210116731518" calcext:value-type="float">
            <text:p>0.007782101167315</text:p>
          </table:table-cell>
          <table:table-cell office:value-type="float" office:value="-0.427884615384615" calcext:value-type="float">
            <text:p>-0.42788461538461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.29" calcext:value-type="float">
            <text:p>1.29</text:p>
          </table:table-cell>
          <table:table-cell office:value-type="float" office:value="146349660.21" calcext:value-type="float">
            <text:p>146349660.21</text:p>
          </table:table-cell>
          <table:table-cell office:value-type="float" office:value="3.534691706" calcext:value-type="float">
            <text:p>3.534691706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6858809" calcext:value-type="float">
            <text:p>6858809</text:p>
          </table:table-cell>
          <table:table-cell office:value-type="float" office:value="0.196488068295757" calcext:value-type="float">
            <text:p>0.19648806829575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739683557213268" calcext:value-type="float">
            <text:p>0.07396835572132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693523685934239" calcext:value-type="float">
            <text:p>6.93523685934239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05" calcext:value-type="float">
            <text:p>21.05</text:p>
          </table:table-cell>
          <table:table-cell office:value-type="float" office:value="21.1" calcext:value-type="float">
            <text:p>21.1</text:p>
          </table:table-cell>
          <table:table-cell office:value-type="float" office:value="0.00237247924080668" calcext:value-type="float">
            <text:p>0.002372479240807</text:p>
          </table:table-cell>
          <table:table-cell office:value-type="float" office:value="-0.360801781737194" calcext:value-type="float">
            <text:p>-0.36080178173719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05" calcext:value-type="float">
            <text:p>21.05</text:p>
          </table:table-cell>
          <table:table-cell office:value-type="float" office:value="717572039.65" calcext:value-type="float">
            <text:p>717572039.65</text:p>
          </table:table-cell>
          <table:table-cell office:value-type="float" office:value="0.930293496" calcext:value-type="float">
            <text:p>0.930293496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6709278" calcext:value-type="float">
            <text:p>36709278</text:p>
          </table:table-cell>
          <table:table-cell office:value-type="float" office:value="0.196485563647133" calcext:value-type="float">
            <text:p>0.19648556364713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83624979303613" calcext:value-type="float">
            <text:p>0.01836249793036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0531513795081" calcext:value-type="float">
            <text:p>4.053151379508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7.73" calcext:value-type="float">
            <text:p>7.73</text:p>
          </table:table-cell>
          <table:table-cell office:value-type="float" office:value="7.74" calcext:value-type="float">
            <text:p>7.74</text:p>
          </table:table-cell>
          <table:table-cell office:value-type="float" office:value="0.00129282482223656" calcext:value-type="float">
            <text:p>0.001292824822237</text:p>
          </table:table-cell>
          <table:table-cell office:value-type="float" office:value="-0.0383233532934132" calcext:value-type="float">
            <text:p>-0.03832335329341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7.74" calcext:value-type="float">
            <text:p>7.74</text:p>
          </table:table-cell>
          <table:table-cell office:value-type="float" office:value="1440027371.52" calcext:value-type="float">
            <text:p>1440027371.52</text:p>
          </table:table-cell>
          <table:table-cell office:value-type="float" office:value="1.383661181" calcext:value-type="float">
            <text:p>1.383661181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6-01</text:p>
          </table:table-cell>
          <table:table-cell office:value-type="float" office:value="73395291" calcext:value-type="float">
            <text:p>73395291</text:p>
          </table:table-cell>
          <table:table-cell office:value-type="float" office:value="0.196268233526049" calcext:value-type="float">
            <text:p>0.196268233526049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360852411541967" calcext:value-type="float">
            <text:p>0.036085241154197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0.00000000287900709593507" calcext:value-type="float">
            <text:p>2.87900709593507E-09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0.0019627085377821" calcext:value-type="float">
            <text:p>0.001962708537782</text:p>
          </table:table-cell>
          <table:table-cell office:value-type="float" office:value="0.543726235741445" calcext:value-type="float">
            <text:p>0.543726235741445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6-30</text:p>
          </table:table-cell>
          <table:table-cell office:value-type="float" office:value="5.1" calcext:value-type="float">
            <text:p>5.1</text:p>
          </table:table-cell>
          <table:table-cell office:value-type="float" office:value="1958463229.8" calcext:value-type="float">
            <text:p>1958463229.8</text:p>
          </table:table-cell>
          <table:table-cell office:value-type="float" office:value="1.444246193" calcext:value-type="float">
            <text:p>1.444246193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8234531" calcext:value-type="float">
            <text:p>8234531</text:p>
          </table:table-cell>
          <table:table-cell office:value-type="float" office:value="0.196125637117134" calcext:value-type="float">
            <text:p>0.19612563711713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55750443006049" calcext:value-type="float">
            <text:p>0.01557504430060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03766489350223" calcext:value-type="float">
            <text:p>2.03766489350223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6.93" calcext:value-type="float">
            <text:p>36.93</text:p>
          </table:table-cell>
          <table:table-cell office:value-type="float" office:value="36.94" calcext:value-type="float">
            <text:p>36.94</text:p>
          </table:table-cell>
          <table:table-cell office:value-type="float" office:value="0.000270745904968133" calcext:value-type="float">
            <text:p>0.000270745904968</text:p>
          </table:table-cell>
          <table:table-cell office:value-type="float" office:value="-0.193361830525522" calcext:value-type="float">
            <text:p>-0.19336183052552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91543000" calcext:value-type="float">
            <text:p>191543000</text:p>
          </table:table-cell>
          <table:table-cell office:value-type="float" office:value="815745000" calcext:value-type="float">
            <text:p>815745000</text:p>
          </table:table-cell>
          <table:table-cell office:value-type="float" office:value="0.234807445954312" calcext:value-type="float">
            <text:p>0.23480744595431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6.93" calcext:value-type="float">
            <text:p>36.93</text:p>
          </table:table-cell>
          <table:table-cell office:value-type="float" office:value="1779656921.58" calcext:value-type="float">
            <text:p>1779656921.58</text:p>
          </table:table-cell>
          <table:table-cell office:value-type="float" office:value="2.288742755" calcext:value-type="float">
            <text:p>2.288742755</text:p>
          </table:table-cell>
        </table:table-row>
        <table:table-row table:style-name="ro1">
          <table:table-cell office:value-type="string" calcext:value-type="string">
            <text:p>TWO.N</text:p>
          </table:table-cell>
          <table:table-cell table:style-name="ce15" office:value-type="string" calcext:value-type="string">
            <text:p>2011-10-01</text:p>
          </table:table-cell>
          <table:table-cell office:value-type="float" office:value="2192904" calcext:value-type="float">
            <text:p>2192904</text:p>
          </table:table-cell>
          <table:table-cell office:value-type="float" office:value="0.195955263411862" calcext:value-type="float">
            <text:p>0.195955263411862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209603868645161" calcext:value-type="float">
            <text:p>0.020960386864516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0.00000000339892395042849" calcext:value-type="float">
            <text:p>3.39892395042849E-09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14.262628" calcext:value-type="float">
            <text:p>14.262628</text:p>
          </table:table-cell>
          <table:table-cell office:value-type="float" office:value="14.277866" calcext:value-type="float">
            <text:p>14.277866</text:p>
          </table:table-cell>
          <table:table-cell office:value-type="float" office:value="0.00106781613520776" calcext:value-type="float">
            <text:p>0.001067816135208</text:p>
          </table:table-cell>
          <table:table-cell office:value-type="float" office:value="-0.042299349240781" calcext:value-type="float">
            <text:p>-0.042299349240781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32624000" calcext:value-type="float">
            <text:p>32624000</text:p>
          </table:table-cell>
          <table:table-cell office:value-type="float" office:value="1797432000" calcext:value-type="float">
            <text:p>1797432000</text:p>
          </table:table-cell>
          <table:table-cell office:value-type="float" office:value="0.0181503389279817" calcext:value-type="float">
            <text:p>0.018150338927982</text:p>
          </table:table-cell>
          <table:table-cell table:style-name="ce15" office:value-type="string" calcext:value-type="string">
            <text:p>2011-10-31</text:p>
          </table:table-cell>
          <table:table-cell office:value-type="float" office:value="14.247391" calcext:value-type="float">
            <text:p>14.247391</text:p>
          </table:table-cell>
          <table:table-cell office:value-type="float" office:value="1314454444.05" calcext:value-type="float">
            <text:p>1314454444.05</text:p>
          </table:table-cell>
          <table:table-cell office:value-type="float" office:value="0.732368835" calcext:value-type="float">
            <text:p>0.732368835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8-01</text:p>
          </table:table-cell>
          <table:table-cell office:value-type="float" office:value="4206783" calcext:value-type="float">
            <text:p>4206783</text:p>
          </table:table-cell>
          <table:table-cell office:value-type="float" office:value="0.195928236359301" calcext:value-type="float">
            <text:p>0.195928236359301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103698940287402" calcext:value-type="float">
            <text:p>0.01036989402874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000000162539470097892" calcext:value-type="float">
            <text:p>1.62539470097892E-08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6.354842" calcext:value-type="float">
            <text:p>16.354842</text:p>
          </table:table-cell>
          <table:table-cell office:value-type="float" office:value="16.364724" calcext:value-type="float">
            <text:p>16.364724</text:p>
          </table:table-cell>
          <table:table-cell office:value-type="float" office:value="0.00060404224188044" calcext:value-type="float">
            <text:p>0.00060404224188</text:p>
          </table:table-cell>
          <table:table-cell office:value-type="float" office:value="0.127439185393464" calcext:value-type="float">
            <text:p>0.127439185393464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16.354842" calcext:value-type="float">
            <text:p>16.354842</text:p>
          </table:table-cell>
          <table:table-cell office:value-type="float" office:value="340039974.1" calcext:value-type="float">
            <text:p>340039974.1</text:p>
          </table:table-cell>
          <table:table-cell office:value-type="float" office:value="1.016314228" calcext:value-type="float">
            <text:p>1.01631422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7-01</text:p>
          </table:table-cell>
          <table:table-cell office:value-type="float" office:value="4674013" calcext:value-type="float">
            <text:p>4674013</text:p>
          </table:table-cell>
          <table:table-cell office:value-type="float" office:value="0.195901462760384" calcext:value-type="float">
            <text:p>0.195901462760384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11907011125125" calcext:value-type="float">
            <text:p>0.011907011125125</text:p>
          </table:table-cell>
          <table:table-cell table:style-name="ce15" office:value-type="string" calcext:value-type="string">
            <text:p>2011-07-31</text:p>
          </table:table-cell>
          <table:table-cell office:value-type="float" office:value="0.00000000364671057465865" calcext:value-type="float">
            <text:p>3.64671057465865E-09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36.28" calcext:value-type="float">
            <text:p>36.28</text:p>
          </table:table-cell>
          <table:table-cell office:value-type="float" office:value="36.3" calcext:value-type="float">
            <text:p>36.3</text:p>
          </table:table-cell>
          <table:table-cell office:value-type="float" office:value="0.000551116009919978" calcext:value-type="float">
            <text:p>0.00055111600992</text:p>
          </table:table-cell>
          <table:table-cell office:value-type="float" office:value="-0.150620067643743" calcext:value-type="float">
            <text:p>-0.150620067643743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07-25</text:p>
          </table:table-cell>
          <table:table-cell office:value-type="float" office:value="36.26" calcext:value-type="float">
            <text:p>36.26</text:p>
          </table:table-cell>
          <table:table-cell office:value-type="float" office:value="852995024.64" calcext:value-type="float">
            <text:p>852995024.64</text:p>
          </table:table-cell>
          <table:table-cell office:value-type="float" office:value="0.71979322" calcext:value-type="float">
            <text:p>0.71979322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13707927" calcext:value-type="float">
            <text:p>13707927</text:p>
          </table:table-cell>
          <table:table-cell office:value-type="float" office:value="0.195827528571428" calcext:value-type="float">
            <text:p>0.19582752857142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16349725972142" calcext:value-type="float">
            <text:p>0.02163497259721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8789581074425" calcext:value-type="float">
            <text:p>8.789581074425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2" calcext:value-type="float">
            <text:p>9.2</text:p>
          </table:table-cell>
          <table:table-cell office:value-type="float" office:value="9.21" calcext:value-type="float">
            <text:p>9.21</text:p>
          </table:table-cell>
          <table:table-cell office:value-type="float" office:value="0.00108636610537768" calcext:value-type="float">
            <text:p>0.001086366105378</text:p>
          </table:table-cell>
          <table:table-cell office:value-type="float" office:value="-0.419718309859155" calcext:value-type="float">
            <text:p>-0.41971830985915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2" calcext:value-type="float">
            <text:p>9.2</text:p>
          </table:table-cell>
          <table:table-cell office:value-type="float" office:value="645621000" calcext:value-type="float">
            <text:p>645621000</text:p>
          </table:table-cell>
          <table:table-cell office:value-type="float" office:value="-3.677898344" calcext:value-type="float">
            <text:p>-3.677898344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5-07-01</text:p>
          </table:table-cell>
          <table:table-cell office:value-type="float" office:value="11413801" calcext:value-type="float">
            <text:p>11413801</text:p>
          </table:table-cell>
          <table:table-cell office:value-type="float" office:value="0.19580178489116" calcext:value-type="float">
            <text:p>0.19580178489116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853644392384778" calcext:value-type="float">
            <text:p>0.085364439238478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0.00000000159780896233866" calcext:value-type="float">
            <text:p>1.59780896233866E-09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31.5" calcext:value-type="float">
            <text:p>31.5</text:p>
          </table:table-cell>
          <table:table-cell office:value-type="float" office:value="31.51" calcext:value-type="float">
            <text:p>31.51</text:p>
          </table:table-cell>
          <table:table-cell office:value-type="float" office:value="0.000317409934931013" calcext:value-type="float">
            <text:p>0.000317409934931</text:p>
          </table:table-cell>
          <table:table-cell office:value-type="float" office:value="1.15678391959799" calcext:value-type="float">
            <text:p>1.15678391959799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375217000" calcext:value-type="float">
            <text:p>375217000</text:p>
          </table:table-cell>
          <table:table-cell office:value-type="float" office:value="711065000" calcext:value-type="float">
            <text:p>711065000</text:p>
          </table:table-cell>
          <table:table-cell office:value-type="float" office:value="0.52768312320252" calcext:value-type="float">
            <text:p>0.52768312320252</text:p>
          </table:table-cell>
          <table:table-cell table:style-name="ce15" office:value-type="string" calcext:value-type="string">
            <text:p>2015-07-31</text:p>
          </table:table-cell>
          <table:table-cell office:value-type="float" office:value="31.5" calcext:value-type="float">
            <text:p>31.5</text:p>
          </table:table-cell>
          <table:table-cell office:value-type="float" office:value="1899826771.5" calcext:value-type="float">
            <text:p>1899826771.5</text:p>
          </table:table-cell>
          <table:table-cell office:value-type="float" office:value="5.245802251" calcext:value-type="float">
            <text:p>5.245802251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9652841" calcext:value-type="float">
            <text:p>9652841</text:p>
          </table:table-cell>
          <table:table-cell office:value-type="float" office:value="0.195786077926292" calcext:value-type="float">
            <text:p>0.19578607792629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6575255848789" calcext:value-type="float">
            <text:p>0.02657525584878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688047936943721" calcext:value-type="float">
            <text:p>6.88047936943721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3.65" calcext:value-type="float">
            <text:p>23.65</text:p>
          </table:table-cell>
          <table:table-cell office:value-type="float" office:value="23.7" calcext:value-type="float">
            <text:p>23.7</text:p>
          </table:table-cell>
          <table:table-cell office:value-type="float" office:value="0.00211193241816265" calcext:value-type="float">
            <text:p>0.002111932418163</text:p>
          </table:table-cell>
          <table:table-cell office:value-type="float" office:value="-0.0381679389312977" calcext:value-type="float">
            <text:p>-0.03816793893129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842981000" calcext:value-type="float">
            <text:p>842981000</text:p>
          </table:table-cell>
          <table:table-cell office:value-type="float" office:value="4414600000" calcext:value-type="float">
            <text:p>4414600000</text:p>
          </table:table-cell>
          <table:table-cell office:value-type="float" office:value="0.1909529742219" calcext:value-type="float">
            <text:p>0.190952974221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3.65" calcext:value-type="float">
            <text:p>23.65</text:p>
          </table:table-cell>
          <table:table-cell office:value-type="float" office:value="1174691905.2" calcext:value-type="float">
            <text:p>1174691905.2</text:p>
          </table:table-cell>
          <table:table-cell office:value-type="float" office:value="1.569133458" calcext:value-type="float">
            <text:p>1.569133458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77740687" calcext:value-type="float">
            <text:p>77740687</text:p>
          </table:table-cell>
          <table:table-cell office:value-type="float" office:value="0.195626222338536" calcext:value-type="float">
            <text:p>0.19562622233853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04854030035119" calcext:value-type="float">
            <text:p>0.01048540300351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38858973289775" calcext:value-type="float">
            <text:p>2.38858973289775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0.00265604249668001" calcext:value-type="float">
            <text:p>0.00265604249668</text:p>
          </table:table-cell>
          <table:table-cell office:value-type="float" office:value="-0.332752613240418" calcext:value-type="float">
            <text:p>-0.33275261324041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.76" calcext:value-type="float">
            <text:p>3.76</text:p>
          </table:table-cell>
          <table:table-cell office:value-type="float" office:value="1506376895.28" calcext:value-type="float">
            <text:p>1506376895.28</text:p>
          </table:table-cell>
          <table:table-cell office:value-type="float" office:value="1.00711481" calcext:value-type="float">
            <text:p>1.00711481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5-06-01</text:p>
          </table:table-cell>
          <table:table-cell office:value-type="float" office:value="11402746" calcext:value-type="float">
            <text:p>11402746</text:p>
          </table:table-cell>
          <table:table-cell office:value-type="float" office:value="0.195612138275456" calcext:value-type="float">
            <text:p>0.195612138275456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280553555058635" calcext:value-type="float">
            <text:p>0.028055355505864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0000000297630887879762" calcext:value-type="float">
            <text:p>2.97630887879762E-0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21.46" calcext:value-type="float">
            <text:p>21.46</text:p>
          </table:table-cell>
          <table:table-cell office:value-type="float" office:value="21.47" calcext:value-type="float">
            <text:p>21.47</text:p>
          </table:table-cell>
          <table:table-cell office:value-type="float" office:value="0.000465874679711065" calcext:value-type="float">
            <text:p>0.000465874679711</text:p>
          </table:table-cell>
          <table:table-cell office:value-type="float" office:value="0.500719424460432" calcext:value-type="float">
            <text:p>0.500719424460432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375217000" calcext:value-type="float">
            <text:p>375217000</text:p>
          </table:table-cell>
          <table:table-cell office:value-type="float" office:value="711065000" calcext:value-type="float">
            <text:p>711065000</text:p>
          </table:table-cell>
          <table:table-cell office:value-type="float" office:value="0.52768312320252" calcext:value-type="float">
            <text:p>0.52768312320252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21.46" calcext:value-type="float">
            <text:p>21.46</text:p>
          </table:table-cell>
          <table:table-cell office:value-type="float" office:value="1286813512.46" calcext:value-type="float">
            <text:p>1286813512.46</text:p>
          </table:table-cell>
          <table:table-cell office:value-type="float" office:value="3.573806867" calcext:value-type="float">
            <text:p>3.573806867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8401977" calcext:value-type="float">
            <text:p>28401977</text:p>
          </table:table-cell>
          <table:table-cell office:value-type="float" office:value="0.195478006813724" calcext:value-type="float">
            <text:p>0.19547800681372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25283618862211" calcext:value-type="float">
            <text:p>0.02252836188622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64654842608972" calcext:value-type="float">
            <text:p>4.6465484260897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01" calcext:value-type="float">
            <text:p>10.01</text:p>
          </table:table-cell>
          <table:table-cell office:value-type="float" office:value="10.02" calcext:value-type="float">
            <text:p>10.02</text:p>
          </table:table-cell>
          <table:table-cell office:value-type="float" office:value="0.000998502246630033" calcext:value-type="float">
            <text:p>0.00099850224663</text:p>
          </table:table-cell>
          <table:table-cell office:value-type="float" office:value="0.273700305810398" calcext:value-type="float">
            <text:p>0.27370030581039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01" calcext:value-type="float">
            <text:p>10.01</text:p>
          </table:table-cell>
          <table:table-cell office:value-type="float" office:value="1482615113.98" calcext:value-type="float">
            <text:p>1482615113.98</text:p>
          </table:table-cell>
          <table:table-cell office:value-type="float" office:value="0.925210073" calcext:value-type="float">
            <text:p>0.925210073</text:p>
          </table:table-cell>
        </table:table-row>
        <table:table-row table:style-name="ro1">
          <table:table-cell office:value-type="string" calcext:value-type="string">
            <text:p>FUL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844730" calcext:value-type="float">
            <text:p>9844730</text:p>
          </table:table-cell>
          <table:table-cell office:value-type="float" office:value="0.195448282707961" calcext:value-type="float">
            <text:p>0.19544828270796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58922377922127" calcext:value-type="float">
            <text:p>0.01589223779221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01561657118586" calcext:value-type="float">
            <text:p>3.0156165711858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8.21" calcext:value-type="float">
            <text:p>48.21</text:p>
          </table:table-cell>
          <table:table-cell office:value-type="float" office:value="48.23" calcext:value-type="float">
            <text:p>48.23</text:p>
          </table:table-cell>
          <table:table-cell office:value-type="float" office:value="0.000414765657403484" calcext:value-type="float">
            <text:p>0.000414765657403</text:p>
          </table:table-cell>
          <table:table-cell office:value-type="float" office:value="-0.214071062400566" calcext:value-type="float">
            <text:p>-0.2140710624005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14834000" calcext:value-type="float">
            <text:p>614834000</text:p>
          </table:table-cell>
          <table:table-cell office:value-type="float" office:value="4373243000" calcext:value-type="float">
            <text:p>4373243000</text:p>
          </table:table-cell>
          <table:table-cell office:value-type="float" office:value="0.140589946636855" calcext:value-type="float">
            <text:p>0.1405899466368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8.24" calcext:value-type="float">
            <text:p>48.24</text:p>
          </table:table-cell>
          <table:table-cell office:value-type="float" office:value="2445560809.2" calcext:value-type="float">
            <text:p>2445560809.2</text:p>
          </table:table-cell>
          <table:table-cell office:value-type="float" office:value="2.168459021" calcext:value-type="float">
            <text:p>2.168459021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69008465" calcext:value-type="float">
            <text:p>69008465</text:p>
          </table:table-cell>
          <table:table-cell office:value-type="float" office:value="0.195246928774735" calcext:value-type="float">
            <text:p>0.195246928774735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422019470598149" calcext:value-type="float">
            <text:p>0.042201947059815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0162933710165224" calcext:value-type="float">
            <text:p>1.62933710165224E-08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0.00522193211488251" calcext:value-type="float">
            <text:p>0.005221932114883</text:p>
          </table:table-cell>
          <table:table-cell office:value-type="float" office:value="-0.425531914893617" calcext:value-type="float">
            <text:p>-0.425531914893617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.92" calcext:value-type="float">
            <text:p>1.92</text:p>
          </table:table-cell>
          <table:table-cell office:value-type="float" office:value="703289882.4" calcext:value-type="float">
            <text:p>703289882.4</text:p>
          </table:table-cell>
          <table:table-cell office:value-type="float" office:value="0.501164015" calcext:value-type="float">
            <text:p>0.501164015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4940555" calcext:value-type="float">
            <text:p>4940555</text:p>
          </table:table-cell>
          <table:table-cell office:value-type="float" office:value="0.195240268721597" calcext:value-type="float">
            <text:p>0.19524026872159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947453058267315" calcext:value-type="float">
            <text:p>0.00947453058267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0526810982640677" calcext:value-type="float">
            <text:p>5.26810982640677E-10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21.05" calcext:value-type="float">
            <text:p>121.05</text:p>
          </table:table-cell>
          <table:table-cell office:value-type="float" office:value="121.1" calcext:value-type="float">
            <text:p>121.1</text:p>
          </table:table-cell>
          <table:table-cell office:value-type="float" office:value="0.000412967169110032" calcext:value-type="float">
            <text:p>0.00041296716911</text:p>
          </table:table-cell>
          <table:table-cell office:value-type="float" office:value="0.170564510585387" calcext:value-type="float">
            <text:p>0.17056451058538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21.05" calcext:value-type="float">
            <text:p>121.05</text:p>
          </table:table-cell>
          <table:table-cell office:value-type="float" office:value="6371790195.59999" calcext:value-type="float">
            <text:p>6371790195.59999</text:p>
          </table:table-cell>
          <table:table-cell office:value-type="float" office:value="2.068750365" calcext:value-type="float">
            <text:p>2.068750365</text:p>
          </table:table-cell>
        </table:table-row>
        <table:table-row table:style-name="ro1">
          <table:table-cell office:value-type="string" calcext:value-type="string">
            <text:p>DN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6316004" calcext:value-type="float">
            <text:p>76316004</text:p>
          </table:table-cell>
          <table:table-cell office:value-type="float" office:value="0.195217543895551" calcext:value-type="float">
            <text:p>0.19521754389555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99550084614363" calcext:value-type="float">
            <text:p>0.04995500846143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92399205675275" calcext:value-type="float">
            <text:p>6.9239920567527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0.00443458980044336" calcext:value-type="float">
            <text:p>0.004434589800443</text:p>
          </table:table-cell>
          <table:table-cell office:value-type="float" office:value="0.971428571428572" calcext:value-type="float">
            <text:p>0.97142857142857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167880000" calcext:value-type="float">
            <text:p>1167880000</text:p>
          </table:table-cell>
          <table:table-cell office:value-type="float" office:value="4471299000" calcext:value-type="float">
            <text:p>4471299000</text:p>
          </table:table-cell>
          <table:table-cell office:value-type="float" office:value="0.261194789254756" calcext:value-type="float">
            <text:p>0.26119478925475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.26" calcext:value-type="float">
            <text:p>2.26</text:p>
          </table:table-cell>
          <table:table-cell office:value-type="float" office:value="1040835019.93999" calcext:value-type="float">
            <text:p>1040835019.93999</text:p>
          </table:table-cell>
          <table:table-cell office:value-type="float" office:value="1.080671888" calcext:value-type="float">
            <text:p>1.080671888</text:p>
          </table:table-cell>
        </table:table-row>
        <table:table-row table:style-name="ro1">
          <table:table-cell office:value-type="string" calcext:value-type="string">
            <text:p>JELD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3511976" calcext:value-type="float">
            <text:p>3511976</text:p>
          </table:table-cell>
          <table:table-cell office:value-type="float" office:value="0.195186985074096" calcext:value-type="float">
            <text:p>0.19518698507409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47662051553563" calcext:value-type="float">
            <text:p>0.01476620515535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315551225427497" calcext:value-type="float">
            <text:p>3.15551225427497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9.28" calcext:value-type="float">
            <text:p>39.28</text:p>
          </table:table-cell>
          <table:table-cell office:value-type="float" office:value="39.29" calcext:value-type="float">
            <text:p>39.29</text:p>
          </table:table-cell>
          <table:table-cell office:value-type="float" office:value="0.000254550082728726" calcext:value-type="float">
            <text:p>0.000254550082729</text:p>
          </table:table-cell>
          <table:table-cell office:value-type="float" office:value="0.454377539711858" calcext:value-type="float">
            <text:p>0.45437753971185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76048000" calcext:value-type="float">
            <text:p>776048000</text:p>
          </table:table-cell>
          <table:table-cell office:value-type="float" office:value="2536046000" calcext:value-type="float">
            <text:p>2536046000</text:p>
          </table:table-cell>
          <table:table-cell office:value-type="float" office:value="0.306007067695144" calcext:value-type="float">
            <text:p>0.30600706769514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9.28" calcext:value-type="float">
            <text:p>39.28</text:p>
          </table:table-cell>
          <table:table-cell office:value-type="float" office:value="4140667537.04" calcext:value-type="float">
            <text:p>4140667537.04</text:p>
          </table:table-cell>
          <table:table-cell office:value-type="float" office:value="4.670581883" calcext:value-type="float">
            <text:p>4.670581883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783337" calcext:value-type="float">
            <text:p>9783337</text:p>
          </table:table-cell>
          <table:table-cell office:value-type="float" office:value="0.195124294461397" calcext:value-type="float">
            <text:p>0.19512429446139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73486376894524" calcext:value-type="float">
            <text:p>0.03734863768945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989643519272029" calcext:value-type="float">
            <text:p>9.8964351927202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26" calcext:value-type="float">
            <text:p>14.26</text:p>
          </table:table-cell>
          <table:table-cell office:value-type="float" office:value="14.27" calcext:value-type="float">
            <text:p>14.27</text:p>
          </table:table-cell>
          <table:table-cell office:value-type="float" office:value="0.000701016473887121" calcext:value-type="float">
            <text:p>0.000701016473887</text:p>
          </table:table-cell>
          <table:table-cell office:value-type="float" office:value="-0.207773851590106" calcext:value-type="float">
            <text:p>-0.20777385159010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28" calcext:value-type="float">
            <text:p>14.28</text:p>
          </table:table-cell>
          <table:table-cell office:value-type="float" office:value="856499391.719999" calcext:value-type="float">
            <text:p>856499391.719999</text:p>
          </table:table-cell>
          <table:table-cell office:value-type="float" office:value="0.590866687774075" calcext:value-type="float">
            <text:p>0.590866687774075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16125039" calcext:value-type="float">
            <text:p>16125039</text:p>
          </table:table-cell>
          <table:table-cell office:value-type="float" office:value="0.195057809551459" calcext:value-type="float">
            <text:p>0.19505780955145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135565840303254" calcext:value-type="float">
            <text:p>0.01355658403032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0149449746917839" calcext:value-type="float">
            <text:p>1.49449746917839E-0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9.23" calcext:value-type="float">
            <text:p>19.23</text:p>
          </table:table-cell>
          <table:table-cell office:value-type="float" office:value="19.24" calcext:value-type="float">
            <text:p>19.24</text:p>
          </table:table-cell>
          <table:table-cell office:value-type="float" office:value="0.000519885625162361" calcext:value-type="float">
            <text:p>0.000519885625162</text:p>
          </table:table-cell>
          <table:table-cell office:value-type="float" office:value="-0.229291204099061" calcext:value-type="float">
            <text:p>-0.229291204099061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9.24" calcext:value-type="float">
            <text:p>19.24</text:p>
          </table:table-cell>
          <table:table-cell office:value-type="float" office:value="1621425160.67999" calcext:value-type="float">
            <text:p>1621425160.67999</text:p>
          </table:table-cell>
          <table:table-cell office:value-type="float" office:value="1.894770771" calcext:value-type="float">
            <text:p>1.894770771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6-09-01</text:p>
          </table:table-cell>
          <table:table-cell office:value-type="float" office:value="10566067" calcext:value-type="float">
            <text:p>10566067</text:p>
          </table:table-cell>
          <table:table-cell office:value-type="float" office:value="0.194994274409424" calcext:value-type="float">
            <text:p>0.194994274409424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516516404589349" calcext:value-type="float">
            <text:p>0.051651640458935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000000347876912481015" calcext:value-type="float">
            <text:p>3.47876912481015E-08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7.374075" calcext:value-type="float">
            <text:p>7.374075</text:p>
          </table:table-cell>
          <table:table-cell office:value-type="float" office:value="7.384053" calcext:value-type="float">
            <text:p>7.384053</text:p>
          </table:table-cell>
          <table:table-cell office:value-type="float" office:value="0.00135220401937148" calcext:value-type="float">
            <text:p>0.001352204019371</text:p>
          </table:table-cell>
          <table:table-cell office:value-type="float" office:value="1.06324110671937" calcext:value-type="float">
            <text:p>1.06324110671937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0323000" calcext:value-type="float">
            <text:p>30323000</text:p>
          </table:table-cell>
          <table:table-cell office:value-type="float" office:value="106499000" calcext:value-type="float">
            <text:p>106499000</text:p>
          </table:table-cell>
          <table:table-cell office:value-type="float" office:value="0.284725678175382" calcext:value-type="float">
            <text:p>0.284725678175382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7.40401" calcext:value-type="float">
            <text:p>7.40401</text:p>
          </table:table-cell>
          <table:table-cell office:value-type="float" office:value="402658958.52" calcext:value-type="float">
            <text:p>402658958.52</text:p>
          </table:table-cell>
          <table:table-cell office:value-type="float" office:value="4.222004267" calcext:value-type="float">
            <text:p>4.222004267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8969251" calcext:value-type="float">
            <text:p>8969251</text:p>
          </table:table-cell>
          <table:table-cell office:value-type="float" office:value="0.194987956259919" calcext:value-type="float">
            <text:p>0.19498795625991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648758595221034" calcext:value-type="float">
            <text:p>0.0648758595221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852292351144279" calcext:value-type="float">
            <text:p>8.5229235114427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57" calcext:value-type="float">
            <text:p>15.57</text:p>
          </table:table-cell>
          <table:table-cell office:value-type="float" office:value="15.58" calcext:value-type="float">
            <text:p>15.58</text:p>
          </table:table-cell>
          <table:table-cell office:value-type="float" office:value="0.000642054574638831" calcext:value-type="float">
            <text:p>0.000642054574639</text:p>
          </table:table-cell>
          <table:table-cell office:value-type="float" office:value="-0.0475524475524475" calcext:value-type="float">
            <text:p>-0.0475524475524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58" calcext:value-type="float">
            <text:p>15.58</text:p>
          </table:table-cell>
          <table:table-cell office:value-type="float" office:value="740958921.62" calcext:value-type="float">
            <text:p>740958921.62</text:p>
          </table:table-cell>
          <table:table-cell office:value-type="float" office:value="1.2292494423038" calcext:value-type="float">
            <text:p>1.229249442303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10-01</text:p>
          </table:table-cell>
          <table:table-cell office:value-type="float" office:value="4528842" calcext:value-type="float">
            <text:p>4528842</text:p>
          </table:table-cell>
          <table:table-cell office:value-type="float" office:value="0.194973394179439" calcext:value-type="float">
            <text:p>0.194973394179439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0894067724038439" calcext:value-type="float">
            <text:p>0.008940677240384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0.00000000330283599248222" calcext:value-type="float">
            <text:p>3.30283599248222E-09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49.57" calcext:value-type="float">
            <text:p>49.57</text:p>
          </table:table-cell>
          <table:table-cell office:value-type="float" office:value="49.58" calcext:value-type="float">
            <text:p>49.58</text:p>
          </table:table-cell>
          <table:table-cell office:value-type="float" office:value="0.000201714573877922" calcext:value-type="float">
            <text:p>0.000201714573878</text:p>
          </table:table-cell>
          <table:table-cell office:value-type="float" office:value="0.189163942083139" calcext:value-type="float">
            <text:p>0.189163942083139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10-31</text:p>
          </table:table-cell>
          <table:table-cell office:value-type="float" office:value="49.56" calcext:value-type="float">
            <text:p>49.56</text:p>
          </table:table-cell>
          <table:table-cell office:value-type="float" office:value="1158105392.64" calcext:value-type="float">
            <text:p>1158105392.64</text:p>
          </table:table-cell>
          <table:table-cell office:value-type="float" office:value="0.979583838" calcext:value-type="float">
            <text:p>0.979583838</text:p>
          </table:table-cell>
        </table:table-row>
        <table:table-row table:style-name="ro1">
          <table:table-cell table:style-name="ce11" office:value-type="string" calcext:value-type="string">
            <text:p>ACRE.N</text:p>
          </table:table-cell>
          <table:table-cell table:style-name="ce15" office:value-type="string" calcext:value-type="string">
            <text:p>2013-09-01</text:p>
          </table:table-cell>
          <table:table-cell office:value-type="float" office:value="1273535" calcext:value-type="float">
            <text:p>1273535</text:p>
          </table:table-cell>
          <table:table-cell office:value-type="float" office:value="0.19494742610647" calcext:value-type="float">
            <text:p>0.1949474261064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112476880198612" calcext:value-type="float">
            <text:p>0.011247688019861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000000121362424963072" calcext:value-type="float">
            <text:p>1.21362424963072E-08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12.43" calcext:value-type="float">
            <text:p>12.43</text:p>
          </table:table-cell>
          <table:table-cell office:value-type="float" office:value="12.44" calcext:value-type="float">
            <text:p>12.44</text:p>
          </table:table-cell>
          <table:table-cell office:value-type="float" office:value="0.00080418174507437" calcext:value-type="float">
            <text:p>0.000804181745074</text:p>
          </table:table-cell>
          <table:table-cell office:value-type="float" office:value="-0.251465416178195" calcext:value-type="float">
            <text:p>-0.251465416178195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0.0130330867660671" calcext:value-type="float">
            <text:p>0.013033086766067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12.43" calcext:value-type="float">
            <text:p>12.43</text:p>
          </table:table-cell>
          <table:table-cell office:value-type="float" office:value="346652302.37" calcext:value-type="float">
            <text:p>346652302.37</text:p>
          </table:table-cell>
          <table:table-cell office:value-type="float" office:value="0.858939391" calcext:value-type="float">
            <text:p>0.858939391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4309720" calcext:value-type="float">
            <text:p>14309720</text:p>
          </table:table-cell>
          <table:table-cell office:value-type="float" office:value="0.19489955189932" calcext:value-type="float">
            <text:p>0.194899551899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3715270385703" calcext:value-type="float">
            <text:p>0.0437152703857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97091327573462" calcext:value-type="float">
            <text:p>2.9709132757346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.12" calcext:value-type="float">
            <text:p>17.12</text:p>
          </table:table-cell>
          <table:table-cell office:value-type="float" office:value="17.13" calcext:value-type="float">
            <text:p>17.13</text:p>
          </table:table-cell>
          <table:table-cell office:value-type="float" office:value="0.0005839416058393" calcext:value-type="float">
            <text:p>0.000583941605839</text:p>
          </table:table-cell>
          <table:table-cell office:value-type="float" office:value="-0.0579410243145369" calcext:value-type="float">
            <text:p>-0.05794102431453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66258000" calcext:value-type="float">
            <text:p>566258000</text:p>
          </table:table-cell>
          <table:table-cell office:value-type="float" office:value="2778304000" calcext:value-type="float">
            <text:p>2778304000</text:p>
          </table:table-cell>
          <table:table-cell office:value-type="float" office:value="0.2038142694248" calcext:value-type="float">
            <text:p>0.20381426942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.11" calcext:value-type="float">
            <text:p>17.11</text:p>
          </table:table-cell>
          <table:table-cell office:value-type="float" office:value="1567712852.52" calcext:value-type="float">
            <text:p>1567712852.52</text:p>
          </table:table-cell>
          <table:table-cell office:value-type="float" office:value="1.751580309" calcext:value-type="float">
            <text:p>1.751580309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10-01-01</text:p>
          </table:table-cell>
          <table:table-cell office:value-type="float" office:value="2461771" calcext:value-type="float">
            <text:p>2461771</text:p>
          </table:table-cell>
          <table:table-cell office:value-type="float" office:value="0.194896359643359" calcext:value-type="float">
            <text:p>0.194896359643359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154460785401521" calcext:value-type="float">
            <text:p>0.015446078540152</text:p>
          </table:table-cell>
          <table:table-cell table:style-name="ce15" office:value-type="string" calcext:value-type="string">
            <text:p>2010-01-31</text:p>
          </table:table-cell>
          <table:table-cell office:value-type="float" office:value="0.00000000295445273904166" calcext:value-type="float">
            <text:p>2.95445273904166E-09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17.968931" calcext:value-type="float">
            <text:p>17.968931</text:p>
          </table:table-cell>
          <table:table-cell office:value-type="float" office:value="18.059227" calcext:value-type="float">
            <text:p>18.059227</text:p>
          </table:table-cell>
          <table:table-cell office:value-type="float" office:value="0.00501252381540009" calcext:value-type="float">
            <text:p>0.0050125238154</text:p>
          </table:table-cell>
          <table:table-cell office:value-type="float" office:value="0.175757575757576" calcext:value-type="float">
            <text:p>0.175757575757576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10-01-25</text:p>
          </table:table-cell>
          <table:table-cell office:value-type="float" office:value="18.014079" calcext:value-type="float">
            <text:p>18.014079</text:p>
          </table:table-cell>
          <table:table-cell office:value-type="float" office:value="2627669789.92" calcext:value-type="float">
            <text:p>2627669789.92</text:p>
          </table:table-cell>
          <table:table-cell office:value-type="float" office:value="1.082910126" calcext:value-type="float">
            <text:p>1.082910126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089666" calcext:value-type="float">
            <text:p>9089666</text:p>
          </table:table-cell>
          <table:table-cell office:value-type="float" office:value="0.194560371583296" calcext:value-type="float">
            <text:p>0.19456037158329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83322913523516" calcext:value-type="float">
            <text:p>0.02833229135235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29964154799078" calcext:value-type="float">
            <text:p>4.2996415479907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1.8" calcext:value-type="float">
            <text:p>51.8</text:p>
          </table:table-cell>
          <table:table-cell office:value-type="float" office:value="51.81" calcext:value-type="float">
            <text:p>51.81</text:p>
          </table:table-cell>
          <table:table-cell office:value-type="float" office:value="0.000193031560660267" calcext:value-type="float">
            <text:p>0.00019303156066</text:p>
          </table:table-cell>
          <table:table-cell office:value-type="float" office:value="-0.102126844223031" calcext:value-type="float">
            <text:p>-0.10212684422303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1.81" calcext:value-type="float">
            <text:p>51.81</text:p>
          </table:table-cell>
          <table:table-cell office:value-type="float" office:value="2507666431.05" calcext:value-type="float">
            <text:p>2507666431.05</text:p>
          </table:table-cell>
          <table:table-cell office:value-type="float" office:value="3.14673796" calcext:value-type="float">
            <text:p>3.14673796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10-01</text:p>
          </table:table-cell>
          <table:table-cell office:value-type="float" office:value="4541323" calcext:value-type="float">
            <text:p>4541323</text:p>
          </table:table-cell>
          <table:table-cell office:value-type="float" office:value="0.194447570113466" calcext:value-type="float">
            <text:p>0.194447570113466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102176492860856" calcext:value-type="float">
            <text:p>0.010217649286086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0000000369208175587599" calcext:value-type="float">
            <text:p>3.69208175587599E-09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53.03" calcext:value-type="float">
            <text:p>53.03</text:p>
          </table:table-cell>
          <table:table-cell office:value-type="float" office:value="53.04" calcext:value-type="float">
            <text:p>53.04</text:p>
          </table:table-cell>
          <table:table-cell office:value-type="float" office:value="0.000188554728009767" calcext:value-type="float">
            <text:p>0.00018855472801</text:p>
          </table:table-cell>
          <table:table-cell office:value-type="float" office:value="0.0276432606941081" calcext:value-type="float">
            <text:p>0.027643260694108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53.03" calcext:value-type="float">
            <text:p>53.03</text:p>
          </table:table-cell>
          <table:table-cell office:value-type="float" office:value="1231141616.38" calcext:value-type="float">
            <text:p>1231141616.38</text:p>
          </table:table-cell>
          <table:table-cell office:value-type="float" office:value="0.953286409" calcext:value-type="float">
            <text:p>0.953286409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6569400" calcext:value-type="float">
            <text:p>6569400</text:p>
          </table:table-cell>
          <table:table-cell office:value-type="float" office:value="0.194360946745562" calcext:value-type="float">
            <text:p>0.19436094674556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02444220500766" calcext:value-type="float">
            <text:p>0.03024442205007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224001268162992" calcext:value-type="float">
            <text:p>2.24001268162992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" calcext:value-type="float">
            <text:p>7</text:p>
          </table:table-cell>
          <table:table-cell office:value-type="float" office:value="7.01" calcext:value-type="float">
            <text:p>7.01</text:p>
          </table:table-cell>
          <table:table-cell office:value-type="float" office:value="0.00142755174875086" calcext:value-type="float">
            <text:p>0.001427551748751</text:p>
          </table:table-cell>
          <table:table-cell office:value-type="float" office:value="-0.338613861386139" calcext:value-type="float">
            <text:p>-0.3386138613861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" calcext:value-type="float">
            <text:p>7</text:p>
          </table:table-cell>
          <table:table-cell office:value-type="float" office:value="233238299" calcext:value-type="float">
            <text:p>233238299</text:p>
          </table:table-cell>
          <table:table-cell office:value-type="float" office:value="1.05632748858711" calcext:value-type="float">
            <text:p>1.05632748858711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20525193" calcext:value-type="float">
            <text:p>20525193</text:p>
          </table:table-cell>
          <table:table-cell office:value-type="float" office:value="0.19432827147267" calcext:value-type="float">
            <text:p>0.1943282714726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45585231666405" calcext:value-type="float">
            <text:p>0.01455852316664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44816899037547" calcext:value-type="float">
            <text:p>1.44816899037547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0.00046285582041185" calcext:value-type="float">
            <text:p>0.000462855820412</text:p>
          </table:table-cell>
          <table:table-cell office:value-type="float" office:value="-0.0633620689655172" calcext:value-type="float">
            <text:p>-0.06336206896551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.61" calcext:value-type="float">
            <text:p>21.61</text:p>
          </table:table-cell>
          <table:table-cell office:value-type="float" office:value="3852682015.7" calcext:value-type="float">
            <text:p>3852682015.7</text:p>
          </table:table-cell>
          <table:table-cell office:value-type="float" office:value="1.125807136" calcext:value-type="float">
            <text:p>1.125807136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7610444" calcext:value-type="float">
            <text:p>7610444</text:p>
          </table:table-cell>
          <table:table-cell office:value-type="float" office:value="0.194292672964003" calcext:value-type="float">
            <text:p>0.1942926729640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802831865455914" calcext:value-type="float">
            <text:p>0.00802831865455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98826735940622" calcext:value-type="float">
            <text:p>1.9882673594062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75" calcext:value-type="float">
            <text:p>23.75</text:p>
          </table:table-cell>
          <table:table-cell office:value-type="float" office:value="23.76" calcext:value-type="float">
            <text:p>23.76</text:p>
          </table:table-cell>
          <table:table-cell office:value-type="float" office:value="0.000420964007577418" calcext:value-type="float">
            <text:p>0.000420964007577</text:p>
          </table:table-cell>
          <table:table-cell office:value-type="float" office:value="-0.096991290577989" calcext:value-type="float">
            <text:p>-0.09699129057798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3.77" calcext:value-type="float">
            <text:p>23.77</text:p>
          </table:table-cell>
          <table:table-cell office:value-type="float" office:value="996631721.41" calcext:value-type="float">
            <text:p>996631721.41</text:p>
          </table:table-cell>
          <table:table-cell office:value-type="float" office:value="0.826043889" calcext:value-type="float">
            <text:p>0.826043889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8059948" calcext:value-type="float">
            <text:p>8059948</text:p>
          </table:table-cell>
          <table:table-cell office:value-type="float" office:value="0.194243697884031" calcext:value-type="float">
            <text:p>0.19424369788403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43217649387556" calcext:value-type="float">
            <text:p>0.01432176493875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588958864831572" calcext:value-type="float">
            <text:p>5.8895886483157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  <table:table-cell office:value-type="float" office:value="0.00204708290685776" calcext:value-type="float">
            <text:p>0.002047082906858</text:p>
          </table:table-cell>
          <table:table-cell office:value-type="float" office:value="0.463576158940398" calcext:value-type="float">
            <text:p>0.46357615894039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32735000" calcext:value-type="float">
            <text:p>232735000</text:p>
          </table:table-cell>
          <table:table-cell office:value-type="float" office:value="1022659000" calcext:value-type="float">
            <text:p>1022659000</text:p>
          </table:table-cell>
          <table:table-cell office:value-type="float" office:value="0.227578303227175" calcext:value-type="float">
            <text:p>0.22757830322717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4.4" calcext:value-type="float">
            <text:p>24.4</text:p>
          </table:table-cell>
          <table:table-cell office:value-type="float" office:value="1125474156" calcext:value-type="float">
            <text:p>1125474156</text:p>
          </table:table-cell>
          <table:table-cell office:value-type="float" office:value="2.12760335" calcext:value-type="float">
            <text:p>2.12760335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6284092" calcext:value-type="float">
            <text:p>36284092</text:p>
          </table:table-cell>
          <table:table-cell office:value-type="float" office:value="0.194209765390766" calcext:value-type="float">
            <text:p>0.1942097653907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46171170729784" calcext:value-type="float">
            <text:p>0.02461711707297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63511312349729" calcext:value-type="float">
            <text:p>6.63511312349729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.24" calcext:value-type="float">
            <text:p>6.24</text:p>
          </table:table-cell>
          <table:table-cell office:value-type="float" office:value="6.25" calcext:value-type="float">
            <text:p>6.25</text:p>
          </table:table-cell>
          <table:table-cell office:value-type="float" office:value="0.00160128102481982" calcext:value-type="float">
            <text:p>0.00160128102482</text:p>
          </table:table-cell>
          <table:table-cell office:value-type="float" office:value="-0.09985935302391" calcext:value-type="float">
            <text:p>-0.0998593530239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.25" calcext:value-type="float">
            <text:p>6.25</text:p>
          </table:table-cell>
          <table:table-cell office:value-type="float" office:value="1162965381.25" calcext:value-type="float">
            <text:p>1162965381.25</text:p>
          </table:table-cell>
          <table:table-cell office:value-type="float" office:value="1.165236421" calcext:value-type="float">
            <text:p>1.165236421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6669219" calcext:value-type="float">
            <text:p>6669219</text:p>
          </table:table-cell>
          <table:table-cell office:value-type="float" office:value="0.194177458801607" calcext:value-type="float">
            <text:p>0.19417745880160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321889392292595" calcext:value-type="float">
            <text:p>0.0321889392292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83970574044319" calcext:value-type="float">
            <text:p>8.3970574044319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65" calcext:value-type="float">
            <text:p>16.65</text:p>
          </table:table-cell>
          <table:table-cell office:value-type="float" office:value="16.7" calcext:value-type="float">
            <text:p>16.7</text:p>
          </table:table-cell>
          <table:table-cell office:value-type="float" office:value="0.00299850074962523" calcext:value-type="float">
            <text:p>0.002998500749625</text:p>
          </table:table-cell>
          <table:table-cell office:value-type="float" office:value="-0.175409148132606" calcext:value-type="float">
            <text:p>-0.17540914813260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7" calcext:value-type="float">
            <text:p>16.7</text:p>
          </table:table-cell>
          <table:table-cell office:value-type="float" office:value="589315979.4" calcext:value-type="float">
            <text:p>589315979.4</text:p>
          </table:table-cell>
          <table:table-cell office:value-type="float" office:value="0.621739078" calcext:value-type="float">
            <text:p>0.621739078</text:p>
          </table:table-cell>
        </table:table-row>
        <table:table-row table:style-name="ro1">
          <table:table-cell office:value-type="string" calcext:value-type="string">
            <text:p>NSTG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4605523" calcext:value-type="float">
            <text:p>4605523</text:p>
          </table:table-cell>
          <table:table-cell office:value-type="float" office:value="0.194072015507143" calcext:value-type="float">
            <text:p>0.19407201550714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339453140040785" calcext:value-type="float">
            <text:p>0.03394531400407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64375636760604" calcext:value-type="float">
            <text:p>1.64375636760604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62" calcext:value-type="float">
            <text:p>17.62</text:p>
          </table:table-cell>
          <table:table-cell office:value-type="float" office:value="17.63" calcext:value-type="float">
            <text:p>17.63</text:p>
          </table:table-cell>
          <table:table-cell office:value-type="float" office:value="0.00056737588652471" calcext:value-type="float">
            <text:p>0.000567375886525</text:p>
          </table:table-cell>
          <table:table-cell office:value-type="float" office:value="0.000618811881188215" calcext:value-type="float">
            <text:p>0.00061881188118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3025000" calcext:value-type="float">
            <text:p>83025000</text:p>
          </table:table-cell>
          <table:table-cell office:value-type="float" office:value="136762000" calcext:value-type="float">
            <text:p>136762000</text:p>
          </table:table-cell>
          <table:table-cell office:value-type="float" office:value="0.607076527105482" calcext:value-type="float">
            <text:p>0.60707652710548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62" calcext:value-type="float">
            <text:p>17.62</text:p>
          </table:table-cell>
          <table:table-cell office:value-type="float" office:value="531116687.96" calcext:value-type="float">
            <text:p>531116687.96</text:p>
          </table:table-cell>
          <table:table-cell office:value-type="float" office:value="53.34724414" calcext:value-type="float">
            <text:p>53.34724414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768331" calcext:value-type="float">
            <text:p>6768331</text:p>
          </table:table-cell>
          <table:table-cell office:value-type="float" office:value="0.193896095339044" calcext:value-type="float">
            <text:p>0.1938960953390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64847231955816" calcext:value-type="float">
            <text:p>0.0164847231955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03260804502075" calcext:value-type="float">
            <text:p>4.0326080450207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  <table:table-cell office:value-type="float" office:value="0.00204708290685776" calcext:value-type="float">
            <text:p>0.002047082906858</text:p>
          </table:table-cell>
          <table:table-cell office:value-type="float" office:value="0.320359281437126" calcext:value-type="float">
            <text:p>0.3203592814371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4" calcext:value-type="float">
            <text:p>24.4</text:p>
          </table:table-cell>
          <table:table-cell office:value-type="float" office:value="841136734.8" calcext:value-type="float">
            <text:p>841136734.8</text:p>
          </table:table-cell>
          <table:table-cell office:value-type="float" office:value="1.154372115" calcext:value-type="float">
            <text:p>1.154372115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6212099" calcext:value-type="float">
            <text:p>36212099</text:p>
          </table:table-cell>
          <table:table-cell office:value-type="float" office:value="0.193824424519076" calcext:value-type="float">
            <text:p>0.19382442451907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92229584825997" calcext:value-type="float">
            <text:p>0.019222958482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86855609848986" calcext:value-type="float">
            <text:p>3.8685560984898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99" calcext:value-type="float">
            <text:p>6.99</text:p>
          </table:table-cell>
          <table:table-cell office:value-type="float" office:value="7" calcext:value-type="float">
            <text:p>7</text:p>
          </table:table-cell>
          <table:table-cell office:value-type="float" office:value="0.00142959256611863" calcext:value-type="float">
            <text:p>0.001429592566119</text:p>
          </table:table-cell>
          <table:table-cell office:value-type="float" office:value="-0.070828331332533" calcext:value-type="float">
            <text:p>-0.07082833133253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99" calcext:value-type="float">
            <text:p>6.99</text:p>
          </table:table-cell>
          <table:table-cell office:value-type="float" office:value="1358165350.39999" calcext:value-type="float">
            <text:p>1358165350.39999</text:p>
          </table:table-cell>
          <table:table-cell office:value-type="float" office:value="1.30500344" calcext:value-type="float">
            <text:p>1.30500344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9352371" calcext:value-type="float">
            <text:p>19352371</text:p>
          </table:table-cell>
          <table:table-cell office:value-type="float" office:value="0.193796672613376" calcext:value-type="float">
            <text:p>0.19379667261337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43933179567383" calcext:value-type="float">
            <text:p>0.00439331795673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0545657483478588" calcext:value-type="float">
            <text:p>5.45657483478588E-10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8.58" calcext:value-type="float">
            <text:p>18.58</text:p>
          </table:table-cell>
          <table:table-cell office:value-type="float" office:value="18.59" calcext:value-type="float">
            <text:p>18.59</text:p>
          </table:table-cell>
          <table:table-cell office:value-type="float" office:value="0.000538068334678588" calcext:value-type="float">
            <text:p>0.000538068334679</text:p>
          </table:table-cell>
          <table:table-cell office:value-type="float" office:value="-0.0238353196099676" calcext:value-type="float">
            <text:p>-0.02383531960996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8.59" calcext:value-type="float">
            <text:p>18.59</text:p>
          </table:table-cell>
          <table:table-cell office:value-type="float" office:value="2286947395.59" calcext:value-type="float">
            <text:p>2286947395.59</text:p>
          </table:table-cell>
          <table:table-cell office:value-type="float" office:value="0.97397075" calcext:value-type="float">
            <text:p>0.97397075</text:p>
          </table:table-cell>
        </table:table-row>
        <table:table-row table:style-name="ro1">
          <table:table-cell office:value-type="string" calcext:value-type="string">
            <text:p>DN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75726013" calcext:value-type="float">
            <text:p>75726013</text:p>
          </table:table-cell>
          <table:table-cell office:value-type="float" office:value="0.193708337596693" calcext:value-type="float">
            <text:p>0.19370833759669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336412297975555" calcext:value-type="float">
            <text:p>0.03364122979755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89672214342967" calcext:value-type="float">
            <text:p>1.89672214342967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00162733930024421" calcext:value-type="float">
            <text:p>0.001627339300244</text:p>
          </table:table-cell>
          <table:table-cell office:value-type="float" office:value="3.15671641791045" calcext:value-type="float">
            <text:p>3.1567164179104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167880000" calcext:value-type="float">
            <text:p>1167880000</text:p>
          </table:table-cell>
          <table:table-cell office:value-type="float" office:value="4471299000" calcext:value-type="float">
            <text:p>4471299000</text:p>
          </table:table-cell>
          <table:table-cell office:value-type="float" office:value="0.261194789254756" calcext:value-type="float">
            <text:p>0.26119478925475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.15" calcext:value-type="float">
            <text:p>6.15</text:p>
          </table:table-cell>
          <table:table-cell office:value-type="float" office:value="2855951396.4" calcext:value-type="float">
            <text:p>2855951396.4</text:p>
          </table:table-cell>
          <table:table-cell office:value-type="float" office:value="3.202106907" calcext:value-type="float">
            <text:p>3.202106907</text:p>
          </table:table-cell>
        </table:table-row>
        <table:table-row table:style-name="ro1">
          <table:table-cell office:value-type="string" calcext:value-type="string">
            <text:p>MHO.N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3621300" calcext:value-type="float">
            <text:p>3621300</text:p>
          </table:table-cell>
          <table:table-cell office:value-type="float" office:value="0.193673120119799" calcext:value-type="float">
            <text:p>0.19367312011979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280084908158594" calcext:value-type="float">
            <text:p>0.02800849081586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0093740025171205" calcext:value-type="float">
            <text:p>9.3740025171205E-0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26.44" calcext:value-type="float">
            <text:p>26.44</text:p>
          </table:table-cell>
          <table:table-cell office:value-type="float" office:value="26.5" calcext:value-type="float">
            <text:p>26.5</text:p>
          </table:table-cell>
          <table:table-cell office:value-type="float" office:value="0.00226671703815636" calcext:value-type="float">
            <text:p>0.002266717038156</text:p>
          </table:table-cell>
          <table:table-cell office:value-type="float" office:value="1.29270833333333" calcext:value-type="float">
            <text:p>1.29270833333333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99294000" calcext:value-type="float">
            <text:p>99294000</text:p>
          </table:table-cell>
          <table:table-cell office:value-type="float" office:value="664485000" calcext:value-type="float">
            <text:p>664485000</text:p>
          </table:table-cell>
          <table:table-cell office:value-type="float" office:value="0.149430009706765" calcext:value-type="float">
            <text:p>0.149430009706765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26.5" calcext:value-type="float">
            <text:p>26.5</text:p>
          </table:table-cell>
          <table:table-cell office:value-type="float" office:value="568099765.5" calcext:value-type="float">
            <text:p>568099765.5</text:p>
          </table:table-cell>
          <table:table-cell office:value-type="float" office:value="1.740011532" calcext:value-type="float">
            <text:p>1.740011532</text:p>
          </table:table-cell>
        </table:table-row>
        <table:table-row table:style-name="ro1">
          <table:table-cell office:value-type="string" calcext:value-type="string">
            <text:p>NSTG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4593319" calcext:value-type="float">
            <text:p>4593319</text:p>
          </table:table-cell>
          <table:table-cell office:value-type="float" office:value="0.193557751464329" calcext:value-type="float">
            <text:p>0.19355775146432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20842852655621" calcext:value-type="float">
            <text:p>0.0320842852655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208346496718718" calcext:value-type="float">
            <text:p>2.08346496718718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.4" calcext:value-type="float">
            <text:p>15.4</text:p>
          </table:table-cell>
          <table:table-cell office:value-type="float" office:value="15.41" calcext:value-type="float">
            <text:p>15.41</text:p>
          </table:table-cell>
          <table:table-cell office:value-type="float" office:value="0.000649139889646205" calcext:value-type="float">
            <text:p>0.000649139889646</text:p>
          </table:table-cell>
          <table:table-cell office:value-type="float" office:value="0.790160642570281" calcext:value-type="float">
            <text:p>0.79016064257028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3025000" calcext:value-type="float">
            <text:p>83025000</text:p>
          </table:table-cell>
          <table:table-cell office:value-type="float" office:value="136762000" calcext:value-type="float">
            <text:p>136762000</text:p>
          </table:table-cell>
          <table:table-cell office:value-type="float" office:value="0.607076527105482" calcext:value-type="float">
            <text:p>0.60707652710548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.41" calcext:value-type="float">
            <text:p>15.41</text:p>
          </table:table-cell>
          <table:table-cell office:value-type="float" office:value="459030182.92" calcext:value-type="float">
            <text:p>459030182.92</text:p>
          </table:table-cell>
          <table:table-cell office:value-type="float" office:value="46.106619866" calcext:value-type="float">
            <text:p>46.106619866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6751781" calcext:value-type="float">
            <text:p>6751781</text:p>
          </table:table-cell>
          <table:table-cell office:value-type="float" office:value="0.193421978399748" calcext:value-type="float">
            <text:p>0.1934219783997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94933180969646" calcext:value-type="float">
            <text:p>0.0294933180969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23998598867701" calcext:value-type="float">
            <text:p>5.23998598867701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18" calcext:value-type="float">
            <text:p>15.18</text:p>
          </table:table-cell>
          <table:table-cell office:value-type="float" office:value="15.19" calcext:value-type="float">
            <text:p>15.19</text:p>
          </table:table-cell>
          <table:table-cell office:value-type="float" office:value="0.000658544616397747" calcext:value-type="float">
            <text:p>0.000658544616398</text:p>
          </table:table-cell>
          <table:table-cell office:value-type="float" office:value="0.362264150943396" calcext:value-type="float">
            <text:p>0.3622641509433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.19" calcext:value-type="float">
            <text:p>15.19</text:p>
          </table:table-cell>
          <table:table-cell office:value-type="float" office:value="525676684.4" calcext:value-type="float">
            <text:p>525676684.4</text:p>
          </table:table-cell>
          <table:table-cell office:value-type="float" office:value="0.687971812774694" calcext:value-type="float">
            <text:p>0.687971812774694</text:p>
          </table:table-cell>
        </table:table-row>
        <table:table-row table:style-name="ro1">
          <table:table-cell office:value-type="string" calcext:value-type="string">
            <text:p>EGOV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2805732" calcext:value-type="float">
            <text:p>12805732</text:p>
          </table:table-cell>
          <table:table-cell office:value-type="float" office:value="0.193413765500159" calcext:value-type="float">
            <text:p>0.19341376550015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11179548200916" calcext:value-type="float">
            <text:p>0.01111795482009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816527082595442" calcext:value-type="float">
            <text:p>8.16527082595442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4.8" calcext:value-type="float">
            <text:p>14.8</text:p>
          </table:table-cell>
          <table:table-cell office:value-type="float" office:value="14.85" calcext:value-type="float">
            <text:p>14.85</text:p>
          </table:table-cell>
          <table:table-cell office:value-type="float" office:value="0.00337268128161882" calcext:value-type="float">
            <text:p>0.003372681281619</text:p>
          </table:table-cell>
          <table:table-cell office:value-type="float" office:value="-0.377049180327869" calcext:value-type="float">
            <text:p>-0.37704918032786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36046000" calcext:value-type="float">
            <text:p>136046000</text:p>
          </table:table-cell>
          <table:table-cell office:value-type="float" office:value="295731000" calcext:value-type="float">
            <text:p>295731000</text:p>
          </table:table-cell>
          <table:table-cell office:value-type="float" office:value="0.460032935336505" calcext:value-type="float">
            <text:p>0.46003293533650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4.85" calcext:value-type="float">
            <text:p>14.85</text:p>
          </table:table-cell>
          <table:table-cell office:value-type="float" office:value="987734028.6" calcext:value-type="float">
            <text:p>987734028.6</text:p>
          </table:table-cell>
          <table:table-cell office:value-type="float" office:value="5.849457032" calcext:value-type="float">
            <text:p>5.84945703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76855886" calcext:value-type="float">
            <text:p>76855886</text:p>
          </table:table-cell>
          <table:table-cell office:value-type="float" office:value="0.193399714137606" calcext:value-type="float">
            <text:p>0.193399714137606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36078428877301" calcext:value-type="float">
            <text:p>0.0336078428877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624275117102322" calcext:value-type="float">
            <text:p>6.24275117102322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.66" calcext:value-type="float">
            <text:p>3.66</text:p>
          </table:table-cell>
          <table:table-cell office:value-type="float" office:value="3.67" calcext:value-type="float">
            <text:p>3.67</text:p>
          </table:table-cell>
          <table:table-cell office:value-type="float" office:value="0.0027285129604365" calcext:value-type="float">
            <text:p>0.002728512960437</text:p>
          </table:table-cell>
          <table:table-cell office:value-type="float" office:value="-0.311827956989247" calcext:value-type="float">
            <text:p>-0.31182795698924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.66" calcext:value-type="float">
            <text:p>3.66</text:p>
          </table:table-cell>
          <table:table-cell office:value-type="float" office:value="1461794641.38" calcext:value-type="float">
            <text:p>1461794641.38</text:p>
          </table:table-cell>
          <table:table-cell office:value-type="float" office:value="0.999800677" calcext:value-type="float">
            <text:p>0.999800677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5-08-01</text:p>
          </table:table-cell>
          <table:table-cell office:value-type="float" office:value="11265246" calcext:value-type="float">
            <text:p>11265246</text:p>
          </table:table-cell>
          <table:table-cell office:value-type="float" office:value="0.193253349522916" calcext:value-type="float">
            <text:p>0.193253349522916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321043882442458" calcext:value-type="float">
            <text:p>0.032104388244246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0.00000000218610159618338" calcext:value-type="float">
            <text:p>2.18610159618338E-09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26.93" calcext:value-type="float">
            <text:p>26.93</text:p>
          </table:table-cell>
          <table:table-cell office:value-type="float" office:value="26.95" calcext:value-type="float">
            <text:p>26.95</text:p>
          </table:table-cell>
          <table:table-cell office:value-type="float" office:value="0.000742390497401617" calcext:value-type="float">
            <text:p>0.000742390497402</text:p>
          </table:table-cell>
          <table:table-cell office:value-type="float" office:value="1.05211726384365" calcext:value-type="float">
            <text:p>1.05211726384365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375217000" calcext:value-type="float">
            <text:p>375217000</text:p>
          </table:table-cell>
          <table:table-cell office:value-type="float" office:value="711065000" calcext:value-type="float">
            <text:p>711065000</text:p>
          </table:table-cell>
          <table:table-cell office:value-type="float" office:value="0.52768312320252" calcext:value-type="float">
            <text:p>0.52768312320252</text:p>
          </table:table-cell>
          <table:table-cell table:style-name="ce15" office:value-type="string" calcext:value-type="string">
            <text:p>2015-08-31</text:p>
          </table:table-cell>
          <table:table-cell office:value-type="float" office:value="26.93" calcext:value-type="float">
            <text:p>26.93</text:p>
          </table:table-cell>
          <table:table-cell office:value-type="float" office:value="1624201109.73" calcext:value-type="float">
            <text:p>1624201109.73</text:p>
          </table:table-cell>
          <table:table-cell office:value-type="float" office:value="4.692893582" calcext:value-type="float">
            <text:p>4.692893582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36084742" calcext:value-type="float">
            <text:p>36084742</text:p>
          </table:table-cell>
          <table:table-cell office:value-type="float" office:value="0.19314274911458" calcext:value-type="float">
            <text:p>0.193142749114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13046197213833" calcext:value-type="float">
            <text:p>0.03130461972138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9873670536749" calcext:value-type="float">
            <text:p>4.987367053674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39" calcext:value-type="float">
            <text:p>6.39</text:p>
          </table:table-cell>
          <table:table-cell office:value-type="float" office:value="6.4" calcext:value-type="float">
            <text:p>6.4</text:p>
          </table:table-cell>
          <table:table-cell office:value-type="float" office:value="0.00156372165754506" calcext:value-type="float">
            <text:p>0.001563721657545</text:p>
          </table:table-cell>
          <table:table-cell office:value-type="float" office:value="-0.0676883780332057" calcext:value-type="float">
            <text:p>-0.06768837803320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4" calcext:value-type="float">
            <text:p>6.4</text:p>
          </table:table-cell>
          <table:table-cell office:value-type="float" office:value="1190876550.4" calcext:value-type="float">
            <text:p>1190876550.4</text:p>
          </table:table-cell>
          <table:table-cell office:value-type="float" office:value="1.193202095" calcext:value-type="float">
            <text:p>1.193202095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6-01</text:p>
          </table:table-cell>
          <table:table-cell office:value-type="float" office:value="4607621" calcext:value-type="float">
            <text:p>4607621</text:p>
          </table:table-cell>
          <table:table-cell office:value-type="float" office:value="0.193118781172723" calcext:value-type="float">
            <text:p>0.193118781172723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136547814119422" calcext:value-type="float">
            <text:p>0.013654781411942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0.0000000020862806055295" calcext:value-type="float">
            <text:p>2.0862806055295E-09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37.69" calcext:value-type="float">
            <text:p>37.69</text:p>
          </table:table-cell>
          <table:table-cell office:value-type="float" office:value="37.7" calcext:value-type="float">
            <text:p>37.7</text:p>
          </table:table-cell>
          <table:table-cell office:value-type="float" office:value="0.000265287173365303" calcext:value-type="float">
            <text:p>0.000265287173365</text:p>
          </table:table-cell>
          <table:table-cell office:value-type="float" office:value="0.0627520161290323" calcext:value-type="float">
            <text:p>0.062752016129032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1-06-30</text:p>
          </table:table-cell>
          <table:table-cell office:value-type="float" office:value="37.67" calcext:value-type="float">
            <text:p>37.67</text:p>
          </table:table-cell>
          <table:table-cell office:value-type="float" office:value="875063251.04" calcext:value-type="float">
            <text:p>875063251.04</text:p>
          </table:table-cell>
          <table:table-cell office:value-type="float" office:value="0.738415321" calcext:value-type="float">
            <text:p>0.738415321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6738951" calcext:value-type="float">
            <text:p>6738951</text:p>
          </table:table-cell>
          <table:table-cell office:value-type="float" office:value="0.193054430343484" calcext:value-type="float">
            <text:p>0.19305443034348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91186926312892" calcext:value-type="float">
            <text:p>0.0391186926312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33594715315061" calcext:value-type="float">
            <text:p>4.33594715315061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" calcext:value-type="float">
            <text:p>18.05</text:p>
          </table:table-cell>
          <table:table-cell office:value-type="float" office:value="0.000554170130230067" calcext:value-type="float">
            <text:p>0.00055417013023</text:p>
          </table:table-cell>
          <table:table-cell office:value-type="float" office:value="0.541218637992832" calcext:value-type="float">
            <text:p>0.5412186379928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05" calcext:value-type="float">
            <text:p>18.05</text:p>
          </table:table-cell>
          <table:table-cell office:value-type="float" office:value="623368644.95" calcext:value-type="float">
            <text:p>623368644.95</text:p>
          </table:table-cell>
          <table:table-cell office:value-type="float" office:value="0.817504359" calcext:value-type="float">
            <text:p>0.817504359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1583398" calcext:value-type="float">
            <text:p>11583398</text:p>
          </table:table-cell>
          <table:table-cell office:value-type="float" office:value="0.193053415776404" calcext:value-type="float">
            <text:p>0.19305341577640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97079291053286" calcext:value-type="float">
            <text:p>0.01970792910532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465898599935941" calcext:value-type="float">
            <text:p>4.65898599935941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6.25" calcext:value-type="float">
            <text:p>16.25</text:p>
          </table:table-cell>
          <table:table-cell office:value-type="float" office:value="16.26" calcext:value-type="float">
            <text:p>16.26</text:p>
          </table:table-cell>
          <table:table-cell office:value-type="float" office:value="0.00061519532451563" calcext:value-type="float">
            <text:p>0.000615195324516</text:p>
          </table:table-cell>
          <table:table-cell office:value-type="float" office:value="-0.551226551226551" calcext:value-type="float">
            <text:p>-0.55122655122655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171866000" calcext:value-type="float">
            <text:p>1171866000</text:p>
          </table:table-cell>
          <table:table-cell office:value-type="float" office:value="3376293000" calcext:value-type="float">
            <text:p>3376293000</text:p>
          </table:table-cell>
          <table:table-cell office:value-type="float" office:value="0.347086582829156" calcext:value-type="float">
            <text:p>0.34708658282915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6.25" calcext:value-type="float">
            <text:p>16.25</text:p>
          </table:table-cell>
          <table:table-cell office:value-type="float" office:value="1004612001.25" calcext:value-type="float">
            <text:p>1004612001.25</text:p>
          </table:table-cell>
          <table:table-cell office:value-type="float" office:value="0.983757419" calcext:value-type="float">
            <text:p>0.983757419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568942" calcext:value-type="float">
            <text:p>11568942</text:p>
          </table:table-cell>
          <table:table-cell office:value-type="float" office:value="0.193034472402056" calcext:value-type="float">
            <text:p>0.19303447240205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34108221714963" calcext:value-type="float">
            <text:p>0.03341082217149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23826316751952" calcext:value-type="float">
            <text:p>1.2382631675195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0.11" calcext:value-type="float">
            <text:p>20.11</text:p>
          </table:table-cell>
          <table:table-cell office:value-type="float" office:value="20.12" calcext:value-type="float">
            <text:p>20.12</text:p>
          </table:table-cell>
          <table:table-cell office:value-type="float" office:value="0.00049714143673883" calcext:value-type="float">
            <text:p>0.000497141436739</text:p>
          </table:table-cell>
          <table:table-cell office:value-type="float" office:value="-0.398190045248869" calcext:value-type="float">
            <text:p>-0.39819004524886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20272000" calcext:value-type="float">
            <text:p>320272000</text:p>
          </table:table-cell>
          <table:table-cell office:value-type="float" office:value="1626327000" calcext:value-type="float">
            <text:p>1626327000</text:p>
          </table:table-cell>
          <table:table-cell office:value-type="float" office:value="0.196929645760047" calcext:value-type="float">
            <text:p>0.19692964576004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0.11" calcext:value-type="float">
            <text:p>20.11</text:p>
          </table:table-cell>
          <table:table-cell office:value-type="float" office:value="1638052428.31" calcext:value-type="float">
            <text:p>1638052428.31</text:p>
          </table:table-cell>
          <table:table-cell office:value-type="float" office:value="2.720660259" calcext:value-type="float">
            <text:p>2.720660259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0176436" calcext:value-type="float">
            <text:p>10176436</text:p>
          </table:table-cell>
          <table:table-cell office:value-type="float" office:value="0.193006031180063" calcext:value-type="float">
            <text:p>0.19300603118006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15688750872833" calcext:value-type="float">
            <text:p>0.03156887508728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09967827515716" calcext:value-type="float">
            <text:p>2.0996782751571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3.75" calcext:value-type="float">
            <text:p>43.75</text:p>
          </table:table-cell>
          <table:table-cell office:value-type="float" office:value="43.76" calcext:value-type="float">
            <text:p>43.76</text:p>
          </table:table-cell>
          <table:table-cell office:value-type="float" office:value="0.000228545309107485" calcext:value-type="float">
            <text:p>0.000228545309107</text:p>
          </table:table-cell>
          <table:table-cell office:value-type="float" office:value="0.640377358490566" calcext:value-type="float">
            <text:p>0.64037735849056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3.75" calcext:value-type="float">
            <text:p>43.75</text:p>
          </table:table-cell>
          <table:table-cell office:value-type="float" office:value="2572973462.5" calcext:value-type="float">
            <text:p>2572973462.5</text:p>
          </table:table-cell>
          <table:table-cell office:value-type="float" office:value="5.56031089144866" calcext:value-type="float">
            <text:p>5.56031089144866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9015036" calcext:value-type="float">
            <text:p>9015036</text:p>
          </table:table-cell>
          <table:table-cell office:value-type="float" office:value="0.192962948693251" calcext:value-type="float">
            <text:p>0.19296294869325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97050742345125" calcext:value-type="float">
            <text:p>0.01970507423451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30101345989914" calcext:value-type="float">
            <text:p>2.30101345989914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1.75" calcext:value-type="float">
            <text:p>41.75</text:p>
          </table:table-cell>
          <table:table-cell office:value-type="float" office:value="41.76" calcext:value-type="float">
            <text:p>41.76</text:p>
          </table:table-cell>
          <table:table-cell office:value-type="float" office:value="0.000239492276374039" calcext:value-type="float">
            <text:p>0.000239492276374</text:p>
          </table:table-cell>
          <table:table-cell office:value-type="float" office:value="-0.133227055340469" calcext:value-type="float">
            <text:p>-0.13322705534046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1.73" calcext:value-type="float">
            <text:p>41.73</text:p>
          </table:table-cell>
          <table:table-cell office:value-type="float" office:value="2012279773.13999" calcext:value-type="float">
            <text:p>2012279773.13999</text:p>
          </table:table-cell>
          <table:table-cell office:value-type="float" office:value="2.586223536" calcext:value-type="float">
            <text:p>2.586223536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9782558" calcext:value-type="float">
            <text:p>39782558</text:p>
          </table:table-cell>
          <table:table-cell office:value-type="float" office:value="0.192962305263327" calcext:value-type="float">
            <text:p>0.19296230526332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73083509857989" calcext:value-type="float">
            <text:p>0.01730835098579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88771962992538" calcext:value-type="float">
            <text:p>3.8877196299253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.93" calcext:value-type="float">
            <text:p>7.93</text:p>
          </table:table-cell>
          <table:table-cell office:value-type="float" office:value="10.5" calcext:value-type="float">
            <text:p>10.5</text:p>
          </table:table-cell>
          <table:table-cell office:value-type="float" office:value="0.278893109061313" calcext:value-type="float">
            <text:p>0.278893109061313</text:p>
          </table:table-cell>
          <table:table-cell office:value-type="float" office:value="-0.0372285418821096" calcext:value-type="float">
            <text:p>-0.0372285418821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6754000" calcext:value-type="float">
            <text:p>306754000</text:p>
          </table:table-cell>
          <table:table-cell office:value-type="float" office:value="2079564000" calcext:value-type="float">
            <text:p>2079564000</text:p>
          </table:table-cell>
          <table:table-cell office:value-type="float" office:value="0.147508804730222" calcext:value-type="float">
            <text:p>0.14750880473022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.87" calcext:value-type="float">
            <text:p>8.87</text:p>
          </table:table-cell>
          <table:table-cell office:value-type="float" office:value="2155989687.25" calcext:value-type="float">
            <text:p>2155989687.25</text:p>
          </table:table-cell>
          <table:table-cell office:value-type="float" office:value="1.503209379" calcext:value-type="float">
            <text:p>1.503209379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0531020" calcext:value-type="float">
            <text:p>60531020</text:p>
          </table:table-cell>
          <table:table-cell office:value-type="float" office:value="0.192843348083865" calcext:value-type="float">
            <text:p>0.19284334808386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02177298319776" calcext:value-type="float">
            <text:p>0.03021772983197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194555458710977" calcext:value-type="float">
            <text:p>1.94555458710977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0.00508905852417303" calcext:value-type="float">
            <text:p>0.005089058524173</text:p>
          </table:table-cell>
          <table:table-cell office:value-type="float" office:value="-0.1284046692607" calcext:value-type="float">
            <text:p>-0.128404669260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.97" calcext:value-type="float">
            <text:p>1.97</text:p>
          </table:table-cell>
          <table:table-cell office:value-type="float" office:value="664418710.569999" calcext:value-type="float">
            <text:p>664418710.569999</text:p>
          </table:table-cell>
          <table:table-cell office:value-type="float" office:value="1.303217275" calcext:value-type="float">
            <text:p>1.303217275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19939088" calcext:value-type="float">
            <text:p>19939088</text:p>
          </table:table-cell>
          <table:table-cell office:value-type="float" office:value="0.192834506769826" calcext:value-type="float">
            <text:p>0.192834506769826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190381633660783" calcext:value-type="float">
            <text:p>0.01903816336607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00689161738881768" calcext:value-type="float">
            <text:p>6.89161738881768E-10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26" calcext:value-type="float">
            <text:p>26</text:p>
          </table:table-cell>
          <table:table-cell office:value-type="float" office:value="26.01" calcext:value-type="float">
            <text:p>26.01</text:p>
          </table:table-cell>
          <table:table-cell office:value-type="float" office:value="0.00038454143433961" calcext:value-type="float">
            <text:p>0.00038454143434</text:p>
          </table:table-cell>
          <table:table-cell office:value-type="float" office:value="0.00734956361966009" calcext:value-type="float">
            <text:p>0.00734956361966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369800000" calcext:value-type="float">
            <text:p>369800000</text:p>
          </table:table-cell>
          <table:table-cell office:value-type="float" office:value="9288900000" calcext:value-type="float">
            <text:p>9288900000</text:p>
          </table:table-cell>
          <table:table-cell office:value-type="float" office:value="0.0398109571639268" calcext:value-type="float">
            <text:p>0.039810957163927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26" calcext:value-type="float">
            <text:p>26</text:p>
          </table:table-cell>
          <table:table-cell office:value-type="float" office:value="4297082608" calcext:value-type="float">
            <text:p>4297082608</text:p>
          </table:table-cell>
          <table:table-cell office:value-type="float" office:value="1.843995366" calcext:value-type="float">
            <text:p>1.843995366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13493050" calcext:value-type="float">
            <text:p>13493050</text:p>
          </table:table-cell>
          <table:table-cell office:value-type="float" office:value="0.192757857142857" calcext:value-type="float">
            <text:p>0.192757857142857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300105595310678" calcext:value-type="float">
            <text:p>0.03001055953106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018372956639092" calcext:value-type="float">
            <text:p>1.8372956639092E-09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9.43" calcext:value-type="float">
            <text:p>19.43</text:p>
          </table:table-cell>
          <table:table-cell office:value-type="float" office:value="19.44" calcext:value-type="float">
            <text:p>19.44</text:p>
          </table:table-cell>
          <table:table-cell office:value-type="float" office:value="0.000514535631592568" calcext:value-type="float">
            <text:p>0.000514535631593</text:p>
          </table:table-cell>
          <table:table-cell office:value-type="float" office:value="-0.537714285714286" calcext:value-type="float">
            <text:p>-0.53771428571428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583200000" calcext:value-type="float">
            <text:p>583200000</text:p>
          </table:table-cell>
          <table:table-cell office:value-type="float" office:value="880500000" calcext:value-type="float">
            <text:p>880500000</text:p>
          </table:table-cell>
          <table:table-cell office:value-type="float" office:value="0.662350936967632" calcext:value-type="float">
            <text:p>0.662350936967632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19.43" calcext:value-type="float">
            <text:p>19.43</text:p>
          </table:table-cell>
          <table:table-cell office:value-type="float" office:value="1323018447.33" calcext:value-type="float">
            <text:p>1323018447.33</text:p>
          </table:table-cell>
          <table:table-cell office:value-type="float" office:value="1.805407286" calcext:value-type="float">
            <text:p>1.805407286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8863244" calcext:value-type="float">
            <text:p>8863244</text:p>
          </table:table-cell>
          <table:table-cell office:value-type="float" office:value="0.192683406161003" calcext:value-type="float">
            <text:p>0.1926834061610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88103058520775" calcext:value-type="float">
            <text:p>0.03881030585207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816508387227734" calcext:value-type="float">
            <text:p>8.16508387227734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.43" calcext:value-type="float">
            <text:p>20.43</text:p>
          </table:table-cell>
          <table:table-cell office:value-type="float" office:value="20.46" calcext:value-type="float">
            <text:p>20.46</text:p>
          </table:table-cell>
          <table:table-cell office:value-type="float" office:value="0.0014673514306677" calcext:value-type="float">
            <text:p>0.001467351430668</text:p>
          </table:table-cell>
          <table:table-cell office:value-type="float" office:value="-0.0586206896551725" calcext:value-type="float">
            <text:p>-0.05862068965517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.43" calcext:value-type="float">
            <text:p>20.43</text:p>
          </table:table-cell>
          <table:table-cell office:value-type="float" office:value="971616865.77" calcext:value-type="float">
            <text:p>971616865.77</text:p>
          </table:table-cell>
          <table:table-cell office:value-type="float" office:value="1.611910533" calcext:value-type="float">
            <text:p>1.611910533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998574" calcext:value-type="float">
            <text:p>8998574</text:p>
          </table:table-cell>
          <table:table-cell office:value-type="float" office:value="0.192610586699202" calcext:value-type="float">
            <text:p>0.19261058669920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51041122154345" calcext:value-type="float">
            <text:p>0.02510411221543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41722244931729" calcext:value-type="float">
            <text:p>2.4172224493172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6.84" calcext:value-type="float">
            <text:p>46.84</text:p>
          </table:table-cell>
          <table:table-cell office:value-type="float" office:value="46.86" calcext:value-type="float">
            <text:p>46.86</text:p>
          </table:table-cell>
          <table:table-cell office:value-type="float" office:value="0.000426894343649862" calcext:value-type="float">
            <text:p>0.00042689434365</text:p>
          </table:table-cell>
          <table:table-cell office:value-type="float" office:value="0.096096691103626" calcext:value-type="float">
            <text:p>0.09609669110362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6.86" calcext:value-type="float">
            <text:p>46.86</text:p>
          </table:table-cell>
          <table:table-cell office:value-type="float" office:value="2268080466.3" calcext:value-type="float">
            <text:p>2268080466.3</text:p>
          </table:table-cell>
          <table:table-cell office:value-type="float" office:value="2.848679265" calcext:value-type="float">
            <text:p>2.848679265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5-01</text:p>
          </table:table-cell>
          <table:table-cell office:value-type="float" office:value="4135199" calcext:value-type="float">
            <text:p>4135199</text:p>
          </table:table-cell>
          <table:table-cell office:value-type="float" office:value="0.192594257194808" calcext:value-type="float">
            <text:p>0.192594257194808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163845131275683" calcext:value-type="float">
            <text:p>0.016384513127568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0.0000000261518886717821" calcext:value-type="float">
            <text:p>2.61518886717821E-08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17.323286" calcext:value-type="float">
            <text:p>17.323286</text:p>
          </table:table-cell>
          <table:table-cell office:value-type="float" office:value="17.333168" calcext:value-type="float">
            <text:p>17.333168</text:p>
          </table:table-cell>
          <table:table-cell office:value-type="float" office:value="0.000570283387908126" calcext:value-type="float">
            <text:p>0.000570283387908</text:p>
          </table:table-cell>
          <table:table-cell office:value-type="float" office:value="-0.0136475418401541" calcext:value-type="float">
            <text:p>-0.013647541840154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5-31</text:p>
          </table:table-cell>
          <table:table-cell office:value-type="float" office:value="17.333168" calcext:value-type="float">
            <text:p>17.333168</text:p>
          </table:table-cell>
          <table:table-cell office:value-type="float" office:value="361401807.44" calcext:value-type="float">
            <text:p>361401807.44</text:p>
          </table:table-cell>
          <table:table-cell office:value-type="float" office:value="1.081901698" calcext:value-type="float">
            <text:p>1.08190169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5-01</text:p>
          </table:table-cell>
          <table:table-cell office:value-type="float" office:value="4497976" calcext:value-type="float">
            <text:p>4497976</text:p>
          </table:table-cell>
          <table:table-cell office:value-type="float" office:value="0.19259156497538" calcext:value-type="float">
            <text:p>0.19259156497538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131760264729503" calcext:value-type="float">
            <text:p>0.01317602647295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000000035096479427975" calcext:value-type="float">
            <text:p>3.5096479427975E-09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58.64" calcext:value-type="float">
            <text:p>58.64</text:p>
          </table:table-cell>
          <table:table-cell office:value-type="float" office:value="58.67" calcext:value-type="float">
            <text:p>58.67</text:p>
          </table:table-cell>
          <table:table-cell office:value-type="float" office:value="0.000511465348222677" calcext:value-type="float">
            <text:p>0.000511465348223</text:p>
          </table:table-cell>
          <table:table-cell office:value-type="float" office:value="0.274075713969449" calcext:value-type="float">
            <text:p>0.274075713969449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58.63" calcext:value-type="float">
            <text:p>58.63</text:p>
          </table:table-cell>
          <table:table-cell office:value-type="float" office:value="1368387966.66" calcext:value-type="float">
            <text:p>1368387966.66</text:p>
          </table:table-cell>
          <table:table-cell office:value-type="float" office:value="1.087469011" calcext:value-type="float">
            <text:p>1.087469011</text:p>
          </table:table-cell>
        </table:table-row>
        <table:table-row table:style-name="ro1">
          <table:table-cell office:value-type="string" calcext:value-type="string">
            <text:p>CUB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243068" calcext:value-type="float">
            <text:p>5243068</text:p>
          </table:table-cell>
          <table:table-cell office:value-type="float" office:value="0.192554555804473" calcext:value-type="float">
            <text:p>0.19255455580447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42467682596842" calcext:value-type="float">
            <text:p>0.02424676825968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23363211612933" calcext:value-type="float">
            <text:p>5.23363211612933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.73" calcext:value-type="float">
            <text:p>53.73</text:p>
          </table:table-cell>
          <table:table-cell office:value-type="float" office:value="53.74" calcext:value-type="float">
            <text:p>53.74</text:p>
          </table:table-cell>
          <table:table-cell office:value-type="float" office:value="0.00018609844607807" calcext:value-type="float">
            <text:p>0.000186098446078</text:p>
          </table:table-cell>
          <table:table-cell office:value-type="float" office:value="0.0379983036471585" calcext:value-type="float">
            <text:p>0.0379983036471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67506000" calcext:value-type="float">
            <text:p>367506000</text:p>
          </table:table-cell>
          <table:table-cell office:value-type="float" office:value="1304883000" calcext:value-type="float">
            <text:p>1304883000</text:p>
          </table:table-cell>
          <table:table-cell office:value-type="float" office:value="0.281639043500452" calcext:value-type="float">
            <text:p>0.28163904350045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.74" calcext:value-type="float">
            <text:p>53.74</text:p>
          </table:table-cell>
          <table:table-cell office:value-type="float" office:value="1673086936.34" calcext:value-type="float">
            <text:p>1673086936.34</text:p>
          </table:table-cell>
          <table:table-cell office:value-type="float" office:value="2.09204366102396" calcext:value-type="float">
            <text:p>2.09204366102396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7-01</text:p>
          </table:table-cell>
          <table:table-cell office:value-type="float" office:value="4468133" calcext:value-type="float">
            <text:p>4468133</text:p>
          </table:table-cell>
          <table:table-cell office:value-type="float" office:value="0.192359781298433" calcext:value-type="float">
            <text:p>0.192359781298433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100566262056042" calcext:value-type="float">
            <text:p>0.010056626205604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0.0000000023064161347459" calcext:value-type="float">
            <text:p>2.3064161347459E-09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45.52" calcext:value-type="float">
            <text:p>45.52</text:p>
          </table:table-cell>
          <table:table-cell office:value-type="float" office:value="45.54" calcext:value-type="float">
            <text:p>45.54</text:p>
          </table:table-cell>
          <table:table-cell office:value-type="float" office:value="0.000439270810454558" calcext:value-type="float">
            <text:p>0.000439270810455</text:p>
          </table:table-cell>
          <table:table-cell office:value-type="float" office:value="0.261710239651416" calcext:value-type="float">
            <text:p>0.261710239651416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07-31</text:p>
          </table:table-cell>
          <table:table-cell office:value-type="float" office:value="45.54" calcext:value-type="float">
            <text:p>45.54</text:p>
          </table:table-cell>
          <table:table-cell office:value-type="float" office:value="1063541068.92" calcext:value-type="float">
            <text:p>1063541068.92</text:p>
          </table:table-cell>
          <table:table-cell office:value-type="float" office:value="0.894952116" calcext:value-type="float">
            <text:p>0.894952116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712729" calcext:value-type="float">
            <text:p>6712729</text:p>
          </table:table-cell>
          <table:table-cell office:value-type="float" office:value="0.192303234308305" calcext:value-type="float">
            <text:p>0.19230323430830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6418144124088" calcext:value-type="float">
            <text:p>0.02641814412408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01017541883397" calcext:value-type="float">
            <text:p>4.0101754188339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48" calcext:value-type="float">
            <text:p>21.48</text:p>
          </table:table-cell>
          <table:table-cell office:value-type="float" office:value="21.5" calcext:value-type="float">
            <text:p>21.5</text:p>
          </table:table-cell>
          <table:table-cell office:value-type="float" office:value="0.000930665425779412" calcext:value-type="float">
            <text:p>0.000930665425779</text:p>
          </table:table-cell>
          <table:table-cell office:value-type="float" office:value="0.273885350318471" calcext:value-type="float">
            <text:p>0.2738853503184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.5" calcext:value-type="float">
            <text:p>21.5</text:p>
          </table:table-cell>
          <table:table-cell office:value-type="float" office:value="742516668.5" calcext:value-type="float">
            <text:p>742516668.5</text:p>
          </table:table-cell>
          <table:table-cell office:value-type="float" office:value="1.017172151" calcext:value-type="float">
            <text:p>1.017172151</text:p>
          </table:table-cell>
        </table:table-row>
        <table:table-row table:style-name="ro1">
          <table:table-cell office:value-type="string" calcext:value-type="string">
            <text:p>NSTG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562838" calcext:value-type="float">
            <text:p>4562838</text:p>
          </table:table-cell>
          <table:table-cell office:value-type="float" office:value="0.192273313387552" calcext:value-type="float">
            <text:p>0.19227331338755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89833609486111" calcext:value-type="float">
            <text:p>0.02898336094861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210357413245921" calcext:value-type="float">
            <text:p>2.10357413245921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3" calcext:value-type="float">
            <text:p>17.3</text:p>
          </table:table-cell>
          <table:table-cell office:value-type="float" office:value="0.00115673799884324" calcext:value-type="float">
            <text:p>0.001156737998843</text:p>
          </table:table-cell>
          <table:table-cell office:value-type="float" office:value="1.01437908496732" calcext:value-type="float">
            <text:p>1.014379084967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3025000" calcext:value-type="float">
            <text:p>83025000</text:p>
          </table:table-cell>
          <table:table-cell office:value-type="float" office:value="136762000" calcext:value-type="float">
            <text:p>136762000</text:p>
          </table:table-cell>
          <table:table-cell office:value-type="float" office:value="0.607076527105482" calcext:value-type="float">
            <text:p>0.60707652710548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.27" calcext:value-type="float">
            <text:p>17.27</text:p>
          </table:table-cell>
          <table:table-cell office:value-type="float" office:value="532459953.19" calcext:value-type="float">
            <text:p>532459953.19</text:p>
          </table:table-cell>
          <table:table-cell office:value-type="float" office:value="10.202181626" calcext:value-type="float">
            <text:p>10.202181626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7531061" calcext:value-type="float">
            <text:p>7531061</text:p>
          </table:table-cell>
          <table:table-cell office:value-type="float" office:value="0.192266045442941" calcext:value-type="float">
            <text:p>0.19226604544294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54265165848405" calcext:value-type="float">
            <text:p>0.00542651658484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17376130437553" calcext:value-type="float">
            <text:p>1.7376130437553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3" calcext:value-type="float">
            <text:p>22.63</text:p>
          </table:table-cell>
          <table:table-cell office:value-type="float" office:value="0.000441988950276155" calcext:value-type="float">
            <text:p>0.000441988950276</text:p>
          </table:table-cell>
          <table:table-cell office:value-type="float" office:value="-0.0328209389281263" calcext:value-type="float">
            <text:p>-0.03282093892812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2.63" calcext:value-type="float">
            <text:p>22.63</text:p>
          </table:table-cell>
          <table:table-cell office:value-type="float" office:value="948258621.49" calcext:value-type="float">
            <text:p>948258621.49</text:p>
          </table:table-cell>
          <table:table-cell office:value-type="float" office:value="0.76166117" calcext:value-type="float">
            <text:p>0.76166117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5907384" calcext:value-type="float">
            <text:p>35907384</text:p>
          </table:table-cell>
          <table:table-cell office:value-type="float" office:value="0.192193444511059" calcext:value-type="float">
            <text:p>0.1921934445110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14895472539083" calcext:value-type="float">
            <text:p>0.0414895472539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52327448914136" calcext:value-type="float">
            <text:p>7.5232744891413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86" calcext:value-type="float">
            <text:p>4.86</text:p>
          </table:table-cell>
          <table:table-cell office:value-type="float" office:value="4.87" calcext:value-type="float">
            <text:p>4.87</text:p>
          </table:table-cell>
          <table:table-cell office:value-type="float" office:value="0.00205549845837611" calcext:value-type="float">
            <text:p>0.002055498458376</text:p>
          </table:table-cell>
          <table:table-cell office:value-type="float" office:value="-0.122191011235955" calcext:value-type="float">
            <text:p>-0.12219101123595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.86" calcext:value-type="float">
            <text:p>4.86</text:p>
          </table:table-cell>
          <table:table-cell office:value-type="float" office:value="904321880.46" calcext:value-type="float">
            <text:p>904321880.46</text:p>
          </table:table-cell>
          <table:table-cell office:value-type="float" office:value="0.906087840804525" calcext:value-type="float">
            <text:p>0.906087840804525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3370074" calcext:value-type="float">
            <text:p>13370074</text:p>
          </table:table-cell>
          <table:table-cell office:value-type="float" office:value="0.19216779015451" calcext:value-type="float">
            <text:p>0.192167790154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72388172427999" calcext:value-type="float">
            <text:p>0.02723881724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41642767883451" calcext:value-type="float">
            <text:p>3.4164276788345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" calcext:value-type="float">
            <text:p>31</text:p>
          </table:table-cell>
          <table:table-cell office:value-type="float" office:value="31.03" calcext:value-type="float">
            <text:p>31.03</text:p>
          </table:table-cell>
          <table:table-cell office:value-type="float" office:value="0.000967273899725976" calcext:value-type="float">
            <text:p>0.000967273899726</text:p>
          </table:table-cell>
          <table:table-cell office:value-type="float" office:value="0.0186100610642629" calcext:value-type="float">
            <text:p>0.01861006106426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8887000" calcext:value-type="float">
            <text:p>198887000</text:p>
          </table:table-cell>
          <table:table-cell office:value-type="float" office:value="766628000" calcext:value-type="float">
            <text:p>766628000</text:p>
          </table:table-cell>
          <table:table-cell office:value-type="float" office:value="0.259430910428526" calcext:value-type="float">
            <text:p>0.25943091042852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.03" calcext:value-type="float">
            <text:p>31.03</text:p>
          </table:table-cell>
          <table:table-cell office:value-type="float" office:value="2193891158.83" calcext:value-type="float">
            <text:p>2193891158.83</text:p>
          </table:table-cell>
          <table:table-cell office:value-type="float" office:value="3.077397701" calcext:value-type="float">
            <text:p>3.077397701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0-11-01</text:p>
          </table:table-cell>
          <table:table-cell office:value-type="float" office:value="3868821" calcext:value-type="float">
            <text:p>3868821</text:p>
          </table:table-cell>
          <table:table-cell office:value-type="float" office:value="0.192150089622869" calcext:value-type="float">
            <text:p>0.192150089622869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230555314372121" calcext:value-type="float">
            <text:p>0.023055531437212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0.0000000734403897666522" calcext:value-type="float">
            <text:p>7.34403897666522E-08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10.040005" calcext:value-type="float">
            <text:p>10.040005</text:p>
          </table:table-cell>
          <table:table-cell office:value-type="float" office:value="10.046672" calcext:value-type="float">
            <text:p>10.046672</text:p>
          </table:table-cell>
          <table:table-cell office:value-type="float" office:value="0.000663823090300123" calcext:value-type="float">
            <text:p>0.0006638230903</text:p>
          </table:table-cell>
          <table:table-cell office:value-type="float" office:value="0.00416088765603337" calcext:value-type="float">
            <text:p>0.004160887656033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652033000" calcext:value-type="float">
            <text:p>652033000</text:p>
          </table:table-cell>
          <table:table-cell office:value-type="float" office:value="466426000" calcext:value-type="float">
            <text:p>466426000</text:p>
          </table:table-cell>
          <table:table-cell office:value-type="float" office:value="1.39793450622392" calcext:value-type="float">
            <text:p>1.39793450622392</text:p>
          </table:table-cell>
          <table:table-cell table:style-name="ce15" office:value-type="string" calcext:value-type="string">
            <text:p>2010-11-30</text:p>
          </table:table-cell>
          <table:table-cell office:value-type="float" office:value="10.046672" calcext:value-type="float">
            <text:p>10.046672</text:p>
          </table:table-cell>
          <table:table-cell office:value-type="float" office:value="239616692.15" calcext:value-type="float">
            <text:p>239616692.15</text:p>
          </table:table-cell>
          <table:table-cell office:value-type="float" office:value="1.165891707" calcext:value-type="float">
            <text:p>1.165891707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166648" calcext:value-type="float">
            <text:p>6166648</text:p>
          </table:table-cell>
          <table:table-cell office:value-type="float" office:value="0.192125369972272" calcext:value-type="float">
            <text:p>0.19212536997227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0982013940433" calcext:value-type="float">
            <text:p>0.01098201394043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20793167608058" calcext:value-type="float">
            <text:p>3.2079316760805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7.829455" calcext:value-type="float">
            <text:p>37.829455</text:p>
          </table:table-cell>
          <table:table-cell office:value-type="float" office:value="37.854261" calcext:value-type="float">
            <text:p>37.854261</text:p>
          </table:table-cell>
          <table:table-cell office:value-type="float" office:value="0.000655517495996238" calcext:value-type="float">
            <text:p>0.000655517495996</text:p>
          </table:table-cell>
          <table:table-cell office:value-type="float" office:value="0.48844537815126" calcext:value-type="float">
            <text:p>0.4884453781512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7.829455" calcext:value-type="float">
            <text:p>37.829455</text:p>
          </table:table-cell>
          <table:table-cell office:value-type="float" office:value="1999145747.1" calcext:value-type="float">
            <text:p>1999145747.1</text:p>
          </table:table-cell>
          <table:table-cell office:value-type="float" office:value="1.64049401735713" calcext:value-type="float">
            <text:p>1.64049401735713</text:p>
          </table:table-cell>
        </table:table-row>
        <table:table-row table:style-name="ro1">
          <table:table-cell office:value-type="string" calcext:value-type="string">
            <text:p>CYH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1464198" calcext:value-type="float">
            <text:p>21464198</text:p>
          </table:table-cell>
          <table:table-cell office:value-type="float" office:value="0.192039300054344" calcext:value-type="float">
            <text:p>0.19203930005434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37183655173057" calcext:value-type="float">
            <text:p>0.04371836551730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214899104127351" calcext:value-type="float">
            <text:p>2.14899104127351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.74" calcext:value-type="float">
            <text:p>4.74</text:p>
          </table:table-cell>
          <table:table-cell office:value-type="float" office:value="4.75" calcext:value-type="float">
            <text:p>4.75</text:p>
          </table:table-cell>
          <table:table-cell office:value-type="float" office:value="0.00210748155953631" calcext:value-type="float">
            <text:p>0.002107481559536</text:p>
          </table:table-cell>
          <table:table-cell office:value-type="float" office:value="-0.305494505494505" calcext:value-type="float">
            <text:p>-0.3054945054945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2681000000" calcext:value-type="float">
            <text:p>12681000000</text:p>
          </table:table-cell>
          <table:table-cell office:value-type="float" office:value="17450000000" calcext:value-type="float">
            <text:p>17450000000</text:p>
          </table:table-cell>
          <table:table-cell office:value-type="float" office:value="0.726704871060172" calcext:value-type="float">
            <text:p>0.72670487106017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.75" calcext:value-type="float">
            <text:p>4.75</text:p>
          </table:table-cell>
          <table:table-cell office:value-type="float" office:value="552350966.5" calcext:value-type="float">
            <text:p>552350966.5</text:p>
          </table:table-cell>
          <table:table-cell office:value-type="float" office:value="-0.458227454" calcext:value-type="float">
            <text:p>-0.458227454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6574856" calcext:value-type="float">
            <text:p>6574856</text:p>
          </table:table-cell>
          <table:table-cell office:value-type="float" office:value="0.192017055576648" calcext:value-type="float">
            <text:p>0.19201705557664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91943180254978" calcext:value-type="float">
            <text:p>0.01919431802549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277563320628712" calcext:value-type="float">
            <text:p>2.77563320628712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42.07" calcext:value-type="float">
            <text:p>42.07</text:p>
          </table:table-cell>
          <table:table-cell office:value-type="float" office:value="42.09" calcext:value-type="float">
            <text:p>42.09</text:p>
          </table:table-cell>
          <table:table-cell office:value-type="float" office:value="0.000475285171102736" calcext:value-type="float">
            <text:p>0.000475285171103</text:p>
          </table:table-cell>
          <table:table-cell office:value-type="float" office:value="0.599758648431215" calcext:value-type="float">
            <text:p>0.59975864843121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27619000" calcext:value-type="float">
            <text:p>127619000</text:p>
          </table:table-cell>
          <table:table-cell office:value-type="float" office:value="736496000" calcext:value-type="float">
            <text:p>736496000</text:p>
          </table:table-cell>
          <table:table-cell office:value-type="float" office:value="0.173278605722231" calcext:value-type="float">
            <text:p>0.173278605722231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42.09" calcext:value-type="float">
            <text:p>42.09</text:p>
          </table:table-cell>
          <table:table-cell office:value-type="float" office:value="2020017036.18" calcext:value-type="float">
            <text:p>2020017036.18</text:p>
          </table:table-cell>
          <table:table-cell office:value-type="float" office:value="2.731052187" calcext:value-type="float">
            <text:p>2.731052187</text:p>
          </table:table-cell>
        </table:table-row>
        <table:table-row table:style-name="ro1">
          <table:table-cell office:value-type="string" calcext:value-type="string">
            <text:p>WPG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35865761" calcext:value-type="float">
            <text:p>35865761</text:p>
          </table:table-cell>
          <table:table-cell office:value-type="float" office:value="0.191970658363762" calcext:value-type="float">
            <text:p>0.19197065836376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94037882151683" calcext:value-type="float">
            <text:p>0.01940378821516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3574707353584" calcext:value-type="float">
            <text:p>3.3574707353584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02" calcext:value-type="float">
            <text:p>8.02</text:p>
          </table:table-cell>
          <table:table-cell office:value-type="float" office:value="8.03" calcext:value-type="float">
            <text:p>8.03</text:p>
          </table:table-cell>
          <table:table-cell office:value-type="float" office:value="0.00124610591900309" calcext:value-type="float">
            <text:p>0.001246105919003</text:p>
          </table:table-cell>
          <table:table-cell office:value-type="float" office:value="-0.100886917960089" calcext:value-type="float">
            <text:p>-0.10088691796008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19538000" calcext:value-type="float">
            <text:p>519538000</text:p>
          </table:table-cell>
          <table:table-cell office:value-type="float" office:value="4451407000" calcext:value-type="float">
            <text:p>4451407000</text:p>
          </table:table-cell>
          <table:table-cell office:value-type="float" office:value="0.116713210003039" calcext:value-type="float">
            <text:p>0.11671321000303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03" calcext:value-type="float">
            <text:p>8.03</text:p>
          </table:table-cell>
          <table:table-cell office:value-type="float" office:value="1493981885.43999" calcext:value-type="float">
            <text:p>1493981885.43999</text:p>
          </table:table-cell>
          <table:table-cell office:value-type="float" office:value="1.435503784" calcext:value-type="float">
            <text:p>1.435503784</text:p>
          </table:table-cell>
        </table:table-row>
        <table:table-row table:style-name="ro1">
          <table:table-cell office:value-type="string" calcext:value-type="string">
            <text:p>WEN.OQ</text:p>
          </table:table-cell>
          <table:table-cell table:style-name="ce15" office:value-type="string" calcext:value-type="string">
            <text:p>2008-12-01</text:p>
          </table:table-cell>
          <table:table-cell office:value-type="float" office:value="17728589" calcext:value-type="float">
            <text:p>17728589</text:p>
          </table:table-cell>
          <table:table-cell office:value-type="float" office:value="0.191953020279561" calcext:value-type="float">
            <text:p>0.191953020279561</text:p>
          </table:table-cell>
          <table:table-cell table:style-name="ce15" office:value-type="string" calcext:value-type="string">
            <text:p>2008-12-31</text:p>
          </table:table-cell>
          <table:table-cell office:value-type="float" office:value="0.050268794533869" calcext:value-type="float">
            <text:p>0.050268794533869</text:p>
          </table:table-cell>
          <table:table-cell table:style-name="ce15" office:value-type="string" calcext:value-type="string">
            <text:p>2008-12-31</text:p>
          </table:table-cell>
          <table:table-cell office:value-type="float" office:value="0.00000000903392922761032" calcext:value-type="float">
            <text:p>9.03392922761032E-09</text:p>
          </table:table-cell>
          <table:table-cell table:style-name="ce15" office:value-type="string" calcext:value-type="string">
            <text:p>2008-12-31</text:p>
          </table:table-cell>
          <table:table-cell office:value-type="float" office:value="4.92" calcext:value-type="float">
            <text:p>4.92</text:p>
          </table:table-cell>
          <table:table-cell office:value-type="float" office:value="4.94" calcext:value-type="float">
            <text:p>4.94</text:p>
          </table:table-cell>
          <table:table-cell office:value-type="float" office:value="0.00405679513184594" calcext:value-type="float">
            <text:p>0.004056795131846</text:p>
          </table:table-cell>
          <table:table-cell office:value-type="float" office:value="-0.530131874941218" calcext:value-type="float">
            <text:p>-0.530131874941218</text:p>
          </table:table-cell>
          <table:table-cell table:style-name="ce15" office:value-type="string" calcext:value-type="string">
            <text:p>2008-12-31</text:p>
          </table:table-cell>
          <table:table-cell office:value-type="float" office:value="280784000" calcext:value-type="float">
            <text:p>280784000</text:p>
          </table:table-cell>
          <table:table-cell office:value-type="float" office:value="1454567000" calcext:value-type="float">
            <text:p>1454567000</text:p>
          </table:table-cell>
          <table:table-cell office:value-type="float" office:value="0.193036140652167" calcext:value-type="float">
            <text:p>0.193036140652167</text:p>
          </table:table-cell>
          <table:table-cell table:style-name="ce15" office:value-type="string" calcext:value-type="string">
            <text:p>2008-12-31</text:p>
          </table:table-cell>
          <table:table-cell office:value-type="float" office:value="4.94" calcext:value-type="float">
            <text:p>4.94</text:p>
          </table:table-cell>
          <table:table-cell office:value-type="float" office:value="2320662525.48" calcext:value-type="float">
            <text:p>2320662525.48</text:p>
          </table:table-cell>
          <table:table-cell office:value-type="float" office:value="6.943206174" calcext:value-type="float">
            <text:p>6.943206174</text:p>
          </table:table-cell>
        </table:table-row>
        <table:table-row table:style-name="ro1">
          <table:table-cell office:value-type="string" calcext:value-type="string">
            <text:p>DN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5037049" calcext:value-type="float">
            <text:p>75037049</text:p>
          </table:table-cell>
          <table:table-cell office:value-type="float" office:value="0.191945956800229" calcext:value-type="float">
            <text:p>0.19194595680022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656804648353292" calcext:value-type="float">
            <text:p>0.06568046483532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43800217358005" calcext:value-type="float">
            <text:p>3.4380021735800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0.00290275761973882" calcext:value-type="float">
            <text:p>0.002902757619739</text:p>
          </table:table-cell>
          <table:table-cell office:value-type="float" office:value="4.04065040650406" calcext:value-type="float">
            <text:p>4.0406504065040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167880000" calcext:value-type="float">
            <text:p>1167880000</text:p>
          </table:table-cell>
          <table:table-cell office:value-type="float" office:value="4471299000" calcext:value-type="float">
            <text:p>4471299000</text:p>
          </table:table-cell>
          <table:table-cell office:value-type="float" office:value="0.261194789254756" calcext:value-type="float">
            <text:p>0.2611947892547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45" calcext:value-type="float">
            <text:p>3.45</text:p>
          </table:table-cell>
          <table:table-cell office:value-type="float" office:value="1588885318.05" calcext:value-type="float">
            <text:p>1588885318.05</text:p>
          </table:table-cell>
          <table:table-cell office:value-type="float" office:value="1.781817553" calcext:value-type="float">
            <text:p>1.781817553</text:p>
          </table:table-cell>
        </table:table-row>
        <table:table-row table:style-name="ro1">
          <table:table-cell office:value-type="string" calcext:value-type="string">
            <text:p>FUL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667824" calcext:value-type="float">
            <text:p>9667824</text:p>
          </table:table-cell>
          <table:table-cell office:value-type="float" office:value="0.191936152471709" calcext:value-type="float">
            <text:p>0.1919361524717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1759036189268" calcext:value-type="float">
            <text:p>0.02175903618926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9916979494" calcext:value-type="float">
            <text:p>2.9916979494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4.45" calcext:value-type="float">
            <text:p>44.45</text:p>
          </table:table-cell>
          <table:table-cell office:value-type="float" office:value="44.46" calcext:value-type="float">
            <text:p>44.46</text:p>
          </table:table-cell>
          <table:table-cell office:value-type="float" office:value="0.000224946575188348" calcext:value-type="float">
            <text:p>0.000224946575188</text:p>
          </table:table-cell>
          <table:table-cell office:value-type="float" office:value="-0.0914366098118515" calcext:value-type="float">
            <text:p>-0.09143660981185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4834000" calcext:value-type="float">
            <text:p>614834000</text:p>
          </table:table-cell>
          <table:table-cell office:value-type="float" office:value="4373243000" calcext:value-type="float">
            <text:p>4373243000</text:p>
          </table:table-cell>
          <table:table-cell office:value-type="float" office:value="0.140589946636855" calcext:value-type="float">
            <text:p>0.14058994663685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4.46" calcext:value-type="float">
            <text:p>44.46</text:p>
          </table:table-cell>
          <table:table-cell office:value-type="float" office:value="2253931044.3" calcext:value-type="float">
            <text:p>2253931044.3</text:p>
          </table:table-cell>
          <table:table-cell office:value-type="float" office:value="1.998542456" calcext:value-type="float">
            <text:p>1.998542456</text:p>
          </table:table-cell>
        </table:table-row>
        <table:table-row table:style-name="ro1">
          <table:table-cell table:style-name="ce9" office:value-type="string" calcext:value-type="string">
            <text:p>ABM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073325" calcext:value-type="float">
            <text:p>11073325</text:p>
          </table:table-cell>
          <table:table-cell office:value-type="float" office:value="0.191912045060659" calcext:value-type="float">
            <text:p>0.19191204506065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16083872819685" calcext:value-type="float">
            <text:p>0.01160838728196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60316469310902" calcext:value-type="float">
            <text:p>1.6031646931090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8.01" calcext:value-type="float">
            <text:p>38.01</text:p>
          </table:table-cell>
          <table:table-cell office:value-type="float" office:value="38.02" calcext:value-type="float">
            <text:p>38.02</text:p>
          </table:table-cell>
          <table:table-cell office:value-type="float" office:value="0.000263054057608973" calcext:value-type="float">
            <text:p>0.000263054057609</text:p>
          </table:table-cell>
          <table:table-cell office:value-type="float" office:value="-0.0661054716513989" calcext:value-type="float">
            <text:p>-0.06610547165139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72400000" calcext:value-type="float">
            <text:p>572400000</text:p>
          </table:table-cell>
          <table:table-cell office:value-type="float" office:value="3812600000" calcext:value-type="float">
            <text:p>3812600000</text:p>
          </table:table-cell>
          <table:table-cell office:value-type="float" office:value="0.150133766983161" calcext:value-type="float">
            <text:p>0.15013376698316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8.03" calcext:value-type="float">
            <text:p>38.03</text:p>
          </table:table-cell>
          <table:table-cell office:value-type="float" office:value="2493267260.14" calcext:value-type="float">
            <text:p>2493267260.14</text:p>
          </table:table-cell>
          <table:table-cell office:value-type="float" office:value="1.810760149" calcext:value-type="float">
            <text:p>1.810760149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4855997" calcext:value-type="float">
            <text:p>4855997</text:p>
          </table:table-cell>
          <table:table-cell office:value-type="float" office:value="0.19189871566884" calcext:value-type="float">
            <text:p>0.1918987156688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98294918027945" calcext:value-type="float">
            <text:p>0.01982949180279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0805148092811305" calcext:value-type="float">
            <text:p>8.05148092811305E-10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14.4" calcext:value-type="float">
            <text:p>114.4</text:p>
          </table:table-cell>
          <table:table-cell office:value-type="float" office:value="114.45" calcext:value-type="float">
            <text:p>114.45</text:p>
          </table:table-cell>
          <table:table-cell office:value-type="float" office:value="0.000436967445925254" calcext:value-type="float">
            <text:p>0.000436967445925</text:p>
          </table:table-cell>
          <table:table-cell office:value-type="float" office:value="0.409230158254521" calcext:value-type="float">
            <text:p>0.40923015825452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14.4" calcext:value-type="float">
            <text:p>114.4</text:p>
          </table:table-cell>
          <table:table-cell office:value-type="float" office:value="6032126214.4" calcext:value-type="float">
            <text:p>6032126214.4</text:p>
          </table:table-cell>
          <table:table-cell office:value-type="float" office:value="1.957900492" calcext:value-type="float">
            <text:p>1.95790049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05-01</text:p>
          </table:table-cell>
          <table:table-cell office:value-type="float" office:value="67809519" calcext:value-type="float">
            <text:p>67809519</text:p>
          </table:table-cell>
          <table:table-cell office:value-type="float" office:value="0.19185472864006" calcext:value-type="float">
            <text:p>0.19185472864006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188482869147632" calcext:value-type="float">
            <text:p>0.018848286914763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000000065441340537266" calcext:value-type="float">
            <text:p>6.5441340537266E-09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  <table:table-cell office:value-type="float" office:value="0.00319999999999993" calcext:value-type="float">
            <text:p>0.0032</text:p>
          </table:table-cell>
          <table:table-cell office:value-type="float" office:value="0.0902527075812274" calcext:value-type="float">
            <text:p>0.090252707581228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3.12" calcext:value-type="float">
            <text:p>3.12</text:p>
          </table:table-cell>
          <table:table-cell office:value-type="float" office:value="1151783639.07" calcext:value-type="float">
            <text:p>1151783639.07</text:p>
          </table:table-cell>
          <table:table-cell office:value-type="float" office:value="0.81072181" calcext:value-type="float">
            <text:p>0.81072181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74124880" calcext:value-type="float">
            <text:p>74124880</text:p>
          </table:table-cell>
          <table:table-cell office:value-type="float" office:value="0.19182663243758" calcext:value-type="float">
            <text:p>0.1918266324375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83709645054679" calcext:value-type="float">
            <text:p>0.02837096450546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430936034752922" calcext:value-type="float">
            <text:p>4.30936034752922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.74" calcext:value-type="float">
            <text:p>3.74</text:p>
          </table:table-cell>
          <table:table-cell office:value-type="float" office:value="3.75" calcext:value-type="float">
            <text:p>3.75</text:p>
          </table:table-cell>
          <table:table-cell office:value-type="float" office:value="0.00267022696929233" calcext:value-type="float">
            <text:p>0.002670226969292</text:p>
          </table:table-cell>
          <table:table-cell office:value-type="float" office:value="-0.223684210526316" calcext:value-type="float">
            <text:p>-0.22368421052631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84001000" calcext:value-type="float">
            <text:p>184001000</text:p>
          </table:table-cell>
          <table:table-cell office:value-type="float" office:value="2371677000" calcext:value-type="float">
            <text:p>2371677000</text:p>
          </table:table-cell>
          <table:table-cell office:value-type="float" office:value="0.0775826556483029" calcext:value-type="float">
            <text:p>0.07758265564830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.74" calcext:value-type="float">
            <text:p>3.74</text:p>
          </table:table-cell>
          <table:table-cell office:value-type="float" office:value="1492329967.92" calcext:value-type="float">
            <text:p>1492329967.92</text:p>
          </table:table-cell>
          <table:table-cell office:value-type="float" office:value="0.986376848" calcext:value-type="float">
            <text:p>0.986376848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8355145" calcext:value-type="float">
            <text:p>18355145</text:p>
          </table:table-cell>
          <table:table-cell office:value-type="float" office:value="0.191762730103011" calcext:value-type="float">
            <text:p>0.19176273010301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662526123781194" calcext:value-type="float">
            <text:p>0.00662526123781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59775351324377" calcext:value-type="float">
            <text:p>5.59775351324377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.82" calcext:value-type="float">
            <text:p>7.82</text:p>
          </table:table-cell>
          <table:table-cell office:value-type="float" office:value="7.83" calcext:value-type="float">
            <text:p>7.83</text:p>
          </table:table-cell>
          <table:table-cell office:value-type="float" office:value="0.00127795527156547" calcext:value-type="float">
            <text:p>0.001277955271565</text:p>
          </table:table-cell>
          <table:table-cell office:value-type="float" office:value="-0.129533678756477" calcext:value-type="float">
            <text:p>-0.12953367875647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.82" calcext:value-type="float">
            <text:p>7.82</text:p>
          </table:table-cell>
          <table:table-cell office:value-type="float" office:value="731698856.56" calcext:value-type="float">
            <text:p>731698856.56</text:p>
          </table:table-cell>
          <table:table-cell office:value-type="float" office:value="0.625609878" calcext:value-type="float">
            <text:p>0.62560987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11-01</text:p>
          </table:table-cell>
          <table:table-cell office:value-type="float" office:value="4454086" calcext:value-type="float">
            <text:p>4454086</text:p>
          </table:table-cell>
          <table:table-cell office:value-type="float" office:value="0.191755037024281" calcext:value-type="float">
            <text:p>0.191755037024281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207091794954416" calcext:value-type="float">
            <text:p>0.020709179495442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0.00000000694996482202275" calcext:value-type="float">
            <text:p>6.94996482202275E-09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49.85" calcext:value-type="float">
            <text:p>49.85</text:p>
          </table:table-cell>
          <table:table-cell office:value-type="float" office:value="49.89" calcext:value-type="float">
            <text:p>49.89</text:p>
          </table:table-cell>
          <table:table-cell office:value-type="float" office:value="0.000802085422097436" calcext:value-type="float">
            <text:p>0.000802085422097</text:p>
          </table:table-cell>
          <table:table-cell office:value-type="float" office:value="0.0460109750949768" calcext:value-type="float">
            <text:p>0.046010975094977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11-30</text:p>
          </table:table-cell>
          <table:table-cell office:value-type="float" office:value="49.9" calcext:value-type="float">
            <text:p>49.9</text:p>
          </table:table-cell>
          <table:table-cell office:value-type="float" office:value="1169655600.8" calcext:value-type="float">
            <text:p>1169655600.8</text:p>
          </table:table-cell>
          <table:table-cell office:value-type="float" office:value="0.95458648" calcext:value-type="float">
            <text:p>0.95458648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4851285" calcext:value-type="float">
            <text:p>4851285</text:p>
          </table:table-cell>
          <table:table-cell office:value-type="float" office:value="0.191712507409603" calcext:value-type="float">
            <text:p>0.191712507409603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5915645298994" calcext:value-type="float">
            <text:p>0.01591564529899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0592208677235942" calcext:value-type="float">
            <text:p>5.92208677235942E-10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16.45" calcext:value-type="float">
            <text:p>116.45</text:p>
          </table:table-cell>
          <table:table-cell office:value-type="float" office:value="116.5" calcext:value-type="float">
            <text:p>116.5</text:p>
          </table:table-cell>
          <table:table-cell office:value-type="float" office:value="0.000429276668813026" calcext:value-type="float">
            <text:p>0.000429276668813</text:p>
          </table:table-cell>
          <table:table-cell office:value-type="float" office:value="0.236497529862686" calcext:value-type="float">
            <text:p>0.236497529862686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16.45" calcext:value-type="float">
            <text:p>116.45</text:p>
          </table:table-cell>
          <table:table-cell office:value-type="float" office:value="6140219385.2" calcext:value-type="float">
            <text:p>6140219385.2</text:p>
          </table:table-cell>
          <table:table-cell office:value-type="float" office:value="1.992985248" calcext:value-type="float">
            <text:p>1.992985248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8048622" calcext:value-type="float">
            <text:p>8048622</text:p>
          </table:table-cell>
          <table:table-cell office:value-type="float" office:value="0.191697756394989" calcext:value-type="float">
            <text:p>0.19169775639498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478007701912387" calcext:value-type="float">
            <text:p>0.04780077019123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23066142819726" calcext:value-type="float">
            <text:p>2.3066142819726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2.08" calcext:value-type="float">
            <text:p>32.08</text:p>
          </table:table-cell>
          <table:table-cell office:value-type="float" office:value="32.09" calcext:value-type="float">
            <text:p>32.09</text:p>
          </table:table-cell>
          <table:table-cell office:value-type="float" office:value="0.000311672120928942" calcext:value-type="float">
            <text:p>0.000311672120929</text:p>
          </table:table-cell>
          <table:table-cell office:value-type="float" office:value="0.29266987693954" calcext:value-type="float">
            <text:p>0.2926698769395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91543000" calcext:value-type="float">
            <text:p>191543000</text:p>
          </table:table-cell>
          <table:table-cell office:value-type="float" office:value="815745000" calcext:value-type="float">
            <text:p>815745000</text:p>
          </table:table-cell>
          <table:table-cell office:value-type="float" office:value="0.234807445954312" calcext:value-type="float">
            <text:p>0.23480744595431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2.08" calcext:value-type="float">
            <text:p>32.08</text:p>
          </table:table-cell>
          <table:table-cell office:value-type="float" office:value="1545935392.48" calcext:value-type="float">
            <text:p>1545935392.48</text:p>
          </table:table-cell>
          <table:table-cell office:value-type="float" office:value="2.005280988" calcext:value-type="float">
            <text:p>2.005280988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7841592" calcext:value-type="float">
            <text:p>27841592</text:p>
          </table:table-cell>
          <table:table-cell office:value-type="float" office:value="0.19162112942634" calcext:value-type="float">
            <text:p>0.1916211294263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20057133147989" calcext:value-type="float">
            <text:p>0.02200571331479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727115097340102" calcext:value-type="float">
            <text:p>7.27115097340102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  <table:table-cell office:value-type="float" office:value="0.00101163378856852" calcext:value-type="float">
            <text:p>0.001011633788569</text:p>
          </table:table-cell>
          <table:table-cell office:value-type="float" office:value="0.266576454668471" calcext:value-type="float">
            <text:p>0.26657645466847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.88" calcext:value-type="float">
            <text:p>9.88</text:p>
          </table:table-cell>
          <table:table-cell office:value-type="float" office:value="1463360372.24" calcext:value-type="float">
            <text:p>1463360372.24</text:p>
          </table:table-cell>
          <table:table-cell office:value-type="float" office:value="0.913194358" calcext:value-type="float">
            <text:p>0.91319435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4-01</text:p>
          </table:table-cell>
          <table:table-cell office:value-type="float" office:value="4449809" calcext:value-type="float">
            <text:p>4449809</text:p>
          </table:table-cell>
          <table:table-cell office:value-type="float" office:value="0.191570905803341" calcext:value-type="float">
            <text:p>0.191570905803341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155230977379093" calcext:value-type="float">
            <text:p>0.01552309773790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0000000283772159246715" calcext:value-type="float">
            <text:p>2.83772159246715E-09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57.53" calcext:value-type="float">
            <text:p>57.53</text:p>
          </table:table-cell>
          <table:table-cell office:value-type="float" office:value="57.54" calcext:value-type="float">
            <text:p>57.54</text:p>
          </table:table-cell>
          <table:table-cell office:value-type="float" office:value="0.000173807247762197" calcext:value-type="float">
            <text:p>0.000173807247762</text:p>
          </table:table-cell>
          <table:table-cell office:value-type="float" office:value="0.222779838533712" calcext:value-type="float">
            <text:p>0.222779838533712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57.55" calcext:value-type="float">
            <text:p>57.55</text:p>
          </table:table-cell>
          <table:table-cell office:value-type="float" office:value="1342115550.55" calcext:value-type="float">
            <text:p>1342115550.55</text:p>
          </table:table-cell>
          <table:table-cell office:value-type="float" office:value="1.075618256" calcext:value-type="float">
            <text:p>1.075618256</text:p>
          </table:table-cell>
        </table:table-row>
        <table:table-row table:style-name="ro1">
          <table:table-cell office:value-type="string" calcext:value-type="string">
            <text:p>NKTR.OQ</text:p>
          </table:table-cell>
          <table:table-cell table:style-name="ce15" office:value-type="string" calcext:value-type="string">
            <text:p>2015-09-01</text:p>
          </table:table-cell>
          <table:table-cell office:value-type="float" office:value="24298005" calcext:value-type="float">
            <text:p>24298005</text:p>
          </table:table-cell>
          <table:table-cell office:value-type="float" office:value="0.191514388404152" calcext:value-type="float">
            <text:p>0.191514388404152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430543727426315" calcext:value-type="float">
            <text:p>0.043054372742632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0000000570610315858931" calcext:value-type="float">
            <text:p>5.70610315858931E-09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10.96" calcext:value-type="float">
            <text:p>10.96</text:p>
          </table:table-cell>
          <table:table-cell office:value-type="float" office:value="10.97" calcext:value-type="float">
            <text:p>10.97</text:p>
          </table:table-cell>
          <table:table-cell office:value-type="float" office:value="0.000911992704058348" calcext:value-type="float">
            <text:p>0.000911992704058</text:p>
          </table:table-cell>
          <table:table-cell office:value-type="float" office:value="-0.0845070422535211" calcext:value-type="float">
            <text:p>-0.084507042253521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172174000" calcext:value-type="float">
            <text:p>172174000</text:p>
          </table:table-cell>
          <table:table-cell office:value-type="float" office:value="441621000" calcext:value-type="float">
            <text:p>441621000</text:p>
          </table:table-cell>
          <table:table-cell office:value-type="float" office:value="0.389868235432645" calcext:value-type="float">
            <text:p>0.389868235432645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10.96" calcext:value-type="float">
            <text:p>10.96</text:p>
          </table:table-cell>
          <table:table-cell office:value-type="float" office:value="1450786160" calcext:value-type="float">
            <text:p>1450786160</text:p>
          </table:table-cell>
          <table:table-cell office:value-type="float" office:value="41.276036356" calcext:value-type="float">
            <text:p>41.276036356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0091216" calcext:value-type="float">
            <text:p>10091216</text:p>
          </table:table-cell>
          <table:table-cell office:value-type="float" office:value="0.191389750787088" calcext:value-type="float">
            <text:p>0.19138975078708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74513967444712" calcext:value-type="float">
            <text:p>0.02745139674447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4775144468705" calcext:value-type="float">
            <text:p>1.477514446870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.78" calcext:value-type="float">
            <text:p>66.78</text:p>
          </table:table-cell>
          <table:table-cell office:value-type="float" office:value="66.84" calcext:value-type="float">
            <text:p>66.84</text:p>
          </table:table-cell>
          <table:table-cell office:value-type="float" office:value="0.000898069151324686" calcext:value-type="float">
            <text:p>0.000898069151325</text:p>
          </table:table-cell>
          <table:table-cell office:value-type="float" office:value="2.01102779003088" calcext:value-type="float">
            <text:p>2.0110277900308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.84" calcext:value-type="float">
            <text:p>66.84</text:p>
          </table:table-cell>
          <table:table-cell office:value-type="float" office:value="3990816728.85" calcext:value-type="float">
            <text:p>3990816728.85</text:p>
          </table:table-cell>
          <table:table-cell office:value-type="float" office:value="8.886775329" calcext:value-type="float">
            <text:p>8.886775329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777731" calcext:value-type="float">
            <text:p>6777731</text:p>
          </table:table-cell>
          <table:table-cell office:value-type="float" office:value="0.191310009032404" calcext:value-type="float">
            <text:p>0.19131000903240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945143291075515" calcext:value-type="float">
            <text:p>0.00945143291075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768233859994657" calcext:value-type="float">
            <text:p>7.68233859994657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.73" calcext:value-type="float">
            <text:p>13.73</text:p>
          </table:table-cell>
          <table:table-cell office:value-type="float" office:value="13.74" calcext:value-type="float">
            <text:p>13.74</text:p>
          </table:table-cell>
          <table:table-cell office:value-type="float" office:value="0.000728066982162343" calcext:value-type="float">
            <text:p>0.000728066982162</text:p>
          </table:table-cell>
          <table:table-cell office:value-type="float" office:value="0.0452107279693486" calcext:value-type="float">
            <text:p>0.04521072796934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.74" calcext:value-type="float">
            <text:p>13.74</text:p>
          </table:table-cell>
          <table:table-cell office:value-type="float" office:value="551651050.56" calcext:value-type="float">
            <text:p>551651050.56</text:p>
          </table:table-cell>
          <table:table-cell office:value-type="float" office:value="1.641119776" calcext:value-type="float">
            <text:p>1.641119776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67607766" calcext:value-type="float">
            <text:p>67607766</text:p>
          </table:table-cell>
          <table:table-cell office:value-type="float" office:value="0.191283905138608" calcext:value-type="float">
            <text:p>0.19128390513860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349253381167438" calcext:value-type="float">
            <text:p>0.034925338116744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0157162796942203" calcext:value-type="float">
            <text:p>1.57162796942203E-0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.88" calcext:value-type="float">
            <text:p>1.88</text:p>
          </table:table-cell>
          <table:table-cell office:value-type="float" office:value="1.89" calcext:value-type="float">
            <text:p>1.89</text:p>
          </table:table-cell>
          <table:table-cell office:value-type="float" office:value="0.00530503978779841" calcext:value-type="float">
            <text:p>0.005305039787798</text:p>
          </table:table-cell>
          <table:table-cell office:value-type="float" office:value="-0.308243727598566" calcext:value-type="float">
            <text:p>-0.308243727598566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.89" calcext:value-type="float">
            <text:p>1.89</text:p>
          </table:table-cell>
          <table:table-cell office:value-type="float" office:value="714633267.599999" calcext:value-type="float">
            <text:p>714633267.599999</text:p>
          </table:table-cell>
          <table:table-cell office:value-type="float" office:value="0.509247306" calcext:value-type="float">
            <text:p>0.509247306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20191694" calcext:value-type="float">
            <text:p>20191694</text:p>
          </table:table-cell>
          <table:table-cell office:value-type="float" office:value="0.191170772090917" calcext:value-type="float">
            <text:p>0.19117077209091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37600106212695" calcext:value-type="float">
            <text:p>0.0137600106212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122551811524008" calcext:value-type="float">
            <text:p>1.22551811524008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0482276344345214" calcext:value-type="float">
            <text:p>0.000482276344345</text:p>
          </table:table-cell>
          <table:table-cell office:value-type="float" office:value="-0.218523260776782" calcext:value-type="float">
            <text:p>-0.21852326077678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.73" calcext:value-type="float">
            <text:p>20.73</text:p>
          </table:table-cell>
          <table:table-cell office:value-type="float" office:value="3695793530.1" calcext:value-type="float">
            <text:p>3695793530.1</text:p>
          </table:table-cell>
          <table:table-cell office:value-type="float" office:value="1.079962144" calcext:value-type="float">
            <text:p>1.079962144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9-01</text:p>
          </table:table-cell>
          <table:table-cell office:value-type="float" office:value="4464211" calcext:value-type="float">
            <text:p>4464211</text:p>
          </table:table-cell>
          <table:table-cell office:value-type="float" office:value="0.19114583600942" calcext:value-type="float">
            <text:p>0.19114583600942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112613566411643" calcext:value-type="float">
            <text:p>0.011261356641164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0000000297474566684177" calcext:value-type="float">
            <text:p>2.97474566684177E-09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50.93" calcext:value-type="float">
            <text:p>50.93</text:p>
          </table:table-cell>
          <table:table-cell office:value-type="float" office:value="50.94" calcext:value-type="float">
            <text:p>50.94</text:p>
          </table:table-cell>
          <table:table-cell office:value-type="float" office:value="0.000196328654167037" calcext:value-type="float">
            <text:p>0.000196328654167</text:p>
          </table:table-cell>
          <table:table-cell office:value-type="float" office:value="-0.0373134328358209" calcext:value-type="float">
            <text:p>-0.037313432835821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50.93" calcext:value-type="float">
            <text:p>50.93</text:p>
          </table:table-cell>
          <table:table-cell office:value-type="float" office:value="1181170546.27" calcext:value-type="float">
            <text:p>1181170546.27</text:p>
          </table:table-cell>
          <table:table-cell office:value-type="float" office:value="0.915536052" calcext:value-type="float">
            <text:p>0.91553605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75934257" calcext:value-type="float">
            <text:p>75934257</text:p>
          </table:table-cell>
          <table:table-cell office:value-type="float" office:value="0.191080532167068" calcext:value-type="float">
            <text:p>0.19108053216706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86461789799584" calcext:value-type="float">
            <text:p>0.01864617897995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457148590501668" calcext:value-type="float">
            <text:p>4.57148590501668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0.00260756192959577" calcext:value-type="float">
            <text:p>0.002607561929596</text:p>
          </table:table-cell>
          <table:table-cell office:value-type="float" office:value="-0.326605504587156" calcext:value-type="float">
            <text:p>-0.32660550458715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52449000" calcext:value-type="float">
            <text:p>152449000</text:p>
          </table:table-cell>
          <table:table-cell office:value-type="float" office:value="2345158000" calcext:value-type="float">
            <text:p>2345158000</text:p>
          </table:table-cell>
          <table:table-cell office:value-type="float" office:value="0.0650058546161922" calcext:value-type="float">
            <text:p>0.06500585461619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.83" calcext:value-type="float">
            <text:p>3.83</text:p>
          </table:table-cell>
          <table:table-cell office:value-type="float" office:value="1533155193.11" calcext:value-type="float">
            <text:p>1533155193.11</text:p>
          </table:table-cell>
          <table:table-cell office:value-type="float" office:value="1.046239506" calcext:value-type="float">
            <text:p>1.046239506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667168" calcext:value-type="float">
            <text:p>6667168</text:p>
          </table:table-cell>
          <table:table-cell office:value-type="float" office:value="0.190998023319105" calcext:value-type="float">
            <text:p>0.19099802331910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28950964055984" calcext:value-type="float">
            <text:p>0.02289509640559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35506031511238" calcext:value-type="float">
            <text:p>6.3550603151123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18" calcext:value-type="float">
            <text:p>20.18</text:p>
          </table:table-cell>
          <table:table-cell office:value-type="float" office:value="20.19" calcext:value-type="float">
            <text:p>20.19</text:p>
          </table:table-cell>
          <table:table-cell office:value-type="float" office:value="0.000495417389150436" calcext:value-type="float">
            <text:p>0.00049541738915</text:p>
          </table:table-cell>
          <table:table-cell office:value-type="float" office:value="0.322493224932249" calcext:value-type="float">
            <text:p>0.32249322493224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18" calcext:value-type="float">
            <text:p>20.18</text:p>
          </table:table-cell>
          <table:table-cell office:value-type="float" office:value="689456340" calcext:value-type="float">
            <text:p>689456340</text:p>
          </table:table-cell>
          <table:table-cell office:value-type="float" office:value="0.946206652" calcext:value-type="float">
            <text:p>0.94620665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73775587" calcext:value-type="float">
            <text:p>73775587</text:p>
          </table:table-cell>
          <table:table-cell office:value-type="float" office:value="0.190922702476088" calcext:value-type="float">
            <text:p>0.1909227024760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67176477759645" calcext:value-type="float">
            <text:p>0.0367176477759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539625333676883" calcext:value-type="float">
            <text:p>5.39625333676883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.84" calcext:value-type="float">
            <text:p>3.84</text:p>
          </table:table-cell>
          <table:table-cell office:value-type="float" office:value="3.85" calcext:value-type="float">
            <text:p>3.85</text:p>
          </table:table-cell>
          <table:table-cell office:value-type="float" office:value="0.00260078023407028" calcext:value-type="float">
            <text:p>0.00260078023407</text:p>
          </table:table-cell>
          <table:table-cell office:value-type="float" office:value="-0.383540372670807" calcext:value-type="float">
            <text:p>-0.38354037267080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84001000" calcext:value-type="float">
            <text:p>184001000</text:p>
          </table:table-cell>
          <table:table-cell office:value-type="float" office:value="2371677000" calcext:value-type="float">
            <text:p>2371677000</text:p>
          </table:table-cell>
          <table:table-cell office:value-type="float" office:value="0.0775826556483029" calcext:value-type="float">
            <text:p>0.07758265564830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.84" calcext:value-type="float">
            <text:p>3.84</text:p>
          </table:table-cell>
          <table:table-cell office:value-type="float" office:value="1532231838.72" calcext:value-type="float">
            <text:p>1532231838.72</text:p>
          </table:table-cell>
          <table:table-cell office:value-type="float" office:value="1.012750561" calcext:value-type="float">
            <text:p>1.01275056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8-01</text:p>
          </table:table-cell>
          <table:table-cell office:value-type="float" office:value="4434051" calcext:value-type="float">
            <text:p>4434051</text:p>
          </table:table-cell>
          <table:table-cell office:value-type="float" office:value="0.190892500430515" calcext:value-type="float">
            <text:p>0.190892500430515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117868331453304" calcext:value-type="float">
            <text:p>0.011786833145331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0.00000000335609185651157" calcext:value-type="float">
            <text:p>3.35609185651157E-09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47.45" calcext:value-type="float">
            <text:p>47.45</text:p>
          </table:table-cell>
          <table:table-cell office:value-type="float" office:value="47.47" calcext:value-type="float">
            <text:p>47.47</text:p>
          </table:table-cell>
          <table:table-cell office:value-type="float" office:value="0.000421407501053435" calcext:value-type="float">
            <text:p>0.000421407501053</text:p>
          </table:table-cell>
          <table:table-cell office:value-type="float" office:value="0.118918918918919" calcext:value-type="float">
            <text:p>0.118918918918919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08-31</text:p>
          </table:table-cell>
          <table:table-cell office:value-type="float" office:value="47.43" calcext:value-type="float">
            <text:p>47.43</text:p>
          </table:table-cell>
          <table:table-cell office:value-type="float" office:value="1108332097.92" calcext:value-type="float">
            <text:p>1108332097.92</text:p>
          </table:table-cell>
          <table:table-cell office:value-type="float" office:value="0.937483079" calcext:value-type="float">
            <text:p>0.937483079</text:p>
          </table:table-cell>
        </table:table-row>
        <table:table-row table:style-name="ro1">
          <table:table-cell office:value-type="string" calcext:value-type="string">
            <text:p>CIM.N</text:p>
          </table:table-cell>
          <table:table-cell table:style-name="ce15" office:value-type="string" calcext:value-type="string">
            <text:p>2009-07-01</text:p>
          </table:table-cell>
          <table:table-cell office:value-type="float" office:value="2410146" calcext:value-type="float">
            <text:p>2410146</text:p>
          </table:table-cell>
          <table:table-cell office:value-type="float" office:value="0.19080925139219" calcext:value-type="float">
            <text:p>0.19080925139219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355346840761075" calcext:value-type="float">
            <text:p>0.035534684076108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0000000429583422671801" calcext:value-type="float">
            <text:p>4.29583422671801E-09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16.027564" calcext:value-type="float">
            <text:p>16.027564</text:p>
          </table:table-cell>
          <table:table-cell office:value-type="float" office:value="16.163008" calcext:value-type="float">
            <text:p>16.163008</text:p>
          </table:table-cell>
          <table:table-cell office:value-type="float" office:value="0.008415134717084" calcext:value-type="float">
            <text:p>0.008415134717084</text:p>
          </table:table-cell>
          <table:table-cell office:value-type="float" office:value="-0.546163849154746" calcext:value-type="float">
            <text:p>-0.546163849154746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36287000" calcext:value-type="float">
            <text:p>36287000</text:p>
          </table:table-cell>
          <table:table-cell office:value-type="float" office:value="1477501000" calcext:value-type="float">
            <text:p>1477501000</text:p>
          </table:table-cell>
          <table:table-cell office:value-type="float" office:value="0.0245597126499407" calcext:value-type="float">
            <text:p>0.024559712649941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16.163008" calcext:value-type="float">
            <text:p>16.163008</text:p>
          </table:table-cell>
          <table:table-cell office:value-type="float" office:value="2309550313.88" calcext:value-type="float">
            <text:p>2309550313.88</text:p>
          </table:table-cell>
          <table:table-cell office:value-type="float" office:value="1.323412041" calcext:value-type="float">
            <text:p>1.323412041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5-04-01</text:p>
          </table:table-cell>
          <table:table-cell office:value-type="float" office:value="4123555" calcext:value-type="float">
            <text:p>4123555</text:p>
          </table:table-cell>
          <table:table-cell office:value-type="float" office:value="0.19071575614424" calcext:value-type="float">
            <text:p>0.19071575614424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304397218574081" calcext:value-type="float">
            <text:p>0.030439721857408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000000297425233022142" calcext:value-type="float">
            <text:p>2.97425233022142E-08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18.464168" calcext:value-type="float">
            <text:p>18.464168</text:p>
          </table:table-cell>
          <table:table-cell office:value-type="float" office:value="18.473979" calcext:value-type="float">
            <text:p>18.473979</text:p>
          </table:table-cell>
          <table:table-cell office:value-type="float" office:value="0.000531212353451251" calcext:value-type="float">
            <text:p>0.000531212353451</text:p>
          </table:table-cell>
          <table:table-cell office:value-type="float" office:value="0.119089316987741" calcext:value-type="float">
            <text:p>0.119089316987741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122232000" calcext:value-type="float">
            <text:p>122232000</text:p>
          </table:table-cell>
          <table:table-cell office:value-type="float" office:value="337890000" calcext:value-type="float">
            <text:p>337890000</text:p>
          </table:table-cell>
          <table:table-cell office:value-type="float" office:value="0.361750865666341" calcext:value-type="float">
            <text:p>0.361750865666341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18.469074" calcext:value-type="float">
            <text:p>18.469074</text:p>
          </table:table-cell>
          <table:table-cell office:value-type="float" office:value="409335223.875" calcext:value-type="float">
            <text:p>409335223.875</text:p>
          </table:table-cell>
          <table:table-cell office:value-type="float" office:value="1.454629101" calcext:value-type="float">
            <text:p>1.454629101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3232357" calcext:value-type="float">
            <text:p>13232357</text:p>
          </table:table-cell>
          <table:table-cell office:value-type="float" office:value="0.190667968299712" calcext:value-type="float">
            <text:p>0.19066796829971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44756237161319" calcext:value-type="float">
            <text:p>0.02447562371613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45086474462385" calcext:value-type="float">
            <text:p>1.4508647446238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4.63" calcext:value-type="float">
            <text:p>44.63</text:p>
          </table:table-cell>
          <table:table-cell office:value-type="float" office:value="44.66" calcext:value-type="float">
            <text:p>44.66</text:p>
          </table:table-cell>
          <table:table-cell office:value-type="float" office:value="0.00067196774554808" calcext:value-type="float">
            <text:p>0.000671967745548</text:p>
          </table:table-cell>
          <table:table-cell office:value-type="float" office:value="0.376174682144831" calcext:value-type="float">
            <text:p>0.37617468214483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95400000" calcext:value-type="float">
            <text:p>595400000</text:p>
          </table:table-cell>
          <table:table-cell office:value-type="float" office:value="1175300000" calcext:value-type="float">
            <text:p>1175300000</text:p>
          </table:table-cell>
          <table:table-cell office:value-type="float" office:value="0.506594061090785" calcext:value-type="float">
            <text:p>0.50659406109078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4.64" calcext:value-type="float">
            <text:p>44.64</text:p>
          </table:table-cell>
          <table:table-cell office:value-type="float" office:value="3262336284" calcext:value-type="float">
            <text:p>3262336284</text:p>
          </table:table-cell>
          <table:table-cell office:value-type="float" office:value="3.361556775" calcext:value-type="float">
            <text:p>3.361556775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8905013" calcext:value-type="float">
            <text:p>8905013</text:p>
          </table:table-cell>
          <table:table-cell office:value-type="float" office:value="0.19060795393737" calcext:value-type="float">
            <text:p>0.1906079539373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98558852916103" calcext:value-type="float">
            <text:p>0.0198558852916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52630061879516" calcext:value-type="float">
            <text:p>1.5263006187951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99" calcext:value-type="float">
            <text:p>53.99</text:p>
          </table:table-cell>
          <table:table-cell office:value-type="float" office:value="0.000185236639807449" calcext:value-type="float">
            <text:p>0.000185236639807</text:p>
          </table:table-cell>
          <table:table-cell office:value-type="float" office:value="0.0506939090208172" calcext:value-type="float">
            <text:p>0.05069390902081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3.98" calcext:value-type="float">
            <text:p>53.98</text:p>
          </table:table-cell>
          <table:table-cell office:value-type="float" office:value="2678176457.4" calcext:value-type="float">
            <text:p>2678176457.4</text:p>
          </table:table-cell>
          <table:table-cell office:value-type="float" office:value="3.362973473" calcext:value-type="float">
            <text:p>3.362973473</text:p>
          </table:table-cell>
        </table:table-row>
        <table:table-row table:style-name="ro1">
          <table:table-cell office:value-type="string" calcext:value-type="string">
            <text:p>NSTG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518847" calcext:value-type="float">
            <text:p>4518847</text:p>
          </table:table-cell>
          <table:table-cell office:value-type="float" office:value="0.190419577767477" calcext:value-type="float">
            <text:p>0.19041957776747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42112913710439" calcext:value-type="float">
            <text:p>0.03421129137104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259038656836179" calcext:value-type="float">
            <text:p>2.59038656836179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83" calcext:value-type="float">
            <text:p>14.83</text:p>
          </table:table-cell>
          <table:table-cell office:value-type="float" office:value="14.85" calcext:value-type="float">
            <text:p>14.85</text:p>
          </table:table-cell>
          <table:table-cell office:value-type="float" office:value="0.00134770889487868" calcext:value-type="float">
            <text:p>0.001347708894879</text:p>
          </table:table-cell>
          <table:table-cell office:value-type="float" office:value="1.31191432396252" calcext:value-type="float">
            <text:p>1.3119143239625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3025000" calcext:value-type="float">
            <text:p>83025000</text:p>
          </table:table-cell>
          <table:table-cell office:value-type="float" office:value="136762000" calcext:value-type="float">
            <text:p>136762000</text:p>
          </table:table-cell>
          <table:table-cell office:value-type="float" office:value="0.607076527105482" calcext:value-type="float">
            <text:p>0.60707652710548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83" calcext:value-type="float">
            <text:p>14.83</text:p>
          </table:table-cell>
          <table:table-cell office:value-type="float" office:value="457231100.51" calcext:value-type="float">
            <text:p>457231100.51</text:p>
          </table:table-cell>
          <table:table-cell office:value-type="float" office:value="8.76076163969983" calcext:value-type="float">
            <text:p>8.76076163969983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3979665" calcext:value-type="float">
            <text:p>13979665</text:p>
          </table:table-cell>
          <table:table-cell office:value-type="float" office:value="0.190404175916972" calcext:value-type="float">
            <text:p>0.19040417591697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06489703259182" calcext:value-type="float">
            <text:p>0.03064897032591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11574376819407" calcext:value-type="float">
            <text:p>1.1157437681940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2" calcext:value-type="float">
            <text:p>24.22</text:p>
          </table:table-cell>
          <table:table-cell office:value-type="float" office:value="0.000412967169109974" calcext:value-type="float">
            <text:p>0.00041296716911</text:p>
          </table:table-cell>
          <table:table-cell office:value-type="float" office:value="1.09672619047619" calcext:value-type="float">
            <text:p>1.0967261904761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66258000" calcext:value-type="float">
            <text:p>566258000</text:p>
          </table:table-cell>
          <table:table-cell office:value-type="float" office:value="2778304000" calcext:value-type="float">
            <text:p>2778304000</text:p>
          </table:table-cell>
          <table:table-cell office:value-type="float" office:value="0.2038142694248" calcext:value-type="float">
            <text:p>0.20381426942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.22" calcext:value-type="float">
            <text:p>24.22</text:p>
          </table:table-cell>
          <table:table-cell office:value-type="float" office:value="2218902996.24" calcext:value-type="float">
            <text:p>2218902996.24</text:p>
          </table:table-cell>
          <table:table-cell office:value-type="float" office:value="3.31813507" calcext:value-type="float">
            <text:p>3.31813507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14963245" calcext:value-type="float">
            <text:p>14963245</text:p>
          </table:table-cell>
          <table:table-cell office:value-type="float" office:value="0.190372073791349" calcext:value-type="float">
            <text:p>0.19037207379134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238496091489733" calcext:value-type="float">
            <text:p>0.023849609148973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00205331728272311" calcext:value-type="float">
            <text:p>2.05331728272311E-0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7.26" calcext:value-type="float">
            <text:p>17.26</text:p>
          </table:table-cell>
          <table:table-cell office:value-type="float" office:value="17.27" calcext:value-type="float">
            <text:p>17.27</text:p>
          </table:table-cell>
          <table:table-cell office:value-type="float" office:value="0.00057920648711254" calcext:value-type="float">
            <text:p>0.000579206487113</text:p>
          </table:table-cell>
          <table:table-cell office:value-type="float" office:value="-0.0439174352217831" calcext:value-type="float">
            <text:p>-0.043917435221783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389800000" calcext:value-type="float">
            <text:p>389800000</text:p>
          </table:table-cell>
          <table:table-cell office:value-type="float" office:value="2698100000" calcext:value-type="float">
            <text:p>2698100000</text:p>
          </table:table-cell>
          <table:table-cell office:value-type="float" office:value="0.144472035877099" calcext:value-type="float">
            <text:p>0.144472035877099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7.26" calcext:value-type="float">
            <text:p>17.26</text:p>
          </table:table-cell>
          <table:table-cell office:value-type="float" office:value="2849850345.48" calcext:value-type="float">
            <text:p>2849850345.48</text:p>
          </table:table-cell>
          <table:table-cell office:value-type="float" office:value="1.280351783" calcext:value-type="float">
            <text:p>1.280351783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3204384" calcext:value-type="float">
            <text:p>13204384</text:p>
          </table:table-cell>
          <table:table-cell office:value-type="float" office:value="0.190363646848509" calcext:value-type="float">
            <text:p>0.1903636468485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93995483636766" calcext:value-type="float">
            <text:p>0.03939954836367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42209197112589" calcext:value-type="float">
            <text:p>1.42209197112589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93" calcext:value-type="float">
            <text:p>5.93</text:p>
          </table:table-cell>
          <table:table-cell office:value-type="float" office:value="5.94" calcext:value-type="float">
            <text:p>5.94</text:p>
          </table:table-cell>
          <table:table-cell office:value-type="float" office:value="0.00168491996630171" calcext:value-type="float">
            <text:p>0.001684919966302</text:p>
          </table:table-cell>
          <table:table-cell office:value-type="float" office:value="-0.311185870479394" calcext:value-type="float">
            <text:p>-0.3111858704793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94" calcext:value-type="float">
            <text:p>5.94</text:p>
          </table:table-cell>
          <table:table-cell office:value-type="float" office:value="418563026.64" calcext:value-type="float">
            <text:p>418563026.64</text:p>
          </table:table-cell>
          <table:table-cell office:value-type="float" office:value="0.7604516463034" calcext:value-type="float">
            <text:p>0.7604516463034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1243097" calcext:value-type="float">
            <text:p>21243097</text:p>
          </table:table-cell>
          <table:table-cell office:value-type="float" office:value="0.190332611506868" calcext:value-type="float">
            <text:p>0.19033261150686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42039500963283" calcext:value-type="float">
            <text:p>0.02420395009632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73594670304664" calcext:value-type="float">
            <text:p>2.7359467030466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47" calcext:value-type="float">
            <text:p>14.47</text:p>
          </table:table-cell>
          <table:table-cell office:value-type="float" office:value="14.48" calcext:value-type="float">
            <text:p>14.48</text:p>
          </table:table-cell>
          <table:table-cell office:value-type="float" office:value="0.000690846286701194" calcext:value-type="float">
            <text:p>0.000690846286701</text:p>
          </table:table-cell>
          <table:table-cell office:value-type="float" office:value="-0.123948401570387" calcext:value-type="float">
            <text:p>-0.12394840157038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10908000" calcext:value-type="float">
            <text:p>310908000</text:p>
          </table:table-cell>
          <table:table-cell office:value-type="float" office:value="18657256000" calcext:value-type="float">
            <text:p>18657256000</text:p>
          </table:table-cell>
          <table:table-cell office:value-type="float" office:value="0.0166641868450537" calcext:value-type="float">
            <text:p>0.01666418684505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48" calcext:value-type="float">
            <text:p>14.48</text:p>
          </table:table-cell>
          <table:table-cell office:value-type="float" office:value="1615750742.08" calcext:value-type="float">
            <text:p>1615750742.08</text:p>
          </table:table-cell>
          <table:table-cell office:value-type="float" office:value="0.656886026839442" calcext:value-type="float">
            <text:p>0.656886026839442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8031934" calcext:value-type="float">
            <text:p>8031934</text:p>
          </table:table-cell>
          <table:table-cell office:value-type="float" office:value="0.19033018957346" calcext:value-type="float">
            <text:p>0.1903301895734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52529154927888" calcext:value-type="float">
            <text:p>0.0352529154927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23255554770519" calcext:value-type="float">
            <text:p>1.23255554770519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2.41" calcext:value-type="float">
            <text:p>12.41</text:p>
          </table:table-cell>
          <table:table-cell office:value-type="float" office:value="12.42" calcext:value-type="float">
            <text:p>12.42</text:p>
          </table:table-cell>
          <table:table-cell office:value-type="float" office:value="0.000805477245267804" calcext:value-type="float">
            <text:p>0.000805477245268</text:p>
          </table:table-cell>
          <table:table-cell office:value-type="float" office:value="-0.346082949308756" calcext:value-type="float">
            <text:p>-0.34608294930875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2.42" calcext:value-type="float">
            <text:p>12.42</text:p>
          </table:table-cell>
          <table:table-cell office:value-type="float" office:value="623063930.76" calcext:value-type="float">
            <text:p>623063930.76</text:p>
          </table:table-cell>
          <table:table-cell office:value-type="float" office:value="-18.379178283" calcext:value-type="float">
            <text:p>-18.379178283</text:p>
          </table:table-cell>
        </table:table-row>
        <table:table-row table:style-name="ro1">
          <table:table-cell office:value-type="string" calcext:value-type="string">
            <text:p>SFE.N</text:p>
          </table:table-cell>
          <table:table-cell table:style-name="ce15" office:value-type="string" calcext:value-type="string">
            <text:p>2009-07-01</text:p>
          </table:table-cell>
          <table:table-cell office:value-type="float" office:value="3867994" calcext:value-type="float">
            <text:p>3867994</text:p>
          </table:table-cell>
          <table:table-cell office:value-type="float" office:value="0.190297845124471" calcext:value-type="float">
            <text:p>0.190297845124471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596038132563531" calcext:value-type="float">
            <text:p>0.059603813256353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0.000000216666752067483" calcext:value-type="float">
            <text:p>2.16666752067483E-07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10.86" calcext:value-type="float">
            <text:p>10.86</text:p>
          </table:table-cell>
          <table:table-cell office:value-type="float" office:value="10.98" calcext:value-type="float">
            <text:p>10.98</text:p>
          </table:table-cell>
          <table:table-cell office:value-type="float" office:value="0.0109890109890111" calcext:value-type="float">
            <text:p>0.010989010989011</text:p>
          </table:table-cell>
          <table:table-cell office:value-type="float" office:value="-0.0222222222222224" calcext:value-type="float">
            <text:p>-0.022222222222222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40729000" calcext:value-type="float">
            <text:p>40729000</text:p>
          </table:table-cell>
          <table:table-cell office:value-type="float" office:value="232402000" calcext:value-type="float">
            <text:p>232402000</text:p>
          </table:table-cell>
          <table:table-cell office:value-type="float" office:value="0.175252364437483" calcext:value-type="float">
            <text:p>0.175252364437483</text:p>
          </table:table-cell>
          <table:table-cell table:style-name="ce15" office:value-type="string" calcext:value-type="string">
            <text:p>2009-07-31</text:p>
          </table:table-cell>
          <table:table-cell office:value-type="float" office:value="10.86" calcext:value-type="float">
            <text:p>10.86</text:p>
          </table:table-cell>
          <table:table-cell office:value-type="float" office:value="221388904.719999" calcext:value-type="float">
            <text:p>221388904.719999</text:p>
          </table:table-cell>
          <table:table-cell office:value-type="float" office:value="1.997319778" calcext:value-type="float">
            <text:p>1.997319778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740841" calcext:value-type="float">
            <text:p>6740841</text:p>
          </table:table-cell>
          <table:table-cell office:value-type="float" office:value="0.190268742237778" calcext:value-type="float">
            <text:p>0.19026874223777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911331469822758" calcext:value-type="float">
            <text:p>0.00911331469822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617662891744603" calcext:value-type="float">
            <text:p>6.1766289174460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64" calcext:value-type="float">
            <text:p>13.64</text:p>
          </table:table-cell>
          <table:table-cell office:value-type="float" office:value="13.65" calcext:value-type="float">
            <text:p>13.65</text:p>
          </table:table-cell>
          <table:table-cell office:value-type="float" office:value="0.000732869182850846" calcext:value-type="float">
            <text:p>0.000732869182851</text:p>
          </table:table-cell>
          <table:table-cell office:value-type="float" office:value="0.0366826156299841" calcext:value-type="float">
            <text:p>0.03668261562998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64" calcext:value-type="float">
            <text:p>13.64</text:p>
          </table:table-cell>
          <table:table-cell office:value-type="float" office:value="542112415.68" calcext:value-type="float">
            <text:p>542112415.68</text:p>
          </table:table-cell>
          <table:table-cell office:value-type="float" office:value="1.612743065" calcext:value-type="float">
            <text:p>1.612743065</text:p>
          </table:table-cell>
        </table:table-row>
        <table:table-row table:style-name="ro1">
          <table:table-cell office:value-type="string" calcext:value-type="string">
            <text:p>OPI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4025652" calcext:value-type="float">
            <text:p>4025652</text:p>
          </table:table-cell>
          <table:table-cell office:value-type="float" office:value="0.190266187730409" calcext:value-type="float">
            <text:p>0.1902661877304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65512065165734" calcext:value-type="float">
            <text:p>0.0365512065165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97436429124529" calcext:value-type="float">
            <text:p>3.9743642912452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5.16" calcext:value-type="float">
            <text:p>35.16</text:p>
          </table:table-cell>
          <table:table-cell office:value-type="float" office:value="35.2" calcext:value-type="float">
            <text:p>35.2</text:p>
          </table:table-cell>
          <table:table-cell office:value-type="float" office:value="0.00113700966458233" calcext:value-type="float">
            <text:p>0.001137009664582</text:p>
          </table:table-cell>
          <table:table-cell office:value-type="float" office:value="-0.378646119977986" calcext:value-type="float">
            <text:p>-0.3786461199779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13241000" calcext:value-type="float">
            <text:p>213241000</text:p>
          </table:table-cell>
          <table:table-cell office:value-type="float" office:value="3703565000" calcext:value-type="float">
            <text:p>3703565000</text:p>
          </table:table-cell>
          <table:table-cell office:value-type="float" office:value="0.0575772262671237" calcext:value-type="float">
            <text:p>0.05757722626712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5.32" calcext:value-type="float">
            <text:p>35.32</text:p>
          </table:table-cell>
          <table:table-cell office:value-type="float" office:value="875981907.17" calcext:value-type="float">
            <text:p>875981907.17</text:p>
          </table:table-cell>
          <table:table-cell office:value-type="float" office:value="0.683208650723852" calcext:value-type="float">
            <text:p>0.683208650723852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6506884" calcext:value-type="float">
            <text:p>6506884</text:p>
          </table:table-cell>
          <table:table-cell office:value-type="float" office:value="0.190259766081871" calcext:value-type="float">
            <text:p>0.19025976608187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82222545050441" calcext:value-type="float">
            <text:p>0.01822225450504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59808772645515" calcext:value-type="float">
            <text:p>5.980877264551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3.69" calcext:value-type="float">
            <text:p>43.69</text:p>
          </table:table-cell>
          <table:table-cell office:value-type="float" office:value="43.7" calcext:value-type="float">
            <text:p>43.7</text:p>
          </table:table-cell>
          <table:table-cell office:value-type="float" office:value="0.00022885913720117" calcext:value-type="float">
            <text:p>0.000228859137201</text:p>
          </table:table-cell>
          <table:table-cell office:value-type="float" office:value="0.144300144300144" calcext:value-type="float">
            <text:p>0.14430014430014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94600000" calcext:value-type="float">
            <text:p>294600000</text:p>
          </table:table-cell>
          <table:table-cell office:value-type="float" office:value="1524700000" calcext:value-type="float">
            <text:p>1524700000</text:p>
          </table:table-cell>
          <table:table-cell office:value-type="float" office:value="0.193218338033712" calcext:value-type="float">
            <text:p>0.19321833803371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3.69" calcext:value-type="float">
            <text:p>43.69</text:p>
          </table:table-cell>
          <table:table-cell office:value-type="float" office:value="1533306622.90999" calcext:value-type="float">
            <text:p>1533306622.90999</text:p>
          </table:table-cell>
          <table:table-cell office:value-type="float" office:value="1.647772747" calcext:value-type="float">
            <text:p>1.647772747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5-11-01</text:p>
          </table:table-cell>
          <table:table-cell office:value-type="float" office:value="14952321" calcext:value-type="float">
            <text:p>14952321</text:p>
          </table:table-cell>
          <table:table-cell office:value-type="float" office:value="0.190233091603053" calcext:value-type="float">
            <text:p>0.190233091603053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220112253397824" calcext:value-type="float">
            <text:p>0.022011225339782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0000000126346888923704" calcext:value-type="float">
            <text:p>1.26346888923704E-0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21.77" calcext:value-type="float">
            <text:p>21.77</text:p>
          </table:table-cell>
          <table:table-cell office:value-type="float" office:value="21.78" calcext:value-type="float">
            <text:p>21.78</text:p>
          </table:table-cell>
          <table:table-cell office:value-type="float" office:value="0.000459242250287098" calcext:value-type="float">
            <text:p>0.000459242250287</text:p>
          </table:table-cell>
          <table:table-cell office:value-type="float" office:value="-0.237678855325914" calcext:value-type="float">
            <text:p>-0.237678855325914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389800000" calcext:value-type="float">
            <text:p>389800000</text:p>
          </table:table-cell>
          <table:table-cell office:value-type="float" office:value="2698100000" calcext:value-type="float">
            <text:p>2698100000</text:p>
          </table:table-cell>
          <table:table-cell office:value-type="float" office:value="0.144472035877099" calcext:value-type="float">
            <text:p>0.14447203587709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21.77" calcext:value-type="float">
            <text:p>21.77</text:p>
          </table:table-cell>
          <table:table-cell office:value-type="float" office:value="3594509966.46" calcext:value-type="float">
            <text:p>3594509966.46</text:p>
          </table:table-cell>
          <table:table-cell office:value-type="float" office:value="1.614904885" calcext:value-type="float">
            <text:p>1.614904885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6505521" calcext:value-type="float">
            <text:p>6505521</text:p>
          </table:table-cell>
          <table:table-cell office:value-type="float" office:value="0.190219912280702" calcext:value-type="float">
            <text:p>0.19021991228070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95355668981647" calcext:value-type="float">
            <text:p>0.0395355668981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22273750766456" calcext:value-type="float">
            <text:p>7.22273750766456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.28" calcext:value-type="float">
            <text:p>37.28</text:p>
          </table:table-cell>
          <table:table-cell office:value-type="float" office:value="37.29" calcext:value-type="float">
            <text:p>37.29</text:p>
          </table:table-cell>
          <table:table-cell office:value-type="float" office:value="0.000268204371731206" calcext:value-type="float">
            <text:p>0.000268204371731</text:p>
          </table:table-cell>
          <table:table-cell office:value-type="float" office:value="0.111987783150929" calcext:value-type="float">
            <text:p>0.11198778315092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94600000" calcext:value-type="float">
            <text:p>294600000</text:p>
          </table:table-cell>
          <table:table-cell office:value-type="float" office:value="1524700000" calcext:value-type="float">
            <text:p>1524700000</text:p>
          </table:table-cell>
          <table:table-cell office:value-type="float" office:value="0.193218338033712" calcext:value-type="float">
            <text:p>0.19321833803371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.34" calcext:value-type="float">
            <text:p>37.34</text:p>
          </table:table-cell>
          <table:table-cell office:value-type="float" office:value="1310452490.26" calcext:value-type="float">
            <text:p>1310452490.26</text:p>
          </table:table-cell>
          <table:table-cell office:value-type="float" office:value="1.4006546896135" calcext:value-type="float">
            <text:p>1.4006546896135</text:p>
          </table:table-cell>
        </table:table-row>
        <table:table-row table:style-name="ro1">
          <table:table-cell office:value-type="string" calcext:value-type="string">
            <text:p>RGNX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681373" calcext:value-type="float">
            <text:p>5681373</text:p>
          </table:table-cell>
          <table:table-cell office:value-type="float" office:value="0.190152386371243" calcext:value-type="float">
            <text:p>0.1901523863712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00242504139203" calcext:value-type="float">
            <text:p>0.040024250413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13377954592166" calcext:value-type="float">
            <text:p>3.1337795459216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9.92" calcext:value-type="float">
            <text:p>59.92</text:p>
          </table:table-cell>
          <table:table-cell office:value-type="float" office:value="59.93" calcext:value-type="float">
            <text:p>59.93</text:p>
          </table:table-cell>
          <table:table-cell office:value-type="float" office:value="0.000166875260742562" calcext:value-type="float">
            <text:p>0.000166875260743</text:p>
          </table:table-cell>
          <table:table-cell office:value-type="float" office:value="1.37259786476868" calcext:value-type="float">
            <text:p>1.3725978647686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684000" calcext:value-type="float">
            <text:p>8684000</text:p>
          </table:table-cell>
          <table:table-cell office:value-type="float" office:value="198677000" calcext:value-type="float">
            <text:p>198677000</text:p>
          </table:table-cell>
          <table:table-cell office:value-type="float" office:value="0.0437091359342048" calcext:value-type="float">
            <text:p>0.0437091359342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9.91" calcext:value-type="float">
            <text:p>59.91</text:p>
          </table:table-cell>
          <table:table-cell office:value-type="float" office:value="2147195907.68999" calcext:value-type="float">
            <text:p>2147195907.68999</text:p>
          </table:table-cell>
          <table:table-cell office:value-type="float" office:value="4.329513882" calcext:value-type="float">
            <text:p>4.329513882</text:p>
          </table:table-cell>
        </table:table-row>
        <table:table-row table:style-name="ro1">
          <table:table-cell table:style-name="ce11" office:value-type="string" calcext:value-type="string">
            <text:p>ACRE.N</text:p>
          </table:table-cell>
          <table:table-cell table:style-name="ce15" office:value-type="string" calcext:value-type="string">
            <text:p>2013-10-01</text:p>
          </table:table-cell>
          <table:table-cell office:value-type="float" office:value="1241850" calcext:value-type="float">
            <text:p>1241850</text:p>
          </table:table-cell>
          <table:table-cell office:value-type="float" office:value="0.190097218459108" calcext:value-type="float">
            <text:p>0.190097218459108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086516945273296" calcext:value-type="float">
            <text:p>0.00865169452733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0.00000000850415858925794" calcext:value-type="float">
            <text:p>8.50415858925794E-09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12.44" calcext:value-type="float">
            <text:p>12.44</text:p>
          </table:table-cell>
          <table:table-cell office:value-type="float" office:value="12.45" calcext:value-type="float">
            <text:p>12.45</text:p>
          </table:table-cell>
          <table:table-cell office:value-type="float" office:value="0.000803535556448356" calcext:value-type="float">
            <text:p>0.000803535556448</text:p>
          </table:table-cell>
          <table:table-cell office:value-type="float" office:value="-0.263625592417062" calcext:value-type="float">
            <text:p>-0.263625592417062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0.0130330867660671" calcext:value-type="float">
            <text:p>0.013033086766067</text:p>
          </table:table-cell>
          <table:table-cell table:style-name="ce15" office:value-type="string" calcext:value-type="string">
            <text:p>2013-10-31</text:p>
          </table:table-cell>
          <table:table-cell office:value-type="float" office:value="12.43" calcext:value-type="float">
            <text:p>12.43</text:p>
          </table:table-cell>
          <table:table-cell office:value-type="float" office:value="346652302.37" calcext:value-type="float">
            <text:p>346652302.37</text:p>
          </table:table-cell>
          <table:table-cell office:value-type="float" office:value="0.858939391" calcext:value-type="float">
            <text:p>0.858939391</text:p>
          </table:table-cell>
        </table:table-row>
        <table:table-row table:style-name="ro1">
          <table:table-cell office:value-type="string" calcext:value-type="string">
            <text:p>ESV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53041938" calcext:value-type="float">
            <text:p>53041938</text:p>
          </table:table-cell>
          <table:table-cell office:value-type="float" office:value="0.190046356144751" calcext:value-type="float">
            <text:p>0.19004635614475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5506092122188" calcext:value-type="float">
            <text:p>0.0355060921221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35671546882842" calcext:value-type="float">
            <text:p>1.3567154688284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.89" calcext:value-type="float">
            <text:p>5.89</text:p>
          </table:table-cell>
          <table:table-cell office:value-type="float" office:value="5.9" calcext:value-type="float">
            <text:p>5.9</text:p>
          </table:table-cell>
          <table:table-cell office:value-type="float" office:value="0.00169635284139112" calcext:value-type="float">
            <text:p>0.001696352841391</text:p>
          </table:table-cell>
          <table:table-cell office:value-type="float" office:value="-0.458791208791209" calcext:value-type="float">
            <text:p>-0.4587912087912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475400000" calcext:value-type="float">
            <text:p>1475400000</text:p>
          </table:table-cell>
          <table:table-cell office:value-type="float" office:value="14374500000" calcext:value-type="float">
            <text:p>14374500000</text:p>
          </table:table-cell>
          <table:table-cell office:value-type="float" office:value="0.102640091829281" calcext:value-type="float">
            <text:p>0.10264009182928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.9" calcext:value-type="float">
            <text:p>5.9</text:p>
          </table:table-cell>
          <table:table-cell office:value-type="float" office:value="2572513150.2" calcext:value-type="float">
            <text:p>2572513150.2</text:p>
          </table:table-cell>
          <table:table-cell office:value-type="float" office:value="0.219627811" calcext:value-type="float">
            <text:p>0.219627811</text:p>
          </table:table-cell>
        </table:table-row>
        <table:table-row table:style-name="ro1">
          <table:table-cell office:value-type="string" calcext:value-type="string">
            <text:p>LEG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5834419" calcext:value-type="float">
            <text:p>25834419</text:p>
          </table:table-cell>
          <table:table-cell office:value-type="float" office:value="0.189958963235294" calcext:value-type="float">
            <text:p>0.1899589632352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27772066306901" calcext:value-type="float">
            <text:p>0.022777206630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0506457525487" calcext:value-type="float">
            <text:p>1.050645752548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5.84" calcext:value-type="float">
            <text:p>35.84</text:p>
          </table:table-cell>
          <table:table-cell office:value-type="float" office:value="35.85" calcext:value-type="float">
            <text:p>35.85</text:p>
          </table:table-cell>
          <table:table-cell office:value-type="float" office:value="0.000278978937090194" calcext:value-type="float">
            <text:p>0.00027897893709</text:p>
          </table:table-cell>
          <table:table-cell office:value-type="float" office:value="-0.188351141839514" calcext:value-type="float">
            <text:p>-0.1883511418395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82400000" calcext:value-type="float">
            <text:p>882400000</text:p>
          </table:table-cell>
          <table:table-cell office:value-type="float" office:value="3550800000" calcext:value-type="float">
            <text:p>3550800000</text:p>
          </table:table-cell>
          <table:table-cell office:value-type="float" office:value="0.248507378618903" calcext:value-type="float">
            <text:p>0.24850737861890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5.84" calcext:value-type="float">
            <text:p>35.84</text:p>
          </table:table-cell>
          <table:table-cell office:value-type="float" office:value="4674172303.36" calcext:value-type="float">
            <text:p>4674172303.36</text:p>
          </table:table-cell>
          <table:table-cell office:value-type="float" office:value="4.00989789789019" calcext:value-type="float">
            <text:p>4.00989789789019</text:p>
          </table:table-cell>
        </table:table-row>
        <table:table-row table:style-name="ro1">
          <table:table-cell office:value-type="string" calcext:value-type="string">
            <text:p>CUZ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48226503" calcext:value-type="float">
            <text:p>48226503</text:p>
          </table:table-cell>
          <table:table-cell office:value-type="float" office:value="0.189946643297426" calcext:value-type="float">
            <text:p>0.18994664329742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06713740929195" calcext:value-type="float">
            <text:p>0.0106713740929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06891985291488" calcext:value-type="float">
            <text:p>1.06891985291488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" calcext:value-type="float">
            <text:p>9</text:p>
          </table:table-cell>
          <table:table-cell office:value-type="float" office:value="9.01" calcext:value-type="float">
            <text:p>9.01</text:p>
          </table:table-cell>
          <table:table-cell office:value-type="float" office:value="0.00111049416990558" calcext:value-type="float">
            <text:p>0.001110494169906</text:p>
          </table:table-cell>
          <table:table-cell office:value-type="float" office:value="0.0882352941176471" calcext:value-type="float">
            <text:p>0.08823529411764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56415000" calcext:value-type="float">
            <text:p>156415000</text:p>
          </table:table-cell>
          <table:table-cell office:value-type="float" office:value="4171607000" calcext:value-type="float">
            <text:p>4171607000</text:p>
          </table:table-cell>
          <table:table-cell office:value-type="float" office:value="0.0374951427591334" calcext:value-type="float">
            <text:p>0.03749514275913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" calcext:value-type="float">
            <text:p>9</text:p>
          </table:table-cell>
          <table:table-cell office:value-type="float" office:value="3780184842" calcext:value-type="float">
            <text:p>3780184842</text:p>
          </table:table-cell>
          <table:table-cell office:value-type="float" office:value="1.367007146" calcext:value-type="float">
            <text:p>1.367007146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6630285" calcext:value-type="float">
            <text:p>6630285</text:p>
          </table:table-cell>
          <table:table-cell office:value-type="float" office:value="0.189941415761882" calcext:value-type="float">
            <text:p>0.18994141576188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06439050787529" calcext:value-type="float">
            <text:p>0.02064390507875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688068612151512" calcext:value-type="float">
            <text:p>6.8806861215151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" calcext:value-type="float">
            <text:p>22</text:p>
          </table:table-cell>
          <table:table-cell office:value-type="float" office:value="22.05" calcext:value-type="float">
            <text:p>22.05</text:p>
          </table:table-cell>
          <table:table-cell office:value-type="float" office:value="0.00227014755959141" calcext:value-type="float">
            <text:p>0.002270147559591</text:p>
          </table:table-cell>
          <table:table-cell office:value-type="float" office:value="-0.00763358778625947" calcext:value-type="float">
            <text:p>-0.00763358778625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.05" calcext:value-type="float">
            <text:p>22.05</text:p>
          </table:table-cell>
          <table:table-cell office:value-type="float" office:value="760125614.85" calcext:value-type="float">
            <text:p>760125614.85</text:p>
          </table:table-cell>
          <table:table-cell office:value-type="float" office:value="1.02271541" calcext:value-type="float">
            <text:p>1.02271541</text:p>
          </table:table-cell>
        </table:table-row>
        <table:table-row table:style-name="ro1">
          <table:table-cell office:value-type="string" calcext:value-type="string">
            <text:p>MPLX.N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18419399" calcext:value-type="float">
            <text:p>18419399</text:p>
          </table:table-cell>
          <table:table-cell office:value-type="float" office:value="0.189890711340206" calcext:value-type="float">
            <text:p>0.189890711340206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20712786033039" calcext:value-type="float">
            <text:p>0.02071278603303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014937852709406" calcext:value-type="float">
            <text:p>1.4937852709406E-0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32.83" calcext:value-type="float">
            <text:p>32.83</text:p>
          </table:table-cell>
          <table:table-cell office:value-type="float" office:value="32.84" calcext:value-type="float">
            <text:p>32.84</text:p>
          </table:table-cell>
          <table:table-cell office:value-type="float" office:value="0.00030455306837232" calcext:value-type="float">
            <text:p>0.000304553068372</text:p>
          </table:table-cell>
          <table:table-cell office:value-type="float" office:value="-0.207731718677224" calcext:value-type="float">
            <text:p>-0.207731718677224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16104000000" calcext:value-type="float">
            <text:p>16104000000</text:p>
          </table:table-cell>
          <table:table-cell office:value-type="float" office:value="0.0403626428216592" calcext:value-type="float">
            <text:p>0.04036264282165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32.85" calcext:value-type="float">
            <text:p>32.85</text:p>
          </table:table-cell>
          <table:table-cell office:value-type="float" office:value="11815270992.9" calcext:value-type="float">
            <text:p>11815270992.9</text:p>
          </table:table-cell>
          <table:table-cell office:value-type="float" office:value="1.143933116" calcext:value-type="float">
            <text:p>1.143933116</text:p>
          </table:table-cell>
        </table:table-row>
        <table:table-row table:style-name="ro1">
          <table:table-cell office:value-type="string" calcext:value-type="string">
            <text:p>RW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4579815" calcext:value-type="float">
            <text:p>14579815</text:p>
          </table:table-cell>
          <table:table-cell office:value-type="float" office:value="0.189858744864113" calcext:value-type="float">
            <text:p>0.18985874486411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774784886831531" calcext:value-type="float">
            <text:p>0.00774784886831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72540568923622" calcext:value-type="float">
            <text:p>1.7254056892362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97" calcext:value-type="float">
            <text:p>16.97</text:p>
          </table:table-cell>
          <table:table-cell office:value-type="float" office:value="16.98" calcext:value-type="float">
            <text:p>16.98</text:p>
          </table:table-cell>
          <table:table-cell office:value-type="float" office:value="0.000589101620029547" calcext:value-type="float">
            <text:p>0.00058910162003</text:p>
          </table:table-cell>
          <table:table-cell office:value-type="float" office:value="0.00779376498800953" calcext:value-type="float">
            <text:p>0.0077937649880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9241000" calcext:value-type="float">
            <text:p>139241000</text:p>
          </table:table-cell>
          <table:table-cell office:value-type="float" office:value="7039822000" calcext:value-type="float">
            <text:p>7039822000</text:p>
          </table:table-cell>
          <table:table-cell office:value-type="float" office:value="0.0197790512316931" calcext:value-type="float">
            <text:p>0.01977905123169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98" calcext:value-type="float">
            <text:p>16.98</text:p>
          </table:table-cell>
          <table:table-cell office:value-type="float" office:value="1408151230.2" calcext:value-type="float">
            <text:p>1408151230.2</text:p>
          </table:table-cell>
          <table:table-cell office:value-type="float" office:value="1.046508119" calcext:value-type="float">
            <text:p>1.046508119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8155798" calcext:value-type="float">
            <text:p>18155798</text:p>
          </table:table-cell>
          <table:table-cell office:value-type="float" office:value="0.189680081071481" calcext:value-type="float">
            <text:p>0.18968008107148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7641034379102" calcext:value-type="float">
            <text:p>0.01764103437910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96669682636644" calcext:value-type="float">
            <text:p>6.96669682636644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86" calcext:value-type="float">
            <text:p>6.86</text:p>
          </table:table-cell>
          <table:table-cell office:value-type="float" office:value="6.87" calcext:value-type="float">
            <text:p>6.87</text:p>
          </table:table-cell>
          <table:table-cell office:value-type="float" office:value="0.0014566642388929" calcext:value-type="float">
            <text:p>0.001456664238893</text:p>
          </table:table-cell>
          <table:table-cell office:value-type="float" office:value="-0.103174603174603" calcext:value-type="float">
            <text:p>-0.10317460317460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.86" calcext:value-type="float">
            <text:p>6.86</text:p>
          </table:table-cell>
          <table:table-cell office:value-type="float" office:value="623764810.9" calcext:value-type="float">
            <text:p>623764810.9</text:p>
          </table:table-cell>
          <table:table-cell office:value-type="float" office:value="0.557247686" calcext:value-type="float">
            <text:p>0.557247686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6492499" calcext:value-type="float">
            <text:p>6492499</text:p>
          </table:table-cell>
          <table:table-cell office:value-type="float" office:value="0.189611839607488" calcext:value-type="float">
            <text:p>0.189611839607488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09621725369045" calcext:value-type="float">
            <text:p>0.020962172536905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235139560238426" calcext:value-type="float">
            <text:p>2.35139560238426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8" calcext:value-type="float">
            <text:p>38.58</text:p>
          </table:table-cell>
          <table:table-cell office:value-type="float" office:value="0.000259235255994764" calcext:value-type="float">
            <text:p>0.000259235255995</text:p>
          </table:table-cell>
          <table:table-cell office:value-type="float" office:value="0.857754519505233" calcext:value-type="float">
            <text:p>0.857754519505233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27619000" calcext:value-type="float">
            <text:p>127619000</text:p>
          </table:table-cell>
          <table:table-cell office:value-type="float" office:value="736496000" calcext:value-type="float">
            <text:p>736496000</text:p>
          </table:table-cell>
          <table:table-cell office:value-type="float" office:value="0.173278605722231" calcext:value-type="float">
            <text:p>0.17327860572223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8.58" calcext:value-type="float">
            <text:p>38.58</text:p>
          </table:table-cell>
          <table:table-cell office:value-type="float" office:value="1534206366.42" calcext:value-type="float">
            <text:p>1534206366.42</text:p>
          </table:table-cell>
          <table:table-cell office:value-type="float" office:value="3.026152362" calcext:value-type="float">
            <text:p>3.026152362</text:p>
          </table:table-cell>
        </table:table-row>
        <table:table-row table:style-name="ro1">
          <table:table-cell office:value-type="string" calcext:value-type="string">
            <text:p>CUZ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48136512" calcext:value-type="float">
            <text:p>48136512</text:p>
          </table:table-cell>
          <table:table-cell office:value-type="float" office:value="0.18959220150062" calcext:value-type="float">
            <text:p>0.1895922015006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90351519361587" calcext:value-type="float">
            <text:p>0.00903515193615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0805460936666954" calcext:value-type="float">
            <text:p>8.05460936666954E-10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8.97" calcext:value-type="float">
            <text:p>8.97</text:p>
          </table:table-cell>
          <table:table-cell office:value-type="float" office:value="8.98" calcext:value-type="float">
            <text:p>8.98</text:p>
          </table:table-cell>
          <table:table-cell office:value-type="float" office:value="0.00111420612813368" calcext:value-type="float">
            <text:p>0.001114206128134</text:p>
          </table:table-cell>
          <table:table-cell office:value-type="float" office:value="0.140328697850822" calcext:value-type="float">
            <text:p>0.14032869785082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56415000" calcext:value-type="float">
            <text:p>156415000</text:p>
          </table:table-cell>
          <table:table-cell office:value-type="float" office:value="4171607000" calcext:value-type="float">
            <text:p>4171607000</text:p>
          </table:table-cell>
          <table:table-cell office:value-type="float" office:value="0.0374951427591334" calcext:value-type="float">
            <text:p>0.03749514275913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8.97" calcext:value-type="float">
            <text:p>8.97</text:p>
          </table:table-cell>
          <table:table-cell office:value-type="float" office:value="3767584225.86" calcext:value-type="float">
            <text:p>3767584225.86</text:p>
          </table:table-cell>
          <table:table-cell office:value-type="float" office:value="1.362450455" calcext:value-type="float">
            <text:p>1.362450455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995147" calcext:value-type="float">
            <text:p>9995147</text:p>
          </table:table-cell>
          <table:table-cell office:value-type="float" office:value="0.189567708530896" calcext:value-type="float">
            <text:p>0.18956770853089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88210170399052" calcext:value-type="float">
            <text:p>0.0388210170399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49666904523305" calcext:value-type="float">
            <text:p>1.49666904523305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3.47" calcext:value-type="float">
            <text:p>43.47</text:p>
          </table:table-cell>
          <table:table-cell office:value-type="float" office:value="43.48" calcext:value-type="float">
            <text:p>43.48</text:p>
          </table:table-cell>
          <table:table-cell office:value-type="float" office:value="0.000230017251293801" calcext:value-type="float">
            <text:p>0.000230017251294</text:p>
          </table:table-cell>
          <table:table-cell office:value-type="float" office:value="1.48070739549839" calcext:value-type="float">
            <text:p>1.4807073954983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3.47" calcext:value-type="float">
            <text:p>43.47</text:p>
          </table:table-cell>
          <table:table-cell office:value-type="float" office:value="2540759511.77999" calcext:value-type="float">
            <text:p>2540759511.77999</text:p>
          </table:table-cell>
          <table:table-cell office:value-type="float" office:value="5.524724902" calcext:value-type="float">
            <text:p>5.524724902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7439487" calcext:value-type="float">
            <text:p>17439487</text:p>
          </table:table-cell>
          <table:table-cell office:value-type="float" office:value="0.189524620450569" calcext:value-type="float">
            <text:p>0.18952462045056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28863886564717" calcext:value-type="float">
            <text:p>0.01288638865647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583683111972055" calcext:value-type="float">
            <text:p>5.8368311197205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.65" calcext:value-type="float">
            <text:p>22.65</text:p>
          </table:table-cell>
          <table:table-cell office:value-type="float" office:value="22.7" calcext:value-type="float">
            <text:p>22.7</text:p>
          </table:table-cell>
          <table:table-cell office:value-type="float" office:value="0.00220507166482914" calcext:value-type="float">
            <text:p>0.002205071664829</text:p>
          </table:table-cell>
          <table:table-cell office:value-type="float" office:value="0.409893992932862" calcext:value-type="float">
            <text:p>0.40989399293286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.7" calcext:value-type="float">
            <text:p>22.7</text:p>
          </table:table-cell>
          <table:table-cell office:value-type="float" office:value="2118406857.6" calcext:value-type="float">
            <text:p>2118406857.6</text:p>
          </table:table-cell>
          <table:table-cell office:value-type="float" office:value="8.41165057" calcext:value-type="float">
            <text:p>8.41165057</text:p>
          </table:table-cell>
        </table:table-row>
        <table:table-row table:style-name="ro1">
          <table:table-cell office:value-type="string" calcext:value-type="string">
            <text:p>OPI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009656" calcext:value-type="float">
            <text:p>4009656</text:p>
          </table:table-cell>
          <table:table-cell office:value-type="float" office:value="0.189510161640987" calcext:value-type="float">
            <text:p>0.18951016164098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56473934646417" calcext:value-type="float">
            <text:p>0.02564739346464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00929314535773" calcext:value-type="float">
            <text:p>6.0092931453577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5.2" calcext:value-type="float">
            <text:p>35.2</text:p>
          </table:table-cell>
          <table:table-cell office:value-type="float" office:value="35.24" calcext:value-type="float">
            <text:p>35.24</text:p>
          </table:table-cell>
          <table:table-cell office:value-type="float" office:value="0.0011357183418512" calcext:value-type="float">
            <text:p>0.001135718341851</text:p>
          </table:table-cell>
          <table:table-cell office:value-type="float" office:value="-0.526541554959785" calcext:value-type="float">
            <text:p>-0.52654155495978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3241000" calcext:value-type="float">
            <text:p>213241000</text:p>
          </table:table-cell>
          <table:table-cell office:value-type="float" office:value="3703565000" calcext:value-type="float">
            <text:p>3703565000</text:p>
          </table:table-cell>
          <table:table-cell office:value-type="float" office:value="0.0575772262671237" calcext:value-type="float">
            <text:p>0.05757722626712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5.2" calcext:value-type="float">
            <text:p>35.2</text:p>
          </table:table-cell>
          <table:table-cell office:value-type="float" office:value="873005751.2" calcext:value-type="float">
            <text:p>873005751.2</text:p>
          </table:table-cell>
          <table:table-cell office:value-type="float" office:value="0.704399896397958" calcext:value-type="float">
            <text:p>0.704399896397958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7-01</text:p>
          </table:table-cell>
          <table:table-cell office:value-type="float" office:value="4424943" calcext:value-type="float">
            <text:p>4424943</text:p>
          </table:table-cell>
          <table:table-cell office:value-type="float" office:value="0.18946448298009" calcext:value-type="float">
            <text:p>0.18946448298009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0860464582228424" calcext:value-type="float">
            <text:p>0.008604645822284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0000000371547281081332" calcext:value-type="float">
            <text:p>3.71547281081332E-09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61.3" calcext:value-type="float">
            <text:p>61.3</text:p>
          </table:table-cell>
          <table:table-cell office:value-type="float" office:value="61.31" calcext:value-type="float">
            <text:p>61.31</text:p>
          </table:table-cell>
          <table:table-cell office:value-type="float" office:value="0.000163118832069246" calcext:value-type="float">
            <text:p>0.000163118832069</text:p>
          </table:table-cell>
          <table:table-cell office:value-type="float" office:value="0.270311813790075" calcext:value-type="float">
            <text:p>0.270311813790075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61.3" calcext:value-type="float">
            <text:p>61.3</text:p>
          </table:table-cell>
          <table:table-cell office:value-type="float" office:value="1421671990.7" calcext:value-type="float">
            <text:p>1421671990.7</text:p>
          </table:table-cell>
          <table:table-cell office:value-type="float" office:value="1.136992161" calcext:value-type="float">
            <text:p>1.136992161</text:p>
          </table:table-cell>
        </table:table-row>
        <table:table-row table:style-name="ro1">
          <table:table-cell office:value-type="string" calcext:value-type="string">
            <text:p>ARI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8916260" calcext:value-type="float">
            <text:p>18916260</text:p>
          </table:table-cell>
          <table:table-cell office:value-type="float" office:value="0.189429411325853" calcext:value-type="float">
            <text:p>0.18942941132585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359986515937261" calcext:value-type="float">
            <text:p>0.00359986515937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0505564561291818" calcext:value-type="float">
            <text:p>5.05564561291818E-10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8.01" calcext:value-type="float">
            <text:p>18.01</text:p>
          </table:table-cell>
          <table:table-cell office:value-type="float" office:value="18.02" calcext:value-type="float">
            <text:p>18.02</text:p>
          </table:table-cell>
          <table:table-cell office:value-type="float" office:value="0.000555092978073717" calcext:value-type="float">
            <text:p>0.000555092978074</text:p>
          </table:table-cell>
          <table:table-cell office:value-type="float" office:value="-0.0679108346293416" calcext:value-type="float">
            <text:p>-0.06791083462934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60464000" calcext:value-type="float">
            <text:p>260464000</text:p>
          </table:table-cell>
          <table:table-cell office:value-type="float" office:value="4088605000" calcext:value-type="float">
            <text:p>4088605000</text:p>
          </table:table-cell>
          <table:table-cell office:value-type="float" office:value="0.063704857769337" calcext:value-type="float">
            <text:p>0.06370485776933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8.02" calcext:value-type="float">
            <text:p>18.02</text:p>
          </table:table-cell>
          <table:table-cell office:value-type="float" office:value="2216825824.02" calcext:value-type="float">
            <text:p>2216825824.02</text:p>
          </table:table-cell>
          <table:table-cell office:value-type="float" office:value="0.924421721" calcext:value-type="float">
            <text:p>0.924421721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8710789" calcext:value-type="float">
            <text:p>8710789</text:p>
          </table:table-cell>
          <table:table-cell office:value-type="float" office:value="0.189369094980326" calcext:value-type="float">
            <text:p>0.1893690949803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68996934951597" calcext:value-type="float">
            <text:p>0.0168996934951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54090582355817" calcext:value-type="float">
            <text:p>4.5409058235581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8.75" calcext:value-type="float">
            <text:p>28.75</text:p>
          </table:table-cell>
          <table:table-cell office:value-type="float" office:value="28.8" calcext:value-type="float">
            <text:p>28.8</text:p>
          </table:table-cell>
          <table:table-cell office:value-type="float" office:value="0.00173761946133799" calcext:value-type="float">
            <text:p>0.001737619461338</text:p>
          </table:table-cell>
          <table:table-cell office:value-type="float" office:value="0.199519230769231" calcext:value-type="float">
            <text:p>0.19951923076923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8.8" calcext:value-type="float">
            <text:p>28.8</text:p>
          </table:table-cell>
          <table:table-cell office:value-type="float" office:value="1367533814.4" calcext:value-type="float">
            <text:p>1367533814.4</text:p>
          </table:table-cell>
          <table:table-cell office:value-type="float" office:value="2.238149794" calcext:value-type="float">
            <text:p>2.238149794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5-05-01</text:p>
          </table:table-cell>
          <table:table-cell office:value-type="float" office:value="4093202" calcext:value-type="float">
            <text:p>4093202</text:p>
          </table:table-cell>
          <table:table-cell office:value-type="float" office:value="0.189311920049839" calcext:value-type="float">
            <text:p>0.189311920049839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173154597369718" calcext:value-type="float">
            <text:p>0.017315459736972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000000241335375344405" calcext:value-type="float">
            <text:p>2.41335375344405E-08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15.854461" calcext:value-type="float">
            <text:p>15.854461</text:p>
          </table:table-cell>
          <table:table-cell office:value-type="float" office:value="15.883894" calcext:value-type="float">
            <text:p>15.883894</text:p>
          </table:table-cell>
          <table:table-cell office:value-type="float" office:value="0.00185472750556864" calcext:value-type="float">
            <text:p>0.001854727505569</text:p>
          </table:table-cell>
          <table:table-cell office:value-type="float" office:value="0.220817120622568" calcext:value-type="float">
            <text:p>0.220817120622568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122232000" calcext:value-type="float">
            <text:p>122232000</text:p>
          </table:table-cell>
          <table:table-cell office:value-type="float" office:value="337890000" calcext:value-type="float">
            <text:p>337890000</text:p>
          </table:table-cell>
          <table:table-cell office:value-type="float" office:value="0.361750865666341" calcext:value-type="float">
            <text:p>0.361750865666341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15.874083" calcext:value-type="float">
            <text:p>15.874083</text:p>
          </table:table-cell>
          <table:table-cell office:value-type="float" office:value="377262477.25" calcext:value-type="float">
            <text:p>377262477.25</text:p>
          </table:table-cell>
          <table:table-cell office:value-type="float" office:value="1.339826042" calcext:value-type="float">
            <text:p>1.339826042</text:p>
          </table:table-cell>
        </table:table-row>
        <table:table-row table:style-name="ro1">
          <table:table-cell office:value-type="string" calcext:value-type="string">
            <text:p>IRBT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5226463" calcext:value-type="float">
            <text:p>5226463</text:p>
          </table:table-cell>
          <table:table-cell office:value-type="float" office:value="0.189289160117345" calcext:value-type="float">
            <text:p>0.18928916011734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21530189493018" calcext:value-type="float">
            <text:p>0.02215301894930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0831594150168589" calcext:value-type="float">
            <text:p>8.31594150168589E-10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53" calcext:value-type="float">
            <text:p>113.53</text:p>
          </table:table-cell>
          <table:table-cell office:value-type="float" office:value="0.000264282253446691" calcext:value-type="float">
            <text:p>0.000264282253447</text:p>
          </table:table-cell>
          <table:table-cell office:value-type="float" office:value="-0.169461328861874" calcext:value-type="float">
            <text:p>-0.16946132886187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33159000" calcext:value-type="float">
            <text:p>433159000</text:p>
          </table:table-cell>
          <table:table-cell office:value-type="float" office:value="691522000" calcext:value-type="float">
            <text:p>691522000</text:p>
          </table:table-cell>
          <table:table-cell office:value-type="float" office:value="0.626384988474698" calcext:value-type="float">
            <text:p>0.62638498847469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3.5" calcext:value-type="float">
            <text:p>113.5</text:p>
          </table:table-cell>
          <table:table-cell office:value-type="float" office:value="3110585994" calcext:value-type="float">
            <text:p>3110585994</text:p>
          </table:table-cell>
          <table:table-cell office:value-type="float" office:value="6.790062462" calcext:value-type="float">
            <text:p>6.790062462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075453" calcext:value-type="float">
            <text:p>6075453</text:p>
          </table:table-cell>
          <table:table-cell office:value-type="float" office:value="0.189284138704552" calcext:value-type="float">
            <text:p>0.18928413870455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71311592914077" calcext:value-type="float">
            <text:p>0.0171311592914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03394917568074" calcext:value-type="float">
            <text:p>3.03394917568074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3.875966" calcext:value-type="float">
            <text:p>43.875966</text:p>
          </table:table-cell>
          <table:table-cell office:value-type="float" office:value="43.937982" calcext:value-type="float">
            <text:p>43.937982</text:p>
          </table:table-cell>
          <table:table-cell office:value-type="float" office:value="0.00141244076624365" calcext:value-type="float">
            <text:p>0.001412440766244</text:p>
          </table:table-cell>
          <table:table-cell office:value-type="float" office:value="0.371875" calcext:value-type="float">
            <text:p>0.3718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3.937982" calcext:value-type="float">
            <text:p>43.937982</text:p>
          </table:table-cell>
          <table:table-cell office:value-type="float" office:value="2253611395.1" calcext:value-type="float">
            <text:p>2253611395.1</text:p>
          </table:table-cell>
          <table:table-cell office:value-type="float" office:value="1.84930789387037" calcext:value-type="float">
            <text:p>1.84930789387037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3777977" calcext:value-type="float">
            <text:p>13777977</text:p>
          </table:table-cell>
          <table:table-cell office:value-type="float" office:value="0.189195371804954" calcext:value-type="float">
            <text:p>0.18919537180495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3104599298691" calcext:value-type="float">
            <text:p>0.0310459929869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373681533213514" calcext:value-type="float">
            <text:p>3.73681533213514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1.54" calcext:value-type="float">
            <text:p>21.54</text:p>
          </table:table-cell>
          <table:table-cell office:value-type="float" office:value="21.55" calcext:value-type="float">
            <text:p>21.55</text:p>
          </table:table-cell>
          <table:table-cell office:value-type="float" office:value="0.000464144813181785" calcext:value-type="float">
            <text:p>0.000464144813182</text:p>
          </table:table-cell>
          <table:table-cell office:value-type="float" office:value="3.06652360515021" calcext:value-type="float">
            <text:p>3.0665236051502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0601000" calcext:value-type="float">
            <text:p>110601000</text:p>
          </table:table-cell>
          <table:table-cell office:value-type="float" office:value="428768000" calcext:value-type="float">
            <text:p>428768000</text:p>
          </table:table-cell>
          <table:table-cell office:value-type="float" office:value="0.257950686618404" calcext:value-type="float">
            <text:p>0.25795068661840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1.54" calcext:value-type="float">
            <text:p>21.54</text:p>
          </table:table-cell>
          <table:table-cell office:value-type="float" office:value="2169998511.9" calcext:value-type="float">
            <text:p>2169998511.9</text:p>
          </table:table-cell>
          <table:table-cell office:value-type="float" office:value="6.648672555" calcext:value-type="float">
            <text:p>6.648672555</text:p>
          </table:table-cell>
        </table:table-row>
        <table:table-row table:style-name="ro1">
          <table:table-cell office:value-type="string" calcext:value-type="string">
            <text:p>RP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5007100" calcext:value-type="float">
            <text:p>15007100</text:p>
          </table:table-cell>
          <table:table-cell office:value-type="float" office:value="0.189139695503126" calcext:value-type="float">
            <text:p>0.18913969550312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7438249708166" calcext:value-type="float">
            <text:p>0.01474382497081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51929549662354" calcext:value-type="float">
            <text:p>3.5192954966235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39" calcext:value-type="float">
            <text:p>13.39</text:p>
          </table:table-cell>
          <table:table-cell office:value-type="float" office:value="0.000747104968248023" calcext:value-type="float">
            <text:p>0.000747104968248</text:p>
          </table:table-cell>
          <table:table-cell office:value-type="float" office:value="0.073020753266718" calcext:value-type="float">
            <text:p>0.07302075326671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0297000" calcext:value-type="float">
            <text:p>190297000</text:p>
          </table:table-cell>
          <table:table-cell office:value-type="float" office:value="2030394000" calcext:value-type="float">
            <text:p>2030394000</text:p>
          </table:table-cell>
          <table:table-cell office:value-type="float" office:value="0.0937241737317979" calcext:value-type="float">
            <text:p>0.09372417373179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.38" calcext:value-type="float">
            <text:p>13.38</text:p>
          </table:table-cell>
          <table:table-cell office:value-type="float" office:value="1090095569.6" calcext:value-type="float">
            <text:p>1090095569.6</text:p>
          </table:table-cell>
          <table:table-cell office:value-type="float" office:value="1.279709607" calcext:value-type="float">
            <text:p>1.279709607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3331478" calcext:value-type="float">
            <text:p>13331478</text:p>
          </table:table-cell>
          <table:table-cell office:value-type="float" office:value="0.1891284881329" calcext:value-type="float">
            <text:p>0.189128488132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83790118169618" calcext:value-type="float">
            <text:p>0.0383790118169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82968045340838" calcext:value-type="float">
            <text:p>3.8296804534083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.36" calcext:value-type="float">
            <text:p>30.36</text:p>
          </table:table-cell>
          <table:table-cell office:value-type="float" office:value="30.37" calcext:value-type="float">
            <text:p>30.37</text:p>
          </table:table-cell>
          <table:table-cell office:value-type="float" office:value="0.000329326527251822" calcext:value-type="float">
            <text:p>0.000329326527252</text:p>
          </table:table-cell>
          <table:table-cell office:value-type="float" office:value="0.24668541582965" calcext:value-type="float">
            <text:p>0.2466854158296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46081000" calcext:value-type="float">
            <text:p>246081000</text:p>
          </table:table-cell>
          <table:table-cell office:value-type="float" office:value="1095257000" calcext:value-type="float">
            <text:p>1095257000</text:p>
          </table:table-cell>
          <table:table-cell office:value-type="float" office:value="0.2246787740229" calcext:value-type="float">
            <text:p>0.224678774022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.36" calcext:value-type="float">
            <text:p>30.36</text:p>
          </table:table-cell>
          <table:table-cell office:value-type="float" office:value="2179134023.88" calcext:value-type="float">
            <text:p>2179134023.88</text:p>
          </table:table-cell>
          <table:table-cell office:value-type="float" office:value="2.990282703" calcext:value-type="float">
            <text:p>2.990282703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4-12-01</text:p>
          </table:table-cell>
          <table:table-cell office:value-type="float" office:value="10730173" calcext:value-type="float">
            <text:p>10730173</text:p>
          </table:table-cell>
          <table:table-cell office:value-type="float" office:value="0.189124561279512" calcext:value-type="float">
            <text:p>0.189124561279512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252852690288818" calcext:value-type="float">
            <text:p>0.025285269028882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0.00000000536600247914618" calcext:value-type="float">
            <text:p>5.36600247914618E-09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16.09" calcext:value-type="float">
            <text:p>16.09</text:p>
          </table:table-cell>
          <table:table-cell office:value-type="float" office:value="16.11" calcext:value-type="float">
            <text:p>16.11</text:p>
          </table:table-cell>
          <table:table-cell office:value-type="float" office:value="0.00124223602484469" calcext:value-type="float">
            <text:p>0.001242236024845</text:p>
          </table:table-cell>
          <table:table-cell office:value-type="float" office:value="0.464083175803403" calcext:value-type="float">
            <text:p>0.464083175803403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127114000" calcext:value-type="float">
            <text:p>127114000</text:p>
          </table:table-cell>
          <table:table-cell office:value-type="float" office:value="508653000" calcext:value-type="float">
            <text:p>508653000</text:p>
          </table:table-cell>
          <table:table-cell office:value-type="float" office:value="0.249903175642334" calcext:value-type="float">
            <text:p>0.249903175642334</text:p>
          </table:table-cell>
          <table:table-cell table:style-name="ce15" office:value-type="string" calcext:value-type="string">
            <text:p>2014-12-31</text:p>
          </table:table-cell>
          <table:table-cell office:value-type="float" office:value="16.11" calcext:value-type="float">
            <text:p>16.11</text:p>
          </table:table-cell>
          <table:table-cell office:value-type="float" office:value="946307634.569999" calcext:value-type="float">
            <text:p>946307634.569999</text:p>
          </table:table-cell>
          <table:table-cell office:value-type="float" office:value="3.59022499" calcext:value-type="float">
            <text:p>3.59022499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9173691" calcext:value-type="float">
            <text:p>19173691</text:p>
          </table:table-cell>
          <table:table-cell office:value-type="float" office:value="0.189089654832347" calcext:value-type="float">
            <text:p>0.18908965483234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31108416862098" calcext:value-type="float">
            <text:p>0.0231108416862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09837532380762" calcext:value-type="float">
            <text:p>2.0983753238076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.41" calcext:value-type="float">
            <text:p>14.41</text:p>
          </table:table-cell>
          <table:table-cell office:value-type="float" office:value="14.42" calcext:value-type="float">
            <text:p>14.42</text:p>
          </table:table-cell>
          <table:table-cell office:value-type="float" office:value="0.000693721817551147" calcext:value-type="float">
            <text:p>0.000693721817551</text:p>
          </table:table-cell>
          <table:table-cell office:value-type="float" office:value="-0.328261871830337" calcext:value-type="float">
            <text:p>-0.32826187183033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.41" calcext:value-type="float">
            <text:p>14.41</text:p>
          </table:table-cell>
          <table:table-cell office:value-type="float" office:value="1467959294.34" calcext:value-type="float">
            <text:p>1467959294.34</text:p>
          </table:table-cell>
          <table:table-cell office:value-type="float" office:value="0.672488665" calcext:value-type="float">
            <text:p>0.672488665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967289" calcext:value-type="float">
            <text:p>9967289</text:p>
          </table:table-cell>
          <table:table-cell office:value-type="float" office:value="0.18903935439821" calcext:value-type="float">
            <text:p>0.1890393543982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67596480678669" calcext:value-type="float">
            <text:p>0.03675964806786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1737364989602" calcext:value-type="float">
            <text:p>2.1737364989602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.68" calcext:value-type="float">
            <text:p>61.68</text:p>
          </table:table-cell>
          <table:table-cell office:value-type="float" office:value="61.72" calcext:value-type="float">
            <text:p>61.72</text:p>
          </table:table-cell>
          <table:table-cell office:value-type="float" office:value="0.000648298217179889" calcext:value-type="float">
            <text:p>0.00064829821718</text:p>
          </table:table-cell>
          <table:table-cell office:value-type="float" office:value="1.97910317805834" calcext:value-type="float">
            <text:p>1.9791031780583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.72" calcext:value-type="float">
            <text:p>61.72</text:p>
          </table:table-cell>
          <table:table-cell office:value-type="float" office:value="3607445987.27999" calcext:value-type="float">
            <text:p>3607445987.27999</text:p>
          </table:table-cell>
          <table:table-cell office:value-type="float" office:value="8.015370062" calcext:value-type="float">
            <text:p>8.015370062</text:p>
          </table:table-cell>
        </table:table-row>
        <table:table-row table:style-name="ro1">
          <table:table-cell office:value-type="string" calcext:value-type="string">
            <text:p>ARR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7404503" calcext:value-type="float">
            <text:p>7404503</text:p>
          </table:table-cell>
          <table:table-cell office:value-type="float" office:value="0.189035052335971" calcext:value-type="float">
            <text:p>0.18903505233597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160376825969228" calcext:value-type="float">
            <text:p>0.016037682596923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359229699049355" calcext:value-type="float">
            <text:p>3.59229699049355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office:value-type="float" office:value="0.000466526708654143" calcext:value-type="float">
            <text:p>0.000466526708654</text:p>
          </table:table-cell>
          <table:table-cell office:value-type="float" office:value="0.040907069808804" calcext:value-type="float">
            <text:p>0.04090706980880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30692000" calcext:value-type="float">
            <text:p>230692000</text:p>
          </table:table-cell>
          <table:table-cell office:value-type="float" office:value="8928917000" calcext:value-type="float">
            <text:p>8928917000</text:p>
          </table:table-cell>
          <table:table-cell office:value-type="float" office:value="0.0258365040239483" calcext:value-type="float">
            <text:p>0.02583650402394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1.42" calcext:value-type="float">
            <text:p>21.42</text:p>
          </table:table-cell>
          <table:table-cell office:value-type="float" office:value="897013993.68" calcext:value-type="float">
            <text:p>897013993.68</text:p>
          </table:table-cell>
          <table:table-cell office:value-type="float" office:value="0.676448598" calcext:value-type="float">
            <text:p>0.676448598</text:p>
          </table:table-cell>
        </table:table-row>
        <table:table-row table:style-name="ro1">
          <table:table-cell office:value-type="string" calcext:value-type="string">
            <text:p>LNN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030040" calcext:value-type="float">
            <text:p>2030040</text:p>
          </table:table-cell>
          <table:table-cell office:value-type="float" office:value="0.188999162089191" calcext:value-type="float">
            <text:p>0.18899916208919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85100609903159" calcext:value-type="float">
            <text:p>0.0285100609903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98275674064626" calcext:value-type="float">
            <text:p>6.9827567406462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5.6" calcext:value-type="float">
            <text:p>95.6</text:p>
          </table:table-cell>
          <table:table-cell office:value-type="float" office:value="95.61" calcext:value-type="float">
            <text:p>95.61</text:p>
          </table:table-cell>
          <table:table-cell office:value-type="float" office:value="0.000104597039903824" calcext:value-type="float">
            <text:p>0.000104597039904</text:p>
          </table:table-cell>
          <table:table-cell office:value-type="float" office:value="0.0948012232415901" calcext:value-type="float">
            <text:p>0.094801223241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1462000" calcext:value-type="float">
            <text:p>151462000</text:p>
          </table:table-cell>
          <table:table-cell office:value-type="float" office:value="500256000" calcext:value-type="float">
            <text:p>500256000</text:p>
          </table:table-cell>
          <table:table-cell office:value-type="float" office:value="0.302768982281072" calcext:value-type="float">
            <text:p>0.30276898228107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5.62" calcext:value-type="float">
            <text:p>95.62</text:p>
          </table:table-cell>
          <table:table-cell office:value-type="float" office:value="1028614747.16" calcext:value-type="float">
            <text:p>1028614747.16</text:p>
          </table:table-cell>
          <table:table-cell office:value-type="float" office:value="3.715443428" calcext:value-type="float">
            <text:p>3.715443428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3157776" calcext:value-type="float">
            <text:p>3157776</text:p>
          </table:table-cell>
          <table:table-cell office:value-type="float" office:value="0.1889579230627" calcext:value-type="float">
            <text:p>0.188957923062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17382900863565" calcext:value-type="float">
            <text:p>0.01173829008635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576378748124272" calcext:value-type="float">
            <text:p>5.7637874812427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3.6" calcext:value-type="float">
            <text:p>53.6</text:p>
          </table:table-cell>
          <table:table-cell office:value-type="float" office:value="53.65" calcext:value-type="float">
            <text:p>53.65</text:p>
          </table:table-cell>
          <table:table-cell office:value-type="float" office:value="0.000932400932400879" calcext:value-type="float">
            <text:p>0.000932400932401</text:p>
          </table:table-cell>
          <table:table-cell office:value-type="float" office:value="0.453237410071943" calcext:value-type="float">
            <text:p>0.45323741007194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3.65" calcext:value-type="float">
            <text:p>53.65</text:p>
          </table:table-cell>
          <table:table-cell office:value-type="float" office:value="909955557.65" calcext:value-type="float">
            <text:p>909955557.65</text:p>
          </table:table-cell>
          <table:table-cell office:value-type="float" office:value="2.469727423" calcext:value-type="float">
            <text:p>2.469727423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062913" calcext:value-type="float">
            <text:p>6062913</text:p>
          </table:table-cell>
          <table:table-cell office:value-type="float" office:value="0.188893447985793" calcext:value-type="float">
            <text:p>0.18889344798579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20740697966508" calcext:value-type="float">
            <text:p>0.0220740697966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92401346230145" calcext:value-type="float">
            <text:p>4.9240134623014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4.412401" calcext:value-type="float">
            <text:p>34.412401</text:p>
          </table:table-cell>
          <table:table-cell office:value-type="float" office:value="34.431006" calcext:value-type="float">
            <text:p>34.431006</text:p>
          </table:table-cell>
          <table:table-cell office:value-type="float" office:value="0.000540502012051605" calcext:value-type="float">
            <text:p>0.000540502012052</text:p>
          </table:table-cell>
          <table:table-cell office:value-type="float" office:value="0.347266881028939" calcext:value-type="float">
            <text:p>0.3472668810289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4.406199" calcext:value-type="float">
            <text:p>34.406199</text:p>
          </table:table-cell>
          <table:table-cell office:value-type="float" office:value="1752387895.71999" calcext:value-type="float">
            <text:p>1752387895.71999</text:p>
          </table:table-cell>
          <table:table-cell office:value-type="float" office:value="1.44812423361931" calcext:value-type="float">
            <text:p>1.44812423361931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6487290" calcext:value-type="float">
            <text:p>6487290</text:p>
          </table:table-cell>
          <table:table-cell office:value-type="float" office:value="0.188880510103069" calcext:value-type="float">
            <text:p>0.18888051010306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585727576087258" calcext:value-type="float">
            <text:p>0.05857275760872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144753942532562" calcext:value-type="float">
            <text:p>1.44753942532562E-0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3.9" calcext:value-type="float">
            <text:p>13.9</text:p>
          </table:table-cell>
          <table:table-cell office:value-type="float" office:value="13.95" calcext:value-type="float">
            <text:p>13.95</text:p>
          </table:table-cell>
          <table:table-cell office:value-type="float" office:value="0.00359066427289041" calcext:value-type="float">
            <text:p>0.00359066427289</text:p>
          </table:table-cell>
          <table:table-cell office:value-type="float" office:value="-0.52710843373494" calcext:value-type="float">
            <text:p>-0.5271084337349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3.95" calcext:value-type="float">
            <text:p>13.95</text:p>
          </table:table-cell>
          <table:table-cell office:value-type="float" office:value="493472056.95" calcext:value-type="float">
            <text:p>493472056.95</text:p>
          </table:table-cell>
          <table:table-cell office:value-type="float" office:value="0.616512792" calcext:value-type="float">
            <text:p>0.616512792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8380398" calcext:value-type="float">
            <text:p>8380398</text:p>
          </table:table-cell>
          <table:table-cell office:value-type="float" office:value="0.188875321162948" calcext:value-type="float">
            <text:p>0.18887532116294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45856181068798" calcext:value-type="float">
            <text:p>0.0145856181068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500314435803485" calcext:value-type="float">
            <text:p>5.00314435803485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6" calcext:value-type="float">
            <text:p>26</text:p>
          </table:table-cell>
          <table:table-cell office:value-type="float" office:value="26.05" calcext:value-type="float">
            <text:p>26.05</text:p>
          </table:table-cell>
          <table:table-cell office:value-type="float" office:value="0.00192122958693567" calcext:value-type="float">
            <text:p>0.001921229586936</text:p>
          </table:table-cell>
          <table:table-cell office:value-type="float" office:value="0.333333333333333" calcext:value-type="float">
            <text:p>0.33333333333333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63485000" calcext:value-type="float">
            <text:p>263485000</text:p>
          </table:table-cell>
          <table:table-cell office:value-type="float" office:value="1001671000" calcext:value-type="float">
            <text:p>1001671000</text:p>
          </table:table-cell>
          <table:table-cell office:value-type="float" office:value="0.263045451051293" calcext:value-type="float">
            <text:p>0.26304545105129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6" calcext:value-type="float">
            <text:p>26</text:p>
          </table:table-cell>
          <table:table-cell office:value-type="float" office:value="1219727834" calcext:value-type="float">
            <text:p>1219727834</text:p>
          </table:table-cell>
          <table:table-cell office:value-type="float" office:value="2.226717671" calcext:value-type="float">
            <text:p>2.226717671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3786263" calcext:value-type="float">
            <text:p>13786263</text:p>
          </table:table-cell>
          <table:table-cell office:value-type="float" office:value="0.188852917808219" calcext:value-type="float">
            <text:p>0.18885291780821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57172594923456" calcext:value-type="float">
            <text:p>0.01571725949234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21344295274237" calcext:value-type="float">
            <text:p>2.2134429527423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5.1" calcext:value-type="float">
            <text:p>35.1</text:p>
          </table:table-cell>
          <table:table-cell office:value-type="float" office:value="35.11" calcext:value-type="float">
            <text:p>35.11</text:p>
          </table:table-cell>
          <table:table-cell office:value-type="float" office:value="0.000284859706594445" calcext:value-type="float">
            <text:p>0.000284859706594</text:p>
          </table:table-cell>
          <table:table-cell office:value-type="float" office:value="0.137360782990213" calcext:value-type="float">
            <text:p>0.13736078299021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5.11" calcext:value-type="float">
            <text:p>35.11</text:p>
          </table:table-cell>
          <table:table-cell office:value-type="float" office:value="2654316000" calcext:value-type="float">
            <text:p>2654316000</text:p>
          </table:table-cell>
          <table:table-cell office:value-type="float" office:value="11.230095411" calcext:value-type="float">
            <text:p>11.230095411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968287" calcext:value-type="float">
            <text:p>7968287</text:p>
          </table:table-cell>
          <table:table-cell office:value-type="float" office:value="0.188821966824645" calcext:value-type="float">
            <text:p>0.1888219668246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511970525470924" calcext:value-type="float">
            <text:p>0.05119705254709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299074490568852" calcext:value-type="float">
            <text:p>2.99074490568852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.78" calcext:value-type="float">
            <text:p>7.78</text:p>
          </table:table-cell>
          <table:table-cell office:value-type="float" office:value="7.79" calcext:value-type="float">
            <text:p>7.79</text:p>
          </table:table-cell>
          <table:table-cell office:value-type="float" office:value="0.00128452151573536" calcext:value-type="float">
            <text:p>0.001284521515735</text:p>
          </table:table-cell>
          <table:table-cell office:value-type="float" office:value="-0.40431654676259" calcext:value-type="float">
            <text:p>-0.404316546762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7.78" calcext:value-type="float">
            <text:p>7.78</text:p>
          </table:table-cell>
          <table:table-cell office:value-type="float" office:value="390292864.84" calcext:value-type="float">
            <text:p>390292864.84</text:p>
          </table:table-cell>
          <table:table-cell office:value-type="float" office:value="-11.5128830148706" calcext:value-type="float">
            <text:p>-11.5128830148706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684913" calcext:value-type="float">
            <text:p>8684913</text:p>
          </table:table-cell>
          <table:table-cell office:value-type="float" office:value="0.188806561012196" calcext:value-type="float">
            <text:p>0.18880656101219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7564594315965" calcext:value-type="float">
            <text:p>0.04756459431596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727736083013925" calcext:value-type="float">
            <text:p>7.2773608301392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1" calcext:value-type="float">
            <text:p>19.1</text:p>
          </table:table-cell>
          <table:table-cell office:value-type="float" office:value="19.11" calcext:value-type="float">
            <text:p>19.11</text:p>
          </table:table-cell>
          <table:table-cell office:value-type="float" office:value="0.000523423187647109" calcext:value-type="float">
            <text:p>0.000523423187647</text:p>
          </table:table-cell>
          <table:table-cell office:value-type="float" office:value="-0.260583254938852" calcext:value-type="float">
            <text:p>-0.26058325493885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11" calcext:value-type="float">
            <text:p>19.11</text:p>
          </table:table-cell>
          <table:table-cell office:value-type="float" office:value="908839858.29" calcext:value-type="float">
            <text:p>908839858.29</text:p>
          </table:table-cell>
          <table:table-cell office:value-type="float" office:value="1.485105644" calcext:value-type="float">
            <text:p>1.485105644</text:p>
          </table:table-cell>
        </table:table-row>
        <table:table-row table:style-name="ro1">
          <table:table-cell office:value-type="string" calcext:value-type="string">
            <text:p>GNL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2619912" calcext:value-type="float">
            <text:p>12619912</text:p>
          </table:table-cell>
          <table:table-cell office:value-type="float" office:value="0.188701571616932" calcext:value-type="float">
            <text:p>0.1887015716169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02300982280087" calcext:value-type="float">
            <text:p>0.0202300982280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29218041034482" calcext:value-type="float">
            <text:p>3.2921804103448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.18" calcext:value-type="float">
            <text:p>20.18</text:p>
          </table:table-cell>
          <table:table-cell office:value-type="float" office:value="20.19" calcext:value-type="float">
            <text:p>20.19</text:p>
          </table:table-cell>
          <table:table-cell office:value-type="float" office:value="0.000495417389150436" calcext:value-type="float">
            <text:p>0.00049541738915</text:p>
          </table:table-cell>
          <table:table-cell office:value-type="float" office:value="-0.0638002773925104" calcext:value-type="float">
            <text:p>-0.0638002773925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5981000" calcext:value-type="float">
            <text:p>205981000</text:p>
          </table:table-cell>
          <table:table-cell office:value-type="float" office:value="3038595000" calcext:value-type="float">
            <text:p>3038595000</text:p>
          </table:table-cell>
          <table:table-cell office:value-type="float" office:value="0.0677882376558903" calcext:value-type="float">
            <text:p>0.067788237655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.19" calcext:value-type="float">
            <text:p>20.19</text:p>
          </table:table-cell>
          <table:table-cell office:value-type="float" office:value="1535884432.98" calcext:value-type="float">
            <text:p>1535884432.98</text:p>
          </table:table-cell>
          <table:table-cell office:value-type="float" office:value="1.036396407" calcext:value-type="float">
            <text:p>1.036396407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8677294" calcext:value-type="float">
            <text:p>8677294</text:p>
          </table:table-cell>
          <table:table-cell office:value-type="float" office:value="0.188640926976673" calcext:value-type="float">
            <text:p>0.18864092697667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85301640984128" calcext:value-type="float">
            <text:p>0.01853016409841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504690600770352" calcext:value-type="float">
            <text:p>5.0469060077035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" calcext:value-type="float">
            <text:p>26.3</text:p>
          </table:table-cell>
          <table:table-cell office:value-type="float" office:value="0.00190294957183637" calcext:value-type="float">
            <text:p>0.001902949571836</text:p>
          </table:table-cell>
          <table:table-cell office:value-type="float" office:value="0.673913043478261" calcext:value-type="float">
            <text:p>0.67391304347826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.25" calcext:value-type="float">
            <text:p>26.25</text:p>
          </table:table-cell>
          <table:table-cell office:value-type="float" office:value="1235494995" calcext:value-type="float">
            <text:p>1235494995</text:p>
          </table:table-cell>
          <table:table-cell office:value-type="float" office:value="2.227335114" calcext:value-type="float">
            <text:p>2.227335114</text:p>
          </table:table-cell>
        </table:table-row>
        <table:table-row table:style-name="ro1">
          <table:table-cell office:value-type="string" calcext:value-type="string">
            <text:p>NCS.N</text:p>
          </table:table-cell>
          <table:table-cell table:style-name="ce15" office:value-type="string" calcext:value-type="string">
            <text:p>2009-12-01</text:p>
          </table:table-cell>
          <table:table-cell office:value-type="float" office:value="830072" calcext:value-type="float">
            <text:p>830072</text:p>
          </table:table-cell>
          <table:table-cell office:value-type="float" office:value="0.1885241880536" calcext:value-type="float">
            <text:p>0.1885241880536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484731319373041" calcext:value-type="float">
            <text:p>0.048473131937304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0.0000000427576849182767" calcext:value-type="float">
            <text:p>4.27576849182767E-08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9.05" calcext:value-type="float">
            <text:p>9.05</text:p>
          </table:table-cell>
          <table:table-cell office:value-type="float" office:value="9.1" calcext:value-type="float">
            <text:p>9.1</text:p>
          </table:table-cell>
          <table:table-cell office:value-type="float" office:value="0.00550964187327812" calcext:value-type="float">
            <text:p>0.005509641873278</text:p>
          </table:table-cell>
          <table:table-cell office:value-type="float" office:value="-0.885889570552147" calcext:value-type="float">
            <text:p>-0.885889570552147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216496000" calcext:value-type="float">
            <text:p>216496000</text:p>
          </table:table-cell>
          <table:table-cell office:value-type="float" office:value="613848000" calcext:value-type="float">
            <text:p>613848000</text:p>
          </table:table-cell>
          <table:table-cell office:value-type="float" office:value="0.35268665858649" calcext:value-type="float">
            <text:p>0.35268665858649</text:p>
          </table:table-cell>
          <table:table-cell table:style-name="ce15" office:value-type="string" calcext:value-type="string">
            <text:p>2009-12-31</text:p>
          </table:table-cell>
          <table:table-cell office:value-type="float" office:value="9.05" calcext:value-type="float">
            <text:p>9.05</text:p>
          </table:table-cell>
          <table:table-cell office:value-type="float" office:value="163658656.07" calcext:value-type="float">
            <text:p>163658656.07</text:p>
          </table:table-cell>
          <table:table-cell office:value-type="float" office:value="0.600566542" calcext:value-type="float">
            <text:p>0.600566542</text:p>
          </table:table-cell>
        </table:table-row>
        <table:table-row table:style-name="ro1">
          <table:table-cell office:value-type="string" calcext:value-type="string">
            <text:p>CRZO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3841124" calcext:value-type="float">
            <text:p>13841124</text:p>
          </table:table-cell>
          <table:table-cell office:value-type="float" office:value="0.188517236213073" calcext:value-type="float">
            <text:p>0.18851723621307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28286166909278" calcext:value-type="float">
            <text:p>0.0328286166909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73853224257379" calcext:value-type="float">
            <text:p>1.7385322425737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2" calcext:value-type="float">
            <text:p>18.2</text:p>
          </table:table-cell>
          <table:table-cell office:value-type="float" office:value="18.21" calcext:value-type="float">
            <text:p>18.21</text:p>
          </table:table-cell>
          <table:table-cell office:value-type="float" office:value="0.000549299642955318" calcext:value-type="float">
            <text:p>0.000549299642955</text:p>
          </table:table-cell>
          <table:table-cell office:value-type="float" office:value="0.424533634821933" calcext:value-type="float">
            <text:p>0.42453363482193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66258000" calcext:value-type="float">
            <text:p>566258000</text:p>
          </table:table-cell>
          <table:table-cell office:value-type="float" office:value="2778304000" calcext:value-type="float">
            <text:p>2778304000</text:p>
          </table:table-cell>
          <table:table-cell office:value-type="float" office:value="0.2038142694248" calcext:value-type="float">
            <text:p>0.20381426942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8.21" calcext:value-type="float">
            <text:p>18.21</text:p>
          </table:table-cell>
          <table:table-cell office:value-type="float" office:value="1668395337.93" calcext:value-type="float">
            <text:p>1668395337.93</text:p>
          </table:table-cell>
          <table:table-cell office:value-type="float" office:value="2.494766293" calcext:value-type="float">
            <text:p>2.494766293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72843162" calcext:value-type="float">
            <text:p>72843162</text:p>
          </table:table-cell>
          <table:table-cell office:value-type="float" office:value="0.18850969421556" calcext:value-type="float">
            <text:p>0.1885096942155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83955780368194" calcext:value-type="float">
            <text:p>0.01839557803681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342663563919975" calcext:value-type="float">
            <text:p>3.42663563919975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.71" calcext:value-type="float">
            <text:p>4.71</text:p>
          </table:table-cell>
          <table:table-cell office:value-type="float" office:value="4.72" calcext:value-type="float">
            <text:p>4.72</text:p>
          </table:table-cell>
          <table:table-cell office:value-type="float" office:value="0.00212089077412509" calcext:value-type="float">
            <text:p>0.002120890774125</text:p>
          </table:table-cell>
          <table:table-cell office:value-type="float" office:value="-0.161936560934892" calcext:value-type="float">
            <text:p>-0.16193656093489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84001000" calcext:value-type="float">
            <text:p>184001000</text:p>
          </table:table-cell>
          <table:table-cell office:value-type="float" office:value="2371677000" calcext:value-type="float">
            <text:p>2371677000</text:p>
          </table:table-cell>
          <table:table-cell office:value-type="float" office:value="0.0775826556483029" calcext:value-type="float">
            <text:p>0.07758265564830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.72" calcext:value-type="float">
            <text:p>4.72</text:p>
          </table:table-cell>
          <table:table-cell office:value-type="float" office:value="1883368301.76" calcext:value-type="float">
            <text:p>1883368301.76</text:p>
          </table:table-cell>
          <table:table-cell office:value-type="float" office:value="1.252041493" calcext:value-type="float">
            <text:p>1.252041493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59157066" calcext:value-type="float">
            <text:p>59157066</text:p>
          </table:table-cell>
          <table:table-cell office:value-type="float" office:value="0.188466123158971" calcext:value-type="float">
            <text:p>0.18846612315897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54613327417499" calcext:value-type="float">
            <text:p>0.0254613327417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211677527773874" calcext:value-type="float">
            <text:p>2.11677527773874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0.00447427293064887" calcext:value-type="float">
            <text:p>0.004474272930649</text:p>
          </table:table-cell>
          <table:table-cell office:value-type="float" office:value="-0.206896551724138" calcext:value-type="float">
            <text:p>-0.2068965517241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.24" calcext:value-type="float">
            <text:p>2.24</text:p>
          </table:table-cell>
          <table:table-cell office:value-type="float" office:value="755481173.44" calcext:value-type="float">
            <text:p>755481173.44</text:p>
          </table:table-cell>
          <table:table-cell office:value-type="float" office:value="1.467245943" calcext:value-type="float">
            <text:p>1.467245943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2463466" calcext:value-type="float">
            <text:p>12463466</text:p>
          </table:table-cell>
          <table:table-cell office:value-type="float" office:value="0.188429275520077" calcext:value-type="float">
            <text:p>0.18842927552007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60547177786595" calcext:value-type="float">
            <text:p>0.0060547177786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84746434953697" calcext:value-type="float">
            <text:p>1.84746434953697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1" calcext:value-type="float">
            <text:p>20.1</text:p>
          </table:table-cell>
          <table:table-cell office:value-type="float" office:value="20.11" calcext:value-type="float">
            <text:p>20.11</text:p>
          </table:table-cell>
          <table:table-cell office:value-type="float" office:value="0.000497388709276201" calcext:value-type="float">
            <text:p>0.000497388709276</text:p>
          </table:table-cell>
          <table:table-cell office:value-type="float" office:value="0.148936170212766" calcext:value-type="float">
            <text:p>0.14893617021276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1" calcext:value-type="float">
            <text:p>20.1</text:p>
          </table:table-cell>
          <table:table-cell office:value-type="float" office:value="1233643260.95999" calcext:value-type="float">
            <text:p>1233643260.95999</text:p>
          </table:table-cell>
          <table:table-cell office:value-type="float" office:value="0.798222942" calcext:value-type="float">
            <text:p>0.798222942</text:p>
          </table:table-cell>
        </table:table-row>
        <table:table-row table:style-name="ro1">
          <table:table-cell office:value-type="string" calcext:value-type="string">
            <text:p>GPRE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394182" calcext:value-type="float">
            <text:p>7394182</text:p>
          </table:table-cell>
          <table:table-cell office:value-type="float" office:value="0.188401202639692" calcext:value-type="float">
            <text:p>0.18840120263969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33767832155072" calcext:value-type="float">
            <text:p>0.0333767832155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730227212274429" calcext:value-type="float">
            <text:p>7.30227212274429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27" calcext:value-type="float">
            <text:p>16.27</text:p>
          </table:table-cell>
          <table:table-cell office:value-type="float" office:value="16.28" calcext:value-type="float">
            <text:p>16.28</text:p>
          </table:table-cell>
          <table:table-cell office:value-type="float" office:value="0.000614439324116839" calcext:value-type="float">
            <text:p>0.000614439324117</text:p>
          </table:table-cell>
          <table:table-cell office:value-type="float" office:value="0.0112759643916913" calcext:value-type="float">
            <text:p>0.01127596439169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5200000" calcext:value-type="float">
            <text:p>265200000</text:p>
          </table:table-cell>
          <table:table-cell office:value-type="float" office:value="2784650000" calcext:value-type="float">
            <text:p>2784650000</text:p>
          </table:table-cell>
          <table:table-cell office:value-type="float" office:value="0.0952363851830571" calcext:value-type="float">
            <text:p>0.09523638518305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25" calcext:value-type="float">
            <text:p>16.25</text:p>
          </table:table-cell>
          <table:table-cell office:value-type="float" office:value="672983935" calcext:value-type="float">
            <text:p>672983935</text:p>
          </table:table-cell>
          <table:table-cell office:value-type="float" office:value="0.748773588" calcext:value-type="float">
            <text:p>0.748773588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7324919" calcext:value-type="float">
            <text:p>17324919</text:p>
          </table:table-cell>
          <table:table-cell office:value-type="float" office:value="0.188279546170816" calcext:value-type="float">
            <text:p>0.18827954617081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66729898519035" calcext:value-type="float">
            <text:p>0.01667298985190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33761670297899" calcext:value-type="float">
            <text:p>3.33761670297899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51" calcext:value-type="float">
            <text:p>20.51</text:p>
          </table:table-cell>
          <table:table-cell office:value-type="float" office:value="20.52" calcext:value-type="float">
            <text:p>20.52</text:p>
          </table:table-cell>
          <table:table-cell office:value-type="float" office:value="0.000487448208627736" calcext:value-type="float">
            <text:p>0.000487448208628</text:p>
          </table:table-cell>
          <table:table-cell office:value-type="float" office:value="0.681481481481481" calcext:value-type="float">
            <text:p>0.68148148148148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51" calcext:value-type="float">
            <text:p>20.51</text:p>
          </table:table-cell>
          <table:table-cell office:value-type="float" office:value="1983090120" calcext:value-type="float">
            <text:p>1983090120</text:p>
          </table:table-cell>
          <table:table-cell office:value-type="float" office:value="7.874342494" calcext:value-type="float">
            <text:p>7.874342494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2453098" calcext:value-type="float">
            <text:p>12453098</text:p>
          </table:table-cell>
          <table:table-cell office:value-type="float" office:value="0.188272526608612" calcext:value-type="float">
            <text:p>0.18827252660861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484486799942" calcext:value-type="float">
            <text:p>0.0148448679994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7818321399061" calcext:value-type="float">
            <text:p>2.7818321399061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.05" calcext:value-type="float">
            <text:p>21.05</text:p>
          </table:table-cell>
          <table:table-cell office:value-type="float" office:value="21.06" calcext:value-type="float">
            <text:p>21.06</text:p>
          </table:table-cell>
          <table:table-cell office:value-type="float" office:value="0.000474946568510948" calcext:value-type="float">
            <text:p>0.000474946568511</text:p>
          </table:table-cell>
          <table:table-cell office:value-type="float" office:value="0.233077905491698" calcext:value-type="float">
            <text:p>0.23307790549169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1.05" calcext:value-type="float">
            <text:p>21.05</text:p>
          </table:table-cell>
          <table:table-cell office:value-type="float" office:value="1283027896.2" calcext:value-type="float">
            <text:p>1283027896.2</text:p>
          </table:table-cell>
          <table:table-cell office:value-type="float" office:value="0.823212031" calcext:value-type="float">
            <text:p>0.823212031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4-01-01</text:p>
          </table:table-cell>
          <table:table-cell office:value-type="float" office:value="49168168" calcext:value-type="float">
            <text:p>49168168</text:p>
          </table:table-cell>
          <table:table-cell office:value-type="float" office:value="0.188222966584106" calcext:value-type="float">
            <text:p>0.188222966584106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375632065119828" calcext:value-type="float">
            <text:p>0.037563206511983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0.00000002841882439971" calcext:value-type="float">
            <text:p>2.841882439971E-08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float" office:value="0.00385356454720625" calcext:value-type="float">
            <text:p>0.003853564547206</text:p>
          </table:table-cell>
          <table:table-cell office:value-type="float" office:value="-0.373801916932907" calcext:value-type="float">
            <text:p>-0.373801916932907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2105000" calcext:value-type="float">
            <text:p>2105000</text:p>
          </table:table-cell>
          <table:table-cell office:value-type="float" office:value="1150937000" calcext:value-type="float">
            <text:p>1150937000</text:p>
          </table:table-cell>
          <table:table-cell office:value-type="float" office:value="0.0018289445903642" calcext:value-type="float">
            <text:p>0.001828944590364</text:p>
          </table:table-cell>
          <table:table-cell table:style-name="ce15" office:value-type="string" calcext:value-type="string">
            <text:p>2014-01-31</text:p>
          </table:table-cell>
          <table:table-cell office:value-type="float" office:value="2.6" calcext:value-type="float">
            <text:p>2.6</text:p>
          </table:table-cell>
          <table:table-cell office:value-type="float" office:value="772614333.4" calcext:value-type="float">
            <text:p>772614333.4</text:p>
          </table:table-cell>
          <table:table-cell office:value-type="float" office:value="1.019686497" calcext:value-type="float">
            <text:p>1.019686497</text:p>
          </table:table-cell>
        </table:table-row>
        <table:table-row table:style-name="ro1">
          <table:table-cell office:value-type="string" calcext:value-type="string">
            <text:p>NKTR.OQ</text:p>
          </table:table-cell>
          <table:table-cell table:style-name="ce15" office:value-type="string" calcext:value-type="string">
            <text:p>2015-06-01</text:p>
          </table:table-cell>
          <table:table-cell office:value-type="float" office:value="23876457" calcext:value-type="float">
            <text:p>23876457</text:p>
          </table:table-cell>
          <table:table-cell office:value-type="float" office:value="0.188191790215412" calcext:value-type="float">
            <text:p>0.188191790215412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309239295540866" calcext:value-type="float">
            <text:p>0.030923929554087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0000000381991596703346" calcext:value-type="float">
            <text:p>3.81991596703346E-0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2.5" calcext:value-type="float">
            <text:p>12.5</text:p>
          </table:table-cell>
          <table:table-cell office:value-type="float" office:value="12.51" calcext:value-type="float">
            <text:p>12.51</text:p>
          </table:table-cell>
          <table:table-cell office:value-type="float" office:value="0.000799680127948803" calcext:value-type="float">
            <text:p>0.000799680127949</text:p>
          </table:table-cell>
          <table:table-cell office:value-type="float" office:value="-0.102964118564743" calcext:value-type="float">
            <text:p>-0.102964118564743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72174000" calcext:value-type="float">
            <text:p>172174000</text:p>
          </table:table-cell>
          <table:table-cell office:value-type="float" office:value="441621000" calcext:value-type="float">
            <text:p>441621000</text:p>
          </table:table-cell>
          <table:table-cell office:value-type="float" office:value="0.389868235432645" calcext:value-type="float">
            <text:p>0.389868235432645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12.51" calcext:value-type="float">
            <text:p>12.51</text:p>
          </table:table-cell>
          <table:table-cell office:value-type="float" office:value="1645392774.51" calcext:value-type="float">
            <text:p>1645392774.51</text:p>
          </table:table-cell>
          <table:table-cell office:value-type="float" office:value="21.272259361" calcext:value-type="float">
            <text:p>21.272259361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6040076" calcext:value-type="float">
            <text:p>6040076</text:p>
          </table:table-cell>
          <table:table-cell office:value-type="float" office:value="0.188181948468704" calcext:value-type="float">
            <text:p>0.18818194846870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60020962967664" calcext:value-type="float">
            <text:p>0.0260020962967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715376200839419" calcext:value-type="float">
            <text:p>7.15376200839419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4.362789" calcext:value-type="float">
            <text:p>34.362789</text:p>
          </table:table-cell>
          <table:table-cell office:value-type="float" office:value="34.375192" calcext:value-type="float">
            <text:p>34.375192</text:p>
          </table:table-cell>
          <table:table-cell office:value-type="float" office:value="0.000360877634738764" calcext:value-type="float">
            <text:p>0.000360877634739</text:p>
          </table:table-cell>
          <table:table-cell office:value-type="float" office:value="0.0772815533980582" calcext:value-type="float">
            <text:p>0.07728155339805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4.356587" calcext:value-type="float">
            <text:p>34.356587</text:p>
          </table:table-cell>
          <table:table-cell office:value-type="float" office:value="1746805433.6" calcext:value-type="float">
            <text:p>1746805433.6</text:p>
          </table:table-cell>
          <table:table-cell office:value-type="float" office:value="1.19227787925558" calcext:value-type="float">
            <text:p>1.19227787925558</text:p>
          </table:table-cell>
        </table:table-row>
        <table:table-row table:style-name="ro1">
          <table:table-cell office:value-type="string" calcext:value-type="string">
            <text:p>RP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4927820" calcext:value-type="float">
            <text:p>14927820</text:p>
          </table:table-cell>
          <table:table-cell office:value-type="float" office:value="0.188140502117362" calcext:value-type="float">
            <text:p>0.1881405021173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996284754744239" calcext:value-type="float">
            <text:p>0.00996284754744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17326915267867" calcext:value-type="float">
            <text:p>3.1732691526786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28" calcext:value-type="float">
            <text:p>14.28</text:p>
          </table:table-cell>
          <table:table-cell office:value-type="float" office:value="14.29" calcext:value-type="float">
            <text:p>14.29</text:p>
          </table:table-cell>
          <table:table-cell office:value-type="float" office:value="0.000700035001750072" calcext:value-type="float">
            <text:p>0.00070003500175</text:p>
          </table:table-cell>
          <table:table-cell office:value-type="float" office:value="-0.0784177654406663" calcext:value-type="float">
            <text:p>-0.0784177654406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0297000" calcext:value-type="float">
            <text:p>190297000</text:p>
          </table:table-cell>
          <table:table-cell office:value-type="float" office:value="2030394000" calcext:value-type="float">
            <text:p>2030394000</text:p>
          </table:table-cell>
          <table:table-cell office:value-type="float" office:value="0.0937241737317979" calcext:value-type="float">
            <text:p>0.09372417373179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29" calcext:value-type="float">
            <text:p>14.29</text:p>
          </table:table-cell>
          <table:table-cell office:value-type="float" office:value="1145391814.49" calcext:value-type="float">
            <text:p>1145391814.49</text:p>
          </table:table-cell>
          <table:table-cell office:value-type="float" office:value="1.361380938" calcext:value-type="float">
            <text:p>1.361380938</text:p>
          </table:table-cell>
        </table:table-row>
        <table:table-row table:style-name="ro1">
          <table:table-cell office:value-type="string" calcext:value-type="string">
            <text:p>CHCT.N</text:p>
          </table:table-cell>
          <table:table-cell table:style-name="ce15" office:value-type="string" calcext:value-type="string">
            <text:p>2016-08-01</text:p>
          </table:table-cell>
          <table:table-cell office:value-type="float" office:value="889298" calcext:value-type="float">
            <text:p>889298</text:p>
          </table:table-cell>
          <table:table-cell office:value-type="float" office:value="0.188134370511093" calcext:value-type="float">
            <text:p>0.188134370511093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10235160641642" calcext:value-type="float">
            <text:p>0.010235160641642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00000020786129402885" calcext:value-type="float">
            <text:p>2.0786129402885E-08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22.96" calcext:value-type="float">
            <text:p>22.96</text:p>
          </table:table-cell>
          <table:table-cell office:value-type="float" office:value="22.97" calcext:value-type="float">
            <text:p>22.97</text:p>
          </table:table-cell>
          <table:table-cell office:value-type="float" office:value="0.000435445242760636" calcext:value-type="float">
            <text:p>0.000435445242761</text:p>
          </table:table-cell>
          <table:table-cell office:value-type="float" office:value="0.270867882808181" calcext:value-type="float">
            <text:p>0.270867882808181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6620000" calcext:value-type="float">
            <text:p>6620000</text:p>
          </table:table-cell>
          <table:table-cell office:value-type="float" office:value="142803000" calcext:value-type="float">
            <text:p>142803000</text:p>
          </table:table-cell>
          <table:table-cell office:value-type="float" office:value="0.0463575695188477" calcext:value-type="float">
            <text:p>0.046357569518848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22.97" calcext:value-type="float">
            <text:p>22.97</text:p>
          </table:table-cell>
          <table:table-cell office:value-type="float" office:value="296567461.659999" calcext:value-type="float">
            <text:p>296567461.659999</text:p>
          </table:table-cell>
          <table:table-cell office:value-type="float" office:value="1.472040124" calcext:value-type="float">
            <text:p>1.472040124</text:p>
          </table:table-cell>
        </table:table-row>
        <table:table-row table:style-name="ro1">
          <table:table-cell office:value-type="string" calcext:value-type="string">
            <text:p>RGNX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5620013" calcext:value-type="float">
            <text:p>5620013</text:p>
          </table:table-cell>
          <table:table-cell office:value-type="float" office:value="0.188098701385635" calcext:value-type="float">
            <text:p>0.18809870138563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85893916073997" calcext:value-type="float">
            <text:p>0.04858939160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14465384045743" calcext:value-type="float">
            <text:p>3.1446538404574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6.6" calcext:value-type="float">
            <text:p>66.6</text:p>
          </table:table-cell>
          <table:table-cell office:value-type="float" office:value="66.67" calcext:value-type="float">
            <text:p>66.67</text:p>
          </table:table-cell>
          <table:table-cell office:value-type="float" office:value="0.00105049898701894" calcext:value-type="float">
            <text:p>0.001050498987019</text:p>
          </table:table-cell>
          <table:table-cell office:value-type="float" office:value="1.52086811352254" calcext:value-type="float">
            <text:p>1.5208681135225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684000" calcext:value-type="float">
            <text:p>8684000</text:p>
          </table:table-cell>
          <table:table-cell office:value-type="float" office:value="198677000" calcext:value-type="float">
            <text:p>198677000</text:p>
          </table:table-cell>
          <table:table-cell office:value-type="float" office:value="0.0437091359342048" calcext:value-type="float">
            <text:p>0.04370913593420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6.67" calcext:value-type="float">
            <text:p>66.67</text:p>
          </table:table-cell>
          <table:table-cell office:value-type="float" office:value="2331765915.8" calcext:value-type="float">
            <text:p>2331765915.8</text:p>
          </table:table-cell>
          <table:table-cell office:value-type="float" office:value="6.783181021" calcext:value-type="float">
            <text:p>6.783181021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8779817" calcext:value-type="float">
            <text:p>38779817</text:p>
          </table:table-cell>
          <table:table-cell office:value-type="float" office:value="0.18809858546577" calcext:value-type="float">
            <text:p>0.1880985854657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528333578745025" calcext:value-type="float">
            <text:p>0.0528333578745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28770835432956" calcext:value-type="float">
            <text:p>1.28770835432956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.77" calcext:value-type="float">
            <text:p>5.77</text:p>
          </table:table-cell>
          <table:table-cell office:value-type="float" office:value="5.78" calcext:value-type="float">
            <text:p>5.78</text:p>
          </table:table-cell>
          <table:table-cell office:value-type="float" office:value="0.00173160173160185" calcext:value-type="float">
            <text:p>0.001731601731602</text:p>
          </table:table-cell>
          <table:table-cell office:value-type="float" office:value="-0.191780821917808" calcext:value-type="float">
            <text:p>-0.1917808219178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06754000" calcext:value-type="float">
            <text:p>306754000</text:p>
          </table:table-cell>
          <table:table-cell office:value-type="float" office:value="2079564000" calcext:value-type="float">
            <text:p>2079564000</text:p>
          </table:table-cell>
          <table:table-cell office:value-type="float" office:value="0.147508804730222" calcext:value-type="float">
            <text:p>0.14750880473022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.77" calcext:value-type="float">
            <text:p>5.77</text:p>
          </table:table-cell>
          <table:table-cell office:value-type="float" office:value="1399806783.33" calcext:value-type="float">
            <text:p>1399806783.33</text:p>
          </table:table-cell>
          <table:table-cell office:value-type="float" office:value="0.932597632" calcext:value-type="float">
            <text:p>0.932597632</text:p>
          </table:table-cell>
        </table:table-row>
        <table:table-row table:style-name="ro1">
          <table:table-cell office:value-type="string" calcext:value-type="string">
            <text:p>LNN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004717" calcext:value-type="float">
            <text:p>2004717</text:p>
          </table:table-cell>
          <table:table-cell office:value-type="float" office:value="0.187953965872867" calcext:value-type="float">
            <text:p>0.18795396587286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3229279749444" calcext:value-type="float">
            <text:p>0.018322927974945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19545630839564" calcext:value-type="float">
            <text:p>5.1954563083956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9.88" calcext:value-type="float">
            <text:p>99.88</text:p>
          </table:table-cell>
          <table:table-cell office:value-type="float" office:value="100.04" calcext:value-type="float">
            <text:p>100.04</text:p>
          </table:table-cell>
          <table:table-cell office:value-type="float" office:value="0.00160064025610255" calcext:value-type="float">
            <text:p>0.001600640256103</text:p>
          </table:table-cell>
          <table:table-cell office:value-type="float" office:value="0.0421109902067464" calcext:value-type="float">
            <text:p>0.04211099020674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45012000" calcext:value-type="float">
            <text:p>145012000</text:p>
          </table:table-cell>
          <table:table-cell office:value-type="float" office:value="506032000" calcext:value-type="float">
            <text:p>506032000</text:p>
          </table:table-cell>
          <table:table-cell office:value-type="float" office:value="0.286566857431941" calcext:value-type="float">
            <text:p>0.28656685743194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9.88" calcext:value-type="float">
            <text:p>99.88</text:p>
          </table:table-cell>
          <table:table-cell office:value-type="float" office:value="1078313556.32" calcext:value-type="float">
            <text:p>1078313556.32</text:p>
          </table:table-cell>
          <table:table-cell office:value-type="float" office:value="3.885934943" calcext:value-type="float">
            <text:p>3.885934943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09-01</text:p>
          </table:table-cell>
          <table:table-cell office:value-type="float" office:value="66400271" calcext:value-type="float">
            <text:p>66400271</text:p>
          </table:table-cell>
          <table:table-cell office:value-type="float" office:value="0.187867517159817" calcext:value-type="float">
            <text:p>0.187867517159817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402735534179031" calcext:value-type="float">
            <text:p>0.040273553417903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0.0000000136000786556472" calcext:value-type="float">
            <text:p>1.36000786556472E-08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0.00506329113924051" calcext:value-type="float">
            <text:p>0.005063291139241</text:p>
          </table:table-cell>
          <table:table-cell office:value-type="float" office:value="-0.169354838709677" calcext:value-type="float">
            <text:p>-0.169354838709677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09-30</text:p>
          </table:table-cell>
          <table:table-cell office:value-type="float" office:value="1.97" calcext:value-type="float">
            <text:p>1.97</text:p>
          </table:table-cell>
          <table:table-cell office:value-type="float" office:value="744063889.819999" calcext:value-type="float">
            <text:p>744063889.819999</text:p>
          </table:table-cell>
          <table:table-cell office:value-type="float" office:value="0.525770348" calcext:value-type="float">
            <text:p>0.525770348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6432618" calcext:value-type="float">
            <text:p>6432618</text:p>
          </table:table-cell>
          <table:table-cell office:value-type="float" office:value="0.187863029701235" calcext:value-type="float">
            <text:p>0.187863029701235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159042876952764" calcext:value-type="float">
            <text:p>0.01590428769527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233914445395071" calcext:value-type="float">
            <text:p>2.33914445395071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39.76" calcext:value-type="float">
            <text:p>39.76</text:p>
          </table:table-cell>
          <table:table-cell office:value-type="float" office:value="39.77" calcext:value-type="float">
            <text:p>39.77</text:p>
          </table:table-cell>
          <table:table-cell office:value-type="float" office:value="0.000251477429900795" calcext:value-type="float">
            <text:p>0.000251477429901</text:p>
          </table:table-cell>
          <table:table-cell office:value-type="float" office:value="0.759058823529412" calcext:value-type="float">
            <text:p>0.75905882352941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27619000" calcext:value-type="float">
            <text:p>127619000</text:p>
          </table:table-cell>
          <table:table-cell office:value-type="float" office:value="736496000" calcext:value-type="float">
            <text:p>736496000</text:p>
          </table:table-cell>
          <table:table-cell office:value-type="float" office:value="0.173278605722231" calcext:value-type="float">
            <text:p>0.173278605722231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39.77" calcext:value-type="float">
            <text:p>39.77</text:p>
          </table:table-cell>
          <table:table-cell office:value-type="float" office:value="1908673735.54" calcext:value-type="float">
            <text:p>1908673735.54</text:p>
          </table:table-cell>
          <table:table-cell office:value-type="float" office:value="2.580516642" calcext:value-type="float">
            <text:p>2.580516642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15529479" calcext:value-type="float">
            <text:p>15529479</text:p>
          </table:table-cell>
          <table:table-cell office:value-type="float" office:value="0.187853570910147" calcext:value-type="float">
            <text:p>0.187853570910147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22369609234598" calcext:value-type="float">
            <text:p>0.02236960923459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0267619942092072" calcext:value-type="float">
            <text:p>2.67619942092072E-0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8.05" calcext:value-type="float">
            <text:p>18.05</text:p>
          </table:table-cell>
          <table:table-cell office:value-type="float" office:value="18.06" calcext:value-type="float">
            <text:p>18.06</text:p>
          </table:table-cell>
          <table:table-cell office:value-type="float" office:value="0.000553863195790529" calcext:value-type="float">
            <text:p>0.000553863195791</text:p>
          </table:table-cell>
          <table:table-cell office:value-type="float" office:value="-0.28899416909621" calcext:value-type="float">
            <text:p>-0.28899416909621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743470000" calcext:value-type="float">
            <text:p>743470000</text:p>
          </table:table-cell>
          <table:table-cell office:value-type="float" office:value="1406272000" calcext:value-type="float">
            <text:p>1406272000</text:p>
          </table:table-cell>
          <table:table-cell office:value-type="float" office:value="0.528681506849315" calcext:value-type="float">
            <text:p>0.528681506849315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8.05" calcext:value-type="float">
            <text:p>18.05</text:p>
          </table:table-cell>
          <table:table-cell office:value-type="float" office:value="1494654202.35" calcext:value-type="float">
            <text:p>1494654202.35</text:p>
          </table:table-cell>
          <table:table-cell office:value-type="float" office:value="1.76875598" calcext:value-type="float">
            <text:p>1.76875598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423617" calcext:value-type="float">
            <text:p>6423617</text:p>
          </table:table-cell>
          <table:table-cell office:value-type="float" office:value="0.187825058479532" calcext:value-type="float">
            <text:p>0.18782505847953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95176668511122" calcext:value-type="float">
            <text:p>0.01951766685111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5327861002427" calcext:value-type="float">
            <text:p>4.532786100242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7.59" calcext:value-type="float">
            <text:p>47.59</text:p>
          </table:table-cell>
          <table:table-cell office:value-type="float" office:value="47.6" calcext:value-type="float">
            <text:p>47.6</text:p>
          </table:table-cell>
          <table:table-cell office:value-type="float" office:value="0.000210106103582267" calcext:value-type="float">
            <text:p>0.000210106103582</text:p>
          </table:table-cell>
          <table:table-cell office:value-type="float" office:value="0.231421959372589" calcext:value-type="float">
            <text:p>0.2314219593725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94600000" calcext:value-type="float">
            <text:p>294600000</text:p>
          </table:table-cell>
          <table:table-cell office:value-type="float" office:value="1524700000" calcext:value-type="float">
            <text:p>1524700000</text:p>
          </table:table-cell>
          <table:table-cell office:value-type="float" office:value="0.193218338033712" calcext:value-type="float">
            <text:p>0.19321833803371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7.58" calcext:value-type="float">
            <text:p>47.58</text:p>
          </table:table-cell>
          <table:table-cell office:value-type="float" office:value="1667255347.67999" calcext:value-type="float">
            <text:p>1667255347.67999</text:p>
          </table:table-cell>
          <table:table-cell office:value-type="float" office:value="1.794484488" calcext:value-type="float">
            <text:p>1.794484488</text:p>
          </table:table-cell>
        </table:table-row>
        <table:table-row table:style-name="ro1">
          <table:table-cell office:value-type="string" calcext:value-type="string">
            <text:p>IRBT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5185638" calcext:value-type="float">
            <text:p>5185638</text:p>
          </table:table-cell>
          <table:table-cell office:value-type="float" office:value="0.187810582738764" calcext:value-type="float">
            <text:p>0.187810582738764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30241085323832" calcext:value-type="float">
            <text:p>0.03024108532383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064213919768195" calcext:value-type="float">
            <text:p>6.4213919768195E-10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10.92" calcext:value-type="float">
            <text:p>110.92</text:p>
          </table:table-cell>
          <table:table-cell office:value-type="float" office:value="110.93" calcext:value-type="float">
            <text:p>110.93</text:p>
          </table:table-cell>
          <table:table-cell office:value-type="float" office:value="0.0000901510029299537" calcext:value-type="float">
            <text:p>9.01510029299537E-05</text:p>
          </table:table-cell>
          <table:table-cell office:value-type="float" office:value="0.472878276667532" calcext:value-type="float">
            <text:p>0.47287827666753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33159000" calcext:value-type="float">
            <text:p>433159000</text:p>
          </table:table-cell>
          <table:table-cell office:value-type="float" office:value="691522000" calcext:value-type="float">
            <text:p>691522000</text:p>
          </table:table-cell>
          <table:table-cell office:value-type="float" office:value="0.626384988474698" calcext:value-type="float">
            <text:p>0.62638498847469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10.92" calcext:value-type="float">
            <text:p>110.92</text:p>
          </table:table-cell>
          <table:table-cell office:value-type="float" office:value="3012472356.48" calcext:value-type="float">
            <text:p>3012472356.48</text:p>
          </table:table-cell>
          <table:table-cell office:value-type="float" office:value="6.575891329" calcext:value-type="float">
            <text:p>6.575891329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6027930" calcext:value-type="float">
            <text:p>6027930</text:p>
          </table:table-cell>
          <table:table-cell office:value-type="float" office:value="0.187803533040471" calcext:value-type="float">
            <text:p>0.18780353304047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23625358727942" calcext:value-type="float">
            <text:p>0.03236253587279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60242686476948" calcext:value-type="float">
            <text:p>5.6024268647694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2.260463" calcext:value-type="float">
            <text:p>32.260463</text:p>
          </table:table-cell>
          <table:table-cell office:value-type="float" office:value="32.266665" calcext:value-type="float">
            <text:p>32.266665</text:p>
          </table:table-cell>
          <table:table-cell office:value-type="float" office:value="0.000192229227992351" calcext:value-type="float">
            <text:p>0.000192229227992</text:p>
          </table:table-cell>
          <table:table-cell office:value-type="float" office:value="-0.0570212765957447" calcext:value-type="float">
            <text:p>-0.05702127659574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2.266665" calcext:value-type="float">
            <text:p>32.266665</text:p>
          </table:table-cell>
          <table:table-cell office:value-type="float" office:value="1642115656.17" calcext:value-type="float">
            <text:p>1642115656.17</text:p>
          </table:table-cell>
          <table:table-cell office:value-type="float" office:value="1.11975122847776" calcext:value-type="float">
            <text:p>1.11975122847776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9835236" calcext:value-type="float">
            <text:p>19835236</text:p>
          </table:table-cell>
          <table:table-cell office:value-type="float" office:value="0.187795901657659" calcext:value-type="float">
            <text:p>0.18779590165765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69933764907193" calcext:value-type="float">
            <text:p>0.01699337649071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155725285073394" calcext:value-type="float">
            <text:p>1.55725285073394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2" calcext:value-type="float">
            <text:p>18.32</text:p>
          </table:table-cell>
          <table:table-cell office:value-type="float" office:value="0.000546000546000632" calcext:value-type="float">
            <text:p>0.000546000546001</text:p>
          </table:table-cell>
          <table:table-cell office:value-type="float" office:value="-0.350864288341302" calcext:value-type="float">
            <text:p>-0.35086428834130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8.31" calcext:value-type="float">
            <text:p>18.31</text:p>
          </table:table-cell>
          <table:table-cell office:value-type="float" office:value="3264350194.7" calcext:value-type="float">
            <text:p>3264350194.7</text:p>
          </table:table-cell>
          <table:table-cell office:value-type="float" office:value="0.950785882" calcext:value-type="float">
            <text:p>0.950785882</text:p>
          </table:table-cell>
        </table:table-row>
        <table:table-row table:style-name="ro1">
          <table:table-cell office:value-type="string" calcext:value-type="string">
            <text:p>AVAV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4330083" calcext:value-type="float">
            <text:p>4330083</text:p>
          </table:table-cell>
          <table:table-cell office:value-type="float" office:value="0.187782367443585" calcext:value-type="float">
            <text:p>0.18778236744358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411704925015117" calcext:value-type="float">
            <text:p>0.041170492501512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410250893867923" calcext:value-type="float">
            <text:p>4.10250893867923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48.96" calcext:value-type="float">
            <text:p>48.96</text:p>
          </table:table-cell>
          <table:table-cell office:value-type="float" office:value="49.02" calcext:value-type="float">
            <text:p>49.02</text:p>
          </table:table-cell>
          <table:table-cell office:value-type="float" office:value="0.0012247397428047" calcext:value-type="float">
            <text:p>0.001224739742805</text:p>
          </table:table-cell>
          <table:table-cell office:value-type="float" office:value="0.527485852869846" calcext:value-type="float">
            <text:p>0.52748585286984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95185000" calcext:value-type="float">
            <text:p>95185000</text:p>
          </table:table-cell>
          <table:table-cell office:value-type="float" office:value="432500000" calcext:value-type="float">
            <text:p>432500000</text:p>
          </table:table-cell>
          <table:table-cell office:value-type="float" office:value="0.220080924855491" calcext:value-type="float">
            <text:p>0.22008092485549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49.02" calcext:value-type="float">
            <text:p>49.02</text:p>
          </table:table-cell>
          <table:table-cell office:value-type="float" office:value="1168651506" calcext:value-type="float">
            <text:p>1168651506</text:p>
          </table:table-cell>
          <table:table-cell office:value-type="float" office:value="3.069566524" calcext:value-type="float">
            <text:p>3.069566524</text:p>
          </table:table-cell>
        </table:table-row>
        <table:table-row table:style-name="ro1">
          <table:table-cell office:value-type="string" calcext:value-type="string">
            <text:p>IRT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9794770" calcext:value-type="float">
            <text:p>9794770</text:p>
          </table:table-cell>
          <table:table-cell office:value-type="float" office:value="0.18770245080576" calcext:value-type="float">
            <text:p>0.1877024508057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22595366597173" calcext:value-type="float">
            <text:p>0.01225953665971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571669696668462" calcext:value-type="float">
            <text:p>5.71669696668462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9" calcext:value-type="float">
            <text:p>10.29</text:p>
          </table:table-cell>
          <table:table-cell office:value-type="float" office:value="0.000972289742343198" calcext:value-type="float">
            <text:p>0.000972289742343</text:p>
          </table:table-cell>
          <table:table-cell office:value-type="float" office:value="0.0708994708994709" calcext:value-type="float">
            <text:p>0.070899470899471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77951000" calcext:value-type="float">
            <text:p>77951000</text:p>
          </table:table-cell>
          <table:table-cell office:value-type="float" office:value="1294237000" calcext:value-type="float">
            <text:p>1294237000</text:p>
          </table:table-cell>
          <table:table-cell office:value-type="float" office:value="0.06022930885147" calcext:value-type="float">
            <text:p>0.0602293088514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0.29" calcext:value-type="float">
            <text:p>10.29</text:p>
          </table:table-cell>
          <table:table-cell office:value-type="float" office:value="711491296.949999" calcext:value-type="float">
            <text:p>711491296.949999</text:p>
          </table:table-cell>
          <table:table-cell office:value-type="float" office:value="1.408138105" calcext:value-type="float">
            <text:p>1.408138105</text:p>
          </table:table-cell>
        </table:table-row>
        <table:table-row table:style-name="ro1">
          <table:table-cell office:value-type="string" calcext:value-type="string">
            <text:p>IRBT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5178770" calcext:value-type="float">
            <text:p>5178770</text:p>
          </table:table-cell>
          <table:table-cell office:value-type="float" office:value="0.187561841295136" calcext:value-type="float">
            <text:p>0.18756184129513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457472050894092" calcext:value-type="float">
            <text:p>0.0457472050894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092833257853967" calcext:value-type="float">
            <text:p>9.2833257853967E-10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79.2" calcext:value-type="float">
            <text:p>79.2</text:p>
          </table:table-cell>
          <table:table-cell office:value-type="float" office:value="79.22" calcext:value-type="float">
            <text:p>79.22</text:p>
          </table:table-cell>
          <table:table-cell office:value-type="float" office:value="0.000252493372048933" calcext:value-type="float">
            <text:p>0.000252493372049</text:p>
          </table:table-cell>
          <table:table-cell office:value-type="float" office:value="-0.281869017154772" calcext:value-type="float">
            <text:p>-0.28186901715477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33159000" calcext:value-type="float">
            <text:p>433159000</text:p>
          </table:table-cell>
          <table:table-cell office:value-type="float" office:value="691522000" calcext:value-type="float">
            <text:p>691522000</text:p>
          </table:table-cell>
          <table:table-cell office:value-type="float" office:value="0.626384988474698" calcext:value-type="float">
            <text:p>0.62638498847469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79.25" calcext:value-type="float">
            <text:p>79.25</text:p>
          </table:table-cell>
          <table:table-cell office:value-type="float" office:value="2171928987" calcext:value-type="float">
            <text:p>2171928987</text:p>
          </table:table-cell>
          <table:table-cell office:value-type="float" office:value="4.479782151" calcext:value-type="float">
            <text:p>4.479782151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6335804" calcext:value-type="float">
            <text:p>6335804</text:p>
          </table:table-cell>
          <table:table-cell office:value-type="float" office:value="0.187449822485207" calcext:value-type="float">
            <text:p>0.1874498224852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37002516262099" calcext:value-type="float">
            <text:p>0.0437002516262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37572021750442" calcext:value-type="float">
            <text:p>1.37572021750442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02" calcext:value-type="float">
            <text:p>10.02</text:p>
          </table:table-cell>
          <table:table-cell office:value-type="float" office:value="10.03" calcext:value-type="float">
            <text:p>10.03</text:p>
          </table:table-cell>
          <table:table-cell office:value-type="float" office:value="0.000997506234413944" calcext:value-type="float">
            <text:p>0.000997506234414</text:p>
          </table:table-cell>
          <table:table-cell office:value-type="float" office:value="-0.42359413202934" calcext:value-type="float">
            <text:p>-0.4235941320293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.02" calcext:value-type="float">
            <text:p>10.02</text:p>
          </table:table-cell>
          <table:table-cell office:value-type="float" office:value="333863965.14" calcext:value-type="float">
            <text:p>333863965.14</text:p>
          </table:table-cell>
          <table:table-cell office:value-type="float" office:value="1.512057348" calcext:value-type="float">
            <text:p>1.512057348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7-02-01</text:p>
          </table:table-cell>
          <table:table-cell office:value-type="float" office:value="10333087" calcext:value-type="float">
            <text:p>10333087</text:p>
          </table:table-cell>
          <table:table-cell office:value-type="float" office:value="0.187396482133556" calcext:value-type="float">
            <text:p>0.18739648213355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372802781578401" calcext:value-type="float">
            <text:p>0.03728027815784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0.0000000323388933657192" calcext:value-type="float">
            <text:p>3.23388933657192E-0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5.19" calcext:value-type="float">
            <text:p>5.19</text:p>
          </table:table-cell>
          <table:table-cell office:value-type="float" office:value="5.2" calcext:value-type="float">
            <text:p>5.2</text:p>
          </table:table-cell>
          <table:table-cell office:value-type="float" office:value="0.00192492781520689" calcext:value-type="float">
            <text:p>0.001924927815207</text:p>
          </table:table-cell>
          <table:table-cell office:value-type="float" office:value="1.75082598919038" calcext:value-type="float">
            <text:p>1.75082598919038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22433000" calcext:value-type="float">
            <text:p>22433000</text:p>
          </table:table-cell>
          <table:table-cell office:value-type="float" office:value="118443000" calcext:value-type="float">
            <text:p>118443000</text:p>
          </table:table-cell>
          <table:table-cell office:value-type="float" office:value="0.189399120251936" calcext:value-type="float">
            <text:p>0.189399120251936</text:p>
          </table:table-cell>
          <table:table-cell table:style-name="ce15" office:value-type="string" calcext:value-type="string">
            <text:p>2017-02-28</text:p>
          </table:table-cell>
          <table:table-cell office:value-type="float" office:value="5.18" calcext:value-type="float">
            <text:p>5.18</text:p>
          </table:table-cell>
          <table:table-cell office:value-type="float" office:value="294430283.14" calcext:value-type="float">
            <text:p>294430283.14</text:p>
          </table:table-cell>
          <table:table-cell office:value-type="float" office:value="2.632837524" calcext:value-type="float">
            <text:p>2.632837524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637224" calcext:value-type="float">
            <text:p>6637224</text:p>
          </table:table-cell>
          <table:table-cell office:value-type="float" office:value="0.187344021677769" calcext:value-type="float">
            <text:p>0.18734402167776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72488180481615" calcext:value-type="float">
            <text:p>0.0172488180481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39004806523107" calcext:value-type="float">
            <text:p>1.39004806523107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.46" calcext:value-type="float">
            <text:p>13.46</text:p>
          </table:table-cell>
          <table:table-cell office:value-type="float" office:value="13.47" calcext:value-type="float">
            <text:p>13.47</text:p>
          </table:table-cell>
          <table:table-cell office:value-type="float" office:value="0.00074266617155587" calcext:value-type="float">
            <text:p>0.000742666171556</text:p>
          </table:table-cell>
          <table:table-cell office:value-type="float" office:value="0.0389221556886229" calcext:value-type="float">
            <text:p>0.03892215568862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.46" calcext:value-type="float">
            <text:p>13.46</text:p>
          </table:table-cell>
          <table:table-cell office:value-type="float" office:value="535332533.3" calcext:value-type="float">
            <text:p>535332533.3</text:p>
          </table:table-cell>
          <table:table-cell office:value-type="float" office:value="1.591460532" calcext:value-type="float">
            <text:p>1.591460532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3-01</text:p>
          </table:table-cell>
          <table:table-cell office:value-type="float" office:value="4351092" calcext:value-type="float">
            <text:p>4351092</text:p>
          </table:table-cell>
          <table:table-cell office:value-type="float" office:value="0.18732099190632" calcext:value-type="float">
            <text:p>0.18732099190632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140439016026896" calcext:value-type="float">
            <text:p>0.01404390160269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0000000186500851074238" calcext:value-type="float">
            <text:p>1.86500851074238E-0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56.11" calcext:value-type="float">
            <text:p>56.11</text:p>
          </table:table-cell>
          <table:table-cell office:value-type="float" office:value="56.13" calcext:value-type="float">
            <text:p>56.13</text:p>
          </table:table-cell>
          <table:table-cell office:value-type="float" office:value="0.000356379187455508" calcext:value-type="float">
            <text:p>0.000356379187456</text:p>
          </table:table-cell>
          <table:table-cell office:value-type="float" office:value="0.197210300429184" calcext:value-type="float">
            <text:p>0.197210300429184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56.14" calcext:value-type="float">
            <text:p>56.14</text:p>
          </table:table-cell>
          <table:table-cell office:value-type="float" office:value="1306901050.44" calcext:value-type="float">
            <text:p>1306901050.44</text:p>
          </table:table-cell>
          <table:table-cell office:value-type="float" office:value="1.047396126" calcext:value-type="float">
            <text:p>1.047396126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9234787" calcext:value-type="float">
            <text:p>9234787</text:p>
          </table:table-cell>
          <table:table-cell office:value-type="float" office:value="0.187306796746648" calcext:value-type="float">
            <text:p>0.18730679674664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69845493621299" calcext:value-type="float">
            <text:p>0.0169845493621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622733878366857" calcext:value-type="float">
            <text:p>6.22733878366857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9.25" calcext:value-type="float">
            <text:p>29.25</text:p>
          </table:table-cell>
          <table:table-cell office:value-type="float" office:value="29.3" calcext:value-type="float">
            <text:p>29.3</text:p>
          </table:table-cell>
          <table:table-cell office:value-type="float" office:value="0.00170794192997441" calcext:value-type="float">
            <text:p>0.001707941929974</text:p>
          </table:table-cell>
          <table:table-cell office:value-type="float" office:value="0.016822429906542" calcext:value-type="float">
            <text:p>0.01682242990654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42981000" calcext:value-type="float">
            <text:p>842981000</text:p>
          </table:table-cell>
          <table:table-cell office:value-type="float" office:value="4414600000" calcext:value-type="float">
            <text:p>4414600000</text:p>
          </table:table-cell>
          <table:table-cell office:value-type="float" office:value="0.1909529742219" calcext:value-type="float">
            <text:p>0.190952974221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9.15" calcext:value-type="float">
            <text:p>29.15</text:p>
          </table:table-cell>
          <table:table-cell office:value-type="float" office:value="1447226723.8" calcext:value-type="float">
            <text:p>1447226723.8</text:p>
          </table:table-cell>
          <table:table-cell office:value-type="float" office:value="1.690479973" calcext:value-type="float">
            <text:p>1.690479973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14720482" calcext:value-type="float">
            <text:p>14720482</text:p>
          </table:table-cell>
          <table:table-cell office:value-type="float" office:value="0.187283486005089" calcext:value-type="float">
            <text:p>0.187283486005089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463325060986521" calcext:value-type="float">
            <text:p>0.046332506098652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00279750990284579" calcext:value-type="float">
            <text:p>2.79750990284579E-0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6.25" calcext:value-type="float">
            <text:p>16.25</text:p>
          </table:table-cell>
          <table:table-cell office:value-type="float" office:value="16.26" calcext:value-type="float">
            <text:p>16.26</text:p>
          </table:table-cell>
          <table:table-cell office:value-type="float" office:value="0.00061519532451563" calcext:value-type="float">
            <text:p>0.000615195324516</text:p>
          </table:table-cell>
          <table:table-cell office:value-type="float" office:value="-0.311527722377343" calcext:value-type="float">
            <text:p>-0.311527722377343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389800000" calcext:value-type="float">
            <text:p>389800000</text:p>
          </table:table-cell>
          <table:table-cell office:value-type="float" office:value="2698100000" calcext:value-type="float">
            <text:p>2698100000</text:p>
          </table:table-cell>
          <table:table-cell office:value-type="float" office:value="0.144472035877099" calcext:value-type="float">
            <text:p>0.144472035877099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6.25" calcext:value-type="float">
            <text:p>16.25</text:p>
          </table:table-cell>
          <table:table-cell office:value-type="float" office:value="2797029567.64" calcext:value-type="float">
            <text:p>2797029567.64</text:p>
          </table:table-cell>
          <table:table-cell office:value-type="float" office:value="1.25661409" calcext:value-type="float">
            <text:p>1.25661409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7922353" calcext:value-type="float">
            <text:p>17922353</text:p>
          </table:table-cell>
          <table:table-cell office:value-type="float" office:value="0.18724119810276" calcext:value-type="float">
            <text:p>0.1872411981027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548922325287476" calcext:value-type="float">
            <text:p>0.0054892232528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37202966639012" calcext:value-type="float">
            <text:p>3.37202966639012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.39" calcext:value-type="float">
            <text:p>8.39</text:p>
          </table:table-cell>
          <table:table-cell office:value-type="float" office:value="8.4" calcext:value-type="float">
            <text:p>8.4</text:p>
          </table:table-cell>
          <table:table-cell office:value-type="float" office:value="0.00119118522930313" calcext:value-type="float">
            <text:p>0.001191185229303</text:p>
          </table:table-cell>
          <table:table-cell office:value-type="float" office:value="-0.134436401240951" calcext:value-type="float">
            <text:p>-0.13443640124095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.4" calcext:value-type="float">
            <text:p>8.4</text:p>
          </table:table-cell>
          <table:table-cell office:value-type="float" office:value="777025334.4" calcext:value-type="float">
            <text:p>777025334.4</text:p>
          </table:table-cell>
          <table:table-cell office:value-type="float" office:value="0.664364473" calcext:value-type="float">
            <text:p>0.664364473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9228188" calcext:value-type="float">
            <text:p>9228188</text:p>
          </table:table-cell>
          <table:table-cell office:value-type="float" office:value="0.187172950936048" calcext:value-type="float">
            <text:p>0.18717295093604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02683232778615" calcext:value-type="float">
            <text:p>0.030268323277862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531561903893793" calcext:value-type="float">
            <text:p>5.31561903893793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0.9" calcext:value-type="float">
            <text:p>30.9</text:p>
          </table:table-cell>
          <table:table-cell office:value-type="float" office:value="30.95" calcext:value-type="float">
            <text:p>30.95</text:p>
          </table:table-cell>
          <table:table-cell office:value-type="float" office:value="0.00161681487469687" calcext:value-type="float">
            <text:p>0.001616814874697</text:p>
          </table:table-cell>
          <table:table-cell office:value-type="float" office:value="0.116906474820144" calcext:value-type="float">
            <text:p>0.11690647482014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842981000" calcext:value-type="float">
            <text:p>842981000</text:p>
          </table:table-cell>
          <table:table-cell office:value-type="float" office:value="4414600000" calcext:value-type="float">
            <text:p>4414600000</text:p>
          </table:table-cell>
          <table:table-cell office:value-type="float" office:value="0.1909529742219" calcext:value-type="float">
            <text:p>0.190952974221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30.9" calcext:value-type="float">
            <text:p>30.9</text:p>
          </table:table-cell>
          <table:table-cell office:value-type="float" office:value="1534109974.8" calcext:value-type="float">
            <text:p>1534109974.8</text:p>
          </table:table-cell>
          <table:table-cell office:value-type="float" office:value="1.791966764" calcext:value-type="float">
            <text:p>1.791966764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2379699" calcext:value-type="float">
            <text:p>12379699</text:p>
          </table:table-cell>
          <table:table-cell office:value-type="float" office:value="0.187162841678761" calcext:value-type="float">
            <text:p>0.18716284167876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26493696459807" calcext:value-type="float">
            <text:p>0.01264936964598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81960518448341" calcext:value-type="float">
            <text:p>2.8196051844834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31" calcext:value-type="float">
            <text:p>19.31</text:p>
          </table:table-cell>
          <table:table-cell office:value-type="float" office:value="19.32" calcext:value-type="float">
            <text:p>19.32</text:p>
          </table:table-cell>
          <table:table-cell office:value-type="float" office:value="0.000517732332384238" calcext:value-type="float">
            <text:p>0.000517732332384</text:p>
          </table:table-cell>
          <table:table-cell office:value-type="float" office:value="0.26027397260274" calcext:value-type="float">
            <text:p>0.260273972602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.31" calcext:value-type="float">
            <text:p>19.31</text:p>
          </table:table-cell>
          <table:table-cell office:value-type="float" office:value="1176972383.63999" calcext:value-type="float">
            <text:p>1176972383.63999</text:p>
          </table:table-cell>
          <table:table-cell office:value-type="float" office:value="0.761545702" calcext:value-type="float">
            <text:p>0.761545702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7185574" calcext:value-type="float">
            <text:p>27185574</text:p>
          </table:table-cell>
          <table:table-cell office:value-type="float" office:value="0.187106053202106" calcext:value-type="float">
            <text:p>0.18710605320210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15044089053479" calcext:value-type="float">
            <text:p>0.0315044089053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0971201129522" calcext:value-type="float">
            <text:p>1.0971201129522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21" calcext:value-type="float">
            <text:p>8.21</text:p>
          </table:table-cell>
          <table:table-cell office:value-type="float" office:value="8.22" calcext:value-type="float">
            <text:p>8.22</text:p>
          </table:table-cell>
          <table:table-cell office:value-type="float" office:value="0.00121728545343881" calcext:value-type="float">
            <text:p>0.001217285453439</text:p>
          </table:table-cell>
          <table:table-cell office:value-type="float" office:value="0.281203007518797" calcext:value-type="float">
            <text:p>0.28120300751879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2" calcext:value-type="float">
            <text:p>8.2</text:p>
          </table:table-cell>
          <table:table-cell office:value-type="float" office:value="1214851910.39999" calcext:value-type="float">
            <text:p>1214851910.39999</text:p>
          </table:table-cell>
          <table:table-cell office:value-type="float" office:value="0.744289436" calcext:value-type="float">
            <text:p>0.744289436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397385" calcext:value-type="float">
            <text:p>6397385</text:p>
          </table:table-cell>
          <table:table-cell office:value-type="float" office:value="0.187058040935673" calcext:value-type="float">
            <text:p>0.18705804093567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85813822702758" calcext:value-type="float">
            <text:p>0.02858138227027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444283408324028" calcext:value-type="float">
            <text:p>4.4428340832402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6.22" calcext:value-type="float">
            <text:p>46.22</text:p>
          </table:table-cell>
          <table:table-cell office:value-type="float" office:value="46.24" calcext:value-type="float">
            <text:p>46.24</text:p>
          </table:table-cell>
          <table:table-cell office:value-type="float" office:value="0.00043261951114002" calcext:value-type="float">
            <text:p>0.00043261951114</text:p>
          </table:table-cell>
          <table:table-cell office:value-type="float" office:value="0.235309687665431" calcext:value-type="float">
            <text:p>0.23530968766543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94600000" calcext:value-type="float">
            <text:p>294600000</text:p>
          </table:table-cell>
          <table:table-cell office:value-type="float" office:value="1524700000" calcext:value-type="float">
            <text:p>1524700000</text:p>
          </table:table-cell>
          <table:table-cell office:value-type="float" office:value="0.193218338033712" calcext:value-type="float">
            <text:p>0.19321833803371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6.22" calcext:value-type="float">
            <text:p>46.22</text:p>
          </table:table-cell>
          <table:table-cell office:value-type="float" office:value="1678118087.44" calcext:value-type="float">
            <text:p>1678118087.44</text:p>
          </table:table-cell>
          <table:table-cell office:value-type="float" office:value="1.806176169" calcext:value-type="float">
            <text:p>1.806176169</text:p>
          </table:table-cell>
        </table:table-row>
        <table:table-row table:style-name="ro1">
          <table:table-cell office:value-type="string" calcext:value-type="string">
            <text:p>GPRE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7340826" calcext:value-type="float">
            <text:p>7340826</text:p>
          </table:table-cell>
          <table:table-cell office:value-type="float" office:value="0.18704171019441" calcext:value-type="float">
            <text:p>0.1870417101944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67680377597965" calcext:value-type="float">
            <text:p>0.01676803775979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869423231674468" calcext:value-type="float">
            <text:p>8.6942323167446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" calcext:value-type="float">
            <text:p>17.25</text:p>
          </table:table-cell>
          <table:table-cell office:value-type="float" office:value="0.000579878225572721" calcext:value-type="float">
            <text:p>0.000579878225573</text:p>
          </table:table-cell>
          <table:table-cell office:value-type="float" office:value="-0.119106699751861" calcext:value-type="float">
            <text:p>-0.11910669975186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65200000" calcext:value-type="float">
            <text:p>265200000</text:p>
          </table:table-cell>
          <table:table-cell office:value-type="float" office:value="2784650000" calcext:value-type="float">
            <text:p>2784650000</text:p>
          </table:table-cell>
          <table:table-cell office:value-type="float" office:value="0.0952363851830571" calcext:value-type="float">
            <text:p>0.09523638518305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7.25" calcext:value-type="float">
            <text:p>17.25</text:p>
          </table:table-cell>
          <table:table-cell office:value-type="float" office:value="712589997.199999" calcext:value-type="float">
            <text:p>712589997.199999</text:p>
          </table:table-cell>
          <table:table-cell office:value-type="float" office:value="0.77336447" calcext:value-type="float">
            <text:p>0.77336447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7454596" calcext:value-type="float">
            <text:p>7454596</text:p>
          </table:table-cell>
          <table:table-cell office:value-type="float" office:value="0.187023503266754" calcext:value-type="float">
            <text:p>0.18702350326675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929750157976445" calcext:value-type="float">
            <text:p>0.00929750157976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548582155759312" calcext:value-type="float">
            <text:p>5.4858215575931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.78" calcext:value-type="float">
            <text:p>20.78</text:p>
          </table:table-cell>
          <table:table-cell office:value-type="float" office:value="20.79" calcext:value-type="float">
            <text:p>20.79</text:p>
          </table:table-cell>
          <table:table-cell office:value-type="float" office:value="0.000481116189559683" calcext:value-type="float">
            <text:p>0.00048111618956</text:p>
          </table:table-cell>
          <table:table-cell office:value-type="float" office:value="-0.0403022670025189" calcext:value-type="float">
            <text:p>-0.04030226700251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.79" calcext:value-type="float">
            <text:p>20.79</text:p>
          </table:table-cell>
          <table:table-cell office:value-type="float" office:value="953664992.28" calcext:value-type="float">
            <text:p>953664992.28</text:p>
          </table:table-cell>
          <table:table-cell office:value-type="float" office:value="1.18945808" calcext:value-type="float">
            <text:p>1.18945808</text:p>
          </table:table-cell>
        </table:table-row>
        <table:table-row table:style-name="ro1">
          <table:table-cell office:value-type="string" calcext:value-type="string">
            <text:p>RP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4835751" calcext:value-type="float">
            <text:p>14835751</text:p>
          </table:table-cell>
          <table:table-cell office:value-type="float" office:value="0.186980124521073" calcext:value-type="float">
            <text:p>0.18698012452107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60014417956264" calcext:value-type="float">
            <text:p>0.01600144179562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422593271664846" calcext:value-type="float">
            <text:p>4.2259327166484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0.000752728641324786" calcext:value-type="float">
            <text:p>0.000752728641325</text:p>
          </table:table-cell>
          <table:table-cell office:value-type="float" office:value="0.0768012668250197" calcext:value-type="float">
            <text:p>0.0768012668250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90297000" calcext:value-type="float">
            <text:p>190297000</text:p>
          </table:table-cell>
          <table:table-cell office:value-type="float" office:value="2030394000" calcext:value-type="float">
            <text:p>2030394000</text:p>
          </table:table-cell>
          <table:table-cell office:value-type="float" office:value="0.0937241737317979" calcext:value-type="float">
            <text:p>0.09372417373179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3.28" calcext:value-type="float">
            <text:p>13.28</text:p>
          </table:table-cell>
          <table:table-cell office:value-type="float" office:value="1064436899.68" calcext:value-type="float">
            <text:p>1064436899.68</text:p>
          </table:table-cell>
          <table:table-cell office:value-type="float" office:value="1.249598792" calcext:value-type="float">
            <text:p>1.249598792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09-01</text:p>
          </table:table-cell>
          <table:table-cell office:value-type="float" office:value="19325972" calcext:value-type="float">
            <text:p>19325972</text:p>
          </table:table-cell>
          <table:table-cell office:value-type="float" office:value="0.186904951644101" calcext:value-type="float">
            <text:p>0.186904951644101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247431448227579" calcext:value-type="float">
            <text:p>0.024743144822758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0000000150202707878336" calcext:value-type="float">
            <text:p>1.50202707878336E-09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20.51" calcext:value-type="float">
            <text:p>20.51</text:p>
          </table:table-cell>
          <table:table-cell office:value-type="float" office:value="20.52" calcext:value-type="float">
            <text:p>20.52</text:p>
          </table:table-cell>
          <table:table-cell office:value-type="float" office:value="0.000487448208627736" calcext:value-type="float">
            <text:p>0.000487448208628</text:p>
          </table:table-cell>
          <table:table-cell office:value-type="float" office:value="0.287328970850684" calcext:value-type="float">
            <text:p>0.287328970850684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69800000" calcext:value-type="float">
            <text:p>369800000</text:p>
          </table:table-cell>
          <table:table-cell office:value-type="float" office:value="9288900000" calcext:value-type="float">
            <text:p>9288900000</text:p>
          </table:table-cell>
          <table:table-cell office:value-type="float" office:value="0.0398109571639268" calcext:value-type="float">
            <text:p>0.039810957163927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20.52" calcext:value-type="float">
            <text:p>20.52</text:p>
          </table:table-cell>
          <table:table-cell office:value-type="float" office:value="3391389812.16" calcext:value-type="float">
            <text:p>3391389812.16</text:p>
          </table:table-cell>
          <table:table-cell office:value-type="float" office:value="1.45427027" calcext:value-type="float">
            <text:p>1.45427027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7153029" calcext:value-type="float">
            <text:p>27153029</text:p>
          </table:table-cell>
          <table:table-cell office:value-type="float" office:value="0.186882060635259" calcext:value-type="float">
            <text:p>0.1868820606352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27671244812825" calcext:value-type="float">
            <text:p>0.03276712448128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540548957454427" calcext:value-type="float">
            <text:p>5.4054895745442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.52" calcext:value-type="float">
            <text:p>8.52</text:p>
          </table:table-cell>
          <table:table-cell office:value-type="float" office:value="8.53" calcext:value-type="float">
            <text:p>8.53</text:p>
          </table:table-cell>
          <table:table-cell office:value-type="float" office:value="0.00117302052785921" calcext:value-type="float">
            <text:p>0.001173020527859</text:p>
          </table:table-cell>
          <table:table-cell office:value-type="float" office:value="0.448680351906158" calcext:value-type="float">
            <text:p>0.4486803519061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.52" calcext:value-type="float">
            <text:p>8.52</text:p>
          </table:table-cell>
          <table:table-cell office:value-type="float" office:value="1262260765.43999" calcext:value-type="float">
            <text:p>1262260765.43999</text:p>
          </table:table-cell>
          <table:table-cell office:value-type="float" office:value="0.773334877" calcext:value-type="float">
            <text:p>0.773334877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2959035" calcext:value-type="float">
            <text:p>12959035</text:p>
          </table:table-cell>
          <table:table-cell office:value-type="float" office:value="0.186826523845222" calcext:value-type="float">
            <text:p>0.18682652384522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02101244851275" calcext:value-type="float">
            <text:p>0.02021012448512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757536721829831" calcext:value-type="float">
            <text:p>7.5753672182983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0.2" calcext:value-type="float">
            <text:p>10.2</text:p>
          </table:table-cell>
          <table:table-cell office:value-type="float" office:value="10.21" calcext:value-type="float">
            <text:p>10.21</text:p>
          </table:table-cell>
          <table:table-cell office:value-type="float" office:value="0.000979911807937439" calcext:value-type="float">
            <text:p>0.000979911807937</text:p>
          </table:table-cell>
          <table:table-cell office:value-type="float" office:value="0.0588235294117647" calcext:value-type="float">
            <text:p>0.05882352941176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0.2" calcext:value-type="float">
            <text:p>10.2</text:p>
          </table:table-cell>
          <table:table-cell office:value-type="float" office:value="718616642.4" calcext:value-type="float">
            <text:p>718616642.4</text:p>
          </table:table-cell>
          <table:table-cell office:value-type="float" office:value="1.283705326" calcext:value-type="float">
            <text:p>1.283705326</text:p>
          </table:table-cell>
        </table:table-row>
        <table:table-row table:style-name="ro1">
          <table:table-cell office:value-type="string" calcext:value-type="string">
            <text:p>GNL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2482179" calcext:value-type="float">
            <text:p>12482179</text:p>
          </table:table-cell>
          <table:table-cell office:value-type="float" office:value="0.186642093423779" calcext:value-type="float">
            <text:p>0.18664209342377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05609307232413" calcext:value-type="float">
            <text:p>0.0205609307232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19195356927804" calcext:value-type="float">
            <text:p>4.1919535692780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7.61" calcext:value-type="float">
            <text:p>17.61</text:p>
          </table:table-cell>
          <table:table-cell office:value-type="float" office:value="17.62" calcext:value-type="float">
            <text:p>17.62</text:p>
          </table:table-cell>
          <table:table-cell office:value-type="float" office:value="0.000567697984672243" calcext:value-type="float">
            <text:p>0.000567697984672</text:p>
          </table:table-cell>
          <table:table-cell office:value-type="float" office:value="-0.0189504373177841" calcext:value-type="float">
            <text:p>-0.01895043731778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5981000" calcext:value-type="float">
            <text:p>205981000</text:p>
          </table:table-cell>
          <table:table-cell office:value-type="float" office:value="3038595000" calcext:value-type="float">
            <text:p>3038595000</text:p>
          </table:table-cell>
          <table:table-cell office:value-type="float" office:value="0.0677882376558903" calcext:value-type="float">
            <text:p>0.0677882376558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7.62" calcext:value-type="float">
            <text:p>17.62</text:p>
          </table:table-cell>
          <table:table-cell office:value-type="float" office:value="1340380570.04" calcext:value-type="float">
            <text:p>1340380570.04</text:p>
          </table:table-cell>
          <table:table-cell office:value-type="float" office:value="0.904472743538092" calcext:value-type="float">
            <text:p>0.904472743538092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2940031" calcext:value-type="float">
            <text:p>12940031</text:p>
          </table:table-cell>
          <table:table-cell office:value-type="float" office:value="0.186552548872614" calcext:value-type="float">
            <text:p>0.18655254887261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4706172923099" calcext:value-type="float">
            <text:p>0.02470617292309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915398976969001" calcext:value-type="float">
            <text:p>9.15398976969001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19" calcext:value-type="float">
            <text:p>8.19</text:p>
          </table:table-cell>
          <table:table-cell office:value-type="float" office:value="8.2" calcext:value-type="float">
            <text:p>8.2</text:p>
          </table:table-cell>
          <table:table-cell office:value-type="float" office:value="0.00122025625381327" calcext:value-type="float">
            <text:p>0.001220256253813</text:p>
          </table:table-cell>
          <table:table-cell office:value-type="float" office:value="-0.192966636609558" calcext:value-type="float">
            <text:p>-0.19296663660955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.19" calcext:value-type="float">
            <text:p>8.19</text:p>
          </table:table-cell>
          <table:table-cell office:value-type="float" office:value="577109627.64" calcext:value-type="float">
            <text:p>577109627.64</text:p>
          </table:table-cell>
          <table:table-cell office:value-type="float" office:value="1.048501512" calcext:value-type="float">
            <text:p>1.048501512</text:p>
          </table:table-cell>
        </table:table-row>
        <table:table-row table:style-name="ro1">
          <table:table-cell office:value-type="string" calcext:value-type="string">
            <text:p>RGNX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5573075" calcext:value-type="float">
            <text:p>5573075</text:p>
          </table:table-cell>
          <table:table-cell office:value-type="float" office:value="0.186527712698306" calcext:value-type="float">
            <text:p>0.18652771269830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477619222988564" calcext:value-type="float">
            <text:p>0.04776192229885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3564465274206" calcext:value-type="float">
            <text:p>2.356446527420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5.15" calcext:value-type="float">
            <text:p>75.15</text:p>
          </table:table-cell>
          <table:table-cell office:value-type="float" office:value="75.24" calcext:value-type="float">
            <text:p>75.24</text:p>
          </table:table-cell>
          <table:table-cell office:value-type="float" office:value="0.00119688809096335" calcext:value-type="float">
            <text:p>0.001196888090963</text:p>
          </table:table-cell>
          <table:table-cell office:value-type="float" office:value="1.13808801213961" calcext:value-type="float">
            <text:p>1.1380880121396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684000" calcext:value-type="float">
            <text:p>8684000</text:p>
          </table:table-cell>
          <table:table-cell office:value-type="float" office:value="198677000" calcext:value-type="float">
            <text:p>198677000</text:p>
          </table:table-cell>
          <table:table-cell office:value-type="float" office:value="0.0437091359342048" calcext:value-type="float">
            <text:p>0.04370913593420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5.15" calcext:value-type="float">
            <text:p>75.15</text:p>
          </table:table-cell>
          <table:table-cell office:value-type="float" office:value="2640592870" calcext:value-type="float">
            <text:p>2640592870</text:p>
          </table:table-cell>
          <table:table-cell office:value-type="float" office:value="7.681568428" calcext:value-type="float">
            <text:p>7.681568428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13056932" calcext:value-type="float">
            <text:p>13056932</text:p>
          </table:table-cell>
          <table:table-cell office:value-type="float" office:value="0.1865276" calcext:value-type="float">
            <text:p>0.186527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403104885253694" calcext:value-type="float">
            <text:p>0.04031048852536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59372531815097" calcext:value-type="float">
            <text:p>5.9372531815097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9.23" calcext:value-type="float">
            <text:p>9.23</text:p>
          </table:table-cell>
          <table:table-cell office:value-type="float" office:value="9.24" calcext:value-type="float">
            <text:p>9.24</text:p>
          </table:table-cell>
          <table:table-cell office:value-type="float" office:value="0.00108283703302651" calcext:value-type="float">
            <text:p>0.001082837033027</text:p>
          </table:table-cell>
          <table:table-cell office:value-type="float" office:value="-0.554308137936447" calcext:value-type="float">
            <text:p>-0.55430813793644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9.23" calcext:value-type="float">
            <text:p>9.23</text:p>
          </table:table-cell>
          <table:table-cell office:value-type="float" office:value="646100000" calcext:value-type="float">
            <text:p>646100000</text:p>
          </table:table-cell>
          <table:table-cell office:value-type="float" office:value="-3.689891491" calcext:value-type="float">
            <text:p>-3.689891491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6606127" calcext:value-type="float">
            <text:p>6606127</text:p>
          </table:table-cell>
          <table:table-cell office:value-type="float" office:value="0.186466269617252" calcext:value-type="float">
            <text:p>0.18646626961725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27063004322226" calcext:value-type="float">
            <text:p>0.01270630043222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113588828976624" calcext:value-type="float">
            <text:p>1.13588828976624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2.98" calcext:value-type="float">
            <text:p>12.98</text:p>
          </table:table-cell>
          <table:table-cell office:value-type="float" office:value="12.99" calcext:value-type="float">
            <text:p>12.99</text:p>
          </table:table-cell>
          <table:table-cell office:value-type="float" office:value="0.000770119368502101" calcext:value-type="float">
            <text:p>0.000770119368502</text:p>
          </table:table-cell>
          <table:table-cell office:value-type="float" office:value="-0.0436781609195403" calcext:value-type="float">
            <text:p>-0.0436781609195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" calcext:value-type="float">
            <text:p>13</text:p>
          </table:table-cell>
          <table:table-cell office:value-type="float" office:value="517329891" calcext:value-type="float">
            <text:p>517329891</text:p>
          </table:table-cell>
          <table:table-cell office:value-type="float" office:value="1.483023442" calcext:value-type="float">
            <text:p>1.483023442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8711398" calcext:value-type="float">
            <text:p>8711398</text:p>
          </table:table-cell>
          <table:table-cell office:value-type="float" office:value="0.186463708555406" calcext:value-type="float">
            <text:p>0.18646370855540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99276691614589" calcext:value-type="float">
            <text:p>0.0299276691614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35888866118809" calcext:value-type="float">
            <text:p>4.3588886611880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7.28" calcext:value-type="float">
            <text:p>47.28</text:p>
          </table:table-cell>
          <table:table-cell office:value-type="float" office:value="47.29" calcext:value-type="float">
            <text:p>47.29</text:p>
          </table:table-cell>
          <table:table-cell office:value-type="float" office:value="0.000211483557153389" calcext:value-type="float">
            <text:p>0.000211483557153</text:p>
          </table:table-cell>
          <table:table-cell office:value-type="float" office:value="0.00895813047711784" calcext:value-type="float">
            <text:p>0.00895813047711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25858000" calcext:value-type="float">
            <text:p>225858000</text:p>
          </table:table-cell>
          <table:table-cell office:value-type="float" office:value="1064480000" calcext:value-type="float">
            <text:p>1064480000</text:p>
          </table:table-cell>
          <table:table-cell office:value-type="float" office:value="0.21217683751691" calcext:value-type="float">
            <text:p>0.2121768375169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7.29" calcext:value-type="float">
            <text:p>47.29</text:p>
          </table:table-cell>
          <table:table-cell office:value-type="float" office:value="2288892984.45" calcext:value-type="float">
            <text:p>2288892984.45</text:p>
          </table:table-cell>
          <table:table-cell office:value-type="float" office:value="2.87221073418849" calcext:value-type="float">
            <text:p>2.87221073418849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7734868" calcext:value-type="float">
            <text:p>7734868</text:p>
          </table:table-cell>
          <table:table-cell office:value-type="float" office:value="0.186409312189714" calcext:value-type="float">
            <text:p>0.18640931218971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41986761655728" calcext:value-type="float">
            <text:p>0.02419867616557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920997254275698" calcext:value-type="float">
            <text:p>9.20997254275698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55" calcext:value-type="float">
            <text:p>20.55</text:p>
          </table:table-cell>
          <table:table-cell office:value-type="float" office:value="20.6" calcext:value-type="float">
            <text:p>20.6</text:p>
          </table:table-cell>
          <table:table-cell office:value-type="float" office:value="0.00243013365735119" calcext:value-type="float">
            <text:p>0.002430133657351</text:p>
          </table:table-cell>
          <table:table-cell office:value-type="float" office:value="0.533568904593639" calcext:value-type="float">
            <text:p>0.53356890459363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32735000" calcext:value-type="float">
            <text:p>232735000</text:p>
          </table:table-cell>
          <table:table-cell office:value-type="float" office:value="1022659000" calcext:value-type="float">
            <text:p>1022659000</text:p>
          </table:table-cell>
          <table:table-cell office:value-type="float" office:value="0.227578303227175" calcext:value-type="float">
            <text:p>0.22757830322717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55" calcext:value-type="float">
            <text:p>20.55</text:p>
          </table:table-cell>
          <table:table-cell office:value-type="float" office:value="947889094.5" calcext:value-type="float">
            <text:p>947889094.5</text:p>
          </table:table-cell>
          <table:table-cell office:value-type="float" office:value="1.791895444" calcext:value-type="float">
            <text:p>1.791895444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6399727" calcext:value-type="float">
            <text:p>6399727</text:p>
          </table:table-cell>
          <table:table-cell office:value-type="float" office:value="0.186331072031678" calcext:value-type="float">
            <text:p>0.18633107203167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53990787277949" calcext:value-type="float">
            <text:p>0.02539907872779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682738513431426" calcext:value-type="float">
            <text:p>6.82738513431426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5.65" calcext:value-type="float">
            <text:p>15.65</text:p>
          </table:table-cell>
          <table:table-cell office:value-type="float" office:value="15.7" calcext:value-type="float">
            <text:p>15.7</text:p>
          </table:table-cell>
          <table:table-cell office:value-type="float" office:value="0.00318979266347681" calcext:value-type="float">
            <text:p>0.003189792663477</text:p>
          </table:table-cell>
          <table:table-cell office:value-type="float" office:value="-0.282101167315175" calcext:value-type="float">
            <text:p>-0.2821011673151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5.7" calcext:value-type="float">
            <text:p>15.7</text:p>
          </table:table-cell>
          <table:table-cell office:value-type="float" office:value="555377153.699999" calcext:value-type="float">
            <text:p>555377153.699999</text:p>
          </table:table-cell>
          <table:table-cell office:value-type="float" office:value="0.584509193" calcext:value-type="float">
            <text:p>0.584509193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20793767" calcext:value-type="float">
            <text:p>20793767</text:p>
          </table:table-cell>
          <table:table-cell office:value-type="float" office:value="0.186304044367989" calcext:value-type="float">
            <text:p>0.18630404436798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77251270579381" calcext:value-type="float">
            <text:p>0.02772512705793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897997785279423" calcext:value-type="float">
            <text:p>8.97997785279423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.65" calcext:value-type="float">
            <text:p>6.65</text:p>
          </table:table-cell>
          <table:table-cell office:value-type="float" office:value="6.66" calcext:value-type="float">
            <text:p>6.66</text:p>
          </table:table-cell>
          <table:table-cell office:value-type="float" office:value="0.00150262960180312" calcext:value-type="float">
            <text:p>0.001502629601803</text:p>
          </table:table-cell>
          <table:table-cell office:value-type="float" office:value="-0.347368421052631" calcext:value-type="float">
            <text:p>-0.34736842105263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6516000" calcext:value-type="float">
            <text:p>46516000</text:p>
          </table:table-cell>
          <table:table-cell office:value-type="float" office:value="2246941000" calcext:value-type="float">
            <text:p>2246941000</text:p>
          </table:table-cell>
          <table:table-cell office:value-type="float" office:value="0.0207019231924648" calcext:value-type="float">
            <text:p>0.02070192319246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.65" calcext:value-type="float">
            <text:p>6.65</text:p>
          </table:table-cell>
          <table:table-cell office:value-type="float" office:value="982340653.35" calcext:value-type="float">
            <text:p>982340653.35</text:p>
          </table:table-cell>
          <table:table-cell office:value-type="float" office:value="0.649787856" calcext:value-type="float">
            <text:p>0.649787856</text:p>
          </table:table-cell>
        </table:table-row>
        <table:table-row table:style-name="ro1">
          <table:table-cell office:value-type="string" calcext:value-type="string">
            <text:p>FP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2458390" calcext:value-type="float">
            <text:p>2458390</text:p>
          </table:table-cell>
          <table:table-cell office:value-type="float" office:value="0.18618524689488" calcext:value-type="float">
            <text:p>0.186185246894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994527798608763" calcext:value-type="float">
            <text:p>0.0099452779860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188283351539126" calcext:value-type="float">
            <text:p>1.88283351539126E-0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5" calcext:value-type="float">
            <text:p>8.15</text:p>
          </table:table-cell>
          <table:table-cell office:value-type="float" office:value="8.16" calcext:value-type="float">
            <text:p>8.16</text:p>
          </table:table-cell>
          <table:table-cell office:value-type="float" office:value="0.00122624156958918" calcext:value-type="float">
            <text:p>0.001226241569589</text:p>
          </table:table-cell>
          <table:table-cell office:value-type="float" office:value="-0.235915492957746" calcext:value-type="float">
            <text:p>-0.23591549295774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8622000" calcext:value-type="float">
            <text:p>28622000</text:p>
          </table:table-cell>
          <table:table-cell office:value-type="float" office:value="655529000" calcext:value-type="float">
            <text:p>655529000</text:p>
          </table:table-cell>
          <table:table-cell office:value-type="float" office:value="0.0436624466652124" calcext:value-type="float">
            <text:p>0.04366244666521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.15" calcext:value-type="float">
            <text:p>8.15</text:p>
          </table:table-cell>
          <table:table-cell office:value-type="float" office:value="263549035.75" calcext:value-type="float">
            <text:p>263549035.75</text:p>
          </table:table-cell>
          <table:table-cell office:value-type="float" office:value="0.574938167" calcext:value-type="float">
            <text:p>0.574938167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6393722" calcext:value-type="float">
            <text:p>6393722</text:p>
          </table:table-cell>
          <table:table-cell office:value-type="float" office:value="0.186156233622547" calcext:value-type="float">
            <text:p>0.18615623362254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214258140480713" calcext:value-type="float">
            <text:p>0.02142581404807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340641276882526" calcext:value-type="float">
            <text:p>3.40641276882526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2.5" calcext:value-type="float">
            <text:p>22.5</text:p>
          </table:table-cell>
          <table:table-cell office:value-type="float" office:value="22.55" calcext:value-type="float">
            <text:p>22.55</text:p>
          </table:table-cell>
          <table:table-cell office:value-type="float" office:value="0.00221975582685908" calcext:value-type="float">
            <text:p>0.002219755826859</text:p>
          </table:table-cell>
          <table:table-cell office:value-type="float" office:value="-0.0405982905982906" calcext:value-type="float">
            <text:p>-0.04059829059829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2.55" calcext:value-type="float">
            <text:p>22.55</text:p>
          </table:table-cell>
          <table:table-cell office:value-type="float" office:value="776743634.7" calcext:value-type="float">
            <text:p>776743634.7</text:p>
          </table:table-cell>
          <table:table-cell office:value-type="float" office:value="0.828648649" calcext:value-type="float">
            <text:p>0.828648649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9333417" calcext:value-type="float">
            <text:p>9333417</text:p>
          </table:table-cell>
          <table:table-cell office:value-type="float" office:value="0.186150840662957" calcext:value-type="float">
            <text:p>0.18615084066295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26579081105591" calcext:value-type="float">
            <text:p>0.02265790811055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61342867559268" calcext:value-type="float">
            <text:p>6.6134286755926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.42" calcext:value-type="float">
            <text:p>22.42</text:p>
          </table:table-cell>
          <table:table-cell office:value-type="float" office:value="22.43" calcext:value-type="float">
            <text:p>22.43</text:p>
          </table:table-cell>
          <table:table-cell office:value-type="float" office:value="0.000445930880713401" calcext:value-type="float">
            <text:p>0.000445930880713</text:p>
          </table:table-cell>
          <table:table-cell office:value-type="float" office:value="-0.0642857142857143" calcext:value-type="float">
            <text:p>-0.06428571428571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.42" calcext:value-type="float">
            <text:p>22.42</text:p>
          </table:table-cell>
          <table:table-cell office:value-type="float" office:value="1344728036.58" calcext:value-type="float">
            <text:p>1344728036.58</text:p>
          </table:table-cell>
          <table:table-cell office:value-type="float" office:value="0.927677251" calcext:value-type="float">
            <text:p>0.927677251</text:p>
          </table:table-cell>
        </table:table-row>
        <table:table-row table:style-name="ro1">
          <table:table-cell office:value-type="string" calcext:value-type="string">
            <text:p>BEAT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655892" calcext:value-type="float">
            <text:p>5655892</text:p>
          </table:table-cell>
          <table:table-cell office:value-type="float" office:value="0.186134798920555" calcext:value-type="float">
            <text:p>0.1861347989205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73443291417806" calcext:value-type="float">
            <text:p>0.03734432914178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26186475397806" calcext:value-type="float">
            <text:p>2.2618647539780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0.94" calcext:value-type="float">
            <text:p>70.94</text:p>
          </table:table-cell>
          <table:table-cell office:value-type="float" office:value="70.97" calcext:value-type="float">
            <text:p>70.97</text:p>
          </table:table-cell>
          <table:table-cell office:value-type="float" office:value="0.000422803185117344" calcext:value-type="float">
            <text:p>0.000422803185117</text:p>
          </table:table-cell>
          <table:table-cell office:value-type="float" office:value="1.00344827586207" calcext:value-type="float">
            <text:p>1.0034482758620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2370000" calcext:value-type="float">
            <text:p>172370000</text:p>
          </table:table-cell>
          <table:table-cell office:value-type="float" office:value="524562000" calcext:value-type="float">
            <text:p>524562000</text:p>
          </table:table-cell>
          <table:table-cell office:value-type="float" office:value="0.328597954102661" calcext:value-type="float">
            <text:p>0.32859795410266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0.94" calcext:value-type="float">
            <text:p>70.94</text:p>
          </table:table-cell>
          <table:table-cell office:value-type="float" office:value="2362500348.24" calcext:value-type="float">
            <text:p>2362500348.24</text:p>
          </table:table-cell>
          <table:table-cell office:value-type="float" office:value="7.972737548" calcext:value-type="float">
            <text:p>7.972737548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3183030" calcext:value-type="float">
            <text:p>3183030</text:p>
          </table:table-cell>
          <table:table-cell office:value-type="float" office:value="0.18597787918271" calcext:value-type="float">
            <text:p>0.1859778791827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226901749323494" calcext:value-type="float">
            <text:p>0.0226901749323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602341678283782" calcext:value-type="float">
            <text:p>6.02341678283782E-0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7.73471" calcext:value-type="float">
            <text:p>17.73471</text:p>
          </table:table-cell>
          <table:table-cell office:value-type="float" office:value="17.782003" calcext:value-type="float">
            <text:p>17.782003</text:p>
          </table:table-cell>
          <table:table-cell office:value-type="float" office:value="0.0026631405896148" calcext:value-type="float">
            <text:p>0.002663140589615</text:p>
          </table:table-cell>
          <table:table-cell office:value-type="float" office:value="-0.0981432360742707" calcext:value-type="float">
            <text:p>-0.098143236074271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231340000" calcext:value-type="float">
            <text:p>231340000</text:p>
          </table:table-cell>
          <table:table-cell office:value-type="float" office:value="1598605000" calcext:value-type="float">
            <text:p>1598605000</text:p>
          </table:table-cell>
          <table:table-cell office:value-type="float" office:value="0.144713672232978" calcext:value-type="float">
            <text:p>0.14471367223297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7.73471" calcext:value-type="float">
            <text:p>17.73471</text:p>
          </table:table-cell>
          <table:table-cell office:value-type="float" office:value="506542372.5" calcext:value-type="float">
            <text:p>506542372.5</text:p>
          </table:table-cell>
          <table:table-cell office:value-type="float" office:value="0.332698361326236" calcext:value-type="float">
            <text:p>0.332698361326236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7841307" calcext:value-type="float">
            <text:p>7841307</text:p>
          </table:table-cell>
          <table:table-cell office:value-type="float" office:value="0.185812962085308" calcext:value-type="float">
            <text:p>0.18581296208530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45204100919418" calcext:value-type="float">
            <text:p>0.0145204100919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31625086893824" calcext:value-type="float">
            <text:p>1.31625086893824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" calcext:value-type="float">
            <text:p>15.4</text:p>
          </table:table-cell>
          <table:table-cell office:value-type="float" office:value="0.000649561545956466" calcext:value-type="float">
            <text:p>0.000649561545956</text:p>
          </table:table-cell>
          <table:table-cell office:value-type="float" office:value="-0.345088161209068" calcext:value-type="float">
            <text:p>-0.34508816120906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38" calcext:value-type="float">
            <text:p>15.38</text:p>
          </table:table-cell>
          <table:table-cell office:value-type="float" office:value="800006829.6" calcext:value-type="float">
            <text:p>800006829.6</text:p>
          </table:table-cell>
          <table:table-cell office:value-type="float" office:value="-4.720505941" calcext:value-type="float">
            <text:p>-4.720505941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6-01</text:p>
          </table:table-cell>
          <table:table-cell office:value-type="float" office:value="4337903" calcext:value-type="float">
            <text:p>4337903</text:p>
          </table:table-cell>
          <table:table-cell office:value-type="float" office:value="0.185737657889103" calcext:value-type="float">
            <text:p>0.185737657889103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128695503043216" calcext:value-type="float">
            <text:p>0.012869550304322</text:p>
          </table:table-cell>
          <table:table-cell table:style-name="ce15" office:value-type="string" calcext:value-type="string">
            <text:p>2013-06-30</text:p>
          </table:table-cell>
          <table:table-cell office:value-type="float" office:value="0.00000000333676469138721" calcext:value-type="float">
            <text:p>3.33676469138721E-09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58.28" calcext:value-type="float">
            <text:p>58.28</text:p>
          </table:table-cell>
          <table:table-cell office:value-type="float" office:value="58.31" calcext:value-type="float">
            <text:p>58.31</text:p>
          </table:table-cell>
          <table:table-cell office:value-type="float" office:value="0.00051462389570291" calcext:value-type="float">
            <text:p>0.000514623895703</text:p>
          </table:table-cell>
          <table:table-cell office:value-type="float" office:value="0.265486725663717" calcext:value-type="float">
            <text:p>0.265486725663717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462417000" calcext:value-type="float">
            <text:p>462417000</text:p>
          </table:table-cell>
          <table:table-cell office:value-type="float" office:value="2306155000" calcext:value-type="float">
            <text:p>2306155000</text:p>
          </table:table-cell>
          <table:table-cell office:value-type="float" office:value="0.200514275926813" calcext:value-type="float">
            <text:p>0.200514275926813</text:p>
          </table:table-cell>
          <table:table-cell table:style-name="ce15" office:value-type="string" calcext:value-type="string">
            <text:p>2013-06-24</text:p>
          </table:table-cell>
          <table:table-cell office:value-type="float" office:value="58.31" calcext:value-type="float">
            <text:p>58.31</text:p>
          </table:table-cell>
          <table:table-cell office:value-type="float" office:value="1348348073.15" calcext:value-type="float">
            <text:p>1348348073.15</text:p>
          </table:table-cell>
          <table:table-cell office:value-type="float" office:value="1.073001574" calcext:value-type="float">
            <text:p>1.073001574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2998313" calcext:value-type="float">
            <text:p>12998313</text:p>
          </table:table-cell>
          <table:table-cell office:value-type="float" office:value="0.185690185714286" calcext:value-type="float">
            <text:p>0.18569018571428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280585490032035" calcext:value-type="float">
            <text:p>0.02805854900320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553643864805087" calcext:value-type="float">
            <text:p>5.53643864805087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2.54" calcext:value-type="float">
            <text:p>12.54</text:p>
          </table:table-cell>
          <table:table-cell office:value-type="float" office:value="12.55" calcext:value-type="float">
            <text:p>12.55</text:p>
          </table:table-cell>
          <table:table-cell office:value-type="float" office:value="0.000797130330809212" calcext:value-type="float">
            <text:p>0.000797130330809</text:p>
          </table:table-cell>
          <table:table-cell office:value-type="float" office:value="-0.565601576292116" calcext:value-type="float">
            <text:p>-0.56560157629211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2.54" calcext:value-type="float">
            <text:p>12.54</text:p>
          </table:table-cell>
          <table:table-cell office:value-type="float" office:value="878500000" calcext:value-type="float">
            <text:p>878500000</text:p>
          </table:table-cell>
          <table:table-cell office:value-type="float" office:value="-4.666666667" calcext:value-type="float">
            <text:p>-4.666666667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834064" calcext:value-type="float">
            <text:p>7834064</text:p>
          </table:table-cell>
          <table:table-cell office:value-type="float" office:value="0.185641327014218" calcext:value-type="float">
            <text:p>0.18564132701421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02511926802336" calcext:value-type="float">
            <text:p>0.03025119268023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37951800898333" calcext:value-type="float">
            <text:p>1.37951800898333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18" calcext:value-type="float">
            <text:p>14.18</text:p>
          </table:table-cell>
          <table:table-cell office:value-type="float" office:value="14.19" calcext:value-type="float">
            <text:p>14.19</text:p>
          </table:table-cell>
          <table:table-cell office:value-type="float" office:value="0.000704970038773337" calcext:value-type="float">
            <text:p>0.000704970038773</text:p>
          </table:table-cell>
          <table:table-cell office:value-type="float" office:value="-0.164921465968586" calcext:value-type="float">
            <text:p>-0.1649214659685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19" calcext:value-type="float">
            <text:p>14.19</text:p>
          </table:table-cell>
          <table:table-cell office:value-type="float" office:value="711858065.819999" calcext:value-type="float">
            <text:p>711858065.819999</text:p>
          </table:table-cell>
          <table:table-cell office:value-type="float" office:value="-4.199622527" calcext:value-type="float">
            <text:p>-4.199622527</text:p>
          </table:table-cell>
        </table:table-row>
        <table:table-row table:style-name="ro1">
          <table:table-cell office:value-type="string" calcext:value-type="string">
            <text:p>REGI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186595" calcext:value-type="float">
            <text:p>7186595</text:p>
          </table:table-cell>
          <table:table-cell office:value-type="float" office:value="0.185551400402055" calcext:value-type="float">
            <text:p>0.1855514004020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5109164358479" calcext:value-type="float">
            <text:p>0.04510916435847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515909167177266" calcext:value-type="float">
            <text:p>5.1590916717726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.95" calcext:value-type="float">
            <text:p>26.95</text:p>
          </table:table-cell>
          <table:table-cell office:value-type="float" office:value="26.96" calcext:value-type="float">
            <text:p>26.96</text:p>
          </table:table-cell>
          <table:table-cell office:value-type="float" office:value="0.00037098868484517" calcext:value-type="float">
            <text:p>0.000370988684845</text:p>
          </table:table-cell>
          <table:table-cell office:value-type="float" office:value="1.73832599118943" calcext:value-type="float">
            <text:p>1.738325991189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84354000" calcext:value-type="float">
            <text:p>84354000</text:p>
          </table:table-cell>
          <table:table-cell office:value-type="float" office:value="1005596000" calcext:value-type="float">
            <text:p>1005596000</text:p>
          </table:table-cell>
          <table:table-cell office:value-type="float" office:value="0.0838845818798006" calcext:value-type="float">
            <text:p>0.08388458187980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.95" calcext:value-type="float">
            <text:p>26.95</text:p>
          </table:table-cell>
          <table:table-cell office:value-type="float" office:value="1005227022.8" calcext:value-type="float">
            <text:p>1005227022.8</text:p>
          </table:table-cell>
          <table:table-cell office:value-type="float" office:value="1.28530027" calcext:value-type="float">
            <text:p>1.28530027</text:p>
          </table:table-cell>
        </table:table-row>
        <table:table-row table:style-name="ro1">
          <table:table-cell office:value-type="string" calcext:value-type="string">
            <text:p>MRCY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6348423" calcext:value-type="float">
            <text:p>6348423</text:p>
          </table:table-cell>
          <table:table-cell office:value-type="float" office:value="0.185404135393242" calcext:value-type="float">
            <text:p>0.18540413539324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49906799758566" calcext:value-type="float">
            <text:p>0.01499067997585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197656098592904" calcext:value-type="float">
            <text:p>1.97656098592904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9.03" calcext:value-type="float">
            <text:p>39.03</text:p>
          </table:table-cell>
          <table:table-cell office:value-type="float" office:value="39.05" calcext:value-type="float">
            <text:p>39.05</text:p>
          </table:table-cell>
          <table:table-cell office:value-type="float" office:value="0.000512295081967111" calcext:value-type="float">
            <text:p>0.000512295081967</text:p>
          </table:table-cell>
          <table:table-cell office:value-type="float" office:value="0.840394088669951" calcext:value-type="float">
            <text:p>0.84039408866995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27619000" calcext:value-type="float">
            <text:p>127619000</text:p>
          </table:table-cell>
          <table:table-cell office:value-type="float" office:value="736496000" calcext:value-type="float">
            <text:p>736496000</text:p>
          </table:table-cell>
          <table:table-cell office:value-type="float" office:value="0.173278605722231" calcext:value-type="float">
            <text:p>0.17327860572223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39.05" calcext:value-type="float">
            <text:p>39.05</text:p>
          </table:table-cell>
          <table:table-cell office:value-type="float" office:value="1602749026.44999" calcext:value-type="float">
            <text:p>1602749026.44999</text:p>
          </table:table-cell>
          <table:table-cell office:value-type="float" office:value="3.161349645" calcext:value-type="float">
            <text:p>3.161349645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8314765" calcext:value-type="float">
            <text:p>8314765</text:p>
          </table:table-cell>
          <table:table-cell office:value-type="float" office:value="0.185368783950868" calcext:value-type="float">
            <text:p>0.18536878395086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900446373338784" calcext:value-type="float">
            <text:p>0.00900446373338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68502313410543" calcext:value-type="float">
            <text:p>1.68502313410543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5.39" calcext:value-type="float">
            <text:p>55.39</text:p>
          </table:table-cell>
          <table:table-cell office:value-type="float" office:value="55.41" calcext:value-type="float">
            <text:p>55.41</text:p>
          </table:table-cell>
          <table:table-cell office:value-type="float" office:value="0.000361010830324838" calcext:value-type="float">
            <text:p>0.000361010830325</text:p>
          </table:table-cell>
          <table:table-cell office:value-type="float" office:value="0.118609406952965" calcext:value-type="float">
            <text:p>0.11860940695296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5.39" calcext:value-type="float">
            <text:p>55.39</text:p>
          </table:table-cell>
          <table:table-cell office:value-type="float" office:value="2592060381" calcext:value-type="float">
            <text:p>2592060381</text:p>
          </table:table-cell>
          <table:table-cell office:value-type="float" office:value="-22.60696823" calcext:value-type="float">
            <text:p>-22.60696823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07-01</text:p>
          </table:table-cell>
          <table:table-cell office:value-type="float" office:value="12975033" calcext:value-type="float">
            <text:p>12975033</text:p>
          </table:table-cell>
          <table:table-cell office:value-type="float" office:value="0.185357614285714" calcext:value-type="float">
            <text:p>0.185357614285714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194562651858459" calcext:value-type="float">
            <text:p>0.019456265185846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0.00000000473476121416164" calcext:value-type="float">
            <text:p>4.73476121416164E-09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2.37" calcext:value-type="float">
            <text:p>12.37</text:p>
          </table:table-cell>
          <table:table-cell office:value-type="float" office:value="12.38" calcext:value-type="float">
            <text:p>12.38</text:p>
          </table:table-cell>
          <table:table-cell office:value-type="float" office:value="0.000808080808080934" calcext:value-type="float">
            <text:p>0.000808080808081</text:p>
          </table:table-cell>
          <table:table-cell office:value-type="float" office:value="-0.568508867396375" calcext:value-type="float">
            <text:p>-0.568508867396375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07-31</text:p>
          </table:table-cell>
          <table:table-cell office:value-type="float" office:value="12.36" calcext:value-type="float">
            <text:p>12.36</text:p>
          </table:table-cell>
          <table:table-cell office:value-type="float" office:value="866600000" calcext:value-type="float">
            <text:p>866600000</text:p>
          </table:table-cell>
          <table:table-cell office:value-type="float" office:value="-4.599681021" calcext:value-type="float">
            <text:p>-4.599681021</text:p>
          </table:table-cell>
        </table:table-row>
        <table:table-row table:style-name="ro1">
          <table:table-cell office:value-type="string" calcext:value-type="string">
            <text:p>SBRA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19576479" calcext:value-type="float">
            <text:p>19576479</text:p>
          </table:table-cell>
          <table:table-cell office:value-type="float" office:value="0.185346044034325" calcext:value-type="float">
            <text:p>0.185346044034325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231471392429341" calcext:value-type="float">
            <text:p>0.023147139242934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159325846335397" calcext:value-type="float">
            <text:p>1.59325846335397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6.87" calcext:value-type="float">
            <text:p>16.87</text:p>
          </table:table-cell>
          <table:table-cell office:value-type="float" office:value="16.88" calcext:value-type="float">
            <text:p>16.88</text:p>
          </table:table-cell>
          <table:table-cell office:value-type="float" office:value="0.000592592592592475" calcext:value-type="float">
            <text:p>0.000592592592592</text:p>
          </table:table-cell>
          <table:table-cell office:value-type="float" office:value="-0.334558823529412" calcext:value-type="float">
            <text:p>-0.334558823529412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387787000" calcext:value-type="float">
            <text:p>387787000</text:p>
          </table:table-cell>
          <table:table-cell office:value-type="float" office:value="7032277000" calcext:value-type="float">
            <text:p>7032277000</text:p>
          </table:table-cell>
          <table:table-cell office:value-type="float" office:value="0.0551438744520445" calcext:value-type="float">
            <text:p>0.055143874452045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16.88" calcext:value-type="float">
            <text:p>16.88</text:p>
          </table:table-cell>
          <table:table-cell office:value-type="float" office:value="3008958629.83999" calcext:value-type="float">
            <text:p>3008958629.83999</text:p>
          </table:table-cell>
          <table:table-cell office:value-type="float" office:value="0.876530076" calcext:value-type="float">
            <text:p>0.876530076</text:p>
          </table:table-cell>
        </table:table-row>
        <table:table-row table:style-name="ro1">
          <table:table-cell office:value-type="string" calcext:value-type="string">
            <text:p>HK.N</text:p>
          </table:table-cell>
          <table:table-cell table:style-name="ce15" office:value-type="string" calcext:value-type="string">
            <text:p>2012-09-01</text:p>
          </table:table-cell>
          <table:table-cell office:value-type="float" office:value="28650" calcext:value-type="float">
            <text:p>28650</text:p>
          </table:table-cell>
          <table:table-cell office:value-type="float" office:value="0.185245053666106" calcext:value-type="float">
            <text:p>0.185245053666106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395501225519145" calcext:value-type="float">
            <text:p>0.039550122551915</text:p>
          </table:table-cell>
          <table:table-cell table:style-name="ce15" office:value-type="string" calcext:value-type="string">
            <text:p>2012-09-30</text:p>
          </table:table-cell>
          <table:table-cell office:value-type="float" office:value="0.00000000492840733314473" calcext:value-type="float">
            <text:p>4.92840733314473E-09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1202.00346" calcext:value-type="float">
            <text:p>1202.00346</text:p>
          </table:table-cell>
          <table:table-cell office:value-type="float" office:value="1203.701205" calcext:value-type="float">
            <text:p>1203.701205</text:p>
          </table:table-cell>
          <table:table-cell office:value-type="float" office:value="0.00141143260409329" calcext:value-type="float">
            <text:p>0.001411432604093</text:p>
          </table:table-cell>
          <table:table-cell office:value-type="float" office:value="2.24050632911392" calcext:value-type="float">
            <text:p>2.24050632911392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71679000" calcext:value-type="float">
            <text:p>71679000</text:p>
          </table:table-cell>
          <table:table-cell office:value-type="float" office:value="267174000" calcext:value-type="float">
            <text:p>267174000</text:p>
          </table:table-cell>
          <table:table-cell office:value-type="float" office:value="0.268285836196636" calcext:value-type="float">
            <text:p>0.268285836196636</text:p>
          </table:table-cell>
          <table:table-cell table:style-name="ce15" office:value-type="string" calcext:value-type="string">
            <text:p>2012-09-24</text:p>
          </table:table-cell>
          <table:table-cell office:value-type="float" office:value="1203.701205" calcext:value-type="float">
            <text:p>1203.701205</text:p>
          </table:table-cell>
          <table:table-cell office:value-type="float" office:value="1584873725.24999" calcext:value-type="float">
            <text:p>1584873725.24999</text:p>
          </table:table-cell>
          <table:table-cell office:value-type="float" office:value="1.550512175" calcext:value-type="float">
            <text:p>1.550512175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3084539" calcext:value-type="float">
            <text:p>3084539</text:p>
          </table:table-cell>
          <table:table-cell office:value-type="float" office:value="0.185204316596006" calcext:value-type="float">
            <text:p>0.1852043165960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42166725523578" calcext:value-type="float">
            <text:p>0.01421667255235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561084013377226" calcext:value-type="float">
            <text:p>5.61084013377226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52.2" calcext:value-type="float">
            <text:p>52.2</text:p>
          </table:table-cell>
          <table:table-cell office:value-type="float" office:value="52.25" calcext:value-type="float">
            <text:p>52.25</text:p>
          </table:table-cell>
          <table:table-cell office:value-type="float" office:value="0.000957395883197648" calcext:value-type="float">
            <text:p>0.000957395883198</text:p>
          </table:table-cell>
          <table:table-cell office:value-type="float" office:value="0.423076923076923" calcext:value-type="float">
            <text:p>0.42307692307692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77960000" calcext:value-type="float">
            <text:p>177960000</text:p>
          </table:table-cell>
          <table:table-cell office:value-type="float" office:value="423714000" calcext:value-type="float">
            <text:p>423714000</text:p>
          </table:table-cell>
          <table:table-cell office:value-type="float" office:value="0.420000283209901" calcext:value-type="float">
            <text:p>0.42000028320990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52.3" calcext:value-type="float">
            <text:p>52.3</text:p>
          </table:table-cell>
          <table:table-cell office:value-type="float" office:value="873993249.599999" calcext:value-type="float">
            <text:p>873993249.599999</text:p>
          </table:table-cell>
          <table:table-cell office:value-type="float" office:value="2.450040493" calcext:value-type="float">
            <text:p>2.450040493</text:p>
          </table:table-cell>
        </table:table-row>
        <table:table-row table:style-name="ro1">
          <table:table-cell office:value-type="string" calcext:value-type="string">
            <text:p>NTGR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5943984" calcext:value-type="float">
            <text:p>5943984</text:p>
          </table:table-cell>
          <table:table-cell office:value-type="float" office:value="0.185188148425087" calcext:value-type="float">
            <text:p>0.18518814842508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83735543565201" calcext:value-type="float">
            <text:p>0.0383735543565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58721629072821" calcext:value-type="float">
            <text:p>4.58721629072821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0.806199" calcext:value-type="float">
            <text:p>40.806199</text:p>
          </table:table-cell>
          <table:table-cell office:value-type="float" office:value="40.837207" calcext:value-type="float">
            <text:p>40.837207</text:p>
          </table:table-cell>
          <table:table-cell office:value-type="float" office:value="0.000759595943363753" calcext:value-type="float">
            <text:p>0.000759595943364</text:p>
          </table:table-cell>
          <table:table-cell office:value-type="float" office:value="0.304801670146138" calcext:value-type="float">
            <text:p>0.30480167014613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07716000" calcext:value-type="float">
            <text:p>307716000</text:p>
          </table:table-cell>
          <table:table-cell office:value-type="float" office:value="1208564000" calcext:value-type="float">
            <text:p>1208564000</text:p>
          </table:table-cell>
          <table:table-cell office:value-type="float" office:value="0.254612912514356" calcext:value-type="float">
            <text:p>0.25461291251435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0.837207" calcext:value-type="float">
            <text:p>40.837207</text:p>
          </table:table-cell>
          <table:table-cell office:value-type="float" office:value="2094570365.1" calcext:value-type="float">
            <text:p>2094570365.1</text:p>
          </table:table-cell>
          <table:table-cell office:value-type="float" office:value="1.70495833975936" calcext:value-type="float">
            <text:p>1.70495833975936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3742318" calcext:value-type="float">
            <text:p>3742318</text:p>
          </table:table-cell>
          <table:table-cell office:value-type="float" office:value="0.185169216031857" calcext:value-type="float">
            <text:p>0.18516921603185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35440244783244" calcext:value-type="float">
            <text:p>0.01354402447832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308677548887802" calcext:value-type="float">
            <text:p>3.08677548887802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.45" calcext:value-type="float">
            <text:p>14.45</text:p>
          </table:table-cell>
          <table:table-cell office:value-type="float" office:value="14.5" calcext:value-type="float">
            <text:p>14.5</text:p>
          </table:table-cell>
          <table:table-cell office:value-type="float" office:value="0.00345423143350609" calcext:value-type="float">
            <text:p>0.003454231433506</text:p>
          </table:table-cell>
          <table:table-cell office:value-type="float" office:value="-0.0823170731707316" calcext:value-type="float">
            <text:p>-0.08231707317073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11255000" calcext:value-type="float">
            <text:p>111255000</text:p>
          </table:table-cell>
          <table:table-cell office:value-type="float" office:value="348004000" calcext:value-type="float">
            <text:p>348004000</text:p>
          </table:table-cell>
          <table:table-cell office:value-type="float" office:value="0.31969460121148" calcext:value-type="float">
            <text:p>0.3196946012114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.5" calcext:value-type="float">
            <text:p>14.5</text:p>
          </table:table-cell>
          <table:table-cell office:value-type="float" office:value="282142812.5" calcext:value-type="float">
            <text:p>282142812.5</text:p>
          </table:table-cell>
          <table:table-cell office:value-type="float" office:value="1.003845559" calcext:value-type="float">
            <text:p>1.003845559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2841854" calcext:value-type="float">
            <text:p>12841854</text:p>
          </table:table-cell>
          <table:table-cell office:value-type="float" office:value="0.185137160486708" calcext:value-type="float">
            <text:p>0.1851371604867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77771775519411" calcext:value-type="float">
            <text:p>0.02777717755194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950166857390641" calcext:value-type="float">
            <text:p>9.5016685739064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.95" calcext:value-type="float">
            <text:p>8.95</text:p>
          </table:table-cell>
          <table:table-cell office:value-type="float" office:value="8.96" calcext:value-type="float">
            <text:p>8.96</text:p>
          </table:table-cell>
          <table:table-cell office:value-type="float" office:value="0.00111669458403144" calcext:value-type="float">
            <text:p>0.001116694584031</text:p>
          </table:table-cell>
          <table:table-cell office:value-type="float" office:value="-0.0267489711934156" calcext:value-type="float">
            <text:p>-0.0267489711934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.95" calcext:value-type="float">
            <text:p>8.95</text:p>
          </table:table-cell>
          <table:table-cell office:value-type="float" office:value="630663146.199999" calcext:value-type="float">
            <text:p>630663146.199999</text:p>
          </table:table-cell>
          <table:table-cell office:value-type="float" office:value="1.126388497" calcext:value-type="float">
            <text:p>1.126388497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11-01</text:p>
          </table:table-cell>
          <table:table-cell office:value-type="float" office:value="65431231" calcext:value-type="float">
            <text:p>65431231</text:p>
          </table:table-cell>
          <table:table-cell office:value-type="float" office:value="0.185125794331177" calcext:value-type="float">
            <text:p>0.185125794331177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394831060400978" calcext:value-type="float">
            <text:p>0.039483106040098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000000154251751086344" calcext:value-type="float">
            <text:p>1.54251751086344E-08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office:value-type="float" office:value="0.00516795865633076" calcext:value-type="float">
            <text:p>0.005167958656331</text:p>
          </table:table-cell>
          <table:table-cell office:value-type="float" office:value="-0.122881355932203" calcext:value-type="float">
            <text:p>-0.122881355932203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.93" calcext:value-type="float">
            <text:p>1.93</text:p>
          </table:table-cell>
          <table:table-cell office:value-type="float" office:value="729757781.199999" calcext:value-type="float">
            <text:p>729757781.199999</text:p>
          </table:table-cell>
          <table:table-cell office:value-type="float" office:value="0.520025026" calcext:value-type="float">
            <text:p>0.520025026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3093434" calcext:value-type="float">
            <text:p>3093434</text:p>
          </table:table-cell>
          <table:table-cell office:value-type="float" office:value="0.185107766913024" calcext:value-type="float">
            <text:p>0.18510776691302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36844467815995" calcext:value-type="float">
            <text:p>0.036844467815995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10613112331725" calcext:value-type="float">
            <text:p>1.0613112331725E-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0.4" calcext:value-type="float">
            <text:p>50.4</text:p>
          </table:table-cell>
          <table:table-cell office:value-type="float" office:value="50.5" calcext:value-type="float">
            <text:p>50.5</text:p>
          </table:table-cell>
          <table:table-cell office:value-type="float" office:value="0.00198216055500498" calcext:value-type="float">
            <text:p>0.001982160555005</text:p>
          </table:table-cell>
          <table:table-cell office:value-type="float" office:value="0.593451568894952" calcext:value-type="float">
            <text:p>0.59345156889495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0.5" calcext:value-type="float">
            <text:p>50.5</text:p>
          </table:table-cell>
          <table:table-cell office:value-type="float" office:value="856528530.5" calcext:value-type="float">
            <text:p>856528530.5</text:p>
          </table:table-cell>
          <table:table-cell office:value-type="float" office:value="2.324720128" calcext:value-type="float">
            <text:p>2.324720128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2835761" calcext:value-type="float">
            <text:p>12835761</text:p>
          </table:table-cell>
          <table:table-cell office:value-type="float" office:value="0.185049319531746" calcext:value-type="float">
            <text:p>0.18504931953174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03264903572814" calcext:value-type="float">
            <text:p>0.02032649035728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93886075094085" calcext:value-type="float">
            <text:p>5.9388607509408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62" calcext:value-type="float">
            <text:p>10.62</text:p>
          </table:table-cell>
          <table:table-cell office:value-type="float" office:value="10.63" calcext:value-type="float">
            <text:p>10.63</text:p>
          </table:table-cell>
          <table:table-cell office:value-type="float" office:value="0.000941176470588382" calcext:value-type="float">
            <text:p>0.000941176470588</text:p>
          </table:table-cell>
          <table:table-cell office:value-type="float" office:value="-0.0756938603868798" calcext:value-type="float">
            <text:p>-0.0756938603868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0.62" calcext:value-type="float">
            <text:p>10.62</text:p>
          </table:table-cell>
          <table:table-cell office:value-type="float" office:value="748206739.439999" calcext:value-type="float">
            <text:p>748206739.439999</text:p>
          </table:table-cell>
          <table:table-cell office:value-type="float" office:value="1.234136755" calcext:value-type="float">
            <text:p>1.234136755</text:p>
          </table:table-cell>
        </table:table-row>
        <table:table-row table:style-name="ro1">
          <table:table-cell office:value-type="string" calcext:value-type="string">
            <text:p>INN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8393273" calcext:value-type="float">
            <text:p>18393273</text:p>
          </table:table-cell>
          <table:table-cell office:value-type="float" office:value="0.185031819004889" calcext:value-type="float">
            <text:p>0.18503181900488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72943935872858" calcext:value-type="float">
            <text:p>0.01729439358728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50429135769382" calcext:value-type="float">
            <text:p>5.5042913576938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72" calcext:value-type="float">
            <text:p>9.72</text:p>
          </table:table-cell>
          <table:table-cell office:value-type="float" office:value="9.73" calcext:value-type="float">
            <text:p>9.73</text:p>
          </table:table-cell>
          <table:table-cell office:value-type="float" office:value="0.00102827763496142" calcext:value-type="float">
            <text:p>0.001028277634961</text:p>
          </table:table-cell>
          <table:table-cell office:value-type="float" office:value="-0.267892317793828" calcext:value-type="float">
            <text:p>-0.26789231779382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9773000" calcext:value-type="float">
            <text:p>189773000</text:p>
          </table:table-cell>
          <table:table-cell office:value-type="float" office:value="2209874000" calcext:value-type="float">
            <text:p>2209874000</text:p>
          </table:table-cell>
          <table:table-cell office:value-type="float" office:value="0.0858750317891427" calcext:value-type="float">
            <text:p>0.08587503178914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.73" calcext:value-type="float">
            <text:p>9.73</text:p>
          </table:table-cell>
          <table:table-cell office:value-type="float" office:value="1019322934.28" calcext:value-type="float">
            <text:p>1019322934.28</text:p>
          </table:table-cell>
          <table:table-cell office:value-type="float" office:value="0.839162068100024" calcext:value-type="float">
            <text:p>0.839162068100024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3503087" calcext:value-type="float">
            <text:p>13503087</text:p>
          </table:table-cell>
          <table:table-cell office:value-type="float" office:value="0.184973794520548" calcext:value-type="float">
            <text:p>0.18497379452054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50747104988364" calcext:value-type="float">
            <text:p>0.05074710498836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93166228821688" calcext:value-type="float">
            <text:p>3.93166228821688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3.7" calcext:value-type="float">
            <text:p>33.7</text:p>
          </table:table-cell>
          <table:table-cell office:value-type="float" office:value="33.71" calcext:value-type="float">
            <text:p>33.71</text:p>
          </table:table-cell>
          <table:table-cell office:value-type="float" office:value="0.000296691885476873" calcext:value-type="float">
            <text:p>0.000296691885477</text:p>
          </table:table-cell>
          <table:table-cell office:value-type="float" office:value="0.257569296375266" calcext:value-type="float">
            <text:p>0.25756929637526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3.7" calcext:value-type="float">
            <text:p>33.7</text:p>
          </table:table-cell>
          <table:table-cell office:value-type="float" office:value="2547720000" calcext:value-type="float">
            <text:p>2547720000</text:p>
          </table:table-cell>
          <table:table-cell office:value-type="float" office:value="10.779100409" calcext:value-type="float">
            <text:p>10.779100409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7019968" calcext:value-type="float">
            <text:p>17019968</text:p>
          </table:table-cell>
          <table:table-cell office:value-type="float" office:value="0.184965473771151" calcext:value-type="float">
            <text:p>0.18496547377115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23062287852207" calcext:value-type="float">
            <text:p>0.03230622878522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55315630624648" calcext:value-type="float">
            <text:p>6.55315630624648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7.2" calcext:value-type="float">
            <text:p>17.2</text:p>
          </table:table-cell>
          <table:table-cell office:value-type="float" office:value="17.21" calcext:value-type="float">
            <text:p>17.21</text:p>
          </table:table-cell>
          <table:table-cell office:value-type="float" office:value="0.000581226387678091" calcext:value-type="float">
            <text:p>0.000581226387678</text:p>
          </table:table-cell>
          <table:table-cell office:value-type="float" office:value="0.591760299625468" calcext:value-type="float">
            <text:p>0.59176029962546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7.19" calcext:value-type="float">
            <text:p>17.19</text:p>
          </table:table-cell>
          <table:table-cell office:value-type="float" office:value="1604203254.72" calcext:value-type="float">
            <text:p>1604203254.72</text:p>
          </table:table-cell>
          <table:table-cell office:value-type="float" office:value="6.369879881" calcext:value-type="float">
            <text:p>6.369879881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272338" calcext:value-type="float">
            <text:p>9272338</text:p>
          </table:table-cell>
          <table:table-cell office:value-type="float" office:value="0.184932647240671" calcext:value-type="float">
            <text:p>0.1849326472406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09090854898512" calcext:value-type="float">
            <text:p>0.02090908548985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711412809284466" calcext:value-type="float">
            <text:p>7.11412809284466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3.8" calcext:value-type="float">
            <text:p>33.8</text:p>
          </table:table-cell>
          <table:table-cell office:value-type="float" office:value="33.85" calcext:value-type="float">
            <text:p>33.85</text:p>
          </table:table-cell>
          <table:table-cell office:value-type="float" office:value="0.00147819660014795" calcext:value-type="float">
            <text:p>0.001478196600148</text:p>
          </table:table-cell>
          <table:table-cell office:value-type="float" office:value="0.604597701149425" calcext:value-type="float">
            <text:p>0.60459770114942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3.85" calcext:value-type="float">
            <text:p>33.85</text:p>
          </table:table-cell>
          <table:table-cell office:value-type="float" office:value="2030501186.4" calcext:value-type="float">
            <text:p>2030501186.4</text:p>
          </table:table-cell>
          <table:table-cell office:value-type="float" office:value="1.399621861" calcext:value-type="float">
            <text:p>1.399621861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0196397" calcext:value-type="float">
            <text:p>10196397</text:p>
          </table:table-cell>
          <table:table-cell office:value-type="float" office:value="0.184917530282784" calcext:value-type="float">
            <text:p>0.18491753028278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498614080606562" calcext:value-type="float">
            <text:p>0.049861408060656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660087031611504" calcext:value-type="float">
            <text:p>6.60087031611504E-0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4.51" calcext:value-type="float">
            <text:p>4.51</text:p>
          </table:table-cell>
          <table:table-cell office:value-type="float" office:value="4.52" calcext:value-type="float">
            <text:p>4.52</text:p>
          </table:table-cell>
          <table:table-cell office:value-type="float" office:value="0.0022148394241417" calcext:value-type="float">
            <text:p>0.002214839424142</text:p>
          </table:table-cell>
          <table:table-cell office:value-type="float" office:value="1.22797725665332" calcext:value-type="float">
            <text:p>1.2279772566533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2433000" calcext:value-type="float">
            <text:p>22433000</text:p>
          </table:table-cell>
          <table:table-cell office:value-type="float" office:value="118443000" calcext:value-type="float">
            <text:p>118443000</text:p>
          </table:table-cell>
          <table:table-cell office:value-type="float" office:value="0.189399120251936" calcext:value-type="float">
            <text:p>0.189399120251936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4.52" calcext:value-type="float">
            <text:p>4.52</text:p>
          </table:table-cell>
          <table:table-cell office:value-type="float" office:value="256915999.959999" calcext:value-type="float">
            <text:p>256915999.959999</text:p>
          </table:table-cell>
          <table:table-cell office:value-type="float" office:value="2.387857712" calcext:value-type="float">
            <text:p>2.387857712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5736952" calcext:value-type="float">
            <text:p>15736952</text:p>
          </table:table-cell>
          <table:table-cell office:value-type="float" office:value="0.184889184225827" calcext:value-type="float">
            <text:p>0.18488918422582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101960577443534" calcext:value-type="float">
            <text:p>0.10196057744353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495000950536834" calcext:value-type="float">
            <text:p>4.95000950536834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5.91" calcext:value-type="float">
            <text:p>15.91</text:p>
          </table:table-cell>
          <table:table-cell office:value-type="float" office:value="15.92" calcext:value-type="float">
            <text:p>15.92</text:p>
          </table:table-cell>
          <table:table-cell office:value-type="float" office:value="0.000628338045868664" calcext:value-type="float">
            <text:p>0.000628338045869</text:p>
          </table:table-cell>
          <table:table-cell office:value-type="float" office:value="1.11432325886991" calcext:value-type="float">
            <text:p>1.1143232588699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5.92" calcext:value-type="float">
            <text:p>15.92</text:p>
          </table:table-cell>
          <table:table-cell office:value-type="float" office:value="1656557223.84" calcext:value-type="float">
            <text:p>1656557223.84</text:p>
          </table:table-cell>
          <table:table-cell office:value-type="float" office:value="4.564891517" calcext:value-type="float">
            <text:p>4.564891517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8503289" calcext:value-type="float">
            <text:p>8503289</text:p>
          </table:table-cell>
          <table:table-cell office:value-type="float" office:value="0.184858127350595" calcext:value-type="float">
            <text:p>0.18485812735059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84530234719371" calcext:value-type="float">
            <text:p>0.03845302347193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671083979549912" calcext:value-type="float">
            <text:p>6.7108397954991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4.9" calcext:value-type="float">
            <text:p>24.9</text:p>
          </table:table-cell>
          <table:table-cell office:value-type="float" office:value="24.95" calcext:value-type="float">
            <text:p>24.95</text:p>
          </table:table-cell>
          <table:table-cell office:value-type="float" office:value="0.00200601805416252" calcext:value-type="float">
            <text:p>0.002006018054163</text:p>
          </table:table-cell>
          <table:table-cell office:value-type="float" office:value="0.325635103926097" calcext:value-type="float">
            <text:p>0.32563510392609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4.95" calcext:value-type="float">
            <text:p>24.95</text:p>
          </table:table-cell>
          <table:table-cell office:value-type="float" office:value="1184721134.35" calcext:value-type="float">
            <text:p>1184721134.35</text:p>
          </table:table-cell>
          <table:table-cell office:value-type="float" office:value="2.117028994" calcext:value-type="float">
            <text:p>2.117028994</text:p>
          </table:table-cell>
        </table:table-row>
        <table:table-row table:style-name="ro1">
          <table:table-cell office:value-type="string" calcext:value-type="string">
            <text:p>GPRE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254639" calcext:value-type="float">
            <text:p>7254639</text:p>
          </table:table-cell>
          <table:table-cell office:value-type="float" office:value="0.184845695212373" calcext:value-type="float">
            <text:p>0.18484569521237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9864098736968" calcext:value-type="float">
            <text:p>0.04986409873696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627929293584239" calcext:value-type="float">
            <text:p>6.2792929358423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7.03" calcext:value-type="float">
            <text:p>17.03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587026709715175" calcext:value-type="float">
            <text:p>0.000587026709715</text:p>
          </table:table-cell>
          <table:table-cell office:value-type="float" office:value="-0.0652173913043478" calcext:value-type="float">
            <text:p>-0.0652173913043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65200000" calcext:value-type="float">
            <text:p>265200000</text:p>
          </table:table-cell>
          <table:table-cell office:value-type="float" office:value="2784650000" calcext:value-type="float">
            <text:p>2784650000</text:p>
          </table:table-cell>
          <table:table-cell office:value-type="float" office:value="0.0952363851830571" calcext:value-type="float">
            <text:p>0.09523638518305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7.04" calcext:value-type="float">
            <text:p>17.04</text:p>
          </table:table-cell>
          <table:table-cell office:value-type="float" office:value="705961253.04" calcext:value-type="float">
            <text:p>705961253.04</text:p>
          </table:table-cell>
          <table:table-cell office:value-type="float" office:value="0.766170382" calcext:value-type="float">
            <text:p>0.766170382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7008364" calcext:value-type="float">
            <text:p>17008364</text:p>
          </table:table-cell>
          <table:table-cell office:value-type="float" office:value="0.184839366638773" calcext:value-type="float">
            <text:p>0.18483936663877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45021417226299" calcext:value-type="float">
            <text:p>0.0245021417226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67533364365191" calcext:value-type="float">
            <text:p>4.67533364365191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9" calcext:value-type="float">
            <text:p>19.9</text:p>
          </table:table-cell>
          <table:table-cell office:value-type="float" office:value="19.95" calcext:value-type="float">
            <text:p>19.95</text:p>
          </table:table-cell>
          <table:table-cell office:value-type="float" office:value="0.00250941028858222" calcext:value-type="float">
            <text:p>0.002509410288582</text:p>
          </table:table-cell>
          <table:table-cell office:value-type="float" office:value="0.578740157480315" calcext:value-type="float">
            <text:p>0.57874015748031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95" calcext:value-type="float">
            <text:p>19.95</text:p>
          </table:table-cell>
          <table:table-cell office:value-type="float" office:value="1861771665.6" calcext:value-type="float">
            <text:p>1861771665.6</text:p>
          </table:table-cell>
          <table:table-cell office:value-type="float" office:value="8.466749397" calcext:value-type="float">
            <text:p>8.466749397</text:p>
          </table:table-cell>
        </table:table-row>
        <table:table-row table:style-name="ro1">
          <table:table-cell office:value-type="string" calcext:value-type="string">
            <text:p>PCH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545871" calcext:value-type="float">
            <text:p>7545871</text:p>
          </table:table-cell>
          <table:table-cell office:value-type="float" office:value="0.184839089751127" calcext:value-type="float">
            <text:p>0.18483908975112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1567070241604" calcext:value-type="float">
            <text:p>0.01156707024160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59207732721814" calcext:value-type="float">
            <text:p>1.59207732721814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7.1" calcext:value-type="float">
            <text:p>37.1</text:p>
          </table:table-cell>
          <table:table-cell office:value-type="float" office:value="37.12" calcext:value-type="float">
            <text:p>37.12</text:p>
          </table:table-cell>
          <table:table-cell office:value-type="float" office:value="0.000538938291565508" calcext:value-type="float">
            <text:p>0.000538938291566</text:p>
          </table:table-cell>
          <table:table-cell office:value-type="float" office:value="-0.238282197714843" calcext:value-type="float">
            <text:p>-0.2382821977148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09202000" calcext:value-type="float">
            <text:p>209202000</text:p>
          </table:table-cell>
          <table:table-cell office:value-type="float" office:value="953079000" calcext:value-type="float">
            <text:p>953079000</text:p>
          </table:table-cell>
          <table:table-cell office:value-type="float" office:value="0.219501216583305" calcext:value-type="float">
            <text:p>0.21950121658330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7.1" calcext:value-type="float">
            <text:p>37.1</text:p>
          </table:table-cell>
          <table:table-cell office:value-type="float" office:value="2328194992.2" calcext:value-type="float">
            <text:p>2328194992.2</text:p>
          </table:table-cell>
          <table:table-cell office:value-type="float" office:value="1.97460447" calcext:value-type="float">
            <text:p>1.97460447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8361219" calcext:value-type="float">
            <text:p>8361219</text:p>
          </table:table-cell>
          <table:table-cell office:value-type="float" office:value="0.184741576261075" calcext:value-type="float">
            <text:p>0.18474157626107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441956515222015" calcext:value-type="float">
            <text:p>0.04419565152220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75762449357982" calcext:value-type="float">
            <text:p>7.576244935798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9" calcext:value-type="float">
            <text:p>25.9</text:p>
          </table:table-cell>
          <table:table-cell office:value-type="float" office:value="25.95" calcext:value-type="float">
            <text:p>25.95</text:p>
          </table:table-cell>
          <table:table-cell office:value-type="float" office:value="0.00192864030858248" calcext:value-type="float">
            <text:p>0.001928640308582</text:p>
          </table:table-cell>
          <table:table-cell office:value-type="float" office:value="0.0463414634146341" calcext:value-type="float">
            <text:p>0.04634146341463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411492000" calcext:value-type="float">
            <text:p>411492000</text:p>
          </table:table-cell>
          <table:table-cell office:value-type="float" office:value="1342335000" calcext:value-type="float">
            <text:p>1342335000</text:p>
          </table:table-cell>
          <table:table-cell office:value-type="float" office:value="0.306549408307166" calcext:value-type="float">
            <text:p>0.30654940830716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5.95" calcext:value-type="float">
            <text:p>25.95</text:p>
          </table:table-cell>
          <table:table-cell office:value-type="float" office:value="1213088957.7" calcext:value-type="float">
            <text:p>1213088957.7</text:p>
          </table:table-cell>
          <table:table-cell office:value-type="float" office:value="1.782345863" calcext:value-type="float">
            <text:p>1.782345863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2-01</text:p>
          </table:table-cell>
          <table:table-cell office:value-type="float" office:value="69071465" calcext:value-type="float">
            <text:p>69071465</text:p>
          </table:table-cell>
          <table:table-cell office:value-type="float" office:value="0.184705779320451" calcext:value-type="float">
            <text:p>0.184705779320451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424605979596288" calcext:value-type="float">
            <text:p>0.042460597959629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0.0000000106153468370269" calcext:value-type="float">
            <text:p>1.06153468370269E-08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0.00386847195357825" calcext:value-type="float">
            <text:p>0.003868471953578</text:p>
          </table:table-cell>
          <table:table-cell office:value-type="float" office:value="-0.439759036144578" calcext:value-type="float">
            <text:p>-0.439759036144578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2-29</text:p>
          </table:table-cell>
          <table:table-cell office:value-type="float" office:value="2.59" calcext:value-type="float">
            <text:p>2.59</text:p>
          </table:table-cell>
          <table:table-cell office:value-type="float" office:value="938833596.32" calcext:value-type="float">
            <text:p>938833596.32</text:p>
          </table:table-cell>
          <table:table-cell office:value-type="float" office:value="0.700352255" calcext:value-type="float">
            <text:p>0.700352255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6828635" calcext:value-type="float">
            <text:p>26828635</text:p>
          </table:table-cell>
          <table:table-cell office:value-type="float" office:value="0.184649402938848" calcext:value-type="float">
            <text:p>0.1846494029388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98849155713776" calcext:value-type="float">
            <text:p>0.03988491557137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37130397051681" calcext:value-type="float">
            <text:p>1.37130397051681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4" calcext:value-type="float">
            <text:p>5.4</text:p>
          </table:table-cell>
          <table:table-cell office:value-type="float" office:value="5.41" calcext:value-type="float">
            <text:p>5.41</text:p>
          </table:table-cell>
          <table:table-cell office:value-type="float" office:value="0.00185013876040699" calcext:value-type="float">
            <text:p>0.001850138760407</text:p>
          </table:table-cell>
          <table:table-cell office:value-type="float" office:value="0.0875331564986736" calcext:value-type="float">
            <text:p>0.08753315649867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2166000" calcext:value-type="float">
            <text:p>62166000</text:p>
          </table:table-cell>
          <table:table-cell office:value-type="float" office:value="2362837000" calcext:value-type="float">
            <text:p>2362837000</text:p>
          </table:table-cell>
          <table:table-cell office:value-type="float" office:value="0.0263098978050538" calcext:value-type="float">
            <text:p>0.02630989780505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41" calcext:value-type="float">
            <text:p>5.41</text:p>
          </table:table-cell>
          <table:table-cell office:value-type="float" office:value="801505955.52" calcext:value-type="float">
            <text:p>801505955.52</text:p>
          </table:table-cell>
          <table:table-cell office:value-type="float" office:value="0.491049493677354" calcext:value-type="float">
            <text:p>0.491049493677354</text:p>
          </table:table-cell>
        </table:table-row>
        <table:table-row table:style-name="ro1">
          <table:table-cell office:value-type="string" calcext:value-type="string">
            <text:p>NYMT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20649287" calcext:value-type="float">
            <text:p>20649287</text:p>
          </table:table-cell>
          <table:table-cell office:value-type="float" office:value="0.184638998175901" calcext:value-type="float">
            <text:p>0.184638998175901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674393691804414" calcext:value-type="float">
            <text:p>0.00674393691804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412045639205329" calcext:value-type="float">
            <text:p>4.12045639205329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6.06" calcext:value-type="float">
            <text:p>6.06</text:p>
          </table:table-cell>
          <table:table-cell office:value-type="float" office:value="6.07" calcext:value-type="float">
            <text:p>6.07</text:p>
          </table:table-cell>
          <table:table-cell office:value-type="float" office:value="0.00164880461665304" calcext:value-type="float">
            <text:p>0.001648804616653</text:p>
          </table:table-cell>
          <table:table-cell office:value-type="float" office:value="-0.0748829953198129" calcext:value-type="float">
            <text:p>-0.07488299531981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26743000" calcext:value-type="float">
            <text:p>126743000</text:p>
          </table:table-cell>
          <table:table-cell office:value-type="float" office:value="12056285000" calcext:value-type="float">
            <text:p>12056285000</text:p>
          </table:table-cell>
          <table:table-cell office:value-type="float" office:value="0.0105126081541702" calcext:value-type="float">
            <text:p>0.0105126081541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6.06" calcext:value-type="float">
            <text:p>6.06</text:p>
          </table:table-cell>
          <table:table-cell office:value-type="float" office:value="679394999.16" calcext:value-type="float">
            <text:p>679394999.16</text:p>
          </table:table-cell>
          <table:table-cell office:value-type="float" office:value="0.69780685" calcext:value-type="float">
            <text:p>0.69780685</text:p>
          </table:table-cell>
        </table:table-row>
        <table:table-row table:style-name="ro1">
          <table:table-cell office:value-type="string" calcext:value-type="string">
            <text:p>LOGM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4669967" calcext:value-type="float">
            <text:p>4669967</text:p>
          </table:table-cell>
          <table:table-cell office:value-type="float" office:value="0.18454720410986" calcext:value-type="float">
            <text:p>0.18454720410986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94256126634345" calcext:value-type="float">
            <text:p>0.01942561266343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0738931732828175" calcext:value-type="float">
            <text:p>7.38931732828175E-10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4.5" calcext:value-type="float">
            <text:p>104.5</text:p>
          </table:table-cell>
          <table:table-cell office:value-type="float" office:value="0.00047858339315623" calcext:value-type="float">
            <text:p>0.000478583393156</text:p>
          </table:table-cell>
          <table:table-cell office:value-type="float" office:value="0.778889407491493" calcext:value-type="float">
            <text:p>0.778889407491493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290567000" calcext:value-type="float">
            <text:p>290567000</text:p>
          </table:table-cell>
          <table:table-cell office:value-type="float" office:value="443293000" calcext:value-type="float">
            <text:p>443293000</text:p>
          </table:table-cell>
          <table:table-cell office:value-type="float" office:value="0.655473919055794" calcext:value-type="float">
            <text:p>0.65547391905579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04.5" calcext:value-type="float">
            <text:p>104.5</text:p>
          </table:table-cell>
          <table:table-cell office:value-type="float" office:value="5499334758.5" calcext:value-type="float">
            <text:p>5499334758.5</text:p>
          </table:table-cell>
          <table:table-cell office:value-type="float" office:value="1.78670572" calcext:value-type="float">
            <text:p>1.78670572</text:p>
          </table:table-cell>
        </table:table-row>
        <table:table-row table:style-name="ro1">
          <table:table-cell office:value-type="string" calcext:value-type="string">
            <text:p>ONVO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9770144" calcext:value-type="float">
            <text:p>19770144</text:p>
          </table:table-cell>
          <table:table-cell office:value-type="float" office:value="0.184347371698381" calcext:value-type="float">
            <text:p>0.18434737169838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70274945155029" calcext:value-type="float">
            <text:p>0.0270274945155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140159722639959" calcext:value-type="float">
            <text:p>1.40159722639959E-0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0.00843881856540085" calcext:value-type="float">
            <text:p>0.008438818565401</text:p>
          </table:table-cell>
          <table:table-cell office:value-type="float" office:value="-0.401709401709402" calcext:value-type="float">
            <text:p>-0.40170940170940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573000" calcext:value-type="float">
            <text:p>3573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0.0717081100608104" calcext:value-type="float">
            <text:p>0.0717081100608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.19" calcext:value-type="float">
            <text:p>1.19</text:p>
          </table:table-cell>
          <table:table-cell office:value-type="float" office:value="134848872.2" calcext:value-type="float">
            <text:p>134848872.2</text:p>
          </table:table-cell>
          <table:table-cell office:value-type="float" office:value="2.963468856" calcext:value-type="float">
            <text:p>2.963468856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5-01</text:p>
          </table:table-cell>
          <table:table-cell office:value-type="float" office:value="4280298" calcext:value-type="float">
            <text:p>4280298</text:p>
          </table:table-cell>
          <table:table-cell office:value-type="float" office:value="0.184273204752884" calcext:value-type="float">
            <text:p>0.184273204752884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0901416134414482" calcext:value-type="float">
            <text:p>0.009014161344145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0.00000000179534096754483" calcext:value-type="float">
            <text:p>1.79534096754483E-09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45.14" calcext:value-type="float">
            <text:p>45.14</text:p>
          </table:table-cell>
          <table:table-cell office:value-type="float" office:value="45.17" calcext:value-type="float">
            <text:p>45.17</text:p>
          </table:table-cell>
          <table:table-cell office:value-type="float" office:value="0.000664378252685221" calcext:value-type="float">
            <text:p>0.000664378252685</text:p>
          </table:table-cell>
          <table:table-cell office:value-type="float" office:value="0.0867915579796063" calcext:value-type="float">
            <text:p>0.086791557979606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2-05-31</text:p>
          </table:table-cell>
          <table:table-cell office:value-type="float" office:value="45.17" calcext:value-type="float">
            <text:p>45.17</text:p>
          </table:table-cell>
          <table:table-cell office:value-type="float" office:value="1050526594.75" calcext:value-type="float">
            <text:p>1050526594.75</text:p>
          </table:table-cell>
          <table:table-cell office:value-type="float" office:value="0.887680876" calcext:value-type="float">
            <text:p>0.887680876</text:p>
          </table:table-cell>
        </table:table-row>
        <table:table-row table:style-name="ro1">
          <table:table-cell office:value-type="string" calcext:value-type="string">
            <text:p>CYH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0594027" calcext:value-type="float">
            <text:p>20594027</text:p>
          </table:table-cell>
          <table:table-cell office:value-type="float" office:value="0.184253915770823" calcext:value-type="float">
            <text:p>0.18425391577082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599414365173952" calcext:value-type="float">
            <text:p>0.05994143651739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339181672815546" calcext:value-type="float">
            <text:p>3.39181672815546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  <table:table-cell office:value-type="float" office:value="0.00316957210776552" calcext:value-type="float">
            <text:p>0.003169572107766</text:p>
          </table:table-cell>
          <table:table-cell office:value-type="float" office:value="-0.413559322033898" calcext:value-type="float">
            <text:p>-0.41355932203389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2681000000" calcext:value-type="float">
            <text:p>12681000000</text:p>
          </table:table-cell>
          <table:table-cell office:value-type="float" office:value="17450000000" calcext:value-type="float">
            <text:p>17450000000</text:p>
          </table:table-cell>
          <table:table-cell office:value-type="float" office:value="0.726704871060172" calcext:value-type="float">
            <text:p>0.72670487106017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.16" calcext:value-type="float">
            <text:p>3.16</text:p>
          </table:table-cell>
          <table:table-cell office:value-type="float" office:value="367458748.24" calcext:value-type="float">
            <text:p>367458748.24</text:p>
          </table:table-cell>
          <table:table-cell office:value-type="float" office:value="-0.304841843" calcext:value-type="float">
            <text:p>-0.304841843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6429083" calcext:value-type="float">
            <text:p>6429083</text:p>
          </table:table-cell>
          <table:table-cell office:value-type="float" office:value="0.184177471567307" calcext:value-type="float">
            <text:p>0.18417747156730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325520981816987" calcext:value-type="float">
            <text:p>0.03255209818169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683918197900369" calcext:value-type="float">
            <text:p>6.83918197900369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  <table:table-cell office:value-type="float" office:value="0.00204708290685776" calcext:value-type="float">
            <text:p>0.002047082906858</text:p>
          </table:table-cell>
          <table:table-cell office:value-type="float" office:value="0.1878612716763" calcext:value-type="float">
            <text:p>0.187861271676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4.45" calcext:value-type="float">
            <text:p>24.45</text:p>
          </table:table-cell>
          <table:table-cell office:value-type="float" office:value="839286250.199999" calcext:value-type="float">
            <text:p>839286250.199999</text:p>
          </table:table-cell>
          <table:table-cell office:value-type="float" office:value="1.134031373" calcext:value-type="float">
            <text:p>1.134031373</text:p>
          </table:table-cell>
        </table:table-row>
        <table:table-row table:style-name="ro1">
          <table:table-cell office:value-type="string" calcext:value-type="string">
            <text:p>PCH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515946" calcext:value-type="float">
            <text:p>7515946</text:p>
          </table:table-cell>
          <table:table-cell office:value-type="float" office:value="0.184106065059769" calcext:value-type="float">
            <text:p>0.1841060650597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94775902372906" calcext:value-type="float">
            <text:p>0.02947759023729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05212970010282" calcext:value-type="float">
            <text:p>3.0521297001028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1.64" calcext:value-type="float">
            <text:p>31.64</text:p>
          </table:table-cell>
          <table:table-cell office:value-type="float" office:value="31.65" calcext:value-type="float">
            <text:p>31.65</text:p>
          </table:table-cell>
          <table:table-cell office:value-type="float" office:value="0.000316005688102323" calcext:value-type="float">
            <text:p>0.000316005688102</text:p>
          </table:table-cell>
          <table:table-cell office:value-type="float" office:value="-0.193862432737136" calcext:value-type="float">
            <text:p>-0.19386243273713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09202000" calcext:value-type="float">
            <text:p>209202000</text:p>
          </table:table-cell>
          <table:table-cell office:value-type="float" office:value="953079000" calcext:value-type="float">
            <text:p>953079000</text:p>
          </table:table-cell>
          <table:table-cell office:value-type="float" office:value="0.219501216583305" calcext:value-type="float">
            <text:p>0.21950121658330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1.64" calcext:value-type="float">
            <text:p>31.64</text:p>
          </table:table-cell>
          <table:table-cell office:value-type="float" office:value="1985554974.48" calcext:value-type="float">
            <text:p>1985554974.48</text:p>
          </table:table-cell>
          <table:table-cell office:value-type="float" office:value="1.68400230282953" calcext:value-type="float">
            <text:p>1.68400230282953</text:p>
          </table:table-cell>
        </table:table-row>
        <table:table-row table:style-name="ro1">
          <table:table-cell office:value-type="string" calcext:value-type="string">
            <text:p>IRBT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082111" calcext:value-type="float">
            <text:p>5082111</text:p>
          </table:table-cell>
          <table:table-cell office:value-type="float" office:value="0.18406109883742" calcext:value-type="float">
            <text:p>0.1840610988374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32777475292397" calcext:value-type="float">
            <text:p>0.0332777475292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27343398134703" calcext:value-type="float">
            <text:p>1.2734339813470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95.41" calcext:value-type="float">
            <text:p>95.41</text:p>
          </table:table-cell>
          <table:table-cell office:value-type="float" office:value="95.49" calcext:value-type="float">
            <text:p>95.49</text:p>
          </table:table-cell>
          <table:table-cell office:value-type="float" office:value="0.000838135149292806" calcext:value-type="float">
            <text:p>0.000838135149293</text:p>
          </table:table-cell>
          <table:table-cell office:value-type="float" office:value="0.284902360827747" calcext:value-type="float">
            <text:p>0.28490236082774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33159000" calcext:value-type="float">
            <text:p>433159000</text:p>
          </table:table-cell>
          <table:table-cell office:value-type="float" office:value="691522000" calcext:value-type="float">
            <text:p>691522000</text:p>
          </table:table-cell>
          <table:table-cell office:value-type="float" office:value="0.626384988474698" calcext:value-type="float">
            <text:p>0.62638498847469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95.4" calcext:value-type="float">
            <text:p>95.4</text:p>
          </table:table-cell>
          <table:table-cell office:value-type="float" office:value="2641315854.6" calcext:value-type="float">
            <text:p>2641315854.6</text:p>
          </table:table-cell>
          <table:table-cell office:value-type="float" office:value="5.242114231" calcext:value-type="float">
            <text:p>5.242114231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6932959" calcext:value-type="float">
            <text:p>16932959</text:p>
          </table:table-cell>
          <table:table-cell office:value-type="float" office:value="0.184019898497017" calcext:value-type="float">
            <text:p>0.18401989849701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06574685305322" calcext:value-type="float">
            <text:p>0.03065746853053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45118563263582" calcext:value-type="float">
            <text:p>6.4511856326358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71" calcext:value-type="float">
            <text:p>19.71</text:p>
          </table:table-cell>
          <table:table-cell office:value-type="float" office:value="19.72" calcext:value-type="float">
            <text:p>19.72</text:p>
          </table:table-cell>
          <table:table-cell office:value-type="float" office:value="0.000507227998985443" calcext:value-type="float">
            <text:p>0.000507227998985</text:p>
          </table:table-cell>
          <table:table-cell office:value-type="float" office:value="0.219148936170213" calcext:value-type="float">
            <text:p>0.21914893617021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9.71" calcext:value-type="float">
            <text:p>19.71</text:p>
          </table:table-cell>
          <table:table-cell office:value-type="float" office:value="1879765977.51" calcext:value-type="float">
            <text:p>1879765977.51</text:p>
          </table:table-cell>
          <table:table-cell office:value-type="float" office:value="7.803885486" calcext:value-type="float">
            <text:p>7.803885486</text:p>
          </table:table-cell>
        </table:table-row>
        <table:table-row table:style-name="ro1">
          <table:table-cell office:value-type="string" calcext:value-type="string">
            <text:p>EGH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6923194" calcext:value-type="float">
            <text:p>16923194</text:p>
          </table:table-cell>
          <table:table-cell office:value-type="float" office:value="0.183913776802113" calcext:value-type="float">
            <text:p>0.18391377680211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13398090327277" calcext:value-type="float">
            <text:p>0.03133980903272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541789846498902" calcext:value-type="float">
            <text:p>5.4178984649890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02" calcext:value-type="float">
            <text:p>18.02</text:p>
          </table:table-cell>
          <table:table-cell office:value-type="float" office:value="18.03" calcext:value-type="float">
            <text:p>18.03</text:p>
          </table:table-cell>
          <table:table-cell office:value-type="float" office:value="0.000554785020804525" calcext:value-type="float">
            <text:p>0.000554785020805</text:p>
          </table:table-cell>
          <table:table-cell office:value-type="float" office:value="0.397872340425532" calcext:value-type="float">
            <text:p>0.3978723404255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25329000" calcext:value-type="float">
            <text:p>225329000</text:p>
          </table:table-cell>
          <table:table-cell office:value-type="float" office:value="277209000" calcext:value-type="float">
            <text:p>277209000</text:p>
          </table:table-cell>
          <table:table-cell office:value-type="float" office:value="0.812848789180726" calcext:value-type="float">
            <text:p>0.81284878918072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04" calcext:value-type="float">
            <text:p>18.04</text:p>
          </table:table-cell>
          <table:table-cell office:value-type="float" office:value="1720496105.24" calcext:value-type="float">
            <text:p>1720496105.24</text:p>
          </table:table-cell>
          <table:table-cell office:value-type="float" office:value="7.14267347411067" calcext:value-type="float">
            <text:p>7.14267347411067</text:p>
          </table:table-cell>
        </table:table-row>
        <table:table-row table:style-name="ro1">
          <table:table-cell office:value-type="string" calcext:value-type="string">
            <text:p>IRBT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5077874" calcext:value-type="float">
            <text:p>5077874</text:p>
          </table:table-cell>
          <table:table-cell office:value-type="float" office:value="0.183907645503604" calcext:value-type="float">
            <text:p>0.18390764550360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55978285407237" calcext:value-type="float">
            <text:p>0.04559782854072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03916647117281" calcext:value-type="float">
            <text:p>1.0391664711728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8.17" calcext:value-type="float">
            <text:p>88.17</text:p>
          </table:table-cell>
          <table:table-cell office:value-type="float" office:value="88.18" calcext:value-type="float">
            <text:p>88.18</text:p>
          </table:table-cell>
          <table:table-cell office:value-type="float" office:value="0.000113410830734393" calcext:value-type="float">
            <text:p>0.000113410830734</text:p>
          </table:table-cell>
          <table:table-cell office:value-type="float" office:value="0.635957731805328" calcext:value-type="float">
            <text:p>0.6359577318053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33159000" calcext:value-type="float">
            <text:p>433159000</text:p>
          </table:table-cell>
          <table:table-cell office:value-type="float" office:value="691522000" calcext:value-type="float">
            <text:p>691522000</text:p>
          </table:table-cell>
          <table:table-cell office:value-type="float" office:value="0.626384988474698" calcext:value-type="float">
            <text:p>0.62638498847469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8.17" calcext:value-type="float">
            <text:p>88.17</text:p>
          </table:table-cell>
          <table:table-cell office:value-type="float" office:value="2441140659.33" calcext:value-type="float">
            <text:p>2441140659.33</text:p>
          </table:table-cell>
          <table:table-cell office:value-type="float" office:value="5.274711958" calcext:value-type="float">
            <text:p>5.274711958</text:p>
          </table:table-cell>
        </table:table-row>
        <table:table-row table:style-name="ro1">
          <table:table-cell office:value-type="string" calcext:value-type="string">
            <text:p>CHC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724130" calcext:value-type="float">
            <text:p>2724130</text:p>
          </table:table-cell>
          <table:table-cell office:value-type="float" office:value="0.183873249608849" calcext:value-type="float">
            <text:p>0.18387324960884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09561601188579" calcext:value-type="float">
            <text:p>0.02095616011885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89553886638969" calcext:value-type="float">
            <text:p>1.89553886638969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.83" calcext:value-type="float">
            <text:p>28.83</text:p>
          </table:table-cell>
          <table:table-cell office:value-type="float" office:value="28.84" calcext:value-type="float">
            <text:p>28.84</text:p>
          </table:table-cell>
          <table:table-cell office:value-type="float" office:value="0.000346800762961733" calcext:value-type="float">
            <text:p>0.000346800762962</text:p>
          </table:table-cell>
          <table:table-cell office:value-type="float" office:value="0.122419928825623" calcext:value-type="float">
            <text:p>0.12241992882562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661000" calcext:value-type="float">
            <text:p>28661000</text:p>
          </table:table-cell>
          <table:table-cell office:value-type="float" office:value="385766000" calcext:value-type="float">
            <text:p>385766000</text:p>
          </table:table-cell>
          <table:table-cell office:value-type="float" office:value="0.0742963350839628" calcext:value-type="float">
            <text:p>0.07429633508396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.83" calcext:value-type="float">
            <text:p>28.83</text:p>
          </table:table-cell>
          <table:table-cell office:value-type="float" office:value="534329511.659999" calcext:value-type="float">
            <text:p>534329511.659999</text:p>
          </table:table-cell>
          <table:table-cell office:value-type="float" office:value="1.91298579749675" calcext:value-type="float">
            <text:p>1.91298579749675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646057" calcext:value-type="float">
            <text:p>4646057</text:p>
          </table:table-cell>
          <table:table-cell office:value-type="float" office:value="0.183820402627421" calcext:value-type="float">
            <text:p>0.18382040262742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72732488981828" calcext:value-type="float">
            <text:p>0.01727324889818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72998298008207" calcext:value-type="float">
            <text:p>4.7299829800820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4.16" calcext:value-type="float">
            <text:p>54.16</text:p>
          </table:table-cell>
          <table:table-cell office:value-type="float" office:value="54.17" calcext:value-type="float">
            <text:p>54.17</text:p>
          </table:table-cell>
          <table:table-cell office:value-type="float" office:value="0.000184621065263641" calcext:value-type="float">
            <text:p>0.000184621065264</text:p>
          </table:table-cell>
          <table:table-cell office:value-type="float" office:value="0.207619047619048" calcext:value-type="float">
            <text:p>0.20761904761904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1948000" calcext:value-type="float">
            <text:p>371948000</text:p>
          </table:table-cell>
          <table:table-cell office:value-type="float" office:value="2168632000" calcext:value-type="float">
            <text:p>2168632000</text:p>
          </table:table-cell>
          <table:table-cell office:value-type="float" office:value="0.171512732450688" calcext:value-type="float">
            <text:p>0.17151273245068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4.15" calcext:value-type="float">
            <text:p>54.15</text:p>
          </table:table-cell>
          <table:table-cell office:value-type="float" office:value="1352060465.85" calcext:value-type="float">
            <text:p>1352060465.85</text:p>
          </table:table-cell>
          <table:table-cell office:value-type="float" office:value="1.01176310537523" calcext:value-type="float">
            <text:p>1.01176310537523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4285817" calcext:value-type="float">
            <text:p>14285817</text:p>
          </table:table-cell>
          <table:table-cell office:value-type="float" office:value="0.183773502624267" calcext:value-type="float">
            <text:p>0.18377350262426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426231448020834" calcext:value-type="float">
            <text:p>0.04262314480208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747774776646796" calcext:value-type="float">
            <text:p>7.47774776646796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.21" calcext:value-type="float">
            <text:p>5.21</text:p>
          </table:table-cell>
          <table:table-cell office:value-type="float" office:value="5.22" calcext:value-type="float">
            <text:p>5.22</text:p>
          </table:table-cell>
          <table:table-cell office:value-type="float" office:value="0.00191754554170657" calcext:value-type="float">
            <text:p>0.001917545541707</text:p>
          </table:table-cell>
          <table:table-cell office:value-type="float" office:value="-0.649902024820379" calcext:value-type="float">
            <text:p>-0.64990202482037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.22" calcext:value-type="float">
            <text:p>5.22</text:p>
          </table:table-cell>
          <table:table-cell office:value-type="float" office:value="552328200" calcext:value-type="float">
            <text:p>552328200</text:p>
          </table:table-cell>
          <table:table-cell office:value-type="float" office:value="0.174837321" calcext:value-type="float">
            <text:p>0.174837321</text:p>
          </table:table-cell>
        </table:table-row>
        <table:table-row table:style-name="ro1">
          <table:table-cell office:value-type="string" calcext:value-type="string">
            <text:p>AMRX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3066470" calcext:value-type="float">
            <text:p>13066470</text:p>
          </table:table-cell>
          <table:table-cell office:value-type="float" office:value="0.183653513691294" calcext:value-type="float">
            <text:p>0.18365351369129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116534015190136" calcext:value-type="float">
            <text:p>0.116534015190136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762292807209339" calcext:value-type="float">
            <text:p>7.62292807209339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2.6" calcext:value-type="float">
            <text:p>12.6</text:p>
          </table:table-cell>
          <table:table-cell office:value-type="float" office:value="12.65" calcext:value-type="float">
            <text:p>12.65</text:p>
          </table:table-cell>
          <table:table-cell office:value-type="float" office:value="0.00396039603960402" calcext:value-type="float">
            <text:p>0.003960396039604</text:p>
          </table:table-cell>
          <table:table-cell office:value-type="float" office:value="-0.554965646470956" calcext:value-type="float">
            <text:p>-0.554965646470956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-151102000" calcext:value-type="float">
            <text:p>-151102000</text:p>
          </table:table-cell>
          <table:table-cell office:value-type="float" office:value="1823018000" calcext:value-type="float">
            <text:p>1823018000</text:p>
          </table:table-cell>
          <table:table-cell office:value-type="float" office:value="-0.082885632506097" calcext:value-type="float">
            <text:p>-0.082885632506097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2.65" calcext:value-type="float">
            <text:p>12.65</text:p>
          </table:table-cell>
          <table:table-cell office:value-type="float" office:value="933664040.1" calcext:value-type="float">
            <text:p>933664040.1</text:p>
          </table:table-cell>
          <table:table-cell office:value-type="float" office:value="1.494234241" calcext:value-type="float">
            <text:p>1.494234241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9207981" calcext:value-type="float">
            <text:p>9207981</text:p>
          </table:table-cell>
          <table:table-cell office:value-type="float" office:value="0.183649075569916" calcext:value-type="float">
            <text:p>0.18364907556991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2482942183191" calcext:value-type="float">
            <text:p>0.02248294218319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708731024797018" calcext:value-type="float">
            <text:p>7.08731024797018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3.3" calcext:value-type="float">
            <text:p>33.3</text:p>
          </table:table-cell>
          <table:table-cell office:value-type="float" office:value="33.31" calcext:value-type="float">
            <text:p>33.31</text:p>
          </table:table-cell>
          <table:table-cell office:value-type="float" office:value="0.000300255216934548" calcext:value-type="float">
            <text:p>0.000300255216935</text:p>
          </table:table-cell>
          <table:table-cell office:value-type="float" office:value="0.335305719921104" calcext:value-type="float">
            <text:p>0.33530571992110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3.3" calcext:value-type="float">
            <text:p>33.3</text:p>
          </table:table-cell>
          <table:table-cell office:value-type="float" office:value="1991510764.8" calcext:value-type="float">
            <text:p>1991510764.8</text:p>
          </table:table-cell>
          <table:table-cell office:value-type="float" office:value="1.372745813" calcext:value-type="float">
            <text:p>1.372745813</text:p>
          </table:table-cell>
        </table:table-row>
        <table:table-row table:style-name="ro1">
          <table:table-cell office:value-type="string" calcext:value-type="string">
            <text:p>LNN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958321" calcext:value-type="float">
            <text:p>1958321</text:p>
          </table:table-cell>
          <table:table-cell office:value-type="float" office:value="0.183604069004313" calcext:value-type="float">
            <text:p>0.18360406900431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15703662020193" calcext:value-type="float">
            <text:p>0.01157036620201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690848819632384" calcext:value-type="float">
            <text:p>6.90848819632384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5.67" calcext:value-type="float">
            <text:p>95.67</text:p>
          </table:table-cell>
          <table:table-cell office:value-type="float" office:value="95.76" calcext:value-type="float">
            <text:p>95.76</text:p>
          </table:table-cell>
          <table:table-cell office:value-type="float" office:value="0.000940291490362048" calcext:value-type="float">
            <text:p>0.000940291490362</text:p>
          </table:table-cell>
          <table:table-cell office:value-type="float" office:value="0.0874436871895577" calcext:value-type="float">
            <text:p>0.08744368718955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45012000" calcext:value-type="float">
            <text:p>145012000</text:p>
          </table:table-cell>
          <table:table-cell office:value-type="float" office:value="506032000" calcext:value-type="float">
            <text:p>506032000</text:p>
          </table:table-cell>
          <table:table-cell office:value-type="float" office:value="0.286566857431941" calcext:value-type="float">
            <text:p>0.28656685743194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5.77" calcext:value-type="float">
            <text:p>95.77</text:p>
          </table:table-cell>
          <table:table-cell office:value-type="float" office:value="1030228344.86" calcext:value-type="float">
            <text:p>1030228344.86</text:p>
          </table:table-cell>
          <table:table-cell office:value-type="float" office:value="3.712649536" calcext:value-type="float">
            <text:p>3.712649536</text:p>
          </table:table-cell>
        </table:table-row>
        <table:table-row table:style-name="ro1">
          <table:table-cell office:value-type="string" calcext:value-type="string">
            <text:p>REGI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110949" calcext:value-type="float">
            <text:p>7110949</text:p>
          </table:table-cell>
          <table:table-cell office:value-type="float" office:value="0.183598288916739" calcext:value-type="float">
            <text:p>0.18359828891673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52510310343469" calcext:value-type="float">
            <text:p>0.03525103103434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49067601108057" calcext:value-type="float">
            <text:p>3.4906760110805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.07" calcext:value-type="float">
            <text:p>31.07</text:p>
          </table:table-cell>
          <table:table-cell office:value-type="float" office:value="31.08" calcext:value-type="float">
            <text:p>31.08</text:p>
          </table:table-cell>
          <table:table-cell office:value-type="float" office:value="0.000321802091713532" calcext:value-type="float">
            <text:p>0.000321802091714</text:p>
          </table:table-cell>
          <table:table-cell office:value-type="float" office:value="1.3801652892562" calcext:value-type="float">
            <text:p>1.38016528925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84354000" calcext:value-type="float">
            <text:p>84354000</text:p>
          </table:table-cell>
          <table:table-cell office:value-type="float" office:value="1005596000" calcext:value-type="float">
            <text:p>1005596000</text:p>
          </table:table-cell>
          <table:table-cell office:value-type="float" office:value="0.0838845818798006" calcext:value-type="float">
            <text:p>0.08388458187980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.08" calcext:value-type="float">
            <text:p>31.08</text:p>
          </table:table-cell>
          <table:table-cell office:value-type="float" office:value="1159274800.32" calcext:value-type="float">
            <text:p>1159274800.32</text:p>
          </table:table-cell>
          <table:table-cell office:value-type="float" office:value="1.510197915" calcext:value-type="float">
            <text:p>1.510197915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638106" calcext:value-type="float">
            <text:p>4638106</text:p>
          </table:table-cell>
          <table:table-cell office:value-type="float" office:value="0.18350582275436" calcext:value-type="float">
            <text:p>0.1835058227543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21477616981888" calcext:value-type="float">
            <text:p>0.0121477616981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35099534893677" calcext:value-type="float">
            <text:p>3.3509953489367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3.39" calcext:value-type="float">
            <text:p>63.39</text:p>
          </table:table-cell>
          <table:table-cell office:value-type="float" office:value="63.4" calcext:value-type="float">
            <text:p>63.4</text:p>
          </table:table-cell>
          <table:table-cell office:value-type="float" office:value="0.000157741146778106" calcext:value-type="float">
            <text:p>0.000157741146778</text:p>
          </table:table-cell>
          <table:table-cell office:value-type="float" office:value="0.271977507029053" calcext:value-type="float">
            <text:p>0.27197750702905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71948000" calcext:value-type="float">
            <text:p>371948000</text:p>
          </table:table-cell>
          <table:table-cell office:value-type="float" office:value="2168632000" calcext:value-type="float">
            <text:p>2168632000</text:p>
          </table:table-cell>
          <table:table-cell office:value-type="float" office:value="0.171512732450688" calcext:value-type="float">
            <text:p>0.17151273245068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3.4" calcext:value-type="float">
            <text:p>63.4</text:p>
          </table:table-cell>
          <table:table-cell office:value-type="float" office:value="1583021856.6" calcext:value-type="float">
            <text:p>1583021856.6</text:p>
          </table:table-cell>
          <table:table-cell office:value-type="float" office:value="1.184594291" calcext:value-type="float">
            <text:p>1.184594291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9675384" calcext:value-type="float">
            <text:p>9675384</text:p>
          </table:table-cell>
          <table:table-cell office:value-type="float" office:value="0.183503091453932" calcext:value-type="float">
            <text:p>0.18350309145393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525322561815954" calcext:value-type="float">
            <text:p>0.05253225618159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0924327313573062" calcext:value-type="float">
            <text:p>9.24327313573062E-10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3.68" calcext:value-type="float">
            <text:p>63.68</text:p>
          </table:table-cell>
          <table:table-cell office:value-type="float" office:value="63.69" calcext:value-type="float">
            <text:p>63.69</text:p>
          </table:table-cell>
          <table:table-cell office:value-type="float" office:value="0.000157022846824182" calcext:value-type="float">
            <text:p>0.000157022846824</text:p>
          </table:table-cell>
          <table:table-cell office:value-type="float" office:value="0.748438150770512" calcext:value-type="float">
            <text:p>0.74843815077051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3.68" calcext:value-type="float">
            <text:p>63.68</text:p>
          </table:table-cell>
          <table:table-cell office:value-type="float" office:value="3709020267.2" calcext:value-type="float">
            <text:p>3709020267.2</text:p>
          </table:table-cell>
          <table:table-cell office:value-type="float" office:value="17.030110292" calcext:value-type="float">
            <text:p>17.030110292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2135372" calcext:value-type="float">
            <text:p>12135372</text:p>
          </table:table-cell>
          <table:table-cell office:value-type="float" office:value="0.183468976777939" calcext:value-type="float">
            <text:p>0.18346897677793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882370090346967" calcext:value-type="float">
            <text:p>0.0088237009034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53273012238275" calcext:value-type="float">
            <text:p>2.5327301223827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97" calcext:value-type="float">
            <text:p>19.97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0500625782227863" calcext:value-type="float">
            <text:p>0.000500625782228</text:p>
          </table:table-cell>
          <table:table-cell office:value-type="float" office:value="0.115673799884326" calcext:value-type="float">
            <text:p>0.1156737998843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.98" calcext:value-type="float">
            <text:p>19.98</text:p>
          </table:table-cell>
          <table:table-cell office:value-type="float" office:value="1217796064.92" calcext:value-type="float">
            <text:p>1217796064.92</text:p>
          </table:table-cell>
          <table:table-cell office:value-type="float" office:value="0.78796909" calcext:value-type="float">
            <text:p>0.78796909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8228703" calcext:value-type="float">
            <text:p>8228703</text:p>
          </table:table-cell>
          <table:table-cell office:value-type="float" office:value="0.18345012379819" calcext:value-type="float">
            <text:p>0.1834501237981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90448838990297" calcext:value-type="float">
            <text:p>0.019044883899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74753210116678" calcext:value-type="float">
            <text:p>2.74753210116678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8.49" calcext:value-type="float">
            <text:p>48.49</text:p>
          </table:table-cell>
          <table:table-cell office:value-type="float" office:value="48.52" calcext:value-type="float">
            <text:p>48.52</text:p>
          </table:table-cell>
          <table:table-cell office:value-type="float" office:value="0.000618492938872305" calcext:value-type="float">
            <text:p>0.000618492938872</text:p>
          </table:table-cell>
          <table:table-cell office:value-type="float" office:value="0.109498399146211" calcext:value-type="float">
            <text:p>0.10949839914621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48.49" calcext:value-type="float">
            <text:p>48.49</text:p>
          </table:table-cell>
          <table:table-cell office:value-type="float" office:value="2253421024.79" calcext:value-type="float">
            <text:p>2253421024.79</text:p>
          </table:table-cell>
          <table:table-cell office:value-type="float" office:value="-17.902417527" calcext:value-type="float">
            <text:p>-17.902417527</text:p>
          </table:table-cell>
        </table:table-row>
        <table:table-row table:style-name="ro1">
          <table:table-cell office:value-type="string" calcext:value-type="string">
            <text:p>BRKS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2921940" calcext:value-type="float">
            <text:p>12921940</text:p>
          </table:table-cell>
          <table:table-cell office:value-type="float" office:value="0.183318531969527" calcext:value-type="float">
            <text:p>0.18331853196952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31435328658553" calcext:value-type="float">
            <text:p>0.03314353286585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11943879857495" calcext:value-type="float">
            <text:p>4.1194387985749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16" calcext:value-type="float">
            <text:p>26.16</text:p>
          </table:table-cell>
          <table:table-cell office:value-type="float" office:value="26.17" calcext:value-type="float">
            <text:p>26.17</text:p>
          </table:table-cell>
          <table:table-cell office:value-type="float" office:value="0.000382189948404417" calcext:value-type="float">
            <text:p>0.000382189948404</text:p>
          </table:table-cell>
          <table:table-cell office:value-type="float" office:value="0.272955974842767" calcext:value-type="float">
            <text:p>0.27295597484276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46081000" calcext:value-type="float">
            <text:p>246081000</text:p>
          </table:table-cell>
          <table:table-cell office:value-type="float" office:value="1095257000" calcext:value-type="float">
            <text:p>1095257000</text:p>
          </table:table-cell>
          <table:table-cell office:value-type="float" office:value="0.2246787740229" calcext:value-type="float">
            <text:p>0.224678774022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.18" calcext:value-type="float">
            <text:p>26.18</text:p>
          </table:table-cell>
          <table:table-cell office:value-type="float" office:value="1883786324.42" calcext:value-type="float">
            <text:p>1883786324.42</text:p>
          </table:table-cell>
          <table:table-cell office:value-type="float" office:value="2.57857711387533" calcext:value-type="float">
            <text:p>2.57857711387533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248979" calcext:value-type="float">
            <text:p>3248979</text:p>
          </table:table-cell>
          <table:table-cell office:value-type="float" office:value="0.183294171275378" calcext:value-type="float">
            <text:p>0.18329417127537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19061026801707" calcext:value-type="float">
            <text:p>0.0219061026801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566424018757284" calcext:value-type="float">
            <text:p>5.66424018757284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5.45" calcext:value-type="float">
            <text:p>65.45</text:p>
          </table:table-cell>
          <table:table-cell office:value-type="float" office:value="65.5" calcext:value-type="float">
            <text:p>65.5</text:p>
          </table:table-cell>
          <table:table-cell office:value-type="float" office:value="0.000763650248186287" calcext:value-type="float">
            <text:p>0.000763650248186</text:p>
          </table:table-cell>
          <table:table-cell office:value-type="float" office:value="0.183406113537118" calcext:value-type="float">
            <text:p>0.18340611353711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5.45" calcext:value-type="float">
            <text:p>65.45</text:p>
          </table:table-cell>
          <table:table-cell office:value-type="float" office:value="1142627409" calcext:value-type="float">
            <text:p>1142627409</text:p>
          </table:table-cell>
          <table:table-cell office:value-type="float" office:value="4.580935846" calcext:value-type="float">
            <text:p>4.580935846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0.183292617186925" calcext:value-type="float">
            <text:p>0.18329261718692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14154803316567" calcext:value-type="float">
            <text:p>0.01141548033165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087693078755" calcext:value-type="float">
            <text:p>3.087693078755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4.6" calcext:value-type="float">
            <text:p>54.6</text:p>
          </table:table-cell>
          <table:table-cell office:value-type="float" office:value="54.7" calcext:value-type="float">
            <text:p>54.7</text:p>
          </table:table-cell>
          <table:table-cell office:value-type="float" office:value="0.00182982616651421" calcext:value-type="float">
            <text:p>0.001829826166514</text:p>
          </table:table-cell>
          <table:table-cell office:value-type="float" office:value="0.11480686695279" calcext:value-type="float">
            <text:p>0.1148068669527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4.7" calcext:value-type="float">
            <text:p>54.7</text:p>
          </table:table-cell>
          <table:table-cell office:value-type="float" office:value="2540962416.5" calcext:value-type="float">
            <text:p>2540962416.5</text:p>
          </table:table-cell>
          <table:table-cell office:value-type="float" office:value="-22.16131115" calcext:value-type="float">
            <text:p>-22.16131115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2715472" calcext:value-type="float">
            <text:p>12715472</text:p>
          </table:table-cell>
          <table:table-cell office:value-type="float" office:value="0.183220057636888" calcext:value-type="float">
            <text:p>0.18322005763688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82643548992684" calcext:value-type="float">
            <text:p>0.02826435489926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03728824889973" calcext:value-type="float">
            <text:p>1.0372882488997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9.76" calcext:value-type="float">
            <text:p>49.76</text:p>
          </table:table-cell>
          <table:table-cell office:value-type="float" office:value="49.77" calcext:value-type="float">
            <text:p>49.77</text:p>
          </table:table-cell>
          <table:table-cell office:value-type="float" office:value="0.000200944438862757" calcext:value-type="float">
            <text:p>0.000200944438863</text:p>
          </table:table-cell>
          <table:table-cell office:value-type="float" office:value="0.434896687438505" calcext:value-type="float">
            <text:p>0.43489668743850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95400000" calcext:value-type="float">
            <text:p>595400000</text:p>
          </table:table-cell>
          <table:table-cell office:value-type="float" office:value="1175300000" calcext:value-type="float">
            <text:p>1175300000</text:p>
          </table:table-cell>
          <table:table-cell office:value-type="float" office:value="0.506594061090785" calcext:value-type="float">
            <text:p>0.50659406109078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9.79" calcext:value-type="float">
            <text:p>49.79</text:p>
          </table:table-cell>
          <table:table-cell office:value-type="float" office:value="3531124425.66" calcext:value-type="float">
            <text:p>3531124425.66</text:p>
          </table:table-cell>
          <table:table-cell office:value-type="float" office:value="3.638519822" calcext:value-type="float">
            <text:p>3.638519822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2-01</text:p>
          </table:table-cell>
          <table:table-cell office:value-type="float" office:value="4254341" calcext:value-type="float">
            <text:p>4254341</text:p>
          </table:table-cell>
          <table:table-cell office:value-type="float" office:value="0.183155717237816" calcext:value-type="float">
            <text:p>0.183155717237816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1221903633424" calcext:value-type="float">
            <text:p>0.01221903633424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0.00000000288772718698461" calcext:value-type="float">
            <text:p>2.88772718698461E-09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55.8" calcext:value-type="float">
            <text:p>55.8</text:p>
          </table:table-cell>
          <table:table-cell office:value-type="float" office:value="55.81" calcext:value-type="float">
            <text:p>55.81</text:p>
          </table:table-cell>
          <table:table-cell office:value-type="float" office:value="0.000179195412597529" calcext:value-type="float">
            <text:p>0.000179195412598</text:p>
          </table:table-cell>
          <table:table-cell office:value-type="float" office:value="0.183717892903788" calcext:value-type="float">
            <text:p>0.183717892903788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3-02-28</text:p>
          </table:table-cell>
          <table:table-cell office:value-type="float" office:value="55.79" calcext:value-type="float">
            <text:p>55.79</text:p>
          </table:table-cell>
          <table:table-cell office:value-type="float" office:value="1301070835.19" calcext:value-type="float">
            <text:p>1301070835.19</text:p>
          </table:table-cell>
          <table:table-cell office:value-type="float" office:value="1.042723588" calcext:value-type="float">
            <text:p>1.042723588</text:p>
          </table:table-cell>
        </table:table-row>
        <table:table-row table:style-name="ro1">
          <table:table-cell office:value-type="string" calcext:value-type="string">
            <text:p>RGEN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001820" calcext:value-type="float">
            <text:p>7001820</text:p>
          </table:table-cell>
          <table:table-cell office:value-type="float" office:value="0.183132972550533" calcext:value-type="float">
            <text:p>0.18313297255053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31196423556883" calcext:value-type="float">
            <text:p>0.04311964235568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20362960691822" calcext:value-type="float">
            <text:p>2.2036296069182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4.66" calcext:value-type="float">
            <text:p>64.66</text:p>
          </table:table-cell>
          <table:table-cell office:value-type="float" office:value="64.67" calcext:value-type="float">
            <text:p>64.67</text:p>
          </table:table-cell>
          <table:table-cell office:value-type="float" office:value="0.000154643160906288" calcext:value-type="float">
            <text:p>0.000154643160906</text:p>
          </table:table-cell>
          <table:table-cell office:value-type="float" office:value="0.529478138222849" calcext:value-type="float">
            <text:p>0.52947813822284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4186000" calcext:value-type="float">
            <text:p>74186000</text:p>
          </table:table-cell>
          <table:table-cell office:value-type="float" office:value="743519000" calcext:value-type="float">
            <text:p>743519000</text:p>
          </table:table-cell>
          <table:table-cell office:value-type="float" office:value="0.0997768718755002" calcext:value-type="float">
            <text:p>0.099776871875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4.67" calcext:value-type="float">
            <text:p>64.67</text:p>
          </table:table-cell>
          <table:table-cell office:value-type="float" office:value="2836382159.73" calcext:value-type="float">
            <text:p>2836382159.73</text:p>
          </table:table-cell>
          <table:table-cell office:value-type="float" office:value="4.676108031" calcext:value-type="float">
            <text:p>4.676108031</text:p>
          </table:table-cell>
        </table:table-row>
        <table:table-row table:style-name="ro1">
          <table:table-cell office:value-type="string" calcext:value-type="string">
            <text:p>AMRX.N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13028174" calcext:value-type="float">
            <text:p>13028174</text:p>
          </table:table-cell>
          <table:table-cell office:value-type="float" office:value="0.183115250873539" calcext:value-type="float">
            <text:p>0.18311525087353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457120392321092" calcext:value-type="float">
            <text:p>0.0457120392321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360498211957934" calcext:value-type="float">
            <text:p>3.60498211957934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5.2" calcext:value-type="float">
            <text:p>15.2</text:p>
          </table:table-cell>
          <table:table-cell office:value-type="float" office:value="15.25" calcext:value-type="float">
            <text:p>15.25</text:p>
          </table:table-cell>
          <table:table-cell office:value-type="float" office:value="0.00328407224958954" calcext:value-type="float">
            <text:p>0.00328407224959</text:p>
          </table:table-cell>
          <table:table-cell office:value-type="float" office:value="-0.588579795021962" calcext:value-type="float">
            <text:p>-0.58857979502196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-151102000" calcext:value-type="float">
            <text:p>-151102000</text:p>
          </table:table-cell>
          <table:table-cell office:value-type="float" office:value="1823018000" calcext:value-type="float">
            <text:p>1823018000</text:p>
          </table:table-cell>
          <table:table-cell office:value-type="float" office:value="-0.082885632506097" calcext:value-type="float">
            <text:p>-0.08288563250609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5.25" calcext:value-type="float">
            <text:p>15.25</text:p>
          </table:table-cell>
          <table:table-cell office:value-type="float" office:value="1123935156.5" calcext:value-type="float">
            <text:p>1123935156.5</text:p>
          </table:table-cell>
          <table:table-cell office:value-type="float" office:value="2.08092104" calcext:value-type="float">
            <text:p>2.08092104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1-01</text:p>
          </table:table-cell>
          <table:table-cell office:value-type="float" office:value="4368245" calcext:value-type="float">
            <text:p>4368245</text:p>
          </table:table-cell>
          <table:table-cell office:value-type="float" office:value="0.183085837629406" calcext:value-type="float">
            <text:p>0.183085837629406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111413752311317" calcext:value-type="float">
            <text:p>0.011141375231132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0.0000000030949664492316" calcext:value-type="float">
            <text:p>3.0949664492316E-09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44.83" calcext:value-type="float">
            <text:p>44.83</text:p>
          </table:table-cell>
          <table:table-cell office:value-type="float" office:value="44.84" calcext:value-type="float">
            <text:p>44.84</text:p>
          </table:table-cell>
          <table:table-cell office:value-type="float" office:value="0.00022304003568652" calcext:value-type="float">
            <text:p>0.000223040035687</text:p>
          </table:table-cell>
          <table:table-cell office:value-type="float" office:value="0.21298495645289" calcext:value-type="float">
            <text:p>0.21298495645289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2-01-31</text:p>
          </table:table-cell>
          <table:table-cell office:value-type="float" office:value="44.88" calcext:value-type="float">
            <text:p>44.88</text:p>
          </table:table-cell>
          <table:table-cell office:value-type="float" office:value="1042584211.68" calcext:value-type="float">
            <text:p>1042584211.68</text:p>
          </table:table-cell>
          <table:table-cell office:value-type="float" office:value="0.902965203" calcext:value-type="float">
            <text:p>0.902965203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2-01</text:p>
          </table:table-cell>
          <table:table-cell office:value-type="float" office:value="4368245" calcext:value-type="float">
            <text:p>4368245</text:p>
          </table:table-cell>
          <table:table-cell office:value-type="float" office:value="0.183085837629406" calcext:value-type="float">
            <text:p>0.183085837629406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177272369701578" calcext:value-type="float">
            <text:p>0.017727236970158</text:p>
          </table:table-cell>
          <table:table-cell table:style-name="ce15" office:value-type="string" calcext:value-type="string">
            <text:p>2012-02-29</text:p>
          </table:table-cell>
          <table:table-cell office:value-type="float" office:value="0.00000000372455654509289" calcext:value-type="float">
            <text:p>3.72455654509289E-09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47.09" calcext:value-type="float">
            <text:p>47.09</text:p>
          </table:table-cell>
          <table:table-cell office:value-type="float" office:value="47.11" calcext:value-type="float">
            <text:p>47.11</text:p>
          </table:table-cell>
          <table:table-cell office:value-type="float" office:value="0.000424628450106073" calcext:value-type="float">
            <text:p>0.000424628450106</text:p>
          </table:table-cell>
          <table:table-cell office:value-type="float" office:value="0.0731707317073171" calcext:value-type="float">
            <text:p>0.073170731707317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2-02-28</text:p>
          </table:table-cell>
          <table:table-cell office:value-type="float" office:value="47.12" calcext:value-type="float">
            <text:p>47.12</text:p>
          </table:table-cell>
          <table:table-cell office:value-type="float" office:value="1095316368.48" calcext:value-type="float">
            <text:p>1095316368.48</text:p>
          </table:table-cell>
          <table:table-cell office:value-type="float" office:value="0.918042996" calcext:value-type="float">
            <text:p>0.918042996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9025078" calcext:value-type="float">
            <text:p>9025078</text:p>
          </table:table-cell>
          <table:table-cell office:value-type="float" office:value="0.183053323327181" calcext:value-type="float">
            <text:p>0.18305332332718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168158564675816" calcext:value-type="float">
            <text:p>0.01681585646758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440276407158766" calcext:value-type="float">
            <text:p>4.40276407158766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1.05" calcext:value-type="float">
            <text:p>31.05</text:p>
          </table:table-cell>
          <table:table-cell office:value-type="float" office:value="31.1" calcext:value-type="float">
            <text:p>31.1</text:p>
          </table:table-cell>
          <table:table-cell office:value-type="float" office:value="0.001609010458568" calcext:value-type="float">
            <text:p>0.001609010458568</text:p>
          </table:table-cell>
          <table:table-cell office:value-type="float" office:value="0.255274261603376" calcext:value-type="float">
            <text:p>0.25527426160337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842981000" calcext:value-type="float">
            <text:p>842981000</text:p>
          </table:table-cell>
          <table:table-cell office:value-type="float" office:value="4414600000" calcext:value-type="float">
            <text:p>4414600000</text:p>
          </table:table-cell>
          <table:table-cell office:value-type="float" office:value="0.1909529742219" calcext:value-type="float">
            <text:p>0.190952974221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31.05" calcext:value-type="float">
            <text:p>31.05</text:p>
          </table:table-cell>
          <table:table-cell office:value-type="float" office:value="1540801012.05" calcext:value-type="float">
            <text:p>1540801012.05</text:p>
          </table:table-cell>
          <table:table-cell office:value-type="float" office:value="1.806049577" calcext:value-type="float">
            <text:p>1.806049577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9177565" calcext:value-type="float">
            <text:p>9177565</text:p>
          </table:table-cell>
          <table:table-cell office:value-type="float" office:value="0.183042442011209" calcext:value-type="float">
            <text:p>0.1830424420112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7624479081931" calcext:value-type="float">
            <text:p>0.03762447908193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596361936783717" calcext:value-type="float">
            <text:p>5.9636193678371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.27" calcext:value-type="float">
            <text:p>22.27</text:p>
          </table:table-cell>
          <table:table-cell office:value-type="float" office:value="22.29" calcext:value-type="float">
            <text:p>22.29</text:p>
          </table:table-cell>
          <table:table-cell office:value-type="float" office:value="0.000897666068222602" calcext:value-type="float">
            <text:p>0.000897666068223</text:p>
          </table:table-cell>
          <table:table-cell office:value-type="float" office:value="0.440347071583514" calcext:value-type="float">
            <text:p>0.44034707158351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.27" calcext:value-type="float">
            <text:p>22.27</text:p>
          </table:table-cell>
          <table:table-cell office:value-type="float" office:value="1335731194.23" calcext:value-type="float">
            <text:p>1335731194.23</text:p>
          </table:table-cell>
          <table:table-cell office:value-type="float" office:value="0.920814737" calcext:value-type="float">
            <text:p>0.920814737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699333" calcext:value-type="float">
            <text:p>3699333</text:p>
          </table:table-cell>
          <table:table-cell office:value-type="float" office:value="0.183042326026484" calcext:value-type="float">
            <text:p>0.18304232602648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14299556855024" calcext:value-type="float">
            <text:p>0.02142995568550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44130911643827" calcext:value-type="float">
            <text:p>4.4130911643827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62" calcext:value-type="float">
            <text:p>14.62</text:p>
          </table:table-cell>
          <table:table-cell office:value-type="float" office:value="14.63" calcext:value-type="float">
            <text:p>14.63</text:p>
          </table:table-cell>
          <table:table-cell office:value-type="float" office:value="0.000683760683760791" calcext:value-type="float">
            <text:p>0.000683760683761</text:p>
          </table:table-cell>
          <table:table-cell office:value-type="float" office:value="-0.198857142857143" calcext:value-type="float">
            <text:p>-0.1988571428571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11255000" calcext:value-type="float">
            <text:p>111255000</text:p>
          </table:table-cell>
          <table:table-cell office:value-type="float" office:value="348004000" calcext:value-type="float">
            <text:p>348004000</text:p>
          </table:table-cell>
          <table:table-cell office:value-type="float" office:value="0.31969460121148" calcext:value-type="float">
            <text:p>0.319694601211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4.57" calcext:value-type="float">
            <text:p>14.57</text:p>
          </table:table-cell>
          <table:table-cell office:value-type="float" office:value="283474881.62" calcext:value-type="float">
            <text:p>283474881.62</text:p>
          </table:table-cell>
          <table:table-cell office:value-type="float" office:value="1.015290057" calcext:value-type="float">
            <text:p>1.015290057</text:p>
          </table:table-cell>
        </table:table-row>
        <table:table-row table:style-name="ro1">
          <table:table-cell office:value-type="string" calcext:value-type="string">
            <text:p>NSTG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4343595" calcext:value-type="float">
            <text:p>4343595</text:p>
          </table:table-cell>
          <table:table-cell office:value-type="float" office:value="0.183034638236905" calcext:value-type="float">
            <text:p>0.18303463823690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33376096620236" calcext:value-type="float">
            <text:p>0.02333760966202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2500040695505" calcext:value-type="float">
            <text:p>2.500040695505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8" calcext:value-type="float">
            <text:p>16.18</text:p>
          </table:table-cell>
          <table:table-cell office:value-type="float" office:value="0.0012368583797155" calcext:value-type="float">
            <text:p>0.001236858379716</text:p>
          </table:table-cell>
          <table:table-cell office:value-type="float" office:value="-0.240776699029126" calcext:value-type="float">
            <text:p>-0.2407766990291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3025000" calcext:value-type="float">
            <text:p>83025000</text:p>
          </table:table-cell>
          <table:table-cell office:value-type="float" office:value="136762000" calcext:value-type="float">
            <text:p>136762000</text:p>
          </table:table-cell>
          <table:table-cell office:value-type="float" office:value="0.607076527105482" calcext:value-type="float">
            <text:p>0.60707652710548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17" calcext:value-type="float">
            <text:p>16.17</text:p>
          </table:table-cell>
          <table:table-cell office:value-type="float" office:value="481668920.04" calcext:value-type="float">
            <text:p>481668920.04</text:p>
          </table:table-cell>
          <table:table-cell office:value-type="float" office:value="48.380534927" calcext:value-type="float">
            <text:p>48.380534927</text:p>
          </table:table-cell>
        </table:table-row>
        <table:table-row table:style-name="ro1">
          <table:table-cell office:value-type="string" calcext:value-type="string">
            <text:p>SPN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27990366" calcext:value-type="float">
            <text:p>27990366</text:p>
          </table:table-cell>
          <table:table-cell office:value-type="float" office:value="0.183023716267908" calcext:value-type="float">
            <text:p>0.1830237162679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89985499161084" calcext:value-type="float">
            <text:p>0.0489985499161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05603288875611" calcext:value-type="float">
            <text:p>1.05603288875611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.34" calcext:value-type="float">
            <text:p>3.34</text:p>
          </table:table-cell>
          <table:table-cell office:value-type="float" office:value="3.35" calcext:value-type="float">
            <text:p>3.35</text:p>
          </table:table-cell>
          <table:table-cell office:value-type="float" office:value="0.00298953662182369" calcext:value-type="float">
            <text:p>0.002989536621824</text:p>
          </table:table-cell>
          <table:table-cell office:value-type="float" office:value="-0.434060228452752" calcext:value-type="float">
            <text:p>-0.43406022845275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75381000" calcext:value-type="float">
            <text:p>475381000</text:p>
          </table:table-cell>
          <table:table-cell office:value-type="float" office:value="3110225000" calcext:value-type="float">
            <text:p>3110225000</text:p>
          </table:table-cell>
          <table:table-cell office:value-type="float" office:value="0.152844569122813" calcext:value-type="float">
            <text:p>0.15284456912281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.35" calcext:value-type="float">
            <text:p>3.35</text:p>
          </table:table-cell>
          <table:table-cell office:value-type="float" office:value="517675881.9" calcext:value-type="float">
            <text:p>517675881.9</text:p>
          </table:table-cell>
          <table:table-cell office:value-type="float" office:value="0.499679897010891" calcext:value-type="float">
            <text:p>0.499679897010891</text:p>
          </table:table-cell>
        </table:table-row>
        <table:table-row table:style-name="ro1">
          <table:table-cell office:value-type="string" calcext:value-type="string">
            <text:p>AKS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42085139" calcext:value-type="float">
            <text:p>42085139</text:p>
          </table:table-cell>
          <table:table-cell office:value-type="float" office:value="0.182978865217391" calcext:value-type="float">
            <text:p>0.18297886521739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78549297429245" calcext:value-type="float">
            <text:p>0.02785492974292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14511684129129" calcext:value-type="float">
            <text:p>1.4511684129129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.87" calcext:value-type="float">
            <text:p>4.87</text:p>
          </table:table-cell>
          <table:table-cell office:value-type="float" office:value="4.88" calcext:value-type="float">
            <text:p>4.88</text:p>
          </table:table-cell>
          <table:table-cell office:value-type="float" office:value="0.00205128205128201" calcext:value-type="float">
            <text:p>0.002051282051282</text:p>
          </table:table-cell>
          <table:table-cell office:value-type="float" office:value="-0.497261774370208" calcext:value-type="float">
            <text:p>-0.49726177437020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744200000" calcext:value-type="float">
            <text:p>744200000</text:p>
          </table:table-cell>
          <table:table-cell office:value-type="float" office:value="4036000000" calcext:value-type="float">
            <text:p>4036000000</text:p>
          </table:table-cell>
          <table:table-cell office:value-type="float" office:value="0.184390485629336" calcext:value-type="float">
            <text:p>0.18439048562933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.87" calcext:value-type="float">
            <text:p>4.87</text:p>
          </table:table-cell>
          <table:table-cell office:value-type="float" office:value="1533457929.75" calcext:value-type="float">
            <text:p>1533457929.75</text:p>
          </table:table-cell>
          <table:table-cell office:value-type="float" office:value="-8.67747707" calcext:value-type="float">
            <text:p>-8.67747707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183364" calcext:value-type="float">
            <text:p>6183364</text:p>
          </table:table-cell>
          <table:table-cell office:value-type="float" office:value="0.18293976331361" calcext:value-type="float">
            <text:p>0.1829397633136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2505874756356" calcext:value-type="float">
            <text:p>0.0425058747563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354792395026479" calcext:value-type="float">
            <text:p>3.54792395026479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.42" calcext:value-type="float">
            <text:p>9.42</text:p>
          </table:table-cell>
          <table:table-cell office:value-type="float" office:value="9.43" calcext:value-type="float">
            <text:p>9.43</text:p>
          </table:table-cell>
          <table:table-cell office:value-type="float" office:value="0.00106100795755966" calcext:value-type="float">
            <text:p>0.00106100795756</text:p>
          </table:table-cell>
          <table:table-cell office:value-type="float" office:value="-0.316440049443758" calcext:value-type="float">
            <text:p>-0.3164400494437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9.43" calcext:value-type="float">
            <text:p>9.43</text:p>
          </table:table-cell>
          <table:table-cell office:value-type="float" office:value="311642281.659999" calcext:value-type="float">
            <text:p>311642281.659999</text:p>
          </table:table-cell>
          <table:table-cell office:value-type="float" office:value="1.410145986" calcext:value-type="float">
            <text:p>1.410145986</text:p>
          </table:table-cell>
        </table:table-row>
        <table:table-row table:style-name="ro1">
          <table:table-cell office:value-type="string" calcext:value-type="string">
            <text:p>CUB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4981041" calcext:value-type="float">
            <text:p>4981041</text:p>
          </table:table-cell>
          <table:table-cell office:value-type="float" office:value="0.182931470123765" calcext:value-type="float">
            <text:p>0.18293147012376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68782079974294" calcext:value-type="float">
            <text:p>0.036878207997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22875608728346" calcext:value-type="float">
            <text:p>6.2287560872834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1.13" calcext:value-type="float">
            <text:p>61.13</text:p>
          </table:table-cell>
          <table:table-cell office:value-type="float" office:value="61.16" calcext:value-type="float">
            <text:p>61.16</text:p>
          </table:table-cell>
          <table:table-cell office:value-type="float" office:value="0.000490637010385052" calcext:value-type="float">
            <text:p>0.000490637010385</text:p>
          </table:table-cell>
          <table:table-cell office:value-type="float" office:value="0.0590799031476997" calcext:value-type="float">
            <text:p>0.059079903147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67506000" calcext:value-type="float">
            <text:p>367506000</text:p>
          </table:table-cell>
          <table:table-cell office:value-type="float" office:value="1304883000" calcext:value-type="float">
            <text:p>1304883000</text:p>
          </table:table-cell>
          <table:table-cell office:value-type="float" office:value="0.281639043500452" calcext:value-type="float">
            <text:p>0.28163904350045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61.19" calcext:value-type="float">
            <text:p>61.19</text:p>
          </table:table-cell>
          <table:table-cell office:value-type="float" office:value="1869687128.84" calcext:value-type="float">
            <text:p>1869687128.84</text:p>
          </table:table-cell>
          <table:table-cell office:value-type="float" office:value="2.3820646" calcext:value-type="float">
            <text:p>2.3820646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14217525" calcext:value-type="float">
            <text:p>14217525</text:p>
          </table:table-cell>
          <table:table-cell office:value-type="float" office:value="0.182894990737882" calcext:value-type="float">
            <text:p>0.18289499073788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419929125634126" calcext:value-type="float">
            <text:p>0.04199291256341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654536043371066" calcext:value-type="float">
            <text:p>6.54536043371066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8.29" calcext:value-type="float">
            <text:p>8.29</text:p>
          </table:table-cell>
          <table:table-cell office:value-type="float" office:value="8.3" calcext:value-type="float">
            <text:p>8.3</text:p>
          </table:table-cell>
          <table:table-cell office:value-type="float" office:value="0.00120554550934317" calcext:value-type="float">
            <text:p>0.001205545509343</text:p>
          </table:table-cell>
          <table:table-cell office:value-type="float" office:value="-0.736879432624114" calcext:value-type="float">
            <text:p>-0.736879432624114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8.3" calcext:value-type="float">
            <text:p>8.3</text:p>
          </table:table-cell>
          <table:table-cell office:value-type="float" office:value="650786400" calcext:value-type="float">
            <text:p>650786400</text:p>
          </table:table-cell>
          <table:table-cell office:value-type="float" office:value="0.286306201" calcext:value-type="float">
            <text:p>0.286306201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3241571" calcext:value-type="float">
            <text:p>3241571</text:p>
          </table:table-cell>
          <table:table-cell office:value-type="float" office:value="0.182876242067215" calcext:value-type="float">
            <text:p>0.18287624206721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86484791203973" calcext:value-type="float">
            <text:p>0.01864847912039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501158436126842" calcext:value-type="float">
            <text:p>5.01158436126842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9.33" calcext:value-type="float">
            <text:p>59.33</text:p>
          </table:table-cell>
          <table:table-cell office:value-type="float" office:value="59.41" calcext:value-type="float">
            <text:p>59.41</text:p>
          </table:table-cell>
          <table:table-cell office:value-type="float" office:value="0.00134748189321203" calcext:value-type="float">
            <text:p>0.001347481893212</text:p>
          </table:table-cell>
          <table:table-cell office:value-type="float" office:value="0.393541876892028" calcext:value-type="float">
            <text:p>0.3935418768920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9.39" calcext:value-type="float">
            <text:p>59.39</text:p>
          </table:table-cell>
          <table:table-cell office:value-type="float" office:value="1036831807.8" calcext:value-type="float">
            <text:p>1036831807.8</text:p>
          </table:table-cell>
          <table:table-cell office:value-type="float" office:value="4.156788081" calcext:value-type="float">
            <text:p>4.156788081</text:p>
          </table:table-cell>
        </table:table-row>
        <table:table-row table:style-name="ro1">
          <table:table-cell office:value-type="string" calcext:value-type="string">
            <text:p>LGND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845634" calcext:value-type="float">
            <text:p>3845634</text:p>
          </table:table-cell>
          <table:table-cell office:value-type="float" office:value="0.182846804868771" calcext:value-type="float">
            <text:p>0.1828468048687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50021027370461" calcext:value-type="float">
            <text:p>0.02500210273704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063117959118232" calcext:value-type="float">
            <text:p>6.3117959118232E-10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59.47" calcext:value-type="float">
            <text:p>259.47</text:p>
          </table:table-cell>
          <table:table-cell office:value-type="float" office:value="259.51" calcext:value-type="float">
            <text:p>259.51</text:p>
          </table:table-cell>
          <table:table-cell office:value-type="float" office:value="0.000154148522100904" calcext:value-type="float">
            <text:p>0.000154148522101</text:p>
          </table:table-cell>
          <table:table-cell office:value-type="float" office:value="0.69418794133623" calcext:value-type="float">
            <text:p>0.6941879413362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5736000" calcext:value-type="float">
            <text:p>135736000</text:p>
          </table:table-cell>
          <table:table-cell office:value-type="float" office:value="671021000" calcext:value-type="float">
            <text:p>671021000</text:p>
          </table:table-cell>
          <table:table-cell office:value-type="float" office:value="0.202282789957393" calcext:value-type="float">
            <text:p>0.20228278995739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59.69" calcext:value-type="float">
            <text:p>259.69</text:p>
          </table:table-cell>
          <table:table-cell office:value-type="float" office:value="5480456469.29" calcext:value-type="float">
            <text:p>5480456469.29</text:p>
          </table:table-cell>
          <table:table-cell office:value-type="float" office:value="8.838479827" calcext:value-type="float">
            <text:p>8.838479827</text:p>
          </table:table-cell>
        </table:table-row>
        <table:table-row table:style-name="ro1">
          <table:table-cell office:value-type="string" calcext:value-type="string">
            <text:p>RPT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4505859" calcext:value-type="float">
            <text:p>14505859</text:p>
          </table:table-cell>
          <table:table-cell office:value-type="float" office:value="0.1828223810244" calcext:value-type="float">
            <text:p>0.182822381024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22342556233886" calcext:value-type="float">
            <text:p>0.01223425562338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37859175839078" calcext:value-type="float">
            <text:p>3.7859175839078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97" calcext:value-type="float">
            <text:p>13.97</text:p>
          </table:table-cell>
          <table:table-cell office:value-type="float" office:value="13.98" calcext:value-type="float">
            <text:p>13.98</text:p>
          </table:table-cell>
          <table:table-cell office:value-type="float" office:value="0.000715563506261165" calcext:value-type="float">
            <text:p>0.000715563506261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90297000" calcext:value-type="float">
            <text:p>190297000</text:p>
          </table:table-cell>
          <table:table-cell office:value-type="float" office:value="2030394000" calcext:value-type="float">
            <text:p>2030394000</text:p>
          </table:table-cell>
          <table:table-cell office:value-type="float" office:value="0.0937241737317979" calcext:value-type="float">
            <text:p>0.09372417373179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96" calcext:value-type="float">
            <text:p>13.96</text:p>
          </table:table-cell>
          <table:table-cell office:value-type="float" office:value="1118951040.56" calcext:value-type="float">
            <text:p>1118951040.56</text:p>
          </table:table-cell>
          <table:table-cell office:value-type="float" office:value="1.313584273" calcext:value-type="float">
            <text:p>1.313584273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3055025" calcext:value-type="float">
            <text:p>3055025</text:p>
          </table:table-cell>
          <table:table-cell office:value-type="float" office:value="0.182809413620417" calcext:value-type="float">
            <text:p>0.18280941362041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63538790692807" calcext:value-type="float">
            <text:p>0.03635387906928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107852730527593" calcext:value-type="float">
            <text:p>1.07852730527593E-0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9.35" calcext:value-type="float">
            <text:p>59.35</text:p>
          </table:table-cell>
          <table:table-cell office:value-type="float" office:value="59.4" calcext:value-type="float">
            <text:p>59.4</text:p>
          </table:table-cell>
          <table:table-cell office:value-type="float" office:value="0.000842105263157847" calcext:value-type="float">
            <text:p>0.000842105263158</text:p>
          </table:table-cell>
          <table:table-cell office:value-type="float" office:value="0.56231884057971" calcext:value-type="float">
            <text:p>0.5623188405797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04637000" calcext:value-type="float">
            <text:p>204637000</text:p>
          </table:table-cell>
          <table:table-cell office:value-type="float" office:value="458578000" calcext:value-type="float">
            <text:p>458578000</text:p>
          </table:table-cell>
          <table:table-cell office:value-type="float" office:value="0.446242514904771" calcext:value-type="float">
            <text:p>0.446242514904771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59.35" calcext:value-type="float">
            <text:p>59.35</text:p>
          </table:table-cell>
          <table:table-cell office:value-type="float" office:value="996938628.3" calcext:value-type="float">
            <text:p>996938628.3</text:p>
          </table:table-cell>
          <table:table-cell office:value-type="float" office:value="2.831556663" calcext:value-type="float">
            <text:p>2.831556663</text:p>
          </table:table-cell>
        </table:table-row>
        <table:table-row table:style-name="ro1">
          <table:table-cell table:style-name="ce11" office:value-type="string" calcext:value-type="string">
            <text:p>ACRE.N</text:p>
          </table:table-cell>
          <table:table-cell table:style-name="ce15" office:value-type="string" calcext:value-type="string">
            <text:p>2013-12-01</text:p>
          </table:table-cell>
          <table:table-cell office:value-type="float" office:value="1193963" calcext:value-type="float">
            <text:p>1193963</text:p>
          </table:table-cell>
          <table:table-cell office:value-type="float" office:value="0.182766876227477" calcext:value-type="float">
            <text:p>0.182766876227477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1024823052152" calcext:value-type="float">
            <text:p>0.01024823052152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0.0000000153968169251343" calcext:value-type="float">
            <text:p>1.53968169251343E-08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13.09" calcext:value-type="float">
            <text:p>13.09</text:p>
          </table:table-cell>
          <table:table-cell office:value-type="float" office:value="13.1" calcext:value-type="float">
            <text:p>13.1</text:p>
          </table:table-cell>
          <table:table-cell office:value-type="float" office:value="0.000763650248186314" calcext:value-type="float">
            <text:p>0.000763650248186</text:p>
          </table:table-cell>
          <table:table-cell office:value-type="float" office:value="-0.200974421437272" calcext:value-type="float">
            <text:p>-0.200974421437272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0.0130330867660671" calcext:value-type="float">
            <text:p>0.013033086766067</text:p>
          </table:table-cell>
          <table:table-cell table:style-name="ce15" office:value-type="string" calcext:value-type="string">
            <text:p>2013-12-31</text:p>
          </table:table-cell>
          <table:table-cell office:value-type="float" office:value="13.1" calcext:value-type="float">
            <text:p>13.1</text:p>
          </table:table-cell>
          <table:table-cell office:value-type="float" office:value="373441398.7" calcext:value-type="float">
            <text:p>373441398.7</text:p>
          </table:table-cell>
          <table:table-cell office:value-type="float" office:value="0.908428553" calcext:value-type="float">
            <text:p>0.908428553</text:p>
          </table:table-cell>
        </table:table-row>
        <table:table-row table:style-name="ro1">
          <table:table-cell office:value-type="string" calcext:value-type="string">
            <text:p>PBI.N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36913351" calcext:value-type="float">
            <text:p>36913351</text:p>
          </table:table-cell>
          <table:table-cell office:value-type="float" office:value="0.182761075573335" calcext:value-type="float">
            <text:p>0.182761075573335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206073277670015" calcext:value-type="float">
            <text:p>0.020607327767002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00156816243378543" calcext:value-type="float">
            <text:p>1.56816243378543E-09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65" calcext:value-type="float">
            <text:p>10.65</text:p>
          </table:table-cell>
          <table:table-cell office:value-type="float" office:value="0.000939408172851084" calcext:value-type="float">
            <text:p>0.000939408172851</text:p>
          </table:table-cell>
          <table:table-cell office:value-type="float" office:value="-0.396440129449838" calcext:value-type="float">
            <text:p>-0.396440129449838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2416358000" calcext:value-type="float">
            <text:p>2416358000</text:p>
          </table:table-cell>
          <table:table-cell office:value-type="float" office:value="8147104000" calcext:value-type="float">
            <text:p>8147104000</text:p>
          </table:table-cell>
          <table:table-cell office:value-type="float" office:value="0.296591034065602" calcext:value-type="float">
            <text:p>0.296591034065602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10.64" calcext:value-type="float">
            <text:p>10.64</text:p>
          </table:table-cell>
          <table:table-cell office:value-type="float" office:value="2135997790.08" calcext:value-type="float">
            <text:p>2135997790.08</text:p>
          </table:table-cell>
          <table:table-cell office:value-type="float" office:value="17.128639657" calcext:value-type="float">
            <text:p>17.128639657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196954" calcext:value-type="float">
            <text:p>8196954</text:p>
          </table:table-cell>
          <table:table-cell office:value-type="float" office:value="0.182742313833428" calcext:value-type="float">
            <text:p>0.18274231383342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79748937783875" calcext:value-type="float">
            <text:p>0.01797489377838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44004400996763" calcext:value-type="float">
            <text:p>2.4400440099676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1.99" calcext:value-type="float">
            <text:p>51.99</text:p>
          </table:table-cell>
          <table:table-cell office:value-type="float" office:value="52" calcext:value-type="float">
            <text:p>52</text:p>
          </table:table-cell>
          <table:table-cell office:value-type="float" office:value="0.000192326185210078" calcext:value-type="float">
            <text:p>0.00019232618521</text:p>
          </table:table-cell>
          <table:table-cell office:value-type="float" office:value="0.0352504638218924" calcext:value-type="float">
            <text:p>0.03525046382189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1.98" calcext:value-type="float">
            <text:p>51.98</text:p>
          </table:table-cell>
          <table:table-cell office:value-type="float" office:value="2415607854.58" calcext:value-type="float">
            <text:p>2415607854.58</text:p>
          </table:table-cell>
          <table:table-cell office:value-type="float" office:value="-21.059322735" calcext:value-type="float">
            <text:p>-21.059322735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37675117" calcext:value-type="float">
            <text:p>37675117</text:p>
          </table:table-cell>
          <table:table-cell office:value-type="float" office:value="0.18274032120774" calcext:value-type="float">
            <text:p>0.182740321207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91633707656772" calcext:value-type="float">
            <text:p>0.02916337076567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818421289190425" calcext:value-type="float">
            <text:p>8.1842128919042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09" calcext:value-type="float">
            <text:p>7.09</text:p>
          </table:table-cell>
          <table:table-cell office:value-type="float" office:value="7.1" calcext:value-type="float">
            <text:p>7.1</text:p>
          </table:table-cell>
          <table:table-cell office:value-type="float" office:value="0.00140944326990836" calcext:value-type="float">
            <text:p>0.001409443269908</text:p>
          </table:table-cell>
          <table:table-cell office:value-type="float" office:value="-0.0681341719077567" calcext:value-type="float">
            <text:p>-0.06813417190775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06754000" calcext:value-type="float">
            <text:p>306754000</text:p>
          </table:table-cell>
          <table:table-cell office:value-type="float" office:value="2079564000" calcext:value-type="float">
            <text:p>2079564000</text:p>
          </table:table-cell>
          <table:table-cell office:value-type="float" office:value="0.147508804730222" calcext:value-type="float">
            <text:p>0.1475088047302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.08" calcext:value-type="float">
            <text:p>7.08</text:p>
          </table:table-cell>
          <table:table-cell office:value-type="float" office:value="1717613869.32" calcext:value-type="float">
            <text:p>1717613869.32</text:p>
          </table:table-cell>
          <table:table-cell office:value-type="float" office:value="1.197156626" calcext:value-type="float">
            <text:p>1.197156626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2478447" calcext:value-type="float">
            <text:p>12478447</text:p>
          </table:table-cell>
          <table:table-cell office:value-type="float" office:value="0.182700541727672" calcext:value-type="float">
            <text:p>0.18270054172767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02872399499278" calcext:value-type="float">
            <text:p>0.03028723994992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02465395391245" calcext:value-type="float">
            <text:p>1.0246539539124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3.75" calcext:value-type="float">
            <text:p>43.75</text:p>
          </table:table-cell>
          <table:table-cell office:value-type="float" office:value="43.76" calcext:value-type="float">
            <text:p>43.76</text:p>
          </table:table-cell>
          <table:table-cell office:value-type="float" office:value="0.000228545309107485" calcext:value-type="float">
            <text:p>0.000228545309107</text:p>
          </table:table-cell>
          <table:table-cell office:value-type="float" office:value="0.53976102183766" calcext:value-type="float">
            <text:p>0.5397610218376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00200000" calcext:value-type="float">
            <text:p>600200000</text:p>
          </table:table-cell>
          <table:table-cell office:value-type="float" office:value="1208900000" calcext:value-type="float">
            <text:p>1208900000</text:p>
          </table:table-cell>
          <table:table-cell office:value-type="float" office:value="0.496484407312433" calcext:value-type="float">
            <text:p>0.49648440731243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43.75" calcext:value-type="float">
            <text:p>43.75</text:p>
          </table:table-cell>
          <table:table-cell office:value-type="float" office:value="3058423287.5" calcext:value-type="float">
            <text:p>3058423287.5</text:p>
          </table:table-cell>
          <table:table-cell office:value-type="float" office:value="3.224849731" calcext:value-type="float">
            <text:p>3.224849731</text:p>
          </table:table-cell>
        </table:table-row>
        <table:table-row table:style-name="ro1">
          <table:table-cell office:value-type="string" calcext:value-type="string">
            <text:p>OIS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9159645" calcext:value-type="float">
            <text:p>9159645</text:p>
          </table:table-cell>
          <table:table-cell office:value-type="float" office:value="0.182685035601029" calcext:value-type="float">
            <text:p>0.18268503560102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62239703095892" calcext:value-type="float">
            <text:p>0.01622397030958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09142161718089" calcext:value-type="float">
            <text:p>4.09142161718089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4.9" calcext:value-type="float">
            <text:p>34.9</text:p>
          </table:table-cell>
          <table:table-cell office:value-type="float" office:value="34.95" calcext:value-type="float">
            <text:p>34.95</text:p>
          </table:table-cell>
          <table:table-cell office:value-type="float" office:value="0.00143163922691494" calcext:value-type="float">
            <text:p>0.001431639226915</text:p>
          </table:table-cell>
          <table:table-cell office:value-type="float" office:value="0.291750503018109" calcext:value-type="float">
            <text:p>0.2917505030181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9872000" calcext:value-type="float">
            <text:p>149872000</text:p>
          </table:table-cell>
          <table:table-cell office:value-type="float" office:value="1301511000" calcext:value-type="float">
            <text:p>1301511000</text:p>
          </table:table-cell>
          <table:table-cell office:value-type="float" office:value="0.115152311428793" calcext:value-type="float">
            <text:p>0.11515231142879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34.9" calcext:value-type="float">
            <text:p>34.9</text:p>
          </table:table-cell>
          <table:table-cell office:value-type="float" office:value="2093485713.6" calcext:value-type="float">
            <text:p>2093485713.6</text:p>
          </table:table-cell>
          <table:table-cell office:value-type="float" office:value="1.437151614" calcext:value-type="float">
            <text:p>1.437151614</text:p>
          </table:table-cell>
        </table:table-row>
        <table:table-row table:style-name="ro1">
          <table:table-cell office:value-type="string" calcext:value-type="string">
            <text:p>BEAT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550849" calcext:value-type="float">
            <text:p>5550849</text:p>
          </table:table-cell>
          <table:table-cell office:value-type="float" office:value="0.182677845060225" calcext:value-type="float">
            <text:p>0.18267784506022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434597031846495" calcext:value-type="float">
            <text:p>0.043459703184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29878677100197" calcext:value-type="float">
            <text:p>2.2987867710019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71" calcext:value-type="float">
            <text:p>59.71</text:p>
          </table:table-cell>
          <table:table-cell office:value-type="float" office:value="59.72" calcext:value-type="float">
            <text:p>59.72</text:p>
          </table:table-cell>
          <table:table-cell office:value-type="float" office:value="0.000167462111697195" calcext:value-type="float">
            <text:p>0.000167462111697</text:p>
          </table:table-cell>
          <table:table-cell office:value-type="float" office:value="1.37257525083612" calcext:value-type="float">
            <text:p>1.3725752508361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72370000" calcext:value-type="float">
            <text:p>172370000</text:p>
          </table:table-cell>
          <table:table-cell office:value-type="float" office:value="524562000" calcext:value-type="float">
            <text:p>524562000</text:p>
          </table:table-cell>
          <table:table-cell office:value-type="float" office:value="0.328597954102661" calcext:value-type="float">
            <text:p>0.32859795410266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72" calcext:value-type="float">
            <text:p>59.72</text:p>
          </table:table-cell>
          <table:table-cell office:value-type="float" office:value="1988842977.12" calcext:value-type="float">
            <text:p>1988842977.12</text:p>
          </table:table-cell>
          <table:table-cell office:value-type="float" office:value="6.71175481177297" calcext:value-type="float">
            <text:p>6.71175481177297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237597" calcext:value-type="float">
            <text:p>3237597</text:p>
          </table:table-cell>
          <table:table-cell office:value-type="float" office:value="0.18265204516208" calcext:value-type="float">
            <text:p>0.1826520451620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07547488041125" calcext:value-type="float">
            <text:p>0.01075474880411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80155029021505" calcext:value-type="float">
            <text:p>2.8015502902150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.85" calcext:value-type="float">
            <text:p>66.85</text:p>
          </table:table-cell>
          <table:table-cell office:value-type="float" office:value="66.87" calcext:value-type="float">
            <text:p>66.87</text:p>
          </table:table-cell>
          <table:table-cell office:value-type="float" office:value="0.00029913251570461" calcext:value-type="float">
            <text:p>0.000299132515705</text:p>
          </table:table-cell>
          <table:table-cell office:value-type="float" office:value="0.265957446808511" calcext:value-type="float">
            <text:p>0.26595744680851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.85" calcext:value-type="float">
            <text:p>66.85</text:p>
          </table:table-cell>
          <table:table-cell office:value-type="float" office:value="1205476281" calcext:value-type="float">
            <text:p>1205476281</text:p>
          </table:table-cell>
          <table:table-cell office:value-type="float" office:value="4.832904815" calcext:value-type="float">
            <text:p>4.832904815</text:p>
          </table:table-cell>
        </table:table-row>
        <table:table-row table:style-name="ro1">
          <table:table-cell office:value-type="string" calcext:value-type="string">
            <text:p>TGI.N</text:p>
          </table:table-cell>
          <table:table-cell table:style-name="ce15" office:value-type="string" calcext:value-type="string">
            <text:p>2018-02-01</text:p>
          </table:table-cell>
          <table:table-cell office:value-type="float" office:value="9002629" calcext:value-type="float">
            <text:p>9002629</text:p>
          </table:table-cell>
          <table:table-cell office:value-type="float" office:value="0.182597996065148" calcext:value-type="float">
            <text:p>0.182597996065148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350372165382087" calcext:value-type="float">
            <text:p>0.0350372165382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0.00000000773511264949467" calcext:value-type="float">
            <text:p>7.73511264949467E-0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7.9" calcext:value-type="float">
            <text:p>27.9</text:p>
          </table:table-cell>
          <table:table-cell office:value-type="float" office:value="27.95" calcext:value-type="float">
            <text:p>27.95</text:p>
          </table:table-cell>
          <table:table-cell office:value-type="float" office:value="0.00179051029543422" calcext:value-type="float">
            <text:p>0.001790510295434</text:p>
          </table:table-cell>
          <table:table-cell office:value-type="float" office:value="0.0485611510791366" calcext:value-type="float">
            <text:p>0.048561151079137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842981000" calcext:value-type="float">
            <text:p>842981000</text:p>
          </table:table-cell>
          <table:table-cell office:value-type="float" office:value="4414600000" calcext:value-type="float">
            <text:p>4414600000</text:p>
          </table:table-cell>
          <table:table-cell office:value-type="float" office:value="0.1909529742219" calcext:value-type="float">
            <text:p>0.1909529742219</text:p>
          </table:table-cell>
          <table:table-cell table:style-name="ce15" office:value-type="string" calcext:value-type="string">
            <text:p>2018-02-28</text:p>
          </table:table-cell>
          <table:table-cell office:value-type="float" office:value="27.95" calcext:value-type="float">
            <text:p>27.95</text:p>
          </table:table-cell>
          <table:table-cell office:value-type="float" office:value="1388333545.95" calcext:value-type="float">
            <text:p>1388333545.95</text:p>
          </table:table-cell>
          <table:table-cell office:value-type="float" office:value="1.854430451" calcext:value-type="float">
            <text:p>1.854430451</text:p>
          </table:table-cell>
        </table:table-row>
        <table:table-row table:style-name="ro1">
          <table:table-cell office:value-type="string" calcext:value-type="string">
            <text:p>CUTR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533154" calcext:value-type="float">
            <text:p>2533154</text:p>
          </table:table-cell>
          <table:table-cell office:value-type="float" office:value="0.182595977798602" calcext:value-type="float">
            <text:p>0.18259597779860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03198413248424" calcext:value-type="float">
            <text:p>0.0203198413248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03348346926804" calcext:value-type="float">
            <text:p>1.03348346926804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.7" calcext:value-type="float">
            <text:p>30.7</text:p>
          </table:table-cell>
          <table:table-cell office:value-type="float" office:value="30.71" calcext:value-type="float">
            <text:p>30.71</text:p>
          </table:table-cell>
          <table:table-cell office:value-type="float" office:value="0.000325679856700914" calcext:value-type="float">
            <text:p>0.000325679856701</text:p>
          </table:table-cell>
          <table:table-cell office:value-type="float" office:value="-0.177750906892382" calcext:value-type="float">
            <text:p>-0.17775090689238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6110000" calcext:value-type="float">
            <text:p>86110000</text:p>
          </table:table-cell>
          <table:table-cell office:value-type="float" office:value="111238000" calcext:value-type="float">
            <text:p>111238000</text:p>
          </table:table-cell>
          <table:table-cell office:value-type="float" office:value="0.77410597098114" calcext:value-type="float">
            <text:p>0.7741059709811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.7" calcext:value-type="float">
            <text:p>30.7</text:p>
          </table:table-cell>
          <table:table-cell office:value-type="float" office:value="450387839.999999" calcext:value-type="float">
            <text:p>450387839.999999</text:p>
          </table:table-cell>
          <table:table-cell office:value-type="float" office:value="6.486282145" calcext:value-type="float">
            <text:p>6.486282145</text:p>
          </table:table-cell>
        </table:table-row>
        <table:table-row table:style-name="ro1">
          <table:table-cell office:value-type="string" calcext:value-type="string">
            <text:p>MPLX.N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17711755" calcext:value-type="float">
            <text:p>17711755</text:p>
          </table:table-cell>
          <table:table-cell office:value-type="float" office:value="0.182595412371134" calcext:value-type="float">
            <text:p>0.182595412371134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202185760544445" calcext:value-type="float">
            <text:p>0.020218576054445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0150991246773627" calcext:value-type="float">
            <text:p>1.50991246773627E-09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4.01" calcext:value-type="float">
            <text:p>34.01</text:p>
          </table:table-cell>
          <table:table-cell office:value-type="float" office:value="34.02" calcext:value-type="float">
            <text:p>34.02</text:p>
          </table:table-cell>
          <table:table-cell office:value-type="float" office:value="0.000293987946494344" calcext:value-type="float">
            <text:p>0.000293987946494</text:p>
          </table:table-cell>
          <table:table-cell office:value-type="float" office:value="-0.127094612013406" calcext:value-type="float">
            <text:p>-0.127094612013406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16104000000" calcext:value-type="float">
            <text:p>16104000000</text:p>
          </table:table-cell>
          <table:table-cell office:value-type="float" office:value="0.0403626428216592" calcext:value-type="float">
            <text:p>0.040362642821659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4.02" calcext:value-type="float">
            <text:p>34.02</text:p>
          </table:table-cell>
          <table:table-cell office:value-type="float" office:value="12236088863.88" calcext:value-type="float">
            <text:p>12236088863.88</text:p>
          </table:table-cell>
          <table:table-cell office:value-type="float" office:value="1.219367731" calcext:value-type="float">
            <text:p>1.219367731</text:p>
          </table:table-cell>
        </table:table-row>
        <table:table-row table:style-name="ro1">
          <table:table-cell office:value-type="string" calcext:value-type="string">
            <text:p>NKTR.OQ</text:p>
          </table:table-cell>
          <table:table-cell table:style-name="ce15" office:value-type="string" calcext:value-type="string">
            <text:p>2015-11-01</text:p>
          </table:table-cell>
          <table:table-cell office:value-type="float" office:value="23161051" calcext:value-type="float">
            <text:p>23161051</text:p>
          </table:table-cell>
          <table:table-cell office:value-type="float" office:value="0.182553033348309" calcext:value-type="float">
            <text:p>0.18255303334830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395762931889542" calcext:value-type="float">
            <text:p>0.039576293188954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0.000000004753199007928" calcext:value-type="float">
            <text:p>4.753199007928E-09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5.65" calcext:value-type="float">
            <text:p>15.65</text:p>
          </table:table-cell>
          <table:table-cell office:value-type="float" office:value="15.66" calcext:value-type="float">
            <text:p>15.66</text:p>
          </table:table-cell>
          <table:table-cell office:value-type="float" office:value="0.000638773554774819" calcext:value-type="float">
            <text:p>0.000638773554775</text:p>
          </table:table-cell>
          <table:table-cell office:value-type="float" office:value="-0.287942411517697" calcext:value-type="float">
            <text:p>-0.287942411517697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72174000" calcext:value-type="float">
            <text:p>172174000</text:p>
          </table:table-cell>
          <table:table-cell office:value-type="float" office:value="441621000" calcext:value-type="float">
            <text:p>441621000</text:p>
          </table:table-cell>
          <table:table-cell office:value-type="float" office:value="0.389868235432645" calcext:value-type="float">
            <text:p>0.389868235432645</text:p>
          </table:table-cell>
          <table:table-cell table:style-name="ce15" office:value-type="string" calcext:value-type="string">
            <text:p>2015-11-30</text:p>
          </table:table-cell>
          <table:table-cell office:value-type="float" office:value="15.66" calcext:value-type="float">
            <text:p>15.66</text:p>
          </table:table-cell>
          <table:table-cell office:value-type="float" office:value="2089848485.52" calcext:value-type="float">
            <text:p>2089848485.52</text:p>
          </table:table-cell>
          <table:table-cell office:value-type="float" office:value="53.419153976" calcext:value-type="float">
            <text:p>53.419153976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623798" calcext:value-type="float">
            <text:p>9623798</text:p>
          </table:table-cell>
          <table:table-cell office:value-type="float" office:value="0.182524712665478" calcext:value-type="float">
            <text:p>0.18252471266547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06577397509432" calcext:value-type="float">
            <text:p>0.03065773975094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19962452126088" calcext:value-type="float">
            <text:p>1.19962452126088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8.24" calcext:value-type="float">
            <text:p>68.24</text:p>
          </table:table-cell>
          <table:table-cell office:value-type="float" office:value="68.25" calcext:value-type="float">
            <text:p>68.25</text:p>
          </table:table-cell>
          <table:table-cell office:value-type="float" office:value="0.000146530881383326" calcext:value-type="float">
            <text:p>0.000146530881383</text:p>
          </table:table-cell>
          <table:table-cell office:value-type="float" office:value="2.1289728235836" calcext:value-type="float">
            <text:p>2.128972823583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8.26" calcext:value-type="float">
            <text:p>68.26</text:p>
          </table:table-cell>
          <table:table-cell office:value-type="float" office:value="3980902380.7" calcext:value-type="float">
            <text:p>3980902380.7</text:p>
          </table:table-cell>
          <table:table-cell office:value-type="float" office:value="8.864697997" calcext:value-type="float">
            <text:p>8.864697997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8259856" calcext:value-type="float">
            <text:p>8259856</text:p>
          </table:table-cell>
          <table:table-cell office:value-type="float" office:value="0.182501955412183" calcext:value-type="float">
            <text:p>0.18250195541218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940250827270589" calcext:value-type="float">
            <text:p>0.09402508272705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512264335962988" calcext:value-type="float">
            <text:p>5.12264335962988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25" calcext:value-type="float">
            <text:p>20.25</text:p>
          </table:table-cell>
          <table:table-cell office:value-type="float" office:value="20.3" calcext:value-type="float">
            <text:p>20.3</text:p>
          </table:table-cell>
          <table:table-cell office:value-type="float" office:value="0.00246609124537611" calcext:value-type="float">
            <text:p>0.002466091245376</text:p>
          </table:table-cell>
          <table:table-cell office:value-type="float" office:value="0.277644230769231" calcext:value-type="float">
            <text:p>0.277644230769231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411492000" calcext:value-type="float">
            <text:p>411492000</text:p>
          </table:table-cell>
          <table:table-cell office:value-type="float" office:value="1342335000" calcext:value-type="float">
            <text:p>1342335000</text:p>
          </table:table-cell>
          <table:table-cell office:value-type="float" office:value="0.306549408307166" calcext:value-type="float">
            <text:p>0.30654940830716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0.3" calcext:value-type="float">
            <text:p>20.3</text:p>
          </table:table-cell>
          <table:table-cell office:value-type="float" office:value="948967469.8" calcext:value-type="float">
            <text:p>948967469.8</text:p>
          </table:table-cell>
          <table:table-cell office:value-type="float" office:value="1.39428212" calcext:value-type="float">
            <text:p>1.39428212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6-03-01</text:p>
          </table:table-cell>
          <table:table-cell office:value-type="float" office:value="68242180" calcext:value-type="float">
            <text:p>68242180</text:p>
          </table:table-cell>
          <table:table-cell office:value-type="float" office:value="0.182488166993801" calcext:value-type="float">
            <text:p>0.182488166993801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420130175542642" calcext:value-type="float">
            <text:p>0.042013017554264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0000000611824535641429" calcext:value-type="float">
            <text:p>6.11824535641429E-09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2.78" calcext:value-type="float">
            <text:p>2.78</text:p>
          </table:table-cell>
          <table:table-cell office:value-type="float" office:value="2.79" calcext:value-type="float">
            <text:p>2.79</text:p>
          </table:table-cell>
          <table:table-cell office:value-type="float" office:value="0.00359066427289057" calcext:value-type="float">
            <text:p>0.003590664272891</text:p>
          </table:table-cell>
          <table:table-cell office:value-type="float" office:value="-0.130872483221477" calcext:value-type="float">
            <text:p>-0.130872483221477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38511000" calcext:value-type="float">
            <text:p>38511000</text:p>
          </table:table-cell>
          <table:table-cell office:value-type="float" office:value="2221925000" calcext:value-type="float">
            <text:p>2221925000</text:p>
          </table:table-cell>
          <table:table-cell office:value-type="float" office:value="0.0173322681908705" calcext:value-type="float">
            <text:p>0.017332268190871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2.78" calcext:value-type="float">
            <text:p>2.78</text:p>
          </table:table-cell>
          <table:table-cell office:value-type="float" office:value="1058741379.93999" calcext:value-type="float">
            <text:p>1058741379.93999</text:p>
          </table:table-cell>
          <table:table-cell office:value-type="float" office:value="0.785072286" calcext:value-type="float">
            <text:p>0.785072286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238305" calcext:value-type="float">
            <text:p>6238305</text:p>
          </table:table-cell>
          <table:table-cell office:value-type="float" office:value="0.182406578947368" calcext:value-type="float">
            <text:p>0.18240657894736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115787765212597" calcext:value-type="float">
            <text:p>0.0115787765212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47912613540507" calcext:value-type="float">
            <text:p>4.791261354050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6.65" calcext:value-type="float">
            <text:p>46.65</text:p>
          </table:table-cell>
          <table:table-cell office:value-type="float" office:value="46.66" calcext:value-type="float">
            <text:p>46.66</text:p>
          </table:table-cell>
          <table:table-cell office:value-type="float" office:value="0.000214339299110449" calcext:value-type="float">
            <text:p>0.00021433929911</text:p>
          </table:table-cell>
          <table:table-cell office:value-type="float" office:value="0.314753189129229" calcext:value-type="float">
            <text:p>0.31475318912922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94600000" calcext:value-type="float">
            <text:p>294600000</text:p>
          </table:table-cell>
          <table:table-cell office:value-type="float" office:value="1524700000" calcext:value-type="float">
            <text:p>1524700000</text:p>
          </table:table-cell>
          <table:table-cell office:value-type="float" office:value="0.193218338033712" calcext:value-type="float">
            <text:p>0.19321833803371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6.67" calcext:value-type="float">
            <text:p>46.67</text:p>
          </table:table-cell>
          <table:table-cell office:value-type="float" office:value="1635367950.32" calcext:value-type="float">
            <text:p>1635367950.32</text:p>
          </table:table-cell>
          <table:table-cell office:value-type="float" office:value="1.730404769" calcext:value-type="float">
            <text:p>1.730404769</text:p>
          </table:table-cell>
        </table:table-row>
        <table:table-row table:style-name="ro1">
          <table:table-cell office:value-type="string" calcext:value-type="string">
            <text:p>TMHC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5668206" calcext:value-type="float">
            <text:p>5668206</text:p>
          </table:table-cell>
          <table:table-cell office:value-type="float" office:value="0.182351241796423" calcext:value-type="float">
            <text:p>0.18235124179642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17295996226858" calcext:value-type="float">
            <text:p>0.01729599622685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180947817870144" calcext:value-type="float">
            <text:p>1.80947817870144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7" calcext:value-type="float">
            <text:p>24.17</text:p>
          </table:table-cell>
          <table:table-cell office:value-type="float" office:value="0.000413821642871987" calcext:value-type="float">
            <text:p>0.000413821642872</text:p>
          </table:table-cell>
          <table:table-cell office:value-type="float" office:value="0.219081272084806" calcext:value-type="float">
            <text:p>0.2190812720848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680279000" calcext:value-type="float">
            <text:p>680279000</text:p>
          </table:table-cell>
          <table:table-cell office:value-type="float" office:value="4220926000" calcext:value-type="float">
            <text:p>4220926000</text:p>
          </table:table-cell>
          <table:table-cell office:value-type="float" office:value="0.161168189160388" calcext:value-type="float">
            <text:p>0.161168189160388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24.16" calcext:value-type="float">
            <text:p>24.16</text:p>
          </table:table-cell>
          <table:table-cell office:value-type="float" office:value="2888535679.36" calcext:value-type="float">
            <text:p>2888535679.36</text:p>
          </table:table-cell>
          <table:table-cell office:value-type="float" office:value="2.102241008" calcext:value-type="float">
            <text:p>2.102241008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8488879" calcext:value-type="float">
            <text:p>18488879</text:p>
          </table:table-cell>
          <table:table-cell office:value-type="float" office:value="0.182336084812623" calcext:value-type="float">
            <text:p>0.18233608481262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51066845367785" calcext:value-type="float">
            <text:p>0.02510668453677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14994304787038" calcext:value-type="float">
            <text:p>2.1499430478703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2.61" calcext:value-type="float">
            <text:p>12.61</text:p>
          </table:table-cell>
          <table:table-cell office:value-type="float" office:value="12.62" calcext:value-type="float">
            <text:p>12.62</text:p>
          </table:table-cell>
          <table:table-cell office:value-type="float" office:value="0.000792707094728481" calcext:value-type="float">
            <text:p>0.000792707094728</text:p>
          </table:table-cell>
          <table:table-cell office:value-type="float" office:value="-0.23899721448468" calcext:value-type="float">
            <text:p>-0.2389972144846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2.62" calcext:value-type="float">
            <text:p>12.62</text:p>
          </table:table-cell>
          <table:table-cell office:value-type="float" office:value="1286830481" calcext:value-type="float">
            <text:p>1286830481</text:p>
          </table:table-cell>
          <table:table-cell office:value-type="float" office:value="0.822465018207492" calcext:value-type="float">
            <text:p>0.822465018207492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8386656" calcext:value-type="float">
            <text:p>8386656</text:p>
          </table:table-cell>
          <table:table-cell office:value-type="float" office:value="0.182322572229831" calcext:value-type="float">
            <text:p>0.18232257222983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615619335906419" calcext:value-type="float">
            <text:p>0.06156193359064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90552285771666" calcext:value-type="float">
            <text:p>6.9055228577166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.77" calcext:value-type="float">
            <text:p>19.77</text:p>
          </table:table-cell>
          <table:table-cell office:value-type="float" office:value="19.8" calcext:value-type="float">
            <text:p>19.8</text:p>
          </table:table-cell>
          <table:table-cell office:value-type="float" office:value="0.00151630022744509" calcext:value-type="float">
            <text:p>0.001516300227445</text:p>
          </table:table-cell>
          <table:table-cell office:value-type="float" office:value="0.217758985200846" calcext:value-type="float">
            <text:p>0.21775898520084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52573000" calcext:value-type="float">
            <text:p>452573000</text:p>
          </table:table-cell>
          <table:table-cell office:value-type="float" office:value="1197969000" calcext:value-type="float">
            <text:p>1197969000</text:p>
          </table:table-cell>
          <table:table-cell office:value-type="float" office:value="0.377783565351023" calcext:value-type="float">
            <text:p>0.37778356535102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9.77" calcext:value-type="float">
            <text:p>19.77</text:p>
          </table:table-cell>
          <table:table-cell office:value-type="float" office:value="933056925.449999" calcext:value-type="float">
            <text:p>933056925.449999</text:p>
          </table:table-cell>
          <table:table-cell office:value-type="float" office:value="1.527070953" calcext:value-type="float">
            <text:p>1.527070953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7451071" calcext:value-type="float">
            <text:p>17451071</text:p>
          </table:table-cell>
          <table:table-cell office:value-type="float" office:value="0.182317547378758" calcext:value-type="float">
            <text:p>0.18231754737875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36725571303451" calcext:value-type="float">
            <text:p>0.01367255713034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86965095963425" calcext:value-type="float">
            <text:p>5.8696509596342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36" calcext:value-type="float">
            <text:p>8.36</text:p>
          </table:table-cell>
          <table:table-cell office:value-type="float" office:value="8.37" calcext:value-type="float">
            <text:p>8.37</text:p>
          </table:table-cell>
          <table:table-cell office:value-type="float" office:value="0.00119545726240284" calcext:value-type="float">
            <text:p>0.001195457262403</text:p>
          </table:table-cell>
          <table:table-cell office:value-type="float" office:value="-0.0848670756646217" calcext:value-type="float">
            <text:p>-0.08486707566462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8.37" calcext:value-type="float">
            <text:p>8.37</text:p>
          </table:table-cell>
          <table:table-cell office:value-type="float" office:value="774250243.92" calcext:value-type="float">
            <text:p>774250243.92</text:p>
          </table:table-cell>
          <table:table-cell office:value-type="float" office:value="0.661991742" calcext:value-type="float">
            <text:p>0.661991742</text:p>
          </table:table-cell>
        </table:table-row>
        <table:table-row table:style-name="ro1">
          <table:table-cell office:value-type="string" calcext:value-type="string">
            <text:p>AMRX.N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12969824" calcext:value-type="float">
            <text:p>12969824</text:p>
          </table:table-cell>
          <table:table-cell office:value-type="float" office:value="0.182295122520289" calcext:value-type="float">
            <text:p>0.182295122520289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97026185370836" calcext:value-type="float">
            <text:p>0.029702618537084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412628226506809" calcext:value-type="float">
            <text:p>4.12628226506809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3.6" calcext:value-type="float">
            <text:p>13.6</text:p>
          </table:table-cell>
          <table:table-cell office:value-type="float" office:value="13.65" calcext:value-type="float">
            <text:p>13.65</text:p>
          </table:table-cell>
          <table:table-cell office:value-type="float" office:value="0.00366972477064225" calcext:value-type="float">
            <text:p>0.003669724770642</text:p>
          </table:table-cell>
          <table:table-cell office:value-type="float" office:value="-0.620689655172414" calcext:value-type="float">
            <text:p>-0.620689655172414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-151102000" calcext:value-type="float">
            <text:p>-151102000</text:p>
          </table:table-cell>
          <table:table-cell office:value-type="float" office:value="1823018000" calcext:value-type="float">
            <text:p>1823018000</text:p>
          </table:table-cell>
          <table:table-cell office:value-type="float" office:value="-0.082885632506097" calcext:value-type="float">
            <text:p>-0.082885632506097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3.6" calcext:value-type="float">
            <text:p>13.6</text:p>
          </table:table-cell>
          <table:table-cell office:value-type="float" office:value="1035494357.3" calcext:value-type="float">
            <text:p>1035494357.3</text:p>
          </table:table-cell>
          <table:table-cell office:value-type="float" office:value="1.659604039" calcext:value-type="float">
            <text:p>1.659604039</text:p>
          </table:table-cell>
        </table:table-row>
        <table:table-row table:style-name="ro1">
          <table:table-cell office:value-type="string" calcext:value-type="string">
            <text:p>PETS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708310" calcext:value-type="float">
            <text:p>3708310</text:p>
          </table:table-cell>
          <table:table-cell office:value-type="float" office:value="0.182262361152069" calcext:value-type="float">
            <text:p>0.18226236115206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92601464759479" calcext:value-type="float">
            <text:p>0.01926014647594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08164351266794" calcext:value-type="float">
            <text:p>3.0816435126679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2.66" calcext:value-type="float">
            <text:p>32.66</text:p>
          </table:table-cell>
          <table:table-cell office:value-type="float" office:value="32.67" calcext:value-type="float">
            <text:p>32.67</text:p>
          </table:table-cell>
          <table:table-cell office:value-type="float" office:value="0.000306138068268946" calcext:value-type="float">
            <text:p>0.000306138068269</text:p>
          </table:table-cell>
          <table:table-cell office:value-type="float" office:value="0.106787330316742" calcext:value-type="float">
            <text:p>0.10678733031674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7807000" calcext:value-type="float">
            <text:p>97807000</text:p>
          </table:table-cell>
          <table:table-cell office:value-type="float" office:value="134836000" calcext:value-type="float">
            <text:p>134836000</text:p>
          </table:table-cell>
          <table:table-cell office:value-type="float" office:value="0.725377495624314" calcext:value-type="float">
            <text:p>0.72537749562431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2.67" calcext:value-type="float">
            <text:p>32.67</text:p>
          </table:table-cell>
          <table:table-cell office:value-type="float" office:value="682830170.55" calcext:value-type="float">
            <text:p>682830170.55</text:p>
          </table:table-cell>
          <table:table-cell office:value-type="float" office:value="5.489453669" calcext:value-type="float">
            <text:p>5.489453669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18845401" calcext:value-type="float">
            <text:p>18845401</text:p>
          </table:table-cell>
          <table:table-cell office:value-type="float" office:value="0.182257263056093" calcext:value-type="float">
            <text:p>0.182257263056093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191005107437097" calcext:value-type="float">
            <text:p>0.01910051074371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0148264664168577" calcext:value-type="float">
            <text:p>1.48264664168577E-09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3" calcext:value-type="float">
            <text:p>21.93</text:p>
          </table:table-cell>
          <table:table-cell office:value-type="float" office:value="0.000456100342075166" calcext:value-type="float">
            <text:p>0.000456100342075</text:p>
          </table:table-cell>
          <table:table-cell office:value-type="float" office:value="0.0698644421272159" calcext:value-type="float">
            <text:p>0.069864442127216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369800000" calcext:value-type="float">
            <text:p>369800000</text:p>
          </table:table-cell>
          <table:table-cell office:value-type="float" office:value="9288900000" calcext:value-type="float">
            <text:p>9288900000</text:p>
          </table:table-cell>
          <table:table-cell office:value-type="float" office:value="0.0398109571639268" calcext:value-type="float">
            <text:p>0.03981095716392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21.93" calcext:value-type="float">
            <text:p>21.93</text:p>
          </table:table-cell>
          <table:table-cell office:value-type="float" office:value="3624423907.44" calcext:value-type="float">
            <text:p>3624423907.44</text:p>
          </table:table-cell>
          <table:table-cell office:value-type="float" office:value="1.554198198" calcext:value-type="float">
            <text:p>1.554198198</text:p>
          </table:table-cell>
        </table:table-row>
        <table:table-row table:style-name="ro1">
          <table:table-cell office:value-type="string" calcext:value-type="string">
            <text:p>AKS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41918029" calcext:value-type="float">
            <text:p>41918029</text:p>
          </table:table-cell>
          <table:table-cell office:value-type="float" office:value="0.1822523" calcext:value-type="float">
            <text:p>0.182252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522043805351563" calcext:value-type="float">
            <text:p>0.05220438053515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115810597716544" calcext:value-type="float">
            <text:p>1.15810597716544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.58" calcext:value-type="float">
            <text:p>4.58</text:p>
          </table:table-cell>
          <table:table-cell office:value-type="float" office:value="4.59" calcext:value-type="float">
            <text:p>4.59</text:p>
          </table:table-cell>
          <table:table-cell office:value-type="float" office:value="0.0021810250817884" calcext:value-type="float">
            <text:p>0.002181025081788</text:p>
          </table:table-cell>
          <table:table-cell office:value-type="float" office:value="0.0749999999999999" calcext:value-type="float">
            <text:p>0.0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744200000" calcext:value-type="float">
            <text:p>744200000</text:p>
          </table:table-cell>
          <table:table-cell office:value-type="float" office:value="4036000000" calcext:value-type="float">
            <text:p>4036000000</text:p>
          </table:table-cell>
          <table:table-cell office:value-type="float" office:value="0.184390485629336" calcext:value-type="float">
            <text:p>0.18439048562933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.59" calcext:value-type="float">
            <text:p>4.59</text:p>
          </table:table-cell>
          <table:table-cell office:value-type="float" office:value="1445012288.28" calcext:value-type="float">
            <text:p>1445012288.28</text:p>
          </table:table-cell>
          <table:table-cell office:value-type="float" office:value="-8.660997032" calcext:value-type="float">
            <text:p>-8.660997032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158904" calcext:value-type="float">
            <text:p>6158904</text:p>
          </table:table-cell>
          <table:table-cell office:value-type="float" office:value="0.182216094674556" calcext:value-type="float">
            <text:p>0.18221609467455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37044472442169" calcext:value-type="float">
            <text:p>0.02370444724421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287107248083728" calcext:value-type="float">
            <text:p>2.87107248083728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.56" calcext:value-type="float">
            <text:p>10.56</text:p>
          </table:table-cell>
          <table:table-cell office:value-type="float" office:value="10.57" calcext:value-type="float">
            <text:p>10.57</text:p>
          </table:table-cell>
          <table:table-cell office:value-type="float" office:value="0.000946521533364863" calcext:value-type="float">
            <text:p>0.000946521533365</text:p>
          </table:table-cell>
          <table:table-cell office:value-type="float" office:value="-0.25923682616596" calcext:value-type="float">
            <text:p>-0.25923682616596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0.57" calcext:value-type="float">
            <text:p>10.57</text:p>
          </table:table-cell>
          <table:table-cell office:value-type="float" office:value="369085671.08" calcext:value-type="float">
            <text:p>369085671.08</text:p>
          </table:table-cell>
          <table:table-cell office:value-type="float" office:value="1.653893383" calcext:value-type="float">
            <text:p>1.653893383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0335033" calcext:value-type="float">
            <text:p>20335033</text:p>
          </table:table-cell>
          <table:table-cell office:value-type="float" office:value="0.182196594779393" calcext:value-type="float">
            <text:p>0.18219659477939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81684747902658" calcext:value-type="float">
            <text:p>0.00816847479026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171827695865003" calcext:value-type="float">
            <text:p>1.71827695865003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3" calcext:value-type="float">
            <text:p>15.63</text:p>
          </table:table-cell>
          <table:table-cell office:value-type="float" office:value="0.0006400000000001" calcext:value-type="float">
            <text:p>0.00064</text:p>
          </table:table-cell>
          <table:table-cell office:value-type="float" office:value="-0.146092865232163" calcext:value-type="float">
            <text:p>-0.14609286523216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0908000" calcext:value-type="float">
            <text:p>310908000</text:p>
          </table:table-cell>
          <table:table-cell office:value-type="float" office:value="18657256000" calcext:value-type="float">
            <text:p>18657256000</text:p>
          </table:table-cell>
          <table:table-cell office:value-type="float" office:value="0.0166641868450537" calcext:value-type="float">
            <text:p>0.01666418684505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.62" calcext:value-type="float">
            <text:p>15.62</text:p>
          </table:table-cell>
          <table:table-cell office:value-type="float" office:value="1744014564.82" calcext:value-type="float">
            <text:p>1744014564.82</text:p>
          </table:table-cell>
          <table:table-cell office:value-type="float" office:value="0.708602192" calcext:value-type="float">
            <text:p>0.708602192</text:p>
          </table:table-cell>
        </table:table-row>
        <table:table-row table:style-name="ro1">
          <table:table-cell office:value-type="string" calcext:value-type="string">
            <text:p>FUL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9174894" calcext:value-type="float">
            <text:p>9174894</text:p>
          </table:table-cell>
          <table:table-cell office:value-type="float" office:value="0.182149970220369" calcext:value-type="float">
            <text:p>0.18214997022036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6101889537626" calcext:value-type="float">
            <text:p>0.01861018895376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29620293350193" calcext:value-type="float">
            <text:p>1.29620293350193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2.65" calcext:value-type="float">
            <text:p>52.65</text:p>
          </table:table-cell>
          <table:table-cell office:value-type="float" office:value="52.66" calcext:value-type="float">
            <text:p>52.66</text:p>
          </table:table-cell>
          <table:table-cell office:value-type="float" office:value="0.000189915487607977" calcext:value-type="float">
            <text:p>0.000189915487608</text:p>
          </table:table-cell>
          <table:table-cell office:value-type="float" office:value="-0.0184292111608681" calcext:value-type="float">
            <text:p>-0.01842921116086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14834000" calcext:value-type="float">
            <text:p>614834000</text:p>
          </table:table-cell>
          <table:table-cell office:value-type="float" office:value="4373243000" calcext:value-type="float">
            <text:p>4373243000</text:p>
          </table:table-cell>
          <table:table-cell office:value-type="float" office:value="0.140589946636855" calcext:value-type="float">
            <text:p>0.14058994663685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2.64" calcext:value-type="float">
            <text:p>52.64</text:p>
          </table:table-cell>
          <table:table-cell office:value-type="float" office:value="2619447077.35" calcext:value-type="float">
            <text:p>2619447077.35</text:p>
          </table:table-cell>
          <table:table-cell office:value-type="float" office:value="2.313189123" calcext:value-type="float">
            <text:p>2.313189123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7683951" calcext:value-type="float">
            <text:p>7683951</text:p>
          </table:table-cell>
          <table:table-cell office:value-type="float" office:value="0.182084146919431" calcext:value-type="float">
            <text:p>0.18208414691943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20195957293925" calcext:value-type="float">
            <text:p>0.03201959572939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165883792667235" calcext:value-type="float">
            <text:p>1.65883792667235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.35" calcext:value-type="float">
            <text:p>13.35</text:p>
          </table:table-cell>
          <table:table-cell office:value-type="float" office:value="13.4" calcext:value-type="float">
            <text:p>13.4</text:p>
          </table:table-cell>
          <table:table-cell office:value-type="float" office:value="0.0037383177570094" calcext:value-type="float">
            <text:p>0.003738317757009</text:p>
          </table:table-cell>
          <table:table-cell office:value-type="float" office:value="-0.158176943699732" calcext:value-type="float">
            <text:p>-0.15817694369973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.35" calcext:value-type="float">
            <text:p>13.35</text:p>
          </table:table-cell>
          <table:table-cell office:value-type="float" office:value="669598192.8" calcext:value-type="float">
            <text:p>669598192.8</text:p>
          </table:table-cell>
          <table:table-cell office:value-type="float" office:value="-4.425034421" calcext:value-type="float">
            <text:p>-4.425034421</text:p>
          </table:table-cell>
        </table:table-row>
        <table:table-row table:style-name="ro1">
          <table:table-cell office:value-type="string" calcext:value-type="string">
            <text:p>CBB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7682419" calcext:value-type="float">
            <text:p>7682419</text:p>
          </table:table-cell>
          <table:table-cell office:value-type="float" office:value="0.182047843601896" calcext:value-type="float">
            <text:p>0.18204784360189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7352459370068" calcext:value-type="float">
            <text:p>0.0735245937006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311022495720274" calcext:value-type="float">
            <text:p>3.11022495720274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" calcext:value-type="float">
            <text:p>13</text:p>
          </table:table-cell>
          <table:table-cell office:value-type="float" office:value="13.05" calcext:value-type="float">
            <text:p>13.05</text:p>
          </table:table-cell>
          <table:table-cell office:value-type="float" office:value="0.00383877159309027" calcext:value-type="float">
            <text:p>0.00383877159309</text:p>
          </table:table-cell>
          <table:table-cell office:value-type="float" office:value="-0.365795724465558" calcext:value-type="float">
            <text:p>-0.36579572446555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34700000" calcext:value-type="float">
            <text:p>534700000</text:p>
          </table:table-cell>
          <table:table-cell office:value-type="float" office:value="2187600000" calcext:value-type="float">
            <text:p>2187600000</text:p>
          </table:table-cell>
          <table:table-cell office:value-type="float" office:value="0.244423112086305" calcext:value-type="float">
            <text:p>0.24442311208630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" calcext:value-type="float">
            <text:p>13</text:p>
          </table:table-cell>
          <table:table-cell office:value-type="float" office:value="652043184" calcext:value-type="float">
            <text:p>652043184</text:p>
          </table:table-cell>
          <table:table-cell office:value-type="float" office:value="-3.84743431" calcext:value-type="float">
            <text:p>-3.84743431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7255160" calcext:value-type="float">
            <text:p>7255160</text:p>
          </table:table-cell>
          <table:table-cell office:value-type="float" office:value="0.182019983371442" calcext:value-type="float">
            <text:p>0.18201998337144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00926884275325" calcext:value-type="float">
            <text:p>0.010092688427533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406481916277316" calcext:value-type="float">
            <text:p>4.06481916277316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9.07" calcext:value-type="float">
            <text:p>19.07</text:p>
          </table:table-cell>
          <table:table-cell office:value-type="float" office:value="19.08" calcext:value-type="float">
            <text:p>19.08</text:p>
          </table:table-cell>
          <table:table-cell office:value-type="float" office:value="0.000524246395805925" calcext:value-type="float">
            <text:p>0.000524246395806</text:p>
          </table:table-cell>
          <table:table-cell office:value-type="float" office:value="-0.0108471074380166" calcext:value-type="float">
            <text:p>-0.01084710743801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28557000" calcext:value-type="float">
            <text:p>228557000</text:p>
          </table:table-cell>
          <table:table-cell office:value-type="float" office:value="1392216000" calcext:value-type="float">
            <text:p>1392216000</text:p>
          </table:table-cell>
          <table:table-cell office:value-type="float" office:value="0.164167772816862" calcext:value-type="float">
            <text:p>0.16416777281686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9.05" calcext:value-type="float">
            <text:p>19.05</text:p>
          </table:table-cell>
          <table:table-cell office:value-type="float" office:value="873803821.35" calcext:value-type="float">
            <text:p>873803821.35</text:p>
          </table:table-cell>
          <table:table-cell office:value-type="float" office:value="1.076244759" calcext:value-type="float">
            <text:p>1.076244759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7112960" calcext:value-type="float">
            <text:p>57112960</text:p>
          </table:table-cell>
          <table:table-cell office:value-type="float" office:value="0.181953887864104" calcext:value-type="float">
            <text:p>0.18195388786410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51102357771407" calcext:value-type="float">
            <text:p>0.0251102357771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253630320434595" calcext:value-type="float">
            <text:p>2.53630320434595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0.00547945205479453" calcext:value-type="float">
            <text:p>0.005479452054795</text:p>
          </table:table-cell>
          <table:table-cell office:value-type="float" office:value="-0.228070175438596" calcext:value-type="float">
            <text:p>-0.22807017543859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.82" calcext:value-type="float">
            <text:p>1.82</text:p>
          </table:table-cell>
          <table:table-cell office:value-type="float" office:value="627900000" calcext:value-type="float">
            <text:p>627900000</text:p>
          </table:table-cell>
          <table:table-cell office:value-type="float" office:value="1.24098468427835" calcext:value-type="float">
            <text:p>1.24098468427835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6248763" calcext:value-type="float">
            <text:p>6248763</text:p>
          </table:table-cell>
          <table:table-cell office:value-type="float" office:value="0.181935683922436" calcext:value-type="float">
            <text:p>0.181935683922436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003480266976" calcext:value-type="float">
            <text:p>0.02003480266976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362138136597747" calcext:value-type="float">
            <text:p>3.62138136597747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4.6" calcext:value-type="float">
            <text:p>24.6</text:p>
          </table:table-cell>
          <table:table-cell office:value-type="float" office:value="24.65" calcext:value-type="float">
            <text:p>24.65</text:p>
          </table:table-cell>
          <table:table-cell office:value-type="float" office:value="0.00203045685279176" calcext:value-type="float">
            <text:p>0.002030456852792</text:p>
          </table:table-cell>
          <table:table-cell office:value-type="float" office:value="-0.149698340874811" calcext:value-type="float">
            <text:p>-0.149698340874811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4.65" calcext:value-type="float">
            <text:p>24.65</text:p>
          </table:table-cell>
          <table:table-cell office:value-type="float" office:value="855107613.599999" calcext:value-type="float">
            <text:p>855107613.599999</text:p>
          </table:table-cell>
          <table:table-cell office:value-type="float" office:value="0.896630911" calcext:value-type="float">
            <text:p>0.896630911</text:p>
          </table:table-cell>
        </table:table-row>
        <table:table-row table:style-name="ro1">
          <table:table-cell office:value-type="string" calcext:value-type="string">
            <text:p>LGND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826230" calcext:value-type="float">
            <text:p>3826230</text:p>
          </table:table-cell>
          <table:table-cell office:value-type="float" office:value="0.181924210726512" calcext:value-type="float">
            <text:p>0.18192421072651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66982238410208" calcext:value-type="float">
            <text:p>0.01669822384102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0385056771623187" calcext:value-type="float">
            <text:p>3.85056771623187E-10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72.13" calcext:value-type="float">
            <text:p>272.13</text:p>
          </table:table-cell>
          <table:table-cell office:value-type="float" office:value="272.24" calcext:value-type="float">
            <text:p>272.24</text:p>
          </table:table-cell>
          <table:table-cell office:value-type="float" office:value="0.000404136892187349" calcext:value-type="float">
            <text:p>0.000404136892187</text:p>
          </table:table-cell>
          <table:table-cell office:value-type="float" office:value="0.907381564450973" calcext:value-type="float">
            <text:p>0.90738156445097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35736000" calcext:value-type="float">
            <text:p>135736000</text:p>
          </table:table-cell>
          <table:table-cell office:value-type="float" office:value="671021000" calcext:value-type="float">
            <text:p>671021000</text:p>
          </table:table-cell>
          <table:table-cell office:value-type="float" office:value="0.202282789957393" calcext:value-type="float">
            <text:p>0.20228278995739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72.13" calcext:value-type="float">
            <text:p>272.13</text:p>
          </table:table-cell>
          <table:table-cell office:value-type="float" office:value="5792793316.09" calcext:value-type="float">
            <text:p>5792793316.09</text:p>
          </table:table-cell>
          <table:table-cell office:value-type="float" office:value="9.342193877" calcext:value-type="float">
            <text:p>9.342193877</text:p>
          </table:table-cell>
        </table:table-row>
        <table:table-row table:style-name="ro1">
          <table:table-cell office:value-type="string" calcext:value-type="string">
            <text:p>SLCA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830532" calcext:value-type="float">
            <text:p>11830532</text:p>
          </table:table-cell>
          <table:table-cell office:value-type="float" office:value="0.181904638897858" calcext:value-type="float">
            <text:p>0.18190463889785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7582046962788" calcext:value-type="float">
            <text:p>0.027582046962788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33551808882014" calcext:value-type="float">
            <text:p>1.33551808882014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3.28" calcext:value-type="float">
            <text:p>33.28</text:p>
          </table:table-cell>
          <table:table-cell office:value-type="float" office:value="33.29" calcext:value-type="float">
            <text:p>33.29</text:p>
          </table:table-cell>
          <table:table-cell office:value-type="float" office:value="0.000300435631665856" calcext:value-type="float">
            <text:p>0.000300435631666</text:p>
          </table:table-cell>
          <table:table-cell office:value-type="float" office:value="-0.449442002029083" calcext:value-type="float">
            <text:p>-0.4494420020290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2815000" calcext:value-type="float">
            <text:p>82815000</text:p>
          </table:table-cell>
          <table:table-cell office:value-type="float" office:value="2073220000" calcext:value-type="float">
            <text:p>2073220000</text:p>
          </table:table-cell>
          <table:table-cell office:value-type="float" office:value="0.0399451095397498" calcext:value-type="float">
            <text:p>0.0399451095397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3.29" calcext:value-type="float">
            <text:p>33.29</text:p>
          </table:table-cell>
          <table:table-cell office:value-type="float" office:value="2704090206.87" calcext:value-type="float">
            <text:p>2704090206.87</text:p>
          </table:table-cell>
          <table:table-cell office:value-type="float" office:value="2.004852269" calcext:value-type="float">
            <text:p>2.004852269</text:p>
          </table:table-cell>
        </table:table-row>
        <table:table-row table:style-name="ro1">
          <table:table-cell office:value-type="string" calcext:value-type="string">
            <text:p>PCH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7423548" calcext:value-type="float">
            <text:p>7423548</text:p>
          </table:table-cell>
          <table:table-cell office:value-type="float" office:value="0.181842739564962" calcext:value-type="float">
            <text:p>0.18184273956496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38734778529973" calcext:value-type="float">
            <text:p>0.01387347785299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72186885130961" calcext:value-type="float">
            <text:p>2.7218688513096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0.1" calcext:value-type="float">
            <text:p>40.1</text:p>
          </table:table-cell>
          <table:table-cell office:value-type="float" office:value="40.11" calcext:value-type="float">
            <text:p>40.11</text:p>
          </table:table-cell>
          <table:table-cell office:value-type="float" office:value="0.000249345468146067" calcext:value-type="float">
            <text:p>0.000249345468146</text:p>
          </table:table-cell>
          <table:table-cell office:value-type="float" office:value="-0.0529411764705883" calcext:value-type="float">
            <text:p>-0.05294117647058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9202000" calcext:value-type="float">
            <text:p>209202000</text:p>
          </table:table-cell>
          <table:table-cell office:value-type="float" office:value="953079000" calcext:value-type="float">
            <text:p>953079000</text:p>
          </table:table-cell>
          <table:table-cell office:value-type="float" office:value="0.219501216583305" calcext:value-type="float">
            <text:p>0.21950121658330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40.11" calcext:value-type="float">
            <text:p>40.11</text:p>
          </table:table-cell>
          <table:table-cell office:value-type="float" office:value="2569819788.9" calcext:value-type="float">
            <text:p>2569819788.9</text:p>
          </table:table-cell>
          <table:table-cell office:value-type="float" office:value="1.888287612" calcext:value-type="float">
            <text:p>1.888287612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08-01</text:p>
          </table:table-cell>
          <table:table-cell office:value-type="float" office:value="18793896" calcext:value-type="float">
            <text:p>18793896</text:p>
          </table:table-cell>
          <table:table-cell office:value-type="float" office:value="0.18175914893617" calcext:value-type="float">
            <text:p>0.18175914893617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157446856796223" calcext:value-type="float">
            <text:p>0.015744685679622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0.000000000985750836972513" calcext:value-type="float">
            <text:p>9.85750836972513E-10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21.63" calcext:value-type="float">
            <text:p>21.63</text:p>
          </table:table-cell>
          <table:table-cell office:value-type="float" office:value="21.64" calcext:value-type="float">
            <text:p>21.64</text:p>
          </table:table-cell>
          <table:table-cell office:value-type="float" office:value="0.000462214005084426" calcext:value-type="float">
            <text:p>0.000462214005084</text:p>
          </table:table-cell>
          <table:table-cell office:value-type="float" office:value="0.0470941883767534" calcext:value-type="float">
            <text:p>0.047094188376753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369800000" calcext:value-type="float">
            <text:p>369800000</text:p>
          </table:table-cell>
          <table:table-cell office:value-type="float" office:value="9288900000" calcext:value-type="float">
            <text:p>9288900000</text:p>
          </table:table-cell>
          <table:table-cell office:value-type="float" office:value="0.0398109571639268" calcext:value-type="float">
            <text:p>0.039810957163927</text:p>
          </table:table-cell>
          <table:table-cell table:style-name="ce15" office:value-type="string" calcext:value-type="string">
            <text:p>2016-08-31</text:p>
          </table:table-cell>
          <table:table-cell office:value-type="float" office:value="21.64" calcext:value-type="float">
            <text:p>21.64</text:p>
          </table:table-cell>
          <table:table-cell office:value-type="float" office:value="3574151816.48" calcext:value-type="float">
            <text:p>3574151816.48</text:p>
          </table:table-cell>
          <table:table-cell office:value-type="float" office:value="1.533645646" calcext:value-type="float">
            <text:p>1.533645646</text:p>
          </table:table-cell>
        </table:table-row>
        <table:table-row table:style-name="ro1">
          <table:table-cell office:value-type="string" calcext:value-type="string">
            <text:p>EBS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600029" calcext:value-type="float">
            <text:p>7600029</text:p>
          </table:table-cell>
          <table:table-cell office:value-type="float" office:value="0.181747437550264" calcext:value-type="float">
            <text:p>0.18174743755026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2319388331246" calcext:value-type="float">
            <text:p>0.02231938833124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31842931779664" calcext:value-type="float">
            <text:p>2.31842931779664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2.85" calcext:value-type="float">
            <text:p>72.85</text:p>
          </table:table-cell>
          <table:table-cell office:value-type="float" office:value="72.88" calcext:value-type="float">
            <text:p>72.88</text:p>
          </table:table-cell>
          <table:table-cell office:value-type="float" office:value="0.000411720304673041" calcext:value-type="float">
            <text:p>0.000411720304673</text:p>
          </table:table-cell>
          <table:table-cell office:value-type="float" office:value="0.392897791941725" calcext:value-type="float">
            <text:p>0.39289779194172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65166000" calcext:value-type="float">
            <text:p>365166000</text:p>
          </table:table-cell>
          <table:table-cell office:value-type="float" office:value="1070206000" calcext:value-type="float">
            <text:p>1070206000</text:p>
          </table:table-cell>
          <table:table-cell office:value-type="float" office:value="0.341210944434997" calcext:value-type="float">
            <text:p>0.34121094443499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72.84" calcext:value-type="float">
            <text:p>72.84</text:p>
          </table:table-cell>
          <table:table-cell office:value-type="float" office:value="3710837879.04" calcext:value-type="float">
            <text:p>3710837879.04</text:p>
          </table:table-cell>
          <table:table-cell office:value-type="float" office:value="3.781693347" calcext:value-type="float">
            <text:p>3.781693347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7463476" calcext:value-type="float">
            <text:p>37463476</text:p>
          </table:table-cell>
          <table:table-cell office:value-type="float" office:value="0.181713772456194" calcext:value-type="float">
            <text:p>0.18171377245619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07008196355433" calcext:value-type="float">
            <text:p>0.03070081963554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628792827748053" calcext:value-type="float">
            <text:p>6.28792827748053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0.27027027027027" calcext:value-type="float">
            <text:p>0.27027027027027</text:p>
          </table:table-cell>
          <table:table-cell office:value-type="float" office:value="0.434727503168568" calcext:value-type="float">
            <text:p>0.43472750316856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06754000" calcext:value-type="float">
            <text:p>306754000</text:p>
          </table:table-cell>
          <table:table-cell office:value-type="float" office:value="2079564000" calcext:value-type="float">
            <text:p>2079564000</text:p>
          </table:table-cell>
          <table:table-cell office:value-type="float" office:value="0.147508804730222" calcext:value-type="float">
            <text:p>0.14750880473022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9.31" calcext:value-type="float">
            <text:p>9.31</text:p>
          </table:table-cell>
          <table:table-cell office:value-type="float" office:value="2257847467.75" calcext:value-type="float">
            <text:p>2257847467.75</text:p>
          </table:table-cell>
          <table:table-cell office:value-type="float" office:value="1.574227145" calcext:value-type="float">
            <text:p>1.574227145</text:p>
          </table:table-cell>
        </table:table-row>
        <table:table-row table:style-name="ro1">
          <table:table-cell office:value-type="string" calcext:value-type="string">
            <text:p>BZH.N</text:p>
          </table:table-cell>
          <table:table-cell table:style-name="ce15" office:value-type="string" calcext:value-type="string">
            <text:p>2008-04-01</text:p>
          </table:table-cell>
          <table:table-cell office:value-type="float" office:value="1446788" calcext:value-type="float">
            <text:p>1446788</text:p>
          </table:table-cell>
          <table:table-cell office:value-type="float" office:value="0.181702501758264" calcext:value-type="float">
            <text:p>0.181702501758264</text:p>
          </table:table-cell>
          <table:table-cell table:style-name="ce15" office:value-type="string" calcext:value-type="string">
            <text:p>2008-04-30</text:p>
          </table:table-cell>
          <table:table-cell office:value-type="float" office:value="0.047534598536701" calcext:value-type="float">
            <text:p>0.047534598536701</text:p>
          </table:table-cell>
          <table:table-cell table:style-name="ce15" office:value-type="string" calcext:value-type="string">
            <text:p>2008-04-30</text:p>
          </table:table-cell>
          <table:table-cell office:value-type="float" office:value="0.0000000088569230351614" calcext:value-type="float">
            <text:p>8.8569230351614E-09</text:p>
          </table:table-cell>
          <table:table-cell table:style-name="ce15" office:value-type="string" calcext:value-type="string">
            <text:p>2008-04-30</text:p>
          </table:table-cell>
          <table:table-cell office:value-type="float" office:value="55.3" calcext:value-type="float">
            <text:p>55.3</text:p>
          </table:table-cell>
          <table:table-cell office:value-type="float" office:value="55.55" calcext:value-type="float">
            <text:p>55.55</text:p>
          </table:table-cell>
          <table:table-cell office:value-type="float" office:value="0.004510599909788" calcext:value-type="float">
            <text:p>0.004510599909788</text:p>
          </table:table-cell>
          <table:table-cell office:value-type="float" office:value="-0.716896345116836" calcext:value-type="float">
            <text:p>-0.716896345116836</text:p>
          </table:table-cell>
          <table:table-cell table:style-name="ce15" office:value-type="string" calcext:value-type="string">
            <text:p>2008-04-30</text:p>
          </table:table-cell>
          <table:table-cell office:value-type="float" office:value="1196728000" calcext:value-type="float">
            <text:p>1196728000</text:p>
          </table:table-cell>
          <table:table-cell office:value-type="float" office:value="4714671000" calcext:value-type="float">
            <text:p>4714671000</text:p>
          </table:table-cell>
          <table:table-cell office:value-type="float" office:value="0.253830649052712" calcext:value-type="float">
            <text:p>0.253830649052712</text:p>
          </table:table-cell>
          <table:table-cell table:style-name="ce15" office:value-type="string" calcext:value-type="string">
            <text:p>2008-04-30</text:p>
          </table:table-cell>
          <table:table-cell office:value-type="float" office:value="55.35" calcext:value-type="float">
            <text:p>55.35</text:p>
          </table:table-cell>
          <table:table-cell office:value-type="float" office:value="434323756.35" calcext:value-type="float">
            <text:p>434323756.35</text:p>
          </table:table-cell>
          <table:table-cell office:value-type="float" office:value="0.248781004" calcext:value-type="float">
            <text:p>0.248781004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3109735" calcext:value-type="float">
            <text:p>3109735</text:p>
          </table:table-cell>
          <table:table-cell office:value-type="float" office:value="0.181695403474125" calcext:value-type="float">
            <text:p>0.18169540347412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13324703325568" calcext:value-type="float">
            <text:p>0.01332470332556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544908784102906" calcext:value-type="float">
            <text:p>5.44908784102906E-0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646981" calcext:value-type="float">
            <text:p>16.646981</text:p>
          </table:table-cell>
          <table:table-cell office:value-type="float" office:value="16.694274" calcext:value-type="float">
            <text:p>16.694274</text:p>
          </table:table-cell>
          <table:table-cell office:value-type="float" office:value="0.0028369058093344" calcext:value-type="float">
            <text:p>0.002836905809334</text:p>
          </table:table-cell>
          <table:table-cell office:value-type="float" office:value="0.0563380281690143" calcext:value-type="float">
            <text:p>0.05633802816901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31340000" calcext:value-type="float">
            <text:p>231340000</text:p>
          </table:table-cell>
          <table:table-cell office:value-type="float" office:value="1598605000" calcext:value-type="float">
            <text:p>1598605000</text:p>
          </table:table-cell>
          <table:table-cell office:value-type="float" office:value="0.144713672232978" calcext:value-type="float">
            <text:p>0.14471367223297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16.646981" calcext:value-type="float">
            <text:p>16.646981</text:p>
          </table:table-cell>
          <table:table-cell office:value-type="float" office:value="475474440.32" calcext:value-type="float">
            <text:p>475474440.32</text:p>
          </table:table-cell>
          <table:table-cell office:value-type="float" office:value="0.31229286183156" calcext:value-type="float">
            <text:p>0.31229286183156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0276978" calcext:value-type="float">
            <text:p>20276978</text:p>
          </table:table-cell>
          <table:table-cell office:value-type="float" office:value="0.181676437113068" calcext:value-type="float">
            <text:p>0.18167643711306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10457372796055" calcext:value-type="float">
            <text:p>0.01104573727960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98458629695674" calcext:value-type="float">
            <text:p>1.98458629695674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6" calcext:value-type="float">
            <text:p>15.6</text:p>
          </table:table-cell>
          <table:table-cell office:value-type="float" office:value="15.61" calcext:value-type="float">
            <text:p>15.61</text:p>
          </table:table-cell>
          <table:table-cell office:value-type="float" office:value="0.000640820249919884" calcext:value-type="float">
            <text:p>0.00064082024992</text:p>
          </table:table-cell>
          <table:table-cell office:value-type="float" office:value="-0.052539404553415" calcext:value-type="float">
            <text:p>-0.05253940455341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10908000" calcext:value-type="float">
            <text:p>310908000</text:p>
          </table:table-cell>
          <table:table-cell office:value-type="float" office:value="18657256000" calcext:value-type="float">
            <text:p>18657256000</text:p>
          </table:table-cell>
          <table:table-cell office:value-type="float" office:value="0.0166641868450537" calcext:value-type="float">
            <text:p>0.01666418684505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6" calcext:value-type="float">
            <text:p>15.6</text:p>
          </table:table-cell>
          <table:table-cell office:value-type="float" office:value="1766195234.16" calcext:value-type="float">
            <text:p>1766195234.16</text:p>
          </table:table-cell>
          <table:table-cell office:value-type="float" office:value="0.710122169" calcext:value-type="float">
            <text:p>0.710122169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3258713" calcext:value-type="float">
            <text:p>13258713</text:p>
          </table:table-cell>
          <table:table-cell office:value-type="float" office:value="0.181626205479452" calcext:value-type="float">
            <text:p>0.18162620547945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05548498714352" calcext:value-type="float">
            <text:p>0.02055484987143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58394490584886" calcext:value-type="float">
            <text:p>2.5839449058488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5.2" calcext:value-type="float">
            <text:p>35.2</text:p>
          </table:table-cell>
          <table:table-cell office:value-type="float" office:value="35.21" calcext:value-type="float">
            <text:p>35.21</text:p>
          </table:table-cell>
          <table:table-cell office:value-type="float" office:value="0.000284050560999801" calcext:value-type="float">
            <text:p>0.000284050561</text:p>
          </table:table-cell>
          <table:table-cell office:value-type="float" office:value="0.12162591298825" calcext:value-type="float">
            <text:p>0.1216259129882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5.21" calcext:value-type="float">
            <text:p>35.21</text:p>
          </table:table-cell>
          <table:table-cell office:value-type="float" office:value="2756943000" calcext:value-type="float">
            <text:p>2756943000</text:p>
          </table:table-cell>
          <table:table-cell office:value-type="float" office:value="6.750655903" calcext:value-type="float">
            <text:p>6.750655903</text:p>
          </table:table-cell>
        </table:table-row>
        <table:table-row table:style-name="ro1">
          <table:table-cell office:value-type="string" calcext:value-type="string">
            <text:p>CPE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22921612" calcext:value-type="float">
            <text:p>22921612</text:p>
          </table:table-cell>
          <table:table-cell office:value-type="float" office:value="0.181545818878804" calcext:value-type="float">
            <text:p>0.18154581887880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12772589038128" calcext:value-type="float">
            <text:p>0.02127725890381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152873447098996" calcext:value-type="float">
            <text:p>1.52873447098996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6" calcext:value-type="float">
            <text:p>11.36</text:p>
          </table:table-cell>
          <table:table-cell office:value-type="float" office:value="0.000880669308674574" calcext:value-type="float">
            <text:p>0.000880669308675</text:p>
          </table:table-cell>
          <table:table-cell office:value-type="float" office:value="-0.204842931937173" calcext:value-type="float">
            <text:p>-0.20484293193717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50628000" calcext:value-type="float">
            <text:p>150628000</text:p>
          </table:table-cell>
          <table:table-cell office:value-type="float" office:value="2267587000" calcext:value-type="float">
            <text:p>2267587000</text:p>
          </table:table-cell>
          <table:table-cell office:value-type="float" office:value="0.0664265582753826" calcext:value-type="float">
            <text:p>0.0664265582753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.35" calcext:value-type="float">
            <text:p>11.35</text:p>
          </table:table-cell>
          <table:table-cell office:value-type="float" office:value="2290840552.2" calcext:value-type="float">
            <text:p>2290840552.2</text:p>
          </table:table-cell>
          <table:table-cell office:value-type="float" office:value="1.249818072" calcext:value-type="float">
            <text:p>1.249818072</text:p>
          </table:table-cell>
        </table:table-row>
        <table:table-row table:style-name="ro1">
          <table:table-cell office:value-type="string" calcext:value-type="string">
            <text:p>EGRX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741703" calcext:value-type="float">
            <text:p>2741703</text:p>
          </table:table-cell>
          <table:table-cell office:value-type="float" office:value="0.181534990985169" calcext:value-type="float">
            <text:p>0.18153499098516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29859525099181" calcext:value-type="float">
            <text:p>0.02298595250991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70380884289446" calcext:value-type="float">
            <text:p>2.7038088428944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0.4" calcext:value-type="float">
            <text:p>50.4</text:p>
          </table:table-cell>
          <table:table-cell office:value-type="float" office:value="50.52" calcext:value-type="float">
            <text:p>50.52</text:p>
          </table:table-cell>
          <table:table-cell office:value-type="float" office:value="0.00237812128418558" calcext:value-type="float">
            <text:p>0.002378121284186</text:p>
          </table:table-cell>
          <table:table-cell office:value-type="float" office:value="-0.166271588215374" calcext:value-type="float">
            <text:p>-0.16627158821537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79521000" calcext:value-type="float">
            <text:p>179521000</text:p>
          </table:table-cell>
          <table:table-cell office:value-type="float" office:value="270060000" calcext:value-type="float">
            <text:p>270060000</text:p>
          </table:table-cell>
          <table:table-cell office:value-type="float" office:value="0.664744871510035" calcext:value-type="float">
            <text:p>0.66474487151003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0.4" calcext:value-type="float">
            <text:p>50.4</text:p>
          </table:table-cell>
          <table:table-cell office:value-type="float" office:value="751623213.6" calcext:value-type="float">
            <text:p>751623213.6</text:p>
          </table:table-cell>
          <table:table-cell office:value-type="float" office:value="3.874986463" calcext:value-type="float">
            <text:p>3.874986463</text:p>
          </table:table-cell>
        </table:table-row>
        <table:table-row table:style-name="ro1">
          <table:table-cell office:value-type="string" calcext:value-type="string">
            <text:p>PGTI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8988469" calcext:value-type="float">
            <text:p>8988469</text:p>
          </table:table-cell>
          <table:table-cell office:value-type="float" office:value="0.181504563628286" calcext:value-type="float">
            <text:p>0.18150456362828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54176973495824" calcext:value-type="float">
            <text:p>0.02541769734958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14362142649819" calcext:value-type="float">
            <text:p>3.1436214264981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6" calcext:value-type="float">
            <text:p>20.26</text:p>
          </table:table-cell>
          <table:table-cell office:value-type="float" office:value="0.00197628458498037" calcext:value-type="float">
            <text:p>0.00197628458498</text:p>
          </table:table-cell>
          <table:table-cell office:value-type="float" office:value="0.531914893617021" calcext:value-type="float">
            <text:p>0.53191489361702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8984000" calcext:value-type="float">
            <text:p>158984000</text:p>
          </table:table-cell>
          <table:table-cell office:value-type="float" office:value="453119000" calcext:value-type="float">
            <text:p>453119000</text:p>
          </table:table-cell>
          <table:table-cell office:value-type="float" office:value="0.350865887327612" calcext:value-type="float">
            <text:p>0.35086588732761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26" calcext:value-type="float">
            <text:p>20.26</text:p>
          </table:table-cell>
          <table:table-cell office:value-type="float" office:value="1173866182.88" calcext:value-type="float">
            <text:p>1173866182.88</text:p>
          </table:table-cell>
          <table:table-cell office:value-type="float" office:value="4.918999636" calcext:value-type="float">
            <text:p>4.918999636</text:p>
          </table:table-cell>
        </table:table-row>
        <table:table-row table:style-name="ro1">
          <table:table-cell office:value-type="string" calcext:value-type="string">
            <text:p>RGEN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6937104" calcext:value-type="float">
            <text:p>6937104</text:p>
          </table:table-cell>
          <table:table-cell office:value-type="float" office:value="0.181440322146556" calcext:value-type="float">
            <text:p>0.1814403221465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30632175272889" calcext:value-type="float">
            <text:p>0.0230632175272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197485790708081" calcext:value-type="float">
            <text:p>1.97485790708081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4.24" calcext:value-type="float">
            <text:p>54.24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0921404220031275" calcext:value-type="float">
            <text:p>0.000921404220031</text:p>
          </table:table-cell>
          <table:table-cell office:value-type="float" office:value="0.490860215053763" calcext:value-type="float">
            <text:p>0.49086021505376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74186000" calcext:value-type="float">
            <text:p>74186000</text:p>
          </table:table-cell>
          <table:table-cell office:value-type="float" office:value="743519000" calcext:value-type="float">
            <text:p>743519000</text:p>
          </table:table-cell>
          <table:table-cell office:value-type="float" office:value="0.0997768718755002" calcext:value-type="float">
            <text:p>0.099776871875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54.22" calcext:value-type="float">
            <text:p>54.22</text:p>
          </table:table-cell>
          <table:table-cell office:value-type="float" office:value="2378052276.18" calcext:value-type="float">
            <text:p>2378052276.18</text:p>
          </table:table-cell>
          <table:table-cell office:value-type="float" office:value="3.966796566" calcext:value-type="float">
            <text:p>3.966796566</text:p>
          </table:table-cell>
        </table:table-row>
        <table:table-row table:style-name="ro1">
          <table:table-cell office:value-type="string" calcext:value-type="string">
            <text:p>VIVO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7679267" calcext:value-type="float">
            <text:p>7679267</text:p>
          </table:table-cell>
          <table:table-cell office:value-type="float" office:value="0.181435723567631" calcext:value-type="float">
            <text:p>0.18143572356763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38592395250073" calcext:value-type="float">
            <text:p>0.03859239525007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72560780832096" calcext:value-type="float">
            <text:p>6.7256078083209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6" calcext:value-type="float">
            <text:p>18.96</text:p>
          </table:table-cell>
          <table:table-cell office:value-type="float" office:value="0.00105540897097623" calcext:value-type="float">
            <text:p>0.001055408970976</text:p>
          </table:table-cell>
          <table:table-cell office:value-type="float" office:value="0.0770764119601329" calcext:value-type="float">
            <text:p>0.07707641196013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0461000" calcext:value-type="float">
            <text:p>130461000</text:p>
          </table:table-cell>
          <table:table-cell office:value-type="float" office:value="251377000" calcext:value-type="float">
            <text:p>251377000</text:p>
          </table:table-cell>
          <table:table-cell office:value-type="float" office:value="0.518985428261138" calcext:value-type="float">
            <text:p>0.51898542826113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8.94" calcext:value-type="float">
            <text:p>18.94</text:p>
          </table:table-cell>
          <table:table-cell office:value-type="float" office:value="804251151.88" calcext:value-type="float">
            <text:p>804251151.88</text:p>
          </table:table-cell>
          <table:table-cell office:value-type="float" office:value="4.577952333" calcext:value-type="float">
            <text:p>4.577952333</text:p>
          </table:table-cell>
        </table:table-row>
        <table:table-row table:style-name="ro1">
          <table:table-cell office:value-type="string" calcext:value-type="string">
            <text:p>PEI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2583424" calcext:value-type="float">
            <text:p>12583424</text:p>
          </table:table-cell>
          <table:table-cell office:value-type="float" office:value="0.181411452626723" calcext:value-type="float">
            <text:p>0.18141145262672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7878861010601" calcext:value-type="float">
            <text:p>0.0187878861010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521950320685485" calcext:value-type="float">
            <text:p>5.2195032068548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.34" calcext:value-type="float">
            <text:p>9.34</text:p>
          </table:table-cell>
          <table:table-cell office:value-type="float" office:value="9.35" calcext:value-type="float">
            <text:p>9.35</text:p>
          </table:table-cell>
          <table:table-cell office:value-type="float" office:value="0.00107009095773138" calcext:value-type="float">
            <text:p>0.001070090957731</text:p>
          </table:table-cell>
          <table:table-cell office:value-type="float" office:value="-0.0276453765490945" calcext:value-type="float">
            <text:p>-0.02764537654909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7185000" calcext:value-type="float">
            <text:p>227185000</text:p>
          </table:table-cell>
          <table:table-cell office:value-type="float" office:value="2588771000" calcext:value-type="float">
            <text:p>2588771000</text:p>
          </table:table-cell>
          <table:table-cell office:value-type="float" office:value="0.0877578588449886" calcext:value-type="float">
            <text:p>0.08775785884498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9.34" calcext:value-type="float">
            <text:p>9.34</text:p>
          </table:table-cell>
          <table:table-cell office:value-type="float" office:value="666481709.52" calcext:value-type="float">
            <text:p>666481709.52</text:p>
          </table:table-cell>
          <table:table-cell office:value-type="float" office:value="1.190573763" calcext:value-type="float">
            <text:p>1.190573763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6-09-01</text:p>
          </table:table-cell>
          <table:table-cell office:value-type="float" office:value="18136354" calcext:value-type="float">
            <text:p>18136354</text:p>
          </table:table-cell>
          <table:table-cell office:value-type="float" office:value="0.18136354" calcext:value-type="float">
            <text:p>0.18136354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449044644682554" calcext:value-type="float">
            <text:p>0.044904464468255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0.0000000453456380908806" calcext:value-type="float">
            <text:p>4.53456380908806E-08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.33" calcext:value-type="float">
            <text:p>3.33</text:p>
          </table:table-cell>
          <table:table-cell office:value-type="float" office:value="3.34" calcext:value-type="float">
            <text:p>3.34</text:p>
          </table:table-cell>
          <table:table-cell office:value-type="float" office:value="0.00299850074962512" calcext:value-type="float">
            <text:p>0.002998500749625</text:p>
          </table:table-cell>
          <table:table-cell office:value-type="float" office:value="-0.488479262672811" calcext:value-type="float">
            <text:p>-0.488479262672811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576161000" calcext:value-type="float">
            <text:p>576161000</text:p>
          </table:table-cell>
          <table:table-cell office:value-type="float" office:value="2729908000" calcext:value-type="float">
            <text:p>2729908000</text:p>
          </table:table-cell>
          <table:table-cell office:value-type="float" office:value="0.211055097827473" calcext:value-type="float">
            <text:p>0.211055097827473</text:p>
          </table:table-cell>
          <table:table-cell table:style-name="ce15" office:value-type="string" calcext:value-type="string">
            <text:p>2016-09-30</text:p>
          </table:table-cell>
          <table:table-cell office:value-type="float" office:value="3.33" calcext:value-type="float">
            <text:p>3.33</text:p>
          </table:table-cell>
          <table:table-cell office:value-type="float" office:value="335754835.74" calcext:value-type="float">
            <text:p>335754835.74</text:p>
          </table:table-cell>
          <table:table-cell office:value-type="float" office:value="0.197307617" calcext:value-type="float">
            <text:p>0.197307617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56924602" calcext:value-type="float">
            <text:p>56924602</text:p>
          </table:table-cell>
          <table:table-cell office:value-type="float" office:value="0.181353805668919" calcext:value-type="float">
            <text:p>0.18135380566891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3764842906696" calcext:value-type="float">
            <text:p>0.0183764842906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54095924703004" calcext:value-type="float">
            <text:p>1.54095924703004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.92" calcext:value-type="float">
            <text:p>1.92</text:p>
          </table:table-cell>
          <table:table-cell office:value-type="float" office:value="1.93" calcext:value-type="float">
            <text:p>1.93</text:p>
          </table:table-cell>
          <table:table-cell office:value-type="float" office:value="0.0051948051948052" calcext:value-type="float">
            <text:p>0.005194805194805</text:p>
          </table:table-cell>
          <table:table-cell office:value-type="float" office:value="0.0102564102564103" calcext:value-type="float">
            <text:p>0.0102564102564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.92" calcext:value-type="float">
            <text:p>1.92</text:p>
          </table:table-cell>
          <table:table-cell office:value-type="float" office:value="654300659.14" calcext:value-type="float">
            <text:p>654300659.14</text:p>
          </table:table-cell>
          <table:table-cell office:value-type="float" office:value="1.283371326" calcext:value-type="float">
            <text:p>1.283371326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2692137" calcext:value-type="float">
            <text:p>12692137</text:p>
          </table:table-cell>
          <table:table-cell office:value-type="float" office:value="0.181316242857143" calcext:value-type="float">
            <text:p>0.181316242857143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106167444289201" calcext:value-type="float">
            <text:p>0.0106167444289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118760527260354" calcext:value-type="float">
            <text:p>1.18760527260354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9.19" calcext:value-type="float">
            <text:p>19.19</text:p>
          </table:table-cell>
          <table:table-cell office:value-type="float" office:value="19.2" calcext:value-type="float">
            <text:p>19.2</text:p>
          </table:table-cell>
          <table:table-cell office:value-type="float" office:value="0.000520969002344257" calcext:value-type="float">
            <text:p>0.000520969002344</text:p>
          </table:table-cell>
          <table:table-cell office:value-type="float" office:value="-0.480897675661234" calcext:value-type="float">
            <text:p>-0.48089767566123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583200000" calcext:value-type="float">
            <text:p>583200000</text:p>
          </table:table-cell>
          <table:table-cell office:value-type="float" office:value="880500000" calcext:value-type="float">
            <text:p>880500000</text:p>
          </table:table-cell>
          <table:table-cell office:value-type="float" office:value="0.662350936967632" calcext:value-type="float">
            <text:p>0.66235093696763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9.2" calcext:value-type="float">
            <text:p>19.2</text:p>
          </table:table-cell>
          <table:table-cell office:value-type="float" office:value="1307357395.2" calcext:value-type="float">
            <text:p>1307357395.2</text:p>
          </table:table-cell>
          <table:table-cell office:value-type="float" office:value="1.784036021" calcext:value-type="float">
            <text:p>1.784036021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2-12-01</text:p>
          </table:table-cell>
          <table:table-cell office:value-type="float" office:value="26767801" calcext:value-type="float">
            <text:p>26767801</text:p>
          </table:table-cell>
          <table:table-cell office:value-type="float" office:value="0.181240696855618" calcext:value-type="float">
            <text:p>0.181240696855618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258308314107921" calcext:value-type="float">
            <text:p>0.025830831410792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.0000000167314643998818" calcext:value-type="float">
            <text:p>1.67314643998818E-08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3.84" calcext:value-type="float">
            <text:p>3.84</text:p>
          </table:table-cell>
          <table:table-cell office:value-type="float" office:value="3.85" calcext:value-type="float">
            <text:p>3.85</text:p>
          </table:table-cell>
          <table:table-cell office:value-type="float" office:value="0.00260078023407028" calcext:value-type="float">
            <text:p>0.00260078023407</text:p>
          </table:table-cell>
          <table:table-cell office:value-type="float" office:value="0.152648147436483" calcext:value-type="float">
            <text:p>0.152648147436483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0" calcext:value-type="float">
            <text:p>0</text:p>
          </table:table-cell>
          <table:table-cell office:value-type="float" office:value="310355000" calcext:value-type="float">
            <text:p>31035500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2012-12-31</text:p>
          </table:table-cell>
          <table:table-cell office:value-type="float" office:value="3.83" calcext:value-type="float">
            <text:p>3.83</text:p>
          </table:table-cell>
          <table:table-cell office:value-type="float" office:value="808488062.87" calcext:value-type="float">
            <text:p>808488062.87</text:p>
          </table:table-cell>
          <table:table-cell office:value-type="float" office:value="1.243337796" calcext:value-type="float">
            <text:p>1.243337796</text:p>
          </table:table-cell>
        </table:table-row>
        <table:table-row table:style-name="ro1">
          <table:table-cell office:value-type="string" calcext:value-type="string">
            <text:p>SPOK.OQ</text:p>
          </table:table-cell>
          <table:table-cell table:style-name="ce15" office:value-type="string" calcext:value-type="string">
            <text:p>2016-03-01</text:p>
          </table:table-cell>
          <table:table-cell office:value-type="float" office:value="3891116" calcext:value-type="float">
            <text:p>3891116</text:p>
          </table:table-cell>
          <table:table-cell office:value-type="float" office:value="0.18122624707513" calcext:value-type="float">
            <text:p>0.18122624707513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212857658426576" calcext:value-type="float">
            <text:p>0.021285765842658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0.0000000248904171616171" calcext:value-type="float">
            <text:p>2.48904171616171E-08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17.29364" calcext:value-type="float">
            <text:p>17.29364</text:p>
          </table:table-cell>
          <table:table-cell office:value-type="float" office:value="17.303522" calcext:value-type="float">
            <text:p>17.303522</text:p>
          </table:table-cell>
          <table:table-cell office:value-type="float" office:value="0.000571260729420584" calcext:value-type="float">
            <text:p>0.000571260729421</text:p>
          </table:table-cell>
          <table:table-cell office:value-type="float" office:value="-0.068935353848702" calcext:value-type="float">
            <text:p>-0.068935353848702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121656000" calcext:value-type="float">
            <text:p>121656000</text:p>
          </table:table-cell>
          <table:table-cell office:value-type="float" office:value="386433000" calcext:value-type="float">
            <text:p>386433000</text:p>
          </table:table-cell>
          <table:table-cell office:value-type="float" office:value="0.314817833880647" calcext:value-type="float">
            <text:p>0.314817833880647</text:p>
          </table:table-cell>
          <table:table-cell table:style-name="ce15" office:value-type="string" calcext:value-type="string">
            <text:p>2016-03-31</text:p>
          </table:table-cell>
          <table:table-cell office:value-type="float" office:value="17.303522" calcext:value-type="float">
            <text:p>17.303522</text:p>
          </table:table-cell>
          <table:table-cell office:value-type="float" office:value="361688013.33" calcext:value-type="float">
            <text:p>361688013.33</text:p>
          </table:table-cell>
          <table:table-cell office:value-type="float" office:value="1.096618141" calcext:value-type="float">
            <text:p>1.096618141</text:p>
          </table:table-cell>
        </table:table-row>
        <table:table-row table:style-name="ro1">
          <table:table-cell office:value-type="string" calcext:value-type="string">
            <text:p>SWM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509675" calcext:value-type="float">
            <text:p>5509675</text:p>
          </table:table-cell>
          <table:table-cell office:value-type="float" office:value="0.181196990176636" calcext:value-type="float">
            <text:p>0.18119699017663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00890159048194" calcext:value-type="float">
            <text:p>0.0200890159048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890583738813629" calcext:value-type="float">
            <text:p>8.90583738813629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5.04" calcext:value-type="float">
            <text:p>25.04</text:p>
          </table:table-cell>
          <table:table-cell office:value-type="float" office:value="25.05" calcext:value-type="float">
            <text:p>25.05</text:p>
          </table:table-cell>
          <table:table-cell office:value-type="float" office:value="0.000399281293671454" calcext:value-type="float">
            <text:p>0.000399281293671</text:p>
          </table:table-cell>
          <table:table-cell office:value-type="float" office:value="-0.37147266313933" calcext:value-type="float">
            <text:p>-0.3714726631393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83400000" calcext:value-type="float">
            <text:p>283400000</text:p>
          </table:table-cell>
          <table:table-cell office:value-type="float" office:value="1542500000" calcext:value-type="float">
            <text:p>1542500000</text:p>
          </table:table-cell>
          <table:table-cell office:value-type="float" office:value="0.183727714748784" calcext:value-type="float">
            <text:p>0.18372771474878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5.05" calcext:value-type="float">
            <text:p>25.05</text:p>
          </table:table-cell>
          <table:table-cell office:value-type="float" office:value="770724647.55" calcext:value-type="float">
            <text:p>770724647.55</text:p>
          </table:table-cell>
          <table:table-cell office:value-type="float" office:value="1.35526226217793" calcext:value-type="float">
            <text:p>1.35526226217793</text:p>
          </table:table-cell>
        </table:table-row>
        <table:table-row table:style-name="ro1">
          <table:table-cell office:value-type="string" calcext:value-type="string">
            <text:p>CHCT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2683732" calcext:value-type="float">
            <text:p>2683732</text:p>
          </table:table-cell>
          <table:table-cell office:value-type="float" office:value="0.18114646654868" calcext:value-type="float">
            <text:p>0.1811464665486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77592183221586" calcext:value-type="float">
            <text:p>0.01775921832215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129591712831173" calcext:value-type="float">
            <text:p>1.29591712831173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.54" calcext:value-type="float">
            <text:p>31.54</text:p>
          </table:table-cell>
          <table:table-cell office:value-type="float" office:value="31.57" calcext:value-type="float">
            <text:p>31.57</text:p>
          </table:table-cell>
          <table:table-cell office:value-type="float" office:value="0.000950720963397279" calcext:value-type="float">
            <text:p>0.000950720963397</text:p>
          </table:table-cell>
          <table:table-cell office:value-type="float" office:value="0.0902421129860601" calcext:value-type="float">
            <text:p>0.09024211298606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8661000" calcext:value-type="float">
            <text:p>28661000</text:p>
          </table:table-cell>
          <table:table-cell office:value-type="float" office:value="385766000" calcext:value-type="float">
            <text:p>385766000</text:p>
          </table:table-cell>
          <table:table-cell office:value-type="float" office:value="0.0742963350839628" calcext:value-type="float">
            <text:p>0.07429633508396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31.54" calcext:value-type="float">
            <text:p>31.54</text:p>
          </table:table-cell>
          <table:table-cell office:value-type="float" office:value="584556115.08" calcext:value-type="float">
            <text:p>584556115.08</text:p>
          </table:table-cell>
          <table:table-cell office:value-type="float" office:value="2.092805135" calcext:value-type="float">
            <text:p>2.092805135</text:p>
          </table:table-cell>
        </table:table-row>
        <table:table-row table:style-name="ro1">
          <table:table-cell office:value-type="string" calcext:value-type="string">
            <text:p>OMI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11066689" calcext:value-type="float">
            <text:p>11066689</text:p>
          </table:table-cell>
          <table:table-cell office:value-type="float" office:value="0.181144959324309" calcext:value-type="float">
            <text:p>0.1811449593243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75384483687729" calcext:value-type="float">
            <text:p>0.02753844836877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331027503154072" calcext:value-type="float">
            <text:p>3.31027503154072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1.04" calcext:value-type="float">
            <text:p>21.04</text:p>
          </table:table-cell>
          <table:table-cell office:value-type="float" office:value="21.05" calcext:value-type="float">
            <text:p>21.05</text:p>
          </table:table-cell>
          <table:table-cell office:value-type="float" office:value="0.000475172249940678" calcext:value-type="float">
            <text:p>0.000475172249941</text:p>
          </table:table-cell>
          <table:table-cell office:value-type="float" office:value="-0.473801560758083" calcext:value-type="float">
            <text:p>-0.4738015607580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187310000" calcext:value-type="float">
            <text:p>1187310000</text:p>
          </table:table-cell>
          <table:table-cell office:value-type="float" office:value="2717752000" calcext:value-type="float">
            <text:p>2717752000</text:p>
          </table:table-cell>
          <table:table-cell office:value-type="float" office:value="0.436872091346083" calcext:value-type="float">
            <text:p>0.43687209134608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1.06" calcext:value-type="float">
            <text:p>21.06</text:p>
          </table:table-cell>
          <table:table-cell office:value-type="float" office:value="1289916849.78" calcext:value-type="float">
            <text:p>1289916849.78</text:p>
          </table:table-cell>
          <table:table-cell office:value-type="float" office:value="1.285041344" calcext:value-type="float">
            <text:p>1.285041344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8121056" calcext:value-type="float">
            <text:p>8121056</text:p>
          </table:table-cell>
          <table:table-cell office:value-type="float" office:value="0.181050249179249" calcext:value-type="float">
            <text:p>0.18105024917924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77382215716688" calcext:value-type="float">
            <text:p>0.01773822157166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312389715158666" calcext:value-type="float">
            <text:p>3.12389715158666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1.9" calcext:value-type="float">
            <text:p>51.9</text:p>
          </table:table-cell>
          <table:table-cell office:value-type="float" office:value="51.95" calcext:value-type="float">
            <text:p>51.95</text:p>
          </table:table-cell>
          <table:table-cell office:value-type="float" office:value="0.000962927298989008" calcext:value-type="float">
            <text:p>0.000962927298989</text:p>
          </table:table-cell>
          <table:table-cell office:value-type="float" office:value="0.279041916167665" calcext:value-type="float">
            <text:p>0.27904191616766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1.95" calcext:value-type="float">
            <text:p>51.95</text:p>
          </table:table-cell>
          <table:table-cell office:value-type="float" office:value="2413217505.25" calcext:value-type="float">
            <text:p>2413217505.25</text:p>
          </table:table-cell>
          <table:table-cell office:value-type="float" office:value="-24.773675988" calcext:value-type="float">
            <text:p>-24.773675988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5405904" calcext:value-type="float">
            <text:p>15405904</text:p>
          </table:table-cell>
          <table:table-cell office:value-type="float" office:value="0.180999790990111" calcext:value-type="float">
            <text:p>0.18099979099011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36630374299277" calcext:value-type="float">
            <text:p>0.03663037429927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307202402320176" calcext:value-type="float">
            <text:p>3.07202402320176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9.28" calcext:value-type="float">
            <text:p>19.28</text:p>
          </table:table-cell>
          <table:table-cell office:value-type="float" office:value="19.29" calcext:value-type="float">
            <text:p>19.29</text:p>
          </table:table-cell>
          <table:table-cell office:value-type="float" office:value="0.00051853772361929" calcext:value-type="float">
            <text:p>0.000518537723619</text:p>
          </table:table-cell>
          <table:table-cell office:value-type="float" office:value="1.81272084805654" calcext:value-type="float">
            <text:p>1.8127208480565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81149000" calcext:value-type="float">
            <text:p>81149000</text:p>
          </table:table-cell>
          <table:table-cell office:value-type="float" office:value="487439000" calcext:value-type="float">
            <text:p>487439000</text:p>
          </table:table-cell>
          <table:table-cell office:value-type="float" office:value="0.166480318562938" calcext:value-type="float">
            <text:p>0.16648031856293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19.29" calcext:value-type="float">
            <text:p>19.29</text:p>
          </table:table-cell>
          <table:table-cell office:value-type="float" office:value="2007222917.58" calcext:value-type="float">
            <text:p>2007222917.58</text:p>
          </table:table-cell>
          <table:table-cell office:value-type="float" office:value="6.182395808" calcext:value-type="float">
            <text:p>6.182395808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207912" calcext:value-type="float">
            <text:p>3207912</text:p>
          </table:table-cell>
          <table:table-cell office:value-type="float" office:value="0.180977338285148" calcext:value-type="float">
            <text:p>0.18097733828514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70208504519218" calcext:value-type="float">
            <text:p>0.01702085045192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92920927980519" calcext:value-type="float">
            <text:p>2.92920927980519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3.61" calcext:value-type="float">
            <text:p>53.61</text:p>
          </table:table-cell>
          <table:table-cell office:value-type="float" office:value="53.66" calcext:value-type="float">
            <text:p>53.66</text:p>
          </table:table-cell>
          <table:table-cell office:value-type="float" office:value="0.000932227090519198" calcext:value-type="float">
            <text:p>0.000932227090519</text:p>
          </table:table-cell>
          <table:table-cell office:value-type="float" office:value="0.0847488584474886" calcext:value-type="float">
            <text:p>0.08474885844748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53.61" calcext:value-type="float">
            <text:p>53.61</text:p>
          </table:table-cell>
          <table:table-cell office:value-type="float" office:value="935924452.2" calcext:value-type="float">
            <text:p>935924452.2</text:p>
          </table:table-cell>
          <table:table-cell office:value-type="float" office:value="3.682480257" calcext:value-type="float">
            <text:p>3.682480257</text:p>
          </table:table-cell>
        </table:table-row>
        <table:table-row table:style-name="ro1">
          <table:table-cell office:value-type="string" calcext:value-type="string">
            <text:p>EGRX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733189" calcext:value-type="float">
            <text:p>2733189</text:p>
          </table:table-cell>
          <table:table-cell office:value-type="float" office:value="0.180971257818868" calcext:value-type="float">
            <text:p>0.18097125781886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92400665192602" calcext:value-type="float">
            <text:p>0.0392400665192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9458609908978" calcext:value-type="float">
            <text:p>3.9458609908978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9.11" calcext:value-type="float">
            <text:p>49.11</text:p>
          </table:table-cell>
          <table:table-cell office:value-type="float" office:value="49.28" calcext:value-type="float">
            <text:p>49.28</text:p>
          </table:table-cell>
          <table:table-cell office:value-type="float" office:value="0.00345563573533899" calcext:value-type="float">
            <text:p>0.003455635735339</text:p>
          </table:table-cell>
          <table:table-cell office:value-type="float" office:value="0.289860465116279" calcext:value-type="float">
            <text:p>0.28986046511627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79521000" calcext:value-type="float">
            <text:p>179521000</text:p>
          </table:table-cell>
          <table:table-cell office:value-type="float" office:value="270060000" calcext:value-type="float">
            <text:p>270060000</text:p>
          </table:table-cell>
          <table:table-cell office:value-type="float" office:value="0.664744871510035" calcext:value-type="float">
            <text:p>0.66474487151003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49.24" calcext:value-type="float">
            <text:p>49.24</text:p>
          </table:table-cell>
          <table:table-cell office:value-type="float" office:value="734323949.16" calcext:value-type="float">
            <text:p>734323949.16</text:p>
          </table:table-cell>
          <table:table-cell office:value-type="float" office:value="3.988275364" calcext:value-type="float">
            <text:p>3.988275364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3-01-01</text:p>
          </table:table-cell>
          <table:table-cell office:value-type="float" office:value="4203525" calcext:value-type="float">
            <text:p>4203525</text:p>
          </table:table-cell>
          <table:table-cell office:value-type="float" office:value="0.180968012743241" calcext:value-type="float">
            <text:p>0.180968012743241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145744471865165" calcext:value-type="float">
            <text:p>0.014574447186517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0.00000000417756984386473" calcext:value-type="float">
            <text:p>4.17756984386473E-09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54.36" calcext:value-type="float">
            <text:p>54.36</text:p>
          </table:table-cell>
          <table:table-cell office:value-type="float" office:value="54.38" calcext:value-type="float">
            <text:p>54.38</text:p>
          </table:table-cell>
          <table:table-cell office:value-type="float" office:value="0.000367849917233826" calcext:value-type="float">
            <text:p>0.000367849917234</text:p>
          </table:table-cell>
          <table:table-cell office:value-type="float" office:value="0.112076648841355" calcext:value-type="float">
            <text:p>0.112076648841355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471992000" calcext:value-type="float">
            <text:p>471992000</text:p>
          </table:table-cell>
          <table:table-cell office:value-type="float" office:value="2266919000" calcext:value-type="float">
            <text:p>2266919000</text:p>
          </table:table-cell>
          <table:table-cell office:value-type="float" office:value="0.208208586191214" calcext:value-type="float">
            <text:p>0.208208586191214</text:p>
          </table:table-cell>
          <table:table-cell table:style-name="ce15" office:value-type="string" calcext:value-type="string">
            <text:p>2013-01-31</text:p>
          </table:table-cell>
          <table:table-cell office:value-type="float" office:value="54.38" calcext:value-type="float">
            <text:p>54.38</text:p>
          </table:table-cell>
          <table:table-cell office:value-type="float" office:value="1268188421.18" calcext:value-type="float">
            <text:p>1268188421.18</text:p>
          </table:table-cell>
          <table:table-cell office:value-type="float" office:value="1.040288833" calcext:value-type="float">
            <text:p>1.040288833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6315946" calcext:value-type="float">
            <text:p>6315946</text:p>
          </table:table-cell>
          <table:table-cell office:value-type="float" office:value="0.180936373793222" calcext:value-type="float">
            <text:p>0.18093637379322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257862700056888" calcext:value-type="float">
            <text:p>0.02578627000568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0661500246093308" calcext:value-type="float">
            <text:p>6.61500246093308E-0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0.55" calcext:value-type="float">
            <text:p>20.55</text:p>
          </table:table-cell>
          <table:table-cell office:value-type="float" office:value="20.6" calcext:value-type="float">
            <text:p>20.6</text:p>
          </table:table-cell>
          <table:table-cell office:value-type="float" office:value="0.00243013365735119" calcext:value-type="float">
            <text:p>0.002430133657351</text:p>
          </table:table-cell>
          <table:table-cell office:value-type="float" office:value="-0.174180327868852" calcext:value-type="float">
            <text:p>-0.17418032786885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334420000" calcext:value-type="float">
            <text:p>334420000</text:p>
          </table:table-cell>
          <table:table-cell office:value-type="float" office:value="1900356000" calcext:value-type="float">
            <text:p>1900356000</text:p>
          </table:table-cell>
          <table:table-cell office:value-type="float" office:value="0.175977553679416" calcext:value-type="float">
            <text:p>0.175977553679416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20.55" calcext:value-type="float">
            <text:p>20.55</text:p>
          </table:table-cell>
          <table:table-cell office:value-type="float" office:value="705358446.6" calcext:value-type="float">
            <text:p>705358446.6</text:p>
          </table:table-cell>
          <table:table-cell office:value-type="float" office:value="0.886318543" calcext:value-type="float">
            <text:p>0.886318543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14034215" calcext:value-type="float">
            <text:p>14034215</text:p>
          </table:table-cell>
          <table:table-cell office:value-type="float" office:value="0.180837905538962" calcext:value-type="float">
            <text:p>0.18083790553896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446206618841693" calcext:value-type="float">
            <text:p>0.04462066188416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0546329223309009" calcext:value-type="float">
            <text:p>5.46329223309009E-09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7.25" calcext:value-type="float">
            <text:p>17.25</text:p>
          </table:table-cell>
          <table:table-cell office:value-type="float" office:value="17.4" calcext:value-type="float">
            <text:p>17.4</text:p>
          </table:table-cell>
          <table:table-cell office:value-type="float" office:value="0.00865800865800858" calcext:value-type="float">
            <text:p>0.008658008658009</text:p>
          </table:table-cell>
          <table:table-cell office:value-type="float" office:value="-0.734817813765182" calcext:value-type="float">
            <text:p>-0.734817813765182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5539000000" calcext:value-type="float">
            <text:p>5539000000</text:p>
          </table:table-cell>
          <table:table-cell office:value-type="float" office:value="29013000000" calcext:value-type="float">
            <text:p>29013000000</text:p>
          </table:table-cell>
          <table:table-cell office:value-type="float" office:value="0.190914417674835" calcext:value-type="float">
            <text:p>0.19091441767483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7.4" calcext:value-type="float">
            <text:p>17.4</text:p>
          </table:table-cell>
          <table:table-cell office:value-type="float" office:value="1366560040" calcext:value-type="float">
            <text:p>1366560040</text:p>
          </table:table-cell>
          <table:table-cell office:value-type="float" office:value="0.315946312" calcext:value-type="float">
            <text:p>0.315946312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3-07-01</text:p>
          </table:table-cell>
          <table:table-cell office:value-type="float" office:value="4307063" calcext:value-type="float">
            <text:p>4307063</text:p>
          </table:table-cell>
          <table:table-cell office:value-type="float" office:value="0.180795227109401" calcext:value-type="float">
            <text:p>0.180795227109401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262080332242252" calcext:value-type="float">
            <text:p>0.026208033224225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0.0000000108952102667601" calcext:value-type="float">
            <text:p>1.08952102667601E-08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29.94" calcext:value-type="float">
            <text:p>29.94</text:p>
          </table:table-cell>
          <table:table-cell office:value-type="float" office:value="29.97" calcext:value-type="float">
            <text:p>29.97</text:p>
          </table:table-cell>
          <table:table-cell office:value-type="float" office:value="0.00100150225337999" calcext:value-type="float">
            <text:p>0.00100150225338</text:p>
          </table:table-cell>
          <table:table-cell office:value-type="float" office:value="0.98915829745625" calcext:value-type="float">
            <text:p>0.98915829745625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790503000" calcext:value-type="float">
            <text:p>790503000</text:p>
          </table:table-cell>
          <table:table-cell office:value-type="float" office:value="519688000" calcext:value-type="float">
            <text:p>519688000</text:p>
          </table:table-cell>
          <table:table-cell office:value-type="float" office:value="1.5211107433691" calcext:value-type="float">
            <text:p>1.5211107433691</text:p>
          </table:table-cell>
          <table:table-cell table:style-name="ce15" office:value-type="string" calcext:value-type="string">
            <text:p>2013-07-31</text:p>
          </table:table-cell>
          <table:table-cell office:value-type="float" office:value="29.94" calcext:value-type="float">
            <text:p>29.94</text:p>
          </table:table-cell>
          <table:table-cell office:value-type="float" office:value="731216955.36" calcext:value-type="float">
            <text:p>731216955.36</text:p>
          </table:table-cell>
          <table:table-cell office:value-type="float" office:value="2.753515353" calcext:value-type="float">
            <text:p>2.753515353</text:p>
          </table:table-cell>
        </table:table-row>
        <table:table-row table:style-name="ro1">
          <table:table-cell office:value-type="string" calcext:value-type="string">
            <text:p>FARO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3011061" calcext:value-type="float">
            <text:p>3011061</text:p>
          </table:table-cell>
          <table:table-cell office:value-type="float" office:value="0.18079249273032" calcext:value-type="float">
            <text:p>0.18079249273032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36680611476572" calcext:value-type="float">
            <text:p>0.01366806114765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678253571824955" calcext:value-type="float">
            <text:p>6.78253571824955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3.8" calcext:value-type="float">
            <text:p>53.8</text:p>
          </table:table-cell>
          <table:table-cell office:value-type="float" office:value="53.9" calcext:value-type="float">
            <text:p>53.9</text:p>
          </table:table-cell>
          <table:table-cell office:value-type="float" office:value="0.0018570102135562" calcext:value-type="float">
            <text:p>0.001857010213556</text:p>
          </table:table-cell>
          <table:table-cell office:value-type="float" office:value="0.266846361185984" calcext:value-type="float">
            <text:p>0.266846361185984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177960000" calcext:value-type="float">
            <text:p>177960000</text:p>
          </table:table-cell>
          <table:table-cell office:value-type="float" office:value="423714000" calcext:value-type="float">
            <text:p>423714000</text:p>
          </table:table-cell>
          <table:table-cell office:value-type="float" office:value="0.420000283209901" calcext:value-type="float">
            <text:p>0.42000028320990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3.9" calcext:value-type="float">
            <text:p>53.9</text:p>
          </table:table-cell>
          <table:table-cell office:value-type="float" office:value="900731092.8" calcext:value-type="float">
            <text:p>900731092.8</text:p>
          </table:table-cell>
          <table:table-cell office:value-type="float" office:value="2.524993931" calcext:value-type="float">
            <text:p>2.524993931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6-01-01</text:p>
          </table:table-cell>
          <table:table-cell office:value-type="float" office:value="18520197" calcext:value-type="float">
            <text:p>18520197</text:p>
          </table:table-cell>
          <table:table-cell office:value-type="float" office:value="0.180788912642399" calcext:value-type="float">
            <text:p>0.180788912642399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537127498601845" calcext:value-type="float">
            <text:p>0.053712749860185</text:p>
          </table:table-cell>
          <table:table-cell table:style-name="ce15" office:value-type="string" calcext:value-type="string">
            <text:p>2016-01-31</text:p>
          </table:table-cell>
          <table:table-cell office:value-type="float" office:value="0.0000000316193626528341" calcext:value-type="float">
            <text:p>3.16193626528341E-08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0.0045766590389015" calcext:value-type="float">
            <text:p>0.004576659038902</text:p>
          </table:table-cell>
          <table:table-cell office:value-type="float" office:value="-0.606349206349206" calcext:value-type="float">
            <text:p>-0.606349206349206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6-01-25</text:p>
          </table:table-cell>
          <table:table-cell office:value-type="float" office:value="2.19" calcext:value-type="float">
            <text:p>2.19</text:p>
          </table:table-cell>
          <table:table-cell office:value-type="float" office:value="302676519.21" calcext:value-type="float">
            <text:p>302676519.21</text:p>
          </table:table-cell>
          <table:table-cell office:value-type="float" office:value="0.423702059" calcext:value-type="float">
            <text:p>0.423702059</text:p>
          </table:table-cell>
        </table:table-row>
        <table:table-row table:style-name="ro1">
          <table:table-cell office:value-type="string" calcext:value-type="string">
            <text:p>CBL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30923234" calcext:value-type="float">
            <text:p>30923234</text:p>
          </table:table-cell>
          <table:table-cell office:value-type="float" office:value="0.180763628923832" calcext:value-type="float">
            <text:p>0.18076362892383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50185871484281" calcext:value-type="float">
            <text:p>0.02501858714842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62360731464809" calcext:value-type="float">
            <text:p>6.2360731464809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0.00260756192959577" calcext:value-type="float">
            <text:p>0.002607561929596</text:p>
          </table:table-cell>
          <table:table-cell office:value-type="float" office:value="-0.468414779499404" calcext:value-type="float">
            <text:p>-0.468414779499404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666699000" calcext:value-type="float">
            <text:p>666699000</text:p>
          </table:table-cell>
          <table:table-cell office:value-type="float" office:value="5704808000" calcext:value-type="float">
            <text:p>5704808000</text:p>
          </table:table-cell>
          <table:table-cell office:value-type="float" office:value="0.116866159211668" calcext:value-type="float">
            <text:p>0.11686615921166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.84" calcext:value-type="float">
            <text:p>3.84</text:p>
          </table:table-cell>
          <table:table-cell office:value-type="float" office:value="688943041.71" calcext:value-type="float">
            <text:p>688943041.71</text:p>
          </table:table-cell>
          <table:table-cell office:value-type="float" office:value="0.633227253" calcext:value-type="float">
            <text:p>0.633227253</text:p>
          </table:table-cell>
        </table:table-row>
        <table:table-row table:style-name="ro1">
          <table:table-cell office:value-type="string" calcext:value-type="string">
            <text:p>RRD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12651525" calcext:value-type="float">
            <text:p>12651525</text:p>
          </table:table-cell>
          <table:table-cell office:value-type="float" office:value="0.180736071428571" calcext:value-type="float">
            <text:p>0.18073607142857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359940547324795" calcext:value-type="float">
            <text:p>0.0359940547324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532964231632983" calcext:value-type="float">
            <text:p>5.32964231632983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2.1" calcext:value-type="float">
            <text:p>12.1</text:p>
          </table:table-cell>
          <table:table-cell office:value-type="float" office:value="12.11" calcext:value-type="float">
            <text:p>12.11</text:p>
          </table:table-cell>
          <table:table-cell office:value-type="float" office:value="0.000826104915324229" calcext:value-type="float">
            <text:p>0.000826104915324</text:p>
          </table:table-cell>
          <table:table-cell office:value-type="float" office:value="-0.369476092191674" calcext:value-type="float">
            <text:p>-0.369476092191674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348700000" calcext:value-type="float">
            <text:p>1348700000</text:p>
          </table:table-cell>
          <table:table-cell office:value-type="float" office:value="4268800000" calcext:value-type="float">
            <text:p>4268800000</text:p>
          </table:table-cell>
          <table:table-cell office:value-type="float" office:value="0.315943590704648" calcext:value-type="float">
            <text:p>0.31594359070464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12.11" calcext:value-type="float">
            <text:p>12.11</text:p>
          </table:table-cell>
          <table:table-cell office:value-type="float" office:value="847108416" calcext:value-type="float">
            <text:p>847108416</text:p>
          </table:table-cell>
          <table:table-cell office:value-type="float" office:value="-8.008410596" calcext:value-type="float">
            <text:p>-8.008410596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8326161" calcext:value-type="float">
            <text:p>18326161</text:p>
          </table:table-cell>
          <table:table-cell office:value-type="float" office:value="0.180731370808678" calcext:value-type="float">
            <text:p>0.18073137080867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458018841905031" calcext:value-type="float">
            <text:p>0.04580188419050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267282218974726" calcext:value-type="float">
            <text:p>2.6728221897472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65" calcext:value-type="float">
            <text:p>13.65</text:p>
          </table:table-cell>
          <table:table-cell office:value-type="float" office:value="13.66" calcext:value-type="float">
            <text:p>13.66</text:p>
          </table:table-cell>
          <table:table-cell office:value-type="float" office:value="0.000732332478945426" calcext:value-type="float">
            <text:p>0.000732332478945</text:p>
          </table:table-cell>
          <table:table-cell office:value-type="float" office:value="-0.221333333333333" calcext:value-type="float">
            <text:p>-0.22133333333333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3.66" calcext:value-type="float">
            <text:p>13.66</text:p>
          </table:table-cell>
          <table:table-cell office:value-type="float" office:value="1392590419.4" calcext:value-type="float">
            <text:p>1392590419.4</text:p>
          </table:table-cell>
          <table:table-cell office:value-type="float" office:value="0.661512213668091" calcext:value-type="float">
            <text:p>0.661512213668091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2340134" calcext:value-type="float">
            <text:p>12340134</text:p>
          </table:table-cell>
          <table:table-cell office:value-type="float" office:value="0.180675461200586" calcext:value-type="float">
            <text:p>0.18067546120058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370842061369749" calcext:value-type="float">
            <text:p>0.03708420613697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190118921646752" calcext:value-type="float">
            <text:p>1.90118921646752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6.49" calcext:value-type="float">
            <text:p>36.49</text:p>
          </table:table-cell>
          <table:table-cell office:value-type="float" office:value="36.51" calcext:value-type="float">
            <text:p>36.51</text:p>
          </table:table-cell>
          <table:table-cell office:value-type="float" office:value="0.000547945205479343" calcext:value-type="float">
            <text:p>0.000547945205479</text:p>
          </table:table-cell>
          <table:table-cell office:value-type="float" office:value="0.39017199017199" calcext:value-type="float">
            <text:p>0.3901719901719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600200000" calcext:value-type="float">
            <text:p>600200000</text:p>
          </table:table-cell>
          <table:table-cell office:value-type="float" office:value="1208900000" calcext:value-type="float">
            <text:p>1208900000</text:p>
          </table:table-cell>
          <table:table-cell office:value-type="float" office:value="0.496484407312433" calcext:value-type="float">
            <text:p>0.49648440731243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6.51" calcext:value-type="float">
            <text:p>36.51</text:p>
          </table:table-cell>
          <table:table-cell office:value-type="float" office:value="2552297925.18" calcext:value-type="float">
            <text:p>2552297925.18</text:p>
          </table:table-cell>
          <table:table-cell office:value-type="float" office:value="2.69118317" calcext:value-type="float">
            <text:p>2.69118317</text:p>
          </table:table-cell>
        </table:table-row>
        <table:table-row table:style-name="ro1">
          <table:table-cell office:value-type="string" calcext:value-type="string">
            <text:p>PETS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675860" calcext:value-type="float">
            <text:p>3675860</text:p>
          </table:table-cell>
          <table:table-cell office:value-type="float" office:value="0.180667453062027" calcext:value-type="float">
            <text:p>0.18066745306202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96887552219211" calcext:value-type="float">
            <text:p>0.01968875522192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99589828830952" calcext:value-type="float">
            <text:p>2.99589828830952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.27" calcext:value-type="float">
            <text:p>23.27</text:p>
          </table:table-cell>
          <table:table-cell office:value-type="float" office:value="0.000429830217064174" calcext:value-type="float">
            <text:p>0.000429830217064</text:p>
          </table:table-cell>
          <table:table-cell office:value-type="float" office:value="-0.470549450549451" calcext:value-type="float">
            <text:p>-0.47054945054945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97807000" calcext:value-type="float">
            <text:p>97807000</text:p>
          </table:table-cell>
          <table:table-cell office:value-type="float" office:value="134836000" calcext:value-type="float">
            <text:p>134836000</text:p>
          </table:table-cell>
          <table:table-cell office:value-type="float" office:value="0.725377495624314" calcext:value-type="float">
            <text:p>0.72537749562431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3.26" calcext:value-type="float">
            <text:p>23.26</text:p>
          </table:table-cell>
          <table:table-cell office:value-type="float" office:value="480875402.46" calcext:value-type="float">
            <text:p>480875402.46</text:p>
          </table:table-cell>
          <table:table-cell office:value-type="float" office:value="3.70358546224707" calcext:value-type="float">
            <text:p>3.70358546224707</text:p>
          </table:table-cell>
        </table:table-row>
        <table:table-row table:style-name="ro1">
          <table:table-cell office:value-type="string" calcext:value-type="string">
            <text:p>BCOR.OQ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7495136" calcext:value-type="float">
            <text:p>7495136</text:p>
          </table:table-cell>
          <table:table-cell office:value-type="float" office:value="0.180631802188268" calcext:value-type="float">
            <text:p>0.18063180218826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222460183592864" calcext:value-type="float">
            <text:p>0.022246018359286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683705183100353" calcext:value-type="float">
            <text:p>6.83705183100353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1.65" calcext:value-type="float">
            <text:p>21.65</text:p>
          </table:table-cell>
          <table:table-cell office:value-type="float" office:value="21.7" calcext:value-type="float">
            <text:p>21.7</text:p>
          </table:table-cell>
          <table:table-cell office:value-type="float" office:value="0.0023068050749712" calcext:value-type="float">
            <text:p>0.002306805074971</text:p>
          </table:table-cell>
          <table:table-cell office:value-type="float" office:value="0.902255639097744" calcext:value-type="float">
            <text:p>0.90225563909774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32735000" calcext:value-type="float">
            <text:p>232735000</text:p>
          </table:table-cell>
          <table:table-cell office:value-type="float" office:value="1022659000" calcext:value-type="float">
            <text:p>1022659000</text:p>
          </table:table-cell>
          <table:table-cell office:value-type="float" office:value="0.227578303227175" calcext:value-type="float">
            <text:p>0.2275783032271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21.7" calcext:value-type="float">
            <text:p>21.7</text:p>
          </table:table-cell>
          <table:table-cell office:value-type="float" office:value="1000933983" calcext:value-type="float">
            <text:p>1000933983</text:p>
          </table:table-cell>
          <table:table-cell office:value-type="float" office:value="1.892171831" calcext:value-type="float">
            <text:p>1.892171831</text:p>
          </table:table-cell>
        </table:table-row>
        <table:table-row table:style-name="ro1">
          <table:table-cell office:value-type="string" calcext:value-type="string">
            <text:p>OLN.N</text:p>
          </table:table-cell>
          <table:table-cell table:style-name="ce15" office:value-type="string" calcext:value-type="string">
            <text:p>2016-07-01</text:p>
          </table:table-cell>
          <table:table-cell office:value-type="float" office:value="18676567" calcext:value-type="float">
            <text:p>18676567</text:p>
          </table:table-cell>
          <table:table-cell office:value-type="float" office:value="0.180624439071567" calcext:value-type="float">
            <text:p>0.180624439071567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492049452983678" calcext:value-type="float">
            <text:p>0.049204945298368</text:p>
          </table:table-cell>
          <table:table-cell table:style-name="ce15" office:value-type="string" calcext:value-type="string">
            <text:p>2016-07-31</text:p>
          </table:table-cell>
          <table:table-cell office:value-type="float" office:value="0.000000000904760963886628" calcext:value-type="float">
            <text:p>9.04760963886628E-10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87" calcext:value-type="float">
            <text:p>20.87</text:p>
          </table:table-cell>
          <table:table-cell office:value-type="float" office:value="0.000958772770853287" calcext:value-type="float">
            <text:p>0.000958772770853</text:p>
          </table:table-cell>
          <table:table-cell office:value-type="float" office:value="0.0804697694649848" calcext:value-type="float">
            <text:p>0.080469769464985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369800000" calcext:value-type="float">
            <text:p>369800000</text:p>
          </table:table-cell>
          <table:table-cell office:value-type="float" office:value="9288900000" calcext:value-type="float">
            <text:p>9288900000</text:p>
          </table:table-cell>
          <table:table-cell office:value-type="float" office:value="0.0398109571639268" calcext:value-type="float">
            <text:p>0.039810957163927</text:p>
          </table:table-cell>
          <table:table-cell table:style-name="ce15" office:value-type="string" calcext:value-type="string">
            <text:p>2016-07-25</text:p>
          </table:table-cell>
          <table:table-cell office:value-type="float" office:value="20.85" calcext:value-type="float">
            <text:p>20.85</text:p>
          </table:table-cell>
          <table:table-cell office:value-type="float" office:value="3451930358.79999" calcext:value-type="float">
            <text:p>3451930358.79999</text:p>
          </table:table-cell>
          <table:table-cell office:value-type="float" office:value="1.455107889" calcext:value-type="float">
            <text:p>1.455107889</text:p>
          </table:table-cell>
        </table:table-row>
        <table:table-row table:style-name="ro1">
          <table:table-cell office:value-type="string" calcext:value-type="string">
            <text:p>SPPI.OQ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13152160" calcext:value-type="float">
            <text:p>13152160</text:p>
          </table:table-cell>
          <table:table-cell office:value-type="float" office:value="0.180601825742505" calcext:value-type="float">
            <text:p>0.180601825742505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272188186880063" calcext:value-type="float">
            <text:p>0.02721881868800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322249818245539" calcext:value-type="float">
            <text:p>3.22249818245539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59" calcext:value-type="float">
            <text:p>19.59</text:p>
          </table:table-cell>
          <table:table-cell office:value-type="float" office:value="19.6" calcext:value-type="float">
            <text:p>19.6</text:p>
          </table:table-cell>
          <table:table-cell office:value-type="float" office:value="0.00051033426894624" calcext:value-type="float">
            <text:p>0.000510334268946</text:p>
          </table:table-cell>
          <table:table-cell office:value-type="float" office:value="4.01023017902813" calcext:value-type="float">
            <text:p>4.0102301790281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0601000" calcext:value-type="float">
            <text:p>110601000</text:p>
          </table:table-cell>
          <table:table-cell office:value-type="float" office:value="428768000" calcext:value-type="float">
            <text:p>428768000</text:p>
          </table:table-cell>
          <table:table-cell office:value-type="float" office:value="0.257950686618404" calcext:value-type="float">
            <text:p>0.25795068661840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9.6" calcext:value-type="float">
            <text:p>19.6</text:p>
          </table:table-cell>
          <table:table-cell office:value-type="float" office:value="1972979864.8" calcext:value-type="float">
            <text:p>1972979864.8</text:p>
          </table:table-cell>
          <table:table-cell office:value-type="float" office:value="6.049859892" calcext:value-type="float">
            <text:p>6.049859892</text:p>
          </table:table-cell>
        </table:table-row>
        <table:table-row table:style-name="ro1">
          <table:table-cell office:value-type="string" calcext:value-type="string">
            <text:p>GNL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2076617" calcext:value-type="float">
            <text:p>12076617</text:p>
          </table:table-cell>
          <table:table-cell office:value-type="float" office:value="0.18057785250133" calcext:value-type="float">
            <text:p>0.1805778525013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39733848707363" calcext:value-type="float">
            <text:p>0.01397338487073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426970134366003" calcext:value-type="float">
            <text:p>4.26970134366003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68" calcext:value-type="float">
            <text:p>20.68</text:p>
          </table:table-cell>
          <table:table-cell office:value-type="float" office:value="20.69" calcext:value-type="float">
            <text:p>20.69</text:p>
          </table:table-cell>
          <table:table-cell office:value-type="float" office:value="0.000483442107807666" calcext:value-type="float">
            <text:p>0.000483442107808</text:p>
          </table:table-cell>
          <table:table-cell office:value-type="float" office:value="-0.00913659205116488" calcext:value-type="float">
            <text:p>-0.00913659205116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5981000" calcext:value-type="float">
            <text:p>205981000</text:p>
          </table:table-cell>
          <table:table-cell office:value-type="float" office:value="3038595000" calcext:value-type="float">
            <text:p>3038595000</text:p>
          </table:table-cell>
          <table:table-cell office:value-type="float" office:value="0.0677882376558903" calcext:value-type="float">
            <text:p>0.0677882376558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0.69" calcext:value-type="float">
            <text:p>20.69</text:p>
          </table:table-cell>
          <table:table-cell office:value-type="float" office:value="1486742922.75" calcext:value-type="float">
            <text:p>1486742922.75</text:p>
          </table:table-cell>
          <table:table-cell office:value-type="float" office:value="1.040594801" calcext:value-type="float">
            <text:p>1.040594801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1943555" calcext:value-type="float">
            <text:p>11943555</text:p>
          </table:table-cell>
          <table:table-cell office:value-type="float" office:value="0.180568985849057" calcext:value-type="float">
            <text:p>0.18056898584905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00275757594599" calcext:value-type="float">
            <text:p>0.0100275757594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244910362620132" calcext:value-type="float">
            <text:p>2.44910362620132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28" calcext:value-type="float">
            <text:p>19.28</text:p>
          </table:table-cell>
          <table:table-cell office:value-type="float" office:value="19.29" calcext:value-type="float">
            <text:p>19.29</text:p>
          </table:table-cell>
          <table:table-cell office:value-type="float" office:value="0.00051853772361929" calcext:value-type="float">
            <text:p>0.000518537723619</text:p>
          </table:table-cell>
          <table:table-cell office:value-type="float" office:value="0.0789772727272726" calcext:value-type="float">
            <text:p>0.07897727272727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9.29" calcext:value-type="float">
            <text:p>19.29</text:p>
          </table:table-cell>
          <table:table-cell office:value-type="float" office:value="1175740044.65999" calcext:value-type="float">
            <text:p>1175740044.65999</text:p>
          </table:table-cell>
          <table:table-cell office:value-type="float" office:value="0.761501711" calcext:value-type="float">
            <text:p>0.761501711</text:p>
          </table:table-cell>
        </table:table-row>
        <table:table-row table:style-name="ro1">
          <table:table-cell office:value-type="string" calcext:value-type="string">
            <text:p>TWO.N</text:p>
          </table:table-cell>
          <table:table-cell table:style-name="ce15" office:value-type="string" calcext:value-type="string">
            <text:p>2011-09-01</text:p>
          </table:table-cell>
          <table:table-cell office:value-type="float" office:value="2020346" calcext:value-type="float">
            <text:p>2020346</text:p>
          </table:table-cell>
          <table:table-cell office:value-type="float" office:value="0.180535688116352" calcext:value-type="float">
            <text:p>0.180535688116352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217253866662457" calcext:value-type="float">
            <text:p>0.021725386666246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0.00000000310743454345301" calcext:value-type="float">
            <text:p>3.10743454345301E-09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13.424547" calcext:value-type="float">
            <text:p>13.424547</text:p>
          </table:table-cell>
          <table:table-cell office:value-type="float" office:value="13.439784" calcext:value-type="float">
            <text:p>13.439784</text:p>
          </table:table-cell>
          <table:table-cell office:value-type="float" office:value="0.00113436660678422" calcext:value-type="float">
            <text:p>0.001134366606784</text:p>
          </table:table-cell>
          <table:table-cell office:value-type="float" office:value="0.0609756097560977" calcext:value-type="float">
            <text:p>0.060975609756098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32624000" calcext:value-type="float">
            <text:p>32624000</text:p>
          </table:table-cell>
          <table:table-cell office:value-type="float" office:value="1797432000" calcext:value-type="float">
            <text:p>1797432000</text:p>
          </table:table-cell>
          <table:table-cell office:value-type="float" office:value="0.0181503389279817" calcext:value-type="float">
            <text:p>0.018150338927982</text:p>
          </table:table-cell>
          <table:table-cell table:style-name="ce15" office:value-type="string" calcext:value-type="string">
            <text:p>2011-09-30</text:p>
          </table:table-cell>
          <table:table-cell office:value-type="float" office:value="13.455022" calcext:value-type="float">
            <text:p>13.455022</text:p>
          </table:table-cell>
          <table:table-cell office:value-type="float" office:value="1241351095.29" calcext:value-type="float">
            <text:p>1241351095.29</text:p>
          </table:table-cell>
          <table:table-cell office:value-type="float" office:value="0.691638161" calcext:value-type="float">
            <text:p>0.691638161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20142761" calcext:value-type="float">
            <text:p>20142761</text:p>
          </table:table-cell>
          <table:table-cell office:value-type="float" office:value="0.180471284449701" calcext:value-type="float">
            <text:p>0.180471284449701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364431209580794" calcext:value-type="float">
            <text:p>0.03644312095808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592460440524356" calcext:value-type="float">
            <text:p>5.92460440524356E-09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6.81" calcext:value-type="float">
            <text:p>6.81</text:p>
          </table:table-cell>
          <table:table-cell office:value-type="float" office:value="6.82" calcext:value-type="float">
            <text:p>6.82</text:p>
          </table:table-cell>
          <table:table-cell office:value-type="float" office:value="0.00146735143066774" calcext:value-type="float">
            <text:p>0.001467351430668</text:p>
          </table:table-cell>
          <table:table-cell office:value-type="float" office:value="-0.152522935779817" calcext:value-type="float">
            <text:p>-0.152522935779817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46516000" calcext:value-type="float">
            <text:p>46516000</text:p>
          </table:table-cell>
          <table:table-cell office:value-type="float" office:value="2246941000" calcext:value-type="float">
            <text:p>2246941000</text:p>
          </table:table-cell>
          <table:table-cell office:value-type="float" office:value="0.0207019231924648" calcext:value-type="float">
            <text:p>0.02070192319246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6.82" calcext:value-type="float">
            <text:p>6.82</text:p>
          </table:table-cell>
          <table:table-cell office:value-type="float" office:value="1007453121.18" calcext:value-type="float">
            <text:p>1007453121.18</text:p>
          </table:table-cell>
          <table:table-cell office:value-type="float" office:value="0.666398974" calcext:value-type="float">
            <text:p>0.666398974</text:p>
          </table:table-cell>
        </table:table-row>
        <table:table-row table:style-name="ro1">
          <table:table-cell office:value-type="string" calcext:value-type="string">
            <text:p>CPE.N</text:p>
          </table:table-cell>
          <table:table-cell table:style-name="ce15" office:value-type="string" calcext:value-type="string">
            <text:p>2017-11-01</text:p>
          </table:table-cell>
          <table:table-cell office:value-type="float" office:value="22777816" calcext:value-type="float">
            <text:p>22777816</text:p>
          </table:table-cell>
          <table:table-cell office:value-type="float" office:value="0.180406912829286" calcext:value-type="float">
            <text:p>0.180406912829286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313948784519925" calcext:value-type="float">
            <text:p>0.03139487845199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0.00000000183306917769486" calcext:value-type="float">
            <text:p>1.83306917769486E-09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.04" calcext:value-type="float">
            <text:p>11.04</text:p>
          </table:table-cell>
          <table:table-cell office:value-type="float" office:value="11.05" calcext:value-type="float">
            <text:p>11.05</text:p>
          </table:table-cell>
          <table:table-cell office:value-type="float" office:value="0.000905387052965284" calcext:value-type="float">
            <text:p>0.000905387052965</text:p>
          </table:table-cell>
          <table:table-cell office:value-type="float" office:value="-0.371315192743764" calcext:value-type="float">
            <text:p>-0.371315192743764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50628000" calcext:value-type="float">
            <text:p>150628000</text:p>
          </table:table-cell>
          <table:table-cell office:value-type="float" office:value="2267587000" calcext:value-type="float">
            <text:p>2267587000</text:p>
          </table:table-cell>
          <table:table-cell office:value-type="float" office:value="0.0664265582753826" calcext:value-type="float">
            <text:p>0.066426558275383</text:p>
          </table:table-cell>
          <table:table-cell table:style-name="ce15" office:value-type="string" calcext:value-type="string">
            <text:p>2017-11-30</text:p>
          </table:table-cell>
          <table:table-cell office:value-type="float" office:value="11.04" calcext:value-type="float">
            <text:p>11.04</text:p>
          </table:table-cell>
          <table:table-cell office:value-type="float" office:value="2228271338.87999" calcext:value-type="float">
            <text:p>2228271338.87999</text:p>
          </table:table-cell>
          <table:table-cell office:value-type="float" office:value="1.215682072" calcext:value-type="float">
            <text:p>1.215682072</text:p>
          </table:table-cell>
        </table:table-row>
        <table:table-row table:style-name="ro1">
          <table:table-cell office:value-type="string" calcext:value-type="string">
            <text:p>RGLD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1776658" calcext:value-type="float">
            <text:p>11776658</text:p>
          </table:table-cell>
          <table:table-cell office:value-type="float" office:value="0.180369467189325" calcext:value-type="float">
            <text:p>0.18036946718932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67163134340318" calcext:value-type="float">
            <text:p>0.02671631343403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110160650959321" calcext:value-type="float">
            <text:p>1.10160650959321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5.65" calcext:value-type="float">
            <text:p>85.65</text:p>
          </table:table-cell>
          <table:table-cell office:value-type="float" office:value="85.66" calcext:value-type="float">
            <text:p>85.66</text:p>
          </table:table-cell>
          <table:table-cell office:value-type="float" office:value="0.000116747416963294" calcext:value-type="float">
            <text:p>0.000116747416963</text:p>
          </table:table-cell>
          <table:table-cell office:value-type="float" office:value="-0.109230394544569" calcext:value-type="float">
            <text:p>-0.1092303945445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72935000" calcext:value-type="float">
            <text:p>372935000</text:p>
          </table:table-cell>
          <table:table-cell office:value-type="float" office:value="2682016000" calcext:value-type="float">
            <text:p>2682016000</text:p>
          </table:table-cell>
          <table:table-cell office:value-type="float" office:value="0.139050251750922" calcext:value-type="float">
            <text:p>0.13905025175092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5.65" calcext:value-type="float">
            <text:p>85.65</text:p>
          </table:table-cell>
          <table:table-cell office:value-type="float" office:value="5610856813.2" calcext:value-type="float">
            <text:p>5610856813.2</text:p>
          </table:table-cell>
          <table:table-cell office:value-type="float" office:value="2.66309302968797" calcext:value-type="float">
            <text:p>2.66309302968797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3166576" calcext:value-type="float">
            <text:p>13166576</text:p>
          </table:table-cell>
          <table:table-cell office:value-type="float" office:value="0.180364054794521" calcext:value-type="float">
            <text:p>0.180364054794521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84418230290829" calcext:value-type="float">
            <text:p>0.01844182302908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255535738933933" calcext:value-type="float">
            <text:p>2.55535738933933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3.25" calcext:value-type="float">
            <text:p>33.25</text:p>
          </table:table-cell>
          <table:table-cell office:value-type="float" office:value="33.27" calcext:value-type="float">
            <text:p>33.27</text:p>
          </table:table-cell>
          <table:table-cell office:value-type="float" office:value="0.00060132291040298" calcext:value-type="float">
            <text:p>0.000601322910403</text:p>
          </table:table-cell>
          <table:table-cell office:value-type="float" office:value="0.00285632676378182" calcext:value-type="float">
            <text:p>0.00285632676378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3.25" calcext:value-type="float">
            <text:p>33.25</text:p>
          </table:table-cell>
          <table:table-cell office:value-type="float" office:value="2569644000" calcext:value-type="float">
            <text:p>2569644000</text:p>
          </table:table-cell>
          <table:table-cell office:value-type="float" office:value="10.871858246" calcext:value-type="float">
            <text:p>10.871858246</text:p>
          </table:table-cell>
        </table:table-row>
        <table:table-row table:style-name="ro1">
          <table:table-cell office:value-type="string" calcext:value-type="string">
            <text:p>GNL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2060808" calcext:value-type="float">
            <text:p>12060808</text:p>
          </table:table-cell>
          <table:table-cell office:value-type="float" office:value="0.180341465500716" calcext:value-type="float">
            <text:p>0.18034146550071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98408382118873" calcext:value-type="float">
            <text:p>0.01984083821188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558236149856505" calcext:value-type="float">
            <text:p>5.5823614985650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25" calcext:value-type="float">
            <text:p>20.25</text:p>
          </table:table-cell>
          <table:table-cell office:value-type="float" office:value="20.26" calcext:value-type="float">
            <text:p>20.26</text:p>
          </table:table-cell>
          <table:table-cell office:value-type="float" office:value="0.000493705257961074" calcext:value-type="float">
            <text:p>0.000493705257961</text:p>
          </table:table-cell>
          <table:table-cell office:value-type="float" office:value="-0.0347222222222222" calcext:value-type="float">
            <text:p>-0.03472222222222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5981000" calcext:value-type="float">
            <text:p>205981000</text:p>
          </table:table-cell>
          <table:table-cell office:value-type="float" office:value="3038595000" calcext:value-type="float">
            <text:p>3038595000</text:p>
          </table:table-cell>
          <table:table-cell office:value-type="float" office:value="0.0677882376558903" calcext:value-type="float">
            <text:p>0.067788237655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.25" calcext:value-type="float">
            <text:p>20.25</text:p>
          </table:table-cell>
          <table:table-cell office:value-type="float" office:value="1459448725.5" calcext:value-type="float">
            <text:p>1459448725.5</text:p>
          </table:table-cell>
          <table:table-cell office:value-type="float" office:value="1.010649627" calcext:value-type="float">
            <text:p>1.010649627</text:p>
          </table:table-cell>
        </table:table-row>
        <table:table-row table:style-name="ro1">
          <table:table-cell office:value-type="string" calcext:value-type="string">
            <text:p>ADC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4981809" calcext:value-type="float">
            <text:p>4981809</text:p>
          </table:table-cell>
          <table:table-cell office:value-type="float" office:value="0.180336324574391" calcext:value-type="float">
            <text:p>0.18033632457439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14868769474404" calcext:value-type="float">
            <text:p>0.0214868769474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07614953519878" calcext:value-type="float">
            <text:p>2.0761495351987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11" calcext:value-type="float">
            <text:p>59.11</text:p>
          </table:table-cell>
          <table:table-cell office:value-type="float" office:value="59.12" calcext:value-type="float">
            <text:p>59.12</text:p>
          </table:table-cell>
          <table:table-cell office:value-type="float" office:value="0.000169161803264789" calcext:value-type="float">
            <text:p>0.000169161803265</text:p>
          </table:table-cell>
          <table:table-cell office:value-type="float" office:value="0.158048211508554" calcext:value-type="float">
            <text:p>0.15804821150855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04741000" calcext:value-type="float">
            <text:p>104741000</text:p>
          </table:table-cell>
          <table:table-cell office:value-type="float" office:value="1494634000" calcext:value-type="float">
            <text:p>1494634000</text:p>
          </table:table-cell>
          <table:table-cell office:value-type="float" office:value="0.0700780257909294" calcext:value-type="float">
            <text:p>0.0700780257909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12" calcext:value-type="float">
            <text:p>59.12</text:p>
          </table:table-cell>
          <table:table-cell office:value-type="float" office:value="2038548940.39999" calcext:value-type="float">
            <text:p>2038548940.39999</text:p>
          </table:table-cell>
          <table:table-cell office:value-type="float" office:value="1.91256656386831" calcext:value-type="float">
            <text:p>1.91256656386831</text:p>
          </table:table-cell>
        </table:table-row>
        <table:table-row table:style-name="ro1">
          <table:table-cell office:value-type="string" calcext:value-type="string">
            <text:p>SRCI.A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31331833" calcext:value-type="float">
            <text:p>31331833</text:p>
          </table:table-cell>
          <table:table-cell office:value-type="float" office:value="0.18030214984931" calcext:value-type="float">
            <text:p>0.1803021498493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201462644181428" calcext:value-type="float">
            <text:p>0.02014626441814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481521021392229" calcext:value-type="float">
            <text:p>4.81521021392229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7.57" calcext:value-type="float">
            <text:p>7.57</text:p>
          </table:table-cell>
          <table:table-cell office:value-type="float" office:value="10.34" calcext:value-type="float">
            <text:p>10.34</text:p>
          </table:table-cell>
          <table:table-cell office:value-type="float" office:value="0.309324399776661" calcext:value-type="float">
            <text:p>0.309324399776661</text:p>
          </table:table-cell>
          <table:table-cell office:value-type="float" office:value="-0.00929152148664345" calcext:value-type="float">
            <text:p>-0.00929152148664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81468000" calcext:value-type="float">
            <text:p>81468000</text:p>
          </table:table-cell>
          <table:table-cell office:value-type="float" office:value="1024113000" calcext:value-type="float">
            <text:p>1024113000</text:p>
          </table:table-cell>
          <table:table-cell office:value-type="float" office:value="0.0795498153035847" calcext:value-type="float">
            <text:p>0.07954981530358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9.95" calcext:value-type="float">
            <text:p>9.95</text:p>
          </table:table-cell>
          <table:table-cell office:value-type="float" office:value="2401323050" calcext:value-type="float">
            <text:p>2401323050</text:p>
          </table:table-cell>
          <table:table-cell office:value-type="float" office:value="2.122985435" calcext:value-type="float">
            <text:p>2.122985435</text:p>
          </table:table-cell>
        </table:table-row>
        <table:table-row table:style-name="ro1">
          <table:table-cell office:value-type="string" calcext:value-type="string">
            <text:p>WDR.N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15052074" calcext:value-type="float">
            <text:p>15052074</text:p>
          </table:table-cell>
          <table:table-cell office:value-type="float" office:value="0.180266518161894" calcext:value-type="float">
            <text:p>0.180266518161894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361704171980921" calcext:value-type="float">
            <text:p>0.03617041719809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00311306701377062" calcext:value-type="float">
            <text:p>3.11306701377062E-09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9.52" calcext:value-type="float">
            <text:p>19.52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0512163892445663" calcext:value-type="float">
            <text:p>0.000512163892446</text:p>
          </table:table-cell>
          <table:table-cell office:value-type="float" office:value="-0.579679144385027" calcext:value-type="float">
            <text:p>-0.579679144385027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733069000" calcext:value-type="float">
            <text:p>733069000</text:p>
          </table:table-cell>
          <table:table-cell office:value-type="float" office:value="1555151000" calcext:value-type="float">
            <text:p>1555151000</text:p>
          </table:table-cell>
          <table:table-cell office:value-type="float" office:value="0.4713812356485" calcext:value-type="float">
            <text:p>0.4713812356485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9.53" calcext:value-type="float">
            <text:p>19.53</text:p>
          </table:table-cell>
          <table:table-cell office:value-type="float" office:value="1617207566.31" calcext:value-type="float">
            <text:p>1617207566.31</text:p>
          </table:table-cell>
          <table:table-cell office:value-type="float" office:value="1.913784172" calcext:value-type="float">
            <text:p>1.913784172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3153510" calcext:value-type="float">
            <text:p>13153510</text:p>
          </table:table-cell>
          <table:table-cell office:value-type="float" office:value="0.180185068493151" calcext:value-type="float">
            <text:p>0.18018506849315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40797846907807" calcext:value-type="float">
            <text:p>0.02407978469078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313041717619446" calcext:value-type="float">
            <text:p>3.13041717619446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8.92" calcext:value-type="float">
            <text:p>28.92</text:p>
          </table:table-cell>
          <table:table-cell office:value-type="float" office:value="28.93" calcext:value-type="float">
            <text:p>28.93</text:p>
          </table:table-cell>
          <table:table-cell office:value-type="float" office:value="0.000345721694036232" calcext:value-type="float">
            <text:p>0.000345721694036</text:p>
          </table:table-cell>
          <table:table-cell office:value-type="float" office:value="0.275799086757991" calcext:value-type="float">
            <text:p>0.27579908675799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8.94" calcext:value-type="float">
            <text:p>28.94</text:p>
          </table:table-cell>
          <table:table-cell office:value-type="float" office:value="2184970000" calcext:value-type="float">
            <text:p>2184970000</text:p>
          </table:table-cell>
          <table:table-cell office:value-type="float" office:value="12.024125296" calcext:value-type="float">
            <text:p>12.024125296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20109381" calcext:value-type="float">
            <text:p>20109381</text:p>
          </table:table-cell>
          <table:table-cell office:value-type="float" office:value="0.180174811681959" calcext:value-type="float">
            <text:p>0.18017481168195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03085820211882" calcext:value-type="float">
            <text:p>0.01030858202118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30049816760925" calcext:value-type="float">
            <text:p>2.30049816760925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.07" calcext:value-type="float">
            <text:p>15.07</text:p>
          </table:table-cell>
          <table:table-cell office:value-type="float" office:value="15.09" calcext:value-type="float">
            <text:p>15.09</text:p>
          </table:table-cell>
          <table:table-cell office:value-type="float" office:value="0.00132625994694957" calcext:value-type="float">
            <text:p>0.00132625994695</text:p>
          </table:table-cell>
          <table:table-cell office:value-type="float" office:value="-0.08130081300813" calcext:value-type="float">
            <text:p>-0.08130081300813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0908000" calcext:value-type="float">
            <text:p>310908000</text:p>
          </table:table-cell>
          <table:table-cell office:value-type="float" office:value="18657256000" calcext:value-type="float">
            <text:p>18657256000</text:p>
          </table:table-cell>
          <table:table-cell office:value-type="float" office:value="0.0166641868450537" calcext:value-type="float">
            <text:p>0.01666418684505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5.08" calcext:value-type="float">
            <text:p>15.08</text:p>
          </table:table-cell>
          <table:table-cell office:value-type="float" office:value="1683722127.88" calcext:value-type="float">
            <text:p>1683722127.88</text:p>
          </table:table-cell>
          <table:table-cell office:value-type="float" office:value="0.676905329" calcext:value-type="float">
            <text:p>0.676905329</text:p>
          </table:table-cell>
        </table:table-row>
        <table:table-row table:style-name="ro1">
          <table:table-cell office:value-type="string" calcext:value-type="string">
            <text:p>FUL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9073025" calcext:value-type="float">
            <text:p>9073025</text:p>
          </table:table-cell>
          <table:table-cell office:value-type="float" office:value="0.180127556084971" calcext:value-type="float">
            <text:p>0.18012755608497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954588376319918" calcext:value-type="float">
            <text:p>0.00954588376319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923566215624" calcext:value-type="float">
            <text:p>1.923566215624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6.98" calcext:value-type="float">
            <text:p>56.98</text:p>
          </table:table-cell>
          <table:table-cell office:value-type="float" office:value="56.99" calcext:value-type="float">
            <text:p>56.99</text:p>
          </table:table-cell>
          <table:table-cell office:value-type="float" office:value="0.000175484776695711" calcext:value-type="float">
            <text:p>0.000175484776696</text:p>
          </table:table-cell>
          <table:table-cell office:value-type="float" office:value="0.129308627216577" calcext:value-type="float">
            <text:p>0.12930862721657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14834000" calcext:value-type="float">
            <text:p>614834000</text:p>
          </table:table-cell>
          <table:table-cell office:value-type="float" office:value="4373243000" calcext:value-type="float">
            <text:p>4373243000</text:p>
          </table:table-cell>
          <table:table-cell office:value-type="float" office:value="0.140589946636855" calcext:value-type="float">
            <text:p>0.14058994663685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6.99" calcext:value-type="float">
            <text:p>56.99</text:p>
          </table:table-cell>
          <table:table-cell office:value-type="float" office:value="2884401074.93" calcext:value-type="float">
            <text:p>2884401074.93</text:p>
          </table:table-cell>
          <table:table-cell office:value-type="float" office:value="2.551357618" calcext:value-type="float">
            <text:p>2.551357618</text:p>
          </table:table-cell>
        </table:table-row>
        <table:table-row table:style-name="ro1">
          <table:table-cell office:value-type="string" calcext:value-type="string">
            <text:p>HLX.N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20102046" calcext:value-type="float">
            <text:p>20102046</text:p>
          </table:table-cell>
          <table:table-cell office:value-type="float" office:value="0.180106493925384" calcext:value-type="float">
            <text:p>0.180106493925384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21089061348175" calcext:value-type="float">
            <text:p>0.02108906134817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971563269876247" calcext:value-type="float">
            <text:p>9.71563269876247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6.26" calcext:value-type="float">
            <text:p>6.26</text:p>
          </table:table-cell>
          <table:table-cell office:value-type="float" office:value="6.27" calcext:value-type="float">
            <text:p>6.27</text:p>
          </table:table-cell>
          <table:table-cell office:value-type="float" office:value="0.00159616919393452" calcext:value-type="float">
            <text:p>0.001596169193935</text:p>
          </table:table-cell>
          <table:table-cell office:value-type="float" office:value="-0.128" calcext:value-type="float">
            <text:p>-0.12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46516000" calcext:value-type="float">
            <text:p>46516000</text:p>
          </table:table-cell>
          <table:table-cell office:value-type="float" office:value="2246941000" calcext:value-type="float">
            <text:p>2246941000</text:p>
          </table:table-cell>
          <table:table-cell office:value-type="float" office:value="0.0207019231924648" calcext:value-type="float">
            <text:p>0.020701923192465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6.27" calcext:value-type="float">
            <text:p>6.27</text:p>
          </table:table-cell>
          <table:table-cell office:value-type="float" office:value="925978284.989999" calcext:value-type="float">
            <text:p>925978284.989999</text:p>
          </table:table-cell>
          <table:table-cell office:value-type="float" office:value="0.618235351" calcext:value-type="float">
            <text:p>0.618235351</text:p>
          </table:table-cell>
        </table:table-row>
        <table:table-row table:style-name="ro1">
          <table:table-cell table:style-name="ce14" office:value-type="string" calcext:value-type="string">
            <text:p>AJRD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3146798" calcext:value-type="float">
            <text:p>13146798</text:p>
          </table:table-cell>
          <table:table-cell office:value-type="float" office:value="0.180093123287671" calcext:value-type="float">
            <text:p>0.1800931232876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418355451783562" calcext:value-type="float">
            <text:p>0.04183554517835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03633076670067" calcext:value-type="float">
            <text:p>3.03633076670067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5.26" calcext:value-type="float">
            <text:p>35.26</text:p>
          </table:table-cell>
          <table:table-cell office:value-type="float" office:value="35.28" calcext:value-type="float">
            <text:p>35.28</text:p>
          </table:table-cell>
          <table:table-cell office:value-type="float" office:value="0.000567054153671764" calcext:value-type="float">
            <text:p>0.000567054153672</text:p>
          </table:table-cell>
          <table:table-cell office:value-type="float" office:value="0.0763141228625714" calcext:value-type="float">
            <text:p>0.0763141228625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258700000" calcext:value-type="float">
            <text:p>2258700000</text:p>
          </table:table-cell>
          <table:table-cell office:value-type="float" office:value="0.139460751759862" calcext:value-type="float">
            <text:p>0.13946075175986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5.32" calcext:value-type="float">
            <text:p>35.32</text:p>
          </table:table-cell>
          <table:table-cell office:value-type="float" office:value="2765556000" calcext:value-type="float">
            <text:p>2765556000</text:p>
          </table:table-cell>
          <table:table-cell office:value-type="float" office:value="6.771745711" calcext:value-type="float">
            <text:p>6.771745711</text:p>
          </table:table-cell>
        </table:table-row>
        <table:table-row table:style-name="ro1">
          <table:table-cell office:value-type="string" calcext:value-type="string">
            <text:p>FTR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3994883" calcext:value-type="float">
            <text:p>13994883</text:p>
          </table:table-cell>
          <table:table-cell office:value-type="float" office:value="0.180030912318617" calcext:value-type="float">
            <text:p>0.18003091231861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754928723999472" calcext:value-type="float">
            <text:p>0.07549287239994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417122045568724" calcext:value-type="float">
            <text:p>4.17122045568724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.42" calcext:value-type="float">
            <text:p>7.42</text:p>
          </table:table-cell>
          <table:table-cell office:value-type="float" office:value="7.43" calcext:value-type="float">
            <text:p>7.43</text:p>
          </table:table-cell>
          <table:table-cell office:value-type="float" office:value="0.00134680134680132" calcext:value-type="float">
            <text:p>0.001346801346801</text:p>
          </table:table-cell>
          <table:table-cell office:value-type="float" office:value="-0.577608142493639" calcext:value-type="float">
            <text:p>-0.57760814249363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573000000" calcext:value-type="float">
            <text:p>5573000000</text:p>
          </table:table-cell>
          <table:table-cell office:value-type="float" office:value="24884000000" calcext:value-type="float">
            <text:p>24884000000</text:p>
          </table:table-cell>
          <table:table-cell office:value-type="float" office:value="0.223959170551358" calcext:value-type="float">
            <text:p>0.22395917055135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7.43" calcext:value-type="float">
            <text:p>7.43</text:p>
          </table:table-cell>
          <table:table-cell office:value-type="float" office:value="595425340" calcext:value-type="float">
            <text:p>595425340</text:p>
          </table:table-cell>
          <table:table-cell office:value-type="float" office:value="0.248858485" calcext:value-type="float">
            <text:p>0.248858485</text:p>
          </table:table-cell>
        </table:table-row>
        <table:table-row table:style-name="ro1">
          <table:table-cell office:value-type="string" calcext:value-type="string">
            <text:p>LNN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1920054" calcext:value-type="float">
            <text:p>1920054</text:p>
          </table:table-cell>
          <table:table-cell office:value-type="float" office:value="0.180016313519595" calcext:value-type="float">
            <text:p>0.18001631351959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52823008690027" calcext:value-type="float">
            <text:p>0.01528230086900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422989840391775" calcext:value-type="float">
            <text:p>4.22989840391775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94.1" calcext:value-type="float">
            <text:p>94.1</text:p>
          </table:table-cell>
          <table:table-cell office:value-type="float" office:value="94.14" calcext:value-type="float">
            <text:p>94.14</text:p>
          </table:table-cell>
          <table:table-cell office:value-type="float" office:value="0.000424989375265685" calcext:value-type="float">
            <text:p>0.000424989375266</text:p>
          </table:table-cell>
          <table:table-cell office:value-type="float" office:value="0.0580342532998799" calcext:value-type="float">
            <text:p>0.0580342532998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45012000" calcext:value-type="float">
            <text:p>145012000</text:p>
          </table:table-cell>
          <table:table-cell office:value-type="float" office:value="506032000" calcext:value-type="float">
            <text:p>506032000</text:p>
          </table:table-cell>
          <table:table-cell office:value-type="float" office:value="0.286566857431941" calcext:value-type="float">
            <text:p>0.286566857431941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94.14" calcext:value-type="float">
            <text:p>94.14</text:p>
          </table:table-cell>
          <table:table-cell office:value-type="float" office:value="1012693916.52" calcext:value-type="float">
            <text:p>1012693916.52</text:p>
          </table:table-cell>
          <table:table-cell office:value-type="float" office:value="3.64946045" calcext:value-type="float">
            <text:p>3.64946045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17219926" calcext:value-type="float">
            <text:p>17219926</text:p>
          </table:table-cell>
          <table:table-cell office:value-type="float" office:value="0.179902693328319" calcext:value-type="float">
            <text:p>0.17990269332831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781432834499355" calcext:value-type="float">
            <text:p>0.00781432834499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45967062574316" calcext:value-type="float">
            <text:p>4.5967062574316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.14" calcext:value-type="float">
            <text:p>9.14</text:p>
          </table:table-cell>
          <table:table-cell office:value-type="float" office:value="9.15" calcext:value-type="float">
            <text:p>9.15</text:p>
          </table:table-cell>
          <table:table-cell office:value-type="float" office:value="0.00109349371241113" calcext:value-type="float">
            <text:p>0.001093493712411</text:p>
          </table:table-cell>
          <table:table-cell office:value-type="float" office:value="-0.165085388994307" calcext:value-type="float">
            <text:p>-0.16508538899430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9.15" calcext:value-type="float">
            <text:p>9.15</text:p>
          </table:table-cell>
          <table:table-cell office:value-type="float" office:value="845880012.45" calcext:value-type="float">
            <text:p>845880012.45</text:p>
          </table:table-cell>
          <table:table-cell office:value-type="float" office:value="0.709864304" calcext:value-type="float">
            <text:p>0.709864304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5036116" calcext:value-type="float">
            <text:p>15036116</text:p>
          </table:table-cell>
          <table:table-cell office:value-type="float" office:value="0.179889413608823" calcext:value-type="float">
            <text:p>0.17988941360882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125196175850124" calcext:value-type="float">
            <text:p>0.01251961758501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35563410439536" calcext:value-type="float">
            <text:p>3.5563410439536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5" calcext:value-type="float">
            <text:p>16.5</text:p>
          </table:table-cell>
          <table:table-cell office:value-type="float" office:value="16.51" calcext:value-type="float">
            <text:p>16.51</text:p>
          </table:table-cell>
          <table:table-cell office:value-type="float" office:value="0.00060587700696768" calcext:value-type="float">
            <text:p>0.000605877006968</text:p>
          </table:table-cell>
          <table:table-cell office:value-type="float" office:value="-0.176287051482059" calcext:value-type="float">
            <text:p>-0.17628705148205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65996000" calcext:value-type="float">
            <text:p>265996000</text:p>
          </table:table-cell>
          <table:table-cell office:value-type="float" office:value="3512498000" calcext:value-type="float">
            <text:p>3512498000</text:p>
          </table:table-cell>
          <table:table-cell office:value-type="float" office:value="0.0757284416959099" calcext:value-type="float">
            <text:p>0.0757284416959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6.51" calcext:value-type="float">
            <text:p>16.51</text:p>
          </table:table-cell>
          <table:table-cell office:value-type="float" office:value="1382129911.63" calcext:value-type="float">
            <text:p>1382129911.63</text:p>
          </table:table-cell>
          <table:table-cell office:value-type="float" office:value="0.935088737" calcext:value-type="float">
            <text:p>0.935088737</text:p>
          </table:table-cell>
        </table:table-row>
        <table:table-row table:style-name="ro1">
          <table:table-cell office:value-type="string" calcext:value-type="string">
            <text:p>GPRE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059202" calcext:value-type="float">
            <text:p>7059202</text:p>
          </table:table-cell>
          <table:table-cell office:value-type="float" office:value="0.179866027976661" calcext:value-type="float">
            <text:p>0.17986602797666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43675964929748" calcext:value-type="float">
            <text:p>0.03436759649297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68822265173025" calcext:value-type="float">
            <text:p>7.6882226517302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3.11" calcext:value-type="float">
            <text:p>13.11</text:p>
          </table:table-cell>
          <table:table-cell office:value-type="float" office:value="13.12" calcext:value-type="float">
            <text:p>13.12</text:p>
          </table:table-cell>
          <table:table-cell office:value-type="float" office:value="0.000762485703393045" calcext:value-type="float">
            <text:p>0.000762485703393</text:p>
          </table:table-cell>
          <table:table-cell office:value-type="float" office:value="-0.0356083086053413" calcext:value-type="float">
            <text:p>-0.0356083086053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5200000" calcext:value-type="float">
            <text:p>265200000</text:p>
          </table:table-cell>
          <table:table-cell office:value-type="float" office:value="2784650000" calcext:value-type="float">
            <text:p>2784650000</text:p>
          </table:table-cell>
          <table:table-cell office:value-type="float" office:value="0.0952363851830571" calcext:value-type="float">
            <text:p>0.09523638518305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3.11" calcext:value-type="float">
            <text:p>13.11</text:p>
          </table:table-cell>
          <table:table-cell office:value-type="float" office:value="542942731.56" calcext:value-type="float">
            <text:p>542942731.56</text:p>
          </table:table-cell>
          <table:table-cell office:value-type="float" office:value="0.60408749178193" calcext:value-type="float">
            <text:p>0.60408749178193</text:p>
          </table:table-cell>
        </table:table-row>
        <table:table-row table:style-name="ro1">
          <table:table-cell table:style-name="ce11" office:value-type="string" calcext:value-type="string">
            <text:p>ACRE.N</text:p>
          </table:table-cell>
          <table:table-cell table:style-name="ce15" office:value-type="string" calcext:value-type="string">
            <text:p>2014-02-01</text:p>
          </table:table-cell>
          <table:table-cell office:value-type="float" office:value="1174968" calcext:value-type="float">
            <text:p>1174968</text:p>
          </table:table-cell>
          <table:table-cell office:value-type="float" office:value="0.179859200852326" calcext:value-type="float">
            <text:p>0.179859200852326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0790607067158492" calcext:value-type="float">
            <text:p>0.007906070671585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0.00000000844205110057545" calcext:value-type="float">
            <text:p>8.44205110057545E-09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13.58" calcext:value-type="float">
            <text:p>13.58</text:p>
          </table:table-cell>
          <table:table-cell office:value-type="float" office:value="13.59" calcext:value-type="float">
            <text:p>13.59</text:p>
          </table:table-cell>
          <table:table-cell office:value-type="float" office:value="0.000736105999263878" calcext:value-type="float">
            <text:p>0.000736105999264</text:p>
          </table:table-cell>
          <table:table-cell office:value-type="float" office:value="-0.217263652378156" calcext:value-type="float">
            <text:p>-0.217263652378156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5055000" calcext:value-type="float">
            <text:p>5055000</text:p>
          </table:table-cell>
          <table:table-cell office:value-type="float" office:value="387859000" calcext:value-type="float">
            <text:p>387859000</text:p>
          </table:table-cell>
          <table:table-cell office:value-type="float" office:value="0.0130330867660671" calcext:value-type="float">
            <text:p>0.013033086766067</text:p>
          </table:table-cell>
          <table:table-cell table:style-name="ce15" office:value-type="string" calcext:value-type="string">
            <text:p>2014-02-28</text:p>
          </table:table-cell>
          <table:table-cell office:value-type="float" office:value="13.59" calcext:value-type="float">
            <text:p>13.59</text:p>
          </table:table-cell>
          <table:table-cell office:value-type="float" office:value="387409817.43" calcext:value-type="float">
            <text:p>387409817.43</text:p>
          </table:table-cell>
          <table:table-cell office:value-type="float" office:value="0.942407942" calcext:value-type="float">
            <text:p>0.942407942</text:p>
          </table:table-cell>
        </table:table-row>
        <table:table-row table:style-name="ro1">
          <table:table-cell office:value-type="string" calcext:value-type="string">
            <text:p>WSR.N</text:p>
          </table:table-cell>
          <table:table-cell table:style-name="ce15" office:value-type="string" calcext:value-type="string">
            <text:p>2018-04-01</text:p>
          </table:table-cell>
          <table:table-cell office:value-type="float" office:value="6371070" calcext:value-type="float">
            <text:p>6371070</text:p>
          </table:table-cell>
          <table:table-cell office:value-type="float" office:value="0.179831489217568" calcext:value-type="float">
            <text:p>0.17983148921756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135986121295972" calcext:value-type="float">
            <text:p>0.013598612129597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0.0000000125337524932621" calcext:value-type="float">
            <text:p>1.25337524932621E-08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0.85" calcext:value-type="float">
            <text:p>10.85</text:p>
          </table:table-cell>
          <table:table-cell office:value-type="float" office:value="10.86" calcext:value-type="float">
            <text:p>10.86</text:p>
          </table:table-cell>
          <table:table-cell office:value-type="float" office:value="0.000921234454168566" calcext:value-type="float">
            <text:p>0.000921234454169</text:p>
          </table:table-cell>
          <table:table-cell office:value-type="float" office:value="-0.171451355661882" calcext:value-type="float">
            <text:p>-0.171451355661882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83849000" calcext:value-type="float">
            <text:p>83849000</text:p>
          </table:table-cell>
          <table:table-cell office:value-type="float" office:value="1070168000" calcext:value-type="float">
            <text:p>1070168000</text:p>
          </table:table-cell>
          <table:table-cell office:value-type="float" office:value="0.0783512495234393" calcext:value-type="float">
            <text:p>0.078351249523439</text:p>
          </table:table-cell>
          <table:table-cell table:style-name="ce15" office:value-type="string" calcext:value-type="string">
            <text:p>2018-04-30</text:p>
          </table:table-cell>
          <table:table-cell office:value-type="float" office:value="10.85" calcext:value-type="float">
            <text:p>10.85</text:p>
          </table:table-cell>
          <table:table-cell office:value-type="float" office:value="425098009" calcext:value-type="float">
            <text:p>425098009</text:p>
          </table:table-cell>
          <table:table-cell office:value-type="float" office:value="1.224255775" calcext:value-type="float">
            <text:p>1.224255775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3-09-01</text:p>
          </table:table-cell>
          <table:table-cell office:value-type="float" office:value="4280841" calcext:value-type="float">
            <text:p>4280841</text:p>
          </table:table-cell>
          <table:table-cell office:value-type="float" office:value="0.179694520561746" calcext:value-type="float">
            <text:p>0.179694520561746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202418316506483" calcext:value-type="float">
            <text:p>0.020241831650648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0.00000000673537309729755" calcext:value-type="float">
            <text:p>6.73537309729755E-09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31.18" calcext:value-type="float">
            <text:p>31.18</text:p>
          </table:table-cell>
          <table:table-cell office:value-type="float" office:value="31.19" calcext:value-type="float">
            <text:p>31.19</text:p>
          </table:table-cell>
          <table:table-cell office:value-type="float" office:value="0.000320666987333704" calcext:value-type="float">
            <text:p>0.000320666987334</text:p>
          </table:table-cell>
          <table:table-cell office:value-type="float" office:value="1.23510315255766" calcext:value-type="float">
            <text:p>1.23510315255766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790503000" calcext:value-type="float">
            <text:p>790503000</text:p>
          </table:table-cell>
          <table:table-cell office:value-type="float" office:value="519688000" calcext:value-type="float">
            <text:p>519688000</text:p>
          </table:table-cell>
          <table:table-cell office:value-type="float" office:value="1.5211107433691" calcext:value-type="float">
            <text:p>1.5211107433691</text:p>
          </table:table-cell>
          <table:table-cell table:style-name="ce15" office:value-type="string" calcext:value-type="string">
            <text:p>2013-09-30</text:p>
          </table:table-cell>
          <table:table-cell office:value-type="float" office:value="31.18" calcext:value-type="float">
            <text:p>31.18</text:p>
          </table:table-cell>
          <table:table-cell office:value-type="float" office:value="761501157.92" calcext:value-type="float">
            <text:p>761501157.92</text:p>
          </table:table-cell>
          <table:table-cell office:value-type="float" office:value="2.707320578" calcext:value-type="float">
            <text:p>2.707320578</text:p>
          </table:table-cell>
        </table:table-row>
        <table:table-row table:style-name="ro1">
          <table:table-cell office:value-type="string" calcext:value-type="string">
            <text:p>HL.N</text:p>
          </table:table-cell>
          <table:table-cell table:style-name="ce15" office:value-type="string" calcext:value-type="string">
            <text:p>2015-06-01</text:p>
          </table:table-cell>
          <table:table-cell office:value-type="float" office:value="63504189" calcext:value-type="float">
            <text:p>63504189</text:p>
          </table:table-cell>
          <table:table-cell office:value-type="float" office:value="0.179673578691836" calcext:value-type="float">
            <text:p>0.179673578691836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213327780628956" calcext:value-type="float">
            <text:p>0.021332778062896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0.00000000805726266890618" calcext:value-type="float">
            <text:p>8.05726266890618E-0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0.00380952380952373" calcext:value-type="float">
            <text:p>0.003809523809524</text:p>
          </table:table-cell>
          <table:table-cell office:value-type="float" office:value="-0.0985507246376812" calcext:value-type="float">
            <text:p>-0.098550724637681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85201000" calcext:value-type="float">
            <text:p>85201000</text:p>
          </table:table-cell>
          <table:table-cell office:value-type="float" office:value="2262064000" calcext:value-type="float">
            <text:p>2262064000</text:p>
          </table:table-cell>
          <table:table-cell office:value-type="float" office:value="0.0376651588991293" calcext:value-type="float">
            <text:p>0.037665158899129</text:p>
          </table:table-cell>
          <table:table-cell table:style-name="ce15" office:value-type="string" calcext:value-type="string">
            <text:p>2015-06-30</text:p>
          </table:table-cell>
          <table:table-cell office:value-type="float" office:value="2.63" calcext:value-type="float">
            <text:p>2.63</text:p>
          </table:table-cell>
          <table:table-cell office:value-type="float" office:value="974016389.31" calcext:value-type="float">
            <text:p>974016389.31</text:p>
          </table:table-cell>
          <table:table-cell office:value-type="float" office:value="0.685594328" calcext:value-type="float">
            <text:p>0.685594328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3184332" calcext:value-type="float">
            <text:p>3184332</text:p>
          </table:table-cell>
          <table:table-cell office:value-type="float" office:value="0.179647050659812" calcext:value-type="float">
            <text:p>0.17964705065981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50959664774875" calcext:value-type="float">
            <text:p>0.01509596647748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581586666324136" calcext:value-type="float">
            <text:p>5.81586666324136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4.1" calcext:value-type="float">
            <text:p>54.1</text:p>
          </table:table-cell>
          <table:table-cell office:value-type="float" office:value="54.2" calcext:value-type="float">
            <text:p>54.2</text:p>
          </table:table-cell>
          <table:table-cell office:value-type="float" office:value="0.00184672206832874" calcext:value-type="float">
            <text:p>0.001846722068329</text:p>
          </table:table-cell>
          <table:table-cell office:value-type="float" office:value="-0.0277777777777778" calcext:value-type="float">
            <text:p>-0.02777777777777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4.2" calcext:value-type="float">
            <text:p>54.2</text:p>
          </table:table-cell>
          <table:table-cell office:value-type="float" office:value="946224684" calcext:value-type="float">
            <text:p>946224684</text:p>
          </table:table-cell>
          <table:table-cell office:value-type="float" office:value="3.964068489" calcext:value-type="float">
            <text:p>3.964068489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6072040" calcext:value-type="float">
            <text:p>6072040</text:p>
          </table:table-cell>
          <table:table-cell office:value-type="float" office:value="0.179646153846154" calcext:value-type="float">
            <text:p>0.17964615384615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485794575842491" calcext:value-type="float">
            <text:p>0.04857945758424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229259226985218" calcext:value-type="float">
            <text:p>2.29259226985218E-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2.22" calcext:value-type="float">
            <text:p>12.22</text:p>
          </table:table-cell>
          <table:table-cell office:value-type="float" office:value="12.23" calcext:value-type="float">
            <text:p>12.23</text:p>
          </table:table-cell>
          <table:table-cell office:value-type="float" office:value="0.000817995910020432" calcext:value-type="float">
            <text:p>0.00081799591002</text:p>
          </table:table-cell>
          <table:table-cell office:value-type="float" office:value="-0.0676598386095593" calcext:value-type="float">
            <text:p>-0.06765983860955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2.23" calcext:value-type="float">
            <text:p>12.23</text:p>
          </table:table-cell>
          <table:table-cell office:value-type="float" office:value="408129996.14" calcext:value-type="float">
            <text:p>408129996.14</text:p>
          </table:table-cell>
          <table:table-cell office:value-type="float" office:value="1.828853171" calcext:value-type="float">
            <text:p>1.828853171</text:p>
          </table:table-cell>
        </table:table-row>
        <table:table-row table:style-name="ro1">
          <table:table-cell office:value-type="string" calcext:value-type="string">
            <text:p>PDCE.OQ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8809850" calcext:value-type="float">
            <text:p>8809850</text:p>
          </table:table-cell>
          <table:table-cell office:value-type="float" office:value="0.179602258827367" calcext:value-type="float">
            <text:p>0.179602258827367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69095779744232" calcext:value-type="float">
            <text:p>0.01690957797442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072110927169141" calcext:value-type="float">
            <text:p>7.2110927169141E-10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1.85" calcext:value-type="float">
            <text:p>51.85</text:p>
          </table:table-cell>
          <table:table-cell office:value-type="float" office:value="51.86" calcext:value-type="float">
            <text:p>51.86</text:p>
          </table:table-cell>
          <table:table-cell office:value-type="float" office:value="0.000192845434384303" calcext:value-type="float">
            <text:p>0.000192845434384</text:p>
          </table:table-cell>
          <table:table-cell office:value-type="float" office:value="-0.302948336489045" calcext:value-type="float">
            <text:p>-0.30294833648904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342002000" calcext:value-type="float">
            <text:p>342002000</text:p>
          </table:table-cell>
          <table:table-cell office:value-type="float" office:value="4485842000" calcext:value-type="float">
            <text:p>4485842000</text:p>
          </table:table-cell>
          <table:table-cell office:value-type="float" office:value="0.0762403134127328" calcext:value-type="float">
            <text:p>0.076240313412733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51.85" calcext:value-type="float">
            <text:p>51.85</text:p>
          </table:table-cell>
          <table:table-cell office:value-type="float" office:value="3415504161.5" calcext:value-type="float">
            <text:p>3415504161.5</text:p>
          </table:table-cell>
          <table:table-cell office:value-type="float" office:value="1.407370146" calcext:value-type="float">
            <text:p>1.407370146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6-11-01</text:p>
          </table:table-cell>
          <table:table-cell office:value-type="float" office:value="2951206" calcext:value-type="float">
            <text:p>2951206</text:p>
          </table:table-cell>
          <table:table-cell office:value-type="float" office:value="0.179586826999552" calcext:value-type="float">
            <text:p>0.179586826999552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275897969613481" calcext:value-type="float">
            <text:p>0.027589796961348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0.000000130406029248059" calcext:value-type="float">
            <text:p>1.30406029248059E-07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3.66755" calcext:value-type="float">
            <text:p>13.66755</text:p>
          </table:table-cell>
          <table:table-cell office:value-type="float" office:value="13.714842" calcext:value-type="float">
            <text:p>13.714842</text:p>
          </table:table-cell>
          <table:table-cell office:value-type="float" office:value="0.00345419056158429" calcext:value-type="float">
            <text:p>0.003454190561584</text:p>
          </table:table-cell>
          <table:table-cell office:value-type="float" office:value="-0.515873015873016" calcext:value-type="float">
            <text:p>-0.515873015873016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213454000" calcext:value-type="float">
            <text:p>213454000</text:p>
          </table:table-cell>
          <table:table-cell office:value-type="float" office:value="1555875000" calcext:value-type="float">
            <text:p>1555875000</text:p>
          </table:table-cell>
          <table:table-cell office:value-type="float" office:value="0.137192255161886" calcext:value-type="float">
            <text:p>0.137192255161886</text:p>
          </table:table-cell>
          <table:table-cell table:style-name="ce15" office:value-type="string" calcext:value-type="string">
            <text:p>2016-11-30</text:p>
          </table:table-cell>
          <table:table-cell office:value-type="float" office:value="13.714842" calcext:value-type="float">
            <text:p>13.714842</text:p>
          </table:table-cell>
          <table:table-cell office:value-type="float" office:value="386839088.099999" calcext:value-type="float">
            <text:p>386839088.099999</text:p>
          </table:table-cell>
          <table:table-cell office:value-type="float" office:value="0.256695802918687" calcext:value-type="float">
            <text:p>0.256695802918687</text:p>
          </table:table-cell>
        </table:table-row>
        <table:table-row table:style-name="ro1">
          <table:table-cell office:value-type="string" calcext:value-type="string">
            <text:p>DN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70202735" calcext:value-type="float">
            <text:p>70202735</text:p>
          </table:table-cell>
          <table:table-cell office:value-type="float" office:value="0.179579705214259" calcext:value-type="float">
            <text:p>0.17957970521425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289374168222743" calcext:value-type="float">
            <text:p>0.02893741682227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256446620764588" calcext:value-type="float">
            <text:p>2.56446620764588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56" calcext:value-type="float">
            <text:p>5.56</text:p>
          </table:table-cell>
          <table:table-cell office:value-type="float" office:value="5.57" calcext:value-type="float">
            <text:p>5.57</text:p>
          </table:table-cell>
          <table:table-cell office:value-type="float" office:value="0.00179694519317173" calcext:value-type="float">
            <text:p>0.001796945193172</text:p>
          </table:table-cell>
          <table:table-cell office:value-type="float" office:value="3.25471698113208" calcext:value-type="float">
            <text:p>3.2547169811320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167880000" calcext:value-type="float">
            <text:p>1167880000</text:p>
          </table:table-cell>
          <table:table-cell office:value-type="float" office:value="4471299000" calcext:value-type="float">
            <text:p>4471299000</text:p>
          </table:table-cell>
          <table:table-cell office:value-type="float" office:value="0.261194789254756" calcext:value-type="float">
            <text:p>0.261194789254756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5.57" calcext:value-type="float">
            <text:p>5.57</text:p>
          </table:table-cell>
          <table:table-cell office:value-type="float" office:value="2565749883.54" calcext:value-type="float">
            <text:p>2565749883.54</text:p>
          </table:table-cell>
          <table:table-cell office:value-type="float" office:value="2.876731528" calcext:value-type="float">
            <text:p>2.876731528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5-12-01</text:p>
          </table:table-cell>
          <table:table-cell office:value-type="float" office:value="18395839" calcext:value-type="float">
            <text:p>18395839</text:p>
          </table:table-cell>
          <table:table-cell office:value-type="float" office:value="0.179574965101864" calcext:value-type="float">
            <text:p>0.179574965101864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482623221350198" calcext:value-type="float">
            <text:p>0.04826232213502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0.0000000382115601459732" calcext:value-type="float">
            <text:p>3.82115601459732E-08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2.47" calcext:value-type="float">
            <text:p>2.47</text:p>
          </table:table-cell>
          <table:table-cell office:value-type="float" office:value="2.48" calcext:value-type="float">
            <text:p>2.48</text:p>
          </table:table-cell>
          <table:table-cell office:value-type="float" office:value="0.00404040404040395" calcext:value-type="float">
            <text:p>0.004040404040404</text:p>
          </table:table-cell>
          <table:table-cell office:value-type="float" office:value="-0.499021526418787" calcext:value-type="float">
            <text:p>-0.499021526418787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157797000" calcext:value-type="float">
            <text:p>157797000</text:p>
          </table:table-cell>
          <table:table-cell office:value-type="float" office:value="1436569000" calcext:value-type="float">
            <text:p>1436569000</text:p>
          </table:table-cell>
          <table:table-cell office:value-type="float" office:value="0.109842966122755" calcext:value-type="float">
            <text:p>0.109842966122755</text:p>
          </table:table-cell>
          <table:table-cell table:style-name="ce15" office:value-type="string" calcext:value-type="string">
            <text:p>2015-12-31</text:p>
          </table:table-cell>
          <table:table-cell office:value-type="float" office:value="2.48" calcext:value-type="float">
            <text:p>2.48</text:p>
          </table:table-cell>
          <table:table-cell office:value-type="float" office:value="339655098.48" calcext:value-type="float">
            <text:p>339655098.48</text:p>
          </table:table-cell>
          <table:table-cell office:value-type="float" office:value="0.475466564" calcext:value-type="float">
            <text:p>0.475466564</text:p>
          </table:table-cell>
        </table:table-row>
        <table:table-row table:style-name="ro1">
          <table:table-cell office:value-type="string" calcext:value-type="string">
            <text:p>EBS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507696" calcext:value-type="float">
            <text:p>7507696</text:p>
          </table:table-cell>
          <table:table-cell office:value-type="float" office:value="0.179539382008459" calcext:value-type="float">
            <text:p>0.1795393820084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87352107818414" calcext:value-type="float">
            <text:p>0.02873521078184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215407291703373" calcext:value-type="float">
            <text:p>2.15407291703373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25" calcext:value-type="float">
            <text:p>59.25</text:p>
          </table:table-cell>
          <table:table-cell office:value-type="float" office:value="59.28" calcext:value-type="float">
            <text:p>59.28</text:p>
          </table:table-cell>
          <table:table-cell office:value-type="float" office:value="0.000506200961781847" calcext:value-type="float">
            <text:p>0.000506200961782</text:p>
          </table:table-cell>
          <table:table-cell office:value-type="float" office:value="0.567462879276953" calcext:value-type="float">
            <text:p>0.56746287927695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365166000" calcext:value-type="float">
            <text:p>365166000</text:p>
          </table:table-cell>
          <table:table-cell office:value-type="float" office:value="1070206000" calcext:value-type="float">
            <text:p>1070206000</text:p>
          </table:table-cell>
          <table:table-cell office:value-type="float" office:value="0.341210944434997" calcext:value-type="float">
            <text:p>0.34121094443499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9.28" calcext:value-type="float">
            <text:p>59.28</text:p>
          </table:table-cell>
          <table:table-cell office:value-type="float" office:value="3020022919.68" calcext:value-type="float">
            <text:p>3020022919.68</text:p>
          </table:table-cell>
          <table:table-cell office:value-type="float" office:value="3.07768783084658" calcext:value-type="float">
            <text:p>3.07768783084658</text:p>
          </table:table-cell>
        </table:table-row>
        <table:table-row table:style-name="ro1">
          <table:table-cell office:value-type="string" calcext:value-type="string">
            <text:p>NIHD.OQ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17946696" calcext:value-type="float">
            <text:p>17946696</text:p>
          </table:table-cell>
          <table:table-cell office:value-type="float" office:value="0.17946696" calcext:value-type="float">
            <text:p>0.17946696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276333123551238" calcext:value-type="float">
            <text:p>0.027633312355124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13229474856554" calcext:value-type="float">
            <text:p>1.3229474856554E-0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0.0202020202020201" calcext:value-type="float">
            <text:p>0.02020202020202</text:p>
          </table:table-cell>
          <table:table-cell office:value-type="float" office:value="-0.525641025641025" calcext:value-type="float">
            <text:p>-0.525641025641025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576161000" calcext:value-type="float">
            <text:p>576161000</text:p>
          </table:table-cell>
          <table:table-cell office:value-type="float" office:value="2729908000" calcext:value-type="float">
            <text:p>2729908000</text:p>
          </table:table-cell>
          <table:table-cell office:value-type="float" office:value="0.211055097827473" calcext:value-type="float">
            <text:p>0.211055097827473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2.45" calcext:value-type="float">
            <text:p>2.45</text:p>
          </table:table-cell>
          <table:table-cell office:value-type="float" office:value="247026831.1" calcext:value-type="float">
            <text:p>247026831.1</text:p>
          </table:table-cell>
          <table:table-cell office:value-type="float" office:value="0.145166264" calcext:value-type="float">
            <text:p>0.145166264</text:p>
          </table:table-cell>
        </table:table-row>
        <table:table-row table:style-name="ro1">
          <table:table-cell office:value-type="string" calcext:value-type="string">
            <text:p>RGEN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861001" calcext:value-type="float">
            <text:p>6861001</text:p>
          </table:table-cell>
          <table:table-cell office:value-type="float" office:value="0.179449844155117" calcext:value-type="float">
            <text:p>0.17944984415511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64651458256883" calcext:value-type="float">
            <text:p>0.016465145825688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38848504519386" calcext:value-type="float">
            <text:p>1.38848504519386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5.52" calcext:value-type="float">
            <text:p>55.52</text:p>
          </table:table-cell>
          <table:table-cell office:value-type="float" office:value="55.55" calcext:value-type="float">
            <text:p>55.55</text:p>
          </table:table-cell>
          <table:table-cell office:value-type="float" office:value="0.000540199873953255" calcext:value-type="float">
            <text:p>0.000540199873953</text:p>
          </table:table-cell>
          <table:table-cell office:value-type="float" office:value="0.432150313152401" calcext:value-type="float">
            <text:p>0.43215031315240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74186000" calcext:value-type="float">
            <text:p>74186000</text:p>
          </table:table-cell>
          <table:table-cell office:value-type="float" office:value="743519000" calcext:value-type="float">
            <text:p>743519000</text:p>
          </table:table-cell>
          <table:table-cell office:value-type="float" office:value="0.0997768718755002" calcext:value-type="float">
            <text:p>0.099776871875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55.53" calcext:value-type="float">
            <text:p>55.53</text:p>
          </table:table-cell>
          <table:table-cell office:value-type="float" office:value="2429469778.92" calcext:value-type="float">
            <text:p>2429469778.92</text:p>
          </table:table-cell>
          <table:table-cell office:value-type="float" office:value="4.057516369" calcext:value-type="float">
            <text:p>4.057516369</text:p>
          </table:table-cell>
        </table:table-row>
        <table:table-row table:style-name="ro1">
          <table:table-cell office:value-type="string" calcext:value-type="string">
            <text:p>KRG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4999253" calcext:value-type="float">
            <text:p>14999253</text:p>
          </table:table-cell>
          <table:table-cell office:value-type="float" office:value="0.179448391242817" calcext:value-type="float">
            <text:p>0.1794483912428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73462136804593" calcext:value-type="float">
            <text:p>0.0273462136804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622834741232878" calcext:value-type="float">
            <text:p>6.22834741232878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09" calcext:value-type="float">
            <text:p>14.09</text:p>
          </table:table-cell>
          <table:table-cell office:value-type="float" office:value="14.1" calcext:value-type="float">
            <text:p>14.1</text:p>
          </table:table-cell>
          <table:table-cell office:value-type="float" office:value="0.000709471443774373" calcext:value-type="float">
            <text:p>0.000709471443774</text:p>
          </table:table-cell>
          <table:table-cell office:value-type="float" office:value="-0.15765306122449" calcext:value-type="float">
            <text:p>-0.1576530612244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265996000" calcext:value-type="float">
            <text:p>265996000</text:p>
          </table:table-cell>
          <table:table-cell office:value-type="float" office:value="3512498000" calcext:value-type="float">
            <text:p>3512498000</text:p>
          </table:table-cell>
          <table:table-cell office:value-type="float" office:value="0.0757284416959099" calcext:value-type="float">
            <text:p>0.0757284416959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4.09" calcext:value-type="float">
            <text:p>14.09</text:p>
          </table:table-cell>
          <table:table-cell office:value-type="float" office:value="1180754483.74" calcext:value-type="float">
            <text:p>1180754483.74</text:p>
          </table:table-cell>
          <table:table-cell office:value-type="float" office:value="0.79802545718577" calcext:value-type="float">
            <text:p>0.79802545718577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4534994" calcext:value-type="float">
            <text:p>4534994</text:p>
          </table:table-cell>
          <table:table-cell office:value-type="float" office:value="0.179426215174058" calcext:value-type="float">
            <text:p>0.17942621517405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126078329416566" calcext:value-type="float">
            <text:p>0.01260783294165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334808334484376" calcext:value-type="float">
            <text:p>3.34808334484376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7.87" calcext:value-type="float">
            <text:p>67.87</text:p>
          </table:table-cell>
          <table:table-cell office:value-type="float" office:value="67.88" calcext:value-type="float">
            <text:p>67.88</text:p>
          </table:table-cell>
          <table:table-cell office:value-type="float" office:value="0.000147329650091947" calcext:value-type="float">
            <text:p>0.000147329650092</text:p>
          </table:table-cell>
          <table:table-cell office:value-type="float" office:value="0.133391455972101" calcext:value-type="float">
            <text:p>0.13339145597210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71948000" calcext:value-type="float">
            <text:p>371948000</text:p>
          </table:table-cell>
          <table:table-cell office:value-type="float" office:value="2168632000" calcext:value-type="float">
            <text:p>2168632000</text:p>
          </table:table-cell>
          <table:table-cell office:value-type="float" office:value="0.171512732450688" calcext:value-type="float">
            <text:p>0.17151273245068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7.86" calcext:value-type="float">
            <text:p>67.86</text:p>
          </table:table-cell>
          <table:table-cell office:value-type="float" office:value="1693610385.48" calcext:value-type="float">
            <text:p>1693610385.48</text:p>
          </table:table-cell>
          <table:table-cell office:value-type="float" office:value="1.2814103" calcext:value-type="float">
            <text:p>1.2814103</text:p>
          </table:table-cell>
        </table:table-row>
        <table:table-row table:style-name="ro1">
          <table:table-cell office:value-type="string" calcext:value-type="string">
            <text:p>CUZ.N</text:p>
          </table:table-cell>
          <table:table-cell table:style-name="ce15" office:value-type="string" calcext:value-type="string">
            <text:p>2017-10-01</text:p>
          </table:table-cell>
          <table:table-cell office:value-type="float" office:value="45550643" calcext:value-type="float">
            <text:p>45550643</text:p>
          </table:table-cell>
          <table:table-cell office:value-type="float" office:value="0.179407404635775" calcext:value-type="float">
            <text:p>0.179407404635775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742859817606363" calcext:value-type="float">
            <text:p>0.007428598176064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0.00000000079798791853265" calcext:value-type="float">
            <text:p>7.9798791853265E-10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02" calcext:value-type="float">
            <text:p>9.02</text:p>
          </table:table-cell>
          <table:table-cell office:value-type="float" office:value="9.03" calcext:value-type="float">
            <text:p>9.03</text:p>
          </table:table-cell>
          <table:table-cell office:value-type="float" office:value="0.00110803324099721" calcext:value-type="float">
            <text:p>0.001108033240997</text:p>
          </table:table-cell>
          <table:table-cell office:value-type="float" office:value="0.202059202059202" calcext:value-type="float">
            <text:p>0.202059202059202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156415000" calcext:value-type="float">
            <text:p>156415000</text:p>
          </table:table-cell>
          <table:table-cell office:value-type="float" office:value="4171607000" calcext:value-type="float">
            <text:p>4171607000</text:p>
          </table:table-cell>
          <table:table-cell office:value-type="float" office:value="0.0374951427591334" calcext:value-type="float">
            <text:p>0.037495142759133</text:p>
          </table:table-cell>
          <table:table-cell table:style-name="ce15" office:value-type="string" calcext:value-type="string">
            <text:p>2017-10-31</text:p>
          </table:table-cell>
          <table:table-cell office:value-type="float" office:value="9.02" calcext:value-type="float">
            <text:p>9.02</text:p>
          </table:table-cell>
          <table:table-cell office:value-type="float" office:value="3788585252.75999" calcext:value-type="float">
            <text:p>3788585252.75999</text:p>
          </table:table-cell>
          <table:table-cell office:value-type="float" office:value="1.370044939" calcext:value-type="float">
            <text:p>1.370044939</text:p>
          </table:table-cell>
        </table:table-row>
        <table:table-row table:style-name="ro1">
          <table:table-cell office:value-type="string" calcext:value-type="string">
            <text:p>EBS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498340" calcext:value-type="float">
            <text:p>7498340</text:p>
          </table:table-cell>
          <table:table-cell office:value-type="float" office:value="0.179315642200924" calcext:value-type="float">
            <text:p>0.17931564220092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14566244240798" calcext:value-type="float">
            <text:p>0.021456624424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43890223249793" calcext:value-type="float">
            <text:p>2.4389022324979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.19" calcext:value-type="float">
            <text:p>61.19</text:p>
          </table:table-cell>
          <table:table-cell office:value-type="float" office:value="61.22" calcext:value-type="float">
            <text:p>61.22</text:p>
          </table:table-cell>
          <table:table-cell office:value-type="float" office:value="0.000490156033003858" calcext:value-type="float">
            <text:p>0.000490156033004</text:p>
          </table:table-cell>
          <table:table-cell office:value-type="float" office:value="0.606001463771652" calcext:value-type="float">
            <text:p>0.606001463771652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65166000" calcext:value-type="float">
            <text:p>365166000</text:p>
          </table:table-cell>
          <table:table-cell office:value-type="float" office:value="1070206000" calcext:value-type="float">
            <text:p>1070206000</text:p>
          </table:table-cell>
          <table:table-cell office:value-type="float" office:value="0.341210944434997" calcext:value-type="float">
            <text:p>0.34121094443499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61.19" calcext:value-type="float">
            <text:p>61.19</text:p>
          </table:table-cell>
          <table:table-cell office:value-type="float" office:value="3117327976.64" calcext:value-type="float">
            <text:p>3117327976.64</text:p>
          </table:table-cell>
          <table:table-cell office:value-type="float" office:value="3.261471878" calcext:value-type="float">
            <text:p>3.261471878</text:p>
          </table:table-cell>
        </table:table-row>
        <table:table-row table:style-name="ro1">
          <table:table-cell office:value-type="string" calcext:value-type="string">
            <text:p>AMRX.N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12485205" calcext:value-type="float">
            <text:p>12485205</text:p>
          </table:table-cell>
          <table:table-cell office:value-type="float" office:value="0.179281012377582" calcext:value-type="float">
            <text:p>0.17928101237758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298316607272216" calcext:value-type="float">
            <text:p>0.02983166072722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0597558326661072" calcext:value-type="float">
            <text:p>5.97558326661072E-09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" calcext:value-type="float">
            <text:p>13.2</text:p>
          </table:table-cell>
          <table:table-cell office:value-type="float" office:value="0.00379506641366216" calcext:value-type="float">
            <text:p>0.003795066413662</text:p>
          </table:table-cell>
          <table:table-cell office:value-type="float" office:value="-0.646383773685615" calcext:value-type="float">
            <text:p>-0.646383773685615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359704000" calcext:value-type="float">
            <text:p>359704000</text:p>
          </table:table-cell>
          <table:table-cell office:value-type="float" office:value="1922487000" calcext:value-type="float">
            <text:p>1922487000</text:p>
          </table:table-cell>
          <table:table-cell office:value-type="float" office:value="0.187103475862256" calcext:value-type="float">
            <text:p>0.187103475862256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13.15" calcext:value-type="float">
            <text:p>13.15</text:p>
          </table:table-cell>
          <table:table-cell office:value-type="float" office:value="971430397.1" calcext:value-type="float">
            <text:p>971430397.1</text:p>
          </table:table-cell>
          <table:table-cell office:value-type="float" office:value="1.075591466" calcext:value-type="float">
            <text:p>1.075591466</text:p>
          </table:table-cell>
        </table:table-row>
        <table:table-row table:style-name="ro1">
          <table:table-cell office:value-type="string" calcext:value-type="string">
            <text:p>PM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1857093" calcext:value-type="float">
            <text:p>11857093</text:p>
          </table:table-cell>
          <table:table-cell office:value-type="float" office:value="0.179261807571359" calcext:value-type="float">
            <text:p>0.17926180757135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14560035038115" calcext:value-type="float">
            <text:p>0.02145600350381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11744289196715" calcext:value-type="float">
            <text:p>4.1174428919671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62" calcext:value-type="float">
            <text:p>18.62</text:p>
          </table:table-cell>
          <table:table-cell office:value-type="float" office:value="18.63" calcext:value-type="float">
            <text:p>18.63</text:p>
          </table:table-cell>
          <table:table-cell office:value-type="float" office:value="0.000536912751677745" calcext:value-type="float">
            <text:p>0.000536912751678</text:p>
          </table:table-cell>
          <table:table-cell office:value-type="float" office:value="0.309894212818917" calcext:value-type="float">
            <text:p>0.3098942128189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8349000" calcext:value-type="float">
            <text:p>158349000</text:p>
          </table:table-cell>
          <table:table-cell office:value-type="float" office:value="5604933000" calcext:value-type="float">
            <text:p>5604933000</text:p>
          </table:table-cell>
          <table:table-cell office:value-type="float" office:value="0.0282517204041511" calcext:value-type="float">
            <text:p>0.02825172040415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62" calcext:value-type="float">
            <text:p>18.62</text:p>
          </table:table-cell>
          <table:table-cell office:value-type="float" office:value="1134915887.28" calcext:value-type="float">
            <text:p>1134915887.28</text:p>
          </table:table-cell>
          <table:table-cell office:value-type="float" office:value="0.728180903050036" calcext:value-type="float">
            <text:p>0.728180903050036</text:p>
          </table:table-cell>
        </table:table-row>
        <table:table-row table:style-name="ro1">
          <table:table-cell office:value-type="string" calcext:value-type="string">
            <text:p>RGR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3177451" calcext:value-type="float">
            <text:p>3177451</text:p>
          </table:table-cell>
          <table:table-cell office:value-type="float" office:value="0.179258852646669" calcext:value-type="float">
            <text:p>0.17925885264666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73690909947652" calcext:value-type="float">
            <text:p>0.01736909099476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391812308940887" calcext:value-type="float">
            <text:p>3.91812308940887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.15" calcext:value-type="float">
            <text:p>53.15</text:p>
          </table:table-cell>
          <table:table-cell office:value-type="float" office:value="53.16" calcext:value-type="float">
            <text:p>53.16</text:p>
          </table:table-cell>
          <table:table-cell office:value-type="float" office:value="0.000188129056532744" calcext:value-type="float">
            <text:p>0.000188129056533</text:p>
          </table:table-cell>
          <table:table-cell office:value-type="float" office:value="-0.0401074306177261" calcext:value-type="float">
            <text:p>-0.04010743061772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54008000" calcext:value-type="float">
            <text:p>154008000</text:p>
          </table:table-cell>
          <table:table-cell office:value-type="float" office:value="284318000" calcext:value-type="float">
            <text:p>284318000</text:p>
          </table:table-cell>
          <table:table-cell office:value-type="float" office:value="0.541675166538875" calcext:value-type="float">
            <text:p>0.541675166538875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3.22" calcext:value-type="float">
            <text:p>53.22</text:p>
          </table:table-cell>
          <table:table-cell office:value-type="float" office:value="929115824.4" calcext:value-type="float">
            <text:p>929115824.4</text:p>
          </table:table-cell>
          <table:table-cell office:value-type="float" office:value="3.65569108893803" calcext:value-type="float">
            <text:p>3.65569108893803</text:p>
          </table:table-cell>
        </table:table-row>
        <table:table-row table:style-name="ro1">
          <table:table-cell office:value-type="string" calcext:value-type="string">
            <text:p>AMAG.OQ</text:p>
          </table:table-cell>
          <table:table-cell table:style-name="ce15" office:value-type="string" calcext:value-type="string">
            <text:p>2017-05-01</text:p>
          </table:table-cell>
          <table:table-cell office:value-type="float" office:value="6155060" calcext:value-type="float">
            <text:p>6155060</text:p>
          </table:table-cell>
          <table:table-cell office:value-type="float" office:value="0.1792074768532" calcext:value-type="float">
            <text:p>0.1792074768532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417757712711801" calcext:value-type="float">
            <text:p>0.04177577127118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0.00000000525412909629659" calcext:value-type="float">
            <text:p>5.25412909629659E-09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7.25" calcext:value-type="float">
            <text:p>17.25</text:p>
          </table:table-cell>
          <table:table-cell office:value-type="float" office:value="17.3" calcext:value-type="float">
            <text:p>17.3</text:p>
          </table:table-cell>
          <table:table-cell office:value-type="float" office:value="0.00289435600578875" calcext:value-type="float">
            <text:p>0.002894356005789</text:p>
          </table:table-cell>
          <table:table-cell office:value-type="float" office:value="0.138059701492537" calcext:value-type="float">
            <text:p>0.13805970149253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336173000" calcext:value-type="float">
            <text:p>336173000</text:p>
          </table:table-cell>
          <table:table-cell office:value-type="float" office:value="2478426000" calcext:value-type="float">
            <text:p>2478426000</text:p>
          </table:table-cell>
          <table:table-cell office:value-type="float" office:value="0.135639716497487" calcext:value-type="float">
            <text:p>0.135639716497487</text:p>
          </table:table-cell>
          <table:table-cell table:style-name="ce15" office:value-type="string" calcext:value-type="string">
            <text:p>2017-05-31</text:p>
          </table:table-cell>
          <table:table-cell office:value-type="float" office:value="17.3" calcext:value-type="float">
            <text:p>17.3</text:p>
          </table:table-cell>
          <table:table-cell office:value-type="float" office:value="606285316.2" calcext:value-type="float">
            <text:p>606285316.2</text:p>
          </table:table-cell>
          <table:table-cell office:value-type="float" office:value="0.644857683" calcext:value-type="float">
            <text:p>0.644857683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56226428" calcext:value-type="float">
            <text:p>56226428</text:p>
          </table:table-cell>
          <table:table-cell office:value-type="float" office:value="0.179129521133401" calcext:value-type="float">
            <text:p>0.17912952113340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48333365634174" calcext:value-type="float">
            <text:p>0.02483333656341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258329461831486" calcext:value-type="float">
            <text:p>2.58329461831486E-0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0.0056657223796034" calcext:value-type="float">
            <text:p>0.005665722379603</text:p>
          </table:table-cell>
          <table:table-cell office:value-type="float" office:value="-0.0248756218905472" calcext:value-type="float">
            <text:p>-0.02487562189054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.76" calcext:value-type="float">
            <text:p>1.76</text:p>
          </table:table-cell>
          <table:table-cell office:value-type="float" office:value="593624030.56" calcext:value-type="float">
            <text:p>593624030.56</text:p>
          </table:table-cell>
          <table:table-cell office:value-type="float" office:value="1.200073101" calcext:value-type="float">
            <text:p>1.200073101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56218400" calcext:value-type="float">
            <text:p>56218400</text:p>
          </table:table-cell>
          <table:table-cell office:value-type="float" office:value="0.179103945050289" calcext:value-type="float">
            <text:p>0.17910394505028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31670561971746" calcext:value-type="float">
            <text:p>0.031670561971746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175612170818742" calcext:value-type="float">
            <text:p>1.75612170818742E-0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.96" calcext:value-type="float">
            <text:p>1.96</text:p>
          </table:table-cell>
          <table:table-cell office:value-type="float" office:value="1.97" calcext:value-type="float">
            <text:p>1.97</text:p>
          </table:table-cell>
          <table:table-cell office:value-type="float" office:value="0.00508905852417303" calcext:value-type="float">
            <text:p>0.005089058524173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.96" calcext:value-type="float">
            <text:p>1.96</text:p>
          </table:table-cell>
          <table:table-cell office:value-type="float" office:value="661081306.76" calcext:value-type="float">
            <text:p>661081306.76</text:p>
          </table:table-cell>
          <table:table-cell office:value-type="float" office:value="1.336445045" calcext:value-type="float">
            <text:p>1.336445045</text:p>
          </table:table-cell>
        </table:table-row>
        <table:table-row table:style-name="ro1">
          <table:table-cell office:value-type="string" calcext:value-type="string">
            <text:p>GPMT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7742006" calcext:value-type="float">
            <text:p>7742006</text:p>
          </table:table-cell>
          <table:table-cell office:value-type="float" office:value="0.179069390375826" calcext:value-type="float">
            <text:p>0.17906939037582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153717806547509" calcext:value-type="float">
            <text:p>0.015371780654751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422513861841654" calcext:value-type="float">
            <text:p>4.22513861841654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03" calcext:value-type="float">
            <text:p>18.03</text:p>
          </table:table-cell>
          <table:table-cell office:value-type="float" office:value="18.04" calcext:value-type="float">
            <text:p>18.04</text:p>
          </table:table-cell>
          <table:table-cell office:value-type="float" office:value="0.000554477405045634" calcext:value-type="float">
            <text:p>0.000554477405046</text:p>
          </table:table-cell>
          <table:table-cell office:value-type="float" office:value="0.0687711386696732" calcext:value-type="float">
            <text:p>0.06877113866967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5637000" calcext:value-type="float">
            <text:p>65637000</text:p>
          </table:table-cell>
          <table:table-cell office:value-type="float" office:value="2499130000" calcext:value-type="float">
            <text:p>2499130000</text:p>
          </table:table-cell>
          <table:table-cell office:value-type="float" office:value="0.0262639398510682" calcext:value-type="float">
            <text:p>0.02626393985106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8.03" calcext:value-type="float">
            <text:p>18.03</text:p>
          </table:table-cell>
          <table:table-cell office:value-type="float" office:value="783515899.02" calcext:value-type="float">
            <text:p>783515899.02</text:p>
          </table:table-cell>
          <table:table-cell office:value-type="float" office:value="0.947820512794579" calcext:value-type="float">
            <text:p>0.947820512794579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4-11-01</text:p>
          </table:table-cell>
          <table:table-cell office:value-type="float" office:value="10159628" calcext:value-type="float">
            <text:p>10159628</text:p>
          </table:table-cell>
          <table:table-cell office:value-type="float" office:value="0.179068425855114" calcext:value-type="float">
            <text:p>0.179068425855114</text:p>
          </table:table-cell>
          <table:table-cell table:style-name="ce15" office:value-type="string" calcext:value-type="string">
            <text:p>2014-11-30</text:p>
          </table:table-cell>
          <table:table-cell office:value-type="float" office:value="0.0178877454508271" calcext:value-type="float">
            <text:p>0.017887745450827</text:p>
          </table:table-cell>
          <table:table-cell table:style-name="ce15" office:value-type="string" calcext:value-type="string">
            <text:p>2014-11-30</text:p>
          </table:table-cell>
          <table:table-cell office:value-type="float" office:value="0.00000000409741857305774" calcext:value-type="float">
            <text:p>4.09741857305774E-09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15.53" calcext:value-type="float">
            <text:p>15.53</text:p>
          </table:table-cell>
          <table:table-cell office:value-type="float" office:value="15.54" calcext:value-type="float">
            <text:p>15.54</text:p>
          </table:table-cell>
          <table:table-cell office:value-type="float" office:value="0.000643707756678454" calcext:value-type="float">
            <text:p>0.000643707756678</text:p>
          </table:table-cell>
          <table:table-cell office:value-type="float" office:value="0.746031746031746" calcext:value-type="float">
            <text:p>0.746031746031746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127114000" calcext:value-type="float">
            <text:p>127114000</text:p>
          </table:table-cell>
          <table:table-cell office:value-type="float" office:value="508653000" calcext:value-type="float">
            <text:p>508653000</text:p>
          </table:table-cell>
          <table:table-cell office:value-type="float" office:value="0.249903175642334" calcext:value-type="float">
            <text:p>0.249903175642334</text:p>
          </table:table-cell>
          <table:table-cell table:style-name="ce15" office:value-type="string" calcext:value-type="string">
            <text:p>2014-11-24</text:p>
          </table:table-cell>
          <table:table-cell office:value-type="float" office:value="15.53" calcext:value-type="float">
            <text:p>15.53</text:p>
          </table:table-cell>
          <table:table-cell office:value-type="float" office:value="909888594.63" calcext:value-type="float">
            <text:p>909888594.63</text:p>
          </table:table-cell>
          <table:table-cell office:value-type="float" office:value="3.452053699" calcext:value-type="float">
            <text:p>3.452053699</text:p>
          </table:table-cell>
        </table:table-row>
        <table:table-row table:style-name="ro1">
          <table:table-cell office:value-type="string" calcext:value-type="string">
            <text:p>LNN.N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1922716" calcext:value-type="float">
            <text:p>1922716</text:p>
          </table:table-cell>
          <table:table-cell office:value-type="float" office:value="0.179007168792477" calcext:value-type="float">
            <text:p>0.179007168792477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54618860224382" calcext:value-type="float">
            <text:p>0.025461886022438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670907803352127" calcext:value-type="float">
            <text:p>6.70907803352127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1.08" calcext:value-type="float">
            <text:p>101.08</text:p>
          </table:table-cell>
          <table:table-cell office:value-type="float" office:value="101.16" calcext:value-type="float">
            <text:p>101.16</text:p>
          </table:table-cell>
          <table:table-cell office:value-type="float" office:value="0.000791139240506312" calcext:value-type="float">
            <text:p>0.000791139240506</text:p>
          </table:table-cell>
          <table:table-cell office:value-type="float" office:value="0.0190770542470426" calcext:value-type="float">
            <text:p>0.01907705424704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51462000" calcext:value-type="float">
            <text:p>151462000</text:p>
          </table:table-cell>
          <table:table-cell office:value-type="float" office:value="500256000" calcext:value-type="float">
            <text:p>500256000</text:p>
          </table:table-cell>
          <table:table-cell office:value-type="float" office:value="0.302768982281072" calcext:value-type="float">
            <text:p>0.30276898228107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101.16" calcext:value-type="float">
            <text:p>101.16</text:p>
          </table:table-cell>
          <table:table-cell office:value-type="float" office:value="1088210288.87999" calcext:value-type="float">
            <text:p>1088210288.87999</text:p>
          </table:table-cell>
          <table:table-cell office:value-type="float" office:value="3.930707563" calcext:value-type="float">
            <text:p>3.930707563</text:p>
          </table:table-cell>
        </table:table-row>
        <table:table-row table:style-name="ro1">
          <table:table-cell office:value-type="string" calcext:value-type="string">
            <text:p>REGI.OQ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6932734" calcext:value-type="float">
            <text:p>6932734</text:p>
          </table:table-cell>
          <table:table-cell office:value-type="float" office:value="0.178996938371362" calcext:value-type="float">
            <text:p>0.178996938371362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236382729630889" calcext:value-type="float">
            <text:p>0.023638272963089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343190251510781" calcext:value-type="float">
            <text:p>3.43190251510781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0.000359130903214278" calcext:value-type="float">
            <text:p>0.000359130903214</text:p>
          </table:table-cell>
          <table:table-cell office:value-type="float" office:value="1.21810699588477" calcext:value-type="float">
            <text:p>1.2181069958847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84354000" calcext:value-type="float">
            <text:p>84354000</text:p>
          </table:table-cell>
          <table:table-cell office:value-type="float" office:value="1005596000" calcext:value-type="float">
            <text:p>1005596000</text:p>
          </table:table-cell>
          <table:table-cell office:value-type="float" office:value="0.0838845818798006" calcext:value-type="float">
            <text:p>0.083884581879801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7.84" calcext:value-type="float">
            <text:p>27.84</text:p>
          </table:table-cell>
          <table:table-cell office:value-type="float" office:value="1073051625.6" calcext:value-type="float">
            <text:p>1073051625.6</text:p>
          </table:table-cell>
          <table:table-cell office:value-type="float" office:value="1.399411196" calcext:value-type="float">
            <text:p>1.399411196</text:p>
          </table:table-cell>
        </table:table-row>
        <table:table-row table:style-name="ro1">
          <table:table-cell table:style-name="ce12" office:value-type="string" calcext:value-type="string">
            <text:p>AAXN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9435025" calcext:value-type="float">
            <text:p>9435025</text:p>
          </table:table-cell>
          <table:table-cell office:value-type="float" office:value="0.178944448659106" calcext:value-type="float">
            <text:p>0.17894444865910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218067458411039" calcext:value-type="float">
            <text:p>0.02180674584110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109018920661299" calcext:value-type="float">
            <text:p>1.09018920661299E-0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7.91" calcext:value-type="float">
            <text:p>67.91</text:p>
          </table:table-cell>
          <table:table-cell office:value-type="float" office:value="67.93" calcext:value-type="float">
            <text:p>67.93</text:p>
          </table:table-cell>
          <table:table-cell office:value-type="float" office:value="0.000294464075382954" calcext:value-type="float">
            <text:p>0.000294464075383</text:p>
          </table:table-cell>
          <table:table-cell office:value-type="float" office:value="1.56933712891419" calcext:value-type="float">
            <text:p>1.5693371289141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07088000" calcext:value-type="float">
            <text:p>207088000</text:p>
          </table:table-cell>
          <table:table-cell office:value-type="float" office:value="338112000" calcext:value-type="float">
            <text:p>338112000</text:p>
          </table:table-cell>
          <table:table-cell office:value-type="float" office:value="0.612483437440848" calcext:value-type="float">
            <text:p>0.61248343744084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67.93" calcext:value-type="float">
            <text:p>67.93</text:p>
          </table:table-cell>
          <table:table-cell office:value-type="float" office:value="3961656881.35" calcext:value-type="float">
            <text:p>3961656881.35</text:p>
          </table:table-cell>
          <table:table-cell office:value-type="float" office:value="18.166698997" calcext:value-type="float">
            <text:p>18.166698997</text:p>
          </table:table-cell>
        </table:table-row>
        <table:table-row table:style-name="ro1">
          <table:table-cell office:value-type="string" calcext:value-type="string">
            <text:p>CMO.N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17124864" calcext:value-type="float">
            <text:p>17124864</text:p>
          </table:table-cell>
          <table:table-cell office:value-type="float" office:value="0.178909546793707" calcext:value-type="float">
            <text:p>0.1789095467937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203220536450157" calcext:value-type="float">
            <text:p>0.020322053645016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0727570493744525" calcext:value-type="float">
            <text:p>7.27570493744525E-0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67" calcext:value-type="float">
            <text:p>6.67</text:p>
          </table:table-cell>
          <table:table-cell office:value-type="float" office:value="6.68" calcext:value-type="float">
            <text:p>6.68</text:p>
          </table:table-cell>
          <table:table-cell office:value-type="float" office:value="0.00149812734082394" calcext:value-type="float">
            <text:p>0.001498127340824</text:p>
          </table:table-cell>
          <table:table-cell office:value-type="float" office:value="-0.10635838150289" calcext:value-type="float">
            <text:p>-0.1063583815028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7032000" calcext:value-type="float">
            <text:p>87032000</text:p>
          </table:table-cell>
          <table:table-cell office:value-type="float" office:value="13733449000" calcext:value-type="float">
            <text:p>13733449000</text:p>
          </table:table-cell>
          <table:table-cell office:value-type="float" office:value="0.00633722817917043" calcext:value-type="float">
            <text:p>0.006337228179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6.67" calcext:value-type="float">
            <text:p>6.67</text:p>
          </table:table-cell>
          <table:table-cell office:value-type="float" office:value="606488526.05" calcext:value-type="float">
            <text:p>606488526.05</text:p>
          </table:table-cell>
          <table:table-cell office:value-type="float" office:value="0.541813712153722" calcext:value-type="float">
            <text:p>0.541813712153722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1-01-01</text:p>
          </table:table-cell>
          <table:table-cell office:value-type="float" office:value="4422999" calcext:value-type="float">
            <text:p>4422999</text:p>
          </table:table-cell>
          <table:table-cell office:value-type="float" office:value="0.178837093643862" calcext:value-type="float">
            <text:p>0.178837093643862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0.0114406058159695" calcext:value-type="float">
            <text:p>0.01144060581597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0.00000000289814843549913" calcext:value-type="float">
            <text:p>2.89814843549913E-09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37.89" calcext:value-type="float">
            <text:p>37.89</text:p>
          </table:table-cell>
          <table:table-cell office:value-type="float" office:value="37.95" calcext:value-type="float">
            <text:p>37.95</text:p>
          </table:table-cell>
          <table:table-cell office:value-type="float" office:value="0.00158227848101272" calcext:value-type="float">
            <text:p>0.001582278481013</text:p>
          </table:table-cell>
          <table:table-cell office:value-type="float" office:value="-0.103326723948006" calcext:value-type="float">
            <text:p>-0.103326723948006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542265000" calcext:value-type="float">
            <text:p>542265000</text:p>
          </table:table-cell>
          <table:table-cell office:value-type="float" office:value="2371040000" calcext:value-type="float">
            <text:p>2371040000</text:p>
          </table:table-cell>
          <table:table-cell office:value-type="float" office:value="0.228703438153722" calcext:value-type="float">
            <text:p>0.228703438153722</text:p>
          </table:table-cell>
          <table:table-cell table:style-name="ce15" office:value-type="string" calcext:value-type="string">
            <text:p>2011-01-31</text:p>
          </table:table-cell>
          <table:table-cell office:value-type="float" office:value="37.89" calcext:value-type="float">
            <text:p>37.89</text:p>
          </table:table-cell>
          <table:table-cell office:value-type="float" office:value="888734692.17" calcext:value-type="float">
            <text:p>888734692.17</text:p>
          </table:table-cell>
          <table:table-cell office:value-type="float" office:value="0.784518075" calcext:value-type="float">
            <text:p>0.784518075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5-05-01</text:p>
          </table:table-cell>
          <table:table-cell office:value-type="float" office:value="10424334" calcext:value-type="float">
            <text:p>10424334</text:p>
          </table:table-cell>
          <table:table-cell office:value-type="float" office:value="0.178827649395816" calcext:value-type="float">
            <text:p>0.178827649395816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416029250206777" calcext:value-type="float">
            <text:p>0.041602925020678</text:p>
          </table:table-cell>
          <table:table-cell table:style-name="ce15" office:value-type="string" calcext:value-type="string">
            <text:p>2015-05-31</text:p>
          </table:table-cell>
          <table:table-cell office:value-type="float" office:value="0.00000000183088368090637" calcext:value-type="float">
            <text:p>1.83088368090637E-09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21.33" calcext:value-type="float">
            <text:p>21.33</text:p>
          </table:table-cell>
          <table:table-cell office:value-type="float" office:value="21.35" calcext:value-type="float">
            <text:p>21.35</text:p>
          </table:table-cell>
          <table:table-cell office:value-type="float" office:value="0.00093720712277428" calcext:value-type="float">
            <text:p>0.000937207122774</text:p>
          </table:table-cell>
          <table:table-cell office:value-type="float" office:value="0.949706621961442" calcext:value-type="float">
            <text:p>0.949706621961442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375217000" calcext:value-type="float">
            <text:p>375217000</text:p>
          </table:table-cell>
          <table:table-cell office:value-type="float" office:value="711065000" calcext:value-type="float">
            <text:p>711065000</text:p>
          </table:table-cell>
          <table:table-cell office:value-type="float" office:value="0.52768312320252" calcext:value-type="float">
            <text:p>0.52768312320252</text:p>
          </table:table-cell>
          <table:table-cell table:style-name="ce15" office:value-type="string" calcext:value-type="string">
            <text:p>2015-05-25</text:p>
          </table:table-cell>
          <table:table-cell office:value-type="float" office:value="21.33" calcext:value-type="float">
            <text:p>21.33</text:p>
          </table:table-cell>
          <table:table-cell office:value-type="float" office:value="1250835501.86" calcext:value-type="float">
            <text:p>1250835501.86</text:p>
          </table:table-cell>
          <table:table-cell office:value-type="float" office:value="3.473886824" calcext:value-type="float">
            <text:p>3.473886824</text:p>
          </table:table-cell>
        </table:table-row>
        <table:table-row table:style-name="ro1">
          <table:table-cell table:style-name="ce13" office:value-type="string" calcext:value-type="string">
            <text:p>AIR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6060872" calcext:value-type="float">
            <text:p>6060872</text:p>
          </table:table-cell>
          <table:table-cell office:value-type="float" office:value="0.178786784660767" calcext:value-type="float">
            <text:p>0.178786784660767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213496647913104" calcext:value-type="float">
            <text:p>0.02134966479131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50535671741303" calcext:value-type="float">
            <text:p>5.0535671741303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44.68" calcext:value-type="float">
            <text:p>44.68</text:p>
          </table:table-cell>
          <table:table-cell office:value-type="float" office:value="44.69" calcext:value-type="float">
            <text:p>44.69</text:p>
          </table:table-cell>
          <table:table-cell office:value-type="float" office:value="0.000223788743426161" calcext:value-type="float">
            <text:p>0.000223788743426</text:p>
          </table:table-cell>
          <table:table-cell office:value-type="float" office:value="0.239267315397825" calcext:value-type="float">
            <text:p>0.239267315397825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63400000" calcext:value-type="float">
            <text:p>263400000</text:p>
          </table:table-cell>
          <table:table-cell office:value-type="float" office:value="1504100000" calcext:value-type="float">
            <text:p>1504100000</text:p>
          </table:table-cell>
          <table:table-cell office:value-type="float" office:value="0.175121335017619" calcext:value-type="float">
            <text:p>0.17512133501761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44.69" calcext:value-type="float">
            <text:p>44.69</text:p>
          </table:table-cell>
          <table:table-cell office:value-type="float" office:value="1548005201.22" calcext:value-type="float">
            <text:p>1548005201.22</text:p>
          </table:table-cell>
          <table:table-cell office:value-type="float" office:value="1.691439347" calcext:value-type="float">
            <text:p>1.691439347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9857277" calcext:value-type="float">
            <text:p>9857277</text:p>
          </table:table-cell>
          <table:table-cell office:value-type="float" office:value="0.178767393830712" calcext:value-type="float">
            <text:p>0.178767393830712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220475812327946" calcext:value-type="float">
            <text:p>0.022047581232795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436037822462591" calcext:value-type="float">
            <text:p>4.36037822462591E-08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.25" calcext:value-type="float">
            <text:p>3.25</text:p>
          </table:table-cell>
          <table:table-cell office:value-type="float" office:value="3.26" calcext:value-type="float">
            <text:p>3.26</text:p>
          </table:table-cell>
          <table:table-cell office:value-type="float" office:value="0.00307219662058365" calcext:value-type="float">
            <text:p>0.003072196620584</text:p>
          </table:table-cell>
          <table:table-cell office:value-type="float" office:value="0.376827245083976" calcext:value-type="float">
            <text:p>0.376827245083976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22433000" calcext:value-type="float">
            <text:p>22433000</text:p>
          </table:table-cell>
          <table:table-cell office:value-type="float" office:value="118443000" calcext:value-type="float">
            <text:p>118443000</text:p>
          </table:table-cell>
          <table:table-cell office:value-type="float" office:value="0.189399120251936" calcext:value-type="float">
            <text:p>0.189399120251936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3.26" calcext:value-type="float">
            <text:p>3.26</text:p>
          </table:table-cell>
          <table:table-cell office:value-type="float" office:value="187571415.899999" calcext:value-type="float">
            <text:p>187571415.899999</text:p>
          </table:table-cell>
          <table:table-cell office:value-type="float" office:value="1.743347445" calcext:value-type="float">
            <text:p>1.743347445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18121156" calcext:value-type="float">
            <text:p>18121156</text:p>
          </table:table-cell>
          <table:table-cell office:value-type="float" office:value="0.178709625246548" calcext:value-type="float">
            <text:p>0.17870962524654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35552865236491" calcext:value-type="float">
            <text:p>0.02355528652364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06230331833693" calcext:value-type="float">
            <text:p>2.06230331833693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6" calcext:value-type="float">
            <text:p>14.6</text:p>
          </table:table-cell>
          <table:table-cell office:value-type="float" office:value="14.61" calcext:value-type="float">
            <text:p>14.61</text:p>
          </table:table-cell>
          <table:table-cell office:value-type="float" office:value="0.000684697021567942" calcext:value-type="float">
            <text:p>0.000684697021568</text:p>
          </table:table-cell>
          <table:table-cell office:value-type="float" office:value="-0.182985553772071" calcext:value-type="float">
            <text:p>-0.182985553772071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14.6" calcext:value-type="float">
            <text:p>14.6</text:p>
          </table:table-cell>
          <table:table-cell office:value-type="float" office:value="1488420214" calcext:value-type="float">
            <text:p>1488420214</text:p>
          </table:table-cell>
          <table:table-cell office:value-type="float" office:value="0.707033552" calcext:value-type="float">
            <text:p>0.707033552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8116145" calcext:value-type="float">
            <text:p>18116145</text:p>
          </table:table-cell>
          <table:table-cell office:value-type="float" office:value="0.178660207100592" calcext:value-type="float">
            <text:p>0.17866020710059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1760583961531" calcext:value-type="float">
            <text:p>0.03176058396153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64622946982676" calcext:value-type="float">
            <text:p>1.64622946982676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26" calcext:value-type="float">
            <text:p>13.26</text:p>
          </table:table-cell>
          <table:table-cell office:value-type="float" office:value="13.27" calcext:value-type="float">
            <text:p>13.27</text:p>
          </table:table-cell>
          <table:table-cell office:value-type="float" office:value="0.000753863550697308" calcext:value-type="float">
            <text:p>0.000753863550697</text:p>
          </table:table-cell>
          <table:table-cell office:value-type="float" office:value="-0.221081081081081" calcext:value-type="float">
            <text:p>-0.221081081081081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3.27" calcext:value-type="float">
            <text:p>13.27</text:p>
          </table:table-cell>
          <table:table-cell office:value-type="float" office:value="1351826497.98" calcext:value-type="float">
            <text:p>1351826497.98</text:p>
          </table:table-cell>
          <table:table-cell office:value-type="float" office:value="0.619286925" calcext:value-type="float">
            <text:p>0.619286925</text:p>
          </table:table-cell>
        </table:table-row>
        <table:table-row table:style-name="ro1">
          <table:table-cell office:value-type="string" calcext:value-type="string">
            <text:p>ASRT.OQ</text:p>
          </table:table-cell>
          <table:table-cell table:style-name="ce15" office:value-type="string" calcext:value-type="string">
            <text:p>2015-04-01</text:p>
          </table:table-cell>
          <table:table-cell office:value-type="float" office:value="10414447" calcext:value-type="float">
            <text:p>10414447</text:p>
          </table:table-cell>
          <table:table-cell office:value-type="float" office:value="0.178658039618387" calcext:value-type="float">
            <text:p>0.178658039618387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311802874670483" calcext:value-type="float">
            <text:p>0.031180287467048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0.00000000222028784724137" calcext:value-type="float">
            <text:p>2.22028784724137E-09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23.25" calcext:value-type="float">
            <text:p>23.25</text:p>
          </table:table-cell>
          <table:table-cell office:value-type="float" office:value="23.26" calcext:value-type="float">
            <text:p>23.26</text:p>
          </table:table-cell>
          <table:table-cell office:value-type="float" office:value="0.000430015050526836" calcext:value-type="float">
            <text:p>0.000430015050527</text:p>
          </table:table-cell>
          <table:table-cell office:value-type="float" office:value="0.599571734475375" calcext:value-type="float">
            <text:p>0.599571734475375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375217000" calcext:value-type="float">
            <text:p>375217000</text:p>
          </table:table-cell>
          <table:table-cell office:value-type="float" office:value="711065000" calcext:value-type="float">
            <text:p>711065000</text:p>
          </table:table-cell>
          <table:table-cell office:value-type="float" office:value="0.52768312320252" calcext:value-type="float">
            <text:p>0.52768312320252</text:p>
          </table:table-cell>
          <table:table-cell table:style-name="ce15" office:value-type="string" calcext:value-type="string">
            <text:p>2015-04-30</text:p>
          </table:table-cell>
          <table:table-cell office:value-type="float" office:value="23.26" calcext:value-type="float">
            <text:p>23.26</text:p>
          </table:table-cell>
          <table:table-cell office:value-type="float" office:value="1388847366.14" calcext:value-type="float">
            <text:p>1388847366.14</text:p>
          </table:table-cell>
          <table:table-cell office:value-type="float" office:value="3.78426817" calcext:value-type="float">
            <text:p>3.78426817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0-12-01</text:p>
          </table:table-cell>
          <table:table-cell office:value-type="float" office:value="4417612" calcext:value-type="float">
            <text:p>4417612</text:p>
          </table:table-cell>
          <table:table-cell office:value-type="float" office:value="0.178619278667314" calcext:value-type="float">
            <text:p>0.178619278667314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202640208162171" calcext:value-type="float">
            <text:p>0.020264020816217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0.00000000297230183727479" calcext:value-type="float">
            <text:p>2.97230183727479E-09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40.69" calcext:value-type="float">
            <text:p>40.69</text:p>
          </table:table-cell>
          <table:table-cell office:value-type="float" office:value="40.75" calcext:value-type="float">
            <text:p>40.75</text:p>
          </table:table-cell>
          <table:table-cell office:value-type="float" office:value="0.00147347740667982" calcext:value-type="float">
            <text:p>0.00147347740668</text:p>
          </table:table-cell>
          <table:table-cell office:value-type="float" office:value="-0.103047577285683" calcext:value-type="float">
            <text:p>-0.103047577285683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542265000" calcext:value-type="float">
            <text:p>542265000</text:p>
          </table:table-cell>
          <table:table-cell office:value-type="float" office:value="2371040000" calcext:value-type="float">
            <text:p>2371040000</text:p>
          </table:table-cell>
          <table:table-cell office:value-type="float" office:value="0.228703438153722" calcext:value-type="float">
            <text:p>0.228703438153722</text:p>
          </table:table-cell>
          <table:table-cell table:style-name="ce15" office:value-type="string" calcext:value-type="string">
            <text:p>2010-12-31</text:p>
          </table:table-cell>
          <table:table-cell office:value-type="float" office:value="40.7" calcext:value-type="float">
            <text:p>40.7</text:p>
          </table:table-cell>
          <table:table-cell office:value-type="float" office:value="968377745.5" calcext:value-type="float">
            <text:p>968377745.5</text:p>
          </table:table-cell>
          <table:table-cell office:value-type="float" office:value="0.842699543" calcext:value-type="float">
            <text:p>0.842699543</text:p>
          </table:table-cell>
        </table:table-row>
        <table:table-row table:style-name="ro1">
          <table:table-cell office:value-type="string" calcext:value-type="string">
            <text:p>CPLP.OQ</text:p>
          </table:table-cell>
          <table:table-cell table:style-name="ce15" office:value-type="string" calcext:value-type="string">
            <text:p>2017-06-01</text:p>
          </table:table-cell>
          <table:table-cell office:value-type="float" office:value="3056441" calcext:value-type="float">
            <text:p>3056441</text:p>
          </table:table-cell>
          <table:table-cell office:value-type="float" office:value="0.178581544951534" calcext:value-type="float">
            <text:p>0.178581544951534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126337656203547" calcext:value-type="float">
            <text:p>0.012633765620355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0.0000000856424355100883" calcext:value-type="float">
            <text:p>8.56424355100883E-0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6.032178" calcext:value-type="float">
            <text:p>16.032178</text:p>
          </table:table-cell>
          <table:table-cell office:value-type="float" office:value="16.07947" calcext:value-type="float">
            <text:p>16.07947</text:p>
          </table:table-cell>
          <table:table-cell office:value-type="float" office:value="0.00294547324385235" calcext:value-type="float">
            <text:p>0.002945473243852</text:p>
          </table:table-cell>
          <table:table-cell office:value-type="float" office:value="0.11744966442953" calcext:value-type="float">
            <text:p>0.11744966442953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231340000" calcext:value-type="float">
            <text:p>231340000</text:p>
          </table:table-cell>
          <table:table-cell office:value-type="float" office:value="1598605000" calcext:value-type="float">
            <text:p>1598605000</text:p>
          </table:table-cell>
          <table:table-cell office:value-type="float" office:value="0.144713672232978" calcext:value-type="float">
            <text:p>0.144713672232978</text:p>
          </table:table-cell>
          <table:table-cell table:style-name="ce15" office:value-type="string" calcext:value-type="string">
            <text:p>2017-06-30</text:p>
          </table:table-cell>
          <table:table-cell office:value-type="float" office:value="16.07947" calcext:value-type="float">
            <text:p>16.07947</text:p>
          </table:table-cell>
          <table:table-cell office:value-type="float" office:value="459265084.4" calcext:value-type="float">
            <text:p>459265084.4</text:p>
          </table:table-cell>
          <table:table-cell office:value-type="float" office:value="0.301084680975454" calcext:value-type="float">
            <text:p>0.301084680975454</text:p>
          </table:table-cell>
        </table:table-row>
        <table:table-row table:style-name="ro1">
          <table:table-cell office:value-type="string" calcext:value-type="string">
            <text:p>REI.A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9175193" calcext:value-type="float">
            <text:p>9175193</text:p>
          </table:table-cell>
          <table:table-cell office:value-type="float" office:value="0.178564724020644" calcext:value-type="float">
            <text:p>0.178564724020644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610695438215367" calcext:value-type="float">
            <text:p>0.06106954382153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698635258105327" calcext:value-type="float">
            <text:p>6.98635258105327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06" calcext:value-type="float">
            <text:p>5.06</text:p>
          </table:table-cell>
          <table:table-cell office:value-type="float" office:value="5.08" calcext:value-type="float">
            <text:p>5.08</text:p>
          </table:table-cell>
          <table:table-cell office:value-type="float" office:value="0.0039447731755425" calcext:value-type="float">
            <text:p>0.003944773175543</text:p>
          </table:table-cell>
          <table:table-cell office:value-type="float" office:value="-0.497122302158273" calcext:value-type="float">
            <text:p>-0.49712230215827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47568780" calcext:value-type="float">
            <text:p>47568780</text:p>
          </table:table-cell>
          <table:table-cell office:value-type="float" office:value="414102490" calcext:value-type="float">
            <text:p>414102490</text:p>
          </table:table-cell>
          <table:table-cell office:value-type="float" office:value="0.11487199702663" calcext:value-type="float">
            <text:p>0.11487199702663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5.08" calcext:value-type="float">
            <text:p>5.08</text:p>
          </table:table-cell>
          <table:table-cell office:value-type="float" office:value="307549001.36" calcext:value-type="float">
            <text:p>307549001.36</text:p>
          </table:table-cell>
          <table:table-cell office:value-type="float" office:value="0.67155273762225" calcext:value-type="float">
            <text:p>0.67155273762225</text:p>
          </table:table-cell>
        </table:table-row>
        <table:table-row table:style-name="ro1">
          <table:table-cell office:value-type="string" calcext:value-type="string">
            <text:p>UVV.N</text:p>
          </table:table-cell>
          <table:table-cell table:style-name="ce15" office:value-type="string" calcext:value-type="string">
            <text:p>2012-04-01</text:p>
          </table:table-cell>
          <table:table-cell office:value-type="float" office:value="4260350" calcext:value-type="float">
            <text:p>4260350</text:p>
          </table:table-cell>
          <table:table-cell office:value-type="float" office:value="0.178563644746217" calcext:value-type="float">
            <text:p>0.178563644746217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0.010027658843554" calcext:value-type="float">
            <text:p>0.010027658843554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0.0000000028592844066587" calcext:value-type="float">
            <text:p>2.8592844066587E-09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45.85" calcext:value-type="float">
            <text:p>45.85</text:p>
          </table:table-cell>
          <table:table-cell office:value-type="float" office:value="45.86" calcext:value-type="float">
            <text:p>45.86</text:p>
          </table:table-cell>
          <table:table-cell office:value-type="float" office:value="0.000218078726420194" calcext:value-type="float">
            <text:p>0.00021807872642</text:p>
          </table:table-cell>
          <table:table-cell office:value-type="float" office:value="0.07422775472568" calcext:value-type="float">
            <text:p>0.07422775472568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508333000" calcext:value-type="float">
            <text:p>508333000</text:p>
          </table:table-cell>
          <table:table-cell office:value-type="float" office:value="2227867000" calcext:value-type="float">
            <text:p>2227867000</text:p>
          </table:table-cell>
          <table:table-cell office:value-type="float" office:value="0.228170263305664" calcext:value-type="float">
            <text:p>0.228170263305664</text:p>
          </table:table-cell>
          <table:table-cell table:style-name="ce15" office:value-type="string" calcext:value-type="string">
            <text:p>2012-04-30</text:p>
          </table:table-cell>
          <table:table-cell office:value-type="float" office:value="45.83" calcext:value-type="float">
            <text:p>45.83</text:p>
          </table:table-cell>
          <table:table-cell office:value-type="float" office:value="1065876330.25" calcext:value-type="float">
            <text:p>1065876330.25</text:p>
          </table:table-cell>
          <table:table-cell office:value-type="float" office:value="0.892909815" calcext:value-type="float">
            <text:p>0.892909815</text:p>
          </table:table-cell>
        </table:table-row>
        <table:table-row table:style-name="ro1">
          <table:table-cell office:value-type="string" calcext:value-type="string">
            <text:p>CBL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30530378" calcext:value-type="float">
            <text:p>30530378</text:p>
          </table:table-cell>
          <table:table-cell office:value-type="float" office:value="0.178467165487812" calcext:value-type="float">
            <text:p>0.178467165487812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381572655850967" calcext:value-type="float">
            <text:p>0.03815726558509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716358552222177" calcext:value-type="float">
            <text:p>7.16358552222177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.46" calcext:value-type="float">
            <text:p>4.46</text:p>
          </table:table-cell>
          <table:table-cell office:value-type="float" office:value="4.47" calcext:value-type="float">
            <text:p>4.47</text:p>
          </table:table-cell>
          <table:table-cell office:value-type="float" office:value="0.00223964165733478" calcext:value-type="float">
            <text:p>0.002239641657335</text:p>
          </table:table-cell>
          <table:table-cell office:value-type="float" office:value="-0.31875" calcext:value-type="float">
            <text:p>-0.3187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666699000" calcext:value-type="float">
            <text:p>666699000</text:p>
          </table:table-cell>
          <table:table-cell office:value-type="float" office:value="5704808000" calcext:value-type="float">
            <text:p>5704808000</text:p>
          </table:table-cell>
          <table:table-cell office:value-type="float" office:value="0.116866159211668" calcext:value-type="float">
            <text:p>0.116866159211668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4.46" calcext:value-type="float">
            <text:p>4.46</text:p>
          </table:table-cell>
          <table:table-cell office:value-type="float" office:value="770096733.34" calcext:value-type="float">
            <text:p>770096733.34</text:p>
          </table:table-cell>
          <table:table-cell office:value-type="float" office:value="0.707817932" calcext:value-type="float">
            <text:p>0.707817932</text:p>
          </table:table-cell>
        </table:table-row>
        <table:table-row table:style-name="ro1">
          <table:table-cell table:style-name="ce10" office:value-type="string" calcext:value-type="string">
            <text:p>ACOR.OQ</text:p>
          </table:table-cell>
          <table:table-cell table:style-name="ce15" office:value-type="string" calcext:value-type="string">
            <text:p>2017-08-01</text:p>
          </table:table-cell>
          <table:table-cell office:value-type="float" office:value="8073776" calcext:value-type="float">
            <text:p>8073776</text:p>
          </table:table-cell>
          <table:table-cell office:value-type="float" office:value="0.178390507965267" calcext:value-type="float">
            <text:p>0.178390507965267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616145902487215" calcext:value-type="float">
            <text:p>0.061614590248722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0.00000000780834214128161" calcext:value-type="float">
            <text:p>7.80834214128161E-09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0.75" calcext:value-type="float">
            <text:p>20.75</text:p>
          </table:table-cell>
          <table:table-cell office:value-type="float" office:value="20.8" calcext:value-type="float">
            <text:p>20.8</text:p>
          </table:table-cell>
          <table:table-cell office:value-type="float" office:value="0.00240673886883277" calcext:value-type="float">
            <text:p>0.002406738868833</text:p>
          </table:table-cell>
          <table:table-cell office:value-type="float" office:value="-0.100913621262458" calcext:value-type="float">
            <text:p>-0.100913621262458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411492000" calcext:value-type="float">
            <text:p>411492000</text:p>
          </table:table-cell>
          <table:table-cell office:value-type="float" office:value="1342335000" calcext:value-type="float">
            <text:p>1342335000</text:p>
          </table:table-cell>
          <table:table-cell office:value-type="float" office:value="0.306549408307166" calcext:value-type="float">
            <text:p>0.306549408307166</text:p>
          </table:table-cell>
          <table:table-cell table:style-name="ce15" office:value-type="string" calcext:value-type="string">
            <text:p>2017-08-31</text:p>
          </table:table-cell>
          <table:table-cell office:value-type="float" office:value="20.8" calcext:value-type="float">
            <text:p>20.8</text:p>
          </table:table-cell>
          <table:table-cell office:value-type="float" office:value="970334539.2" calcext:value-type="float">
            <text:p>970334539.2</text:p>
          </table:table-cell>
          <table:table-cell office:value-type="float" office:value="1.406554613" calcext:value-type="float">
            <text:p>1.406554613</text:p>
          </table:table-cell>
        </table:table-row>
        <table:table-row table:style-name="ro1">
          <table:table-cell office:value-type="string" calcext:value-type="string">
            <text:p>AKS.N</text:p>
          </table:table-cell>
          <table:table-cell table:style-name="ce15" office:value-type="string" calcext:value-type="string">
            <text:p>2016-10-01</text:p>
          </table:table-cell>
          <table:table-cell office:value-type="float" office:value="31603713" calcext:value-type="float">
            <text:p>31603713</text:p>
          </table:table-cell>
          <table:table-cell office:value-type="float" office:value="0.1783505248307" calcext:value-type="float">
            <text:p>0.1783505248307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327786434698013" calcext:value-type="float">
            <text:p>0.032778643469801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0.00000000237219081597649" calcext:value-type="float">
            <text:p>2.37219081597649E-09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5.19" calcext:value-type="float">
            <text:p>5.19</text:p>
          </table:table-cell>
          <table:table-cell office:value-type="float" office:value="5.2" calcext:value-type="float">
            <text:p>5.2</text:p>
          </table:table-cell>
          <table:table-cell office:value-type="float" office:value="0.00192492781520689" calcext:value-type="float">
            <text:p>0.001924927815207</text:p>
          </table:table-cell>
          <table:table-cell office:value-type="float" office:value="0.671280276816609" calcext:value-type="float">
            <text:p>0.671280276816609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635300000" calcext:value-type="float">
            <text:p>635300000</text:p>
          </table:table-cell>
          <table:table-cell office:value-type="float" office:value="4084400000" calcext:value-type="float">
            <text:p>4084400000</text:p>
          </table:table-cell>
          <table:table-cell office:value-type="float" office:value="0.155543041817648" calcext:value-type="float">
            <text:p>0.155543041817648</text:p>
          </table:table-cell>
          <table:table-cell table:style-name="ce15" office:value-type="string" calcext:value-type="string">
            <text:p>2016-10-31</text:p>
          </table:table-cell>
          <table:table-cell office:value-type="float" office:value="5.2" calcext:value-type="float">
            <text:p>5.2</text:p>
          </table:table-cell>
          <table:table-cell office:value-type="float" office:value="1627702024" calcext:value-type="float">
            <text:p>1627702024</text:p>
          </table:table-cell>
          <table:table-cell office:value-type="float" office:value="-1.916178367" calcext:value-type="float">
            <text:p>-1.916178367</text:p>
          </table:table-cell>
        </table:table-row>
        <table:table-row table:style-name="ro1">
          <table:table-cell office:value-type="string" calcext:value-type="string">
            <text:p>CDE.N</text:p>
          </table:table-cell>
          <table:table-cell table:style-name="ce15" office:value-type="string" calcext:value-type="string">
            <text:p>2017-03-01</text:p>
          </table:table-cell>
          <table:table-cell office:value-type="float" office:value="28504743" calcext:value-type="float">
            <text:p>28504743</text:p>
          </table:table-cell>
          <table:table-cell office:value-type="float" office:value="0.178318473847848" calcext:value-type="float">
            <text:p>0.17831847384784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332800357629412" calcext:value-type="float">
            <text:p>0.033280035762941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0.00000000333399653784585" calcext:value-type="float">
            <text:p>3.33399653784585E-09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8.08" calcext:value-type="float">
            <text:p>8.08</text:p>
          </table:table-cell>
          <table:table-cell office:value-type="float" office:value="8.09" calcext:value-type="float">
            <text:p>8.09</text:p>
          </table:table-cell>
          <table:table-cell office:value-type="float" office:value="0.0012368583797155" calcext:value-type="float">
            <text:p>0.001236858379716</text:p>
          </table:table-cell>
          <table:table-cell office:value-type="float" office:value="0.52846975088968" calcext:value-type="float">
            <text:p>0.52846975088968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236522000" calcext:value-type="float">
            <text:p>236522000</text:p>
          </table:table-cell>
          <table:table-cell office:value-type="float" office:value="1318909000" calcext:value-type="float">
            <text:p>1318909000</text:p>
          </table:table-cell>
          <table:table-cell office:value-type="float" office:value="0.179331553579512" calcext:value-type="float">
            <text:p>0.179331553579512</text:p>
          </table:table-cell>
          <table:table-cell table:style-name="ce15" office:value-type="string" calcext:value-type="string">
            <text:p>2017-03-31</text:p>
          </table:table-cell>
          <table:table-cell office:value-type="float" office:value="8.08" calcext:value-type="float">
            <text:p>8.08</text:p>
          </table:table-cell>
          <table:table-cell office:value-type="float" office:value="1467293328.72" calcext:value-type="float">
            <text:p>1467293328.72</text:p>
          </table:table-cell>
          <table:table-cell office:value-type="float" office:value="1.902362673" calcext:value-type="float">
            <text:p>1.902362673</text:p>
          </table:table-cell>
        </table:table-row>
        <table:table-row table:style-name="ro1">
          <table:table-cell office:value-type="string" calcext:value-type="string">
            <text:p>CLDT.N</text:p>
          </table:table-cell>
          <table:table-cell table:style-name="ce15" office:value-type="string" calcext:value-type="string">
            <text:p>2018-01-01</text:p>
          </table:table-cell>
          <table:table-cell office:value-type="float" office:value="6829326" calcext:value-type="float">
            <text:p>6829326</text:p>
          </table:table-cell>
          <table:table-cell office:value-type="float" office:value="0.178315713671376" calcext:value-type="float">
            <text:p>0.178315713671376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108380860507909" calcext:value-type="float">
            <text:p>0.010838086050791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0.0000000048022257936609" calcext:value-type="float">
            <text:p>4.8022257936609E-09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0.000446727719455062" calcext:value-type="float">
            <text:p>0.000446727719455</text:p>
          </table:table-cell>
          <table:table-cell office:value-type="float" office:value="0.130089374379345" calcext:value-type="float">
            <text:p>0.13008937437934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25186000" calcext:value-type="float">
            <text:p>225186000</text:p>
          </table:table-cell>
          <table:table-cell office:value-type="float" office:value="1302954000" calcext:value-type="float">
            <text:p>1302954000</text:p>
          </table:table-cell>
          <table:table-cell office:value-type="float" office:value="0.172827283234865" calcext:value-type="float">
            <text:p>0.172827283234865</text:p>
          </table:table-cell>
          <table:table-cell table:style-name="ce15" office:value-type="string" calcext:value-type="string">
            <text:p>2018-01-31</text:p>
          </table:table-cell>
          <table:table-cell office:value-type="float" office:value="22.4" calcext:value-type="float">
            <text:p>22.4</text:p>
          </table:table-cell>
          <table:table-cell office:value-type="float" office:value="1016400179.19999" calcext:value-type="float">
            <text:p>1016400179.19999</text:p>
          </table:table-cell>
          <table:table-cell office:value-type="float" office:value="1.288771041" calcext:value-type="float">
            <text:p>1.288771041</text:p>
          </table:table-cell>
        </table:table-row>
        <table:table-row table:style-name="ro1">
          <table:table-cell office:value-type="string" calcext:value-type="string">
            <text:p>PETS.OQ</text:p>
          </table:table-cell>
          <table:table-cell table:style-name="ce15" office:value-type="string" calcext:value-type="string">
            <text:p>2018-11-01</text:p>
          </table:table-cell>
          <table:table-cell office:value-type="float" office:value="3627164" calcext:value-type="float">
            <text:p>3627164</text:p>
          </table:table-cell>
          <table:table-cell office:value-type="float" office:value="0.178274058783053" calcext:value-type="float">
            <text:p>0.178274058783053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258244314958722" calcext:value-type="float">
            <text:p>0.025824431495872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0.00000000467907682426732" calcext:value-type="float">
            <text:p>4.67907682426732E-09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4.09" calcext:value-type="float">
            <text:p>24.09</text:p>
          </table:table-cell>
          <table:table-cell office:value-type="float" office:value="24.1" calcext:value-type="float">
            <text:p>24.1</text:p>
          </table:table-cell>
          <table:table-cell office:value-type="float" office:value="0.000415023863872238" calcext:value-type="float">
            <text:p>0.000415023863872</text:p>
          </table:table-cell>
          <table:table-cell office:value-type="float" office:value="-0.289961880559085" calcext:value-type="float">
            <text:p>-0.289961880559085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97807000" calcext:value-type="float">
            <text:p>97807000</text:p>
          </table:table-cell>
          <table:table-cell office:value-type="float" office:value="134836000" calcext:value-type="float">
            <text:p>134836000</text:p>
          </table:table-cell>
          <table:table-cell office:value-type="float" office:value="0.725377495624314" calcext:value-type="float">
            <text:p>0.725377495624314</text:p>
          </table:table-cell>
          <table:table-cell table:style-name="ce15" office:value-type="string" calcext:value-type="string">
            <text:p>2018-11-30</text:p>
          </table:table-cell>
          <table:table-cell office:value-type="float" office:value="24.09" calcext:value-type="float">
            <text:p>24.09</text:p>
          </table:table-cell>
          <table:table-cell office:value-type="float" office:value="498034756.89" calcext:value-type="float">
            <text:p>498034756.89</text:p>
          </table:table-cell>
          <table:table-cell office:value-type="float" office:value="3.835742639" calcext:value-type="float">
            <text:p>3.835742639</text:p>
          </table:table-cell>
        </table:table-row>
        <table:table-row table:style-name="ro1">
          <table:table-cell office:value-type="string" calcext:value-type="string">
            <text:p>LGND.OQ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3748289" calcext:value-type="float">
            <text:p>3748289</text:p>
          </table:table-cell>
          <table:table-cell office:value-type="float" office:value="0.178218381513884" calcext:value-type="float">
            <text:p>0.178218381513884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172613932638267" calcext:value-type="float">
            <text:p>0.01726139326382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00669693032149352" calcext:value-type="float">
            <text:p>6.69693032149352E-10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8.31" calcext:value-type="float">
            <text:p>218.31</text:p>
          </table:table-cell>
          <table:table-cell office:value-type="float" office:value="0.000641495601173088" calcext:value-type="float">
            <text:p>0.000641495601173</text:p>
          </table:table-cell>
          <table:table-cell office:value-type="float" office:value="0.713423207344306" calcext:value-type="float">
            <text:p>0.713423207344306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35736000" calcext:value-type="float">
            <text:p>135736000</text:p>
          </table:table-cell>
          <table:table-cell office:value-type="float" office:value="671021000" calcext:value-type="float">
            <text:p>671021000</text:p>
          </table:table-cell>
          <table:table-cell office:value-type="float" office:value="0.202282789957393" calcext:value-type="float">
            <text:p>0.20228278995739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218.33" calcext:value-type="float">
            <text:p>218.33</text:p>
          </table:table-cell>
          <table:table-cell office:value-type="float" office:value="4650734662" calcext:value-type="float">
            <text:p>4650734662</text:p>
          </table:table-cell>
          <table:table-cell office:value-type="float" office:value="9.354519495" calcext:value-type="float">
            <text:p>9.354519495</text:p>
          </table:table-cell>
        </table:table-row>
        <table:table-row table:style-name="ro1">
          <table:table-cell office:value-type="string" calcext:value-type="string">
            <text:p>GME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18071126" calcext:value-type="float">
            <text:p>18071126</text:p>
          </table:table-cell>
          <table:table-cell office:value-type="float" office:value="0.178216232741617" calcext:value-type="float">
            <text:p>0.178216232741617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439720477876057" calcext:value-type="float">
            <text:p>0.043972047787606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0184131023993705" calcext:value-type="float">
            <text:p>1.84131023993705E-09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27" calcext:value-type="float">
            <text:p>15.27</text:p>
          </table:table-cell>
          <table:table-cell office:value-type="float" office:value="15.28" calcext:value-type="float">
            <text:p>15.28</text:p>
          </table:table-cell>
          <table:table-cell office:value-type="float" office:value="0.000654664484451705" calcext:value-type="float">
            <text:p>0.000654664484452</text:p>
          </table:table-cell>
          <table:table-cell office:value-type="float" office:value="-0.357696030977735" calcext:value-type="float">
            <text:p>-0.35769603097773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484900000" calcext:value-type="float">
            <text:p>2484900000</text:p>
          </table:table-cell>
          <table:table-cell office:value-type="float" office:value="5041600000" calcext:value-type="float">
            <text:p>5041600000</text:p>
          </table:table-cell>
          <table:table-cell office:value-type="float" office:value="0.492879244684227" calcext:value-type="float">
            <text:p>0.492879244684227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15.28" calcext:value-type="float">
            <text:p>15.28</text:p>
          </table:table-cell>
          <table:table-cell office:value-type="float" office:value="1556724429.3" calcext:value-type="float">
            <text:p>1556724429.3</text:p>
          </table:table-cell>
          <table:table-cell office:value-type="float" office:value="0.739479612" calcext:value-type="float">
            <text:p>0.739479612</text:p>
          </table:table-cell>
        </table:table-row>
        <table:table-row table:style-name="ro1">
          <table:table-cell office:value-type="string" calcext:value-type="string">
            <text:p>MYGN.OQ</text:p>
          </table:table-cell>
          <table:table-cell table:style-name="ce15" office:value-type="string" calcext:value-type="string">
            <text:p>2017-04-01</text:p>
          </table:table-cell>
          <table:table-cell office:value-type="float" office:value="12472670" calcext:value-type="float">
            <text:p>12472670</text:p>
          </table:table-cell>
          <table:table-cell office:value-type="float" office:value="0.178181" calcext:value-type="float">
            <text:p>0.178181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137473249616677" calcext:value-type="float">
            <text:p>0.013747324961668</text:p>
          </table:table-cell>
          <table:table-cell table:style-name="ce15" office:value-type="string" calcext:value-type="string">
            <text:p>2017-04-30</text:p>
          </table:table-cell>
          <table:table-cell office:value-type="float" office:value="0.00000000215227806142769" calcext:value-type="float">
            <text:p>2.15227806142769E-09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8.67" calcext:value-type="float">
            <text:p>18.67</text:p>
          </table:table-cell>
          <table:table-cell office:value-type="float" office:value="18.68" calcext:value-type="float">
            <text:p>18.68</text:p>
          </table:table-cell>
          <table:table-cell office:value-type="float" office:value="0.000535475234270308" calcext:value-type="float">
            <text:p>0.00053547523427</text:p>
          </table:table-cell>
          <table:table-cell office:value-type="float" office:value="-0.466666666666667" calcext:value-type="float">
            <text:p>-0.466666666666667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583200000" calcext:value-type="float">
            <text:p>583200000</text:p>
          </table:table-cell>
          <table:table-cell office:value-type="float" office:value="880500000" calcext:value-type="float">
            <text:p>880500000</text:p>
          </table:table-cell>
          <table:table-cell office:value-type="float" office:value="0.662350936967632" calcext:value-type="float">
            <text:p>0.662350936967632</text:p>
          </table:table-cell>
          <table:table-cell table:style-name="ce15" office:value-type="string" calcext:value-type="string">
            <text:p>2017-04-24</text:p>
          </table:table-cell>
          <table:table-cell office:value-type="float" office:value="18.68" calcext:value-type="float">
            <text:p>18.68</text:p>
          </table:table-cell>
          <table:table-cell office:value-type="float" office:value="1252698295.5" calcext:value-type="float">
            <text:p>1252698295.5</text:p>
          </table:table-cell>
          <table:table-cell office:value-type="float" office:value="1.708772002" calcext:value-type="float">
            <text:p>1.708772002</text:p>
          </table:table-cell>
        </table:table-row>
        <table:table-row table:style-name="ro1">
          <table:table-cell office:value-type="string" calcext:value-type="string">
            <text:p>CHCT.N</text:p>
          </table:table-cell>
          <table:table-cell table:style-name="ce15" office:value-type="string" calcext:value-type="string">
            <text:p>2018-09-01</text:p>
          </table:table-cell>
          <table:table-cell office:value-type="float" office:value="2638916" calcext:value-type="float">
            <text:p>2638916</text:p>
          </table:table-cell>
          <table:table-cell office:value-type="float" office:value="0.178121477449603" calcext:value-type="float">
            <text:p>0.17812147744960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126862264102996" calcext:value-type="float">
            <text:p>0.0126862264103</text:p>
          </table:table-cell>
          <table:table-cell table:style-name="ce15" office:value-type="string" calcext:value-type="string">
            <text:p>2018-09-30</text:p>
          </table:table-cell>
          <table:table-cell office:value-type="float" office:value="0.0000000133820738871733" calcext:value-type="float">
            <text:p>1.33820738871733E-08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.75" calcext:value-type="float">
            <text:p>30.75</text:p>
          </table:table-cell>
          <table:table-cell office:value-type="float" office:value="30.77" calcext:value-type="float">
            <text:p>30.77</text:p>
          </table:table-cell>
          <table:table-cell office:value-type="float" office:value="0.000650195058517541" calcext:value-type="float">
            <text:p>0.000650195058518</text:p>
          </table:table-cell>
          <table:table-cell office:value-type="float" office:value="0.150964391691395" calcext:value-type="float">
            <text:p>0.150964391691395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28661000" calcext:value-type="float">
            <text:p>28661000</text:p>
          </table:table-cell>
          <table:table-cell office:value-type="float" office:value="385766000" calcext:value-type="float">
            <text:p>385766000</text:p>
          </table:table-cell>
          <table:table-cell office:value-type="float" office:value="0.0742963350839628" calcext:value-type="float">
            <text:p>0.074296335083963</text:p>
          </table:table-cell>
          <table:table-cell table:style-name="ce15" office:value-type="string" calcext:value-type="string">
            <text:p>2018-09-24</text:p>
          </table:table-cell>
          <table:table-cell office:value-type="float" office:value="30.75" calcext:value-type="float">
            <text:p>30.75</text:p>
          </table:table-cell>
          <table:table-cell office:value-type="float" office:value="563835225.5" calcext:value-type="float">
            <text:p>563835225.5</text:p>
          </table:table-cell>
          <table:table-cell office:value-type="float" office:value="2.040235421" calcext:value-type="float">
            <text:p>2.040235421</text:p>
          </table:table-cell>
        </table:table-row>
        <table:table-row table:style-name="ro1">
          <table:table-cell office:value-type="string" calcext:value-type="string">
            <text:p>PCH.OQ</text:p>
          </table:table-cell>
          <table:table-cell table:style-name="ce15" office:value-type="string" calcext:value-type="string">
            <text:p>2018-10-01</text:p>
          </table:table-cell>
          <table:table-cell office:value-type="float" office:value="7271558" calcext:value-type="float">
            <text:p>7271558</text:p>
          </table:table-cell>
          <table:table-cell office:value-type="float" office:value="0.178119684499314" calcext:value-type="float">
            <text:p>0.17811968449931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26841989084674" calcext:value-type="float">
            <text:p>0.026841989084674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0.00000000219778641925899" calcext:value-type="float">
            <text:p>2.19778641925899E-09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6.27" calcext:value-type="float">
            <text:p>36.27</text:p>
          </table:table-cell>
          <table:table-cell office:value-type="float" office:value="36.28" calcext:value-type="float">
            <text:p>36.28</text:p>
          </table:table-cell>
          <table:table-cell office:value-type="float" office:value="0.000275671950378994" calcext:value-type="float">
            <text:p>0.000275671950379</text:p>
          </table:table-cell>
          <table:table-cell office:value-type="float" office:value="-0.142843855367018" calcext:value-type="float">
            <text:p>-0.142843855367018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209202000" calcext:value-type="float">
            <text:p>209202000</text:p>
          </table:table-cell>
          <table:table-cell office:value-type="float" office:value="953079000" calcext:value-type="float">
            <text:p>953079000</text:p>
          </table:table-cell>
          <table:table-cell office:value-type="float" office:value="0.219501216583305" calcext:value-type="float">
            <text:p>0.219501216583305</text:p>
          </table:table-cell>
          <table:table-cell table:style-name="ce15" office:value-type="string" calcext:value-type="string">
            <text:p>2018-10-31</text:p>
          </table:table-cell>
          <table:table-cell office:value-type="float" office:value="36.25" calcext:value-type="float">
            <text:p>36.25</text:p>
          </table:table-cell>
          <table:table-cell office:value-type="float" office:value="2274853597.5" calcext:value-type="float">
            <text:p>2274853597.5</text:p>
          </table:table-cell>
          <table:table-cell office:value-type="float" office:value="1.671561073" calcext:value-type="float">
            <text:p>1.671561073</text:p>
          </table:table-cell>
        </table:table-row>
        <table:table-row table:style-name="ro1">
          <table:table-cell office:value-type="string" calcext:value-type="string">
            <text:p>MUX.N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55897370" calcext:value-type="float">
            <text:p>55897370</text:p>
          </table:table-cell>
          <table:table-cell office:value-type="float" office:value="0.178081188453169" calcext:value-type="float">
            <text:p>0.17808118845316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81324406254795" calcext:value-type="float">
            <text:p>0.0181324406254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189549412597945" calcext:value-type="float">
            <text:p>1.89549412597945E-08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office:value-type="float" office:value="0.00443458980044336" calcext:value-type="float">
            <text:p>0.004434589800443</text:p>
          </table:table-cell>
          <table:table-cell office:value-type="float" office:value="-0.184313725490196" calcext:value-type="float">
            <text:p>-0.184313725490196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2544000" calcext:value-type="float">
            <text:p>22544000</text:p>
          </table:table-cell>
          <table:table-cell office:value-type="float" office:value="592129000" calcext:value-type="float">
            <text:p>592129000</text:p>
          </table:table-cell>
          <table:table-cell office:value-type="float" office:value="0.038072784815471" calcext:value-type="float">
            <text:p>0.03807278481547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.25" calcext:value-type="float">
            <text:p>2.25</text:p>
          </table:table-cell>
          <table:table-cell office:value-type="float" office:value="758443635" calcext:value-type="float">
            <text:p>758443635</text:p>
          </table:table-cell>
          <table:table-cell office:value-type="float" office:value="1.473796148" calcext:value-type="float">
            <text:p>1.473796148</text:p>
          </table:table-cell>
        </table:table-row>
        <table:table-row table:style-name="ro1">
          <table:table-cell office:value-type="string" calcext:value-type="string">
            <text:p>UCTT.OQ</text:p>
          </table:table-cell>
          <table:table-cell table:style-name="ce15" office:value-type="string" calcext:value-type="string">
            <text:p>2018-12-01</text:p>
          </table:table-cell>
          <table:table-cell office:value-type="float" office:value="5949361" calcext:value-type="float">
            <text:p>5949361</text:p>
          </table:table-cell>
          <table:table-cell office:value-type="float" office:value="0.178076596126792" calcext:value-type="float">
            <text:p>0.178076596126792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360028006019165" calcext:value-type="float">
            <text:p>0.03600280060191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0.0000000190175614475944" calcext:value-type="float">
            <text:p>1.90175614475944E-08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.46" calcext:value-type="float">
            <text:p>8.46</text:p>
          </table:table-cell>
          <table:table-cell office:value-type="float" office:value="8.47" calcext:value-type="float">
            <text:p>8.47</text:p>
          </table:table-cell>
          <table:table-cell office:value-type="float" office:value="0.00118133490844652" calcext:value-type="float">
            <text:p>0.001181334908447</text:p>
          </table:table-cell>
          <table:table-cell office:value-type="float" office:value="-0.592897358163707" calcext:value-type="float">
            <text:p>-0.592897358163707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167629000" calcext:value-type="float">
            <text:p>167629000</text:p>
          </table:table-cell>
          <table:table-cell office:value-type="float" office:value="563412000" calcext:value-type="float">
            <text:p>563412000</text:p>
          </table:table-cell>
          <table:table-cell office:value-type="float" office:value="0.297524724358019" calcext:value-type="float">
            <text:p>0.297524724358019</text:p>
          </table:table-cell>
          <table:table-cell table:style-name="ce15" office:value-type="string" calcext:value-type="string">
            <text:p>2018-12-31</text:p>
          </table:table-cell>
          <table:table-cell office:value-type="float" office:value="8.47" calcext:value-type="float">
            <text:p>8.47</text:p>
          </table:table-cell>
          <table:table-cell office:value-type="float" office:value="330450113.07" calcext:value-type="float">
            <text:p>330450113.07</text:p>
          </table:table-cell>
          <table:table-cell office:value-type="float" office:value="0.759790041357352" calcext:value-type="float">
            <text:p>0.759790041357352</text:p>
          </table:table-cell>
        </table:table-row>
        <table:table-row table:style-name="ro1">
          <table:table-cell office:value-type="string" calcext:value-type="string">
            <text:p>LKSD.N</text:p>
          </table:table-cell>
          <table:table-cell table:style-name="ce15" office:value-type="string" calcext:value-type="string">
            <text:p>2018-07-01</text:p>
          </table:table-cell>
          <table:table-cell office:value-type="float" office:value="6018642" calcext:value-type="float">
            <text:p>6018642</text:p>
          </table:table-cell>
          <table:table-cell office:value-type="float" office:value="0.178066331360947" calcext:value-type="float">
            <text:p>0.178066331360947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389656789340915" calcext:value-type="float">
            <text:p>0.038965678934092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0.0000000218829078643713" calcext:value-type="float">
            <text:p>2.18829078643713E-08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5.01" calcext:value-type="float">
            <text:p>15.01</text:p>
          </table:table-cell>
          <table:table-cell office:value-type="float" office:value="15.02" calcext:value-type="float">
            <text:p>15.02</text:p>
          </table:table-cell>
          <table:table-cell office:value-type="float" office:value="0.000666000666000652" calcext:value-type="float">
            <text:p>0.000666000666001</text:p>
          </table:table-cell>
          <table:table-cell office:value-type="float" office:value="-0.267539756782039" calcext:value-type="float">
            <text:p>-0.267539756782039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577000000" calcext:value-type="float">
            <text:p>577000000</text:p>
          </table:table-cell>
          <table:table-cell office:value-type="float" office:value="2014000000" calcext:value-type="float">
            <text:p>2014000000</text:p>
          </table:table-cell>
          <table:table-cell office:value-type="float" office:value="0.286494538232373" calcext:value-type="float">
            <text:p>0.286494538232373</text:p>
          </table:table-cell>
          <table:table-cell table:style-name="ce15" office:value-type="string" calcext:value-type="string">
            <text:p>2018-07-31</text:p>
          </table:table-cell>
          <table:table-cell office:value-type="float" office:value="15.02" calcext:value-type="float">
            <text:p>15.02</text:p>
          </table:table-cell>
          <table:table-cell office:value-type="float" office:value="501235694.36" calcext:value-type="float">
            <text:p>501235694.36</text:p>
          </table:table-cell>
          <table:table-cell office:value-type="float" office:value="2.105731636" calcext:value-type="float">
            <text:p>2.105731636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3-04-01</text:p>
          </table:table-cell>
          <table:table-cell office:value-type="float" office:value="4241302" calcext:value-type="float">
            <text:p>4241302</text:p>
          </table:table-cell>
          <table:table-cell office:value-type="float" office:value="0.178034813590968" calcext:value-type="float">
            <text:p>0.178034813590968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262820239331795" calcext:value-type="float">
            <text:p>0.02628202393318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0.0000000103105375957103" calcext:value-type="float">
            <text:p>1.03105375957103E-08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27.233347" calcext:value-type="float">
            <text:p>27.233347</text:p>
          </table:table-cell>
          <table:table-cell office:value-type="float" office:value="27.280014" calcext:value-type="float">
            <text:p>27.280014</text:p>
          </table:table-cell>
          <table:table-cell office:value-type="float" office:value="0.00171213071965982" calcext:value-type="float">
            <text:p>0.00171213071966</text:p>
          </table:table-cell>
          <table:table-cell office:value-type="float" office:value="0.925985090521832" calcext:value-type="float">
            <text:p>0.925985090521832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790503000" calcext:value-type="float">
            <text:p>790503000</text:p>
          </table:table-cell>
          <table:table-cell office:value-type="float" office:value="519688000" calcext:value-type="float">
            <text:p>519688000</text:p>
          </table:table-cell>
          <table:table-cell office:value-type="float" office:value="1.5211107433691" calcext:value-type="float">
            <text:p>1.5211107433691</text:p>
          </table:table-cell>
          <table:table-cell table:style-name="ce15" office:value-type="string" calcext:value-type="string">
            <text:p>2013-04-30</text:p>
          </table:table-cell>
          <table:table-cell office:value-type="float" office:value="27.280014" calcext:value-type="float">
            <text:p>27.280014</text:p>
          </table:table-cell>
          <table:table-cell office:value-type="float" office:value="662355303.72" calcext:value-type="float">
            <text:p>662355303.72</text:p>
          </table:table-cell>
          <table:table-cell office:value-type="float" office:value="2.581860003" calcext:value-type="float">
            <text:p>2.581860003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3-03-01</text:p>
          </table:table-cell>
          <table:table-cell office:value-type="float" office:value="4240529" calcext:value-type="float">
            <text:p>4240529</text:p>
          </table:table-cell>
          <table:table-cell office:value-type="float" office:value="0.178002365792885" calcext:value-type="float">
            <text:p>0.178002365792885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183803302926543" calcext:value-type="float">
            <text:p>0.018380330292654</text:p>
          </table:table-cell>
          <table:table-cell table:style-name="ce15" office:value-type="string" calcext:value-type="string">
            <text:p>2013-03-31</text:p>
          </table:table-cell>
          <table:table-cell office:value-type="float" office:value="0.00000000696444359680507" calcext:value-type="float">
            <text:p>6.96444359680507E-0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23.793345" calcext:value-type="float">
            <text:p>23.793345</text:p>
          </table:table-cell>
          <table:table-cell office:value-type="float" office:value="23.820012" calcext:value-type="float">
            <text:p>23.820012</text:p>
          </table:table-cell>
          <table:table-cell office:value-type="float" office:value="0.00112014786102968" calcext:value-type="float">
            <text:p>0.00112014786103</text:p>
          </table:table-cell>
          <table:table-cell office:value-type="float" office:value="0.888888888888889" calcext:value-type="float">
            <text:p>0.888888888888889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790503000" calcext:value-type="float">
            <text:p>790503000</text:p>
          </table:table-cell>
          <table:table-cell office:value-type="float" office:value="519688000" calcext:value-type="float">
            <text:p>519688000</text:p>
          </table:table-cell>
          <table:table-cell office:value-type="float" office:value="1.5211107433691" calcext:value-type="float">
            <text:p>1.5211107433691</text:p>
          </table:table-cell>
          <table:table-cell table:style-name="ce15" office:value-type="string" calcext:value-type="string">
            <text:p>2013-03-25</text:p>
          </table:table-cell>
          <table:table-cell office:value-type="float" office:value="23.793345" calcext:value-type="float">
            <text:p>23.793345</text:p>
          </table:table-cell>
          <table:table-cell office:value-type="float" office:value="585269121.05" calcext:value-type="float">
            <text:p>585269121.05</text:p>
          </table:table-cell>
          <table:table-cell office:value-type="float" office:value="2.28215729" calcext:value-type="float">
            <text:p>2.28215729</text:p>
          </table:table-cell>
        </table:table-row>
        <table:table-row table:style-name="ro1">
          <table:table-cell office:value-type="string" calcext:value-type="string">
            <text:p>SAIA.OQ</text:p>
          </table:table-cell>
          <table:table-cell table:style-name="ce15" office:value-type="string" calcext:value-type="string">
            <text:p>2013-05-01</text:p>
          </table:table-cell>
          <table:table-cell office:value-type="float" office:value="4240127" calcext:value-type="float">
            <text:p>4240127</text:p>
          </table:table-cell>
          <table:table-cell office:value-type="float" office:value="0.177985491258823" calcext:value-type="float">
            <text:p>0.177985491258823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169910328546056" calcext:value-type="float">
            <text:p>0.016991032854606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0.00000000525940888545641" calcext:value-type="float">
            <text:p>5.25940888545641E-09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31.853349" calcext:value-type="float">
            <text:p>31.853349</text:p>
          </table:table-cell>
          <table:table-cell office:value-type="float" office:value="31.860016" calcext:value-type="float">
            <text:p>31.860016</text:p>
          </table:table-cell>
          <table:table-cell office:value-type="float" office:value="0.000209281051157797" calcext:value-type="float">
            <text:p>0.000209281051158</text:p>
          </table:table-cell>
          <table:table-cell office:value-type="float" office:value="0.891816920943135" calcext:value-type="float">
            <text:p>0.891816920943135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790503000" calcext:value-type="float">
            <text:p>790503000</text:p>
          </table:table-cell>
          <table:table-cell office:value-type="float" office:value="519688000" calcext:value-type="float">
            <text:p>519688000</text:p>
          </table:table-cell>
          <table:table-cell office:value-type="float" office:value="1.5211107433691" calcext:value-type="float">
            <text:p>1.5211107433691</text:p>
          </table:table-cell>
          <table:table-cell table:style-name="ce15" office:value-type="string" calcext:value-type="string">
            <text:p>2013-05-31</text:p>
          </table:table-cell>
          <table:table-cell office:value-type="float" office:value="31.856683" calcext:value-type="float">
            <text:p>31.856683</text:p>
          </table:table-cell>
          <table:table-cell office:value-type="float" office:value="773476250.935" calcext:value-type="float">
            <text:p>773476250.935</text:p>
          </table:table-cell>
          <table:table-cell office:value-type="float" office:value="2.929788398" calcext:value-type="float">
            <text:p>2.929788398</text:p>
          </table:table-cell>
        </table:table-row>
        <table:table-row table:style-name="ro1">
          <table:table-cell office:value-type="string" calcext:value-type="string">
            <text:p>IVR.N</text:p>
          </table:table-cell>
          <table:table-cell table:style-name="ce15" office:value-type="string" calcext:value-type="string">
            <text:p>2018-08-01</text:p>
          </table:table-cell>
          <table:table-cell office:value-type="float" office:value="19863674" calcext:value-type="float">
            <text:p>19863674</text:p>
          </table:table-cell>
          <table:table-cell office:value-type="float" office:value="0.177973341012427" calcext:value-type="float">
            <text:p>0.177973341012427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600180396729472" calcext:value-type="float">
            <text:p>0.006001803967295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0.00000000162407009550351" calcext:value-type="float">
            <text:p>1.62407009550351E-0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23" calcext:value-type="float">
            <text:p>16.23</text:p>
          </table:table-cell>
          <table:table-cell office:value-type="float" office:value="16.24" calcext:value-type="float">
            <text:p>16.24</text:p>
          </table:table-cell>
          <table:table-cell office:value-type="float" office:value="0.000615953187557623" calcext:value-type="float">
            <text:p>0.000615953187558</text:p>
          </table:table-cell>
          <table:table-cell office:value-type="float" office:value="-0.0229681978798587" calcext:value-type="float">
            <text:p>-0.022968197879859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310908000" calcext:value-type="float">
            <text:p>310908000</text:p>
          </table:table-cell>
          <table:table-cell office:value-type="float" office:value="18657256000" calcext:value-type="float">
            <text:p>18657256000</text:p>
          </table:table-cell>
          <table:table-cell office:value-type="float" office:value="0.0166641868450537" calcext:value-type="float">
            <text:p>0.016664186845054</text:p>
          </table:table-cell>
          <table:table-cell table:style-name="ce15" office:value-type="string" calcext:value-type="string">
            <text:p>2018-08-31</text:p>
          </table:table-cell>
          <table:table-cell office:value-type="float" office:value="16.23" calcext:value-type="float">
            <text:p>16.23</text:p>
          </table:table-cell>
          <table:table-cell office:value-type="float" office:value="1811968941.24" calcext:value-type="float">
            <text:p>1811968941.24</text:p>
          </table:table-cell>
          <table:table-cell office:value-type="float" office:value="0.728526094" calcext:value-type="float">
            <text:p>0.728526094</text:p>
          </table:table-cell>
        </table:table-row>
        <table:table-row table:style-name="ro1">
          <table:table-cell office:value-type="string" calcext:value-type="string">
            <text:p>GORO.A</text:p>
          </table:table-cell>
          <table:table-cell table:style-name="ce15" office:value-type="string" calcext:value-type="string">
            <text:p>2017-01-01</text:p>
          </table:table-cell>
          <table:table-cell office:value-type="float" office:value="9643339" calcext:value-type="float">
            <text:p>9643339</text:p>
          </table:table-cell>
          <table:table-cell office:value-type="float" office:value="0.17796554680082" calcext:value-type="float">
            <text:p>0.1779655468008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428697885647222" calcext:value-type="float">
            <text:p>0.04286978856472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0.0000000345469675077045" calcext:value-type="float">
            <text:p>3.45469675077045E-08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5.37" calcext:value-type="float">
            <text:p>5.37</text:p>
          </table:table-cell>
          <table:table-cell office:value-type="float" office:value="5.38" calcext:value-type="float">
            <text:p>5.38</text:p>
          </table:table-cell>
          <table:table-cell office:value-type="float" office:value="0.00186046511627903" calcext:value-type="float">
            <text:p>0.001860465116279</text:p>
          </table:table-cell>
          <table:table-cell office:value-type="float" office:value="2.25327947398285" calcext:value-type="float">
            <text:p>2.25327947398285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30323000" calcext:value-type="float">
            <text:p>30323000</text:p>
          </table:table-cell>
          <table:table-cell office:value-type="float" office:value="106499000" calcext:value-type="float">
            <text:p>106499000</text:p>
          </table:table-cell>
          <table:table-cell office:value-type="float" office:value="0.284725678175382" calcext:value-type="float">
            <text:p>0.284725678175382</text:p>
          </table:table-cell>
          <table:table-cell table:style-name="ce15" office:value-type="string" calcext:value-type="string">
            <text:p>2017-01-31</text:p>
          </table:table-cell>
          <table:table-cell office:value-type="float" office:value="5.38" calcext:value-type="float">
            <text:p>5.38</text:p>
          </table:table-cell>
          <table:table-cell office:value-type="float" office:value="304329782.12" calcext:value-type="float">
            <text:p>304329782.12</text:p>
          </table:table-cell>
          <table:table-cell office:value-type="float" office:value="2.734491483" calcext:value-type="float">
            <text:p>2.734491483</text:p>
          </table:table-cell>
        </table:table-row>
        <table:table-row table:style-name="ro1">
          <table:table-cell office:value-type="string" calcext:value-type="string">
            <text:p>CCOI.OQ</text:p>
          </table:table-cell>
          <table:table-cell table:style-name="ce15" office:value-type="string" calcext:value-type="string">
            <text:p>2018-05-01</text:p>
          </table:table-cell>
          <table:table-cell office:value-type="float" office:value="7977903" calcext:value-type="float">
            <text:p>7977903</text:p>
          </table:table-cell>
          <table:table-cell office:value-type="float" office:value="0.177858806302761" calcext:value-type="float">
            <text:p>0.177858806302761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111667217443995" calcext:value-type="float">
            <text:p>0.0111667217444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0.00000000228787978938914" calcext:value-type="float">
            <text:p>2.28787978938914E-0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1.2" calcext:value-type="float">
            <text:p>51.2</text:p>
          </table:table-cell>
          <table:table-cell office:value-type="float" office:value="51.25" calcext:value-type="float">
            <text:p>51.25</text:p>
          </table:table-cell>
          <table:table-cell office:value-type="float" office:value="0.000976085895558754" calcext:value-type="float">
            <text:p>0.000976085895559</text:p>
          </table:table-cell>
          <table:table-cell office:value-type="float" office:value="0.196700507614213" calcext:value-type="float">
            <text:p>0.196700507614213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275897000" calcext:value-type="float">
            <text:p>275897000</text:p>
          </table:table-cell>
          <table:table-cell office:value-type="float" office:value="710588000" calcext:value-type="float">
            <text:p>710588000</text:p>
          </table:table-cell>
          <table:table-cell office:value-type="float" office:value="0.38826577426019" calcext:value-type="float">
            <text:p>0.38826577426019</text:p>
          </table:table-cell>
          <table:table-cell table:style-name="ce15" office:value-type="string" calcext:value-type="string">
            <text:p>2018-05-31</text:p>
          </table:table-cell>
          <table:table-cell office:value-type="float" office:value="51.2" calcext:value-type="float">
            <text:p>51.2</text:p>
          </table:table-cell>
          <table:table-cell office:value-type="float" office:value="2370144768" calcext:value-type="float">
            <text:p>2370144768</text:p>
          </table:table-cell>
          <table:table-cell office:value-type="float" office:value="-24.416019453" calcext:value-type="float">
            <text:p>-24.416019453</text:p>
          </table:table-cell>
        </table:table-row>
        <table:table-row table:style-name="ro1" table:number-rows-repeated="1047574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utliers_ETFHoldings.A1:Outliers_ETFHoldings.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utliers_ETFHoldings.A1:Outliers_ETFHoldings.A1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5:07:01.339228599</dc:date>
    <meta:editing-duration>PT36M29S</meta:editing-duration>
    <meta:editing-cycles>1</meta:editing-cycles>
    <meta:document-statistic meta:table-count="1" meta:cell-count="21021" meta:object-count="0"/>
    <meta:generator>LibreOffice/5.2.7.2$Linux_X86_64 LibreOffice_project/20m0$Build-2</meta:generator>
  </office:meta>
</office:document-meta>
</file>